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126in"/>
    </style:style>
    <style:style style:name="co2" style:family="table-column">
      <style:table-column-properties fo:break-before="auto" style:column-width="5.1516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2.9681in"/>
    </style:style>
    <style:style style:name="co5" style:family="table-column">
      <style:table-column-properties fo:break-before="auto" style:column-width="1.7083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5807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2.3638in"/>
    </style:style>
    <style:style style:name="co11" style:family="table-column">
      <style:table-column-properties fo:break-before="auto" style:column-width="2.5827in"/>
    </style:style>
    <style:style style:name="co12" style:family="table-column">
      <style:table-column-properties fo:break-before="auto" style:column-width="2.3764in"/>
    </style:style>
    <style:style style:name="co13" style:family="table-column">
      <style:table-column-properties fo:break-before="auto" style:column-width="0.6291in"/>
    </style:style>
    <style:style style:name="co14" style:family="table-column">
      <style:table-column-properties fo:break-before="auto" style:column-width="2.1972in"/>
    </style:style>
    <style:style style:name="co15" style:family="table-column">
      <style:table-column-properties fo:break-before="auto" style:column-width="0.7327in"/>
    </style:style>
    <style:style style:name="co16" style:family="table-column">
      <style:table-column-properties fo:break-before="auto" style:column-width="0.5264in"/>
    </style:style>
    <style:style style:name="co17" style:family="table-column">
      <style:table-column-properties fo:break-before="auto" style:column-width="0.5909in"/>
    </style:style>
    <style:style style:name="co18" style:family="table-column">
      <style:table-column-properties fo:break-before="auto" style:column-width="0.7193in"/>
    </style:style>
    <style:style style:name="co19" style:family="table-column">
      <style:table-column-properties fo:break-before="auto" style:column-width="4.8953in"/>
    </style:style>
    <style:style style:name="co20" style:family="table-column">
      <style:table-column-properties fo:break-before="auto" style:column-width="1.1047in"/>
    </style:style>
    <style:style style:name="co21" style:family="table-column">
      <style:table-column-properties fo:break-before="auto" style:column-width="1.002in"/>
    </style:style>
    <style:style style:name="co22" style:family="table-column">
      <style:table-column-properties fo:break-before="auto" style:column-width="0.9252in"/>
    </style:style>
    <style:style style:name="co23" style:family="table-column">
      <style:table-column-properties fo:break-before="auto" style:column-width="1.5929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2.1583in"/>
    </style:style>
    <style:style style:name="co26" style:family="table-column">
      <style:table-column-properties fo:break-before="auto" style:column-width="3.7772in"/>
    </style:style>
    <style:style style:name="co27" style:family="table-column">
      <style:table-column-properties fo:break-before="auto" style:column-width="2.878in"/>
    </style:style>
    <style:style style:name="co28" style:family="table-column">
      <style:table-column-properties fo:break-before="auto" style:column-width="1.272in"/>
    </style:style>
    <style:style style:name="co29" style:family="table-column">
      <style:table-column-properties fo:break-before="auto" style:column-width="1.4264in"/>
    </style:style>
    <style:style style:name="co30" style:family="table-column">
      <style:table-column-properties fo:break-before="auto" style:column-width="0.8098in"/>
    </style:style>
    <style:style style:name="co31" style:family="table-column">
      <style:table-column-properties fo:break-before="auto" style:column-width="0.398in"/>
    </style:style>
    <style:style style:name="co32" style:family="table-column">
      <style:table-column-properties fo:break-before="auto" style:column-width="0.6425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453in"/>
    </style:style>
    <style:style style:name="co35" style:family="table-column">
      <style:table-column-properties fo:break-before="auto" style:column-width="0.8992in"/>
    </style:style>
    <style:style style:name="co36" style:family="table-column">
      <style:table-column-properties fo:break-before="auto" style:column-width="0.8866in"/>
    </style:style>
    <style:style style:name="co37" style:family="table-column">
      <style:table-column-properties fo:break-before="auto" style:column-width="0.7575in"/>
    </style:style>
    <style:style style:name="co38" style:family="table-column">
      <style:table-column-properties fo:break-before="auto" style:column-width="2.2744in"/>
    </style:style>
    <style:style style:name="co39" style:family="table-column">
      <style:table-column-properties fo:break-before="auto" style:column-width="3.1602in"/>
    </style:style>
    <style:style style:name="co40" style:family="table-column">
      <style:table-column-properties fo:break-before="auto" style:column-width="1.2972in"/>
    </style:style>
    <style:style style:name="co41" style:family="table-column">
      <style:table-column-properties fo:break-before="auto" style:column-width="2.3898in"/>
    </style:style>
    <style:style style:name="co42" style:family="table-column">
      <style:table-column-properties fo:break-before="auto" style:column-width="2.4409in"/>
    </style:style>
    <style:style style:name="co43" style:family="table-column">
      <style:table-column-properties fo:break-before="auto" style:column-width="1.6827in"/>
    </style:style>
    <style:style style:name="co44" style:family="table-column">
      <style:table-column-properties fo:break-before="auto" style:column-width="0.5398in"/>
    </style:style>
    <style:style style:name="co45" style:family="table-column">
      <style:table-column-properties fo:break-before="auto" style:column-width="1.0917in"/>
    </style:style>
    <style:style style:name="co46" style:family="table-column">
      <style:table-column-properties fo:break-before="auto" style:column-width="2.672in"/>
    </style:style>
    <style:style style:name="co47" style:family="table-column">
      <style:table-column-properties fo:break-before="auto" style:column-width="3.6744in"/>
    </style:style>
    <style:style style:name="co48" style:family="table-column">
      <style:table-column-properties fo:break-before="auto" style:column-width="3.25in"/>
    </style:style>
    <style:style style:name="co49" style:family="table-column">
      <style:table-column-properties fo:break-before="auto" style:column-width="1.4in"/>
    </style:style>
    <style:style style:name="co50" style:family="table-column">
      <style:table-column-properties fo:break-before="auto" style:column-width="1.0409in"/>
    </style:style>
    <style:style style:name="co51" style:family="table-column">
      <style:table-column-properties fo:break-before="auto" style:column-width="1.028in"/>
    </style:style>
    <style:style style:name="co52" style:family="table-column">
      <style:table-column-properties fo:break-before="auto" style:column-width="5.3827in"/>
    </style:style>
    <style:style style:name="co53" style:family="table-column">
      <style:table-column-properties fo:break-before="auto" style:column-width="3.8283in"/>
    </style:style>
    <style:style style:name="co54" style:family="table-column">
      <style:table-column-properties fo:break-before="auto" style:column-width="0.852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7083in" fo:break-before="auto" style:use-optimal-row-height="false"/>
    </style:style>
    <style:style style:name="ro3" style:family="table-row">
      <style:table-row-properties style:row-height="1.083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8472in" fo:break-before="auto" style:use-optimal-row-height="false"/>
    </style:style>
    <style:style style:name="ro6" style:family="table-row">
      <style:table-row-properties style:row-height="0.8335in" fo:break-before="auto" style:use-optimal-row-height="false"/>
    </style:style>
    <style:style style:name="ro7" style:family="table-row">
      <style:table-row-properties style:row-height="0.47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362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Data_5f_Classification_20_for_20_Summary">
      <style:table-properties table:display="true" style:writing-mode="lr-tb"/>
    </style:style>
    <style:style style:name="ta3" style:family="table" style:master-page-name="PageStyle_5f_Concept_20_heirarchy_20_position">
      <style:table-properties table:display="true" style:writing-mode="lr-tb"/>
    </style:style>
    <style:style style:name="ta4" style:family="table" style:master-page-name="PageStyle_5f_Questions">
      <style:table-properties table:display="true" style:writing-mode="lr-tb"/>
    </style:style>
    <style:style style:name="ta5" style:family="table" style:master-page-name="PageStyle_5f_Option_5f_List">
      <style:table-properties table:display="true" style:writing-mode="lr-tb"/>
    </style:style>
    <style:style style:name="ta6" style:family="table" style:master-page-name="PageStyle_5f_Misc">
      <style:table-properties table:display="true" style:writing-mode="lr-tb"/>
    </style:style>
    <style:style style:name="ta7" style:family="table" style:master-page-name="PageStyle_5f_SNOMED_5f_Old2">
      <style:table-properties table:display="true" style:writing-mode="lr-tb"/>
    </style:style>
    <style:style style:name="ta8" style:family="table" style:master-page-name="PageStyle_5f_SNOMED_5f_Old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ackground-color="#ff66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ff660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6600" fo:padding="0.028in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 style:data-style-name="N1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9000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c0c0c0"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Excel_20_Built-in_20_Normal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cf305"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padding="0.028in"/>
    </style:style>
    <style:style style:name="ce56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90000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padding="0.028in"/>
    </style:style>
    <style:style style:name="ce61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cc99ff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cc99ff" fo:padding="0.028in"/>
    </style:style>
    <style:style style:name="ce67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fo:padding="0.028in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>
      <style:table-cell-properties fo:background-color="transparent" fo:padding="0.028in"/>
    </style:style>
    <style:style style:name="ce7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9" style:family="table-cell" style:parent-style-name="Excel_20_Built-in_20_Normal">
      <style:table-cell-properties style:glyph-orientation-vertical="0" fo:background-color="#cc99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1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cc99" fo:padding="0.028in"/>
    </style:style>
    <style:style style:name="ce84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svg:stroke-opacity="100%" draw:stroke-linejoin="miter" draw:fill="solid" draw:fill-color="#ffffa1" draw:textarea-horizontal-align="justify" draw:textarea-vertical-align="middle" draw:auto-grow-height="false" fo:padding-top="0.0512in" fo:padding-bottom="0.0512in" fo:padding-left="0.0984in" fo:padding-right="0.0984in" fo:wrap-option="no-wrap"/>
    </style:style>
    <style:style style:name="P1" style:family="paragraph">
      <style:paragraph-properties style:writing-mode="lr-tb"/>
    </style:style>
  </office:automatic-styles>
  <office:body>
    <office:spreadsheet>
      <table:tracked-changes>
        <table:cell-content-change table:id="ct1">
          <table:cell-address table:column="19" table:row="23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2">
          <table:cell-address table:column="19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3">
          <table:cell-address table:column="20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4">
          <table:cell-address table:column="20" table:row="1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">
          <table:cell-address table:column="20" table:row="1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">
          <table:cell-address table:column="20" table:row="2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7">
          <table:cell-address table:column="20" table:row="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8">
          <table:cell-address table:column="20" table:row="5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9">
          <table:cell-address table:column="20" table:row="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0">
          <table:cell-address table:column="20" table:row="5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1">
          <table:cell-address table:column="20" table:row="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2">
          <table:cell-address table:column="20" table:row="12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3">
          <table:cell-address table:column="20" table:row="14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15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5">
          <table:cell-address table:column="20" table:row="15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6">
          <table:cell-address table:column="20" table:row="1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">
          <table:cell-address table:column="20" table:row="15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8">
          <table:cell-address table:column="20" table:row="15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9">
          <table:cell-address table:column="20" table:row="15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0">
          <table:cell-address table:column="20" table:row="15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1">
          <table:cell-address table:column="20" table:row="15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2">
          <table:cell-address table:column="20" table:row="158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3">
          <table:cell-address table:column="20" table:row="15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4">
          <table:cell-address table:column="20" table:row="160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5">
          <table:cell-address table:column="20" table:row="16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16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7">
          <table:cell-address table:column="20" table:row="16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8">
          <table:cell-address table:column="20" table:row="16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9">
          <table:cell-address table:column="20" table:row="16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0">
          <table:cell-address table:column="20" table:row="16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1">
          <table:cell-address table:column="20" table:row="16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2">
          <table:cell-address table:column="20" table:row="17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3">
          <table:cell-address table:column="20" table:row="17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4">
          <table:cell-address table:column="20" table:row="17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5">
          <table:cell-address table:column="20" table:row="17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6">
          <table:cell-address table:column="20" table:row="17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7">
          <table:cell-address table:column="20" table:row="17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8">
          <table:cell-address table:column="20" table:row="17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9">
          <table:cell-address table:column="20" table:row="17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0">
          <table:cell-address table:column="20" table:row="17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1">
          <table:cell-address table:column="20" table:row="17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2">
          <table:cell-address table:column="20" table:row="18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3">
          <table:cell-address table:column="20" table:row="18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4">
          <table:cell-address table:column="20" table:row="18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5">
          <table:cell-address table:column="20" table:row="18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6">
          <table:cell-address table:column="20" table:row="18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7">
          <table:cell-address table:column="20" table:row="18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8">
          <table:cell-address table:column="20" table:row="18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9">
          <table:cell-address table:column="20" table:row="18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0">
          <table:cell-address table:column="20" table:row="19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1">
          <table:cell-address table:column="20" table:row="19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2">
          <table:cell-address table:column="20" table:row="19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3">
          <table:cell-address table:column="20" table:row="19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4">
          <table:cell-address table:column="20" table:row="1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5">
          <table:cell-address table:column="20" table:row="19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6">
          <table:cell-address table:column="20" table:row="19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7">
          <table:cell-address table:column="20" table:row="19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8">
          <table:cell-address table:column="20" table:row="19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9">
          <table:cell-address table:column="20" table:row="19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0">
          <table:cell-address table:column="20" table:row="20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1">
          <table:cell-address table:column="20" table:row="6" table:table="3"/>
          <office:change-info>
            <dc:creator>alex </dc:creator>
            <dc:date>2014-09-10T00:26:54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2">
          <table:cell-address table:column="20" table:row="9" table:table="3"/>
          <office:change-info>
            <dc:creator>alex </dc:creator>
            <dc:date>2014-09-10T00:27:00</dc:date>
          </office:change-info>
          <table:previous>
            <table:change-track-table-cell/>
          </table:previous>
        </table:cell-content-change>
        <table:cell-content-change table:id="ct63">
          <table:cell-address table:column="20" table:row="8" table:table="3"/>
          <office:change-info>
            <dc:creator>alex </dc:creator>
            <dc:date>2014-09-10T00:27:02</dc:date>
          </office:change-info>
          <table:previous>
            <table:change-track-table-cell/>
          </table:previous>
        </table:cell-content-change>
        <table:cell-content-change table:id="ct64">
          <table:cell-address table:column="20" table:row="7" table:table="3"/>
          <office:change-info>
            <dc:creator>alex </dc:creator>
            <dc:date>2014-09-10T00:27:03</dc:date>
          </office:change-info>
          <table:previous>
            <table:change-track-table-cell/>
          </table:previous>
        </table:cell-content-change>
        <table:cell-content-change table:id="ct65">
          <table:cell-address table:column="20" table:row="13" table:table="3"/>
          <office:change-info>
            <dc:creator>alex </dc:creator>
            <dc:date>2014-09-10T00:27:06</dc:date>
          </office:change-info>
          <table:previous>
            <table:change-track-table-cell/>
          </table:previous>
        </table:cell-content-change>
        <table:cell-content-change table:id="ct66">
          <table:cell-address table:column="20" table:row="15" table:table="3"/>
          <office:change-info>
            <dc:creator>alex </dc:creator>
            <dc:date>2014-09-10T00:27:11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Defini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55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Definition</text:p>
          </table:table-cell>
          <table:table-cell table:style-name="ce8" table:number-columns-repeated="1022"/>
        </table:table-row>
        <table:table-row table:style-name="ro2">
          <table:table-cell table:style-name="ce2" office:value-type="string">
            <text:p>Category_Name_CSV</text:p>
          </table:table-cell>
          <table:table-cell table:style-name="ce4" office:value-type="string">
            <text:p>Concepts are put into categories for display on the Preoperative Summary. <text:s/>There are 4 levels in the hierarchy of Categories. <text:s/>This column shows the names of each of the four categories separated by comma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Name</text:p>
          </table:table-cell>
          <table:table-cell table:style-name="ce4" office:value-type="string">
            <text:p>Name of the first level, and continues to 2, 3, 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Order</text:p>
          </table:table-cell>
          <table:table-cell table:style-name="ce4" office:value-type="string">
            <text:p>Order that the category should be displayed in the hierarc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Name_Summary_Display</text:p>
          </table:table-cell>
          <table:table-cell table:style-name="ce4" office:value-type="string">
            <text:p>When Categories are listed for display on the Preoperative Summary, this is the name that should be used rather than the fully qualified 4 level nam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Name</text:p>
          </table:table-cell>
          <table:table-cell table:style-name="ce4" office:value-type="string">
            <text:p>The internal database name for the Con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Display_Name</text:p>
          </table:table-cell>
          <table:table-cell table:style-name="ce4" office:value-type="string">
            <text:p>The name to be used for the Concept on the Preoperative summa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cept_Order_In_Category</text:p>
          </table:table-cell>
          <table:table-cell table:style-name="ce4" office:value-type="string">
            <text:p>The order that Concepts should be displayed on the Preoperative Summary (in their category). <text:s/>This is the next step down the heirarchy from Categories to Concept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verall_Concept_position</text:p>
          </table:table-cell>
          <table:table-cell table:style-name="ce4" office:value-type="string">
            <text:p>This is the position of the Concept in the whole list of Concepts. The reason for this is that Questions can be ordered using this. <text:s/>I'm not sure if everyone will want questions ordered in this way but it is a good place to start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uestion_Text</text:p>
          </table:table-cell>
          <table:table-cell table:style-name="ce4" office:value-type="string">
            <text:p>The text to be dislayed to the u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ditions_For_Display</text:p>
          </table:table-cell>
          <table:table-cell table:style-name="ce4" office:value-type="string">
            <text:p>Conditions that must be met for the question to disp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_Type</text:p>
          </table:table-cell>
          <table:table-cell table:style-name="ce4" office:value-type="string">
            <text:p>Data 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on_List</text:p>
          </table:table-cell>
          <table:table-cell table:style-name="ce4" office:value-type="string">
            <text:p>Options for OneOption or ManyO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_Length</text:p>
          </table:table-cell>
          <table:table-cell table:style-name="ce4" office:value-type="string">
            <text:p>Length of text to allow users to stor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</text:p>
          </table:table-cell>
          <table:table-cell table:style-name="ce4" office:value-type="string">
            <text:p>If this box is checked (or says 'Y'), then ask for further information if the criteria in Ask_Details_Criteria are TR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_Criteria</text:p>
          </table:table-cell>
          <table:table-cell table:style-name="ce4" office:value-type="string">
            <text:p>The answer to the question must be this to ask for further information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Order</text:p>
          </table:table-cell>
          <table:table-cell table:style-name="ce4" office:value-type="string">
            <text:p>The order to display options in the lis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Presented_Term</text:p>
          </table:table-cell>
          <table:table-cell table:style-name="ce4" office:value-type="string">
            <text:p>The terms to use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Stored_Term</text:p>
          </table:table-cell>
          <table:table-cell table:style-name="ce4" office:value-type="string">
            <text:p>The term to be put in the database from an Option Lis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Testing changes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Classification for Summary" table:style-name="ta2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4" table:default-cell-style-name="ce11"/>
        <table:table-column table:style-name="co10" table:default-cell-style-name="ce11"/>
        <table:table-column table:style-name="co7" table:number-columns-repeated="247" table:default-cell-style-name="ce11"/>
        <table:table-column table:style-name="co7" table:number-columns-repeated="767" table:default-cell-style-name="Default"/>
        <table:table-row table:style-name="ro3">
          <table:table-cell table:style-name="ce9" office:value-type="string">
            <text:p>Category_Name_CSV</text:p>
          </table:table-cell>
          <table:table-cell table:style-name="ce9" office:value-type="string">
            <text:p>Category_Level_1_Name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Name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Name</text:p>
          </table:table-cell>
          <table:table-cell table:style-name="ce9" office:value-type="string">
            <text:p>Category_Level_3_Order</text:p>
          </table:table-cell>
          <table:table-cell table:style-name="ce9" office:value-type="string">
            <text:p>Category_Level_4_Name</text:p>
          </table:table-cell>
          <table:table-cell table:style-name="ce9" office:value-type="string">
            <text:p>Category_Level_4_Order</text:p>
          </table:table-cell>
          <table:table-cell table:style-name="ce9" office:value-type="string">
            <text:p>Category_Name_Summary_Display</text:p>
          </table:table-cell>
          <table:table-cell table:style-name="ce13" table:number-columns-repeated="1014"/>
        </table:table-row>
        <table:table-row table:style-name="ro4">
          <table:table-cell table:style-name="ce10" table:formula="of:=[.B2]&amp;&quot;,&quot;&amp;[.D2]&amp;&quot;,&quot;&amp;[.F2]&amp;&quot;,&quot;&amp;[.H2]" office:value-type="string" office:string-value="Demographic details,Patient,,">
            <text:p>Demographic details,Pati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Patient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Demographics</text:p>
          </table:table-cell>
          <table:table-cell table:number-columns-repeated="1014"/>
        </table:table-row>
        <table:table-row table:style-name="ro4">
          <table:table-cell table:style-name="ce10" table:formula="of:=[.B3]&amp;&quot;,&quot;&amp;[.D3]&amp;&quot;,&quot;&amp;[.F3]&amp;&quot;,&quot;&amp;[.H3]" office:value-type="string" office:string-value="Demographic details,Next_of_kin,,">
            <text:p>Demographic details,Next_of_ki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Next_of_kin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Next of kin</text:p>
          </table:table-cell>
          <table:table-cell table:number-columns-repeated="1014"/>
        </table:table-row>
        <table:table-row table:style-name="ro4">
          <table:table-cell table:style-name="ce10" table:formula="of:=[.B4]&amp;&quot;,&quot;&amp;[.D4]&amp;&quot;,&quot;&amp;[.F4]&amp;&quot;,&quot;&amp;[.H4]" office:value-type="string" office:string-value="Demographic details,Parent,,">
            <text:p>Demographic details,Par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arent</text:p>
          </table:table-cell>
          <table:table-cell table:style-name="ce12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Parent</text:p>
          </table:table-cell>
          <table:table-cell table:number-columns-repeated="1014"/>
        </table:table-row>
        <table:table-row table:style-name="ro4">
          <table:table-cell table:style-name="ce10" table:formula="of:=[.B5]&amp;&quot;,&quot;&amp;[.D5]&amp;&quot;,&quot;&amp;[.F5]&amp;&quot;,&quot;&amp;[.H5]" office:value-type="string" office:string-value="Demographic details,Guardian,,">
            <text:p>Demographic details,Guardia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uardian</text:p>
          </table:table-cell>
          <table:table-cell table:style-name="ce12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Guardian</text:p>
          </table:table-cell>
          <table:table-cell table:number-columns-repeated="1014"/>
        </table:table-row>
        <table:table-row table:style-name="ro4">
          <table:table-cell table:style-name="ce10" table:formula="of:=[.B6]&amp;&quot;,&quot;&amp;[.D6]&amp;&quot;,&quot;&amp;[.F6]&amp;&quot;,&quot;&amp;[.H6]" office:value-type="string" office:string-value="Demographic details,Carer,,">
            <text:p>Demographic details,Carer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arer</text:p>
          </table:table-cell>
          <table:table-cell table:style-name="ce12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Carer</text:p>
          </table:table-cell>
          <table:table-cell table:number-columns-repeated="1014"/>
        </table:table-row>
        <table:table-row table:style-name="ro4">
          <table:table-cell table:style-name="ce10" table:formula="of:=[.B7]&amp;&quot;,&quot;&amp;[.D7]&amp;&quot;,&quot;&amp;[.F7]&amp;&quot;,&quot;&amp;[.H7]" office:value-type="string" office:string-value="Treating Doctor,,,">
            <text:p>Treating Doctor,,,</text:p>
          </table:table-cell>
          <table:table-cell office:value-type="string">
            <text:p>Treating Docto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office:value-type="string">
            <text:p>Treating Doctor</text:p>
          </table:table-cell>
          <table:table-cell table:number-columns-repeated="1014"/>
        </table:table-row>
        <table:table-row table:style-name="ro4">
          <table:table-cell table:style-name="ce10" table:formula="of:=[.B8]&amp;&quot;,&quot;&amp;[.D8]&amp;&quot;,&quot;&amp;[.F8]&amp;&quot;,&quot;&amp;[.H8]" office:value-type="string" office:string-value="Patient History,Planned procedure,,">
            <text:p>Patient History,Planned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lanned procedure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Procedure</text:p>
          </table:table-cell>
          <table:table-cell table:number-columns-repeated="1014"/>
        </table:table-row>
        <table:table-row table:style-name="ro4">
          <table:table-cell table:style-name="ce10" table:formula="of:=[.B9]&amp;&quot;,&quot;&amp;[.D9]&amp;&quot;,&quot;&amp;[.F9]&amp;&quot;,&quot;&amp;[.H9]" office:value-type="string" office:string-value="Patient History,Functional status,,">
            <text:p>Patient History,Functional stat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Functional status</text:p>
          </table:table-cell>
          <table:table-cell table:style-name="ce10" office:value-type="float" office:value="14">
            <text:p>14</text:p>
          </table:table-cell>
          <table:table-cell/>
          <table:table-cell/>
          <table:table-cell/>
          <table:table-cell/>
          <table:table-cell table:style-name="ce10" office:value-type="string">
            <text:p>Functional status</text:p>
          </table:table-cell>
          <table:table-cell table:number-columns-repeated="1014"/>
        </table:table-row>
        <table:table-row table:style-name="ro4">
          <table:table-cell table:style-name="ce10" table:formula="of:=[.B10]&amp;&quot;,&quot;&amp;[.D10]&amp;&quot;,&quot;&amp;[.F10]&amp;&quot;,&quot;&amp;[.H10]" office:value-type="string" office:string-value="Patient History,Past procedure,,">
            <text:p>Patient History,Past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st procedure</text:p>
          </table:table-cell>
          <table:table-cell table:style-name="ce10" office:value-type="float" office:value="18">
            <text:p>18</text:p>
          </table:table-cell>
          <table:table-cell/>
          <table:table-cell/>
          <table:table-cell/>
          <table:table-cell/>
          <table:table-cell table:style-name="ce10" office:value-type="string">
            <text:p>Surgical history</text:p>
          </table:table-cell>
          <table:table-cell table:number-columns-repeated="1014"/>
        </table:table-row>
        <table:table-row table:style-name="ro4">
          <table:table-cell table:style-name="ce10" table:formula="of:=[.B11]&amp;&quot;,&quot;&amp;[.D11]&amp;&quot;,&quot;&amp;[.F11]&amp;&quot;,&quot;&amp;[.H11]" office:value-type="string" office:string-value="Patient History,Medication,,">
            <text:p>Patient History,Medicatio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edication</text:p>
          </table:table-cell>
          <table:table-cell table:style-name="ce10" office:value-type="float" office:value="20">
            <text:p>20</text:p>
          </table:table-cell>
          <table:table-cell/>
          <table:table-cell/>
          <table:table-cell/>
          <table:table-cell/>
          <table:table-cell table:style-name="ce10" office:value-type="string">
            <text:p>Medication</text:p>
          </table:table-cell>
          <table:table-cell table:number-columns-repeated="1014"/>
        </table:table-row>
        <table:table-row table:style-name="ro4">
          <table:table-cell table:style-name="ce10" table:formula="of:=[.B12]&amp;&quot;,&quot;&amp;[.D12]&amp;&quot;,&quot;&amp;[.F12]&amp;&quot;,&quot;&amp;[.H12]" office:value-type="string" office:string-value="Patient History,Allergy,,">
            <text:p>Patient History,Allerg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ergy</text:p>
          </table:table-cell>
          <table:table-cell table:style-name="ce10" office:value-type="float" office:value="21">
            <text:p>21</text:p>
          </table:table-cell>
          <table:table-cell/>
          <table:table-cell/>
          <table:table-cell/>
          <table:table-cell/>
          <table:table-cell table:style-name="ce10" office:value-type="string">
            <text:p>Allergies</text:p>
          </table:table-cell>
          <table:table-cell table:number-columns-repeated="1014"/>
        </table:table-row>
        <table:table-row table:style-name="ro4">
          <table:table-cell table:style-name="ce10" table:formula="of:=[.B13]&amp;&quot;,&quot;&amp;[.D13]&amp;&quot;,&quot;&amp;[.F13]&amp;&quot;,&quot;&amp;[.H13]" office:value-type="string" office:string-value="Patient History,Side effects,,">
            <text:p>Patient History,Side effect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ide effects</text:p>
          </table:table-cell>
          <table:table-cell table:style-name="ce10" office:value-type="float" office:value="22">
            <text:p>22</text:p>
          </table:table-cell>
          <table:table-cell/>
          <table:table-cell/>
          <table:table-cell/>
          <table:table-cell/>
          <table:table-cell table:style-name="ce10" office:value-type="string">
            <text:p>Side effects</text:p>
          </table:table-cell>
          <table:table-cell table:number-columns-repeated="1014"/>
        </table:table-row>
        <table:table-row table:style-name="ro4">
          <table:table-cell table:style-name="ce10" table:formula="of:=[.B14]&amp;&quot;,&quot;&amp;[.D14]&amp;&quot;,&quot;&amp;[.F14]&amp;&quot;,&quot;&amp;[.H14]" office:value-type="string" office:string-value="Patient History,General,,">
            <text:p>Patient History,Gener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eral</text:p>
          </table:table-cell>
          <table:table-cell table:style-name="ce10" office:value-type="float" office:value="25">
            <text:p>25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15]&amp;&quot;,&quot;&amp;[.D15]&amp;&quot;,&quot;&amp;[.F15]&amp;&quot;,&quot;&amp;[.H15]" office:value-type="string" office:string-value="Patient History,Pediatric,,">
            <text:p>Patient History,Pedia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diatric</text:p>
          </table:table-cell>
          <table:table-cell table:style-name="ce10" office:value-type="float" office:value="26">
            <text:p>26</text:p>
          </table:table-cell>
          <table:table-cell table:style-name="ce10"/>
          <table:table-cell table:style-name="ce10"/>
          <table:table-cell/>
          <table:table-cell/>
          <table:table-cell table:style-name="ce10" office:value-type="string">
            <text:p>Pediatric</text:p>
          </table:table-cell>
          <table:table-cell table:number-columns-repeated="1014"/>
        </table:table-row>
        <table:table-row table:style-name="ro4">
          <table:table-cell table:style-name="ce10" table:formula="of:=[.B16]&amp;&quot;,&quot;&amp;[.D16]&amp;&quot;,&quot;&amp;[.F16]&amp;&quot;,&quot;&amp;[.H16]" office:value-type="string" office:string-value="Patient History,Cardiovascular,,">
            <text:p>Patient History,Cardiovascula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0">
            <text:p>30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17]&amp;&quot;,&quot;&amp;[.D17]&amp;&quot;,&quot;&amp;[.F17]&amp;&quot;,&quot;&amp;[.H17]" office:value-type="string" office:string-value="Patient History,Respiratory,,">
            <text:p>Patient History,Respirato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18]&amp;&quot;,&quot;&amp;[.D18]&amp;&quot;,&quot;&amp;[.F18]&amp;&quot;,&quot;&amp;[.H18]" office:value-type="string" office:string-value="Patient History,Neurological,,">
            <text:p>Patient History,Neur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19]&amp;&quot;,&quot;&amp;[.D19]&amp;&quot;,&quot;&amp;[.F19]&amp;&quot;,&quot;&amp;[.H19]" office:value-type="string" office:string-value="Patient History,Gastrointestinal,,">
            <text:p>Patient History,Gastrointesti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astrointestinal</text:p>
          </table:table-cell>
          <table:table-cell table:style-name="ce10" office:value-type="float" office:value="70">
            <text:p>70</text:p>
          </table:table-cell>
          <table:table-cell/>
          <table:table-cell/>
          <table:table-cell/>
          <table:table-cell/>
          <table:table-cell table:style-name="ce10" office:value-type="string">
            <text:p>Gastrointestinal</text:p>
          </table:table-cell>
          <table:table-cell table:number-columns-repeated="1014"/>
        </table:table-row>
        <table:table-row table:style-name="ro4">
          <table:table-cell table:style-name="ce10" table:formula="of:=[.B20]&amp;&quot;,&quot;&amp;[.D20]&amp;&quot;,&quot;&amp;[.F20]&amp;&quot;,&quot;&amp;[.H20]" office:value-type="string" office:string-value="Patient History,Liver,,">
            <text:p>Patient History,Liv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ver</text:p>
          </table:table-cell>
          <table:table-cell table:style-name="ce10" office:value-type="float" office:value="80">
            <text:p>80</text:p>
          </table:table-cell>
          <table:table-cell/>
          <table:table-cell/>
          <table:table-cell/>
          <table:table-cell/>
          <table:table-cell table:style-name="ce10" office:value-type="string">
            <text:p>Liver</text:p>
          </table:table-cell>
          <table:table-cell table:number-columns-repeated="1014"/>
        </table:table-row>
        <table:table-row table:style-name="ro4">
          <table:table-cell table:style-name="ce10" table:formula="of:=[.B21]&amp;&quot;,&quot;&amp;[.D21]&amp;&quot;,&quot;&amp;[.F21]&amp;&quot;,&quot;&amp;[.H21]" office:value-type="string" office:string-value="Patient History,Endocrine,,">
            <text:p>Patient History,Endocrin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ndocrine</text:p>
          </table:table-cell>
          <table:table-cell table:style-name="ce10" office:value-type="float" office:value="90">
            <text:p>90</text:p>
          </table:table-cell>
          <table:table-cell/>
          <table:table-cell/>
          <table:table-cell/>
          <table:table-cell/>
          <table:table-cell table:style-name="ce10" office:value-type="string">
            <text:p>Endocrine</text:p>
          </table:table-cell>
          <table:table-cell table:number-columns-repeated="1014"/>
        </table:table-row>
        <table:table-row table:style-name="ro4">
          <table:table-cell table:style-name="ce10" table:formula="of:=[.B22]&amp;&quot;,&quot;&amp;[.D22]&amp;&quot;,&quot;&amp;[.F22]&amp;&quot;,&quot;&amp;[.H22]" office:value-type="string" office:string-value="Patient History,Renal,,">
            <text:p>Patient History,Re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nal</text:p>
          </table:table-cell>
          <table:table-cell table:style-name="ce10" office:value-type="float" office:value="100">
            <text:p>100</text:p>
          </table:table-cell>
          <table:table-cell/>
          <table:table-cell/>
          <table:table-cell/>
          <table:table-cell/>
          <table:table-cell table:style-name="ce10" office:value-type="string">
            <text:p>Renal</text:p>
          </table:table-cell>
          <table:table-cell table:number-columns-repeated="1014"/>
        </table:table-row>
        <table:table-row table:style-name="ro4">
          <table:table-cell table:style-name="ce10" table:formula="of:=[.B23]&amp;&quot;,&quot;&amp;[.D23]&amp;&quot;,&quot;&amp;[.F23]&amp;&quot;,&quot;&amp;[.H23]" office:value-type="string" office:string-value="Patient History,Genitourinary,,">
            <text:p>Patient History,Genitourina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itourinary</text:p>
          </table:table-cell>
          <table:table-cell table:style-name="ce10" office:value-type="float" office:value="110">
            <text:p>110</text:p>
          </table:table-cell>
          <table:table-cell/>
          <table:table-cell/>
          <table:table-cell/>
          <table:table-cell/>
          <table:table-cell table:style-name="ce10" office:value-type="string">
            <text:p>Genitourinary</text:p>
          </table:table-cell>
          <table:table-cell table:number-columns-repeated="1014"/>
        </table:table-row>
        <table:table-row table:style-name="ro4">
          <table:table-cell table:style-name="ce10" table:formula="of:=[.B24]&amp;&quot;,&quot;&amp;[.D24]&amp;&quot;,&quot;&amp;[.F24]&amp;&quot;,&quot;&amp;[.H24]" office:value-type="string" office:string-value="Patient History,Obstetric,,">
            <text:p>Patient History,Obste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bstetric</text:p>
          </table:table-cell>
          <table:table-cell table:style-name="ce10" office:value-type="float" office:value="120">
            <text:p>120</text:p>
          </table:table-cell>
          <table:table-cell/>
          <table:table-cell/>
          <table:table-cell/>
          <table:table-cell/>
          <table:table-cell table:style-name="ce10" office:value-type="string">
            <text:p>Obstetric</text:p>
          </table:table-cell>
          <table:table-cell table:number-columns-repeated="1014"/>
        </table:table-row>
        <table:table-row table:style-name="ro4">
          <table:table-cell table:style-name="ce10" table:formula="of:=[.B25]&amp;&quot;,&quot;&amp;[.D25]&amp;&quot;,&quot;&amp;[.F25]&amp;&quot;,&quot;&amp;[.H25]" office:value-type="string" office:string-value="Patient History,Musculoskeletal,,">
            <text:p>Patient History,Musculoskelet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usculoskeletal</text:p>
          </table:table-cell>
          <table:table-cell table:style-name="ce10" office:value-type="float" office:value="130">
            <text:p>130</text:p>
          </table:table-cell>
          <table:table-cell/>
          <table:table-cell/>
          <table:table-cell/>
          <table:table-cell/>
          <table:table-cell table:style-name="ce10" office:value-type="string">
            <text:p>Musculoskeletal</text:p>
          </table:table-cell>
          <table:table-cell table:number-columns-repeated="1014"/>
        </table:table-row>
        <table:table-row table:style-name="ro4">
          <table:table-cell table:style-name="ce10" table:formula="of:=[.B26]&amp;&quot;,&quot;&amp;[.D26]&amp;&quot;,&quot;&amp;[.F26]&amp;&quot;,&quot;&amp;[.H26]" office:value-type="string" office:string-value="Patient History,Rheumatological,,">
            <text:p>Patient History,Rheu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heumatological</text:p>
          </table:table-cell>
          <table:table-cell table:style-name="ce12" office:value-type="float" office:value="140">
            <text:p>140</text:p>
          </table:table-cell>
          <table:table-cell/>
          <table:table-cell/>
          <table:table-cell/>
          <table:table-cell/>
          <table:table-cell table:style-name="ce10" office:value-type="string">
            <text:p>Rheumatological</text:p>
          </table:table-cell>
          <table:table-cell table:number-columns-repeated="1014"/>
        </table:table-row>
        <table:table-row table:style-name="ro4">
          <table:table-cell table:style-name="ce10" table:formula="of:=[.B27]&amp;&quot;,&quot;&amp;[.D27]&amp;&quot;,&quot;&amp;[.F27]&amp;&quot;,&quot;&amp;[.H27]" office:value-type="string" office:string-value="Patient History,Hematological,,">
            <text:p>Patient History,He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Hematological</text:p>
          </table:table-cell>
          <table:table-cell table:style-name="ce10" office:value-type="float" office:value="150">
            <text:p>150</text:p>
          </table:table-cell>
          <table:table-cell/>
          <table:table-cell/>
          <table:table-cell/>
          <table:table-cell/>
          <table:table-cell table:style-name="ce10" office:value-type="string">
            <text:p>Hematological</text:p>
          </table:table-cell>
          <table:table-cell table:number-columns-repeated="1014"/>
        </table:table-row>
        <table:table-row table:style-name="ro4">
          <table:table-cell table:style-name="ce10" table:formula="of:=[.B28]&amp;&quot;,&quot;&amp;[.D28]&amp;&quot;,&quot;&amp;[.F28]&amp;&quot;,&quot;&amp;[.H28]" office:value-type="string" office:string-value="Patient History,Infectious,,">
            <text:p>Patient History,Infectio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nfectious</text:p>
          </table:table-cell>
          <table:table-cell table:style-name="ce10" office:value-type="float" office:value="160">
            <text:p>160</text:p>
          </table:table-cell>
          <table:table-cell/>
          <table:table-cell/>
          <table:table-cell/>
          <table:table-cell/>
          <table:table-cell table:style-name="ce10" office:value-type="string">
            <text:p>Infectious</text:p>
          </table:table-cell>
          <table:table-cell table:number-columns-repeated="1014"/>
        </table:table-row>
        <table:table-row table:style-name="ro4">
          <table:table-cell table:style-name="ce10" table:formula="of:=[.B29]&amp;&quot;,&quot;&amp;[.D29]&amp;&quot;,&quot;&amp;[.F29]&amp;&quot;,&quot;&amp;[.H29]" office:value-type="string" office:string-value="Patient History,Pain,,">
            <text:p>Patient History,Pai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in</text:p>
          </table:table-cell>
          <table:table-cell table:style-name="ce10" office:value-type="float" office:value="170">
            <text:p>170</text:p>
          </table:table-cell>
          <table:table-cell/>
          <table:table-cell/>
          <table:table-cell/>
          <table:table-cell/>
          <table:table-cell table:style-name="ce10" office:value-type="string">
            <text:p>Pain</text:p>
          </table:table-cell>
          <table:table-cell table:number-columns-repeated="1014"/>
        </table:table-row>
        <table:table-row table:style-name="ro4">
          <table:table-cell table:style-name="ce10" table:formula="of:=[.B30]&amp;&quot;,&quot;&amp;[.D30]&amp;&quot;,&quot;&amp;[.F30]&amp;&quot;,&quot;&amp;[.H30]" office:value-type="string" office:string-value="Patient History,Other,,">
            <text:p>Patient History,Oth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ther</text:p>
          </table:table-cell>
          <table:table-cell table:style-name="ce10" office:value-type="float" office:value="180">
            <text:p>180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1]&amp;&quot;,&quot;&amp;[.D31]&amp;&quot;,&quot;&amp;[.F31]&amp;&quot;,&quot;&amp;[.H31]" office:value-type="string" office:string-value="Physical Examination,General,,">
            <text:p>Physical Examination,Gener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General</text:p>
          </table:table-cell>
          <table:table-cell table:style-name="ce1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32]&amp;&quot;,&quot;&amp;[.D32]&amp;&quot;,&quot;&amp;[.F32]&amp;&quot;,&quot;&amp;[.H32]" office:value-type="string" office:string-value="Physical Examination,Cardiovascular,,">
            <text:p>Physical Examination,Cardiovascula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33]&amp;&quot;,&quot;&amp;[.D33]&amp;&quot;,&quot;&amp;[.F33]&amp;&quot;,&quot;&amp;[.H33]" office:value-type="string" office:string-value="Physical Examination,Respiratory,,">
            <text:p>Physical Examination,Respiratory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34]&amp;&quot;,&quot;&amp;[.D34]&amp;&quot;,&quot;&amp;[.F34]&amp;&quot;,&quot;&amp;[.H34]" office:value-type="string" office:string-value="Physical Examination,Neurological,,">
            <text:p>Physical Examination,Neurologic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35]&amp;&quot;,&quot;&amp;[.D35]&amp;&quot;,&quot;&amp;[.F35]&amp;&quot;,&quot;&amp;[.H35]" office:value-type="string" office:string-value="Physical Examination,Other,,">
            <text:p>Physical Examination,Othe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Other</text:p>
          </table:table-cell>
          <table:table-cell table:style-name="ce12" office:value-type="float" office:value="6">
            <text:p>6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6]&amp;&quot;,&quot;&amp;[.D36]&amp;&quot;,&quot;&amp;[.F36]&amp;&quot;,&quot;&amp;[.H36]" office:value-type="string" office:string-value="Airway,History,,">
            <text:p>Airway,History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History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Airway history</text:p>
          </table:table-cell>
          <table:table-cell table:number-columns-repeated="1014"/>
        </table:table-row>
        <table:table-row table:style-name="ro4">
          <table:table-cell table:style-name="ce10" table:formula="of:=[.B37]&amp;&quot;,&quot;&amp;[.D37]&amp;&quot;,&quot;&amp;[.F37]&amp;&quot;,&quot;&amp;[.H37]" office:value-type="string" office:string-value="Airway,Examination,,">
            <text:p>Airway,Examination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Examination</text:p>
          </table:table-cell>
          <table:table-cell table:style-name="ce12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Airway examination</text:p>
          </table:table-cell>
          <table:table-cell table:number-columns-repeated="1014"/>
        </table:table-row>
        <table:table-row table:style-name="ro4">
          <table:table-cell table:style-name="ce10" table:formula="of:=[.B38]&amp;&quot;,&quot;&amp;[.D38]&amp;&quot;,&quot;&amp;[.F38]&amp;&quot;,&quot;&amp;[.H38]" office:value-type="string" office:string-value="Investigations,Ordered,,">
            <text:p>Investigations,Ordered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Order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Investigations ordered</text:p>
          </table:table-cell>
          <table:table-cell table:number-columns-repeated="1014"/>
        </table:table-row>
        <table:table-row table:style-name="ro4">
          <table:table-cell table:style-name="ce10" table:formula="of:=[.B39]&amp;&quot;,&quot;&amp;[.D39]&amp;&quot;,&quot;&amp;[.F39]&amp;&quot;,&quot;&amp;[.H39]" office:value-type="string" office:string-value="Investigations,Results,,">
            <text:p>Investigations,Results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sults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Investigation results</text:p>
          </table:table-cell>
          <table:table-cell table:number-columns-repeated="1014"/>
        </table:table-row>
        <table:table-row table:style-name="ro4">
          <table:table-cell table:style-name="ce10" table:formula="of:=[.B40]&amp;&quot;,&quot;&amp;[.D40]&amp;&quot;,&quot;&amp;[.F40]&amp;&quot;,&quot;&amp;[.H40]" office:value-type="string" office:string-value="Consultations,Requested,,">
            <text:p>Consultations,Reques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quest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Consultations requested</text:p>
          </table:table-cell>
          <table:table-cell table:number-columns-repeated="1014"/>
        </table:table-row>
        <table:table-row table:style-name="ro4">
          <table:table-cell table:style-name="ce10" table:formula="of:=[.B41]&amp;&quot;,&quot;&amp;[.D41]&amp;&quot;,&quot;&amp;[.F41]&amp;&quot;,&quot;&amp;[.H41]" office:value-type="string" office:string-value="Consultations,Completed,,">
            <text:p>Consultations,Comple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Completed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Consultation results</text:p>
          </table:table-cell>
          <table:table-cell table:number-columns-repeated="1014"/>
        </table:table-row>
        <table:table-row table:style-name="ro4">
          <table:table-cell table:style-name="ce10" table:formula="of:=[.B42]&amp;&quot;,&quot;&amp;[.D42]&amp;&quot;,&quot;&amp;[.F42]&amp;&quot;,&quot;&amp;[.H42]" office:value-type="string" office:string-value="Risk assessment,,,">
            <text:p>Risk assessment,,,</text:p>
          </table:table-cell>
          <table:table-cell table:style-name="ce10" office:value-type="string">
            <text:p>Risk assessment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12"/>
          <table:table-cell/>
          <table:table-cell/>
          <table:table-cell/>
          <table:table-cell/>
          <table:table-cell table:style-name="ce10" office:value-type="string">
            <text:p>Risk assessment</text:p>
          </table:table-cell>
          <table:table-cell table:number-columns-repeated="1014"/>
        </table:table-row>
        <table:table-row table:style-name="ro4">
          <table:table-cell table:style-name="ce10" table:formula="of:=[.B43]&amp;&quot;,&quot;&amp;[.D43]&amp;&quot;,&quot;&amp;[.F43]&amp;&quot;,&quot;&amp;[.H43]" office:value-type="string" office:string-value="Judgement and Plan,,,">
            <text:p>Judgement and Plan,,,</text:p>
          </table:table-cell>
          <table:table-cell table:style-name="ce10" office:value-type="string">
            <text:p>Judgement and Plan</text:p>
          </table:table-cell>
          <table:table-cell table:style-name="ce10" office:value-type="float" office:value="60">
            <text:p>6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Judgement and Plan</text:p>
          </table:table-cell>
          <table:table-cell table:number-columns-repeated="1014"/>
        </table:table-row>
        <table:table-row table:style-name="ro4">
          <table:table-cell table:style-name="ce10" table:formula="of:=[.B44]&amp;&quot;,&quot;&amp;[.D44]&amp;&quot;,&quot;&amp;[.F44]&amp;&quot;,&quot;&amp;[.H44]" office:value-type="string" office:string-value="Communication,,,">
            <text:p>Communication,,,</text:p>
          </table:table-cell>
          <table:table-cell table:style-name="ce10" office:value-type="string">
            <text:p>Communication</text:p>
          </table:table-cell>
          <table:table-cell table:style-name="ce10" office:value-type="float" office:value="800">
            <text:p>800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Communication</text:p>
          </table:table-cell>
          <table:table-cell table:number-columns-repeated="1014"/>
        </table:table-row>
        <table:table-row table:style-name="ro4">
          <table:table-cell table:style-name="ce10" table:formula="of:=[.B45]&amp;&quot;,&quot;&amp;[.D45]&amp;&quot;,&quot;&amp;[.F45]&amp;&quot;,&quot;&amp;[.H45]" office:value-type="string" office:string-value="Pre-op.net,Doctors,,">
            <text:p>Pre-op.net,Doctors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Doctors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office:value-type="string">
            <text:p>Doctors</text:p>
          </table:table-cell>
          <table:table-cell table:number-columns-repeated="1014"/>
        </table:table-row>
        <table:table-row table:style-name="ro4">
          <table:table-cell table:style-name="ce10" table:formula="of:=[.B46]&amp;&quot;,&quot;&amp;[.D46]&amp;&quot;,&quot;&amp;[.F46]&amp;&quot;,&quot;&amp;[.H46]" office:value-type="string" office:string-value="Pre-op.net,Hospital,,">
            <text:p>Pre-op.net,Hospital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Hospital</text:p>
          </table:table-cell>
          <table:table-cell office:value-type="float" office:value="30">
            <text:p>30</text:p>
          </table:table-cell>
          <table:table-cell/>
          <table:table-cell/>
          <table:table-cell/>
          <table:table-cell/>
          <table:table-cell office:value-type="string">
            <text:p>Hospital</text:p>
          </table:table-cell>
          <table:table-cell table:number-columns-repeated="1014"/>
        </table:table-row>
        <table:table-row table:style-name="ro4">
          <table:table-cell table:style-name="ce10" table:formula="of:=[.B47]&amp;&quot;,&quot;&amp;[.D47]&amp;&quot;,&quot;&amp;[.F47]&amp;&quot;,&quot;&amp;[.H47]" office:value-type="string" office:string-value="Pre-op.net,Administrative,,">
            <text:p>Pre-op.net,Administrative,,</text:p>
          </table:table-cell>
          <table:table-cell office:value-type="string">
            <text:p>Pre-op.net</text:p>
          </table:table-cell>
          <table:table-cell office:value-type="float" office:value="900">
            <text:p>900</text:p>
          </table:table-cell>
          <table:table-cell office:value-type="string">
            <text:p>Administrative</text:p>
          </table:table-cell>
          <table:table-cell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Pre-op.net</text:p>
          </table:table-cell>
          <table:table-cell table:number-columns-repeated="101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cept heirarchy position" table:style-name="ta3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2" table:default-cell-style-name="ce11"/>
        <table:table-column table:style-name="co18" table:number-columns-repeated="2" table:default-cell-style-name="ce11"/>
        <table:table-column table:style-name="co17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244" table:default-cell-style-name="ce11"/>
        <table:table-column table:style-name="co21" table:number-columns-repeated="767" table:default-cell-style-name="Default"/>
        <table:table-row table:style-name="ro5">
          <table:table-cell table:style-name="ce9" office:value-type="string">
            <text:p>Concept_Name</text:p>
          </table:table-cell>
          <table:table-cell table:style-name="ce9" office:value-type="string">
            <text:p>Concept_Display_Name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Category_Name_CSV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Order</text:p>
          </table:table-cell>
          <table:table-cell table:style-name="ce21" office:value-type="string">
            <text:p>Category_Level_4_Order</text:p>
          </table:table-cell>
          <table:table-cell table:style-name="ce9" office:value-type="string">
            <text:p>Concept_Order_In_Category</text:p>
          </table:table-cell>
          <table:table-cell table:style-name="ce9" office:value-type="string">
            <text:p>Conflict_resolution</text:p>
          </table:table-cell>
          <table:table-cell table:style-name="ce9" office:value-type="string">
            <text:p>MPOG_Concept_Code</text:p>
          </table:table-cell>
          <table:table-cell table:style-name="ce9" office:value-type="string">
            <text:p>MPOG_Concept_Name</text:p>
          </table:table-cell>
          <table:table-cell table:style-name="ce9" office:value-type="string">
            <text:p>SNOMED Code</text:p>
          </table:table-cell>
          <table:table-cell table:style-name="ce13" table:number-columns-repeated="1011"/>
        </table:table-row>
        <table:table-row table:style-name="ro4">
          <table:table-cell table:style-name="ce14" table:number-columns-repeated="2"/>
          <table:table-cell table:style-name="ce20" office:value-type="float" office:value="0">
            <text:p>0</text:p>
          </table:table-cell>
          <table:table-cell table:style-name="ce14"/>
          <table:table-cell table:number-columns-repeated="5" table:style-name="ce14" office:value-type="float" office:value="0">
            <text:p>0</text:p>
          </table:table-cell>
          <table:table-cell table:style-name="ce14" table:number-columns-repeated="4"/>
          <table:table-cell table:number-columns-repeated="1011"/>
        </table:table-row>
        <table:table-row table:style-name="ro4">
          <table:table-cell table:style-name="ce14" office:value-type="string">
            <text:p>Patient_Identifiable_Information_introduction</text:p>
          </table:table-cell>
          <table:table-cell table:style-name="ce14"/>
          <table:table-cell table:style-name="ce6" table:formula="of:=[.C2]+1" office:value-type="float" office:value="1">
            <text:p>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3];[$'Data_Classification for Summary'.$A$1:.$I$103];3;0)" office:value-type="float" office:value="1">
            <text:p>1</text:p>
          </table:table-cell>
          <table:table-cell table:style-name="ce10" table:formula="of:=VLOOKUP([.$D3];[$'Data_Classification for Summary'.$A$1:.$I$103];5;0)" office:value-type="float" office:value="1">
            <text:p>1</text:p>
          </table:table-cell>
          <table:table-cell table:style-name="ce10" table:formula="of:=VLOOKUP([.$D3];[$'Data_Classification for Summary'.$A$1:.$I$103];7;0)" office:value-type="float" office:value="0">
            <text:p/>
          </table:table-cell>
          <table:table-cell table:style-name="ce10" table:formula="of:=VLOOKUP([.$D3];[$'Data_Classification for Summary'.$A$1:.$I$103];9;0)" office:value-type="float" office:value="0">
            <text:p/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ll</text:p>
          </table:table-cell>
          <table:table-cell table:style-name="ce14" table:number-columns-repeated="3"/>
          <table:table-cell table:number-columns-repeated="1011"/>
        </table:table-row>
        <table:table-row table:style-name="ro4">
          <table:table-cell office:value-type="string">
            <text:p>Patient_Surname</text:p>
          </table:table-cell>
          <table:table-cell table:style-name="ce10" office:value-type="string">
            <text:p>Surname</text:p>
          </table:table-cell>
          <table:table-cell table:style-name="ce6" table:formula="of:=[.C3]+1" office:value-type="float" office:value="2">
            <text:p>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4];[$'Data_Classification for Summary'.$A$1:.$I$103];3;0)" office:value-type="float" office:value="1">
            <text:p>1</text:p>
          </table:table-cell>
          <table:table-cell table:style-name="ce10" table:formula="of:=VLOOKUP([.$D4];[$'Data_Classification for Summary'.$A$1:.$I$103];5;0)" office:value-type="float" office:value="1">
            <text:p>1</text:p>
          </table:table-cell>
          <table:table-cell table:style-name="ce10" table:formula="of:=VLOOKUP([.$D4];[$'Data_Classification for Summary'.$A$1:.$I$103];7;0)" office:value-type="float" office:value="0">
            <text:p/>
          </table:table-cell>
          <table:table-cell table:style-name="ce10" table:formula="of:=VLOOKUP([.$D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First_Name</text:p>
          </table:table-cell>
          <table:table-cell table:style-name="ce10" office:value-type="string">
            <text:p>Forename</text:p>
          </table:table-cell>
          <table:table-cell table:style-name="ce6" table:formula="of:=[.C4]+1" office:value-type="float" office:value="3">
            <text:p>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5];[$'Data_Classification for Summary'.$A$1:.$I$103];3;0)" office:value-type="float" office:value="1">
            <text:p>1</text:p>
          </table:table-cell>
          <table:table-cell table:style-name="ce10" table:formula="of:=VLOOKUP([.$D5];[$'Data_Classification for Summary'.$A$1:.$I$103];5;0)" office:value-type="float" office:value="1">
            <text:p>1</text:p>
          </table:table-cell>
          <table:table-cell table:style-name="ce10" table:formula="of:=VLOOKUP([.$D5];[$'Data_Classification for Summary'.$A$1:.$I$103];7;0)" office:value-type="float" office:value="0">
            <text:p/>
          </table:table-cell>
          <table:table-cell table:style-name="ce10" table:formula="of:=VLOOKUP([.$D5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tient_Middle_Name</text:p>
          </table:table-cell>
          <table:table-cell table:style-name="ce10" office:value-type="string">
            <text:p>Middle name(s)</text:p>
          </table:table-cell>
          <table:table-cell table:style-name="ce6" table:formula="of:=[.C5]+1" office:value-type="float" office:value="4">
            <text:p>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6];[$'Data_Classification for Summary'.$A$1:.$I$103];3;0)" office:value-type="float" office:value="1">
            <text:p>1</text:p>
          </table:table-cell>
          <table:table-cell table:style-name="ce10" table:formula="of:=VLOOKUP([.$D6];[$'Data_Classification for Summary'.$A$1:.$I$103];5;0)" office:value-type="float" office:value="1">
            <text:p>1</text:p>
          </table:table-cell>
          <table:table-cell table:style-name="ce10" table:formula="of:=VLOOKUP([.$D6];[$'Data_Classification for Summary'.$A$1:.$I$103];7;0)" office:value-type="float" office:value="0">
            <text:p/>
          </table:table-cell>
          <table:table-cell table:style-name="ce10" table:formula="of:=VLOOKUP([.$D6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DOB</text:p>
          </table:table-cell>
          <table:table-cell table:style-name="ce10" office:value-type="string">
            <text:p>DOB</text:p>
          </table:table-cell>
          <table:table-cell table:style-name="ce6" table:formula="of:=[.C6]+1" office:value-type="float" office:value="5">
            <text:p>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7];[$'Data_Classification for Summary'.$A$1:.$I$103];3;0)" office:value-type="float" office:value="1">
            <text:p>1</text:p>
          </table:table-cell>
          <table:table-cell table:style-name="ce10" table:formula="of:=VLOOKUP([.$D7];[$'Data_Classification for Summary'.$A$1:.$I$103];5;0)" office:value-type="float" office:value="1">
            <text:p>1</text:p>
          </table:table-cell>
          <table:table-cell table:style-name="ce10" table:formula="of:=VLOOKUP([.$D7];[$'Data_Classification for Summary'.$A$1:.$I$103];7;0)" office:value-type="float" office:value="0">
            <text:p/>
          </table:table-cell>
          <table:table-cell table:style-name="ce10" table:formula="of:=VLOOKUP([.$D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Age</text:p>
          </table:table-cell>
          <table:table-cell office:value-type="string">
            <text:p>Age</text:p>
          </table:table-cell>
          <table:table-cell table:style-name="ce6" table:formula="of:=[.C7]+1" office:value-type="float" office:value="6">
            <text:p>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8];[$'Data_Classification for Summary'.$A$1:.$I$103];3;0)" office:value-type="float" office:value="1">
            <text:p>1</text:p>
          </table:table-cell>
          <table:table-cell table:style-name="ce10" table:formula="of:=VLOOKUP([.$D8];[$'Data_Classification for Summary'.$A$1:.$I$103];5;0)" office:value-type="float" office:value="1">
            <text:p>1</text:p>
          </table:table-cell>
          <table:table-cell table:style-name="ce10" table:formula="of:=VLOOKUP([.$D8];[$'Data_Classification for Summary'.$A$1:.$I$103];7;0)" office:value-type="float" office:value="0">
            <text:p/>
          </table:table-cell>
          <table:table-cell table:style-name="ce10" table:formula="of:=VLOOKUP([.$D8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23" office:value-type="float" office:value="70250">
            <text:p>70250</text:p>
          </table:table-cell>
          <table:table-cell table:style-name="ce23" office:value-type="string">
            <text:p>Physical Exam - Age</text:p>
          </table:table-cell>
          <table:table-cell table:number-columns-repeated="1012"/>
        </table:table-row>
        <table:table-row table:style-name="ro4"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6" table:formula="of:=[.C8]+1" office:value-type="float" office:value="7">
            <text:p>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9];[$'Data_Classification for Summary'.$A$1:.$I$103];3;0)" office:value-type="float" office:value="1">
            <text:p>1</text:p>
          </table:table-cell>
          <table:table-cell table:style-name="ce10" table:formula="of:=VLOOKUP([.$D9];[$'Data_Classification for Summary'.$A$1:.$I$103];5;0)" office:value-type="float" office:value="1">
            <text:p>1</text:p>
          </table:table-cell>
          <table:table-cell table:style-name="ce10" table:formula="of:=VLOOKUP([.$D9];[$'Data_Classification for Summary'.$A$1:.$I$103];7;0)" office:value-type="float" office:value="0">
            <text:p/>
          </table:table-cell>
          <table:table-cell table:style-name="ce10" table:formula="of:=VLOOKUP([.$D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Contact_introduction</text:p>
          </table:table-cell>
          <table:table-cell table:style-name="ce10"/>
          <table:table-cell table:style-name="ce6" table:formula="of:=[.C9]+1" office:value-type="float" office:value="8">
            <text:p>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0];[$'Data_Classification for Summary'.$A$1:.$I$103];3;0)" office:value-type="float" office:value="1">
            <text:p>1</text:p>
          </table:table-cell>
          <table:table-cell table:style-name="ce10" table:formula="of:=VLOOKUP([.$D10];[$'Data_Classification for Summary'.$A$1:.$I$103];5;0)" office:value-type="float" office:value="1">
            <text:p>1</text:p>
          </table:table-cell>
          <table:table-cell table:style-name="ce10" table:formula="of:=VLOOKUP([.$D10];[$'Data_Classification for Summary'.$A$1:.$I$103];7;0)" office:value-type="float" office:value="0">
            <text:p/>
          </table:table-cell>
          <table:table-cell table:style-name="ce10" table:formula="of:=VLOOKUP([.$D10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Email</text:p>
          </table:table-cell>
          <table:table-cell table:style-name="ce10" office:value-type="string">
            <text:p>Email</text:p>
          </table:table-cell>
          <table:table-cell table:style-name="ce6" table:formula="of:=[.C10]+1" office:value-type="float" office:value="9">
            <text:p>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1];[$'Data_Classification for Summary'.$A$1:.$I$103];3;0)" office:value-type="float" office:value="1">
            <text:p>1</text:p>
          </table:table-cell>
          <table:table-cell table:style-name="ce10" table:formula="of:=VLOOKUP([.$D11];[$'Data_Classification for Summary'.$A$1:.$I$103];5;0)" office:value-type="float" office:value="1">
            <text:p>1</text:p>
          </table:table-cell>
          <table:table-cell table:style-name="ce10" table:formula="of:=VLOOKUP([.$D11];[$'Data_Classification for Summary'.$A$1:.$I$103];7;0)" office:value-type="float" office:value="0">
            <text:p/>
          </table:table-cell>
          <table:table-cell table:style-name="ce10" table:formula="of:=VLOOKUP([.$D11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Contact_Email_Consent</text:p>
          </table:table-cell>
          <table:table-cell table:style-name="ce10" office:value-type="string">
            <text:p>Consent to email contact</text:p>
          </table:table-cell>
          <table:table-cell table:style-name="ce6" table:formula="of:=[.C11]+1" office:value-type="float" office:value="10">
            <text:p>1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2];[$'Data_Classification for Summary'.$A$1:.$I$103];3;0)" office:value-type="float" office:value="1">
            <text:p>1</text:p>
          </table:table-cell>
          <table:table-cell table:style-name="ce10" table:formula="of:=VLOOKUP([.$D12];[$'Data_Classification for Summary'.$A$1:.$I$103];5;0)" office:value-type="float" office:value="1">
            <text:p>1</text:p>
          </table:table-cell>
          <table:table-cell table:style-name="ce10" table:formula="of:=VLOOKUP([.$D12];[$'Data_Classification for Summary'.$A$1:.$I$103];7;0)" office:value-type="float" office:value="0">
            <text:p/>
          </table:table-cell>
          <table:table-cell table:style-name="ce10" table:formula="of:=VLOOKUP([.$D12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Preferred_Telephone_Contact</text:p>
          </table:table-cell>
          <table:table-cell table:style-name="ce10" office:value-type="string">
            <text:p>Preferred Telephone Contact</text:p>
          </table:table-cell>
          <table:table-cell table:style-name="ce6" table:formula="of:=[.C12]+1" office:value-type="float" office:value="11">
            <text:p>1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3];[$'Data_Classification for Summary'.$A$1:.$I$103];3;0)" office:value-type="float" office:value="1">
            <text:p>1</text:p>
          </table:table-cell>
          <table:table-cell table:style-name="ce10" table:formula="of:=VLOOKUP([.$D13];[$'Data_Classification for Summary'.$A$1:.$I$103];5;0)" office:value-type="float" office:value="1">
            <text:p>1</text:p>
          </table:table-cell>
          <table:table-cell table:style-name="ce10" table:formula="of:=VLOOKUP([.$D13];[$'Data_Classification for Summary'.$A$1:.$I$103];7;0)" office:value-type="float" office:value="0">
            <text:p/>
          </table:table-cell>
          <table:table-cell table:style-name="ce10" table:formula="of:=VLOOKUP([.$D13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Home_Phone</text:p>
          </table:table-cell>
          <table:table-cell table:style-name="ce10" office:value-type="string">
            <text:p>Home Phone</text:p>
          </table:table-cell>
          <table:table-cell table:style-name="ce6" table:formula="of:=[.C13]+1" office:value-type="float" office:value="12">
            <text:p>1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4];[$'Data_Classification for Summary'.$A$1:.$I$103];3;0)" office:value-type="float" office:value="1">
            <text:p>1</text:p>
          </table:table-cell>
          <table:table-cell table:style-name="ce10" table:formula="of:=VLOOKUP([.$D14];[$'Data_Classification for Summary'.$A$1:.$I$103];5;0)" office:value-type="float" office:value="1">
            <text:p>1</text:p>
          </table:table-cell>
          <table:table-cell table:style-name="ce10" table:formula="of:=VLOOKUP([.$D14];[$'Data_Classification for Summary'.$A$1:.$I$103];7;0)" office:value-type="float" office:value="0">
            <text:p/>
          </table:table-cell>
          <table:table-cell table:style-name="ce10" table:formula="of:=VLOOKUP([.$D14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14]+1" office:value-type="float" office:value="13">
            <text:p>1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5];[$'Data_Classification for Summary'.$A$1:.$I$103];3;0)" office:value-type="float" office:value="1">
            <text:p>1</text:p>
          </table:table-cell>
          <table:table-cell table:style-name="ce10" table:formula="of:=VLOOKUP([.$D15];[$'Data_Classification for Summary'.$A$1:.$I$103];5;0)" office:value-type="float" office:value="1">
            <text:p>1</text:p>
          </table:table-cell>
          <table:table-cell table:style-name="ce10" table:formula="of:=VLOOKUP([.$D15];[$'Data_Classification for Summary'.$A$1:.$I$103];7;0)" office:value-type="float" office:value="0">
            <text:p/>
          </table:table-cell>
          <table:table-cell table:style-name="ce10" table:formula="of:=VLOOKUP([.$D15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Work_Phone</text:p>
          </table:table-cell>
          <table:table-cell table:style-name="ce10" office:value-type="string">
            <text:p>Work Phone</text:p>
          </table:table-cell>
          <table:table-cell table:style-name="ce6" table:formula="of:=[.C15]+1" office:value-type="float" office:value="14">
            <text:p>1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6];[$'Data_Classification for Summary'.$A$1:.$I$103];3;0)" office:value-type="float" office:value="1">
            <text:p>1</text:p>
          </table:table-cell>
          <table:table-cell table:style-name="ce10" table:formula="of:=VLOOKUP([.$D16];[$'Data_Classification for Summary'.$A$1:.$I$103];5;0)" office:value-type="float" office:value="1">
            <text:p>1</text:p>
          </table:table-cell>
          <table:table-cell table:style-name="ce10" table:formula="of:=VLOOKUP([.$D16];[$'Data_Classification for Summary'.$A$1:.$I$103];7;0)" office:value-type="float" office:value="0">
            <text:p/>
          </table:table-cell>
          <table:table-cell table:style-name="ce10" table:formula="of:=VLOOKUP([.$D16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Postal_Address</text:p>
          </table:table-cell>
          <table:table-cell table:style-name="ce10" office:value-type="string">
            <text:p>Postal address</text:p>
          </table:table-cell>
          <table:table-cell table:style-name="ce6" table:formula="of:=[.C16]+1" office:value-type="float" office:value="15">
            <text:p>1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7];[$'Data_Classification for Summary'.$A$1:.$I$103];3;0)" office:value-type="float" office:value="1">
            <text:p>1</text:p>
          </table:table-cell>
          <table:table-cell table:style-name="ce10" table:formula="of:=VLOOKUP([.$D17];[$'Data_Classification for Summary'.$A$1:.$I$103];5;0)" office:value-type="float" office:value="1">
            <text:p>1</text:p>
          </table:table-cell>
          <table:table-cell table:style-name="ce10" table:formula="of:=VLOOKUP([.$D17];[$'Data_Classification for Summary'.$A$1:.$I$103];7;0)" office:value-type="float" office:value="0">
            <text:p/>
          </table:table-cell>
          <table:table-cell table:style-name="ce10" table:formula="of:=VLOOKUP([.$D17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Country</text:p>
          </table:table-cell>
          <table:table-cell table:style-name="ce10" office:value-type="string">
            <text:p>Country</text:p>
          </table:table-cell>
          <table:table-cell table:style-name="ce6" table:formula="of:=[.C17]+1" office:value-type="float" office:value="16">
            <text:p>16</text:p>
          </table:table-cell>
          <table:table-cell table:style-name="ce10" office:value-type="string">
            <text:p>Demographic details,Patient,,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tient_Contact_Other</text:p>
          </table:table-cell>
          <table:table-cell table:style-name="ce10" office:value-type="string">
            <text:p>Other Contact Info</text:p>
          </table:table-cell>
          <table:table-cell table:style-name="ce6" table:formula="of:=[.C18]+1" office:value-type="float" office:value="17">
            <text:p>1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9];[$'Data_Classification for Summary'.$A$1:.$I$103];3;0)" office:value-type="float" office:value="1">
            <text:p>1</text:p>
          </table:table-cell>
          <table:table-cell table:style-name="ce10" table:formula="of:=VLOOKUP([.$D19];[$'Data_Classification for Summary'.$A$1:.$I$103];5;0)" office:value-type="float" office:value="1">
            <text:p>1</text:p>
          </table:table-cell>
          <table:table-cell table:style-name="ce10" table:formula="of:=VLOOKUP([.$D19];[$'Data_Classification for Summary'.$A$1:.$I$103];7;0)" office:value-type="float" office:value="0">
            <text:p/>
          </table:table-cell>
          <table:table-cell table:style-name="ce10" table:formula="of:=VLOOKUP([.$D1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atient_Preferred_Contact</text:p>
          </table:table-cell>
          <table:table-cell table:style-name="ce10" office:value-type="string">
            <text:p>Preferred Contact</text:p>
          </table:table-cell>
          <table:table-cell table:style-name="ce6" table:formula="of:=[.C19]+1" office:value-type="float" office:value="18">
            <text:p>1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0];[$'Data_Classification for Summary'.$A$1:.$I$103];3;0)" office:value-type="float" office:value="1">
            <text:p>1</text:p>
          </table:table-cell>
          <table:table-cell table:style-name="ce10" table:formula="of:=VLOOKUP([.$D20];[$'Data_Classification for Summary'.$A$1:.$I$103];5;0)" office:value-type="float" office:value="1">
            <text:p>1</text:p>
          </table:table-cell>
          <table:table-cell table:style-name="ce10" table:formula="of:=VLOOKUP([.$D20];[$'Data_Classification for Summary'.$A$1:.$I$103];7;0)" office:value-type="float" office:value="0">
            <text:p/>
          </table:table-cell>
          <table:table-cell table:style-name="ce10" table:formula="of:=VLOOKUP([.$D2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</text:p>
          </table:table-cell>
          <table:table-cell table:style-name="ce10" office:value-type="string">
            <text:p>Medicare number</text:p>
          </table:table-cell>
          <table:table-cell table:style-name="ce6" table:formula="of:=[.C20]+1" office:value-type="float" office:value="19">
            <text:p>1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1];[$'Data_Classification for Summary'.$A$1:.$I$103];3;0)" office:value-type="float" office:value="1">
            <text:p>1</text:p>
          </table:table-cell>
          <table:table-cell table:style-name="ce10" table:formula="of:=VLOOKUP([.$D21];[$'Data_Classification for Summary'.$A$1:.$I$103];5;0)" office:value-type="float" office:value="1">
            <text:p>1</text:p>
          </table:table-cell>
          <table:table-cell table:style-name="ce10" table:formula="of:=VLOOKUP([.$D21];[$'Data_Classification for Summary'.$A$1:.$I$103];7;0)" office:value-type="float" office:value="0">
            <text:p/>
          </table:table-cell>
          <table:table-cell table:style-name="ce10" table:formula="of:=VLOOKUP([.$D21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_Identifier</text:p>
          </table:table-cell>
          <table:table-cell table:style-name="ce10" office:value-type="string">
            <text:p>Medicare patient number</text:p>
          </table:table-cell>
          <table:table-cell table:style-name="ce6" table:formula="of:=[.C21]+1" office:value-type="float" office:value="20">
            <text:p>2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2];[$'Data_Classification for Summary'.$A$1:.$I$103];3;0)" office:value-type="float" office:value="1">
            <text:p>1</text:p>
          </table:table-cell>
          <table:table-cell table:style-name="ce10" table:formula="of:=VLOOKUP([.$D22];[$'Data_Classification for Summary'.$A$1:.$I$103];5;0)" office:value-type="float" office:value="1">
            <text:p>1</text:p>
          </table:table-cell>
          <table:table-cell table:style-name="ce10" table:formula="of:=VLOOKUP([.$D22];[$'Data_Classification for Summary'.$A$1:.$I$103];7;0)" office:value-type="float" office:value="0">
            <text:p/>
          </table:table-cell>
          <table:table-cell table:style-name="ce10" table:formula="of:=VLOOKUP([.$D22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Individual_Healthcare_Identifier</text:p>
          </table:table-cell>
          <table:table-cell table:style-name="ce10" office:value-type="string">
            <text:p>IHI</text:p>
          </table:table-cell>
          <table:table-cell table:style-name="ce6" table:formula="of:=[.C22]+1" office:value-type="float" office:value="21">
            <text:p>2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3];[$'Data_Classification for Summary'.$A$1:.$I$103];3;0)" office:value-type="float" office:value="1">
            <text:p>1</text:p>
          </table:table-cell>
          <table:table-cell table:style-name="ce10" table:formula="of:=VLOOKUP([.$D23];[$'Data_Classification for Summary'.$A$1:.$I$103];5;0)" office:value-type="float" office:value="1">
            <text:p>1</text:p>
          </table:table-cell>
          <table:table-cell table:style-name="ce10" table:formula="of:=VLOOKUP([.$D23];[$'Data_Classification for Summary'.$A$1:.$I$103];7;0)" office:value-type="float" office:value="0">
            <text:p/>
          </table:table-cell>
          <table:table-cell table:style-name="ce10" table:formula="of:=VLOOKUP([.$D23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Social_Security_Number</text:p>
          </table:table-cell>
          <table:table-cell table:style-name="ce10" office:value-type="string">
            <text:p>Social security number</text:p>
          </table:table-cell>
          <table:table-cell table:style-name="ce6" table:formula="of:=[.C23]+1" office:value-type="float" office:value="22">
            <text:p>2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4];[$'Data_Classification for Summary'.$A$1:.$I$103];3;0)" office:value-type="float" office:value="1">
            <text:p>1</text:p>
          </table:table-cell>
          <table:table-cell table:style-name="ce10" table:formula="of:=VLOOKUP([.$D24];[$'Data_Classification for Summary'.$A$1:.$I$103];5;0)" office:value-type="float" office:value="1">
            <text:p>1</text:p>
          </table:table-cell>
          <table:table-cell table:style-name="ce10" table:formula="of:=VLOOKUP([.$D24];[$'Data_Classification for Summary'.$A$1:.$I$103];7;0)" office:value-type="float" office:value="0">
            <text:p/>
          </table:table-cell>
          <table:table-cell table:style-name="ce10" table:formula="of:=VLOOKUP([.$D24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NHS_Number</text:p>
          </table:table-cell>
          <table:table-cell table:style-name="ce10" office:value-type="string">
            <text:p>NHS number</text:p>
          </table:table-cell>
          <table:table-cell table:style-name="ce6" table:formula="of:=[.C24]+1" office:value-type="float" office:value="23">
            <text:p>2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5];[$'Data_Classification for Summary'.$A$1:.$I$103];3;0)" office:value-type="float" office:value="1">
            <text:p>1</text:p>
          </table:table-cell>
          <table:table-cell table:style-name="ce10" table:formula="of:=VLOOKUP([.$D25];[$'Data_Classification for Summary'.$A$1:.$I$103];5;0)" office:value-type="float" office:value="1">
            <text:p>1</text:p>
          </table:table-cell>
          <table:table-cell table:style-name="ce10" table:formula="of:=VLOOKUP([.$D25];[$'Data_Classification for Summary'.$A$1:.$I$103];7;0)" office:value-type="float" office:value="0">
            <text:p/>
          </table:table-cell>
          <table:table-cell table:style-name="ce10" table:formula="of:=VLOOKUP([.$D25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SMS_message_OK</text:p>
          </table:table-cell>
          <table:table-cell table:style-name="ce10" office:value-type="string">
            <text:p>SMS message OK</text:p>
          </table:table-cell>
          <table:table-cell table:style-name="ce6" table:formula="of:=[.C25]+1" office:value-type="float" office:value="24">
            <text:p>2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6];[$'Data_Classification for Summary'.$A$1:.$I$103];3;0)" office:value-type="float" office:value="1">
            <text:p>1</text:p>
          </table:table-cell>
          <table:table-cell table:style-name="ce10" table:formula="of:=VLOOKUP([.$D26];[$'Data_Classification for Summary'.$A$1:.$I$103];5;0)" office:value-type="float" office:value="1">
            <text:p>1</text:p>
          </table:table-cell>
          <table:table-cell table:style-name="ce10" table:formula="of:=VLOOKUP([.$D26];[$'Data_Classification for Summary'.$A$1:.$I$103];7;0)" office:value-type="float" office:value="0">
            <text:p/>
          </table:table-cell>
          <table:table-cell table:style-name="ce10" table:formula="of:=VLOOKUP([.$D26];[$'Data_Classification for Summary'.$A$1:.$I$103];9;0)" office:value-type="float" office:value="0">
            <text:p/>
          </table:table-cell>
          <table:table-cell table:style-name="ce10" office:value-type="float" office:value="131">
            <text:p>13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Name</text:p>
          </table:table-cell>
          <table:table-cell table:style-name="ce17" office:value-type="string">
            <text:p>Next of kin Name</text:p>
          </table:table-cell>
          <table:table-cell table:style-name="ce6" table:formula="of:=[.C26]+1" office:value-type="float" office:value="25">
            <text:p>25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7];[$'Data_Classification for Summary'.$A$1:.$I$103];3;0)" office:value-type="float" office:value="1">
            <text:p>1</text:p>
          </table:table-cell>
          <table:table-cell table:style-name="ce10" table:formula="of:=VLOOKUP([.$D27];[$'Data_Classification for Summary'.$A$1:.$I$103];5;0)" office:value-type="float" office:value="2">
            <text:p>2</text:p>
          </table:table-cell>
          <table:table-cell table:style-name="ce10" table:formula="of:=VLOOKUP([.$D27];[$'Data_Classification for Summary'.$A$1:.$I$103];7;0)" office:value-type="float" office:value="0">
            <text:p/>
          </table:table-cell>
          <table:table-cell table:style-name="ce10" table:formula="of:=VLOOKUP([.$D27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Contact_equals_Patient_Contact</text:p>
          </table:table-cell>
          <table:table-cell table:style-name="ce17" office:value-type="string">
            <text:p>NOK contact same</text:p>
          </table:table-cell>
          <table:table-cell table:style-name="ce6" table:formula="of:=[.C27]+1" office:value-type="float" office:value="26">
            <text:p>26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8];[$'Data_Classification for Summary'.$A$1:.$I$103];3;0)" office:value-type="float" office:value="1">
            <text:p>1</text:p>
          </table:table-cell>
          <table:table-cell table:style-name="ce10" table:formula="of:=VLOOKUP([.$D28];[$'Data_Classification for Summary'.$A$1:.$I$103];5;0)" office:value-type="float" office:value="2">
            <text:p>2</text:p>
          </table:table-cell>
          <table:table-cell table:style-name="ce10" table:formula="of:=VLOOKUP([.$D28];[$'Data_Classification for Summary'.$A$1:.$I$103];7;0)" office:value-type="float" office:value="0">
            <text:p/>
          </table:table-cell>
          <table:table-cell table:style-name="ce10" table:formula="of:=VLOOKUP([.$D2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Home_Phone</text:p>
          </table:table-cell>
          <table:table-cell table:style-name="ce17" office:value-type="string">
            <text:p>NOK Home Phone</text:p>
          </table:table-cell>
          <table:table-cell table:style-name="ce6" table:formula="of:=[.C28]+1" office:value-type="float" office:value="27">
            <text:p>27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9];[$'Data_Classification for Summary'.$A$1:.$I$103];3;0)" office:value-type="float" office:value="1">
            <text:p>1</text:p>
          </table:table-cell>
          <table:table-cell table:style-name="ce10" table:formula="of:=VLOOKUP([.$D29];[$'Data_Classification for Summary'.$A$1:.$I$103];5;0)" office:value-type="float" office:value="2">
            <text:p>2</text:p>
          </table:table-cell>
          <table:table-cell table:style-name="ce10" table:formula="of:=VLOOKUP([.$D29];[$'Data_Classification for Summary'.$A$1:.$I$103];7;0)" office:value-type="float" office:value="0">
            <text:p/>
          </table:table-cell>
          <table:table-cell table:style-name="ce10" table:formula="of:=VLOOKUP([.$D29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Mobile_Phone</text:p>
          </table:table-cell>
          <table:table-cell table:style-name="ce17" office:value-type="string">
            <text:p>NOK Mobile Phone</text:p>
          </table:table-cell>
          <table:table-cell table:style-name="ce6" table:formula="of:=[.C29]+1" office:value-type="float" office:value="28">
            <text:p>28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0];[$'Data_Classification for Summary'.$A$1:.$I$103];3;0)" office:value-type="float" office:value="1">
            <text:p>1</text:p>
          </table:table-cell>
          <table:table-cell table:style-name="ce10" table:formula="of:=VLOOKUP([.$D30];[$'Data_Classification for Summary'.$A$1:.$I$103];5;0)" office:value-type="float" office:value="2">
            <text:p>2</text:p>
          </table:table-cell>
          <table:table-cell table:style-name="ce10" table:formula="of:=VLOOKUP([.$D30];[$'Data_Classification for Summary'.$A$1:.$I$103];7;0)" office:value-type="float" office:value="0">
            <text:p/>
          </table:table-cell>
          <table:table-cell table:style-name="ce10" table:formula="of:=VLOOKUP([.$D30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Work_Phone</text:p>
          </table:table-cell>
          <table:table-cell table:style-name="ce17" office:value-type="string">
            <text:p>NOK Work Phone</text:p>
          </table:table-cell>
          <table:table-cell table:style-name="ce6" table:formula="of:=[.C30]+1" office:value-type="float" office:value="29">
            <text:p>29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1];[$'Data_Classification for Summary'.$A$1:.$I$103];3;0)" office:value-type="float" office:value="1">
            <text:p>1</text:p>
          </table:table-cell>
          <table:table-cell table:style-name="ce10" table:formula="of:=VLOOKUP([.$D31];[$'Data_Classification for Summary'.$A$1:.$I$103];5;0)" office:value-type="float" office:value="2">
            <text:p>2</text:p>
          </table:table-cell>
          <table:table-cell table:style-name="ce10" table:formula="of:=VLOOKUP([.$D31];[$'Data_Classification for Summary'.$A$1:.$I$103];7;0)" office:value-type="float" office:value="0">
            <text:p/>
          </table:table-cell>
          <table:table-cell table:style-name="ce10" table:formula="of:=VLOOKUP([.$D31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Email</text:p>
          </table:table-cell>
          <table:table-cell table:style-name="ce17" office:value-type="string">
            <text:p>NOK Email</text:p>
          </table:table-cell>
          <table:table-cell table:style-name="ce6" table:formula="of:=[.C31]+1" office:value-type="float" office:value="30">
            <text:p>30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2];[$'Data_Classification for Summary'.$A$1:.$I$103];3;0)" office:value-type="float" office:value="1">
            <text:p>1</text:p>
          </table:table-cell>
          <table:table-cell table:style-name="ce10" table:formula="of:=VLOOKUP([.$D32];[$'Data_Classification for Summary'.$A$1:.$I$103];5;0)" office:value-type="float" office:value="2">
            <text:p>2</text:p>
          </table:table-cell>
          <table:table-cell table:style-name="ce10" table:formula="of:=VLOOKUP([.$D32];[$'Data_Classification for Summary'.$A$1:.$I$103];7;0)" office:value-type="float" office:value="0">
            <text:p/>
          </table:table-cell>
          <table:table-cell table:style-name="ce10" table:formula="of:=VLOOKUP([.$D32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Address</text:p>
          </table:table-cell>
          <table:table-cell table:style-name="ce17" office:value-type="string">
            <text:p>NOK Address</text:p>
          </table:table-cell>
          <table:table-cell table:style-name="ce6" table:formula="of:=[.C32]+1" office:value-type="float" office:value="31">
            <text:p>31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3];[$'Data_Classification for Summary'.$A$1:.$I$103];3;0)" office:value-type="float" office:value="1">
            <text:p>1</text:p>
          </table:table-cell>
          <table:table-cell table:style-name="ce10" table:formula="of:=VLOOKUP([.$D33];[$'Data_Classification for Summary'.$A$1:.$I$103];5;0)" office:value-type="float" office:value="2">
            <text:p>2</text:p>
          </table:table-cell>
          <table:table-cell table:style-name="ce10" table:formula="of:=VLOOKUP([.$D33];[$'Data_Classification for Summary'.$A$1:.$I$103];7;0)" office:value-type="float" office:value="0">
            <text:p/>
          </table:table-cell>
          <table:table-cell table:style-name="ce10" table:formula="of:=VLOOKUP([.$D33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Preferred_Contact</text:p>
          </table:table-cell>
          <table:table-cell table:style-name="ce17" office:value-type="string">
            <text:p>NOK Preferred Contact</text:p>
          </table:table-cell>
          <table:table-cell table:style-name="ce6" table:formula="of:=[.C33]+1" office:value-type="float" office:value="32">
            <text:p>32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4];[$'Data_Classification for Summary'.$A$1:.$I$103];3;0)" office:value-type="float" office:value="1">
            <text:p>1</text:p>
          </table:table-cell>
          <table:table-cell table:style-name="ce10" table:formula="of:=VLOOKUP([.$D34];[$'Data_Classification for Summary'.$A$1:.$I$103];5;0)" office:value-type="float" office:value="2">
            <text:p>2</text:p>
          </table:table-cell>
          <table:table-cell table:style-name="ce10" table:formula="of:=VLOOKUP([.$D34];[$'Data_Classification for Summary'.$A$1:.$I$103];7;0)" office:value-type="float" office:value="0">
            <text:p/>
          </table:table-cell>
          <table:table-cell table:style-name="ce10" table:formula="of:=VLOOKUP([.$D34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Name</text:p>
          </table:table-cell>
          <table:table-cell table:style-name="ce10" office:value-type="string">
            <text:p>Parent name</text:p>
          </table:table-cell>
          <table:table-cell table:style-name="ce6" table:formula="of:=[.C34]+1" office:value-type="float" office:value="33">
            <text:p>33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5];[$'Data_Classification for Summary'.$A$1:.$I$103];3;0)" office:value-type="float" office:value="1">
            <text:p>1</text:p>
          </table:table-cell>
          <table:table-cell table:style-name="ce10" table:formula="of:=VLOOKUP([.$D35];[$'Data_Classification for Summary'.$A$1:.$I$103];5;0)" office:value-type="float" office:value="3">
            <text:p>3</text:p>
          </table:table-cell>
          <table:table-cell table:style-name="ce10" table:formula="of:=VLOOKUP([.$D35];[$'Data_Classification for Summary'.$A$1:.$I$103];7;0)" office:value-type="float" office:value="0">
            <text:p/>
          </table:table-cell>
          <table:table-cell table:style-name="ce10" table:formula="of:=VLOOKUP([.$D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Contact_equals_Patient_Contact</text:p>
          </table:table-cell>
          <table:table-cell table:style-name="ce10" office:value-type="string">
            <text:p>Parent contact same</text:p>
          </table:table-cell>
          <table:table-cell table:style-name="ce6" table:formula="of:=[.C35]+1" office:value-type="float" office:value="34">
            <text:p>34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6];[$'Data_Classification for Summary'.$A$1:.$I$103];3;0)" office:value-type="float" office:value="1">
            <text:p>1</text:p>
          </table:table-cell>
          <table:table-cell table:style-name="ce10" table:formula="of:=VLOOKUP([.$D36];[$'Data_Classification for Summary'.$A$1:.$I$103];5;0)" office:value-type="float" office:value="3">
            <text:p>3</text:p>
          </table:table-cell>
          <table:table-cell table:style-name="ce10" table:formula="of:=VLOOKUP([.$D36];[$'Data_Classification for Summary'.$A$1:.$I$103];7;0)" office:value-type="float" office:value="0">
            <text:p/>
          </table:table-cell>
          <table:table-cell table:style-name="ce10" table:formula="of:=VLOOKUP([.$D3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Home_Phone</text:p>
          </table:table-cell>
          <table:table-cell table:style-name="ce10" office:value-type="string">
            <text:p>Home Phone</text:p>
          </table:table-cell>
          <table:table-cell table:style-name="ce6" table:formula="of:=[.C36]+1" office:value-type="float" office:value="35">
            <text:p>35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7];[$'Data_Classification for Summary'.$A$1:.$I$103];3;0)" office:value-type="float" office:value="1">
            <text:p>1</text:p>
          </table:table-cell>
          <table:table-cell table:style-name="ce10" table:formula="of:=VLOOKUP([.$D37];[$'Data_Classification for Summary'.$A$1:.$I$103];5;0)" office:value-type="float" office:value="3">
            <text:p>3</text:p>
          </table:table-cell>
          <table:table-cell table:style-name="ce10" table:formula="of:=VLOOKUP([.$D37];[$'Data_Classification for Summary'.$A$1:.$I$103];7;0)" office:value-type="float" office:value="0">
            <text:p/>
          </table:table-cell>
          <table:table-cell table:style-name="ce10" table:formula="of:=VLOOKUP([.$D37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37]+1" office:value-type="float" office:value="36">
            <text:p>36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8];[$'Data_Classification for Summary'.$A$1:.$I$103];3;0)" office:value-type="float" office:value="1">
            <text:p>1</text:p>
          </table:table-cell>
          <table:table-cell table:style-name="ce10" table:formula="of:=VLOOKUP([.$D38];[$'Data_Classification for Summary'.$A$1:.$I$103];5;0)" office:value-type="float" office:value="3">
            <text:p>3</text:p>
          </table:table-cell>
          <table:table-cell table:style-name="ce10" table:formula="of:=VLOOKUP([.$D38];[$'Data_Classification for Summary'.$A$1:.$I$103];7;0)" office:value-type="float" office:value="0">
            <text:p/>
          </table:table-cell>
          <table:table-cell table:style-name="ce10" table:formula="of:=VLOOKUP([.$D38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Work_Phone</text:p>
          </table:table-cell>
          <table:table-cell table:style-name="ce10" office:value-type="string">
            <text:p>Work Phone</text:p>
          </table:table-cell>
          <table:table-cell table:style-name="ce6" table:formula="of:=[.C38]+1" office:value-type="float" office:value="37">
            <text:p>37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9];[$'Data_Classification for Summary'.$A$1:.$I$103];3;0)" office:value-type="float" office:value="1">
            <text:p>1</text:p>
          </table:table-cell>
          <table:table-cell table:style-name="ce10" table:formula="of:=VLOOKUP([.$D39];[$'Data_Classification for Summary'.$A$1:.$I$103];5;0)" office:value-type="float" office:value="3">
            <text:p>3</text:p>
          </table:table-cell>
          <table:table-cell table:style-name="ce10" table:formula="of:=VLOOKUP([.$D39];[$'Data_Classification for Summary'.$A$1:.$I$103];7;0)" office:value-type="float" office:value="0">
            <text:p/>
          </table:table-cell>
          <table:table-cell table:style-name="ce10" table:formula="of:=VLOOKUP([.$D39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Email</text:p>
          </table:table-cell>
          <table:table-cell table:style-name="ce10" office:value-type="string">
            <text:p>Email</text:p>
          </table:table-cell>
          <table:table-cell table:style-name="ce6" table:formula="of:=[.C39]+1" office:value-type="float" office:value="38">
            <text:p>38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0];[$'Data_Classification for Summary'.$A$1:.$I$103];3;0)" office:value-type="float" office:value="1">
            <text:p>1</text:p>
          </table:table-cell>
          <table:table-cell table:style-name="ce10" table:formula="of:=VLOOKUP([.$D40];[$'Data_Classification for Summary'.$A$1:.$I$103];5;0)" office:value-type="float" office:value="3">
            <text:p>3</text:p>
          </table:table-cell>
          <table:table-cell table:style-name="ce10" table:formula="of:=VLOOKUP([.$D40];[$'Data_Classification for Summary'.$A$1:.$I$103];7;0)" office:value-type="float" office:value="0">
            <text:p/>
          </table:table-cell>
          <table:table-cell table:style-name="ce10" table:formula="of:=VLOOKUP([.$D40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Address</text:p>
          </table:table-cell>
          <table:table-cell table:style-name="ce10" office:value-type="string">
            <text:p>Parent Address</text:p>
          </table:table-cell>
          <table:table-cell table:style-name="ce6" table:formula="of:=[.C40]+1" office:value-type="float" office:value="39">
            <text:p>39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1];[$'Data_Classification for Summary'.$A$1:.$I$103];3;0)" office:value-type="float" office:value="1">
            <text:p>1</text:p>
          </table:table-cell>
          <table:table-cell table:style-name="ce10" table:formula="of:=VLOOKUP([.$D41];[$'Data_Classification for Summary'.$A$1:.$I$103];5;0)" office:value-type="float" office:value="3">
            <text:p>3</text:p>
          </table:table-cell>
          <table:table-cell table:style-name="ce10" table:formula="of:=VLOOKUP([.$D41];[$'Data_Classification for Summary'.$A$1:.$I$103];7;0)" office:value-type="float" office:value="0">
            <text:p/>
          </table:table-cell>
          <table:table-cell table:style-name="ce10" table:formula="of:=VLOOKUP([.$D4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Preferred_Contact</text:p>
          </table:table-cell>
          <table:table-cell table:style-name="ce10" office:value-type="string">
            <text:p>Preferred Contact</text:p>
          </table:table-cell>
          <table:table-cell table:formula="of:=[.C41]+1" office:value-type="float" office:value="40">
            <text:p>40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2];[$'Data_Classification for Summary'.$A$1:.$I$103];3;0)" office:value-type="float" office:value="1">
            <text:p>1</text:p>
          </table:table-cell>
          <table:table-cell table:style-name="ce10" table:formula="of:=VLOOKUP([.$D42];[$'Data_Classification for Summary'.$A$1:.$I$103];5;0)" office:value-type="float" office:value="3">
            <text:p>3</text:p>
          </table:table-cell>
          <table:table-cell table:style-name="ce10" table:formula="of:=VLOOKUP([.$D42];[$'Data_Classification for Summary'.$A$1:.$I$103];7;0)" office:value-type="float" office:value="0">
            <text:p/>
          </table:table-cell>
          <table:table-cell table:style-name="ce10" table:formula="of:=VLOOKUP([.$D42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</text:p>
          </table:table-cell>
          <table:table-cell table:style-name="ce10" office:value-type="string">
            <text:p>Guardian</text:p>
          </table:table-cell>
          <table:table-cell table:style-name="ce6" table:formula="of:=[.C42]+1" office:value-type="float" office:value="41">
            <text:p>41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3];[$'Data_Classification for Summary'.$A$1:.$I$103];3;0)" office:value-type="float" office:value="1">
            <text:p>1</text:p>
          </table:table-cell>
          <table:table-cell table:style-name="ce10" table:formula="of:=VLOOKUP([.$D43];[$'Data_Classification for Summary'.$A$1:.$I$103];5;0)" office:value-type="float" office:value="4">
            <text:p>4</text:p>
          </table:table-cell>
          <table:table-cell table:style-name="ce10" table:formula="of:=VLOOKUP([.$D43];[$'Data_Classification for Summary'.$A$1:.$I$103];7;0)" office:value-type="float" office:value="0">
            <text:p/>
          </table:table-cell>
          <table:table-cell table:style-name="ce10" table:formula="of:=VLOOKUP([.$D4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Name</text:p>
          </table:table-cell>
          <table:table-cell table:style-name="ce10" office:value-type="string">
            <text:p>Guardian name</text:p>
          </table:table-cell>
          <table:table-cell table:formula="of:=[.C43]+1" office:value-type="float" office:value="42">
            <text:p>42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4];[$'Data_Classification for Summary'.$A$1:.$I$103];3;0)" office:value-type="float" office:value="1">
            <text:p>1</text:p>
          </table:table-cell>
          <table:table-cell table:style-name="ce10" table:formula="of:=VLOOKUP([.$D44];[$'Data_Classification for Summary'.$A$1:.$I$103];5;0)" office:value-type="float" office:value="4">
            <text:p>4</text:p>
          </table:table-cell>
          <table:table-cell table:style-name="ce10" table:formula="of:=VLOOKUP([.$D44];[$'Data_Classification for Summary'.$A$1:.$I$103];7;0)" office:value-type="float" office:value="0">
            <text:p/>
          </table:table-cell>
          <table:table-cell table:style-name="ce10" table:formula="of:=VLOOKUP([.$D4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Contact_equals_Patient_Contact</text:p>
          </table:table-cell>
          <table:table-cell table:style-name="ce10" office:value-type="string">
            <text:p>Guardian contact same</text:p>
          </table:table-cell>
          <table:table-cell table:formula="of:=[.C44]+1" office:value-type="float" office:value="43">
            <text:p>43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5];[$'Data_Classification for Summary'.$A$1:.$I$103];3;0)" office:value-type="float" office:value="1">
            <text:p>1</text:p>
          </table:table-cell>
          <table:table-cell table:style-name="ce10" table:formula="of:=VLOOKUP([.$D45];[$'Data_Classification for Summary'.$A$1:.$I$103];5;0)" office:value-type="float" office:value="4">
            <text:p>4</text:p>
          </table:table-cell>
          <table:table-cell table:style-name="ce10" table:formula="of:=VLOOKUP([.$D45];[$'Data_Classification for Summary'.$A$1:.$I$103];7;0)" office:value-type="float" office:value="0">
            <text:p/>
          </table:table-cell>
          <table:table-cell table:style-name="ce10" table:formula="of:=VLOOKUP([.$D4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Home_Phone</text:p>
          </table:table-cell>
          <table:table-cell table:style-name="ce10" office:value-type="string">
            <text:p>Guardian Home Phone</text:p>
          </table:table-cell>
          <table:table-cell table:formula="of:=[.C45]+1" office:value-type="float" office:value="44">
            <text:p>44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6];[$'Data_Classification for Summary'.$A$1:.$I$103];3;0)" office:value-type="float" office:value="1">
            <text:p>1</text:p>
          </table:table-cell>
          <table:table-cell table:style-name="ce10" table:formula="of:=VLOOKUP([.$D46];[$'Data_Classification for Summary'.$A$1:.$I$103];5;0)" office:value-type="float" office:value="4">
            <text:p>4</text:p>
          </table:table-cell>
          <table:table-cell table:style-name="ce10" table:formula="of:=VLOOKUP([.$D46];[$'Data_Classification for Summary'.$A$1:.$I$103];7;0)" office:value-type="float" office:value="0">
            <text:p/>
          </table:table-cell>
          <table:table-cell table:style-name="ce10" table:formula="of:=VLOOKUP([.$D46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Mobile_Phone</text:p>
          </table:table-cell>
          <table:table-cell table:style-name="ce10" office:value-type="string">
            <text:p>Guardian Mobile Phone</text:p>
          </table:table-cell>
          <table:table-cell table:formula="of:=[.C46]+1" office:value-type="float" office:value="45">
            <text:p>45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7];[$'Data_Classification for Summary'.$A$1:.$I$103];3;0)" office:value-type="float" office:value="1">
            <text:p>1</text:p>
          </table:table-cell>
          <table:table-cell table:style-name="ce10" table:formula="of:=VLOOKUP([.$D47];[$'Data_Classification for Summary'.$A$1:.$I$103];5;0)" office:value-type="float" office:value="4">
            <text:p>4</text:p>
          </table:table-cell>
          <table:table-cell table:style-name="ce10" table:formula="of:=VLOOKUP([.$D47];[$'Data_Classification for Summary'.$A$1:.$I$103];7;0)" office:value-type="float" office:value="0">
            <text:p/>
          </table:table-cell>
          <table:table-cell table:style-name="ce10" table:formula="of:=VLOOKUP([.$D47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Work_Phone</text:p>
          </table:table-cell>
          <table:table-cell table:style-name="ce10" office:value-type="string">
            <text:p>Guardian Work Phone</text:p>
          </table:table-cell>
          <table:table-cell table:formula="of:=[.C47]+1" office:value-type="float" office:value="46">
            <text:p>46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8];[$'Data_Classification for Summary'.$A$1:.$I$103];3;0)" office:value-type="float" office:value="1">
            <text:p>1</text:p>
          </table:table-cell>
          <table:table-cell table:style-name="ce10" table:formula="of:=VLOOKUP([.$D48];[$'Data_Classification for Summary'.$A$1:.$I$103];5;0)" office:value-type="float" office:value="4">
            <text:p>4</text:p>
          </table:table-cell>
          <table:table-cell table:style-name="ce10" table:formula="of:=VLOOKUP([.$D48];[$'Data_Classification for Summary'.$A$1:.$I$103];7;0)" office:value-type="float" office:value="0">
            <text:p/>
          </table:table-cell>
          <table:table-cell table:style-name="ce10" table:formula="of:=VLOOKUP([.$D48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Email</text:p>
          </table:table-cell>
          <table:table-cell table:style-name="ce10" office:value-type="string">
            <text:p>Guardian Email</text:p>
          </table:table-cell>
          <table:table-cell table:formula="of:=[.C48]+1" office:value-type="float" office:value="47">
            <text:p>47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9];[$'Data_Classification for Summary'.$A$1:.$I$103];3;0)" office:value-type="float" office:value="1">
            <text:p>1</text:p>
          </table:table-cell>
          <table:table-cell table:style-name="ce10" table:formula="of:=VLOOKUP([.$D49];[$'Data_Classification for Summary'.$A$1:.$I$103];5;0)" office:value-type="float" office:value="4">
            <text:p>4</text:p>
          </table:table-cell>
          <table:table-cell table:style-name="ce10" table:formula="of:=VLOOKUP([.$D49];[$'Data_Classification for Summary'.$A$1:.$I$103];7;0)" office:value-type="float" office:value="0">
            <text:p/>
          </table:table-cell>
          <table:table-cell table:style-name="ce10" table:formula="of:=VLOOKUP([.$D49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Address</text:p>
          </table:table-cell>
          <table:table-cell table:style-name="ce10" office:value-type="string">
            <text:p>Guardian Address</text:p>
          </table:table-cell>
          <table:table-cell table:formula="of:=[.C49]+1" office:value-type="float" office:value="48">
            <text:p>48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0];[$'Data_Classification for Summary'.$A$1:.$I$103];3;0)" office:value-type="float" office:value="1">
            <text:p>1</text:p>
          </table:table-cell>
          <table:table-cell table:style-name="ce10" table:formula="of:=VLOOKUP([.$D50];[$'Data_Classification for Summary'.$A$1:.$I$103];5;0)" office:value-type="float" office:value="4">
            <text:p>4</text:p>
          </table:table-cell>
          <table:table-cell table:style-name="ce10" table:formula="of:=VLOOKUP([.$D50];[$'Data_Classification for Summary'.$A$1:.$I$103];7;0)" office:value-type="float" office:value="0">
            <text:p/>
          </table:table-cell>
          <table:table-cell table:style-name="ce10" table:formula="of:=VLOOKUP([.$D5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Preferred_Contact</text:p>
          </table:table-cell>
          <table:table-cell table:style-name="ce10" office:value-type="string">
            <text:p>Guardian Preferred Contact</text:p>
          </table:table-cell>
          <table:table-cell table:formula="of:=[.C50]+1" office:value-type="float" office:value="49">
            <text:p>49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1];[$'Data_Classification for Summary'.$A$1:.$I$103];3;0)" office:value-type="float" office:value="1">
            <text:p>1</text:p>
          </table:table-cell>
          <table:table-cell table:style-name="ce10" table:formula="of:=VLOOKUP([.$D51];[$'Data_Classification for Summary'.$A$1:.$I$103];5;0)" office:value-type="float" office:value="4">
            <text:p>4</text:p>
          </table:table-cell>
          <table:table-cell table:style-name="ce10" table:formula="of:=VLOOKUP([.$D51];[$'Data_Classification for Summary'.$A$1:.$I$103];7;0)" office:value-type="float" office:value="0">
            <text:p/>
          </table:table-cell>
          <table:table-cell table:style-name="ce10" table:formula="of:=VLOOKUP([.$D5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</text:p>
          </table:table-cell>
          <table:table-cell table:style-name="ce10" office:value-type="string">
            <text:p>Carer</text:p>
          </table:table-cell>
          <table:table-cell table:formula="of:=[.C51]+1" office:value-type="float" office:value="50">
            <text:p>50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2];[$'Data_Classification for Summary'.$A$1:.$I$103];3;0)" office:value-type="float" office:value="1">
            <text:p>1</text:p>
          </table:table-cell>
          <table:table-cell table:style-name="ce10" table:formula="of:=VLOOKUP([.$D52];[$'Data_Classification for Summary'.$A$1:.$I$103];5;0)" office:value-type="float" office:value="5">
            <text:p>5</text:p>
          </table:table-cell>
          <table:table-cell table:style-name="ce10" table:formula="of:=VLOOKUP([.$D52];[$'Data_Classification for Summary'.$A$1:.$I$103];7;0)" office:value-type="float" office:value="0">
            <text:p/>
          </table:table-cell>
          <table:table-cell table:style-name="ce10" table:formula="of:=VLOOKUP([.$D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arer_Name</text:p>
          </table:table-cell>
          <table:table-cell table:style-name="ce10" office:value-type="string">
            <text:p>Carer Name</text:p>
          </table:table-cell>
          <table:table-cell table:formula="of:=[.C52]+1" office:value-type="float" office:value="51">
            <text:p>51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3];[$'Data_Classification for Summary'.$A$1:.$I$103];3;0)" office:value-type="float" office:value="1">
            <text:p>1</text:p>
          </table:table-cell>
          <table:table-cell table:style-name="ce10" table:formula="of:=VLOOKUP([.$D53];[$'Data_Classification for Summary'.$A$1:.$I$103];5;0)" office:value-type="float" office:value="5">
            <text:p>5</text:p>
          </table:table-cell>
          <table:table-cell table:style-name="ce10" table:formula="of:=VLOOKUP([.$D53];[$'Data_Classification for Summary'.$A$1:.$I$103];7;0)" office:value-type="float" office:value="0">
            <text:p/>
          </table:table-cell>
          <table:table-cell table:style-name="ce10" table:formula="of:=VLOOKUP([.$D53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Home_Phone</text:p>
          </table:table-cell>
          <table:table-cell table:style-name="ce10" office:value-type="string">
            <text:p>Home Phone</text:p>
          </table:table-cell>
          <table:table-cell table:formula="of:=[.C53]+1" office:value-type="float" office:value="52">
            <text:p>52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4];[$'Data_Classification for Summary'.$A$1:.$I$103];3;0)" office:value-type="float" office:value="1">
            <text:p>1</text:p>
          </table:table-cell>
          <table:table-cell table:style-name="ce10" table:formula="of:=VLOOKUP([.$D54];[$'Data_Classification for Summary'.$A$1:.$I$103];5;0)" office:value-type="float" office:value="5">
            <text:p>5</text:p>
          </table:table-cell>
          <table:table-cell table:style-name="ce10" table:formula="of:=VLOOKUP([.$D54];[$'Data_Classification for Summary'.$A$1:.$I$103];7;0)" office:value-type="float" office:value="0">
            <text:p/>
          </table:table-cell>
          <table:table-cell table:style-name="ce10" table:formula="of:=VLOOKUP([.$D5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Mobile_Phone</text:p>
          </table:table-cell>
          <table:table-cell table:style-name="ce10" office:value-type="string">
            <text:p>Mobile Phone</text:p>
          </table:table-cell>
          <table:table-cell table:formula="of:=[.C54]+1" office:value-type="float" office:value="53">
            <text:p>53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5];[$'Data_Classification for Summary'.$A$1:.$I$103];3;0)" office:value-type="float" office:value="1">
            <text:p>1</text:p>
          </table:table-cell>
          <table:table-cell table:style-name="ce10" table:formula="of:=VLOOKUP([.$D55];[$'Data_Classification for Summary'.$A$1:.$I$103];5;0)" office:value-type="float" office:value="5">
            <text:p>5</text:p>
          </table:table-cell>
          <table:table-cell table:style-name="ce10" table:formula="of:=VLOOKUP([.$D55];[$'Data_Classification for Summary'.$A$1:.$I$103];7;0)" office:value-type="float" office:value="0">
            <text:p/>
          </table:table-cell>
          <table:table-cell table:style-name="ce10" table:formula="of:=VLOOKUP([.$D5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Work_Phone</text:p>
          </table:table-cell>
          <table:table-cell table:style-name="ce10" office:value-type="string">
            <text:p>Work Phone</text:p>
          </table:table-cell>
          <table:table-cell table:formula="of:=[.C55]+1" office:value-type="float" office:value="54">
            <text:p>54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6];[$'Data_Classification for Summary'.$A$1:.$I$103];3;0)" office:value-type="float" office:value="1">
            <text:p>1</text:p>
          </table:table-cell>
          <table:table-cell table:style-name="ce10" table:formula="of:=VLOOKUP([.$D56];[$'Data_Classification for Summary'.$A$1:.$I$103];5;0)" office:value-type="float" office:value="5">
            <text:p>5</text:p>
          </table:table-cell>
          <table:table-cell table:style-name="ce10" table:formula="of:=VLOOKUP([.$D56];[$'Data_Classification for Summary'.$A$1:.$I$103];7;0)" office:value-type="float" office:value="0">
            <text:p/>
          </table:table-cell>
          <table:table-cell table:style-name="ce10" table:formula="of:=VLOOKUP([.$D5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Email</text:p>
          </table:table-cell>
          <table:table-cell table:style-name="ce10" office:value-type="string">
            <text:p>Email</text:p>
          </table:table-cell>
          <table:table-cell table:formula="of:=[.C56]+1" office:value-type="float" office:value="55">
            <text:p>55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7];[$'Data_Classification for Summary'.$A$1:.$I$103];3;0)" office:value-type="float" office:value="1">
            <text:p>1</text:p>
          </table:table-cell>
          <table:table-cell table:style-name="ce10" table:formula="of:=VLOOKUP([.$D57];[$'Data_Classification for Summary'.$A$1:.$I$103];5;0)" office:value-type="float" office:value="5">
            <text:p>5</text:p>
          </table:table-cell>
          <table:table-cell table:style-name="ce10" table:formula="of:=VLOOKUP([.$D57];[$'Data_Classification for Summary'.$A$1:.$I$103];7;0)" office:value-type="float" office:value="0">
            <text:p/>
          </table:table-cell>
          <table:table-cell table:style-name="ce10" table:formula="of:=VLOOKUP([.$D5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Address</text:p>
          </table:table-cell>
          <table:table-cell table:style-name="ce10" office:value-type="string">
            <text:p>Carer Address</text:p>
          </table:table-cell>
          <table:table-cell table:formula="of:=[.C57]+1" office:value-type="float" office:value="56">
            <text:p>56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8];[$'Data_Classification for Summary'.$A$1:.$I$103];3;0)" office:value-type="float" office:value="1">
            <text:p>1</text:p>
          </table:table-cell>
          <table:table-cell table:style-name="ce10" table:formula="of:=VLOOKUP([.$D58];[$'Data_Classification for Summary'.$A$1:.$I$103];5;0)" office:value-type="float" office:value="5">
            <text:p>5</text:p>
          </table:table-cell>
          <table:table-cell table:style-name="ce10" table:formula="of:=VLOOKUP([.$D58];[$'Data_Classification for Summary'.$A$1:.$I$103];7;0)" office:value-type="float" office:value="0">
            <text:p/>
          </table:table-cell>
          <table:table-cell table:style-name="ce10" table:formula="of:=VLOOKUP([.$D58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Preferred_Contact</text:p>
          </table:table-cell>
          <table:table-cell table:style-name="ce10" office:value-type="string">
            <text:p>Preferred Contact</text:p>
          </table:table-cell>
          <table:table-cell table:formula="of:=[.C58]+1" office:value-type="float" office:value="57">
            <text:p>57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9];[$'Data_Classification for Summary'.$A$1:.$I$103];3;0)" office:value-type="float" office:value="1">
            <text:p>1</text:p>
          </table:table-cell>
          <table:table-cell table:style-name="ce10" table:formula="of:=VLOOKUP([.$D59];[$'Data_Classification for Summary'.$A$1:.$I$103];5;0)" office:value-type="float" office:value="5">
            <text:p>5</text:p>
          </table:table-cell>
          <table:table-cell table:style-name="ce10" table:formula="of:=VLOOKUP([.$D59];[$'Data_Classification for Summary'.$A$1:.$I$103];7;0)" office:value-type="float" office:value="0">
            <text:p/>
          </table:table-cell>
          <table:table-cell table:style-name="ce10" table:formula="of:=VLOOKUP([.$D5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nesthetist</text:p>
          </table:table-cell>
          <table:table-cell table:style-name="ce18" office:value-type="string">
            <text:p>Anesthetist</text:p>
          </table:table-cell>
          <table:table-cell table:formula="of:=[.C59]+1" office:value-type="float" office:value="58">
            <text:p>58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0];[$'Data_Classification for Summary'.$A$1:.$I$103];3;0)" office:value-type="float" office:value="2">
            <text:p>2</text:p>
          </table:table-cell>
          <table:table-cell table:style-name="ce10" table:formula="of:=VLOOKUP([.$D60];[$'Data_Classification for Summary'.$A$1:.$I$103];5;0)" office:value-type="float" office:value="1">
            <text:p>1</text:p>
          </table:table-cell>
          <table:table-cell table:style-name="ce10" table:formula="of:=VLOOKUP([.$D60];[$'Data_Classification for Summary'.$A$1:.$I$103];7;0)" office:value-type="float" office:value="0">
            <text:p/>
          </table:table-cell>
          <table:table-cell table:style-name="ce10" table:formula="of:=VLOOKUP([.$D60];[$'Data_Classification for Summary'.$A$1:.$I$103];9;0)" office:value-type="float" office:value="0">
            <text:p/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eferring_Surgeon</text:p>
          </table:table-cell>
          <table:table-cell table:style-name="ce18" office:value-type="string">
            <text:p>Referring Surgeon</text:p>
          </table:table-cell>
          <table:table-cell table:formula="of:=[.C60]+1" office:value-type="float" office:value="59">
            <text:p>59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1];[$'Data_Classification for Summary'.$A$1:.$I$103];3;0)" office:value-type="float" office:value="2">
            <text:p>2</text:p>
          </table:table-cell>
          <table:table-cell table:style-name="ce10" table:formula="of:=VLOOKUP([.$D61];[$'Data_Classification for Summary'.$A$1:.$I$103];5;0)" office:value-type="float" office:value="1">
            <text:p>1</text:p>
          </table:table-cell>
          <table:table-cell table:style-name="ce10" table:formula="of:=VLOOKUP([.$D61];[$'Data_Classification for Summary'.$A$1:.$I$103];7;0)" office:value-type="float" office:value="0">
            <text:p/>
          </table:table-cell>
          <table:table-cell table:style-name="ce10" table:formula="of:=VLOOKUP([.$D61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eferring_Speciality</text:p>
          </table:table-cell>
          <table:table-cell table:style-name="ce18" office:value-type="string">
            <text:p>Referring Speciality</text:p>
          </table:table-cell>
          <table:table-cell table:formula="of:=[.C61]+1" office:value-type="float" office:value="60">
            <text:p>60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2];[$'Data_Classification for Summary'.$A$1:.$I$103];3;0)" office:value-type="float" office:value="2">
            <text:p>2</text:p>
          </table:table-cell>
          <table:table-cell table:style-name="ce10" table:formula="of:=VLOOKUP([.$D62];[$'Data_Classification for Summary'.$A$1:.$I$103];5;0)" office:value-type="float" office:value="1">
            <text:p>1</text:p>
          </table:table-cell>
          <table:table-cell table:style-name="ce10" table:formula="of:=VLOOKUP([.$D62];[$'Data_Classification for Summary'.$A$1:.$I$103];7;0)" office:value-type="float" office:value="0">
            <text:p/>
          </table:table-cell>
          <table:table-cell table:style-name="ce10" table:formula="of:=VLOOKUP([.$D62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141">
            <text:p>70141</text:p>
          </table:table-cell>
          <table:table-cell table:style-name="ce23" office:value-type="string">
            <text:p>General - Surgery Service</text:p>
          </table:table-cell>
          <table:table-cell table:number-columns-repeated="1012"/>
        </table:table-row>
        <table:table-row table:style-name="ro4">
          <table:table-cell office:value-type="string">
            <text:p>Assessment_Date_Start</text:p>
          </table:table-cell>
          <table:table-cell table:style-name="ce18" office:value-type="string">
            <text:p>Date assessment started</text:p>
          </table:table-cell>
          <table:table-cell table:formula="of:=[.C62]+1" office:value-type="float" office:value="61">
            <text:p>61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3];[$'Data_Classification for Summary'.$A$1:.$I$103];3;0)" office:value-type="float" office:value="5">
            <text:p>5</text:p>
          </table:table-cell>
          <table:table-cell table:style-name="ce10" table:formula="of:=VLOOKUP([.$D63];[$'Data_Classification for Summary'.$A$1:.$I$103];5;0)" office:value-type="float" office:value="5">
            <text:p>5</text:p>
          </table:table-cell>
          <table:table-cell table:style-name="ce10" table:formula="of:=VLOOKUP([.$D63];[$'Data_Classification for Summary'.$A$1:.$I$103];7;0)" office:value-type="float" office:value="0">
            <text:p/>
          </table:table-cell>
          <table:table-cell table:style-name="ce10" table:formula="of:=VLOOKUP([.$D63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ll</text:p>
          </table:table-cell>
          <table:table-cell table:style-name="ce23" office:value-type="float" office:value="70414">
            <text:p>70414</text:p>
          </table:table-cell>
          <table:table-cell table:style-name="ce23" office:value-type="string">
            <text:p>General - Preoperative evaluation date/time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</text:p>
          </table:table-cell>
          <table:table-cell table:style-name="ce18" office:value-type="string">
            <text:p>Procedure planned</text:p>
          </table:table-cell>
          <table:table-cell table:formula="of:=[.C63]+1" office:value-type="float" office:value="62">
            <text:p>62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4];[$'Data_Classification for Summary'.$A$1:.$I$103];3;0)" office:value-type="float" office:value="5">
            <text:p>5</text:p>
          </table:table-cell>
          <table:table-cell table:style-name="ce10" table:formula="of:=VLOOKUP([.$D64];[$'Data_Classification for Summary'.$A$1:.$I$103];5;0)" office:value-type="float" office:value="5">
            <text:p>5</text:p>
          </table:table-cell>
          <table:table-cell table:style-name="ce10" table:formula="of:=VLOOKUP([.$D64];[$'Data_Classification for Summary'.$A$1:.$I$103];7;0)" office:value-type="float" office:value="0">
            <text:p/>
          </table:table-cell>
          <table:table-cell table:style-name="ce10" table:formula="of:=VLOOKUP([.$D64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331">
            <text:p>70331</text:p>
          </table:table-cell>
          <table:table-cell table:style-name="ce23" office:value-type="string">
            <text:p>General - Proposed Operation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_Patient_Reported</text:p>
          </table:table-cell>
          <table:table-cell table:style-name="ce18" office:value-type="string">
            <text:p>Procedure planned (patient report)</text:p>
          </table:table-cell>
          <table:table-cell table:formula="of:=[.C64]+1" office:value-type="float" office:value="63">
            <text:p>63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5];[$'Data_Classification for Summary'.$A$1:.$I$103];3;0)" office:value-type="float" office:value="5">
            <text:p>5</text:p>
          </table:table-cell>
          <table:table-cell table:style-name="ce10" table:formula="of:=VLOOKUP([.$D65];[$'Data_Classification for Summary'.$A$1:.$I$103];5;0)" office:value-type="float" office:value="5">
            <text:p>5</text:p>
          </table:table-cell>
          <table:table-cell table:style-name="ce10" table:formula="of:=VLOOKUP([.$D65];[$'Data_Classification for Summary'.$A$1:.$I$103];7;0)" office:value-type="float" office:value="0">
            <text:p/>
          </table:table-cell>
          <table:table-cell table:style-name="ce10" table:formula="of:=VLOOKUP([.$D65];[$'Data_Classification for Summary'.$A$1:.$I$103];9;0)" office:value-type="float" office:value="0">
            <text:p/>
          </table:table-cell>
          <table:table-cell table:style-name="ce18" office:value-type="float" office:value="11">
            <text:p>1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ocedure_Date</text:p>
          </table:table-cell>
          <table:table-cell table:style-name="ce18" office:value-type="string">
            <text:p>Procedure date</text:p>
          </table:table-cell>
          <table:table-cell table:formula="of:=[.C65]+1" office:value-type="float" office:value="64">
            <text:p>64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6];[$'Data_Classification for Summary'.$A$1:.$I$103];3;0)" office:value-type="float" office:value="5">
            <text:p>5</text:p>
          </table:table-cell>
          <table:table-cell table:style-name="ce10" table:formula="of:=VLOOKUP([.$D66];[$'Data_Classification for Summary'.$A$1:.$I$103];5;0)" office:value-type="float" office:value="5">
            <text:p>5</text:p>
          </table:table-cell>
          <table:table-cell table:style-name="ce10" table:formula="of:=VLOOKUP([.$D66];[$'Data_Classification for Summary'.$A$1:.$I$103];7;0)" office:value-type="float" office:value="0">
            <text:p/>
          </table:table-cell>
          <table:table-cell table:style-name="ce10" table:formula="of:=VLOOKUP([.$D66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ocedure_Date_Patient_Reported</text:p>
          </table:table-cell>
          <table:table-cell table:style-name="ce18" office:value-type="string">
            <text:p>Procedure date (patient report)</text:p>
          </table:table-cell>
          <table:table-cell table:formula="of:=[.C66]+1" office:value-type="float" office:value="65">
            <text:p>65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7];[$'Data_Classification for Summary'.$A$1:.$I$103];3;0)" office:value-type="float" office:value="5">
            <text:p>5</text:p>
          </table:table-cell>
          <table:table-cell table:style-name="ce10" table:formula="of:=VLOOKUP([.$D67];[$'Data_Classification for Summary'.$A$1:.$I$103];5;0)" office:value-type="float" office:value="5">
            <text:p>5</text:p>
          </table:table-cell>
          <table:table-cell table:style-name="ce10" table:formula="of:=VLOOKUP([.$D67];[$'Data_Classification for Summary'.$A$1:.$I$103];7;0)" office:value-type="float" office:value="0">
            <text:p/>
          </table:table-cell>
          <table:table-cell table:style-name="ce10" table:formula="of:=VLOOKUP([.$D67];[$'Data_Classification for Summary'.$A$1:.$I$103];9;0)" office:value-type="float" office:value="0">
            <text:p/>
          </table:table-cell>
          <table:table-cell table:style-name="ce18" office:value-type="float" office:value="21">
            <text:p>2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urgical_Diagnosis</text:p>
          </table:table-cell>
          <table:table-cell table:style-name="ce18" office:value-type="string">
            <text:p>Surgical diagnosis</text:p>
          </table:table-cell>
          <table:table-cell table:formula="of:=[.C67]+1" office:value-type="float" office:value="66">
            <text:p>66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8];[$'Data_Classification for Summary'.$A$1:.$I$103];3;0)" office:value-type="float" office:value="5">
            <text:p>5</text:p>
          </table:table-cell>
          <table:table-cell table:style-name="ce10" table:formula="of:=VLOOKUP([.$D68];[$'Data_Classification for Summary'.$A$1:.$I$103];5;0)" office:value-type="float" office:value="5">
            <text:p>5</text:p>
          </table:table-cell>
          <table:table-cell table:style-name="ce10" table:formula="of:=VLOOKUP([.$D68];[$'Data_Classification for Summary'.$A$1:.$I$103];7;0)" office:value-type="float" office:value="0">
            <text:p/>
          </table:table-cell>
          <table:table-cell table:style-name="ce10" table:formula="of:=VLOOKUP([.$D68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334">
            <text:p>70334</text:p>
          </table:table-cell>
          <table:table-cell table:style-name="ce23" office:value-type="string">
            <text:p>General - Surgical Diagnosis</text:p>
          </table:table-cell>
          <table:table-cell table:number-columns-repeated="1012"/>
        </table:table-row>
        <table:table-row table:style-name="ro4">
          <table:table-cell office:value-type="string">
            <text:p>Surgical_Diagnosis_Patient_Reported</text:p>
          </table:table-cell>
          <table:table-cell table:style-name="ce18" office:value-type="string">
            <text:p>Surgical diagnosis (patient report)</text:p>
          </table:table-cell>
          <table:table-cell table:formula="of:=[.C68]+1" office:value-type="float" office:value="67">
            <text:p>67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69];[$'Data_Classification for Summary'.$A$1:.$I$103];3;0)" office:value-type="float" office:value="5">
            <text:p>5</text:p>
          </table:table-cell>
          <table:table-cell table:style-name="ce10" table:formula="of:=VLOOKUP([.$D69];[$'Data_Classification for Summary'.$A$1:.$I$103];5;0)" office:value-type="float" office:value="5">
            <text:p>5</text:p>
          </table:table-cell>
          <table:table-cell table:style-name="ce10" table:formula="of:=VLOOKUP([.$D69];[$'Data_Classification for Summary'.$A$1:.$I$103];7;0)" office:value-type="float" office:value="0">
            <text:p/>
          </table:table-cell>
          <table:table-cell table:style-name="ce10" table:formula="of:=VLOOKUP([.$D69];[$'Data_Classification for Summary'.$A$1:.$I$103];9;0)" office:value-type="float" office:value="0">
            <text:p/>
          </table:table-cell>
          <table:table-cell table:style-name="ce18" office:value-type="float" office:value="26">
            <text:p>26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lanned_Procedure_Date</text:p>
          </table:table-cell>
          <table:table-cell table:style-name="ce18" office:value-type="string">
            <text:p>Procedure date</text:p>
          </table:table-cell>
          <table:table-cell table:formula="of:=[.C69]+1" office:value-type="float" office:value="68">
            <text:p>68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70];[$'Data_Classification for Summary'.$A$1:.$I$103];3;0)" office:value-type="float" office:value="5">
            <text:p>5</text:p>
          </table:table-cell>
          <table:table-cell table:style-name="ce10" table:formula="of:=VLOOKUP([.$D70];[$'Data_Classification for Summary'.$A$1:.$I$103];5;0)" office:value-type="float" office:value="5">
            <text:p>5</text:p>
          </table:table-cell>
          <table:table-cell table:style-name="ce10" table:formula="of:=VLOOKUP([.$D70];[$'Data_Classification for Summary'.$A$1:.$I$103];7;0)" office:value-type="float" office:value="0">
            <text:p/>
          </table:table-cell>
          <table:table-cell table:style-name="ce10" table:formula="of:=VLOOKUP([.$D70];[$'Data_Classification for Summary'.$A$1:.$I$103];9;0)" office:value-type="float" office:value="0">
            <text:p/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333">
            <text:p>70333</text:p>
          </table:table-cell>
          <table:table-cell table:style-name="ce23" office:value-type="string">
            <text:p>General - Surgery Date</text:p>
          </table:table-cell>
          <table:table-cell table:number-columns-repeated="1012"/>
        </table:table-row>
        <table:table-row table:style-name="ro4">
          <table:table-cell office:value-type="string">
            <text:p>Risk_of_Excessive_Blood_Loss</text:p>
          </table:table-cell>
          <table:table-cell table:style-name="ce18" office:value-type="string">
            <text:p>Risk of excessive blood loss</text:p>
          </table:table-cell>
          <table:table-cell table:formula="of:=[.C70]+1" office:value-type="float" office:value="69">
            <text:p>69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71];[$'Data_Classification for Summary'.$A$1:.$I$103];3;0)" office:value-type="float" office:value="5">
            <text:p>5</text:p>
          </table:table-cell>
          <table:table-cell table:style-name="ce10" table:formula="of:=VLOOKUP([.$D71];[$'Data_Classification for Summary'.$A$1:.$I$103];5;0)" office:value-type="float" office:value="5">
            <text:p>5</text:p>
          </table:table-cell>
          <table:table-cell table:style-name="ce10" table:formula="of:=VLOOKUP([.$D71];[$'Data_Classification for Summary'.$A$1:.$I$103];7;0)" office:value-type="float" office:value="0">
            <text:p/>
          </table:table-cell>
          <table:table-cell table:style-name="ce10" table:formula="of:=VLOOKUP([.$D71];[$'Data_Classification for Summary'.$A$1:.$I$103];9;0)" office:value-type="float" office:value="0">
            <text:p/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tart_of_health_questions</text:p>
          </table:table-cell>
          <table:table-cell table:style-name="ce18"/>
          <table:table-cell table:formula="of:=[.C71]+1" office:value-type="float" office:value="70">
            <text:p>70</text:p>
          </table:table-cell>
          <table:table-cell table:style-name="ce18" office:value-type="string">
            <text:p>Patient History,Planned procedure,,</text:p>
          </table:table-cell>
          <table:table-cell table:style-name="ce10" table:formula="of:=VLOOKUP([.$D72];[$'Data_Classification for Summary'.$A$1:.$I$103];3;0)" office:value-type="float" office:value="5">
            <text:p>5</text:p>
          </table:table-cell>
          <table:table-cell table:style-name="ce10" table:formula="of:=VLOOKUP([.$D72];[$'Data_Classification for Summary'.$A$1:.$I$103];5;0)" office:value-type="float" office:value="5">
            <text:p>5</text:p>
          </table:table-cell>
          <table:table-cell table:style-name="ce10" table:formula="of:=VLOOKUP([.$D72];[$'Data_Classification for Summary'.$A$1:.$I$103];7;0)" office:value-type="float" office:value="0">
            <text:p/>
          </table:table-cell>
          <table:table-cell table:style-name="ce10" table:formula="of:=VLOOKUP([.$D72];[$'Data_Classification for Summary'.$A$1:.$I$103];9;0)" office:value-type="float" office:value="0">
            <text:p/>
          </table:table-cell>
          <table:table-cell table:style-name="ce18" office:value-type="float" office:value="999">
            <text:p>999</text:p>
          </table:table-cell>
          <table:table-cell table:style-name="ce18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Exercise_tolerance</text:p>
          </table:table-cell>
          <table:table-cell table:style-name="ce10" office:value-type="string">
            <text:p>Exercise tolerance</text:p>
          </table:table-cell>
          <table:table-cell table:formula="of:=[.C72]+1" office:value-type="float" office:value="71">
            <text:p>71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3];[$'Data_Classification for Summary'.$A$1:.$I$103];3;0)" office:value-type="float" office:value="5">
            <text:p>5</text:p>
          </table:table-cell>
          <table:table-cell table:style-name="ce10" table:formula="of:=VLOOKUP([.$D73];[$'Data_Classification for Summary'.$A$1:.$I$103];5;0)" office:value-type="float" office:value="14">
            <text:p>14</text:p>
          </table:table-cell>
          <table:table-cell table:style-name="ce10" table:formula="of:=VLOOKUP([.$D73];[$'Data_Classification for Summary'.$A$1:.$I$103];7;0)" office:value-type="float" office:value="0">
            <text:p/>
          </table:table-cell>
          <table:table-cell table:style-name="ce10" table:formula="of:=VLOOKUP([.$D7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029">
            <text:p>70029</text:p>
          </table:table-cell>
          <table:table-cell table:style-name="ce23" office:value-type="string">
            <text:p>Cardiovascular - Exercise Tolerance</text:p>
          </table:table-cell>
          <table:table-cell table:number-columns-repeated="1012"/>
        </table:table-row>
        <table:table-row table:style-name="ro4">
          <table:table-cell office:value-type="string">
            <text:p>Exercise_tolerance_more_than_4_METS</text:p>
          </table:table-cell>
          <table:table-cell table:style-name="ce10" office:value-type="string">
            <text:p>Exercise tolerance &gt; 4 METS</text:p>
          </table:table-cell>
          <table:table-cell table:formula="of:=[.C73]+1" office:value-type="float" office:value="72">
            <text:p>72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4];[$'Data_Classification for Summary'.$A$1:.$I$103];3;0)" office:value-type="float" office:value="5">
            <text:p>5</text:p>
          </table:table-cell>
          <table:table-cell table:style-name="ce10" table:formula="of:=VLOOKUP([.$D74];[$'Data_Classification for Summary'.$A$1:.$I$103];5;0)" office:value-type="float" office:value="14">
            <text:p>14</text:p>
          </table:table-cell>
          <table:table-cell table:style-name="ce10" table:formula="of:=VLOOKUP([.$D74];[$'Data_Classification for Summary'.$A$1:.$I$103];7;0)" office:value-type="float" office:value="0">
            <text:p/>
          </table:table-cell>
          <table:table-cell table:style-name="ce10" table:formula="of:=VLOOKUP([.$D7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Exercise_tolerance_less_than_4_METS_cause</text:p>
          </table:table-cell>
          <table:table-cell table:style-name="ce10" office:value-type="string">
            <text:p>Cause for ex. tolerance &lt; 4 METS</text:p>
          </table:table-cell>
          <table:table-cell table:formula="of:=[.C74]+1" office:value-type="float" office:value="73">
            <text:p>73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5];[$'Data_Classification for Summary'.$A$1:.$I$103];3;0)" office:value-type="float" office:value="5">
            <text:p>5</text:p>
          </table:table-cell>
          <table:table-cell table:style-name="ce10" table:formula="of:=VLOOKUP([.$D75];[$'Data_Classification for Summary'.$A$1:.$I$103];5;0)" office:value-type="float" office:value="14">
            <text:p>14</text:p>
          </table:table-cell>
          <table:table-cell table:style-name="ce10" table:formula="of:=VLOOKUP([.$D75];[$'Data_Classification for Summary'.$A$1:.$I$103];7;0)" office:value-type="float" office:value="0">
            <text:p/>
          </table:table-cell>
          <table:table-cell table:style-name="ce10" table:formula="of:=VLOOKUP([.$D75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formula="of:=[.C75]+1" office:value-type="float" office:value="74">
            <text:p>74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6];[$'Data_Classification for Summary'.$A$1:.$I$103];3;0)" office:value-type="float" office:value="5">
            <text:p>5</text:p>
          </table:table-cell>
          <table:table-cell table:style-name="ce10" table:formula="of:=VLOOKUP([.$D76];[$'Data_Classification for Summary'.$A$1:.$I$103];5;0)" office:value-type="float" office:value="14">
            <text:p>14</text:p>
          </table:table-cell>
          <table:table-cell table:style-name="ce10" table:formula="of:=VLOOKUP([.$D76];[$'Data_Classification for Summary'.$A$1:.$I$103];7;0)" office:value-type="float" office:value="0">
            <text:p/>
          </table:table-cell>
          <table:table-cell table:style-name="ce10" table:formula="of:=VLOOKUP([.$D76];[$'Data_Classification for Summary'.$A$1:.$I$103];9;0)" office:value-type="float" office:value="0">
            <text:p/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arer_for_ADLs</text:p>
          </table:table-cell>
          <table:table-cell table:style-name="ce10" office:value-type="string">
            <text:p>Carer for activities of daily living</text:p>
          </table:table-cell>
          <table:table-cell table:formula="of:=[.C76]+1" office:value-type="float" office:value="75">
            <text:p>75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7];[$'Data_Classification for Summary'.$A$1:.$I$103];3;0)" office:value-type="float" office:value="5">
            <text:p>5</text:p>
          </table:table-cell>
          <table:table-cell table:style-name="ce10" table:formula="of:=VLOOKUP([.$D77];[$'Data_Classification for Summary'.$A$1:.$I$103];5;0)" office:value-type="float" office:value="14">
            <text:p>14</text:p>
          </table:table-cell>
          <table:table-cell table:style-name="ce10" table:formula="of:=VLOOKUP([.$D77];[$'Data_Classification for Summary'.$A$1:.$I$103];7;0)" office:value-type="float" office:value="0">
            <text:p/>
          </table:table-cell>
          <table:table-cell table:style-name="ce10" table:formula="of:=VLOOKUP([.$D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Difficulty_in_communication</text:p>
          </table:table-cell>
          <table:table-cell table:style-name="ce10" office:value-type="string">
            <text:p>Difficulty in communicaton</text:p>
          </table:table-cell>
          <table:table-cell table:formula="of:=[.C77]+1" office:value-type="float" office:value="76">
            <text:p>76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8];[$'Data_Classification for Summary'.$A$1:.$I$103];3;0)" office:value-type="float" office:value="5">
            <text:p>5</text:p>
          </table:table-cell>
          <table:table-cell table:style-name="ce10" table:formula="of:=VLOOKUP([.$D78];[$'Data_Classification for Summary'.$A$1:.$I$103];5;0)" office:value-type="float" office:value="14">
            <text:p>14</text:p>
          </table:table-cell>
          <table:table-cell table:style-name="ce10" table:formula="of:=VLOOKUP([.$D78];[$'Data_Classification for Summary'.$A$1:.$I$103];7;0)" office:value-type="float" office:value="0">
            <text:p/>
          </table:table-cell>
          <table:table-cell table:style-name="ce10" table:formula="of:=VLOOKUP([.$D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8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urgery_Previous</text:p>
          </table:table-cell>
          <table:table-cell table:style-name="ce18" office:value-type="string">
            <text:p>Previous surgery</text:p>
          </table:table-cell>
          <table:table-cell table:formula="of:=[.C78]+1" office:value-type="float" office:value="77">
            <text:p>77</text:p>
          </table:table-cell>
          <table:table-cell table:style-name="ce18" office:value-type="string">
            <text:p>Patient History,Past procedure,,</text:p>
          </table:table-cell>
          <table:table-cell table:style-name="ce10" table:formula="of:=VLOOKUP([.$D79];[$'Data_Classification for Summary'.$A$1:.$I$103];3;0)" office:value-type="float" office:value="5">
            <text:p>5</text:p>
          </table:table-cell>
          <table:table-cell table:style-name="ce10" table:formula="of:=VLOOKUP([.$D79];[$'Data_Classification for Summary'.$A$1:.$I$103];5;0)" office:value-type="float" office:value="18">
            <text:p>18</text:p>
          </table:table-cell>
          <table:table-cell table:style-name="ce10" table:formula="of:=VLOOKUP([.$D79];[$'Data_Classification for Summary'.$A$1:.$I$103];7;0)" office:value-type="float" office:value="0">
            <text:p/>
          </table:table-cell>
          <table:table-cell table:style-name="ce10" table:formula="of:=VLOOKUP([.$D79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urgery_Previous_List</text:p>
          </table:table-cell>
          <table:table-cell table:style-name="ce18" office:value-type="string">
            <text:p>Previous surgery list</text:p>
          </table:table-cell>
          <table:table-cell table:formula="of:=[.C79]+1" office:value-type="float" office:value="78">
            <text:p>78</text:p>
          </table:table-cell>
          <table:table-cell table:style-name="ce18" office:value-type="string">
            <text:p>Patient History,Past procedure,,</text:p>
          </table:table-cell>
          <table:table-cell table:style-name="ce10" table:formula="of:=VLOOKUP([.$D80];[$'Data_Classification for Summary'.$A$1:.$I$103];3;0)" office:value-type="float" office:value="5">
            <text:p>5</text:p>
          </table:table-cell>
          <table:table-cell table:style-name="ce10" table:formula="of:=VLOOKUP([.$D80];[$'Data_Classification for Summary'.$A$1:.$I$103];5;0)" office:value-type="float" office:value="18">
            <text:p>18</text:p>
          </table:table-cell>
          <table:table-cell table:style-name="ce10" table:formula="of:=VLOOKUP([.$D80];[$'Data_Classification for Summary'.$A$1:.$I$103];7;0)" office:value-type="float" office:value="0">
            <text:p/>
          </table:table-cell>
          <table:table-cell table:style-name="ce10" table:formula="of:=VLOOKUP([.$D80];[$'Data_Classification for Summary'.$A$1:.$I$103];9;0)" office:value-type="float" office:value="0">
            <text:p/>
          </table:table-cell>
          <table:table-cell table:style-name="ce18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nesthetic_Complications_Previous</text:p>
          </table:table-cell>
          <table:table-cell table:style-name="ce18" office:value-type="string">
            <text:p>Previous anesthetic complications</text:p>
          </table:table-cell>
          <table:table-cell table:formula="of:=[.C80]+1" office:value-type="float" office:value="79">
            <text:p>79</text:p>
          </table:table-cell>
          <table:table-cell table:style-name="ce18" office:value-type="string">
            <text:p>Patient History,Past procedure,,</text:p>
          </table:table-cell>
          <table:table-cell table:style-name="ce10" table:formula="of:=VLOOKUP([.$D81];[$'Data_Classification for Summary'.$A$1:.$I$103];3;0)" office:value-type="float" office:value="5">
            <text:p>5</text:p>
          </table:table-cell>
          <table:table-cell table:style-name="ce10" table:formula="of:=VLOOKUP([.$D81];[$'Data_Classification for Summary'.$A$1:.$I$103];5;0)" office:value-type="float" office:value="18">
            <text:p>18</text:p>
          </table:table-cell>
          <table:table-cell table:style-name="ce10" table:formula="of:=VLOOKUP([.$D81];[$'Data_Classification for Summary'.$A$1:.$I$103];7;0)" office:value-type="float" office:value="0">
            <text:p/>
          </table:table-cell>
          <table:table-cell table:style-name="ce10" table:formula="of:=VLOOKUP([.$D81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0">
            <text:p>70080</text:p>
          </table:table-cell>
          <table:table-cell table:style-name="ce23" office:value-type="string">
            <text:p>General - Previous Anesthetic Problem</text:p>
          </table:table-cell>
          <table:table-cell table:number-columns-repeated="1012"/>
        </table:table-row>
        <table:table-row table:style-name="ro4">
          <table:table-cell office:value-type="string">
            <text:p>Anesthetic_Complications_Family_History</text:p>
          </table:table-cell>
          <table:table-cell table:style-name="ce18" office:value-type="string">
            <text:p>Family history of anesthesia complications</text:p>
          </table:table-cell>
          <table:table-cell table:formula="of:=[.C81]+1" office:value-type="float" office:value="80">
            <text:p>80</text:p>
          </table:table-cell>
          <table:table-cell table:style-name="ce18" office:value-type="string">
            <text:p>Patient History,Past procedure,,</text:p>
          </table:table-cell>
          <table:table-cell table:style-name="ce10" table:formula="of:=VLOOKUP([.$D82];[$'Data_Classification for Summary'.$A$1:.$I$103];3;0)" office:value-type="float" office:value="5">
            <text:p>5</text:p>
          </table:table-cell>
          <table:table-cell table:style-name="ce10" table:formula="of:=VLOOKUP([.$D82];[$'Data_Classification for Summary'.$A$1:.$I$103];5;0)" office:value-type="float" office:value="18">
            <text:p>18</text:p>
          </table:table-cell>
          <table:table-cell table:style-name="ce10" table:formula="of:=VLOOKUP([.$D82];[$'Data_Classification for Summary'.$A$1:.$I$103];7;0)" office:value-type="float" office:value="0">
            <text:p/>
          </table:table-cell>
          <table:table-cell table:style-name="ce10" table:formula="of:=VLOOKUP([.$D82];[$'Data_Classification for Summary'.$A$1:.$I$103];9;0)" office:value-type="float" office:value="0">
            <text:p/>
          </table:table-cell>
          <table:table-cell table:style-name="ce18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23" office:value-type="float" office:value="70050">
            <text:p>70050</text:p>
          </table:table-cell>
          <table:table-cell table:style-name="ce23" office:value-type="string">
            <text:p>General - Family History of Anesthetic Problems</text:p>
          </table:table-cell>
          <table:table-cell table:number-columns-repeated="1012"/>
        </table:table-row>
        <table:table-row table:style-name="ro4">
          <table:table-cell office:value-type="string">
            <text:p>PONV_Previous</text:p>
          </table:table-cell>
          <table:table-cell table:style-name="ce18" office:value-type="string">
            <text:p>Previous PONV</text:p>
          </table:table-cell>
          <table:table-cell table:formula="of:=[.C82]+1" office:value-type="float" office:value="81">
            <text:p>81</text:p>
          </table:table-cell>
          <table:table-cell table:style-name="ce18" office:value-type="string">
            <text:p>Patient History,Past procedure,,</text:p>
          </table:table-cell>
          <table:table-cell table:style-name="ce10" table:formula="of:=VLOOKUP([.$D83];[$'Data_Classification for Summary'.$A$1:.$I$103];3;0)" office:value-type="float" office:value="5">
            <text:p>5</text:p>
          </table:table-cell>
          <table:table-cell table:style-name="ce10" table:formula="of:=VLOOKUP([.$D83];[$'Data_Classification for Summary'.$A$1:.$I$103];5;0)" office:value-type="float" office:value="18">
            <text:p>18</text:p>
          </table:table-cell>
          <table:table-cell table:style-name="ce10" table:formula="of:=VLOOKUP([.$D83];[$'Data_Classification for Summary'.$A$1:.$I$103];7;0)" office:value-type="float" office:value="0">
            <text:p/>
          </table:table-cell>
          <table:table-cell table:style-name="ce10" table:formula="of:=VLOOKUP([.$D83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edication</text:p>
          </table:table-cell>
          <table:table-cell table:style-name="ce18" office:value-type="string">
            <text:p>Medication</text:p>
          </table:table-cell>
          <table:table-cell table:formula="of:=[.C83]+1" office:value-type="float" office:value="82">
            <text:p>82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84];[$'Data_Classification for Summary'.$A$1:.$I$103];3;0)" office:value-type="float" office:value="5">
            <text:p>5</text:p>
          </table:table-cell>
          <table:table-cell table:style-name="ce10" table:formula="of:=VLOOKUP([.$D84];[$'Data_Classification for Summary'.$A$1:.$I$103];5;0)" office:value-type="float" office:value="20">
            <text:p>20</text:p>
          </table:table-cell>
          <table:table-cell table:style-name="ce10" table:formula="of:=VLOOKUP([.$D84];[$'Data_Classification for Summary'.$A$1:.$I$103];7;0)" office:value-type="float" office:value="0">
            <text:p/>
          </table:table-cell>
          <table:table-cell table:style-name="ce10" table:formula="of:=VLOOKUP([.$D84];[$'Data_Classification for Summary'.$A$1:.$I$103];9;0)" office:value-type="float" office:value="0">
            <text:p/>
          </table:table-cell>
          <table:table-cell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edication_List_Current</text:p>
          </table:table-cell>
          <table:table-cell table:style-name="ce10" office:value-type="string">
            <text:p>Current medication</text:p>
          </table:table-cell>
          <table:table-cell table:formula="of:=[.C84]+1" office:value-type="float" office:value="83">
            <text:p>83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85];[$'Data_Classification for Summary'.$A$1:.$I$103];3;0)" office:value-type="float" office:value="5">
            <text:p>5</text:p>
          </table:table-cell>
          <table:table-cell table:style-name="ce10" table:formula="of:=VLOOKUP([.$D85];[$'Data_Classification for Summary'.$A$1:.$I$103];5;0)" office:value-type="float" office:value="20">
            <text:p>20</text:p>
          </table:table-cell>
          <table:table-cell table:style-name="ce10" table:formula="of:=VLOOKUP([.$D85];[$'Data_Classification for Summary'.$A$1:.$I$103];7;0)" office:value-type="float" office:value="0">
            <text:p/>
          </table:table-cell>
          <table:table-cell table:style-name="ce10" table:formula="of:=VLOOKUP([.$D8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77">
            <text:p>70077</text:p>
          </table:table-cell>
          <table:table-cell table:style-name="ce23" office:value-type="string">
            <text:p>General - Medications - Current</text:p>
          </table:table-cell>
          <table:table-cell table:number-columns-repeated="1012"/>
        </table:table-row>
        <table:table-row table:style-name="ro4">
          <table:table-cell office:value-type="string">
            <text:p>Drug_Name</text:p>
          </table:table-cell>
          <table:table-cell office:value-type="string">
            <text:p>Drug name</text:p>
          </table:table-cell>
          <table:table-cell table:formula="of:=[.C85]+1" office:value-type="float" office:value="84">
            <text:p>84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86];[$'Data_Classification for Summary'.$A$1:.$I$103];3;0)" office:value-type="float" office:value="5">
            <text:p>5</text:p>
          </table:table-cell>
          <table:table-cell table:style-name="ce10" table:formula="of:=VLOOKUP([.$D86];[$'Data_Classification for Summary'.$A$1:.$I$103];5;0)" office:value-type="float" office:value="20">
            <text:p>20</text:p>
          </table:table-cell>
          <table:table-cell table:style-name="ce10" table:formula="of:=VLOOKUP([.$D86];[$'Data_Classification for Summary'.$A$1:.$I$103];7;0)" office:value-type="float" office:value="0">
            <text:p/>
          </table:table-cell>
          <table:table-cell table:style-name="ce10" table:formula="of:=VLOOKUP([.$D86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office:value-type="float" office:value="71130">
            <text:p>71130</text:p>
          </table:table-cell>
          <table:table-cell table:style-name="ce23" office:value-type="string">
            <text:p>General - Medications Detail - Name</text:p>
          </table:table-cell>
          <table:table-cell table:number-columns-repeated="1012"/>
        </table:table-row>
        <table:table-row table:style-name="ro4">
          <table:table-cell office:value-type="string">
            <text:p>Drug_Dose</text:p>
          </table:table-cell>
          <table:table-cell table:style-name="ce10" office:value-type="string">
            <text:p>Drug dose</text:p>
          </table:table-cell>
          <table:table-cell table:formula="of:=[.C86]+1" office:value-type="float" office:value="85">
            <text:p>85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87];[$'Data_Classification for Summary'.$A$1:.$I$103];3;0)" office:value-type="float" office:value="5">
            <text:p>5</text:p>
          </table:table-cell>
          <table:table-cell table:style-name="ce10" table:formula="of:=VLOOKUP([.$D87];[$'Data_Classification for Summary'.$A$1:.$I$103];5;0)" office:value-type="float" office:value="20">
            <text:p>20</text:p>
          </table:table-cell>
          <table:table-cell table:style-name="ce10" table:formula="of:=VLOOKUP([.$D87];[$'Data_Classification for Summary'.$A$1:.$I$103];7;0)" office:value-type="float" office:value="0">
            <text:p/>
          </table:table-cell>
          <table:table-cell table:style-name="ce10" table:formula="of:=VLOOKUP([.$D8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23" office:value-type="float" office:value="71080">
            <text:p>71080</text:p>
          </table:table-cell>
          <table:table-cell table:style-name="ce23" office:value-type="string">
            <text:p>General - Medications Detail - Dose (numerical)</text:p>
          </table:table-cell>
          <table:table-cell table:number-columns-repeated="1012"/>
        </table:table-row>
        <table:table-row table:style-name="ro4">
          <table:table-cell office:value-type="string">
            <text:p>Drug_Dose_Units</text:p>
          </table:table-cell>
          <table:table-cell table:style-name="ce10" office:value-type="string">
            <text:p>Drug dose unit of measure</text:p>
          </table:table-cell>
          <table:table-cell table:formula="of:=[.C87]+1" office:value-type="float" office:value="86">
            <text:p>86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88];[$'Data_Classification for Summary'.$A$1:.$I$103];3;0)" office:value-type="float" office:value="5">
            <text:p>5</text:p>
          </table:table-cell>
          <table:table-cell table:style-name="ce10" table:formula="of:=VLOOKUP([.$D88];[$'Data_Classification for Summary'.$A$1:.$I$103];5;0)" office:value-type="float" office:value="20">
            <text:p>20</text:p>
          </table:table-cell>
          <table:table-cell table:style-name="ce10" table:formula="of:=VLOOKUP([.$D88];[$'Data_Classification for Summary'.$A$1:.$I$103];7;0)" office:value-type="float" office:value="0">
            <text:p/>
          </table:table-cell>
          <table:table-cell table:style-name="ce10" table:formula="of:=VLOOKUP([.$D88];[$'Data_Classification for Summary'.$A$1:.$I$103];9;0)" office:value-type="float" office:value="0">
            <text:p/>
          </table:table-cell>
          <table:table-cell office:value-type="float" office:value="34">
            <text:p>34</text:p>
          </table:table-cell>
          <table:table-cell table:style-name="ce10" office:value-type="string">
            <text:p>All</text:p>
          </table:table-cell>
          <table:table-cell table:style-name="ce23" office:value-type="float" office:value="71081">
            <text:p>71081</text:p>
          </table:table-cell>
          <table:table-cell table:style-name="ce23" office:value-type="string">
            <text:p>General - Medications Detail - Dose (unit of measure)</text:p>
          </table:table-cell>
          <table:table-cell table:number-columns-repeated="1012"/>
        </table:table-row>
        <table:table-row table:style-name="ro4">
          <table:table-cell office:value-type="string">
            <text:p>Drug_Frequency</text:p>
          </table:table-cell>
          <table:table-cell office:value-type="string">
            <text:p>Drug frequency</text:p>
          </table:table-cell>
          <table:table-cell table:formula="of:=[.C88]+1" office:value-type="float" office:value="87">
            <text:p>87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89];[$'Data_Classification for Summary'.$A$1:.$I$103];3;0)" office:value-type="float" office:value="5">
            <text:p>5</text:p>
          </table:table-cell>
          <table:table-cell table:style-name="ce10" table:formula="of:=VLOOKUP([.$D89];[$'Data_Classification for Summary'.$A$1:.$I$103];5;0)" office:value-type="float" office:value="20">
            <text:p>20</text:p>
          </table:table-cell>
          <table:table-cell table:style-name="ce10" table:formula="of:=VLOOKUP([.$D89];[$'Data_Classification for Summary'.$A$1:.$I$103];7;0)" office:value-type="float" office:value="0">
            <text:p/>
          </table:table-cell>
          <table:table-cell table:style-name="ce10" table:formula="of:=VLOOKUP([.$D89];[$'Data_Classification for Summary'.$A$1:.$I$103];9;0)" office:value-type="float" office:value="0">
            <text:p/>
          </table:table-cell>
          <table:table-cell office:value-type="float" office:value="36">
            <text:p>36</text:p>
          </table:table-cell>
          <table:table-cell table:style-name="ce10" office:value-type="string">
            <text:p>All</text:p>
          </table:table-cell>
          <table:table-cell table:style-name="ce23" office:value-type="float" office:value="71083">
            <text:p>71083</text:p>
          </table:table-cell>
          <table:table-cell table:style-name="ce23" office:value-type="string">
            <text:p>General - Medications Detail - Frequency</text:p>
          </table:table-cell>
          <table:table-cell table:number-columns-repeated="1012"/>
        </table:table-row>
        <table:table-row table:style-name="ro4">
          <table:table-cell office:value-type="string">
            <text:p>Drug_Route</text:p>
          </table:table-cell>
          <table:table-cell office:value-type="string">
            <text:p>Drug route of administration</text:p>
          </table:table-cell>
          <table:table-cell table:formula="of:=[.C89]+1" office:value-type="float" office:value="88">
            <text:p>88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0];[$'Data_Classification for Summary'.$A$1:.$I$103];3;0)" office:value-type="float" office:value="5">
            <text:p>5</text:p>
          </table:table-cell>
          <table:table-cell table:style-name="ce10" table:formula="of:=VLOOKUP([.$D90];[$'Data_Classification for Summary'.$A$1:.$I$103];5;0)" office:value-type="float" office:value="20">
            <text:p>20</text:p>
          </table:table-cell>
          <table:table-cell table:style-name="ce10" table:formula="of:=VLOOKUP([.$D90];[$'Data_Classification for Summary'.$A$1:.$I$103];7;0)" office:value-type="float" office:value="0">
            <text:p/>
          </table:table-cell>
          <table:table-cell table:style-name="ce10" table:formula="of:=VLOOKUP([.$D90];[$'Data_Classification for Summary'.$A$1:.$I$103];9;0)" office:value-type="float" office:value="0">
            <text:p/>
          </table:table-cell>
          <table:table-cell office:value-type="float" office:value="38">
            <text:p>38</text:p>
          </table:table-cell>
          <table:table-cell table:style-name="ce10" office:value-type="string">
            <text:p>All</text:p>
          </table:table-cell>
          <table:table-cell table:style-name="ce23" office:value-type="float" office:value="71082">
            <text:p>71082</text:p>
          </table:table-cell>
          <table:table-cell table:style-name="ce23" office:value-type="string">
            <text:p>General - Medications Detail - Route of Administration</text:p>
          </table:table-cell>
          <table:table-cell table:number-columns-repeated="1012"/>
        </table:table-row>
        <table:table-row table:style-name="ro4">
          <table:table-cell office:value-type="string">
            <text:p>Drug_PRN</text:p>
          </table:table-cell>
          <table:table-cell office:value-type="string">
            <text:p>Drug PRN</text:p>
          </table:table-cell>
          <table:table-cell table:formula="of:=[.C90]+1" office:value-type="float" office:value="89">
            <text:p>89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1];[$'Data_Classification for Summary'.$A$1:.$I$103];3;0)" office:value-type="float" office:value="5">
            <text:p>5</text:p>
          </table:table-cell>
          <table:table-cell table:style-name="ce10" table:formula="of:=VLOOKUP([.$D91];[$'Data_Classification for Summary'.$A$1:.$I$103];5;0)" office:value-type="float" office:value="20">
            <text:p>20</text:p>
          </table:table-cell>
          <table:table-cell table:style-name="ce10" table:formula="of:=VLOOKUP([.$D91];[$'Data_Classification for Summary'.$A$1:.$I$103];7;0)" office:value-type="float" office:value="0">
            <text:p/>
          </table:table-cell>
          <table:table-cell table:style-name="ce10" table:formula="of:=VLOOKUP([.$D91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office:value-type="float" office:value="71084">
            <text:p>71084</text:p>
          </table:table-cell>
          <table:table-cell table:style-name="ce23" office:value-type="string">
            <text:p>General - Medications Detail - Scheduled vs PRN</text:p>
          </table:table-cell>
          <table:table-cell table:number-columns-repeated="1012"/>
        </table:table-row>
        <table:table-row table:style-name="ro4">
          <table:table-cell office:value-type="string">
            <text:p>Drug_last_taken</text:p>
          </table:table-cell>
          <table:table-cell office:value-type="string">
            <text:p>Drug last taken</text:p>
          </table:table-cell>
          <table:table-cell table:formula="of:=[.C91]+1" office:value-type="float" office:value="90">
            <text:p>90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2];[$'Data_Classification for Summary'.$A$1:.$I$103];3;0)" office:value-type="float" office:value="5">
            <text:p>5</text:p>
          </table:table-cell>
          <table:table-cell table:style-name="ce10" table:formula="of:=VLOOKUP([.$D92];[$'Data_Classification for Summary'.$A$1:.$I$103];5;0)" office:value-type="float" office:value="20">
            <text:p>20</text:p>
          </table:table-cell>
          <table:table-cell table:style-name="ce10" table:formula="of:=VLOOKUP([.$D92];[$'Data_Classification for Summary'.$A$1:.$I$103];7;0)" office:value-type="float" office:value="0">
            <text:p/>
          </table:table-cell>
          <table:table-cell table:style-name="ce10" table:formula="of:=VLOOKUP([.$D92];[$'Data_Classification for Summary'.$A$1:.$I$103];9;0)" office:value-type="float" office:value="0">
            <text:p/>
          </table:table-cell>
          <table:table-cell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23" office:value-type="float" office:value="71150">
            <text:p>71150</text:p>
          </table:table-cell>
          <table:table-cell table:style-name="ce23" office:value-type="string">
            <text:p>General - Medications Detail - Last taken date/time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</text:p>
          </table:table-cell>
          <table:table-cell table:style-name="ce10" office:value-type="string">
            <text:p>Anticoagulants</text:p>
          </table:table-cell>
          <table:table-cell table:formula="of:=[.C92]+1" office:value-type="float" office:value="91">
            <text:p>91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3];[$'Data_Classification for Summary'.$A$1:.$I$103];3;0)" office:value-type="float" office:value="5">
            <text:p>5</text:p>
          </table:table-cell>
          <table:table-cell table:style-name="ce10" table:formula="of:=VLOOKUP([.$D93];[$'Data_Classification for Summary'.$A$1:.$I$103];5;0)" office:value-type="float" office:value="20">
            <text:p>20</text:p>
          </table:table-cell>
          <table:table-cell table:style-name="ce10" table:formula="of:=VLOOKUP([.$D93];[$'Data_Classification for Summary'.$A$1:.$I$103];7;0)" office:value-type="float" office:value="0">
            <text:p/>
          </table:table-cell>
          <table:table-cell table:style-name="ce10" table:formula="of:=VLOOKUP([.$D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073">
            <text:p>70073</text:p>
          </table:table-cell>
          <table:table-cell table:style-name="ce23" office:value-type="string">
            <text:p>General - Medications - Anticoagulation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_indication</text:p>
          </table:table-cell>
          <table:table-cell table:style-name="ce10" office:value-type="string">
            <text:p>Anticoagulant indication</text:p>
          </table:table-cell>
          <table:table-cell table:formula="of:=[.C93]+1" office:value-type="float" office:value="92">
            <text:p>92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4];[$'Data_Classification for Summary'.$A$1:.$I$103];3;0)" office:value-type="float" office:value="5">
            <text:p>5</text:p>
          </table:table-cell>
          <table:table-cell table:style-name="ce10" table:formula="of:=VLOOKUP([.$D94];[$'Data_Classification for Summary'.$A$1:.$I$103];5;0)" office:value-type="float" office:value="20">
            <text:p>20</text:p>
          </table:table-cell>
          <table:table-cell table:style-name="ce10" table:formula="of:=VLOOKUP([.$D94];[$'Data_Classification for Summary'.$A$1:.$I$103];7;0)" office:value-type="float" office:value="0">
            <text:p/>
          </table:table-cell>
          <table:table-cell table:style-name="ce10" table:formula="of:=VLOOKUP([.$D9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23" office:value-type="float" office:value="70074">
            <text:p>70074</text:p>
          </table:table-cell>
          <table:table-cell table:style-name="ce23" office:value-type="string">
            <text:p>General - Medications - Anticoagulation Indication</text:p>
          </table:table-cell>
          <table:table-cell table:number-columns-repeated="1012"/>
        </table:table-row>
        <table:table-row table:style-name="ro4">
          <table:table-cell office:value-type="string">
            <text:p>Medication_beta_blockers</text:p>
          </table:table-cell>
          <table:table-cell table:style-name="ce10" office:value-type="string">
            <text:p>Beta-blockers</text:p>
          </table:table-cell>
          <table:table-cell table:formula="of:=[.C94]+1" office:value-type="float" office:value="93">
            <text:p>93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5];[$'Data_Classification for Summary'.$A$1:.$I$103];3;0)" office:value-type="float" office:value="5">
            <text:p>5</text:p>
          </table:table-cell>
          <table:table-cell table:style-name="ce10" table:formula="of:=VLOOKUP([.$D95];[$'Data_Classification for Summary'.$A$1:.$I$103];5;0)" office:value-type="float" office:value="20">
            <text:p>20</text:p>
          </table:table-cell>
          <table:table-cell table:style-name="ce10" table:formula="of:=VLOOKUP([.$D95];[$'Data_Classification for Summary'.$A$1:.$I$103];7;0)" office:value-type="float" office:value="0">
            <text:p/>
          </table:table-cell>
          <table:table-cell table:style-name="ce10" table:formula="of:=VLOOKUP([.$D95];[$'Data_Classification for Summary'.$A$1:.$I$103];9;0)" office:value-type="float" office:value="0">
            <text:p/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23" office:value-type="float" office:value="70075">
            <text:p>70075</text:p>
          </table:table-cell>
          <table:table-cell table:style-name="ce23" office:value-type="string">
            <text:p>General - Medications - Beta Blocker</text:p>
          </table:table-cell>
          <table:table-cell table:number-columns-repeated="1012"/>
        </table:table-row>
        <table:table-row table:style-name="ro4">
          <table:table-cell office:value-type="string">
            <text:p>Medication_Steroids_Long_Term</text:p>
          </table:table-cell>
          <table:table-cell table:style-name="ce10" office:value-type="string">
            <text:p>Long-term Steroids</text:p>
          </table:table-cell>
          <table:table-cell table:formula="of:=[.C95]+1" office:value-type="float" office:value="94">
            <text:p>94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6];[$'Data_Classification for Summary'.$A$1:.$I$103];3;0)" office:value-type="float" office:value="5">
            <text:p>5</text:p>
          </table:table-cell>
          <table:table-cell table:style-name="ce10" table:formula="of:=VLOOKUP([.$D96];[$'Data_Classification for Summary'.$A$1:.$I$103];5;0)" office:value-type="float" office:value="20">
            <text:p>20</text:p>
          </table:table-cell>
          <table:table-cell table:style-name="ce10" table:formula="of:=VLOOKUP([.$D96];[$'Data_Classification for Summary'.$A$1:.$I$103];7;0)" office:value-type="float" office:value="0">
            <text:p/>
          </table:table-cell>
          <table:table-cell table:style-name="ce10" table:formula="of:=VLOOKUP([.$D96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76">
            <text:p>70076</text:p>
          </table:table-cell>
          <table:table-cell table:style-name="ce23" office:value-type="string">
            <text:p>General - Medications - Chronic Steroid Use</text:p>
          </table:table-cell>
          <table:table-cell table:number-columns-repeated="1012"/>
        </table:table-row>
        <table:table-row table:style-name="ro4">
          <table:table-cell office:value-type="string">
            <text:p>Medication_herbal_alternative</text:p>
          </table:table-cell>
          <table:table-cell table:style-name="ce10" office:value-type="string">
            <text:p>Herbal / Alternative</text:p>
          </table:table-cell>
          <table:table-cell table:formula="of:=[.C96]+1" office:value-type="float" office:value="95">
            <text:p>95</text:p>
          </table:table-cell>
          <table:table-cell table:style-name="ce18" office:value-type="string">
            <text:p>Patient History,Medication,,</text:p>
          </table:table-cell>
          <table:table-cell table:style-name="ce10" table:formula="of:=VLOOKUP([.$D97];[$'Data_Classification for Summary'.$A$1:.$I$103];3;0)" office:value-type="float" office:value="5">
            <text:p>5</text:p>
          </table:table-cell>
          <table:table-cell table:style-name="ce10" table:formula="of:=VLOOKUP([.$D97];[$'Data_Classification for Summary'.$A$1:.$I$103];5;0)" office:value-type="float" office:value="20">
            <text:p>20</text:p>
          </table:table-cell>
          <table:table-cell table:style-name="ce10" table:formula="of:=VLOOKUP([.$D97];[$'Data_Classification for Summary'.$A$1:.$I$103];7;0)" office:value-type="float" office:value="0">
            <text:p/>
          </table:table-cell>
          <table:table-cell table:style-name="ce10" table:formula="of:=VLOOKUP([.$D97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78">
            <text:p>70078</text:p>
          </table:table-cell>
          <table:table-cell table:style-name="ce23" office:value-type="string">
            <text:p>General - Medications - Herbal / Alternative</text:p>
          </table:table-cell>
          <table:table-cell table:number-columns-repeated="1012"/>
        </table:table-row>
        <table:table-row table:style-name="ro4">
          <table:table-cell office:value-type="string">
            <text:p>Allergies</text:p>
          </table:table-cell>
          <table:table-cell table:style-name="ce10" office:value-type="string">
            <text:p>Allergies</text:p>
          </table:table-cell>
          <table:table-cell table:formula="of:=[.C97]+1" office:value-type="float" office:value="96">
            <text:p>96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8];[$'Data_Classification for Summary'.$A$1:.$I$103];3;0)" office:value-type="float" office:value="5">
            <text:p>5</text:p>
          </table:table-cell>
          <table:table-cell table:style-name="ce10" table:formula="of:=VLOOKUP([.$D98];[$'Data_Classification for Summary'.$A$1:.$I$103];5;0)" office:value-type="float" office:value="21">
            <text:p>21</text:p>
          </table:table-cell>
          <table:table-cell table:style-name="ce10" table:formula="of:=VLOOKUP([.$D98];[$'Data_Classification for Summary'.$A$1:.$I$103];7;0)" office:value-type="float" office:value="0">
            <text:p/>
          </table:table-cell>
          <table:table-cell table:style-name="ce10" table:formula="of:=VLOOKUP([.$D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office:value-type="float" office:value="70020">
            <text:p>70020</text:p>
          </table:table-cell>
          <table:table-cell table:style-name="ce23" office:value-type="string">
            <text:p>General - Allergies</text:p>
          </table:table-cell>
          <table:table-cell table:number-columns-repeated="1012"/>
        </table:table-row>
        <table:table-row table:style-name="ro4">
          <table:table-cell office:value-type="string">
            <text:p>Allergy_cause_reaction</text:p>
          </table:table-cell>
          <table:table-cell table:style-name="ce10" office:value-type="string">
            <text:p>Allergy to (and reaction)</text:p>
          </table:table-cell>
          <table:table-cell table:formula="of:=[.C98]+1" office:value-type="float" office:value="97">
            <text:p>97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9];[$'Data_Classification for Summary'.$A$1:.$I$103];3;0)" office:value-type="float" office:value="5">
            <text:p>5</text:p>
          </table:table-cell>
          <table:table-cell table:style-name="ce10" table:formula="of:=VLOOKUP([.$D99];[$'Data_Classification for Summary'.$A$1:.$I$103];5;0)" office:value-type="float" office:value="21">
            <text:p>21</text:p>
          </table:table-cell>
          <table:table-cell table:style-name="ce10" table:formula="of:=VLOOKUP([.$D99];[$'Data_Classification for Summary'.$A$1:.$I$103];7;0)" office:value-type="float" office:value="0">
            <text:p/>
          </table:table-cell>
          <table:table-cell table:style-name="ce10" table:formula="of:=VLOOKUP([.$D99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llergy_reaction</text:p>
          </table:table-cell>
          <table:table-cell table:style-name="ce10" office:value-type="string">
            <text:p>Allergy reaction</text:p>
          </table:table-cell>
          <table:table-cell table:formula="of:=[.C99]+1" office:value-type="float" office:value="98">
            <text:p>98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0];[$'Data_Classification for Summary'.$A$1:.$I$103];3;0)" office:value-type="float" office:value="5">
            <text:p>5</text:p>
          </table:table-cell>
          <table:table-cell table:style-name="ce10" table:formula="of:=VLOOKUP([.$D100];[$'Data_Classification for Summary'.$A$1:.$I$103];5;0)" office:value-type="float" office:value="21">
            <text:p>21</text:p>
          </table:table-cell>
          <table:table-cell table:style-name="ce10" table:formula="of:=VLOOKUP([.$D100];[$'Data_Classification for Summary'.$A$1:.$I$103];7;0)" office:value-type="float" office:value="0">
            <text:p/>
          </table:table-cell>
          <table:table-cell table:style-name="ce10" table:formula="of:=VLOOKUP([.$D100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23" office:value-type="float" office:value="71200">
            <text:p>71200</text:p>
          </table:table-cell>
          <table:table-cell table:style-name="ce23" office:value-type="string">
            <text:p>General - Allergies Detail - Reaction</text:p>
          </table:table-cell>
          <table:table-cell table:number-columns-repeated="1012"/>
        </table:table-row>
        <table:table-row table:style-name="ro4">
          <table:table-cell office:value-type="string">
            <text:p>Latex_allergy</text:p>
          </table:table-cell>
          <table:table-cell table:style-name="ce10" office:value-type="string">
            <text:p>Latex allergy</text:p>
          </table:table-cell>
          <table:table-cell table:formula="of:=[.C100]+1" office:value-type="float" office:value="99">
            <text:p>99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1];[$'Data_Classification for Summary'.$A$1:.$I$103];3;0)" office:value-type="float" office:value="5">
            <text:p>5</text:p>
          </table:table-cell>
          <table:table-cell table:style-name="ce10" table:formula="of:=VLOOKUP([.$D101];[$'Data_Classification for Summary'.$A$1:.$I$103];5;0)" office:value-type="float" office:value="21">
            <text:p>21</text:p>
          </table:table-cell>
          <table:table-cell table:style-name="ce10" table:formula="of:=VLOOKUP([.$D101];[$'Data_Classification for Summary'.$A$1:.$I$103];7;0)" office:value-type="float" office:value="0">
            <text:p/>
          </table:table-cell>
          <table:table-cell table:style-name="ce10" table:formula="of:=VLOOKUP([.$D10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4" office:value-type="float" office:value="70021">
            <text:p>70021</text:p>
          </table:table-cell>
          <table:table-cell table:style-name="ce24" office:value-type="string">
            <text:p>General - Allergies Latex</text:p>
          </table:table-cell>
          <table:table-cell table:number-columns-repeated="1012"/>
        </table:table-row>
        <table:table-row table:style-name="ro4">
          <table:table-cell office:value-type="string">
            <text:p>Drug_side_effects</text:p>
          </table:table-cell>
          <table:table-cell table:style-name="ce10" office:value-type="string">
            <text:p>Side effects</text:p>
          </table:table-cell>
          <table:table-cell table:formula="of:=[.C101]+1" office:value-type="float" office:value="100">
            <text:p>100</text:p>
          </table:table-cell>
          <table:table-cell table:style-name="ce10" office:value-type="string">
            <text:p>Patient History,Side effects,,</text:p>
          </table:table-cell>
          <table:table-cell table:style-name="ce10" table:formula="of:=VLOOKUP([.$D102];[$'Data_Classification for Summary'.$A$1:.$I$103];3;0)" office:value-type="float" office:value="5">
            <text:p>5</text:p>
          </table:table-cell>
          <table:table-cell table:style-name="ce10" table:formula="of:=VLOOKUP([.$D102];[$'Data_Classification for Summary'.$A$1:.$I$103];5;0)" office:value-type="float" office:value="22">
            <text:p>22</text:p>
          </table:table-cell>
          <table:table-cell table:style-name="ce10" table:formula="of:=VLOOKUP([.$D102];[$'Data_Classification for Summary'.$A$1:.$I$103];7;0)" office:value-type="float" office:value="0">
            <text:p/>
          </table:table-cell>
          <table:table-cell table:style-name="ce10" table:formula="of:=VLOOKUP([.$D10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ight_patient_report_cm</text:p>
          </table:table-cell>
          <table:table-cell table:style-name="ce18" office:value-type="string">
            <text:p>Height(cm) patient report</text:p>
          </table:table-cell>
          <table:table-cell table:formula="of:=[.C102]+1" office:value-type="float" office:value="101">
            <text:p>101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3];[$'Data_Classification for Summary'.$A$1:.$I$103];3;0)" office:value-type="float" office:value="5">
            <text:p>5</text:p>
          </table:table-cell>
          <table:table-cell table:style-name="ce10" table:formula="of:=VLOOKUP([.$D103];[$'Data_Classification for Summary'.$A$1:.$I$103];5;0)" office:value-type="float" office:value="25">
            <text:p>25</text:p>
          </table:table-cell>
          <table:table-cell table:style-name="ce10" table:formula="of:=VLOOKUP([.$D103];[$'Data_Classification for Summary'.$A$1:.$I$103];7;0)" office:value-type="float" office:value="0">
            <text:p/>
          </table:table-cell>
          <table:table-cell table:style-name="ce10" table:formula="of:=VLOOKUP([.$D103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Weight_patient_report_kg</text:p>
          </table:table-cell>
          <table:table-cell table:style-name="ce18" office:value-type="string">
            <text:p>Weight(kg) patient report</text:p>
          </table:table-cell>
          <table:table-cell table:formula="of:=[.C103]+1" office:value-type="float" office:value="102">
            <text:p>102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4];[$'Data_Classification for Summary'.$A$1:.$I$103];3;0)" office:value-type="float" office:value="5">
            <text:p>5</text:p>
          </table:table-cell>
          <table:table-cell table:style-name="ce10" table:formula="of:=VLOOKUP([.$D104];[$'Data_Classification for Summary'.$A$1:.$I$103];5;0)" office:value-type="float" office:value="25">
            <text:p>25</text:p>
          </table:table-cell>
          <table:table-cell table:style-name="ce10" table:formula="of:=VLOOKUP([.$D104];[$'Data_Classification for Summary'.$A$1:.$I$103];7;0)" office:value-type="float" office:value="0">
            <text:p/>
          </table:table-cell>
          <table:table-cell table:style-name="ce10" table:formula="of:=VLOOKUP([.$D104];[$'Data_Classification for Summary'.$A$1:.$I$103];9;0)" office:value-type="float" office:value="0">
            <text:p/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lcohol_Current</text:p>
          </table:table-cell>
          <table:table-cell table:style-name="ce10" office:value-type="string">
            <text:p>Alcohol current</text:p>
          </table:table-cell>
          <table:table-cell table:formula="of:=[.C104]+1" office:value-type="float" office:value="103">
            <text:p>103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5];[$'Data_Classification for Summary'.$A$1:.$I$103];3;0)" office:value-type="float" office:value="5">
            <text:p>5</text:p>
          </table:table-cell>
          <table:table-cell table:style-name="ce10" table:formula="of:=VLOOKUP([.$D105];[$'Data_Classification for Summary'.$A$1:.$I$103];5;0)" office:value-type="float" office:value="25">
            <text:p>25</text:p>
          </table:table-cell>
          <table:table-cell table:style-name="ce10" table:formula="of:=VLOOKUP([.$D105];[$'Data_Classification for Summary'.$A$1:.$I$103];7;0)" office:value-type="float" office:value="0">
            <text:p/>
          </table:table-cell>
          <table:table-cell table:style-name="ce10" table:formula="of:=VLOOKUP([.$D105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126">
            <text:p>70126</text:p>
          </table:table-cell>
          <table:table-cell table:style-name="ce23" office:value-type="string">
            <text:p>History - Social History - Alcohol</text:p>
          </table:table-cell>
          <table:table-cell table:number-columns-repeated="1012"/>
        </table:table-row>
        <table:table-row table:style-name="ro4">
          <table:table-cell office:value-type="string">
            <text:p>Alcohol_Units_per_Week</text:p>
          </table:table-cell>
          <table:table-cell table:style-name="ce10" office:value-type="string">
            <text:p>Alcohol units per week</text:p>
          </table:table-cell>
          <table:table-cell table:formula="of:=[.C105]+1" office:value-type="float" office:value="104">
            <text:p>104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6];[$'Data_Classification for Summary'.$A$1:.$I$103];3;0)" office:value-type="float" office:value="5">
            <text:p>5</text:p>
          </table:table-cell>
          <table:table-cell table:style-name="ce10" table:formula="of:=VLOOKUP([.$D106];[$'Data_Classification for Summary'.$A$1:.$I$103];5;0)" office:value-type="float" office:value="25">
            <text:p>25</text:p>
          </table:table-cell>
          <table:table-cell table:style-name="ce10" table:formula="of:=VLOOKUP([.$D106];[$'Data_Classification for Summary'.$A$1:.$I$103];7;0)" office:value-type="float" office:value="0">
            <text:p/>
          </table:table-cell>
          <table:table-cell table:style-name="ce10" table:formula="of:=VLOOKUP([.$D106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Tobacco_Ever</text:p>
          </table:table-cell>
          <table:table-cell table:style-name="ce10" office:value-type="string">
            <text:p>Tobacco ever</text:p>
          </table:table-cell>
          <table:table-cell table:formula="of:=[.C106]+1" office:value-type="float" office:value="105">
            <text:p>105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7];[$'Data_Classification for Summary'.$A$1:.$I$103];3;0)" office:value-type="float" office:value="5">
            <text:p>5</text:p>
          </table:table-cell>
          <table:table-cell table:style-name="ce10" table:formula="of:=VLOOKUP([.$D107];[$'Data_Classification for Summary'.$A$1:.$I$103];5;0)" office:value-type="float" office:value="25">
            <text:p>25</text:p>
          </table:table-cell>
          <table:table-cell table:style-name="ce10" table:formula="of:=VLOOKUP([.$D107];[$'Data_Classification for Summary'.$A$1:.$I$103];7;0)" office:value-type="float" office:value="0">
            <text:p/>
          </table:table-cell>
          <table:table-cell table:style-name="ce10" table:formula="of:=VLOOKUP([.$D10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office:value-type="float" office:value="70128">
            <text:p>70128</text:p>
          </table:table-cell>
          <table:table-cell table:style-name="ce23" office:value-type="string">
            <text:p>History - Social History - Tobacco</text:p>
          </table:table-cell>
          <table:table-cell table:number-columns-repeated="1012"/>
        </table:table-row>
        <table:table-row table:style-name="ro4">
          <table:table-cell office:value-type="string">
            <text:p>Tobacco_Current</text:p>
          </table:table-cell>
          <table:table-cell table:style-name="ce10" office:value-type="string">
            <text:p>Current smoker</text:p>
          </table:table-cell>
          <table:table-cell table:formula="of:=[.C107]+1" office:value-type="float" office:value="106">
            <text:p>106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8];[$'Data_Classification for Summary'.$A$1:.$I$103];3;0)" office:value-type="float" office:value="5">
            <text:p>5</text:p>
          </table:table-cell>
          <table:table-cell table:style-name="ce10" table:formula="of:=VLOOKUP([.$D108];[$'Data_Classification for Summary'.$A$1:.$I$103];5;0)" office:value-type="float" office:value="25">
            <text:p>25</text:p>
          </table:table-cell>
          <table:table-cell table:style-name="ce10" table:formula="of:=VLOOKUP([.$D108];[$'Data_Classification for Summary'.$A$1:.$I$103];7;0)" office:value-type="float" office:value="0">
            <text:p/>
          </table:table-cell>
          <table:table-cell table:style-name="ce10" table:formula="of:=VLOOKUP([.$D108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Recent</text:p>
          </table:table-cell>
          <table:table-cell table:style-name="ce23" office:value-type="float" office:value="71110">
            <text:p>71110</text:p>
          </table:table-cell>
          <table:table-cell table:style-name="ce23" office:value-type="string">
            <text:p>History - Social History - Tobacco Details Current vs Past</text:p>
          </table:table-cell>
          <table:table-cell table:number-columns-repeated="1012"/>
        </table:table-row>
        <table:table-row table:style-name="ro4">
          <table:table-cell office:value-type="string">
            <text:p>Tobacco_Cigarettes_per_Day</text:p>
          </table:table-cell>
          <table:table-cell table:style-name="ce18" office:value-type="string">
            <text:p>Cigarettes / day</text:p>
          </table:table-cell>
          <table:table-cell table:formula="of:=[.C108]+1" office:value-type="float" office:value="107">
            <text:p>107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09];[$'Data_Classification for Summary'.$A$1:.$I$103];3;0)" office:value-type="float" office:value="5">
            <text:p>5</text:p>
          </table:table-cell>
          <table:table-cell table:style-name="ce10" table:formula="of:=VLOOKUP([.$D109];[$'Data_Classification for Summary'.$A$1:.$I$103];5;0)" office:value-type="float" office:value="25">
            <text:p>25</text:p>
          </table:table-cell>
          <table:table-cell table:style-name="ce10" table:formula="of:=VLOOKUP([.$D109];[$'Data_Classification for Summary'.$A$1:.$I$103];7;0)" office:value-type="float" office:value="0">
            <text:p/>
          </table:table-cell>
          <table:table-cell table:style-name="ce10" table:formula="of:=VLOOKUP([.$D109];[$'Data_Classification for Summary'.$A$1:.$I$103];9;0)" office:value-type="float" office:value="0">
            <text:p/>
          </table:table-cell>
          <table:table-cell table:style-name="ce18" office:value-type="float" office:value="32">
            <text:p>32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Tobacco_Date_Stopped</text:p>
          </table:table-cell>
          <table:table-cell table:style-name="ce18" office:value-type="string">
            <text:p>Tobacco Date stopped</text:p>
          </table:table-cell>
          <table:table-cell table:formula="of:=[.C109]+1" office:value-type="float" office:value="108">
            <text:p>108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0];[$'Data_Classification for Summary'.$A$1:.$I$103];3;0)" office:value-type="float" office:value="5">
            <text:p>5</text:p>
          </table:table-cell>
          <table:table-cell table:style-name="ce10" table:formula="of:=VLOOKUP([.$D110];[$'Data_Classification for Summary'.$A$1:.$I$103];5;0)" office:value-type="float" office:value="25">
            <text:p>25</text:p>
          </table:table-cell>
          <table:table-cell table:style-name="ce10" table:formula="of:=VLOOKUP([.$D110];[$'Data_Classification for Summary'.$A$1:.$I$103];7;0)" office:value-type="float" office:value="0">
            <text:p/>
          </table:table-cell>
          <table:table-cell table:style-name="ce10" table:formula="of:=VLOOKUP([.$D110];[$'Data_Classification for Summary'.$A$1:.$I$103];9;0)" office:value-type="float" office:value="0">
            <text:p/>
          </table:table-cell>
          <table:table-cell table:style-name="ce18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Tobacco_Pack_Years</text:p>
          </table:table-cell>
          <table:table-cell table:style-name="ce10" office:value-type="string">
            <text:p>Tobacco pack years</text:p>
          </table:table-cell>
          <table:table-cell table:formula="of:=[.C110]+1" office:value-type="float" office:value="109">
            <text:p>109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1];[$'Data_Classification for Summary'.$A$1:.$I$103];3;0)" office:value-type="float" office:value="5">
            <text:p>5</text:p>
          </table:table-cell>
          <table:table-cell table:style-name="ce10" table:formula="of:=VLOOKUP([.$D111];[$'Data_Classification for Summary'.$A$1:.$I$103];5;0)" office:value-type="float" office:value="25">
            <text:p>25</text:p>
          </table:table-cell>
          <table:table-cell table:style-name="ce10" table:formula="of:=VLOOKUP([.$D111];[$'Data_Classification for Summary'.$A$1:.$I$103];7;0)" office:value-type="float" office:value="0">
            <text:p/>
          </table:table-cell>
          <table:table-cell table:style-name="ce10" table:formula="of:=VLOOKUP([.$D111];[$'Data_Classification for Summary'.$A$1:.$I$103];9;0)" office:value-type="float" office:value="0">
            <text:p/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23" office:value-type="float" office:value="71100">
            <text:p>71100</text:p>
          </table:table-cell>
          <table:table-cell table:style-name="ce23" office:value-type="string">
            <text:p>History - Social History - Tobacco Details Pack Years</text:p>
          </table:table-cell>
          <table:table-cell table:number-columns-repeated="1012"/>
        </table:table-row>
        <table:table-row table:style-name="ro4">
          <table:table-cell office:value-type="string">
            <text:p>Illicit_Drugs</text:p>
          </table:table-cell>
          <table:table-cell table:style-name="ce10" office:value-type="string">
            <text:p>Illicit drugs</text:p>
          </table:table-cell>
          <table:table-cell table:formula="of:=[.C111]+1" office:value-type="float" office:value="110">
            <text:p>110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2];[$'Data_Classification for Summary'.$A$1:.$I$103];3;0)" office:value-type="float" office:value="5">
            <text:p>5</text:p>
          </table:table-cell>
          <table:table-cell table:style-name="ce10" table:formula="of:=VLOOKUP([.$D112];[$'Data_Classification for Summary'.$A$1:.$I$103];5;0)" office:value-type="float" office:value="25">
            <text:p>25</text:p>
          </table:table-cell>
          <table:table-cell table:style-name="ce10" table:formula="of:=VLOOKUP([.$D112];[$'Data_Classification for Summary'.$A$1:.$I$103];7;0)" office:value-type="float" office:value="0">
            <text:p/>
          </table:table-cell>
          <table:table-cell table:style-name="ce10" table:formula="of:=VLOOKUP([.$D112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23" office:value-type="float" office:value="70127">
            <text:p>70127</text:p>
          </table:table-cell>
          <table:table-cell table:style-name="ce23" office:value-type="string">
            <text:p>History - Social History - Illicit Drug Use</text:p>
          </table:table-cell>
          <table:table-cell table:number-columns-repeated="1012"/>
        </table:table-row>
        <table:table-row table:style-name="ro4">
          <table:table-cell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formula="of:=[.C112]+1" office:value-type="float" office:value="111">
            <text:p>111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3];[$'Data_Classification for Summary'.$A$1:.$I$103];3;0)" office:value-type="float" office:value="5">
            <text:p>5</text:p>
          </table:table-cell>
          <table:table-cell table:style-name="ce10" table:formula="of:=VLOOKUP([.$D113];[$'Data_Classification for Summary'.$A$1:.$I$103];5;0)" office:value-type="float" office:value="25">
            <text:p>25</text:p>
          </table:table-cell>
          <table:table-cell table:style-name="ce10" table:formula="of:=VLOOKUP([.$D113];[$'Data_Classification for Summary'.$A$1:.$I$103];7;0)" office:value-type="float" office:value="0">
            <text:p/>
          </table:table-cell>
          <table:table-cell table:style-name="ce10" table:formula="of:=VLOOKUP([.$D11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00">
            <text:p>70100</text:p>
          </table:table-cell>
          <table:table-cell table:style-name="ce23" office:value-type="string">
            <text:p>Misc - Malignancy (Solid or Hematologic)</text:p>
          </table:table-cell>
          <table:table-cell table:number-columns-repeated="1012"/>
        </table:table-row>
        <table:table-row table:style-name="ro4">
          <table:table-cell office:value-type="string">
            <text:p>Malignancy_current</text:p>
          </table:table-cell>
          <table:table-cell table:style-name="ce10" office:value-type="string">
            <text:p>Malignancy current</text:p>
          </table:table-cell>
          <table:table-cell table:formula="of:=[.C113]+1" office:value-type="float" office:value="112">
            <text:p>112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4];[$'Data_Classification for Summary'.$A$1:.$I$103];3;0)" office:value-type="float" office:value="5">
            <text:p>5</text:p>
          </table:table-cell>
          <table:table-cell table:style-name="ce10" table:formula="of:=VLOOKUP([.$D114];[$'Data_Classification for Summary'.$A$1:.$I$103];5;0)" office:value-type="float" office:value="25">
            <text:p>25</text:p>
          </table:table-cell>
          <table:table-cell table:style-name="ce10" table:formula="of:=VLOOKUP([.$D114];[$'Data_Classification for Summary'.$A$1:.$I$103];7;0)" office:value-type="float" office:value="0">
            <text:p/>
          </table:table-cell>
          <table:table-cell table:style-name="ce10" table:formula="of:=VLOOKUP([.$D11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16" office:value-type="string">
            <text:p>Malignancy_past</text:p>
          </table:table-cell>
          <table:table-cell table:style-name="ce10" office:value-type="string">
            <text:p>Malignancy past</text:p>
          </table:table-cell>
          <table:table-cell table:formula="of:=[.C114]+1" office:value-type="float" office:value="113">
            <text:p>113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5];[$'Data_Classification for Summary'.$A$1:.$I$103];3;0)" office:value-type="float" office:value="5">
            <text:p>5</text:p>
          </table:table-cell>
          <table:table-cell table:style-name="ce10" table:formula="of:=VLOOKUP([.$D115];[$'Data_Classification for Summary'.$A$1:.$I$103];5;0)" office:value-type="float" office:value="25">
            <text:p>25</text:p>
          </table:table-cell>
          <table:table-cell table:style-name="ce10" table:formula="of:=VLOOKUP([.$D115];[$'Data_Classification for Summary'.$A$1:.$I$103];7;0)" office:value-type="float" office:value="0">
            <text:p/>
          </table:table-cell>
          <table:table-cell table:style-name="ce10" table:formula="of:=VLOOKUP([.$D115];[$'Data_Classification for Summary'.$A$1:.$I$103];9;0)" office:value-type="float" office:value="0">
            <text:p/>
          </table:table-cell>
          <table:table-cell table:style-name="ce10" office:value-type="float" office:value="102">
            <text:p>10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alignancy_metastatic</text:p>
          </table:table-cell>
          <table:table-cell table:style-name="ce10" office:value-type="string">
            <text:p>Metastatic malignancy</text:p>
          </table:table-cell>
          <table:table-cell table:formula="of:=[.C114]+1" office:value-type="float" office:value="113">
            <text:p>113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6];[$'Data_Classification for Summary'.$A$1:.$I$103];3;0)" office:value-type="float" office:value="5">
            <text:p>5</text:p>
          </table:table-cell>
          <table:table-cell table:style-name="ce10" table:formula="of:=VLOOKUP([.$D116];[$'Data_Classification for Summary'.$A$1:.$I$103];5;0)" office:value-type="float" office:value="25">
            <text:p>25</text:p>
          </table:table-cell>
          <table:table-cell table:style-name="ce10" table:formula="of:=VLOOKUP([.$D116];[$'Data_Classification for Summary'.$A$1:.$I$103];7;0)" office:value-type="float" office:value="0">
            <text:p/>
          </table:table-cell>
          <table:table-cell table:style-name="ce10" table:formula="of:=VLOOKUP([.$D116];[$'Data_Classification for Summary'.$A$1:.$I$103];9;0)" office:value-type="float" office:value="0">
            <text:p/>
          </table:table-cell>
          <table:table-cell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23" office:value-type="float" office:value="70101">
            <text:p>70101</text:p>
          </table:table-cell>
          <table:table-cell table:style-name="ce23" office:value-type="string">
            <text:p>Misc - Solid Organ Malignancy Metastasis</text:p>
          </table:table-cell>
          <table:table-cell table:number-columns-repeated="1012"/>
        </table:table-row>
        <table:table-row table:style-name="ro4">
          <table:table-cell office:value-type="string">
            <text:p>Malignancy_Chemotherapy_Ever</text:p>
          </table:table-cell>
          <table:table-cell table:style-name="ce10" office:value-type="string">
            <text:p>Chemotherapy (ever)</text:p>
          </table:table-cell>
          <table:table-cell table:formula="of:=[.C116]+1" office:value-type="float" office:value="114">
            <text:p>114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7];[$'Data_Classification for Summary'.$A$1:.$I$103];3;0)" office:value-type="float" office:value="5">
            <text:p>5</text:p>
          </table:table-cell>
          <table:table-cell table:style-name="ce10" table:formula="of:=VLOOKUP([.$D117];[$'Data_Classification for Summary'.$A$1:.$I$103];5;0)" office:value-type="float" office:value="25">
            <text:p>25</text:p>
          </table:table-cell>
          <table:table-cell table:style-name="ce10" table:formula="of:=VLOOKUP([.$D117];[$'Data_Classification for Summary'.$A$1:.$I$103];7;0)" office:value-type="float" office:value="0">
            <text:p/>
          </table:table-cell>
          <table:table-cell table:style-name="ce10" table:formula="of:=VLOOKUP([.$D117];[$'Data_Classification for Summary'.$A$1:.$I$103];9;0)" office:value-type="float" office:value="0">
            <text:p/>
          </table:table-cell>
          <table:table-cell table:style-name="ce10" office:value-type="float" office:value="106">
            <text:p>106</text:p>
          </table:table-cell>
          <table:table-cell table:style-name="ce10" office:value-type="string">
            <text:p>All</text:p>
          </table:table-cell>
          <table:table-cell table:style-name="ce23" office:value-type="float" office:value="70134">
            <text:p>70134</text:p>
          </table:table-cell>
          <table:table-cell table:style-name="ce23" office:value-type="string">
            <text:p>History - History of chemotherapy</text:p>
          </table:table-cell>
          <table:table-cell table:number-columns-repeated="1012"/>
        </table:table-row>
        <table:table-row table:style-name="ro4">
          <table:table-cell office:value-type="string">
            <text:p>Blood_product_limitation</text:p>
          </table:table-cell>
          <table:table-cell table:style-name="ce10" office:value-type="string">
            <text:p>Limitation to blood products</text:p>
          </table:table-cell>
          <table:table-cell table:formula="of:=[.C117]+1" office:value-type="float" office:value="115">
            <text:p>115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8];[$'Data_Classification for Summary'.$A$1:.$I$103];3;0)" office:value-type="float" office:value="5">
            <text:p>5</text:p>
          </table:table-cell>
          <table:table-cell table:style-name="ce10" table:formula="of:=VLOOKUP([.$D118];[$'Data_Classification for Summary'.$A$1:.$I$103];5;0)" office:value-type="float" office:value="25">
            <text:p>25</text:p>
          </table:table-cell>
          <table:table-cell table:style-name="ce10" table:formula="of:=VLOOKUP([.$D118];[$'Data_Classification for Summary'.$A$1:.$I$103];7;0)" office:value-type="float" office:value="0">
            <text:p/>
          </table:table-cell>
          <table:table-cell table:style-name="ce10" table:formula="of:=VLOOKUP([.$D118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otion_Sickess</text:p>
          </table:table-cell>
          <table:table-cell table:style-name="ce10" office:value-type="string">
            <text:p>History of motion sickness</text:p>
          </table:table-cell>
          <table:table-cell table:formula="of:=[.C118]+1" office:value-type="float" office:value="116">
            <text:p>116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19];[$'Data_Classification for Summary'.$A$1:.$I$103];3;0)" office:value-type="float" office:value="5">
            <text:p>5</text:p>
          </table:table-cell>
          <table:table-cell table:style-name="ce10" table:formula="of:=VLOOKUP([.$D119];[$'Data_Classification for Summary'.$A$1:.$I$103];5;0)" office:value-type="float" office:value="25">
            <text:p>25</text:p>
          </table:table-cell>
          <table:table-cell table:style-name="ce10" table:formula="of:=VLOOKUP([.$D119];[$'Data_Classification for Summary'.$A$1:.$I$103];7;0)" office:value-type="float" office:value="0">
            <text:p/>
          </table:table-cell>
          <table:table-cell table:style-name="ce10" table:formula="of:=VLOOKUP([.$D119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02">
            <text:p>70102</text:p>
          </table:table-cell>
          <table:table-cell table:style-name="ce23" office:value-type="string">
            <text:p>Misc - Motion Sickness</text:p>
          </table:table-cell>
          <table:table-cell table:number-columns-repeated="1012"/>
        </table:table-row>
        <table:table-row table:style-name="ro4">
          <table:table-cell office:value-type="string">
            <text:p>Car_sickness</text:p>
          </table:table-cell>
          <table:table-cell table:style-name="ce10" office:value-type="string">
            <text:p>Car sickness</text:p>
          </table:table-cell>
          <table:table-cell table:formula="of:=[.C119]+1" office:value-type="float" office:value="117">
            <text:p>117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20];[$'Data_Classification for Summary'.$A$1:.$I$103];3;0)" office:value-type="float" office:value="5">
            <text:p>5</text:p>
          </table:table-cell>
          <table:table-cell table:style-name="ce10" table:formula="of:=VLOOKUP([.$D120];[$'Data_Classification for Summary'.$A$1:.$I$103];5;0)" office:value-type="float" office:value="25">
            <text:p>25</text:p>
          </table:table-cell>
          <table:table-cell table:style-name="ce10" table:formula="of:=VLOOKUP([.$D120];[$'Data_Classification for Summary'.$A$1:.$I$103];7;0)" office:value-type="float" office:value="0">
            <text:p/>
          </table:table-cell>
          <table:table-cell table:style-name="ce10" table:formula="of:=VLOOKUP([.$D120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All</text:p>
          </table:table-cell>
          <table:table-cell table:style-name="ce23" office:value-type="float" office:value="70103">
            <text:p>70103</text:p>
          </table:table-cell>
          <table:table-cell table:style-name="ce23" office:value-type="string">
            <text:p>Misc - Nausea Car</text:p>
          </table:table-cell>
          <table:table-cell table:number-columns-repeated="1012"/>
        </table:table-row>
        <table:table-row table:style-name="ro4">
          <table:table-cell office:value-type="string">
            <text:p>Social_history_general</text:p>
          </table:table-cell>
          <table:table-cell table:style-name="ce10" office:value-type="string">
            <text:p>Social History General</text:p>
          </table:table-cell>
          <table:table-cell table:formula="of:=[.C120]+1" office:value-type="float" office:value="118">
            <text:p>118</text:p>
          </table:table-cell>
          <table:table-cell table:style-name="ce18" office:value-type="string">
            <text:p>Patient History,General,,</text:p>
          </table:table-cell>
          <table:table-cell table:style-name="ce10" table:formula="of:=VLOOKUP([.$D121];[$'Data_Classification for Summary'.$A$1:.$I$103];3;0)" office:value-type="float" office:value="5">
            <text:p>5</text:p>
          </table:table-cell>
          <table:table-cell table:style-name="ce10" table:formula="of:=VLOOKUP([.$D121];[$'Data_Classification for Summary'.$A$1:.$I$103];5;0)" office:value-type="float" office:value="25">
            <text:p>25</text:p>
          </table:table-cell>
          <table:table-cell table:style-name="ce10" table:formula="of:=VLOOKUP([.$D121];[$'Data_Classification for Summary'.$A$1:.$I$103];7;0)" office:value-type="float" office:value="0">
            <text:p/>
          </table:table-cell>
          <table:table-cell table:style-name="ce10" table:formula="of:=VLOOKUP([.$D121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25">
            <text:p>70125</text:p>
          </table:table-cell>
          <table:table-cell table:style-name="ce23" office:value-type="string">
            <text:p>History - Social History - General</text:p>
          </table:table-cell>
          <table:table-cell table:number-columns-repeated="1012"/>
        </table:table-row>
        <table:table-row table:style-name="ro4">
          <table:table-cell office:value-type="string">
            <text:p>Cognitive_Impairment</text:p>
          </table:table-cell>
          <table:table-cell table:style-name="ce10" office:value-type="string">
            <text:p>Developmental delay or cognitive impairment</text:p>
          </table:table-cell>
          <table:table-cell table:formula="of:=[.C121]+1" office:value-type="float" office:value="119">
            <text:p>11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2];[$'Data_Classification for Summary'.$A$1:.$I$103];3;0)" office:value-type="float" office:value="5">
            <text:p>5</text:p>
          </table:table-cell>
          <table:table-cell table:style-name="ce10" table:formula="of:=VLOOKUP([.$D122];[$'Data_Classification for Summary'.$A$1:.$I$103];5;0)" office:value-type="float" office:value="26">
            <text:p>26</text:p>
          </table:table-cell>
          <table:table-cell table:style-name="ce10" table:formula="of:=VLOOKUP([.$D122];[$'Data_Classification for Summary'.$A$1:.$I$103];7;0)" office:value-type="float" office:value="0">
            <text:p/>
          </table:table-cell>
          <table:table-cell table:style-name="ce10" table:formula="of:=VLOOKUP([.$D12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ongenital_Or_Hereditary_Disease</text:p>
          </table:table-cell>
          <table:table-cell table:style-name="ce10" office:value-type="string">
            <text:p>Congenital or hereditary disease</text:p>
          </table:table-cell>
          <table:table-cell table:formula="of:=[.C122]+1" office:value-type="float" office:value="120">
            <text:p>12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3];[$'Data_Classification for Summary'.$A$1:.$I$103];3;0)" office:value-type="float" office:value="5">
            <text:p>5</text:p>
          </table:table-cell>
          <table:table-cell table:style-name="ce10" table:formula="of:=VLOOKUP([.$D123];[$'Data_Classification for Summary'.$A$1:.$I$103];5;0)" office:value-type="float" office:value="26">
            <text:p>26</text:p>
          </table:table-cell>
          <table:table-cell table:style-name="ce10" table:formula="of:=VLOOKUP([.$D123];[$'Data_Classification for Summary'.$A$1:.$I$103];7;0)" office:value-type="float" office:value="0">
            <text:p/>
          </table:table-cell>
          <table:table-cell table:style-name="ce10" table:formula="of:=VLOOKUP([.$D123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106">
            <text:p>70106</text:p>
          </table:table-cell>
          <table:table-cell table:style-name="ce23" office:value-type="string">
            <text:p>Pediatrics - Congenital Syndrome</text:p>
          </table:table-cell>
          <table:table-cell table:number-columns-repeated="1012"/>
        </table:table-row>
        <table:table-row table:style-name="ro4">
          <table:table-cell office:value-type="string">
            <text:p>Bronchial_Hyperreactivity</text:p>
          </table:table-cell>
          <table:table-cell table:style-name="ce10" office:value-type="string">
            <text:p>Bronchial hyperreactivity</text:p>
          </table:table-cell>
          <table:table-cell table:formula="of:=[.C123]+1" office:value-type="float" office:value="121">
            <text:p>12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4];[$'Data_Classification for Summary'.$A$1:.$I$103];3;0)" office:value-type="float" office:value="5">
            <text:p>5</text:p>
          </table:table-cell>
          <table:table-cell table:style-name="ce10" table:formula="of:=VLOOKUP([.$D124];[$'Data_Classification for Summary'.$A$1:.$I$103];5;0)" office:value-type="float" office:value="26">
            <text:p>26</text:p>
          </table:table-cell>
          <table:table-cell table:style-name="ce10" table:formula="of:=VLOOKUP([.$D124];[$'Data_Classification for Summary'.$A$1:.$I$103];7;0)" office:value-type="float" office:value="0">
            <text:p/>
          </table:table-cell>
          <table:table-cell table:style-name="ce10" table:formula="of:=VLOOKUP([.$D124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mmunisations_Up_To_Date</text:p>
          </table:table-cell>
          <table:table-cell table:style-name="ce10" office:value-type="string">
            <text:p>Immunisations up to date</text:p>
          </table:table-cell>
          <table:table-cell table:formula="of:=[.C124]+1" office:value-type="float" office:value="122">
            <text:p>12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5];[$'Data_Classification for Summary'.$A$1:.$I$103];3;0)" office:value-type="float" office:value="5">
            <text:p>5</text:p>
          </table:table-cell>
          <table:table-cell table:style-name="ce10" table:formula="of:=VLOOKUP([.$D125];[$'Data_Classification for Summary'.$A$1:.$I$103];5;0)" office:value-type="float" office:value="26">
            <text:p>26</text:p>
          </table:table-cell>
          <table:table-cell table:style-name="ce10" table:formula="of:=VLOOKUP([.$D125];[$'Data_Classification for Summary'.$A$1:.$I$103];7;0)" office:value-type="float" office:value="0">
            <text:p/>
          </table:table-cell>
          <table:table-cell table:style-name="ce10" table:formula="of:=VLOOKUP([.$D125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table:formula="of:=[.C125]+1" office:value-type="float" office:value="123">
            <text:p>12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6];[$'Data_Classification for Summary'.$A$1:.$I$103];3;0)" office:value-type="float" office:value="5">
            <text:p>5</text:p>
          </table:table-cell>
          <table:table-cell table:style-name="ce10" table:formula="of:=VLOOKUP([.$D126];[$'Data_Classification for Summary'.$A$1:.$I$103];5;0)" office:value-type="float" office:value="26">
            <text:p>26</text:p>
          </table:table-cell>
          <table:table-cell table:style-name="ce10" table:formula="of:=VLOOKUP([.$D126];[$'Data_Classification for Summary'.$A$1:.$I$103];7;0)" office:value-type="float" office:value="0">
            <text:p/>
          </table:table-cell>
          <table:table-cell table:style-name="ce10" table:formula="of:=VLOOKUP([.$D126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Birthweight</text:p>
          </table:table-cell>
          <table:table-cell table:style-name="ce10" office:value-type="string">
            <text:p>Birthweight</text:p>
          </table:table-cell>
          <table:table-cell table:formula="of:=[.C126]+1" office:value-type="float" office:value="124">
            <text:p>12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7];[$'Data_Classification for Summary'.$A$1:.$I$103];3;0)" office:value-type="float" office:value="5">
            <text:p>5</text:p>
          </table:table-cell>
          <table:table-cell table:style-name="ce10" table:formula="of:=VLOOKUP([.$D127];[$'Data_Classification for Summary'.$A$1:.$I$103];5;0)" office:value-type="float" office:value="26">
            <text:p>26</text:p>
          </table:table-cell>
          <table:table-cell table:style-name="ce10" table:formula="of:=VLOOKUP([.$D127];[$'Data_Classification for Summary'.$A$1:.$I$103];7;0)" office:value-type="float" office:value="0">
            <text:p/>
          </table:table-cell>
          <table:table-cell table:style-name="ce10" table:formula="of:=VLOOKUP([.$D12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23" office:value-type="float" office:value="70137">
            <text:p>70137</text:p>
          </table:table-cell>
          <table:table-cell table:style-name="ce23" office:value-type="string">
            <text:p>Pediatrics - Birthweight</text:p>
          </table:table-cell>
          <table:table-cell table:number-columns-repeated="1012"/>
        </table:table-row>
        <table:table-row table:style-name="ro4">
          <table:table-cell office:value-type="string">
            <text:p>Gestation_at_Birth</text:p>
          </table:table-cell>
          <table:table-cell table:style-name="ce10" office:value-type="string">
            <text:p>Gestational age at birth</text:p>
          </table:table-cell>
          <table:table-cell table:formula="of:=[.C127]+1" office:value-type="float" office:value="125">
            <text:p>125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8];[$'Data_Classification for Summary'.$A$1:.$I$103];3;0)" office:value-type="float" office:value="5">
            <text:p>5</text:p>
          </table:table-cell>
          <table:table-cell table:style-name="ce10" table:formula="of:=VLOOKUP([.$D128];[$'Data_Classification for Summary'.$A$1:.$I$103];5;0)" office:value-type="float" office:value="26">
            <text:p>26</text:p>
          </table:table-cell>
          <table:table-cell table:style-name="ce10" table:formula="of:=VLOOKUP([.$D128];[$'Data_Classification for Summary'.$A$1:.$I$103];7;0)" office:value-type="float" office:value="0">
            <text:p/>
          </table:table-cell>
          <table:table-cell table:style-name="ce10" table:formula="of:=VLOOKUP([.$D128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formula="of:=[.C128]+1" office:value-type="float" office:value="126">
            <text:p>126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9];[$'Data_Classification for Summary'.$A$1:.$I$103];3;0)" office:value-type="float" office:value="5">
            <text:p>5</text:p>
          </table:table-cell>
          <table:table-cell table:style-name="ce10" table:formula="of:=VLOOKUP([.$D129];[$'Data_Classification for Summary'.$A$1:.$I$103];5;0)" office:value-type="float" office:value="26">
            <text:p>26</text:p>
          </table:table-cell>
          <table:table-cell table:style-name="ce10" table:formula="of:=VLOOKUP([.$D129];[$'Data_Classification for Summary'.$A$1:.$I$103];7;0)" office:value-type="float" office:value="0">
            <text:p/>
          </table:table-cell>
          <table:table-cell table:style-name="ce10" table:formula="of:=VLOOKUP([.$D12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table:formula="of:=[.C129]+1" office:value-type="float" office:value="127">
            <text:p>127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0];[$'Data_Classification for Summary'.$A$1:.$I$103];3;0)" office:value-type="float" office:value="5">
            <text:p>5</text:p>
          </table:table-cell>
          <table:table-cell table:style-name="ce10" table:formula="of:=VLOOKUP([.$D130];[$'Data_Classification for Summary'.$A$1:.$I$103];5;0)" office:value-type="float" office:value="26">
            <text:p>26</text:p>
          </table:table-cell>
          <table:table-cell table:style-name="ce10" table:formula="of:=VLOOKUP([.$D130];[$'Data_Classification for Summary'.$A$1:.$I$103];7;0)" office:value-type="float" office:value="0">
            <text:p/>
          </table:table-cell>
          <table:table-cell table:style-name="ce10" table:formula="of:=VLOOKUP([.$D130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yanosis</text:p>
          </table:table-cell>
          <table:table-cell table:style-name="ce10" office:value-type="string">
            <text:p>Cyanosis</text:p>
          </table:table-cell>
          <table:table-cell table:formula="of:=[.C130]+1" office:value-type="float" office:value="128">
            <text:p>12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1];[$'Data_Classification for Summary'.$A$1:.$I$103];3;0)" office:value-type="float" office:value="5">
            <text:p>5</text:p>
          </table:table-cell>
          <table:table-cell table:style-name="ce10" table:formula="of:=VLOOKUP([.$D131];[$'Data_Classification for Summary'.$A$1:.$I$103];5;0)" office:value-type="float" office:value="26">
            <text:p>26</text:p>
          </table:table-cell>
          <table:table-cell table:style-name="ce10" table:formula="of:=VLOOKUP([.$D131];[$'Data_Classification for Summary'.$A$1:.$I$103];7;0)" office:value-type="float" office:value="0">
            <text:p/>
          </table:table-cell>
          <table:table-cell table:style-name="ce10" table:formula="of:=VLOOKUP([.$D13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ediatric_Neuromuscular</text:p>
          </table:table-cell>
          <table:table-cell table:style-name="ce10" office:value-type="string">
            <text:p>Neuromuscular disorders</text:p>
          </table:table-cell>
          <table:table-cell table:formula="of:=[.C131]+1" office:value-type="float" office:value="129">
            <text:p>12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2];[$'Data_Classification for Summary'.$A$1:.$I$103];3;0)" office:value-type="float" office:value="5">
            <text:p>5</text:p>
          </table:table-cell>
          <table:table-cell table:style-name="ce10" table:formula="of:=VLOOKUP([.$D132];[$'Data_Classification for Summary'.$A$1:.$I$103];5;0)" office:value-type="float" office:value="26">
            <text:p>26</text:p>
          </table:table-cell>
          <table:table-cell table:style-name="ce10" table:formula="of:=VLOOKUP([.$D132];[$'Data_Classification for Summary'.$A$1:.$I$103];7;0)" office:value-type="float" office:value="0">
            <text:p/>
          </table:table-cell>
          <table:table-cell table:style-name="ce10" table:formula="of:=VLOOKUP([.$D132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erebral_palsy</text:p>
          </table:table-cell>
          <table:table-cell table:style-name="ce10" office:value-type="string">
            <text:p>Cerebral palsy</text:p>
          </table:table-cell>
          <table:table-cell table:formula="of:=[.C132]+1" office:value-type="float" office:value="130">
            <text:p>13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3];[$'Data_Classification for Summary'.$A$1:.$I$103];3;0)" office:value-type="float" office:value="5">
            <text:p>5</text:p>
          </table:table-cell>
          <table:table-cell table:style-name="ce10" table:formula="of:=VLOOKUP([.$D133];[$'Data_Classification for Summary'.$A$1:.$I$103];5;0)" office:value-type="float" office:value="26">
            <text:p>26</text:p>
          </table:table-cell>
          <table:table-cell table:style-name="ce10" table:formula="of:=VLOOKUP([.$D133];[$'Data_Classification for Summary'.$A$1:.$I$103];7;0)" office:value-type="float" office:value="0">
            <text:p/>
          </table:table-cell>
          <table:table-cell table:style-name="ce10" table:formula="of:=VLOOKUP([.$D133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23" office:value-type="float" office:value="70107">
            <text:p>70107</text:p>
          </table:table-cell>
          <table:table-cell table:style-name="ce23" office:value-type="string">
            <text:p>Pediatrics - CP Spasticity</text:p>
          </table:table-cell>
          <table:table-cell table:number-columns-repeated="1012"/>
        </table:table-row>
        <table:table-row table:style-name="ro4">
          <table:table-cell office:value-type="string">
            <text:p>Intracranial_Haemorrhage</text:p>
          </table:table-cell>
          <table:table-cell table:style-name="ce10" office:value-type="string">
            <text:p>Intracranial hemorrhage</text:p>
          </table:table-cell>
          <table:table-cell table:formula="of:=[.C133]+1" office:value-type="float" office:value="131">
            <text:p>13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4];[$'Data_Classification for Summary'.$A$1:.$I$103];3;0)" office:value-type="float" office:value="5">
            <text:p>5</text:p>
          </table:table-cell>
          <table:table-cell table:style-name="ce10" table:formula="of:=VLOOKUP([.$D134];[$'Data_Classification for Summary'.$A$1:.$I$103];5;0)" office:value-type="float" office:value="26">
            <text:p>26</text:p>
          </table:table-cell>
          <table:table-cell table:style-name="ce10" table:formula="of:=VLOOKUP([.$D134];[$'Data_Classification for Summary'.$A$1:.$I$103];7;0)" office:value-type="float" office:value="0">
            <text:p/>
          </table:table-cell>
          <table:table-cell table:style-name="ce10" table:formula="of:=VLOOKUP([.$D134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ediatric_Other</text:p>
          </table:table-cell>
          <table:table-cell table:style-name="ce10" office:value-type="string">
            <text:p>Other pediatric</text:p>
          </table:table-cell>
          <table:table-cell table:formula="of:=[.C134]+1" office:value-type="float" office:value="132">
            <text:p>13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5];[$'Data_Classification for Summary'.$A$1:.$I$103];3;0)" office:value-type="float" office:value="5">
            <text:p>5</text:p>
          </table:table-cell>
          <table:table-cell table:style-name="ce10" table:formula="of:=VLOOKUP([.$D135];[$'Data_Classification for Summary'.$A$1:.$I$103];5;0)" office:value-type="float" office:value="26">
            <text:p>26</text:p>
          </table:table-cell>
          <table:table-cell table:style-name="ce10" table:formula="of:=VLOOKUP([.$D135];[$'Data_Classification for Summary'.$A$1:.$I$103];7;0)" office:value-type="float" office:value="0">
            <text:p/>
          </table:table-cell>
          <table:table-cell table:style-name="ce10" table:formula="of:=VLOOKUP([.$D135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36">
            <text:p>70136</text:p>
          </table:table-cell>
          <table:table-cell table:style-name="ce23" office:value-type="string">
            <text:p>Pediatrics - Other</text:p>
          </table:table-cell>
          <table:table-cell table:number-columns-repeated="1012"/>
        </table:table-row>
        <table:table-row table:style-name="ro4">
          <table:table-cell office:value-type="string">
            <text:p>History_of_Cardiovascular_Disease</text:p>
          </table:table-cell>
          <table:table-cell table:style-name="ce18" office:value-type="string">
            <text:p>History of cardiovascular disease</text:p>
          </table:table-cell>
          <table:table-cell table:formula="of:=[.C135]+1" office:value-type="float" office:value="133">
            <text:p>133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36];[$'Data_Classification for Summary'.$A$1:.$I$103];3;0)" office:value-type="float" office:value="5">
            <text:p>5</text:p>
          </table:table-cell>
          <table:table-cell table:style-name="ce10" table:formula="of:=VLOOKUP([.$D136];[$'Data_Classification for Summary'.$A$1:.$I$103];5;0)" office:value-type="float" office:value="30">
            <text:p>30</text:p>
          </table:table-cell>
          <table:table-cell table:style-name="ce10" table:formula="of:=VLOOKUP([.$D136];[$'Data_Classification for Summary'.$A$1:.$I$103];7;0)" office:value-type="float" office:value="0">
            <text:p/>
          </table:table-cell>
          <table:table-cell table:style-name="ce10" table:formula="of:=VLOOKUP([.$D136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ypertension</text:p>
          </table:table-cell>
          <table:table-cell table:style-name="ce18" office:value-type="string">
            <text:p>Hypertension</text:p>
          </table:table-cell>
          <table:table-cell table:formula="of:=[.C136]+1" office:value-type="float" office:value="134">
            <text:p>134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37];[$'Data_Classification for Summary'.$A$1:.$I$103];3;0)" office:value-type="float" office:value="5">
            <text:p>5</text:p>
          </table:table-cell>
          <table:table-cell table:style-name="ce10" table:formula="of:=VLOOKUP([.$D137];[$'Data_Classification for Summary'.$A$1:.$I$103];5;0)" office:value-type="float" office:value="30">
            <text:p>30</text:p>
          </table:table-cell>
          <table:table-cell table:style-name="ce10" table:formula="of:=VLOOKUP([.$D137];[$'Data_Classification for Summary'.$A$1:.$I$103];7;0)" office:value-type="float" office:value="0">
            <text:p/>
          </table:table-cell>
          <table:table-cell table:style-name="ce10" table:formula="of:=VLOOKUP([.$D137];[$'Data_Classification for Summary'.$A$1:.$I$103];9;0)" office:value-type="float" office:value="0">
            <text:p/>
          </table:table-cell>
          <table:table-cell table:style-name="ce18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23" office:value-type="float" office:value="70031">
            <text:p>70031</text:p>
          </table:table-cell>
          <table:table-cell table:style-name="ce23" office:value-type="string">
            <text:p>Cardiovascular - Hypertension</text:p>
          </table:table-cell>
          <table:table-cell table:number-columns-repeated="1012"/>
        </table:table-row>
        <table:table-row table:style-name="ro4">
          <table:table-cell office:value-type="string">
            <text:p>Ischemic_heart_disease</text:p>
          </table:table-cell>
          <table:table-cell table:style-name="ce18" office:value-type="string">
            <text:p>IHD</text:p>
          </table:table-cell>
          <table:table-cell table:formula="of:=[.C137]+1" office:value-type="float" office:value="135">
            <text:p>135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38];[$'Data_Classification for Summary'.$A$1:.$I$103];3;0)" office:value-type="float" office:value="5">
            <text:p>5</text:p>
          </table:table-cell>
          <table:table-cell table:style-name="ce10" table:formula="of:=VLOOKUP([.$D138];[$'Data_Classification for Summary'.$A$1:.$I$103];5;0)" office:value-type="float" office:value="30">
            <text:p>30</text:p>
          </table:table-cell>
          <table:table-cell table:style-name="ce10" table:formula="of:=VLOOKUP([.$D138];[$'Data_Classification for Summary'.$A$1:.$I$103];7;0)" office:value-type="float" office:value="0">
            <text:p/>
          </table:table-cell>
          <table:table-cell table:style-name="ce10" table:formula="of:=VLOOKUP([.$D138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27">
            <text:p>70027</text:p>
          </table:table-cell>
          <table:table-cell table:style-name="ce23" office:value-type="string">
            <text:p>Cardiovascular - Coronary Artery Disease</text:p>
          </table:table-cell>
          <table:table-cell table:number-columns-repeated="1012"/>
        </table:table-row>
        <table:table-row table:style-name="ro4">
          <table:table-cell office:value-type="string">
            <text:p>Angina</text:p>
          </table:table-cell>
          <table:table-cell table:style-name="ce18" office:value-type="string">
            <text:p>Angina</text:p>
          </table:table-cell>
          <table:table-cell table:formula="of:=[.C138]+1" office:value-type="float" office:value="136">
            <text:p>136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39];[$'Data_Classification for Summary'.$A$1:.$I$103];3;0)" office:value-type="float" office:value="5">
            <text:p>5</text:p>
          </table:table-cell>
          <table:table-cell table:style-name="ce10" table:formula="of:=VLOOKUP([.$D139];[$'Data_Classification for Summary'.$A$1:.$I$103];5;0)" office:value-type="float" office:value="30">
            <text:p>30</text:p>
          </table:table-cell>
          <table:table-cell table:style-name="ce10" table:formula="of:=VLOOKUP([.$D139];[$'Data_Classification for Summary'.$A$1:.$I$103];7;0)" office:value-type="float" office:value="0">
            <text:p/>
          </table:table-cell>
          <table:table-cell table:style-name="ce10" table:formula="of:=VLOOKUP([.$D139];[$'Data_Classification for Summary'.$A$1:.$I$103];9;0)" office:value-type="float" office:value="0">
            <text:p/>
          </table:table-cell>
          <table:table-cell table:style-name="ce18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ngina_Class</text:p>
          </table:table-cell>
          <table:table-cell table:style-name="ce18" office:value-type="string">
            <text:p>Angina class</text:p>
          </table:table-cell>
          <table:table-cell table:formula="of:=[.C139]+1" office:value-type="float" office:value="137">
            <text:p>137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0];[$'Data_Classification for Summary'.$A$1:.$I$103];3;0)" office:value-type="float" office:value="5">
            <text:p>5</text:p>
          </table:table-cell>
          <table:table-cell table:style-name="ce10" table:formula="of:=VLOOKUP([.$D140];[$'Data_Classification for Summary'.$A$1:.$I$103];5;0)" office:value-type="float" office:value="30">
            <text:p>30</text:p>
          </table:table-cell>
          <table:table-cell table:style-name="ce10" table:formula="of:=VLOOKUP([.$D140];[$'Data_Classification for Summary'.$A$1:.$I$103];7;0)" office:value-type="float" office:value="0">
            <text:p/>
          </table:table-cell>
          <table:table-cell table:style-name="ce10" table:formula="of:=VLOOKUP([.$D140];[$'Data_Classification for Summary'.$A$1:.$I$103];9;0)" office:value-type="float" office:value="0">
            <text:p/>
          </table:table-cell>
          <table:table-cell table:style-name="ce18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I_ever</text:p>
          </table:table-cell>
          <table:table-cell table:style-name="ce18" office:value-type="string">
            <text:p>MI</text:p>
          </table:table-cell>
          <table:table-cell table:formula="of:=[.C140]+1" office:value-type="float" office:value="138">
            <text:p>138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1];[$'Data_Classification for Summary'.$A$1:.$I$103];3;0)" office:value-type="float" office:value="5">
            <text:p>5</text:p>
          </table:table-cell>
          <table:table-cell table:style-name="ce10" table:formula="of:=VLOOKUP([.$D141];[$'Data_Classification for Summary'.$A$1:.$I$103];5;0)" office:value-type="float" office:value="30">
            <text:p>30</text:p>
          </table:table-cell>
          <table:table-cell table:style-name="ce10" table:formula="of:=VLOOKUP([.$D141];[$'Data_Classification for Summary'.$A$1:.$I$103];7;0)" office:value-type="float" office:value="0">
            <text:p/>
          </table:table-cell>
          <table:table-cell table:style-name="ce10" table:formula="of:=VLOOKUP([.$D141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33">
            <text:p>70033</text:p>
          </table:table-cell>
          <table:table-cell table:style-name="ce23" office:value-type="string">
            <text:p>Cardiovascular - Myocardial Infarction</text:p>
          </table:table-cell>
          <table:table-cell table:number-columns-repeated="1012"/>
        </table:table-row>
        <table:table-row table:style-name="ro4">
          <table:table-cell office:value-type="string">
            <text:p>ACS</text:p>
          </table:table-cell>
          <table:table-cell table:style-name="ce18" office:value-type="string">
            <text:p>ACS</text:p>
          </table:table-cell>
          <table:table-cell table:formula="of:=[.C141]+1" office:value-type="float" office:value="139">
            <text:p>139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2];[$'Data_Classification for Summary'.$A$1:.$I$103];3;0)" office:value-type="float" office:value="5">
            <text:p>5</text:p>
          </table:table-cell>
          <table:table-cell table:style-name="ce10" table:formula="of:=VLOOKUP([.$D142];[$'Data_Classification for Summary'.$A$1:.$I$103];5;0)" office:value-type="float" office:value="30">
            <text:p>30</text:p>
          </table:table-cell>
          <table:table-cell table:style-name="ce10" table:formula="of:=VLOOKUP([.$D142];[$'Data_Classification for Summary'.$A$1:.$I$103];7;0)" office:value-type="float" office:value="0">
            <text:p/>
          </table:table-cell>
          <table:table-cell table:style-name="ce10" table:formula="of:=VLOOKUP([.$D142];[$'Data_Classification for Summary'.$A$1:.$I$103];9;0)" office:value-type="float" office:value="0">
            <text:p/>
          </table:table-cell>
          <table:table-cell table:style-name="ce18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CS_details</text:p>
          </table:table-cell>
          <table:table-cell table:style-name="ce18" office:value-type="string">
            <text:p>ACS details</text:p>
          </table:table-cell>
          <table:table-cell table:formula="of:=[.C142]+1" office:value-type="float" office:value="140">
            <text:p>140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3];[$'Data_Classification for Summary'.$A$1:.$I$103];3;0)" office:value-type="float" office:value="5">
            <text:p>5</text:p>
          </table:table-cell>
          <table:table-cell table:style-name="ce10" table:formula="of:=VLOOKUP([.$D143];[$'Data_Classification for Summary'.$A$1:.$I$103];5;0)" office:value-type="float" office:value="30">
            <text:p>30</text:p>
          </table:table-cell>
          <table:table-cell table:style-name="ce10" table:formula="of:=VLOOKUP([.$D143];[$'Data_Classification for Summary'.$A$1:.$I$103];7;0)" office:value-type="float" office:value="0">
            <text:p/>
          </table:table-cell>
          <table:table-cell table:style-name="ce10" table:formula="of:=VLOOKUP([.$D143];[$'Data_Classification for Summary'.$A$1:.$I$103];9;0)" office:value-type="float" office:value="0">
            <text:p/>
          </table:table-cell>
          <table:table-cell table:style-name="ce18" office:value-type="float" office:value="22">
            <text:p>2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yocardial_infarction_number</text:p>
          </table:table-cell>
          <table:table-cell table:style-name="ce18" office:value-type="string">
            <text:p>Number of previous MI</text:p>
          </table:table-cell>
          <table:table-cell table:formula="of:=[.C143]+1" office:value-type="float" office:value="141">
            <text:p>141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4];[$'Data_Classification for Summary'.$A$1:.$I$103];3;0)" office:value-type="float" office:value="5">
            <text:p>5</text:p>
          </table:table-cell>
          <table:table-cell table:style-name="ce10" table:formula="of:=VLOOKUP([.$D144];[$'Data_Classification for Summary'.$A$1:.$I$103];5;0)" office:value-type="float" office:value="30">
            <text:p>30</text:p>
          </table:table-cell>
          <table:table-cell table:style-name="ce10" table:formula="of:=VLOOKUP([.$D144];[$'Data_Classification for Summary'.$A$1:.$I$103];7;0)" office:value-type="float" office:value="0">
            <text:p/>
          </table:table-cell>
          <table:table-cell table:style-name="ce10" table:formula="of:=VLOOKUP([.$D144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CS_date</text:p>
          </table:table-cell>
          <table:table-cell table:style-name="ce18" office:value-type="string">
            <text:p>Acute coronary syndome (date)</text:p>
          </table:table-cell>
          <table:table-cell table:formula="of:=[.C144]+1" office:value-type="float" office:value="142">
            <text:p>142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5];[$'Data_Classification for Summary'.$A$1:.$I$103];3;0)" office:value-type="float" office:value="5">
            <text:p>5</text:p>
          </table:table-cell>
          <table:table-cell table:style-name="ce10" table:formula="of:=VLOOKUP([.$D145];[$'Data_Classification for Summary'.$A$1:.$I$103];5;0)" office:value-type="float" office:value="30">
            <text:p>30</text:p>
          </table:table-cell>
          <table:table-cell table:style-name="ce10" table:formula="of:=VLOOKUP([.$D145];[$'Data_Classification for Summary'.$A$1:.$I$103];7;0)" office:value-type="float" office:value="0">
            <text:p/>
          </table:table-cell>
          <table:table-cell table:style-name="ce10" table:formula="of:=VLOOKUP([.$D145];[$'Data_Classification for Summary'.$A$1:.$I$103];9;0)" office:value-type="float" office:value="0">
            <text:p/>
          </table:table-cell>
          <table:table-cell table:style-name="ce18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yocardial_infarction_date_most_recent</text:p>
          </table:table-cell>
          <table:table-cell table:style-name="ce18" office:value-type="string">
            <text:p>Date of most recent ACS/MI</text:p>
          </table:table-cell>
          <table:table-cell table:formula="of:=[.C145]+1" office:value-type="float" office:value="143">
            <text:p>143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6];[$'Data_Classification for Summary'.$A$1:.$I$103];3;0)" office:value-type="float" office:value="5">
            <text:p>5</text:p>
          </table:table-cell>
          <table:table-cell table:style-name="ce10" table:formula="of:=VLOOKUP([.$D146];[$'Data_Classification for Summary'.$A$1:.$I$103];5;0)" office:value-type="float" office:value="30">
            <text:p>30</text:p>
          </table:table-cell>
          <table:table-cell table:style-name="ce10" table:formula="of:=VLOOKUP([.$D146];[$'Data_Classification for Summary'.$A$1:.$I$103];7;0)" office:value-type="float" office:value="0">
            <text:p/>
          </table:table-cell>
          <table:table-cell table:style-name="ce10" table:formula="of:=VLOOKUP([.$D146];[$'Data_Classification for Summary'.$A$1:.$I$103];9;0)" office:value-type="float" office:value="0">
            <text:p/>
          </table:table-cell>
          <table:table-cell table:style-name="ce18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evious_PCI</text:p>
          </table:table-cell>
          <table:table-cell table:style-name="ce18" office:value-type="string">
            <text:p>Previous PCI</text:p>
          </table:table-cell>
          <table:table-cell table:formula="of:=[.C146]+1" office:value-type="float" office:value="144">
            <text:p>144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7];[$'Data_Classification for Summary'.$A$1:.$I$103];3;0)" office:value-type="float" office:value="5">
            <text:p>5</text:p>
          </table:table-cell>
          <table:table-cell table:style-name="ce10" table:formula="of:=VLOOKUP([.$D147];[$'Data_Classification for Summary'.$A$1:.$I$103];5;0)" office:value-type="float" office:value="30">
            <text:p>30</text:p>
          </table:table-cell>
          <table:table-cell table:style-name="ce10" table:formula="of:=VLOOKUP([.$D147];[$'Data_Classification for Summary'.$A$1:.$I$103];7;0)" office:value-type="float" office:value="0">
            <text:p/>
          </table:table-cell>
          <table:table-cell table:style-name="ce10" table:formula="of:=VLOOKUP([.$D147];[$'Data_Classification for Summary'.$A$1:.$I$103];9;0)" office:value-type="float" office:value="0">
            <text:p/>
          </table:table-cell>
          <table:table-cell table:style-name="ce18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CI_with_stent</text:p>
          </table:table-cell>
          <table:table-cell table:style-name="ce18" office:value-type="string">
            <text:p>PCI stent</text:p>
          </table:table-cell>
          <table:table-cell table:formula="of:=[.C147]+1" office:value-type="float" office:value="145">
            <text:p>145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8];[$'Data_Classification for Summary'.$A$1:.$I$103];3;0)" office:value-type="float" office:value="5">
            <text:p>5</text:p>
          </table:table-cell>
          <table:table-cell table:style-name="ce10" table:formula="of:=VLOOKUP([.$D148];[$'Data_Classification for Summary'.$A$1:.$I$103];5;0)" office:value-type="float" office:value="30">
            <text:p>30</text:p>
          </table:table-cell>
          <table:table-cell table:style-name="ce10" table:formula="of:=VLOOKUP([.$D148];[$'Data_Classification for Summary'.$A$1:.$I$103];7;0)" office:value-type="float" office:value="0">
            <text:p/>
          </table:table-cell>
          <table:table-cell table:style-name="ce10" table:formula="of:=VLOOKUP([.$D148];[$'Data_Classification for Summary'.$A$1:.$I$103];9;0)" office:value-type="float" office:value="0">
            <text:p/>
          </table:table-cell>
          <table:table-cell table:style-name="ce18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CI_date</text:p>
          </table:table-cell>
          <table:table-cell table:style-name="ce18" office:value-type="string">
            <text:p>PCI date</text:p>
          </table:table-cell>
          <table:table-cell table:formula="of:=[.C148]+1" office:value-type="float" office:value="146">
            <text:p>146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49];[$'Data_Classification for Summary'.$A$1:.$I$103];3;0)" office:value-type="float" office:value="5">
            <text:p>5</text:p>
          </table:table-cell>
          <table:table-cell table:style-name="ce10" table:formula="of:=VLOOKUP([.$D149];[$'Data_Classification for Summary'.$A$1:.$I$103];5;0)" office:value-type="float" office:value="30">
            <text:p>30</text:p>
          </table:table-cell>
          <table:table-cell table:style-name="ce10" table:formula="of:=VLOOKUP([.$D149];[$'Data_Classification for Summary'.$A$1:.$I$103];7;0)" office:value-type="float" office:value="0">
            <text:p/>
          </table:table-cell>
          <table:table-cell table:style-name="ce10" table:formula="of:=VLOOKUP([.$D149];[$'Data_Classification for Summary'.$A$1:.$I$103];9;0)" office:value-type="float" office:value="0">
            <text:p/>
          </table:table-cell>
          <table:table-cell table:style-name="ce18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Drug_eluting_stent</text:p>
          </table:table-cell>
          <table:table-cell table:style-name="ce18" office:value-type="string">
            <text:p>Drug eluting stent</text:p>
          </table:table-cell>
          <table:table-cell table:formula="of:=[.C149]+1" office:value-type="float" office:value="147">
            <text:p>147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0];[$'Data_Classification for Summary'.$A$1:.$I$103];3;0)" office:value-type="float" office:value="5">
            <text:p>5</text:p>
          </table:table-cell>
          <table:table-cell table:style-name="ce10" table:formula="of:=VLOOKUP([.$D150];[$'Data_Classification for Summary'.$A$1:.$I$103];5;0)" office:value-type="float" office:value="30">
            <text:p>30</text:p>
          </table:table-cell>
          <table:table-cell table:style-name="ce10" table:formula="of:=VLOOKUP([.$D150];[$'Data_Classification for Summary'.$A$1:.$I$103];7;0)" office:value-type="float" office:value="0">
            <text:p/>
          </table:table-cell>
          <table:table-cell table:style-name="ce10" table:formula="of:=VLOOKUP([.$D150];[$'Data_Classification for Summary'.$A$1:.$I$103];9;0)" office:value-type="float" office:value="0">
            <text:p/>
          </table:table-cell>
          <table:table-cell table:style-name="ce18" office:value-type="float" office:value="33">
            <text:p>33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art_failure</text:p>
          </table:table-cell>
          <table:table-cell table:style-name="ce18" office:value-type="string">
            <text:p>Heart failure</text:p>
          </table:table-cell>
          <table:table-cell table:formula="of:=[.C150]+1" office:value-type="float" office:value="148">
            <text:p>148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1];[$'Data_Classification for Summary'.$A$1:.$I$103];3;0)" office:value-type="float" office:value="5">
            <text:p>5</text:p>
          </table:table-cell>
          <table:table-cell table:style-name="ce10" table:formula="of:=VLOOKUP([.$D151];[$'Data_Classification for Summary'.$A$1:.$I$103];5;0)" office:value-type="float" office:value="30">
            <text:p>30</text:p>
          </table:table-cell>
          <table:table-cell table:style-name="ce10" table:formula="of:=VLOOKUP([.$D151];[$'Data_Classification for Summary'.$A$1:.$I$103];7;0)" office:value-type="float" office:value="0">
            <text:p/>
          </table:table-cell>
          <table:table-cell table:style-name="ce10" table:formula="of:=VLOOKUP([.$D151];[$'Data_Classification for Summary'.$A$1:.$I$103];9;0)" office:value-type="float" office:value="0">
            <text:p/>
          </table:table-cell>
          <table:table-cell table:style-name="ce18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4" office:value-type="float" office:value="70026">
            <text:p>70026</text:p>
          </table:table-cell>
          <table:table-cell table:style-name="ce24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office:value-type="string">
            <text:p>NHYA_dyspnea_grade</text:p>
          </table:table-cell>
          <table:table-cell table:style-name="ce18" office:value-type="string">
            <text:p>NHYA grade</text:p>
          </table:table-cell>
          <table:table-cell table:formula="of:=[.C151]+1" office:value-type="float" office:value="149">
            <text:p>149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2];[$'Data_Classification for Summary'.$A$1:.$I$103];3;0)" office:value-type="float" office:value="5">
            <text:p>5</text:p>
          </table:table-cell>
          <table:table-cell table:style-name="ce10" table:formula="of:=VLOOKUP([.$D152];[$'Data_Classification for Summary'.$A$1:.$I$103];5;0)" office:value-type="float" office:value="30">
            <text:p>30</text:p>
          </table:table-cell>
          <table:table-cell table:style-name="ce10" table:formula="of:=VLOOKUP([.$D152];[$'Data_Classification for Summary'.$A$1:.$I$103];7;0)" office:value-type="float" office:value="0">
            <text:p/>
          </table:table-cell>
          <table:table-cell table:style-name="ce10" table:formula="of:=VLOOKUP([.$D152];[$'Data_Classification for Summary'.$A$1:.$I$103];9;0)" office:value-type="float" office:value="0">
            <text:p/>
          </table:table-cell>
          <table:table-cell table:style-name="ce18"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ardiomyopathy</text:p>
          </table:table-cell>
          <table:table-cell table:style-name="ce18" office:value-type="string">
            <text:p>Cardiomyopathy</text:p>
          </table:table-cell>
          <table:table-cell table:formula="of:=[.C152]+1" office:value-type="float" office:value="150">
            <text:p>150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3];[$'Data_Classification for Summary'.$A$1:.$I$103];3;0)" office:value-type="float" office:value="5">
            <text:p>5</text:p>
          </table:table-cell>
          <table:table-cell table:style-name="ce10" table:formula="of:=VLOOKUP([.$D153];[$'Data_Classification for Summary'.$A$1:.$I$103];5;0)" office:value-type="float" office:value="30">
            <text:p>30</text:p>
          </table:table-cell>
          <table:table-cell table:style-name="ce10" table:formula="of:=VLOOKUP([.$D153];[$'Data_Classification for Summary'.$A$1:.$I$103];7;0)" office:value-type="float" office:value="0">
            <text:p/>
          </table:table-cell>
          <table:table-cell table:style-name="ce10" table:formula="of:=VLOOKUP([.$D153];[$'Data_Classification for Summary'.$A$1:.$I$103];9;0)" office:value-type="float" office:value="0">
            <text:p/>
          </table:table-cell>
          <table:table-cell table:style-name="ce18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art_failure_diagnosis_date</text:p>
          </table:table-cell>
          <table:table-cell table:style-name="ce18" office:value-type="string">
            <text:p>Heart failure diagnosis date</text:p>
          </table:table-cell>
          <table:table-cell table:formula="of:=[.C153]+1" office:value-type="float" office:value="151">
            <text:p>151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4];[$'Data_Classification for Summary'.$A$1:.$I$103];3;0)" office:value-type="float" office:value="5">
            <text:p>5</text:p>
          </table:table-cell>
          <table:table-cell table:style-name="ce10" table:formula="of:=VLOOKUP([.$D154];[$'Data_Classification for Summary'.$A$1:.$I$103];5;0)" office:value-type="float" office:value="30">
            <text:p>30</text:p>
          </table:table-cell>
          <table:table-cell table:style-name="ce10" table:formula="of:=VLOOKUP([.$D154];[$'Data_Classification for Summary'.$A$1:.$I$103];7;0)" office:value-type="float" office:value="0">
            <text:p/>
          </table:table-cell>
          <table:table-cell table:style-name="ce10" table:formula="of:=VLOOKUP([.$D154];[$'Data_Classification for Summary'.$A$1:.$I$103];9;0)" office:value-type="float" office:value="0">
            <text:p/>
          </table:table-cell>
          <table:table-cell table:style-name="ce18" office:value-type="float" office:value="47">
            <text:p>47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art_failure_acute</text:p>
          </table:table-cell>
          <table:table-cell table:style-name="ce18" office:value-type="string">
            <text:p>Acute heart failure</text:p>
          </table:table-cell>
          <table:table-cell table:formula="of:=[.C154]+1" office:value-type="float" office:value="152">
            <text:p>152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5];[$'Data_Classification for Summary'.$A$1:.$I$103];3;0)" office:value-type="float" office:value="5">
            <text:p>5</text:p>
          </table:table-cell>
          <table:table-cell table:style-name="ce10" table:formula="of:=VLOOKUP([.$D155];[$'Data_Classification for Summary'.$A$1:.$I$103];5;0)" office:value-type="float" office:value="30">
            <text:p>30</text:p>
          </table:table-cell>
          <table:table-cell table:style-name="ce10" table:formula="of:=VLOOKUP([.$D155];[$'Data_Classification for Summary'.$A$1:.$I$103];7;0)" office:value-type="float" office:value="0">
            <text:p/>
          </table:table-cell>
          <table:table-cell table:style-name="ce10" table:formula="of:=VLOOKUP([.$D155];[$'Data_Classification for Summary'.$A$1:.$I$103];9;0)" office:value-type="float" office:value="0">
            <text:p/>
          </table:table-cell>
          <table:table-cell table:style-name="ce18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art_failure_decompensated</text:p>
          </table:table-cell>
          <table:table-cell table:style-name="ce18" office:value-type="string">
            <text:p>Decompensated heart failure</text:p>
          </table:table-cell>
          <table:table-cell table:formula="of:=[.C155]+1" office:value-type="float" office:value="153">
            <text:p>153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6];[$'Data_Classification for Summary'.$A$1:.$I$103];3;0)" office:value-type="float" office:value="5">
            <text:p>5</text:p>
          </table:table-cell>
          <table:table-cell table:style-name="ce10" table:formula="of:=VLOOKUP([.$D156];[$'Data_Classification for Summary'.$A$1:.$I$103];5;0)" office:value-type="float" office:value="30">
            <text:p>30</text:p>
          </table:table-cell>
          <table:table-cell table:style-name="ce10" table:formula="of:=VLOOKUP([.$D156];[$'Data_Classification for Summary'.$A$1:.$I$103];7;0)" office:value-type="float" office:value="0">
            <text:p/>
          </table:table-cell>
          <table:table-cell table:style-name="ce10" table:formula="of:=VLOOKUP([.$D156];[$'Data_Classification for Summary'.$A$1:.$I$103];9;0)" office:value-type="float" office:value="0">
            <text:p/>
          </table:table-cell>
          <table:table-cell table:style-name="ce18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art_failure_right_heart</text:p>
          </table:table-cell>
          <table:table-cell table:style-name="ce18" office:value-type="string">
            <text:p>Right heart failure</text:p>
          </table:table-cell>
          <table:table-cell table:formula="of:=[.C156]+1" office:value-type="float" office:value="154">
            <text:p>154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7];[$'Data_Classification for Summary'.$A$1:.$I$103];3;0)" office:value-type="float" office:value="5">
            <text:p>5</text:p>
          </table:table-cell>
          <table:table-cell table:style-name="ce10" table:formula="of:=VLOOKUP([.$D157];[$'Data_Classification for Summary'.$A$1:.$I$103];5;0)" office:value-type="float" office:value="30">
            <text:p>30</text:p>
          </table:table-cell>
          <table:table-cell table:style-name="ce10" table:formula="of:=VLOOKUP([.$D157];[$'Data_Classification for Summary'.$A$1:.$I$103];7;0)" office:value-type="float" office:value="0">
            <text:p/>
          </table:table-cell>
          <table:table-cell table:style-name="ce10" table:formula="of:=VLOOKUP([.$D157];[$'Data_Classification for Summary'.$A$1:.$I$103];9;0)" office:value-type="float" office:value="0">
            <text:p/>
          </table:table-cell>
          <table:table-cell table:style-name="ce18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23" office:value-type="float" office:value="70038">
            <text:p>70038</text:p>
          </table:table-cell>
          <table:table-cell table:style-name="ce23" office:value-type="string">
            <text:p>Cardiovascular - Right Heart Failure</text:p>
          </table:table-cell>
          <table:table-cell table:number-columns-repeated="1012"/>
        </table:table-row>
        <table:table-row table:style-name="ro4">
          <table:table-cell office:value-type="string">
            <text:p>History_of_arrhythmia</text:p>
          </table:table-cell>
          <table:table-cell table:style-name="ce18" office:value-type="string">
            <text:p>Arrhythmia</text:p>
          </table:table-cell>
          <table:table-cell table:formula="of:=[.C157]+1" office:value-type="float" office:value="155">
            <text:p>155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8];[$'Data_Classification for Summary'.$A$1:.$I$103];3;0)" office:value-type="float" office:value="5">
            <text:p>5</text:p>
          </table:table-cell>
          <table:table-cell table:style-name="ce10" table:formula="of:=VLOOKUP([.$D158];[$'Data_Classification for Summary'.$A$1:.$I$103];5;0)" office:value-type="float" office:value="30">
            <text:p>30</text:p>
          </table:table-cell>
          <table:table-cell table:style-name="ce10" table:formula="of:=VLOOKUP([.$D158];[$'Data_Classification for Summary'.$A$1:.$I$103];7;0)" office:value-type="float" office:value="0">
            <text:p/>
          </table:table-cell>
          <table:table-cell table:style-name="ce10" table:formula="of:=VLOOKUP([.$D158];[$'Data_Classification for Summary'.$A$1:.$I$103];9;0)" office:value-type="float" office:value="0">
            <text:p/>
          </table:table-cell>
          <table:table-cell table:style-name="ce18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23" office:value-type="float" office:value="70024">
            <text:p>70024</text:p>
          </table:table-cell>
          <table:table-cell table:style-name="ce23" office:value-type="string">
            <text:p>Cardiovascular - Arrhythmia</text:p>
          </table:table-cell>
          <table:table-cell table:number-columns-repeated="1012"/>
        </table:table-row>
        <table:table-row table:style-name="ro4">
          <table:table-cell office:value-type="string">
            <text:p>Atrial_fibrillation</text:p>
          </table:table-cell>
          <table:table-cell table:style-name="ce18" office:value-type="string">
            <text:p>Atrial fibrillation</text:p>
          </table:table-cell>
          <table:table-cell table:formula="of:=[.C158]+1" office:value-type="float" office:value="156">
            <text:p>156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59];[$'Data_Classification for Summary'.$A$1:.$I$103];3;0)" office:value-type="float" office:value="5">
            <text:p>5</text:p>
          </table:table-cell>
          <table:table-cell table:style-name="ce10" table:formula="of:=VLOOKUP([.$D159];[$'Data_Classification for Summary'.$A$1:.$I$103];5;0)" office:value-type="float" office:value="30">
            <text:p>30</text:p>
          </table:table-cell>
          <table:table-cell table:style-name="ce10" table:formula="of:=VLOOKUP([.$D159];[$'Data_Classification for Summary'.$A$1:.$I$103];7;0)" office:value-type="float" office:value="0">
            <text:p/>
          </table:table-cell>
          <table:table-cell table:style-name="ce10" table:formula="of:=VLOOKUP([.$D159];[$'Data_Classification for Summary'.$A$1:.$I$103];9;0)" office:value-type="float" office:value="0">
            <text:p/>
          </table:table-cell>
          <table:table-cell table:style-name="ce18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trial_fibrillation_pattern</text:p>
          </table:table-cell>
          <table:table-cell table:style-name="ce18" office:value-type="string">
            <text:p>AF pattern</text:p>
          </table:table-cell>
          <table:table-cell table:formula="of:=[.C159]+1" office:value-type="float" office:value="157">
            <text:p>157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0];[$'Data_Classification for Summary'.$A$1:.$I$103];3;0)" office:value-type="float" office:value="5">
            <text:p>5</text:p>
          </table:table-cell>
          <table:table-cell table:style-name="ce10" table:formula="of:=VLOOKUP([.$D160];[$'Data_Classification for Summary'.$A$1:.$I$103];5;0)" office:value-type="float" office:value="30">
            <text:p>30</text:p>
          </table:table-cell>
          <table:table-cell table:style-name="ce10" table:formula="of:=VLOOKUP([.$D160];[$'Data_Classification for Summary'.$A$1:.$I$103];7;0)" office:value-type="float" office:value="0">
            <text:p/>
          </table:table-cell>
          <table:table-cell table:style-name="ce10" table:formula="of:=VLOOKUP([.$D160];[$'Data_Classification for Summary'.$A$1:.$I$103];9;0)" office:value-type="float" office:value="0">
            <text:p/>
          </table:table-cell>
          <table:table-cell table:style-name="ce18" office:value-type="float" office:value="71">
            <text:p>7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Valvular_heart_disease</text:p>
          </table:table-cell>
          <table:table-cell table:style-name="ce18" office:value-type="string">
            <text:p>Valvular heart disease</text:p>
          </table:table-cell>
          <table:table-cell table:formula="of:=[.C160]+1" office:value-type="float" office:value="158">
            <text:p>158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1];[$'Data_Classification for Summary'.$A$1:.$I$103];3;0)" office:value-type="float" office:value="5">
            <text:p>5</text:p>
          </table:table-cell>
          <table:table-cell table:style-name="ce10" table:formula="of:=VLOOKUP([.$D161];[$'Data_Classification for Summary'.$A$1:.$I$103];5;0)" office:value-type="float" office:value="30">
            <text:p>30</text:p>
          </table:table-cell>
          <table:table-cell table:style-name="ce10" table:formula="of:=VLOOKUP([.$D161];[$'Data_Classification for Summary'.$A$1:.$I$103];7;0)" office:value-type="float" office:value="0">
            <text:p/>
          </table:table-cell>
          <table:table-cell table:style-name="ce10" table:formula="of:=VLOOKUP([.$D161];[$'Data_Classification for Summary'.$A$1:.$I$103];9;0)" office:value-type="float" office:value="0">
            <text:p/>
          </table:table-cell>
          <table:table-cell table:style-name="ce18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23" office:value-type="float" office:value="70042">
            <text:p>70042</text:p>
          </table:table-cell>
          <table:table-cell table:style-name="ce23" office:value-type="string">
            <text:p>Cardiovascular - Valvular Disease</text:p>
          </table:table-cell>
          <table:table-cell table:number-columns-repeated="1012"/>
        </table:table-row>
        <table:table-row table:style-name="ro4">
          <table:table-cell office:value-type="string">
            <text:p>Valvular_heart_disease_type</text:p>
          </table:table-cell>
          <table:table-cell table:style-name="ce18" office:value-type="string">
            <text:p>Valve disease</text:p>
          </table:table-cell>
          <table:table-cell table:formula="of:=[.C161]+1" office:value-type="float" office:value="159">
            <text:p>159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2];[$'Data_Classification for Summary'.$A$1:.$I$103];3;0)" office:value-type="float" office:value="5">
            <text:p>5</text:p>
          </table:table-cell>
          <table:table-cell table:style-name="ce10" table:formula="of:=VLOOKUP([.$D162];[$'Data_Classification for Summary'.$A$1:.$I$103];5;0)" office:value-type="float" office:value="30">
            <text:p>30</text:p>
          </table:table-cell>
          <table:table-cell table:style-name="ce10" table:formula="of:=VLOOKUP([.$D162];[$'Data_Classification for Summary'.$A$1:.$I$103];7;0)" office:value-type="float" office:value="0">
            <text:p/>
          </table:table-cell>
          <table:table-cell table:style-name="ce10" table:formula="of:=VLOOKUP([.$D162];[$'Data_Classification for Summary'.$A$1:.$I$103];9;0)" office:value-type="float" office:value="0">
            <text:p/>
          </table:table-cell>
          <table:table-cell table:style-name="ce18" office:value-type="float" office:value="91">
            <text:p>9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Valvular_heart_disease_severity</text:p>
          </table:table-cell>
          <table:table-cell table:style-name="ce18" office:value-type="string">
            <text:p>Severity</text:p>
          </table:table-cell>
          <table:table-cell table:formula="of:=[.C162]+1" office:value-type="float" office:value="160">
            <text:p>160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3];[$'Data_Classification for Summary'.$A$1:.$I$103];3;0)" office:value-type="float" office:value="5">
            <text:p>5</text:p>
          </table:table-cell>
          <table:table-cell table:style-name="ce10" table:formula="of:=VLOOKUP([.$D163];[$'Data_Classification for Summary'.$A$1:.$I$103];5;0)" office:value-type="float" office:value="30">
            <text:p>30</text:p>
          </table:table-cell>
          <table:table-cell table:style-name="ce10" table:formula="of:=VLOOKUP([.$D163];[$'Data_Classification for Summary'.$A$1:.$I$103];7;0)" office:value-type="float" office:value="0">
            <text:p/>
          </table:table-cell>
          <table:table-cell table:style-name="ce10" table:formula="of:=VLOOKUP([.$D163];[$'Data_Classification for Summary'.$A$1:.$I$103];9;0)" office:value-type="float" office:value="0">
            <text:p/>
          </table:table-cell>
          <table:table-cell table:style-name="ce18" office:value-type="float" office:value="92">
            <text:p>9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Endocarditis_previous</text:p>
          </table:table-cell>
          <table:table-cell table:style-name="ce18" office:value-type="string">
            <text:p>Endocarditis previous</text:p>
          </table:table-cell>
          <table:table-cell table:formula="of:=[.C163]+1" office:value-type="float" office:value="161">
            <text:p>161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4];[$'Data_Classification for Summary'.$A$1:.$I$103];3;0)" office:value-type="float" office:value="5">
            <text:p>5</text:p>
          </table:table-cell>
          <table:table-cell table:style-name="ce10" table:formula="of:=VLOOKUP([.$D164];[$'Data_Classification for Summary'.$A$1:.$I$103];5;0)" office:value-type="float" office:value="30">
            <text:p>30</text:p>
          </table:table-cell>
          <table:table-cell table:style-name="ce10" table:formula="of:=VLOOKUP([.$D164];[$'Data_Classification for Summary'.$A$1:.$I$103];7;0)" office:value-type="float" office:value="0">
            <text:p/>
          </table:table-cell>
          <table:table-cell table:style-name="ce10" table:formula="of:=VLOOKUP([.$D164];[$'Data_Classification for Summary'.$A$1:.$I$103];9;0)" office:value-type="float" office:value="0">
            <text:p/>
          </table:table-cell>
          <table:table-cell table:style-name="ce18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Endocarditis_current</text:p>
          </table:table-cell>
          <table:table-cell table:style-name="ce18" office:value-type="string">
            <text:p>Endocarditis current</text:p>
          </table:table-cell>
          <table:table-cell table:formula="of:=[.C164]+1" office:value-type="float" office:value="162">
            <text:p>162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5];[$'Data_Classification for Summary'.$A$1:.$I$103];3;0)" office:value-type="float" office:value="5">
            <text:p>5</text:p>
          </table:table-cell>
          <table:table-cell table:style-name="ce10" table:formula="of:=VLOOKUP([.$D165];[$'Data_Classification for Summary'.$A$1:.$I$103];5;0)" office:value-type="float" office:value="30">
            <text:p>30</text:p>
          </table:table-cell>
          <table:table-cell table:style-name="ce10" table:formula="of:=VLOOKUP([.$D165];[$'Data_Classification for Summary'.$A$1:.$I$103];7;0)" office:value-type="float" office:value="0">
            <text:p/>
          </table:table-cell>
          <table:table-cell table:style-name="ce10" table:formula="of:=VLOOKUP([.$D165];[$'Data_Classification for Summary'.$A$1:.$I$103];9;0)" office:value-type="float" office:value="0">
            <text:p/>
          </table:table-cell>
          <table:table-cell table:style-name="ce18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24" office:value-type="float" office:value="70028">
            <text:p>70028</text:p>
          </table:table-cell>
          <table:table-cell table:style-name="ce24" office:value-type="string">
            <text:p>Cardiovascular - Endocarditis</text:p>
          </table:table-cell>
          <table:table-cell table:number-columns-repeated="1012"/>
        </table:table-row>
        <table:table-row table:style-name="ro4">
          <table:table-cell office:value-type="string">
            <text:p>Pacemaker_or_ICD</text:p>
          </table:table-cell>
          <table:table-cell table:style-name="ce18" office:value-type="string">
            <text:p>Pacemaker / ICD</text:p>
          </table:table-cell>
          <table:table-cell table:formula="of:=[.C165]+1" office:value-type="float" office:value="163">
            <text:p>163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6];[$'Data_Classification for Summary'.$A$1:.$I$103];3;0)" office:value-type="float" office:value="5">
            <text:p>5</text:p>
          </table:table-cell>
          <table:table-cell table:style-name="ce10" table:formula="of:=VLOOKUP([.$D166];[$'Data_Classification for Summary'.$A$1:.$I$103];5;0)" office:value-type="float" office:value="30">
            <text:p>30</text:p>
          </table:table-cell>
          <table:table-cell table:style-name="ce10" table:formula="of:=VLOOKUP([.$D166];[$'Data_Classification for Summary'.$A$1:.$I$103];7;0)" office:value-type="float" office:value="0">
            <text:p/>
          </table:table-cell>
          <table:table-cell table:style-name="ce10" table:formula="of:=VLOOKUP([.$D166];[$'Data_Classification for Summary'.$A$1:.$I$103];9;0)" office:value-type="float" office:value="0">
            <text:p/>
          </table:table-cell>
          <table:table-cell table:style-name="ce18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32">
            <text:p>70032</text:p>
          </table:table-cell>
          <table:table-cell table:style-name="ce23" office:value-type="string">
            <text:p>Cardiovascular - ICD / Pacer</text:p>
          </table:table-cell>
          <table:table-cell table:number-columns-repeated="1012"/>
        </table:table-row>
        <table:table-row table:style-name="ro4">
          <table:table-cell office:value-type="string">
            <text:p>ICD</text:p>
          </table:table-cell>
          <table:table-cell table:style-name="ce18" office:value-type="string">
            <text:p>Implanted defibrillator</text:p>
          </table:table-cell>
          <table:table-cell table:formula="of:=[.C166]+1" office:value-type="float" office:value="164">
            <text:p>164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7];[$'Data_Classification for Summary'.$A$1:.$I$103];3;0)" office:value-type="float" office:value="5">
            <text:p>5</text:p>
          </table:table-cell>
          <table:table-cell table:style-name="ce10" table:formula="of:=VLOOKUP([.$D167];[$'Data_Classification for Summary'.$A$1:.$I$103];5;0)" office:value-type="float" office:value="30">
            <text:p>30</text:p>
          </table:table-cell>
          <table:table-cell table:style-name="ce10" table:formula="of:=VLOOKUP([.$D167];[$'Data_Classification for Summary'.$A$1:.$I$103];7;0)" office:value-type="float" office:value="0">
            <text:p/>
          </table:table-cell>
          <table:table-cell table:style-name="ce10" table:formula="of:=VLOOKUP([.$D167];[$'Data_Classification for Summary'.$A$1:.$I$103];9;0)" office:value-type="float" office:value="0">
            <text:p/>
          </table:table-cell>
          <table:table-cell table:style-name="ce18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cemaker_or_ICD_type</text:p>
          </table:table-cell>
          <table:table-cell table:style-name="ce18" office:value-type="string">
            <text:p>Pacemaker / ICD type</text:p>
          </table:table-cell>
          <table:table-cell table:formula="of:=[.C167]+1" office:value-type="float" office:value="165">
            <text:p>165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8];[$'Data_Classification for Summary'.$A$1:.$I$103];3;0)" office:value-type="float" office:value="5">
            <text:p>5</text:p>
          </table:table-cell>
          <table:table-cell table:style-name="ce10" table:formula="of:=VLOOKUP([.$D168];[$'Data_Classification for Summary'.$A$1:.$I$103];5;0)" office:value-type="float" office:value="30">
            <text:p>30</text:p>
          </table:table-cell>
          <table:table-cell table:style-name="ce10" table:formula="of:=VLOOKUP([.$D168];[$'Data_Classification for Summary'.$A$1:.$I$103];7;0)" office:value-type="float" office:value="0">
            <text:p/>
          </table:table-cell>
          <table:table-cell table:style-name="ce10" table:formula="of:=VLOOKUP([.$D168];[$'Data_Classification for Summary'.$A$1:.$I$103];9;0)" office:value-type="float" office:value="0">
            <text:p/>
          </table:table-cell>
          <table:table-cell table:style-name="ce18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cemaker_or_ICD_details</text:p>
          </table:table-cell>
          <table:table-cell table:style-name="ce18" office:value-type="string">
            <text:p>Pacemaker / ICD details</text:p>
          </table:table-cell>
          <table:table-cell table:formula="of:=[.C168]+1" office:value-type="float" office:value="166">
            <text:p>166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69];[$'Data_Classification for Summary'.$A$1:.$I$103];3;0)" office:value-type="float" office:value="5">
            <text:p>5</text:p>
          </table:table-cell>
          <table:table-cell table:style-name="ce10" table:formula="of:=VLOOKUP([.$D169];[$'Data_Classification for Summary'.$A$1:.$I$103];5;0)" office:value-type="float" office:value="30">
            <text:p>30</text:p>
          </table:table-cell>
          <table:table-cell table:style-name="ce10" table:formula="of:=VLOOKUP([.$D169];[$'Data_Classification for Summary'.$A$1:.$I$103];7;0)" office:value-type="float" office:value="0">
            <text:p/>
          </table:table-cell>
          <table:table-cell table:style-name="ce10" table:formula="of:=VLOOKUP([.$D169];[$'Data_Classification for Summary'.$A$1:.$I$103];9;0)" office:value-type="float" office:value="0">
            <text:p/>
          </table:table-cell>
          <table:table-cell table:style-name="ce18" office:value-type="float" office:value="122">
            <text:p>12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eripheral_vascular_disease</text:p>
          </table:table-cell>
          <table:table-cell table:style-name="ce18" office:value-type="string">
            <text:p>Peripheral vascular disease</text:p>
          </table:table-cell>
          <table:table-cell table:formula="of:=[.C169]+1" office:value-type="float" office:value="167">
            <text:p>167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0];[$'Data_Classification for Summary'.$A$1:.$I$103];3;0)" office:value-type="float" office:value="5">
            <text:p>5</text:p>
          </table:table-cell>
          <table:table-cell table:style-name="ce10" table:formula="of:=VLOOKUP([.$D170];[$'Data_Classification for Summary'.$A$1:.$I$103];5;0)" office:value-type="float" office:value="30">
            <text:p>30</text:p>
          </table:table-cell>
          <table:table-cell table:style-name="ce10" table:formula="of:=VLOOKUP([.$D170];[$'Data_Classification for Summary'.$A$1:.$I$103];7;0)" office:value-type="float" office:value="0">
            <text:p/>
          </table:table-cell>
          <table:table-cell table:style-name="ce10" table:formula="of:=VLOOKUP([.$D170];[$'Data_Classification for Summary'.$A$1:.$I$103];9;0)" office:value-type="float" office:value="0">
            <text:p/>
          </table:table-cell>
          <table:table-cell table:style-name="ce18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23" office:value-type="float" office:value="70037">
            <text:p>70037</text:p>
          </table:table-cell>
          <table:table-cell table:style-name="ce23" office:value-type="string">
            <text:p>Cardiovascular - PVOD</text:p>
          </table:table-cell>
          <table:table-cell table:number-columns-repeated="1012"/>
        </table:table-row>
        <table:table-row table:style-name="ro4">
          <table:table-cell office:value-type="string">
            <text:p>Deep_venous_thrombosis</text:p>
          </table:table-cell>
          <table:table-cell table:style-name="ce18" office:value-type="string">
            <text:p>DVT</text:p>
          </table:table-cell>
          <table:table-cell table:formula="of:=[.C170]+1" office:value-type="float" office:value="168">
            <text:p>168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1];[$'Data_Classification for Summary'.$A$1:.$I$103];3;0)" office:value-type="float" office:value="5">
            <text:p>5</text:p>
          </table:table-cell>
          <table:table-cell table:style-name="ce10" table:formula="of:=VLOOKUP([.$D171];[$'Data_Classification for Summary'.$A$1:.$I$103];5;0)" office:value-type="float" office:value="30">
            <text:p>30</text:p>
          </table:table-cell>
          <table:table-cell table:style-name="ce10" table:formula="of:=VLOOKUP([.$D171];[$'Data_Classification for Summary'.$A$1:.$I$103];7;0)" office:value-type="float" office:value="0">
            <text:p/>
          </table:table-cell>
          <table:table-cell table:style-name="ce10" table:formula="of:=VLOOKUP([.$D171];[$'Data_Classification for Summary'.$A$1:.$I$103];9;0)" office:value-type="float" office:value="0">
            <text:p/>
          </table:table-cell>
          <table:table-cell table:style-name="ce18" office:value-type="float" office:value="140">
            <text:p>140</text:p>
          </table:table-cell>
          <table:table-cell table:style-name="ce10" office:value-type="string">
            <text:p>All</text:p>
          </table:table-cell>
          <table:table-cell table:style-name="ce23" office:value-type="float" office:value="70066">
            <text:p>70066</text:p>
          </table:table-cell>
          <table:table-cell table:style-name="ce23" office:value-type="string">
            <text:p>Hematologic - Deep venous thrombosis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</text:p>
          </table:table-cell>
          <table:table-cell table:style-name="ce18" office:value-type="string">
            <text:p>Congenital heart disease</text:p>
          </table:table-cell>
          <table:table-cell table:formula="of:=[.C171]+1" office:value-type="float" office:value="169">
            <text:p>169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2];[$'Data_Classification for Summary'.$A$1:.$I$103];3;0)" office:value-type="float" office:value="5">
            <text:p>5</text:p>
          </table:table-cell>
          <table:table-cell table:style-name="ce10" table:formula="of:=VLOOKUP([.$D172];[$'Data_Classification for Summary'.$A$1:.$I$103];5;0)" office:value-type="float" office:value="30">
            <text:p>30</text:p>
          </table:table-cell>
          <table:table-cell table:style-name="ce10" table:formula="of:=VLOOKUP([.$D172];[$'Data_Classification for Summary'.$A$1:.$I$103];7;0)" office:value-type="float" office:value="0">
            <text:p/>
          </table:table-cell>
          <table:table-cell table:style-name="ce10" table:formula="of:=VLOOKUP([.$D172];[$'Data_Classification for Summary'.$A$1:.$I$103];9;0)" office:value-type="float" office:value="0">
            <text:p/>
          </table:table-cell>
          <table:table-cell table:style-name="ce18" office:value-type="float" office:value="150">
            <text:p>150</text:p>
          </table:table-cell>
          <table:table-cell table:style-name="ce10" office:value-type="string">
            <text:p>All</text:p>
          </table:table-cell>
          <table:table-cell table:style-name="ce23" office:value-type="float" office:value="70025">
            <text:p>70025</text:p>
          </table:table-cell>
          <table:table-cell table:style-name="ce23" office:value-type="string">
            <text:p>Cardiovascular - Congenital Heart Disease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_type</text:p>
          </table:table-cell>
          <table:table-cell office:value-type="string">
            <text:p>Congenital heart disease type</text:p>
          </table:table-cell>
          <table:table-cell table:formula="of:=[.C172]+1" office:value-type="float" office:value="170">
            <text:p>170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3];[$'Data_Classification for Summary'.$A$1:.$I$103];3;0)" office:value-type="float" office:value="5">
            <text:p>5</text:p>
          </table:table-cell>
          <table:table-cell table:style-name="ce10" table:formula="of:=VLOOKUP([.$D173];[$'Data_Classification for Summary'.$A$1:.$I$103];5;0)" office:value-type="float" office:value="30">
            <text:p>30</text:p>
          </table:table-cell>
          <table:table-cell table:style-name="ce10" table:formula="of:=VLOOKUP([.$D173];[$'Data_Classification for Summary'.$A$1:.$I$103];7;0)" office:value-type="float" office:value="0">
            <text:p/>
          </table:table-cell>
          <table:table-cell table:style-name="ce10" table:formula="of:=VLOOKUP([.$D173];[$'Data_Classification for Summary'.$A$1:.$I$103];9;0)" office:value-type="float" office:value="0">
            <text:p/>
          </table:table-cell>
          <table:table-cell table:style-name="ce18" office:value-type="float" office:value="151">
            <text:p>15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ulmonary_hypertension</text:p>
          </table:table-cell>
          <table:table-cell table:style-name="ce18" office:value-type="string">
            <text:p>Pulmonary hypertension</text:p>
          </table:table-cell>
          <table:table-cell table:formula="of:=[.C173]+1" office:value-type="float" office:value="171">
            <text:p>171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4];[$'Data_Classification for Summary'.$A$1:.$I$103];3;0)" office:value-type="float" office:value="5">
            <text:p>5</text:p>
          </table:table-cell>
          <table:table-cell table:style-name="ce10" table:formula="of:=VLOOKUP([.$D174];[$'Data_Classification for Summary'.$A$1:.$I$103];5;0)" office:value-type="float" office:value="30">
            <text:p>30</text:p>
          </table:table-cell>
          <table:table-cell table:style-name="ce10" table:formula="of:=VLOOKUP([.$D174];[$'Data_Classification for Summary'.$A$1:.$I$103];7;0)" office:value-type="float" office:value="0">
            <text:p/>
          </table:table-cell>
          <table:table-cell table:style-name="ce10" table:formula="of:=VLOOKUP([.$D174];[$'Data_Classification for Summary'.$A$1:.$I$103];9;0)" office:value-type="float" office:value="0">
            <text:p/>
          </table:table-cell>
          <table:table-cell table:style-name="ce18" office:value-type="float" office:value="160">
            <text:p>160</text:p>
          </table:table-cell>
          <table:table-cell table:style-name="ce10" office:value-type="string">
            <text:p>All</text:p>
          </table:table-cell>
          <table:table-cell table:style-name="ce24" office:value-type="float" office:value="70036">
            <text:p>70036</text:p>
          </table:table-cell>
          <table:table-cell table:style-name="ce24" office:value-type="string">
            <text:p>Cardiovascular - Pulmonary Hypertension</text:p>
          </table:table-cell>
          <table:table-cell table:number-columns-repeated="1012"/>
        </table:table-row>
        <table:table-row table:style-name="ro4">
          <table:table-cell office:value-type="string">
            <text:p>Pulmonary_embolism</text:p>
          </table:table-cell>
          <table:table-cell table:style-name="ce18" office:value-type="string">
            <text:p>Pulmonary embolism</text:p>
          </table:table-cell>
          <table:table-cell table:formula="of:=[.C174]+1" office:value-type="float" office:value="172">
            <text:p>172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5];[$'Data_Classification for Summary'.$A$1:.$I$103];3;0)" office:value-type="float" office:value="5">
            <text:p>5</text:p>
          </table:table-cell>
          <table:table-cell table:style-name="ce10" table:formula="of:=VLOOKUP([.$D175];[$'Data_Classification for Summary'.$A$1:.$I$103];5;0)" office:value-type="float" office:value="30">
            <text:p>30</text:p>
          </table:table-cell>
          <table:table-cell table:style-name="ce10" table:formula="of:=VLOOKUP([.$D175];[$'Data_Classification for Summary'.$A$1:.$I$103];7;0)" office:value-type="float" office:value="0">
            <text:p/>
          </table:table-cell>
          <table:table-cell table:style-name="ce10" table:formula="of:=VLOOKUP([.$D175];[$'Data_Classification for Summary'.$A$1:.$I$103];9;0)" office:value-type="float" office:value="0">
            <text:p/>
          </table:table-cell>
          <table:table-cell table:style-name="ce10" office:value-type="float" office:value="165">
            <text:p>165</text:p>
          </table:table-cell>
          <table:table-cell table:style-name="ce10" office:value-type="string">
            <text:p>All</text:p>
          </table:table-cell>
          <table:table-cell table:style-name="ce23" office:value-type="float" office:value="70129">
            <text:p>70129</text:p>
          </table:table-cell>
          <table:table-cell table:style-name="ce23" office:value-type="string">
            <text:p>Cardiovascular - Pulmonary Embolus</text:p>
          </table:table-cell>
          <table:table-cell table:number-columns-repeated="1012"/>
        </table:table-row>
        <table:table-row table:style-name="ro4">
          <table:table-cell office:value-type="string">
            <text:p>Thoracic_aortic_disease</text:p>
          </table:table-cell>
          <table:table-cell table:style-name="ce18" office:value-type="string">
            <text:p>Thoracic aortic disease</text:p>
          </table:table-cell>
          <table:table-cell table:formula="of:=[.C175]+1" office:value-type="float" office:value="173">
            <text:p>173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6];[$'Data_Classification for Summary'.$A$1:.$I$103];3;0)" office:value-type="float" office:value="5">
            <text:p>5</text:p>
          </table:table-cell>
          <table:table-cell table:style-name="ce10" table:formula="of:=VLOOKUP([.$D176];[$'Data_Classification for Summary'.$A$1:.$I$103];5;0)" office:value-type="float" office:value="30">
            <text:p>30</text:p>
          </table:table-cell>
          <table:table-cell table:style-name="ce10" table:formula="of:=VLOOKUP([.$D176];[$'Data_Classification for Summary'.$A$1:.$I$103];7;0)" office:value-type="float" office:value="0">
            <text:p/>
          </table:table-cell>
          <table:table-cell table:style-name="ce10" table:formula="of:=VLOOKUP([.$D176];[$'Data_Classification for Summary'.$A$1:.$I$103];9;0)" office:value-type="float" office:value="0">
            <text:p/>
          </table:table-cell>
          <table:table-cell table:style-name="ce18" office:value-type="float" office:value="170">
            <text:p>170</text:p>
          </table:table-cell>
          <table:table-cell table:style-name="ce10" office:value-type="string">
            <text:p>All</text:p>
          </table:table-cell>
          <table:table-cell table:style-name="ce23" office:value-type="float" office:value="70041">
            <text:p>70041</text:p>
          </table:table-cell>
          <table:table-cell table:style-name="ce23" office:value-type="string">
            <text:p>Cardiovascular - Thoracic Aorta Disease</text:p>
          </table:table-cell>
          <table:table-cell table:number-columns-repeated="1012"/>
        </table:table-row>
        <table:table-row table:style-name="ro4">
          <table:table-cell office:value-type="string">
            <text:p>Aortic_disease</text:p>
          </table:table-cell>
          <table:table-cell table:style-name="ce18" office:value-type="string">
            <text:p>Aortic disease</text:p>
          </table:table-cell>
          <table:table-cell table:formula="of:=[.C176]+1" office:value-type="float" office:value="174">
            <text:p>174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7];[$'Data_Classification for Summary'.$A$1:.$I$103];3;0)" office:value-type="float" office:value="5">
            <text:p>5</text:p>
          </table:table-cell>
          <table:table-cell table:style-name="ce10" table:formula="of:=VLOOKUP([.$D177];[$'Data_Classification for Summary'.$A$1:.$I$103];5;0)" office:value-type="float" office:value="30">
            <text:p>30</text:p>
          </table:table-cell>
          <table:table-cell table:style-name="ce10" table:formula="of:=VLOOKUP([.$D177];[$'Data_Classification for Summary'.$A$1:.$I$103];7;0)" office:value-type="float" office:value="0">
            <text:p/>
          </table:table-cell>
          <table:table-cell table:style-name="ce10" table:formula="of:=VLOOKUP([.$D177];[$'Data_Classification for Summary'.$A$1:.$I$103];9;0)" office:value-type="float" office:value="0">
            <text:p/>
          </table:table-cell>
          <table:table-cell table:style-name="ce18" office:value-type="float" office:value="171">
            <text:p>17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otropes_current</text:p>
          </table:table-cell>
          <table:table-cell table:style-name="ce18" office:value-type="string">
            <text:p>Current inotropes</text:p>
          </table:table-cell>
          <table:table-cell table:formula="of:=[.C177]+1" office:value-type="float" office:value="175">
            <text:p>175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8];[$'Data_Classification for Summary'.$A$1:.$I$103];3;0)" office:value-type="float" office:value="5">
            <text:p>5</text:p>
          </table:table-cell>
          <table:table-cell table:style-name="ce10" table:formula="of:=VLOOKUP([.$D178];[$'Data_Classification for Summary'.$A$1:.$I$103];5;0)" office:value-type="float" office:value="30">
            <text:p>30</text:p>
          </table:table-cell>
          <table:table-cell table:style-name="ce10" table:formula="of:=VLOOKUP([.$D178];[$'Data_Classification for Summary'.$A$1:.$I$103];7;0)" office:value-type="float" office:value="0">
            <text:p/>
          </table:table-cell>
          <table:table-cell table:style-name="ce10" table:formula="of:=VLOOKUP([.$D178];[$'Data_Classification for Summary'.$A$1:.$I$103];9;0)" office:value-type="float" office:value="0">
            <text:p/>
          </table:table-cell>
          <table:table-cell table:style-name="ce18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vious_cardiac_surgery</text:p>
          </table:table-cell>
          <table:table-cell table:style-name="ce18" office:value-type="string">
            <text:p>Cardiac surgery</text:p>
          </table:table-cell>
          <table:table-cell table:formula="of:=[.C178]+1" office:value-type="float" office:value="176">
            <text:p>176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79];[$'Data_Classification for Summary'.$A$1:.$I$103];3;0)" office:value-type="float" office:value="5">
            <text:p>5</text:p>
          </table:table-cell>
          <table:table-cell table:style-name="ce10" table:formula="of:=VLOOKUP([.$D179];[$'Data_Classification for Summary'.$A$1:.$I$103];5;0)" office:value-type="float" office:value="30">
            <text:p>30</text:p>
          </table:table-cell>
          <table:table-cell table:style-name="ce10" table:formula="of:=VLOOKUP([.$D179];[$'Data_Classification for Summary'.$A$1:.$I$103];7;0)" office:value-type="float" office:value="0">
            <text:p/>
          </table:table-cell>
          <table:table-cell table:style-name="ce10" table:formula="of:=VLOOKUP([.$D179];[$'Data_Classification for Summary'.$A$1:.$I$103];9;0)" office:value-type="float" office:value="0">
            <text:p/>
          </table:table-cell>
          <table:table-cell table:style-name="ce18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evious_cardiac_surgery_type</text:p>
          </table:table-cell>
          <table:table-cell table:style-name="ce18" office:value-type="string">
            <text:p>Cardiac surgery type</text:p>
          </table:table-cell>
          <table:table-cell table:formula="of:=[.C179]+1" office:value-type="float" office:value="177">
            <text:p>177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80];[$'Data_Classification for Summary'.$A$1:.$I$103];3;0)" office:value-type="float" office:value="5">
            <text:p>5</text:p>
          </table:table-cell>
          <table:table-cell table:style-name="ce10" table:formula="of:=VLOOKUP([.$D180];[$'Data_Classification for Summary'.$A$1:.$I$103];5;0)" office:value-type="float" office:value="30">
            <text:p>30</text:p>
          </table:table-cell>
          <table:table-cell table:style-name="ce10" table:formula="of:=VLOOKUP([.$D180];[$'Data_Classification for Summary'.$A$1:.$I$103];7;0)" office:value-type="float" office:value="0">
            <text:p/>
          </table:table-cell>
          <table:table-cell table:style-name="ce10" table:formula="of:=VLOOKUP([.$D180];[$'Data_Classification for Summary'.$A$1:.$I$103];9;0)" office:value-type="float" office:value="0">
            <text:p/>
          </table:table-cell>
          <table:table-cell table:style-name="ce18" office:value-type="float" office:value="201">
            <text:p>20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ardiovascular_disease_other</text:p>
          </table:table-cell>
          <table:table-cell table:style-name="ce18" office:value-type="string">
            <text:p>Other cardiovascular disease</text:p>
          </table:table-cell>
          <table:table-cell table:formula="of:=[.C180]+1" office:value-type="float" office:value="178">
            <text:p>178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81];[$'Data_Classification for Summary'.$A$1:.$I$103];3;0)" office:value-type="float" office:value="5">
            <text:p>5</text:p>
          </table:table-cell>
          <table:table-cell table:style-name="ce10" table:formula="of:=VLOOKUP([.$D181];[$'Data_Classification for Summary'.$A$1:.$I$103];5;0)" office:value-type="float" office:value="30">
            <text:p>30</text:p>
          </table:table-cell>
          <table:table-cell table:style-name="ce10" table:formula="of:=VLOOKUP([.$D181];[$'Data_Classification for Summary'.$A$1:.$I$103];7;0)" office:value-type="float" office:value="0">
            <text:p/>
          </table:table-cell>
          <table:table-cell table:style-name="ce10" table:formula="of:=VLOOKUP([.$D181];[$'Data_Classification for Summary'.$A$1:.$I$103];9;0)" office:value-type="float" office:value="0">
            <text:p/>
          </table:table-cell>
          <table:table-cell table:style-name="ce18"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ardiovascular_symptoms_other</text:p>
          </table:table-cell>
          <table:table-cell table:style-name="ce10" office:value-type="string">
            <text:p>Other cardiovascular symptoms</text:p>
          </table:table-cell>
          <table:table-cell table:formula="of:=[.C181]+1" office:value-type="float" office:value="179">
            <text:p>179</text:p>
          </table:table-cell>
          <table:table-cell table:style-name="ce18" office:value-type="string">
            <text:p>Patient History,Cardiovascular,,</text:p>
          </table:table-cell>
          <table:table-cell table:style-name="ce10" table:formula="of:=VLOOKUP([.$D182];[$'Data_Classification for Summary'.$A$1:.$I$103];3;0)" office:value-type="float" office:value="5">
            <text:p>5</text:p>
          </table:table-cell>
          <table:table-cell table:style-name="ce10" table:formula="of:=VLOOKUP([.$D182];[$'Data_Classification for Summary'.$A$1:.$I$103];5;0)" office:value-type="float" office:value="30">
            <text:p>30</text:p>
          </table:table-cell>
          <table:table-cell table:style-name="ce10" table:formula="of:=VLOOKUP([.$D182];[$'Data_Classification for Summary'.$A$1:.$I$103];7;0)" office:value-type="float" office:value="0">
            <text:p/>
          </table:table-cell>
          <table:table-cell table:style-name="ce10" table:formula="of:=VLOOKUP([.$D182];[$'Data_Classification for Summary'.$A$1:.$I$103];9;0)" office:value-type="float" office:value="0">
            <text:p/>
          </table:table-cell>
          <table:table-cell table:style-name="ce10" office:value-type="float" office:value="1010">
            <text:p>10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40">
            <text:p>70040</text:p>
          </table:table-cell>
          <table:table-cell table:style-name="ce23" office:value-type="string">
            <text:p>Cardiovascular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formula="of:=[.C182]+1" office:value-type="float" office:value="180">
            <text:p>18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3];[$'Data_Classification for Summary'.$A$1:.$I$103];3;0)" office:value-type="float" office:value="5">
            <text:p>5</text:p>
          </table:table-cell>
          <table:table-cell table:style-name="ce10" table:formula="of:=VLOOKUP([.$D183];[$'Data_Classification for Summary'.$A$1:.$I$103];5;0)" office:value-type="float" office:value="40">
            <text:p>40</text:p>
          </table:table-cell>
          <table:table-cell table:style-name="ce10" table:formula="of:=VLOOKUP([.$D183];[$'Data_Classification for Summary'.$A$1:.$I$103];7;0)" office:value-type="float" office:value="0">
            <text:p/>
          </table:table-cell>
          <table:table-cell table:style-name="ce10" table:formula="of:=VLOOKUP([.$D18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PD</text:p>
          </table:table-cell>
          <table:table-cell table:style-name="ce10" office:value-type="string">
            <text:p>COPD</text:p>
          </table:table-cell>
          <table:table-cell table:formula="of:=[.C183]+1" office:value-type="float" office:value="181">
            <text:p>18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4];[$'Data_Classification for Summary'.$A$1:.$I$103];3;0)" office:value-type="float" office:value="5">
            <text:p>5</text:p>
          </table:table-cell>
          <table:table-cell table:style-name="ce10" table:formula="of:=VLOOKUP([.$D184];[$'Data_Classification for Summary'.$A$1:.$I$103];5;0)" office:value-type="float" office:value="40">
            <text:p>40</text:p>
          </table:table-cell>
          <table:table-cell table:style-name="ce10" table:formula="of:=VLOOKUP([.$D184];[$'Data_Classification for Summary'.$A$1:.$I$103];7;0)" office:value-type="float" office:value="0">
            <text:p/>
          </table:table-cell>
          <table:table-cell table:style-name="ce10" table:formula="of:=VLOOKUP([.$D184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115">
            <text:p>70115</text:p>
          </table:table-cell>
          <table:table-cell table:style-name="ce23" office:value-type="string">
            <text:p>Respiratory - COPD General</text:p>
          </table:table-cell>
          <table:table-cell table:number-columns-repeated="1012"/>
        </table:table-row>
        <table:table-row table:style-name="ro4"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formula="of:=[.C184]+1" office:value-type="float" office:value="182">
            <text:p>18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5];[$'Data_Classification for Summary'.$A$1:.$I$103];3;0)" office:value-type="float" office:value="5">
            <text:p>5</text:p>
          </table:table-cell>
          <table:table-cell table:style-name="ce10" table:formula="of:=VLOOKUP([.$D185];[$'Data_Classification for Summary'.$A$1:.$I$103];5;0)" office:value-type="float" office:value="40">
            <text:p>40</text:p>
          </table:table-cell>
          <table:table-cell table:style-name="ce10" table:formula="of:=VLOOKUP([.$D185];[$'Data_Classification for Summary'.$A$1:.$I$103];7;0)" office:value-type="float" office:value="0">
            <text:p/>
          </table:table-cell>
          <table:table-cell table:style-name="ce10" table:formula="of:=VLOOKUP([.$D185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sthma</text:p>
          </table:table-cell>
          <table:table-cell table:style-name="ce18" office:value-type="string">
            <text:p>Asthma</text:p>
          </table:table-cell>
          <table:table-cell table:formula="of:=[.C185]+1" office:value-type="float" office:value="183">
            <text:p>18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6];[$'Data_Classification for Summary'.$A$1:.$I$103];3;0)" office:value-type="float" office:value="5">
            <text:p>5</text:p>
          </table:table-cell>
          <table:table-cell table:style-name="ce10" table:formula="of:=VLOOKUP([.$D186];[$'Data_Classification for Summary'.$A$1:.$I$103];5;0)" office:value-type="float" office:value="40">
            <text:p>40</text:p>
          </table:table-cell>
          <table:table-cell table:style-name="ce10" table:formula="of:=VLOOKUP([.$D186];[$'Data_Classification for Summary'.$A$1:.$I$103];7;0)" office:value-type="float" office:value="0">
            <text:p/>
          </table:table-cell>
          <table:table-cell table:style-name="ce10" table:formula="of:=VLOOKUP([.$D186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109">
            <text:p>70109</text:p>
          </table:table-cell>
          <table:table-cell table:style-name="ce23" office:value-type="string">
            <text:p>Respiratory - Asthma General</text:p>
          </table:table-cell>
          <table:table-cell table:number-columns-repeated="1012"/>
        </table:table-row>
        <table:table-row table:style-name="ro4"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formula="of:=[.C186]+1" office:value-type="float" office:value="184">
            <text:p>18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7];[$'Data_Classification for Summary'.$A$1:.$I$103];3;0)" office:value-type="float" office:value="5">
            <text:p>5</text:p>
          </table:table-cell>
          <table:table-cell table:style-name="ce10" table:formula="of:=VLOOKUP([.$D187];[$'Data_Classification for Summary'.$A$1:.$I$103];5;0)" office:value-type="float" office:value="40">
            <text:p>40</text:p>
          </table:table-cell>
          <table:table-cell table:style-name="ce10" table:formula="of:=VLOOKUP([.$D187];[$'Data_Classification for Summary'.$A$1:.$I$103];7;0)" office:value-type="float" office:value="0">
            <text:p/>
          </table:table-cell>
          <table:table-cell table:style-name="ce10" table:formula="of:=VLOOKUP([.$D187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sthma_ER_attendance</text:p>
          </table:table-cell>
          <table:table-cell office:value-type="string">
            <text:p>Asthma ER attendance</text:p>
          </table:table-cell>
          <table:table-cell table:formula="of:=[.C187]+1" office:value-type="float" office:value="185">
            <text:p>18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8];[$'Data_Classification for Summary'.$A$1:.$I$103];3;0)" office:value-type="float" office:value="5">
            <text:p>5</text:p>
          </table:table-cell>
          <table:table-cell table:style-name="ce10" table:formula="of:=VLOOKUP([.$D188];[$'Data_Classification for Summary'.$A$1:.$I$103];5;0)" office:value-type="float" office:value="40">
            <text:p>40</text:p>
          </table:table-cell>
          <table:table-cell table:style-name="ce10" table:formula="of:=VLOOKUP([.$D188];[$'Data_Classification for Summary'.$A$1:.$I$103];7;0)" office:value-type="float" office:value="0">
            <text:p/>
          </table:table-cell>
          <table:table-cell table:style-name="ce10" table:formula="of:=VLOOKUP([.$D188];[$'Data_Classification for Summary'.$A$1:.$I$103];9;0)" office:value-type="float" office:value="0">
            <text:p/>
          </table:table-cell>
          <table:table-cell table:style-name="ce10" office:value-type="float" office:value="23">
            <text:p>23</text:p>
          </table:table-cell>
          <table:table-cell table:style-name="ce10" office:value-type="string">
            <text:p>All</text:p>
          </table:table-cell>
          <table:table-cell table:style-name="ce23" office:value-type="float" office:value="70111">
            <text:p>70111</text:p>
          </table:table-cell>
          <table:table-cell table:style-name="ce23" office:value-type="string">
            <text:p>Respiratory - Asthma ER Visits</text:p>
          </table:table-cell>
          <table:table-cell table:number-columns-repeated="1012"/>
        </table:table-row>
        <table:table-row table:style-name="ro4">
          <table:table-cell office:value-type="string">
            <text:p>Asthma_hospitalisation</text:p>
          </table:table-cell>
          <table:table-cell office:value-type="string">
            <text:p>Asthma hospitalisations</text:p>
          </table:table-cell>
          <table:table-cell table:formula="of:=[.C188]+1" office:value-type="float" office:value="186">
            <text:p>18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9];[$'Data_Classification for Summary'.$A$1:.$I$103];3;0)" office:value-type="float" office:value="5">
            <text:p>5</text:p>
          </table:table-cell>
          <table:table-cell table:style-name="ce10" table:formula="of:=VLOOKUP([.$D189];[$'Data_Classification for Summary'.$A$1:.$I$103];5;0)" office:value-type="float" office:value="40">
            <text:p>40</text:p>
          </table:table-cell>
          <table:table-cell table:style-name="ce10" table:formula="of:=VLOOKUP([.$D189];[$'Data_Classification for Summary'.$A$1:.$I$103];7;0)" office:value-type="float" office:value="0">
            <text:p/>
          </table:table-cell>
          <table:table-cell table:style-name="ce10" table:formula="of:=VLOOKUP([.$D189];[$'Data_Classification for Summary'.$A$1:.$I$103];9;0)" office:value-type="float" office:value="0">
            <text:p/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All</text:p>
          </table:table-cell>
          <table:table-cell table:style-name="ce23" office:value-type="float" office:value="70112">
            <text:p>70112</text:p>
          </table:table-cell>
          <table:table-cell table:style-name="ce23" office:value-type="string">
            <text:p>Respiratory - Asthma Hospitalizations</text:p>
          </table:table-cell>
          <table:table-cell table:number-columns-repeated="1012"/>
        </table:table-row>
        <table:table-row table:style-name="ro4">
          <table:table-cell office:value-type="string">
            <text:p>Asthma_class</text:p>
          </table:table-cell>
          <table:table-cell table:style-name="ce10" office:value-type="string">
            <text:p>Asthma Class</text:p>
          </table:table-cell>
          <table:table-cell table:formula="of:=[.C189]+1" office:value-type="float" office:value="187">
            <text:p>18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0];[$'Data_Classification for Summary'.$A$1:.$I$103];3;0)" office:value-type="float" office:value="5">
            <text:p>5</text:p>
          </table:table-cell>
          <table:table-cell table:style-name="ce10" table:formula="of:=VLOOKUP([.$D190];[$'Data_Classification for Summary'.$A$1:.$I$103];5;0)" office:value-type="float" office:value="40">
            <text:p>40</text:p>
          </table:table-cell>
          <table:table-cell table:style-name="ce10" table:formula="of:=VLOOKUP([.$D190];[$'Data_Classification for Summary'.$A$1:.$I$103];7;0)" office:value-type="float" office:value="0">
            <text:p/>
          </table:table-cell>
          <table:table-cell table:style-name="ce10" table:formula="of:=VLOOKUP([.$D190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23" office:value-type="float" office:value="70110">
            <text:p>70110</text:p>
          </table:table-cell>
          <table:table-cell table:style-name="ce23" office:value-type="string">
            <text:p>Respiratory - Asthma Class</text:p>
          </table:table-cell>
          <table:table-cell table:number-columns-repeated="1012"/>
        </table:table-row>
        <table:table-row table:style-name="ro4">
          <table:table-cell office:value-type="string">
            <text:p>Asthma_treatment</text:p>
          </table:table-cell>
          <table:table-cell table:style-name="ce10" office:value-type="string">
            <text:p>Asthma treatment</text:p>
          </table:table-cell>
          <table:table-cell table:formula="of:=[.C190]+1" office:value-type="float" office:value="188">
            <text:p>18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1];[$'Data_Classification for Summary'.$A$1:.$I$103];3;0)" office:value-type="float" office:value="5">
            <text:p>5</text:p>
          </table:table-cell>
          <table:table-cell table:style-name="ce10" table:formula="of:=VLOOKUP([.$D191];[$'Data_Classification for Summary'.$A$1:.$I$103];5;0)" office:value-type="float" office:value="40">
            <text:p>40</text:p>
          </table:table-cell>
          <table:table-cell table:style-name="ce10" table:formula="of:=VLOOKUP([.$D191];[$'Data_Classification for Summary'.$A$1:.$I$103];7;0)" office:value-type="float" office:value="0">
            <text:p/>
          </table:table-cell>
          <table:table-cell table:style-name="ce10" table:formula="of:=VLOOKUP([.$D191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23" office:value-type="float" office:value="70113">
            <text:p>70113</text:p>
          </table:table-cell>
          <table:table-cell table:style-name="ce23" office:value-type="string">
            <text:p>Respiratory - Asthma Medications</text:p>
          </table:table-cell>
          <table:table-cell table:number-columns-repeated="1012"/>
        </table:table-row>
        <table:table-row table:style-name="ro4">
          <table:table-cell office:value-type="string">
            <text:p>Asthma_Symptom_Frequency</text:p>
          </table:table-cell>
          <table:table-cell office:value-type="string">
            <text:p>Asthma symptom frequency</text:p>
          </table:table-cell>
          <table:table-cell table:formula="of:=[.C191]+1" office:value-type="float" office:value="189">
            <text:p>18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2];[$'Data_Classification for Summary'.$A$1:.$I$103];3;0)" office:value-type="float" office:value="5">
            <text:p>5</text:p>
          </table:table-cell>
          <table:table-cell table:style-name="ce10" table:formula="of:=VLOOKUP([.$D192];[$'Data_Classification for Summary'.$A$1:.$I$103];5;0)" office:value-type="float" office:value="40">
            <text:p>40</text:p>
          </table:table-cell>
          <table:table-cell table:style-name="ce10" table:formula="of:=VLOOKUP([.$D192];[$'Data_Classification for Summary'.$A$1:.$I$103];7;0)" office:value-type="float" office:value="0">
            <text:p/>
          </table:table-cell>
          <table:table-cell table:style-name="ce10" table:formula="of:=VLOOKUP([.$D192];[$'Data_Classification for Summary'.$A$1:.$I$103];9;0)" office:value-type="float" office:value="0">
            <text:p/>
          </table:table-cell>
          <table:table-cell table:style-name="ce10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23" office:value-type="float" office:value="70114">
            <text:p>70114</text:p>
          </table:table-cell>
          <table:table-cell table:style-name="ce23" office:value-type="string">
            <text:p>Respiratory - Asthma Symptom Frequency</text:p>
          </table:table-cell>
          <table:table-cell table:number-columns-repeated="1012"/>
        </table:table-row>
        <table:table-row table:style-name="ro4">
          <table:table-cell office:value-type="string">
            <text:p>Asthma_aspirin_sensitive</text:p>
          </table:table-cell>
          <table:table-cell office:value-type="string">
            <text:p>Aspirin sensitive asthma</text:p>
          </table:table-cell>
          <table:table-cell table:formula="of:=[.C192]+1" office:value-type="float" office:value="190">
            <text:p>19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3];[$'Data_Classification for Summary'.$A$1:.$I$103];3;0)" office:value-type="float" office:value="5">
            <text:p>5</text:p>
          </table:table-cell>
          <table:table-cell table:style-name="ce10" table:formula="of:=VLOOKUP([.$D193];[$'Data_Classification for Summary'.$A$1:.$I$103];5;0)" office:value-type="float" office:value="40">
            <text:p>40</text:p>
          </table:table-cell>
          <table:table-cell table:style-name="ce10" table:formula="of:=VLOOKUP([.$D193];[$'Data_Classification for Summary'.$A$1:.$I$103];7;0)" office:value-type="float" office:value="0">
            <text:p/>
          </table:table-cell>
          <table:table-cell table:style-name="ce10" table:formula="of:=VLOOKUP([.$D193];[$'Data_Classification for Summary'.$A$1:.$I$103];9;0)" office:value-type="float" office:value="0">
            <text:p/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number-columns-repeated="2" table:style-name="ce2" office:value-type="string">
            <text:p>Snorer</text:p>
          </table:table-cell>
          <table:table-cell table:formula="of:=[.C193]+1" office:value-type="float" office:value="191">
            <text:p>19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4];[$'Data_Classification for Summary'.$A$1:.$I$103];3;0)" office:value-type="float" office:value="5">
            <text:p>5</text:p>
          </table:table-cell>
          <table:table-cell table:style-name="ce10" table:formula="of:=VLOOKUP([.$D194];[$'Data_Classification for Summary'.$A$1:.$I$103];5;0)" office:value-type="float" office:value="40">
            <text:p>40</text:p>
          </table:table-cell>
          <table:table-cell table:style-name="ce10" table:formula="of:=VLOOKUP([.$D194];[$'Data_Classification for Summary'.$A$1:.$I$103];7;0)" office:value-type="float" office:value="0">
            <text:p/>
          </table:table-cell>
          <table:table-cell table:style-name="ce10" table:formula="of:=VLOOKUP([.$D194];[$'Data_Classification for Summary'.$A$1:.$I$103];9;0)" office:value-type="float" office:value="0">
            <text:p/>
          </table:table-cell>
          <table:table-cell table:style-name="ce10" office:value-type="float" office:value="49">
            <text:p>49</text:p>
          </table:table-cell>
          <table:table-cell table:style-name="ce10" office:value-type="string">
            <text:p>All</text:p>
          </table:table-cell>
          <table:table-cell table:style-name="ce23" office:value-type="float" office:value="70012">
            <text:p>70012</text:p>
          </table:table-cell>
          <table:table-cell table:style-name="ce23" office:value-type="string">
            <text:p>Airway - Snoring</text:p>
          </table:table-cell>
          <table:table-cell table:number-columns-repeated="1012"/>
        </table:table-row>
        <table:table-row table:style-name="ro4">
          <table:table-cell office:value-type="string">
            <text:p>Obstructive_sleep_apnoea</text:p>
          </table:table-cell>
          <table:table-cell table:style-name="ce10" office:value-type="string">
            <text:p>Obstructive sleep apnoea</text:p>
          </table:table-cell>
          <table:table-cell table:formula="of:=[.C194]+1" office:value-type="float" office:value="192">
            <text:p>19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5];[$'Data_Classification for Summary'.$A$1:.$I$103];3;0)" office:value-type="float" office:value="5">
            <text:p>5</text:p>
          </table:table-cell>
          <table:table-cell table:style-name="ce10" table:formula="of:=VLOOKUP([.$D195];[$'Data_Classification for Summary'.$A$1:.$I$103];5;0)" office:value-type="float" office:value="40">
            <text:p>40</text:p>
          </table:table-cell>
          <table:table-cell table:style-name="ce10" table:formula="of:=VLOOKUP([.$D195];[$'Data_Classification for Summary'.$A$1:.$I$103];7;0)" office:value-type="float" office:value="0">
            <text:p/>
          </table:table-cell>
          <table:table-cell table:style-name="ce10" table:formula="of:=VLOOKUP([.$D195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3" office:value-type="float" office:value="70122">
            <text:p>70122</text:p>
          </table:table-cell>
          <table:table-cell table:style-name="ce23" office:value-type="string">
            <text:p>Respiratory - Sleep Apnea</text:p>
          </table:table-cell>
          <table:table-cell table:number-columns-repeated="1012"/>
        </table:table-row>
        <table:table-row table:style-name="ro4">
          <table:table-cell office:value-type="string">
            <text:p>CPAP</text:p>
          </table:table-cell>
          <table:table-cell table:style-name="ce10" office:value-type="string">
            <text:p>CPAP</text:p>
          </table:table-cell>
          <table:table-cell table:formula="of:=[.C195]+1" office:value-type="float" office:value="193">
            <text:p>19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6];[$'Data_Classification for Summary'.$A$1:.$I$103];3;0)" office:value-type="float" office:value="5">
            <text:p>5</text:p>
          </table:table-cell>
          <table:table-cell table:style-name="ce10" table:formula="of:=VLOOKUP([.$D196];[$'Data_Classification for Summary'.$A$1:.$I$103];5;0)" office:value-type="float" office:value="40">
            <text:p>40</text:p>
          </table:table-cell>
          <table:table-cell table:style-name="ce10" table:formula="of:=VLOOKUP([.$D196];[$'Data_Classification for Summary'.$A$1:.$I$103];7;0)" office:value-type="float" office:value="0">
            <text:p/>
          </table:table-cell>
          <table:table-cell table:style-name="ce10" table:formula="of:=VLOOKUP([.$D196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TOP_S</text:p>
          </table:table-cell>
          <table:table-cell table:style-name="ce10" office:value-type="string">
            <text:p>STOP S</text:p>
          </table:table-cell>
          <table:table-cell table:formula="of:=[.C196]+1" office:value-type="float" office:value="194">
            <text:p>19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7];[$'Data_Classification for Summary'.$A$1:.$I$103];3;0)" office:value-type="float" office:value="5">
            <text:p>5</text:p>
          </table:table-cell>
          <table:table-cell table:style-name="ce10" table:formula="of:=VLOOKUP([.$D197];[$'Data_Classification for Summary'.$A$1:.$I$103];5;0)" office:value-type="float" office:value="40">
            <text:p>40</text:p>
          </table:table-cell>
          <table:table-cell table:style-name="ce10" table:formula="of:=VLOOKUP([.$D197];[$'Data_Classification for Summary'.$A$1:.$I$103];7;0)" office:value-type="float" office:value="0">
            <text:p/>
          </table:table-cell>
          <table:table-cell table:style-name="ce10" table:formula="of:=VLOOKUP([.$D197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TOP_T</text:p>
          </table:table-cell>
          <table:table-cell table:style-name="ce10" office:value-type="string">
            <text:p>STOP T</text:p>
          </table:table-cell>
          <table:table-cell table:formula="of:=[.C197]+1" office:value-type="float" office:value="195">
            <text:p>19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8];[$'Data_Classification for Summary'.$A$1:.$I$103];3;0)" office:value-type="float" office:value="5">
            <text:p>5</text:p>
          </table:table-cell>
          <table:table-cell table:style-name="ce10" table:formula="of:=VLOOKUP([.$D198];[$'Data_Classification for Summary'.$A$1:.$I$103];5;0)" office:value-type="float" office:value="40">
            <text:p>40</text:p>
          </table:table-cell>
          <table:table-cell table:style-name="ce10" table:formula="of:=VLOOKUP([.$D198];[$'Data_Classification for Summary'.$A$1:.$I$103];7;0)" office:value-type="float" office:value="0">
            <text:p/>
          </table:table-cell>
          <table:table-cell table:style-name="ce10" table:formula="of:=VLOOKUP([.$D198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TOP_O</text:p>
          </table:table-cell>
          <table:table-cell table:style-name="ce10" office:value-type="string">
            <text:p>STOP O</text:p>
          </table:table-cell>
          <table:table-cell table:formula="of:=[.C198]+1" office:value-type="float" office:value="196">
            <text:p>19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9];[$'Data_Classification for Summary'.$A$1:.$I$103];3;0)" office:value-type="float" office:value="5">
            <text:p>5</text:p>
          </table:table-cell>
          <table:table-cell table:style-name="ce10" table:formula="of:=VLOOKUP([.$D199];[$'Data_Classification for Summary'.$A$1:.$I$103];5;0)" office:value-type="float" office:value="40">
            <text:p>40</text:p>
          </table:table-cell>
          <table:table-cell table:style-name="ce10" table:formula="of:=VLOOKUP([.$D199];[$'Data_Classification for Summary'.$A$1:.$I$103];7;0)" office:value-type="float" office:value="0">
            <text:p/>
          </table:table-cell>
          <table:table-cell table:style-name="ce10" table:formula="of:=VLOOKUP([.$D199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TOP_P</text:p>
          </table:table-cell>
          <table:table-cell table:style-name="ce10" office:value-type="string">
            <text:p>STOP P</text:p>
          </table:table-cell>
          <table:table-cell table:formula="of:=[.C199]+1" office:value-type="float" office:value="197">
            <text:p>19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0];[$'Data_Classification for Summary'.$A$1:.$I$103];3;0)" office:value-type="float" office:value="5">
            <text:p>5</text:p>
          </table:table-cell>
          <table:table-cell table:style-name="ce10" table:formula="of:=VLOOKUP([.$D200];[$'Data_Classification for Summary'.$A$1:.$I$103];5;0)" office:value-type="float" office:value="40">
            <text:p>40</text:p>
          </table:table-cell>
          <table:table-cell table:style-name="ce10" table:formula="of:=VLOOKUP([.$D200];[$'Data_Classification for Summary'.$A$1:.$I$103];7;0)" office:value-type="float" office:value="0">
            <text:p/>
          </table:table-cell>
          <table:table-cell table:style-name="ce10" table:formula="of:=VLOOKUP([.$D200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mothorax</text:p>
          </table:table-cell>
          <table:table-cell table:style-name="ce10" office:value-type="string">
            <text:p>Hemothorax</text:p>
          </table:table-cell>
          <table:table-cell table:formula="of:=[.C200]+1" office:value-type="float" office:value="198">
            <text:p>19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1];[$'Data_Classification for Summary'.$A$1:.$I$103];3;0)" office:value-type="float" office:value="5">
            <text:p>5</text:p>
          </table:table-cell>
          <table:table-cell table:style-name="ce10" table:formula="of:=VLOOKUP([.$D201];[$'Data_Classification for Summary'.$A$1:.$I$103];5;0)" office:value-type="float" office:value="40">
            <text:p>40</text:p>
          </table:table-cell>
          <table:table-cell table:style-name="ce10" table:formula="of:=VLOOKUP([.$D201];[$'Data_Classification for Summary'.$A$1:.$I$103];7;0)" office:value-type="float" office:value="0">
            <text:p/>
          </table:table-cell>
          <table:table-cell table:style-name="ce10" table:formula="of:=VLOOKUP([.$D201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23" office:value-type="float" office:value="70116">
            <text:p>70116</text:p>
          </table:table-cell>
          <table:table-cell table:style-name="ce23" office:value-type="string">
            <text:p>Respiratory - Hemothorax</text:p>
          </table:table-cell>
          <table:table-cell table:number-columns-repeated="1012"/>
        </table:table-row>
        <table:table-row table:style-name="ro4">
          <table:table-cell office:value-type="string">
            <text:p>Pleural_effusion</text:p>
          </table:table-cell>
          <table:table-cell office:value-type="string">
            <text:p>Pleural effusion</text:p>
          </table:table-cell>
          <table:table-cell table:formula="of:=[.C201]+1" office:value-type="float" office:value="199">
            <text:p>19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2];[$'Data_Classification for Summary'.$A$1:.$I$103];3;0)" office:value-type="float" office:value="5">
            <text:p>5</text:p>
          </table:table-cell>
          <table:table-cell table:style-name="ce10" table:formula="of:=VLOOKUP([.$D202];[$'Data_Classification for Summary'.$A$1:.$I$103];5;0)" office:value-type="float" office:value="40">
            <text:p>40</text:p>
          </table:table-cell>
          <table:table-cell table:style-name="ce10" table:formula="of:=VLOOKUP([.$D202];[$'Data_Classification for Summary'.$A$1:.$I$103];7;0)" office:value-type="float" office:value="0">
            <text:p/>
          </table:table-cell>
          <table:table-cell table:style-name="ce10" table:formula="of:=VLOOKUP([.$D202];[$'Data_Classification for Summary'.$A$1:.$I$103];9;0)" office:value-type="float" office:value="0">
            <text:p/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All</text:p>
          </table:table-cell>
          <table:table-cell table:style-name="ce23" office:value-type="float" office:value="70118">
            <text:p>70118</text:p>
          </table:table-cell>
          <table:table-cell table:style-name="ce23" office:value-type="string">
            <text:p>Respiratory - Pleural Effusion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neumothorax</text:p>
          </table:table-cell>
          <table:table-cell table:formula="of:=[.C202]+1" office:value-type="float" office:value="200">
            <text:p>20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3];[$'Data_Classification for Summary'.$A$1:.$I$103];3;0)" office:value-type="float" office:value="5">
            <text:p>5</text:p>
          </table:table-cell>
          <table:table-cell table:style-name="ce10" table:formula="of:=VLOOKUP([.$D203];[$'Data_Classification for Summary'.$A$1:.$I$103];5;0)" office:value-type="float" office:value="40">
            <text:p>40</text:p>
          </table:table-cell>
          <table:table-cell table:style-name="ce10" table:formula="of:=VLOOKUP([.$D203];[$'Data_Classification for Summary'.$A$1:.$I$103];7;0)" office:value-type="float" office:value="0">
            <text:p/>
          </table:table-cell>
          <table:table-cell table:style-name="ce10" table:formula="of:=VLOOKUP([.$D203];[$'Data_Classification for Summary'.$A$1:.$I$103];9;0)" office:value-type="float" office:value="0">
            <text:p/>
          </table:table-cell>
          <table:table-cell table:style-name="ce10" office:value-type="float" office:value="62">
            <text:p>62</text:p>
          </table:table-cell>
          <table:table-cell table:style-name="ce10" office:value-type="string">
            <text:p>All</text:p>
          </table:table-cell>
          <table:table-cell table:style-name="ce23" office:value-type="float" office:value="70119">
            <text:p>70119</text:p>
          </table:table-cell>
          <table:table-cell table:style-name="ce23" office:value-type="string">
            <text:p>Respiratory - Pneumothorax</text:p>
          </table:table-cell>
          <table:table-cell table:number-columns-repeated="1012"/>
        </table:table-row>
        <table:table-row table:style-name="ro4">
          <table:table-cell office:value-type="string">
            <text:p>Pulmonary_contusion</text:p>
          </table:table-cell>
          <table:table-cell office:value-type="string">
            <text:p>Pulmonary contusion</text:p>
          </table:table-cell>
          <table:table-cell table:formula="of:=[.C203]+1" office:value-type="float" office:value="201">
            <text:p>20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4];[$'Data_Classification for Summary'.$A$1:.$I$103];3;0)" office:value-type="float" office:value="5">
            <text:p>5</text:p>
          </table:table-cell>
          <table:table-cell table:style-name="ce10" table:formula="of:=VLOOKUP([.$D204];[$'Data_Classification for Summary'.$A$1:.$I$103];5;0)" office:value-type="float" office:value="40">
            <text:p>40</text:p>
          </table:table-cell>
          <table:table-cell table:style-name="ce10" table:formula="of:=VLOOKUP([.$D204];[$'Data_Classification for Summary'.$A$1:.$I$103];7;0)" office:value-type="float" office:value="0">
            <text:p/>
          </table:table-cell>
          <table:table-cell table:style-name="ce10" table:formula="of:=VLOOKUP([.$D204];[$'Data_Classification for Summary'.$A$1:.$I$103];9;0)" office:value-type="float" office:value="0">
            <text:p/>
          </table:table-cell>
          <table:table-cell table:style-name="ce10" office:value-type="float" office:value="63">
            <text:p>63</text:p>
          </table:table-cell>
          <table:table-cell table:style-name="ce10" office:value-type="string">
            <text:p>All</text:p>
          </table:table-cell>
          <table:table-cell table:style-name="ce23" office:value-type="float" office:value="70120">
            <text:p>70120</text:p>
          </table:table-cell>
          <table:table-cell table:style-name="ce23" office:value-type="string">
            <text:p>Respiratory - Pulmonary Contusion</text:p>
          </table:table-cell>
          <table:table-cell table:number-columns-repeated="1012"/>
        </table:table-row>
        <table:table-row table:style-name="ro4">
          <table:table-cell office:value-type="string">
            <text:p>Restrictive_lung_disease</text:p>
          </table:table-cell>
          <table:table-cell office:value-type="string">
            <text:p>Restrictive lung disease</text:p>
          </table:table-cell>
          <table:table-cell table:formula="of:=[.C204]+1" office:value-type="float" office:value="202">
            <text:p>20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5];[$'Data_Classification for Summary'.$A$1:.$I$103];3;0)" office:value-type="float" office:value="5">
            <text:p>5</text:p>
          </table:table-cell>
          <table:table-cell table:style-name="ce10" table:formula="of:=VLOOKUP([.$D205];[$'Data_Classification for Summary'.$A$1:.$I$103];5;0)" office:value-type="float" office:value="40">
            <text:p>40</text:p>
          </table:table-cell>
          <table:table-cell table:style-name="ce10" table:formula="of:=VLOOKUP([.$D205];[$'Data_Classification for Summary'.$A$1:.$I$103];7;0)" office:value-type="float" office:value="0">
            <text:p/>
          </table:table-cell>
          <table:table-cell table:style-name="ce10" table:formula="of:=VLOOKUP([.$D205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23" office:value-type="float" office:value="70121">
            <text:p>70121</text:p>
          </table:table-cell>
          <table:table-cell table:style-name="ce23" office:value-type="string">
            <text:p>Respiratory - Restrictive Lung Disease</text:p>
          </table:table-cell>
          <table:table-cell table:number-columns-repeated="1012"/>
        </table:table-row>
        <table:table-row table:style-name="ro4">
          <table:table-cell office:value-type="string">
            <text:p>Upper_respiratory_infection</text:p>
          </table:table-cell>
          <table:table-cell office:value-type="string">
            <text:p>Upper respiratory infection</text:p>
          </table:table-cell>
          <table:table-cell table:formula="of:=[.C205]+1" office:value-type="float" office:value="203">
            <text:p>20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6];[$'Data_Classification for Summary'.$A$1:.$I$103];3;0)" office:value-type="float" office:value="5">
            <text:p>5</text:p>
          </table:table-cell>
          <table:table-cell table:style-name="ce10" table:formula="of:=VLOOKUP([.$D206];[$'Data_Classification for Summary'.$A$1:.$I$103];5;0)" office:value-type="float" office:value="40">
            <text:p>40</text:p>
          </table:table-cell>
          <table:table-cell table:style-name="ce10" table:formula="of:=VLOOKUP([.$D206];[$'Data_Classification for Summary'.$A$1:.$I$103];7;0)" office:value-type="float" office:value="0">
            <text:p/>
          </table:table-cell>
          <table:table-cell table:style-name="ce10" table:formula="of:=VLOOKUP([.$D206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23" office:value-type="float" office:value="70124">
            <text:p>70124</text:p>
          </table:table-cell>
          <table:table-cell table:style-name="ce23" office:value-type="string">
            <text:p>Respiratory - Upper Resp Infection</text:p>
          </table:table-cell>
          <table:table-cell table:number-columns-repeated="1012"/>
        </table:table-row>
        <table:table-row table:style-name="ro4">
          <table:table-cell office:value-type="string">
            <text:p>Lower_respiratory_infection</text:p>
          </table:table-cell>
          <table:table-cell office:value-type="string">
            <text:p>Lower respiratory infection</text:p>
          </table:table-cell>
          <table:table-cell table:formula="of:=[.C206]+1" office:value-type="float" office:value="204">
            <text:p>20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7];[$'Data_Classification for Summary'.$A$1:.$I$103];3;0)" office:value-type="float" office:value="5">
            <text:p>5</text:p>
          </table:table-cell>
          <table:table-cell table:style-name="ce10" table:formula="of:=VLOOKUP([.$D207];[$'Data_Classification for Summary'.$A$1:.$I$103];5;0)" office:value-type="float" office:value="40">
            <text:p>40</text:p>
          </table:table-cell>
          <table:table-cell table:style-name="ce10" table:formula="of:=VLOOKUP([.$D207];[$'Data_Classification for Summary'.$A$1:.$I$103];7;0)" office:value-type="float" office:value="0">
            <text:p/>
          </table:table-cell>
          <table:table-cell table:style-name="ce10" table:formula="of:=VLOOKUP([.$D207];[$'Data_Classification for Summary'.$A$1:.$I$103];9;0)" office:value-type="float" office:value="0">
            <text:p/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All</text:p>
          </table:table-cell>
          <table:table-cell table:style-name="ce23" office:value-type="float" office:value="70138">
            <text:p>70138</text:p>
          </table:table-cell>
          <table:table-cell table:style-name="ce23" office:value-type="string">
            <text:p>Respiratory - Bronchitis / Pneumonia</text:p>
          </table:table-cell>
          <table:table-cell table:number-columns-repeated="1012"/>
        </table:table-row>
        <table:table-row table:style-name="ro4">
          <table:table-cell office:value-type="string">
            <text:p>Mechanical_Ventilation</text:p>
          </table:table-cell>
          <table:table-cell table:style-name="ce10" office:value-type="string">
            <text:p>Mechanical ventilation</text:p>
          </table:table-cell>
          <table:table-cell table:formula="of:=[.C207]+1" office:value-type="float" office:value="205">
            <text:p>20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8];[$'Data_Classification for Summary'.$A$1:.$I$103];3;0)" office:value-type="float" office:value="5">
            <text:p>5</text:p>
          </table:table-cell>
          <table:table-cell table:style-name="ce10" table:formula="of:=VLOOKUP([.$D208];[$'Data_Classification for Summary'.$A$1:.$I$103];5;0)" office:value-type="float" office:value="40">
            <text:p>40</text:p>
          </table:table-cell>
          <table:table-cell table:style-name="ce10" table:formula="of:=VLOOKUP([.$D208];[$'Data_Classification for Summary'.$A$1:.$I$103];7;0)" office:value-type="float" office:value="0">
            <text:p/>
          </table:table-cell>
          <table:table-cell table:style-name="ce10" table:formula="of:=VLOOKUP([.$D20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23" office:value-type="float" office:value="70200">
            <text:p>70200</text:p>
          </table:table-cell>
          <table:table-cell table:style-name="ce23" office:value-type="string">
            <text:p>Respiratory - Mechanical Ventilation General</text:p>
          </table:table-cell>
          <table:table-cell table:number-columns-repeated="1012"/>
        </table:table-row>
        <table:table-row table:style-name="ro4">
          <table:table-cell office:value-type="string">
            <text:p>Oxygen_therapy</text:p>
          </table:table-cell>
          <table:table-cell table:style-name="ce10" office:value-type="string">
            <text:p>Oxygen at present</text:p>
          </table:table-cell>
          <table:table-cell table:formula="of:=[.C208]+1" office:value-type="float" office:value="206">
            <text:p>20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9];[$'Data_Classification for Summary'.$A$1:.$I$103];3;0)" office:value-type="float" office:value="5">
            <text:p>5</text:p>
          </table:table-cell>
          <table:table-cell table:style-name="ce10" table:formula="of:=VLOOKUP([.$D209];[$'Data_Classification for Summary'.$A$1:.$I$103];5;0)" office:value-type="float" office:value="40">
            <text:p>40</text:p>
          </table:table-cell>
          <table:table-cell table:style-name="ce10" table:formula="of:=VLOOKUP([.$D209];[$'Data_Classification for Summary'.$A$1:.$I$103];7;0)" office:value-type="float" office:value="0">
            <text:p/>
          </table:table-cell>
          <table:table-cell table:style-name="ce10" table:formula="of:=VLOOKUP([.$D209];[$'Data_Classification for Summary'.$A$1:.$I$103];9;0)" office:value-type="float" office:value="0">
            <text:p/>
          </table:table-cell>
          <table:table-cell table:style-name="ce10" office:value-type="float" office:value="650">
            <text:p>650</text:p>
          </table:table-cell>
          <table:table-cell table:style-name="ce10" office:value-type="string">
            <text:p>All</text:p>
          </table:table-cell>
          <table:table-cell table:style-name="ce23" office:value-type="float" office:value="70215">
            <text:p>70215</text:p>
          </table:table-cell>
          <table:table-cell table:style-name="ce23" office:value-type="string">
            <text:p>Physical Exam - Oxygen Supplementation</text:p>
          </table:table-cell>
          <table:table-cell table:number-columns-repeated="1012"/>
        </table:table-row>
        <table:table-row table:style-name="ro4"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formula="of:=[.C209]+1" office:value-type="float" office:value="207">
            <text:p>20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0];[$'Data_Classification for Summary'.$A$1:.$I$103];3;0)" office:value-type="float" office:value="5">
            <text:p>5</text:p>
          </table:table-cell>
          <table:table-cell table:style-name="ce10" table:formula="of:=VLOOKUP([.$D210];[$'Data_Classification for Summary'.$A$1:.$I$103];5;0)" office:value-type="float" office:value="40">
            <text:p>40</text:p>
          </table:table-cell>
          <table:table-cell table:style-name="ce10" table:formula="of:=VLOOKUP([.$D210];[$'Data_Classification for Summary'.$A$1:.$I$103];7;0)" office:value-type="float" office:value="0">
            <text:p/>
          </table:table-cell>
          <table:table-cell table:style-name="ce10" table:formula="of:=VLOOKUP([.$D210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espiratory_symptoms</text:p>
          </table:table-cell>
          <table:table-cell office:value-type="string">
            <text:p>Respiratory symptoms</text:p>
          </table:table-cell>
          <table:table-cell table:formula="of:=[.C210]+1" office:value-type="float" office:value="208">
            <text:p>20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1];[$'Data_Classification for Summary'.$A$1:.$I$103];3;0)" office:value-type="float" office:value="5">
            <text:p>5</text:p>
          </table:table-cell>
          <table:table-cell table:style-name="ce10" table:formula="of:=VLOOKUP([.$D211];[$'Data_Classification for Summary'.$A$1:.$I$103];5;0)" office:value-type="float" office:value="40">
            <text:p>40</text:p>
          </table:table-cell>
          <table:table-cell table:style-name="ce10" table:formula="of:=VLOOKUP([.$D211];[$'Data_Classification for Summary'.$A$1:.$I$103];7;0)" office:value-type="float" office:value="0">
            <text:p/>
          </table:table-cell>
          <table:table-cell table:style-name="ce10" table:formula="of:=VLOOKUP([.$D211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23" office:value-type="float" office:value="70123">
            <text:p>70123</text:p>
          </table:table-cell>
          <table:table-cell table:style-name="ce23" office:value-type="string">
            <text:p>Respiratory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formula="of:=[.C211]+1" office:value-type="float" office:value="209">
            <text:p>20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2];[$'Data_Classification for Summary'.$A$1:.$I$103];3;0)" office:value-type="float" office:value="5">
            <text:p>5</text:p>
          </table:table-cell>
          <table:table-cell table:style-name="ce10" table:formula="of:=VLOOKUP([.$D212];[$'Data_Classification for Summary'.$A$1:.$I$103];5;0)" office:value-type="float" office:value="40">
            <text:p>40</text:p>
          </table:table-cell>
          <table:table-cell table:style-name="ce10" table:formula="of:=VLOOKUP([.$D212];[$'Data_Classification for Summary'.$A$1:.$I$103];7;0)" office:value-type="float" office:value="0">
            <text:p/>
          </table:table-cell>
          <table:table-cell table:style-name="ce10" table:formula="of:=VLOOKUP([.$D21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17">
            <text:p>70117</text:p>
          </table:table-cell>
          <table:table-cell table:style-name="ce23" office:value-type="string">
            <text:p>Respiratory - Other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formula="of:=[.C212]+1" office:value-type="float" office:value="210">
            <text:p>21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3];[$'Data_Classification for Summary'.$A$1:.$I$103];3;0)" office:value-type="float" office:value="5">
            <text:p>5</text:p>
          </table:table-cell>
          <table:table-cell table:style-name="ce10" table:formula="of:=VLOOKUP([.$D213];[$'Data_Classification for Summary'.$A$1:.$I$103];5;0)" office:value-type="float" office:value="50">
            <text:p>50</text:p>
          </table:table-cell>
          <table:table-cell table:style-name="ce10" table:formula="of:=VLOOKUP([.$D213];[$'Data_Classification for Summary'.$A$1:.$I$103];7;0)" office:value-type="float" office:value="0">
            <text:p/>
          </table:table-cell>
          <table:table-cell table:style-name="ce10" table:formula="of:=VLOOKUP([.$D213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23" office:value-type="float" office:value="70086">
            <text:p>70086</text:p>
          </table:table-cell>
          <table:table-cell table:style-name="ce23" office:value-type="string">
            <text:p>Neuro - Cerebrovascular Diseaes</text:p>
          </table:table-cell>
          <table:table-cell table:number-columns-repeated="1012"/>
        </table:table-row>
        <table:table-row table:style-name="ro4">
          <table:table-cell office:value-type="string">
            <text:p>Cerebrovascular_Accident</text:p>
          </table:table-cell>
          <table:table-cell table:style-name="ce10" office:value-type="string">
            <text:p>Stroke</text:p>
          </table:table-cell>
          <table:table-cell table:formula="of:=[.C213]+1" office:value-type="float" office:value="211">
            <text:p>21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4];[$'Data_Classification for Summary'.$A$1:.$I$103];3;0)" office:value-type="float" office:value="5">
            <text:p>5</text:p>
          </table:table-cell>
          <table:table-cell table:style-name="ce10" table:formula="of:=VLOOKUP([.$D214];[$'Data_Classification for Summary'.$A$1:.$I$103];5;0)" office:value-type="float" office:value="50">
            <text:p>50</text:p>
          </table:table-cell>
          <table:table-cell table:style-name="ce10" table:formula="of:=VLOOKUP([.$D214];[$'Data_Classification for Summary'.$A$1:.$I$103];7;0)" office:value-type="float" office:value="0">
            <text:p/>
          </table:table-cell>
          <table:table-cell table:style-name="ce10" table:formula="of:=VLOOKUP([.$D214];[$'Data_Classification for Summary'.$A$1:.$I$103];9;0)" office:value-type="float" office:value="0">
            <text:p/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All</text:p>
          </table:table-cell>
          <table:table-cell table:style-name="ce23" office:value-type="float" office:value="70088">
            <text:p>70088</text:p>
          </table:table-cell>
          <table:table-cell table:style-name="ce23" office:value-type="string">
            <text:p>Neuro - Cerebrovascular Accident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_Details</text:p>
          </table:table-cell>
          <table:table-cell table:style-name="ce10" office:value-type="string">
            <text:p>Cerebrovascular disease (details)</text:p>
          </table:table-cell>
          <table:table-cell table:formula="of:=[.C214]+1" office:value-type="float" office:value="212">
            <text:p>21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5];[$'Data_Classification for Summary'.$A$1:.$I$103];3;0)" office:value-type="float" office:value="5">
            <text:p>5</text:p>
          </table:table-cell>
          <table:table-cell table:style-name="ce10" table:formula="of:=VLOOKUP([.$D215];[$'Data_Classification for Summary'.$A$1:.$I$103];5;0)" office:value-type="float" office:value="50">
            <text:p>50</text:p>
          </table:table-cell>
          <table:table-cell table:style-name="ce10" table:formula="of:=VLOOKUP([.$D215];[$'Data_Classification for Summary'.$A$1:.$I$103];7;0)" office:value-type="float" office:value="0">
            <text:p/>
          </table:table-cell>
          <table:table-cell table:style-name="ce10" table:formula="of:=VLOOKUP([.$D215];[$'Data_Classification for Summary'.$A$1:.$I$103];9;0)" office:value-type="float" office:value="0">
            <text:p/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eizure_Disorder</text:p>
          </table:table-cell>
          <table:table-cell table:style-name="ce10" office:value-type="string">
            <text:p>Seizure disorder</text:p>
          </table:table-cell>
          <table:table-cell table:formula="of:=[.C215]+1" office:value-type="float" office:value="213">
            <text:p>21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6];[$'Data_Classification for Summary'.$A$1:.$I$103];3;0)" office:value-type="float" office:value="5">
            <text:p>5</text:p>
          </table:table-cell>
          <table:table-cell table:style-name="ce10" table:formula="of:=VLOOKUP([.$D216];[$'Data_Classification for Summary'.$A$1:.$I$103];5;0)" office:value-type="float" office:value="50">
            <text:p>50</text:p>
          </table:table-cell>
          <table:table-cell table:style-name="ce10" table:formula="of:=VLOOKUP([.$D216];[$'Data_Classification for Summary'.$A$1:.$I$103];7;0)" office:value-type="float" office:value="0">
            <text:p/>
          </table:table-cell>
          <table:table-cell table:style-name="ce10" table:formula="of:=VLOOKUP([.$D216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3">
            <text:p>70093</text:p>
          </table:table-cell>
          <table:table-cell table:style-name="ce23" office:value-type="string">
            <text:p>Neuro - Seizures</text:p>
          </table:table-cell>
          <table:table-cell table:number-columns-repeated="1012"/>
        </table:table-row>
        <table:table-row table:style-name="ro4"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formula="of:=[.C216]+1" office:value-type="float" office:value="214">
            <text:p>21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7];[$'Data_Classification for Summary'.$A$1:.$I$103];3;0)" office:value-type="float" office:value="5">
            <text:p>5</text:p>
          </table:table-cell>
          <table:table-cell table:style-name="ce10" table:formula="of:=VLOOKUP([.$D217];[$'Data_Classification for Summary'.$A$1:.$I$103];5;0)" office:value-type="float" office:value="50">
            <text:p>50</text:p>
          </table:table-cell>
          <table:table-cell table:style-name="ce10" table:formula="of:=VLOOKUP([.$D217];[$'Data_Classification for Summary'.$A$1:.$I$103];7;0)" office:value-type="float" office:value="0">
            <text:p/>
          </table:table-cell>
          <table:table-cell table:style-name="ce10" table:formula="of:=VLOOKUP([.$D21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number-columns-repeated="2" office:value-type="string">
            <text:p>Dementia</text:p>
          </table:table-cell>
          <table:table-cell table:formula="of:=[.C217]+1" office:value-type="float" office:value="215">
            <text:p>21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8];[$'Data_Classification for Summary'.$A$1:.$I$103];3;0)" office:value-type="float" office:value="5">
            <text:p>5</text:p>
          </table:table-cell>
          <table:table-cell table:style-name="ce10" table:formula="of:=VLOOKUP([.$D218];[$'Data_Classification for Summary'.$A$1:.$I$103];5;0)" office:value-type="float" office:value="50">
            <text:p>50</text:p>
          </table:table-cell>
          <table:table-cell table:style-name="ce10" table:formula="of:=VLOOKUP([.$D218];[$'Data_Classification for Summary'.$A$1:.$I$103];7;0)" office:value-type="float" office:value="0">
            <text:p/>
          </table:table-cell>
          <table:table-cell table:style-name="ce10" table:formula="of:=VLOOKUP([.$D218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9">
            <text:p>70089</text:p>
          </table:table-cell>
          <table:table-cell table:style-name="ce23" office:value-type="string">
            <text:p>Neuro - Dementia</text:p>
          </table:table-cell>
          <table:table-cell table:number-columns-repeated="1012"/>
        </table:table-row>
        <table:table-row table:style-name="ro4"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formula="of:=[.C218]+1" office:value-type="float" office:value="216">
            <text:p>21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9];[$'Data_Classification for Summary'.$A$1:.$I$103];3;0)" office:value-type="float" office:value="5">
            <text:p>5</text:p>
          </table:table-cell>
          <table:table-cell table:style-name="ce10" table:formula="of:=VLOOKUP([.$D219];[$'Data_Classification for Summary'.$A$1:.$I$103];5;0)" office:value-type="float" office:value="50">
            <text:p>50</text:p>
          </table:table-cell>
          <table:table-cell table:style-name="ce10" table:formula="of:=VLOOKUP([.$D219];[$'Data_Classification for Summary'.$A$1:.$I$103];7;0)" office:value-type="float" office:value="0">
            <text:p/>
          </table:table-cell>
          <table:table-cell table:style-name="ce10" table:formula="of:=VLOOKUP([.$D21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2">
            <text:p>70092</text:p>
          </table:table-cell>
          <table:table-cell table:style-name="ce23" office:value-type="string">
            <text:p>Neuro - Psychiatric Di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formula="of:=[.C219]+1" office:value-type="float" office:value="217">
            <text:p>21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0];[$'Data_Classification for Summary'.$A$1:.$I$103];3;0)" office:value-type="float" office:value="5">
            <text:p>5</text:p>
          </table:table-cell>
          <table:table-cell table:style-name="ce10" table:formula="of:=VLOOKUP([.$D220];[$'Data_Classification for Summary'.$A$1:.$I$103];5;0)" office:value-type="float" office:value="50">
            <text:p>50</text:p>
          </table:table-cell>
          <table:table-cell table:style-name="ce10" table:formula="of:=VLOOKUP([.$D220];[$'Data_Classification for Summary'.$A$1:.$I$103];7;0)" office:value-type="float" office:value="0">
            <text:p/>
          </table:table-cell>
          <table:table-cell table:style-name="ce10" table:formula="of:=VLOOKUP([.$D22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3" office:value-type="float" office:value="70242">
            <text:p>70242</text:p>
          </table:table-cell>
          <table:table-cell table:style-name="ce23" office:value-type="string">
            <text:p>Neuro - Spine and Spinal Cord Dis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formula="of:=[.C220]+1" office:value-type="float" office:value="218">
            <text:p>21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1];[$'Data_Classification for Summary'.$A$1:.$I$103];3;0)" office:value-type="float" office:value="5">
            <text:p>5</text:p>
          </table:table-cell>
          <table:table-cell table:style-name="ce10" table:formula="of:=VLOOKUP([.$D221];[$'Data_Classification for Summary'.$A$1:.$I$103];5;0)" office:value-type="float" office:value="50">
            <text:p>50</text:p>
          </table:table-cell>
          <table:table-cell table:style-name="ce10" table:formula="of:=VLOOKUP([.$D221];[$'Data_Classification for Summary'.$A$1:.$I$103];7;0)" office:value-type="float" office:value="0">
            <text:p/>
          </table:table-cell>
          <table:table-cell table:style-name="ce10" table:formula="of:=VLOOKUP([.$D221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formula="of:=[.C221]+1" office:value-type="float" office:value="219">
            <text:p>21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2];[$'Data_Classification for Summary'.$A$1:.$I$103];3;0)" office:value-type="float" office:value="5">
            <text:p>5</text:p>
          </table:table-cell>
          <table:table-cell table:style-name="ce10" table:formula="of:=VLOOKUP([.$D222];[$'Data_Classification for Summary'.$A$1:.$I$103];5;0)" office:value-type="float" office:value="50">
            <text:p>50</text:p>
          </table:table-cell>
          <table:table-cell table:style-name="ce10" table:formula="of:=VLOOKUP([.$D222];[$'Data_Classification for Summary'.$A$1:.$I$103];7;0)" office:value-type="float" office:value="0">
            <text:p/>
          </table:table-cell>
          <table:table-cell table:style-name="ce10" table:formula="of:=VLOOKUP([.$D222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Spinal_Cord_Injury_Details</text:p>
          </table:table-cell>
          <table:table-cell table:style-name="ce10" office:value-type="string">
            <text:p>Spinal cord injury details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3];[$'Data_Classification for Summary'.$A$1:.$I$103];3;0)" office:value-type="float" office:value="5">
            <text:p>5</text:p>
          </table:table-cell>
          <table:table-cell table:style-name="ce10" table:formula="of:=VLOOKUP([.$D223];[$'Data_Classification for Summary'.$A$1:.$I$103];5;0)" office:value-type="float" office:value="50">
            <text:p>50</text:p>
          </table:table-cell>
          <table:table-cell table:style-name="ce10" table:formula="of:=VLOOKUP([.$D223];[$'Data_Classification for Summary'.$A$1:.$I$103];7;0)" office:value-type="float" office:value="0">
            <text:p/>
          </table:table-cell>
          <table:table-cell table:style-name="ce10" table:formula="of:=VLOOKUP([.$D223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tracranial_Aneurysm</text:p>
          </table:table-cell>
          <table:table-cell table:style-name="ce10" office:value-type="string">
            <text:p>Intracranial aneurysm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4];[$'Data_Classification for Summary'.$A$1:.$I$103];3;0)" office:value-type="float" office:value="5">
            <text:p>5</text:p>
          </table:table-cell>
          <table:table-cell table:style-name="ce10" table:formula="of:=VLOOKUP([.$D224];[$'Data_Classification for Summary'.$A$1:.$I$103];5;0)" office:value-type="float" office:value="50">
            <text:p>50</text:p>
          </table:table-cell>
          <table:table-cell table:style-name="ce10" table:formula="of:=VLOOKUP([.$D224];[$'Data_Classification for Summary'.$A$1:.$I$103];7;0)" office:value-type="float" office:value="0">
            <text:p/>
          </table:table-cell>
          <table:table-cell table:style-name="ce10" table:formula="of:=VLOOKUP([.$D224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5">
            <text:p>70085</text:p>
          </table:table-cell>
          <table:table-cell table:style-name="ce23" office:value-type="string">
            <text:p>Neuro - Cerebral Aneurysm</text:p>
          </table:table-cell>
          <table:table-cell table:number-columns-repeated="1012"/>
        </table:table-row>
        <table:table-row table:style-name="ro4">
          <table:table-cell office:value-type="string">
            <text:p>Neuromuscular_Disease</text:p>
          </table:table-cell>
          <table:table-cell table:style-name="ce10" office:value-type="string">
            <text:p>Neuromuscular disease</text:p>
          </table:table-cell>
          <table:table-cell table:formula="of:=[.C224]+1" office:value-type="float" office:value="221">
            <text:p>22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5];[$'Data_Classification for Summary'.$A$1:.$I$103];3;0)" office:value-type="float" office:value="5">
            <text:p>5</text:p>
          </table:table-cell>
          <table:table-cell table:style-name="ce10" table:formula="of:=VLOOKUP([.$D225];[$'Data_Classification for Summary'.$A$1:.$I$103];5;0)" office:value-type="float" office:value="50">
            <text:p>50</text:p>
          </table:table-cell>
          <table:table-cell table:style-name="ce10" table:formula="of:=VLOOKUP([.$D225];[$'Data_Classification for Summary'.$A$1:.$I$103];7;0)" office:value-type="float" office:value="0">
            <text:p/>
          </table:table-cell>
          <table:table-cell table:style-name="ce10" table:formula="of:=VLOOKUP([.$D225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eripheral_Neuropathy</text:p>
          </table:table-cell>
          <table:table-cell table:style-name="ce10" office:value-type="string">
            <text:p>Peripheral Neuropathy</text:p>
          </table:table-cell>
          <table:table-cell table:formula="of:=[.C225]+1" office:value-type="float" office:value="222">
            <text:p>22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6];[$'Data_Classification for Summary'.$A$1:.$I$103];3;0)" office:value-type="float" office:value="5">
            <text:p>5</text:p>
          </table:table-cell>
          <table:table-cell table:style-name="ce10" table:formula="of:=VLOOKUP([.$D226];[$'Data_Classification for Summary'.$A$1:.$I$103];5;0)" office:value-type="float" office:value="50">
            <text:p>50</text:p>
          </table:table-cell>
          <table:table-cell table:style-name="ce10" table:formula="of:=VLOOKUP([.$D226];[$'Data_Classification for Summary'.$A$1:.$I$103];7;0)" office:value-type="float" office:value="0">
            <text:p/>
          </table:table-cell>
          <table:table-cell table:style-name="ce10" table:formula="of:=VLOOKUP([.$D226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1">
            <text:p>70091</text:p>
          </table:table-cell>
          <table:table-cell table:style-name="ce23" office:value-type="string">
            <text:p>Neuro - Peripheral Nerve Disease</text:p>
          </table:table-cell>
          <table:table-cell table:number-columns-repeated="1012"/>
        </table:table-row>
        <table:table-row table:style-name="ro4">
          <table:table-cell office:value-type="string">
            <text:p>CNS_Tumour</text:p>
          </table:table-cell>
          <table:table-cell table:style-name="ce10" office:value-type="string">
            <text:p>CNS tumour</text:p>
          </table:table-cell>
          <table:table-cell table:formula="of:=[.C226]+1" office:value-type="float" office:value="223">
            <text:p>22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7];[$'Data_Classification for Summary'.$A$1:.$I$103];3;0)" office:value-type="float" office:value="5">
            <text:p>5</text:p>
          </table:table-cell>
          <table:table-cell table:style-name="ce10" table:formula="of:=VLOOKUP([.$D227];[$'Data_Classification for Summary'.$A$1:.$I$103];5;0)" office:value-type="float" office:value="50">
            <text:p>50</text:p>
          </table:table-cell>
          <table:table-cell table:style-name="ce10" table:formula="of:=VLOOKUP([.$D227];[$'Data_Classification for Summary'.$A$1:.$I$103];7;0)" office:value-type="float" office:value="0">
            <text:p/>
          </table:table-cell>
          <table:table-cell table:style-name="ce10" table:formula="of:=VLOOKUP([.$D227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7">
            <text:p>70087</text:p>
          </table:table-cell>
          <table:table-cell table:style-name="ce23" office:value-type="string">
            <text:p>Neuro - CNS Tumor</text:p>
          </table:table-cell>
          <table:table-cell table:number-columns-repeated="1012"/>
        </table:table-row>
        <table:table-row table:style-name="ro4">
          <table:table-cell office:value-type="string">
            <text:p>Raised_ICP</text:p>
          </table:table-cell>
          <table:table-cell table:style-name="ce10" office:value-type="string">
            <text:p>Raised ICP</text:p>
          </table:table-cell>
          <table:table-cell table:formula="of:=[.C227]+1" office:value-type="float" office:value="224">
            <text:p>22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8];[$'Data_Classification for Summary'.$A$1:.$I$103];3;0)" office:value-type="float" office:value="5">
            <text:p>5</text:p>
          </table:table-cell>
          <table:table-cell table:style-name="ce10" table:formula="of:=VLOOKUP([.$D228];[$'Data_Classification for Summary'.$A$1:.$I$103];5;0)" office:value-type="float" office:value="50">
            <text:p>50</text:p>
          </table:table-cell>
          <table:table-cell table:style-name="ce10" table:formula="of:=VLOOKUP([.$D228];[$'Data_Classification for Summary'.$A$1:.$I$103];7;0)" office:value-type="float" office:value="0">
            <text:p/>
          </table:table-cell>
          <table:table-cell table:style-name="ce10" table:formula="of:=VLOOKUP([.$D228];[$'Data_Classification for Summary'.$A$1:.$I$103];9;0)" office:value-type="float" office:value="0">
            <text:p/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Neurological_Symptoms</text:p>
          </table:table-cell>
          <table:table-cell table:style-name="ce10" office:value-type="string">
            <text:p>Neurological symptoms</text:p>
          </table:table-cell>
          <table:table-cell table:formula="of:=[.C228]+1" office:value-type="float" office:value="225">
            <text:p>22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9];[$'Data_Classification for Summary'.$A$1:.$I$103];3;0)" office:value-type="float" office:value="5">
            <text:p>5</text:p>
          </table:table-cell>
          <table:table-cell table:style-name="ce10" table:formula="of:=VLOOKUP([.$D229];[$'Data_Classification for Summary'.$A$1:.$I$103];5;0)" office:value-type="float" office:value="50">
            <text:p>50</text:p>
          </table:table-cell>
          <table:table-cell table:style-name="ce10" table:formula="of:=VLOOKUP([.$D229];[$'Data_Classification for Summary'.$A$1:.$I$103];7;0)" office:value-type="float" office:value="0">
            <text:p/>
          </table:table-cell>
          <table:table-cell table:style-name="ce10" table:formula="of:=VLOOKUP([.$D229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4">
            <text:p>70094</text:p>
          </table:table-cell>
          <table:table-cell table:style-name="ce23" office:value-type="string">
            <text:p>Neuro - Symptoms</text:p>
          </table:table-cell>
          <table:table-cell table:number-columns-repeated="1012"/>
        </table:table-row>
        <table:table-row table:style-name="ro4">
          <table:table-cell office:value-type="string">
            <text:p>Neurological_Other</text:p>
          </table:table-cell>
          <table:table-cell table:style-name="ce10" office:value-type="string">
            <text:p>Other neurological</text:p>
          </table:table-cell>
          <table:table-cell table:formula="of:=[.C229]+1" office:value-type="float" office:value="226">
            <text:p>22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30];[$'Data_Classification for Summary'.$A$1:.$I$103];3;0)" office:value-type="float" office:value="5">
            <text:p>5</text:p>
          </table:table-cell>
          <table:table-cell table:style-name="ce10" table:formula="of:=VLOOKUP([.$D230];[$'Data_Classification for Summary'.$A$1:.$I$103];5;0)" office:value-type="float" office:value="50">
            <text:p>50</text:p>
          </table:table-cell>
          <table:table-cell table:style-name="ce10" table:formula="of:=VLOOKUP([.$D230];[$'Data_Classification for Summary'.$A$1:.$I$103];7;0)" office:value-type="float" office:value="0">
            <text:p/>
          </table:table-cell>
          <table:table-cell table:style-name="ce10" table:formula="of:=VLOOKUP([.$D230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0">
            <text:p>70090</text:p>
          </table:table-cell>
          <table:table-cell table:style-name="ce23" office:value-type="string">
            <text:p>Neuro - Other</text:p>
          </table:table-cell>
          <table:table-cell table:number-columns-repeated="1012"/>
        </table:table-row>
        <table:table-row table:style-name="ro4"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formula="of:=[.C230]+1" office:value-type="float" office:value="227">
            <text:p>227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1];[$'Data_Classification for Summary'.$A$1:.$I$103];3;0)" office:value-type="float" office:value="5">
            <text:p>5</text:p>
          </table:table-cell>
          <table:table-cell table:style-name="ce10" table:formula="of:=VLOOKUP([.$D231];[$'Data_Classification for Summary'.$A$1:.$I$103];5;0)" office:value-type="float" office:value="70">
            <text:p>70</text:p>
          </table:table-cell>
          <table:table-cell table:style-name="ce10" table:formula="of:=VLOOKUP([.$D231];[$'Data_Classification for Summary'.$A$1:.$I$103];7;0)" office:value-type="float" office:value="0">
            <text:p/>
          </table:table-cell>
          <table:table-cell table:style-name="ce10" table:formula="of:=VLOOKUP([.$D231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23" office:value-type="float" office:value="70051">
            <text:p>70051</text:p>
          </table:table-cell>
          <table:table-cell table:style-name="ce23" office:value-type="string">
            <text:p>GI - GERD</text:p>
          </table:table-cell>
          <table:table-cell table:number-columns-repeated="1012"/>
        </table:table-row>
        <table:table-row table:style-name="ro4">
          <table:table-cell office:value-type="string">
            <text:p>Peptic_ulcer_disease</text:p>
          </table:table-cell>
          <table:table-cell table:style-name="ce10" office:value-type="string">
            <text:p>Peptic Ulcer Disease</text:p>
          </table:table-cell>
          <table:table-cell table:formula="of:=[.C231]+1" office:value-type="float" office:value="228">
            <text:p>228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2];[$'Data_Classification for Summary'.$A$1:.$I$103];3;0)" office:value-type="float" office:value="5">
            <text:p>5</text:p>
          </table:table-cell>
          <table:table-cell table:style-name="ce10" table:formula="of:=VLOOKUP([.$D232];[$'Data_Classification for Summary'.$A$1:.$I$103];5;0)" office:value-type="float" office:value="70">
            <text:p>70</text:p>
          </table:table-cell>
          <table:table-cell table:style-name="ce10" table:formula="of:=VLOOKUP([.$D232];[$'Data_Classification for Summary'.$A$1:.$I$103];7;0)" office:value-type="float" office:value="0">
            <text:p/>
          </table:table-cell>
          <table:table-cell table:style-name="ce10" table:formula="of:=VLOOKUP([.$D232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ancreatitis</text:p>
          </table:table-cell>
          <table:table-cell table:style-name="ce10" office:value-type="string">
            <text:p>Pancreatitis</text:p>
          </table:table-cell>
          <table:table-cell table:formula="of:=[.C232]+1" office:value-type="float" office:value="229">
            <text:p>229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3];[$'Data_Classification for Summary'.$A$1:.$I$103];3;0)" office:value-type="float" office:value="5">
            <text:p>5</text:p>
          </table:table-cell>
          <table:table-cell table:style-name="ce10" table:formula="of:=VLOOKUP([.$D233];[$'Data_Classification for Summary'.$A$1:.$I$103];5;0)" office:value-type="float" office:value="70">
            <text:p>70</text:p>
          </table:table-cell>
          <table:table-cell table:style-name="ce10" table:formula="of:=VLOOKUP([.$D233];[$'Data_Classification for Summary'.$A$1:.$I$103];7;0)" office:value-type="float" office:value="0">
            <text:p/>
          </table:table-cell>
          <table:table-cell table:style-name="ce10" table:formula="of:=VLOOKUP([.$D23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55">
            <text:p>70055</text:p>
          </table:table-cell>
          <table:table-cell table:style-name="ce23" office:value-type="string">
            <text:p>GI - Pancreatitis</text:p>
          </table:table-cell>
          <table:table-cell table:number-columns-repeated="1012"/>
        </table:table-row>
        <table:table-row table:style-name="ro4">
          <table:table-cell office:value-type="string">
            <text:p>Gastrointestinal_other</text:p>
          </table:table-cell>
          <table:table-cell table:style-name="ce10" office:value-type="string">
            <text:p>Gastrointestinal other</text:p>
          </table:table-cell>
          <table:table-cell table:formula="of:=[.C233]+1" office:value-type="float" office:value="230">
            <text:p>230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4];[$'Data_Classification for Summary'.$A$1:.$I$103];3;0)" office:value-type="float" office:value="5">
            <text:p>5</text:p>
          </table:table-cell>
          <table:table-cell table:style-name="ce10" table:formula="of:=VLOOKUP([.$D234];[$'Data_Classification for Summary'.$A$1:.$I$103];5;0)" office:value-type="float" office:value="70">
            <text:p>70</text:p>
          </table:table-cell>
          <table:table-cell table:style-name="ce10" table:formula="of:=VLOOKUP([.$D234];[$'Data_Classification for Summary'.$A$1:.$I$103];7;0)" office:value-type="float" office:value="0">
            <text:p/>
          </table:table-cell>
          <table:table-cell table:style-name="ce10" table:formula="of:=VLOOKUP([.$D234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54">
            <text:p>70054</text:p>
          </table:table-cell>
          <table:table-cell table:style-name="ce23" office:value-type="string">
            <text:p>GI - Other</text:p>
          </table:table-cell>
          <table:table-cell table:number-columns-repeated="1012"/>
        </table:table-row>
        <table:table-row table:style-name="ro4"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formula="of:=[.C234]+1" office:value-type="float" office:value="231">
            <text:p>231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5];[$'Data_Classification for Summary'.$A$1:.$I$103];3;0)" office:value-type="float" office:value="5">
            <text:p>5</text:p>
          </table:table-cell>
          <table:table-cell table:style-name="ce10" table:formula="of:=VLOOKUP([.$D235];[$'Data_Classification for Summary'.$A$1:.$I$103];5;0)" office:value-type="float" office:value="80">
            <text:p>80</text:p>
          </table:table-cell>
          <table:table-cell table:style-name="ce10" table:formula="of:=VLOOKUP([.$D235];[$'Data_Classification for Summary'.$A$1:.$I$103];7;0)" office:value-type="float" office:value="0">
            <text:p/>
          </table:table-cell>
          <table:table-cell table:style-name="ce10" table:formula="of:=VLOOKUP([.$D2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office:value-type="float" office:value="70052">
            <text:p>70052</text:p>
          </table:table-cell>
          <table:table-cell table:style-name="ce23" office:value-type="string">
            <text:p>GI - Liver Disease</text:p>
          </table:table-cell>
          <table:table-cell table:number-columns-repeated="1012"/>
        </table:table-row>
        <table:table-row table:style-name="ro4">
          <table:table-cell office:value-type="string">
            <text:p>Hepatitis_ever</text:p>
          </table:table-cell>
          <table:table-cell table:style-name="ce10" office:value-type="string">
            <text:p>Hepatitis</text:p>
          </table:table-cell>
          <table:table-cell table:formula="of:=[.C235]+1" office:value-type="float" office:value="232">
            <text:p>232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6];[$'Data_Classification for Summary'.$A$1:.$I$103];3;0)" office:value-type="float" office:value="5">
            <text:p>5</text:p>
          </table:table-cell>
          <table:table-cell table:style-name="ce10" table:formula="of:=VLOOKUP([.$D236];[$'Data_Classification for Summary'.$A$1:.$I$103];5;0)" office:value-type="float" office:value="80">
            <text:p>80</text:p>
          </table:table-cell>
          <table:table-cell table:style-name="ce10" table:formula="of:=VLOOKUP([.$D236];[$'Data_Classification for Summary'.$A$1:.$I$103];7;0)" office:value-type="float" office:value="0">
            <text:p/>
          </table:table-cell>
          <table:table-cell table:style-name="ce10" table:formula="of:=VLOOKUP([.$D236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patitis_chronic</text:p>
          </table:table-cell>
          <table:table-cell table:style-name="ce10" office:value-type="string">
            <text:p>Chronic hepatitis</text:p>
          </table:table-cell>
          <table:table-cell table:formula="of:=[.C236]+1" office:value-type="float" office:value="233">
            <text:p>233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7];[$'Data_Classification for Summary'.$A$1:.$I$103];3;0)" office:value-type="float" office:value="5">
            <text:p>5</text:p>
          </table:table-cell>
          <table:table-cell table:style-name="ce10" table:formula="of:=VLOOKUP([.$D237];[$'Data_Classification for Summary'.$A$1:.$I$103];5;0)" office:value-type="float" office:value="80">
            <text:p>80</text:p>
          </table:table-cell>
          <table:table-cell table:style-name="ce10" table:formula="of:=VLOOKUP([.$D237];[$'Data_Classification for Summary'.$A$1:.$I$103];7;0)" office:value-type="float" office:value="0">
            <text:p/>
          </table:table-cell>
          <table:table-cell table:style-name="ce10" table:formula="of:=VLOOKUP([.$D23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irrhosis</text:p>
          </table:table-cell>
          <table:table-cell table:style-name="ce10" office:value-type="string">
            <text:p>Cirrhosis</text:p>
          </table:table-cell>
          <table:table-cell table:formula="of:=[.C237]+1" office:value-type="float" office:value="234">
            <text:p>234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8];[$'Data_Classification for Summary'.$A$1:.$I$103];3;0)" office:value-type="float" office:value="5">
            <text:p>5</text:p>
          </table:table-cell>
          <table:table-cell table:style-name="ce10" table:formula="of:=VLOOKUP([.$D238];[$'Data_Classification for Summary'.$A$1:.$I$103];5;0)" office:value-type="float" office:value="80">
            <text:p>80</text:p>
          </table:table-cell>
          <table:table-cell table:style-name="ce10" table:formula="of:=VLOOKUP([.$D238];[$'Data_Classification for Summary'.$A$1:.$I$103];7;0)" office:value-type="float" office:value="0">
            <text:p/>
          </table:table-cell>
          <table:table-cell table:style-name="ce10" table:formula="of:=VLOOKUP([.$D23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formula="of:=[.C238]+1" office:value-type="float" office:value="235">
            <text:p>235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9];[$'Data_Classification for Summary'.$A$1:.$I$103];3;0)" office:value-type="float" office:value="5">
            <text:p>5</text:p>
          </table:table-cell>
          <table:table-cell table:style-name="ce10" table:formula="of:=VLOOKUP([.$D239];[$'Data_Classification for Summary'.$A$1:.$I$103];5;0)" office:value-type="float" office:value="80">
            <text:p>80</text:p>
          </table:table-cell>
          <table:table-cell table:style-name="ce10" table:formula="of:=VLOOKUP([.$D239];[$'Data_Classification for Summary'.$A$1:.$I$103];7;0)" office:value-type="float" office:value="0">
            <text:p/>
          </table:table-cell>
          <table:table-cell table:style-name="ce10" table:formula="of:=VLOOKUP([.$D239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MELD_score</text:p>
          </table:table-cell>
          <table:table-cell office:value-type="string">
            <text:p>MELD score</text:p>
          </table:table-cell>
          <table:table-cell table:formula="of:=[.C239]+1" office:value-type="float" office:value="236">
            <text:p>236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0];[$'Data_Classification for Summary'.$A$1:.$I$103];3;0)" office:value-type="float" office:value="5">
            <text:p>5</text:p>
          </table:table-cell>
          <table:table-cell table:style-name="ce10" table:formula="of:=VLOOKUP([.$D240];[$'Data_Classification for Summary'.$A$1:.$I$103];5;0)" office:value-type="float" office:value="80">
            <text:p>80</text:p>
          </table:table-cell>
          <table:table-cell table:style-name="ce10" table:formula="of:=VLOOKUP([.$D240];[$'Data_Classification for Summary'.$A$1:.$I$103];7;0)" office:value-type="float" office:value="0">
            <text:p/>
          </table:table-cell>
          <table:table-cell table:style-name="ce10" table:formula="of:=VLOOKUP([.$D240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23" office:value-type="float" office:value="70053">
            <text:p>70053</text:p>
          </table:table-cell>
          <table:table-cell table:style-name="ce23" office:value-type="string">
            <text:p>GI - Liver MELD Score</text:p>
          </table:table-cell>
          <table:table-cell table:number-columns-repeated="1012"/>
        </table:table-row>
        <table:table-row table:style-name="ro4">
          <table:table-cell office:value-type="string">
            <text:p>Liver_disease_other</text:p>
          </table:table-cell>
          <table:table-cell table:style-name="ce10" office:value-type="string">
            <text:p>Other liver</text:p>
          </table:table-cell>
          <table:table-cell table:formula="of:=[.C240]+1" office:value-type="float" office:value="237">
            <text:p>237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1];[$'Data_Classification for Summary'.$A$1:.$I$103];3;0)" office:value-type="float" office:value="5">
            <text:p>5</text:p>
          </table:table-cell>
          <table:table-cell table:style-name="ce10" table:formula="of:=VLOOKUP([.$D241];[$'Data_Classification for Summary'.$A$1:.$I$103];5;0)" office:value-type="float" office:value="80">
            <text:p>80</text:p>
          </table:table-cell>
          <table:table-cell table:style-name="ce10" table:formula="of:=VLOOKUP([.$D241];[$'Data_Classification for Summary'.$A$1:.$I$103];7;0)" office:value-type="float" office:value="0">
            <text:p/>
          </table:table-cell>
          <table:table-cell table:style-name="ce10" table:formula="of:=VLOOKUP([.$D24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Diabetes</text:p>
          </table:table-cell>
          <table:table-cell table:style-name="ce18" office:value-type="string">
            <text:p>Diabetes</text:p>
          </table:table-cell>
          <table:table-cell table:formula="of:=[.C241]+1" office:value-type="float" office:value="238">
            <text:p>238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2];[$'Data_Classification for Summary'.$A$1:.$I$103];3;0)" office:value-type="float" office:value="5">
            <text:p>5</text:p>
          </table:table-cell>
          <table:table-cell table:style-name="ce10" table:formula="of:=VLOOKUP([.$D242];[$'Data_Classification for Summary'.$A$1:.$I$103];5;0)" office:value-type="float" office:value="90">
            <text:p>90</text:p>
          </table:table-cell>
          <table:table-cell table:style-name="ce10" table:formula="of:=VLOOKUP([.$D242];[$'Data_Classification for Summary'.$A$1:.$I$103];7;0)" office:value-type="float" office:value="0">
            <text:p/>
          </table:table-cell>
          <table:table-cell table:style-name="ce10" table:formula="of:=VLOOKUP([.$D242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office:value-type="float" office:value="70046">
            <text:p>70046</text:p>
          </table:table-cell>
          <table:table-cell table:style-name="ce23" office:value-type="string">
            <text:p>Endocrine - Diabetes</text:p>
          </table:table-cell>
          <table:table-cell table:number-columns-repeated="1012"/>
        </table:table-row>
        <table:table-row table:style-name="ro4">
          <table:table-cell office:value-type="string">
            <text:p>Diabetes_type</text:p>
          </table:table-cell>
          <table:table-cell table:style-name="ce18" office:value-type="string">
            <text:p>Diabetes type</text:p>
          </table:table-cell>
          <table:table-cell table:formula="of:=[.C242]+1" office:value-type="float" office:value="239">
            <text:p>239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3];[$'Data_Classification for Summary'.$A$1:.$I$103];3;0)" office:value-type="float" office:value="5">
            <text:p>5</text:p>
          </table:table-cell>
          <table:table-cell table:style-name="ce10" table:formula="of:=VLOOKUP([.$D243];[$'Data_Classification for Summary'.$A$1:.$I$103];5;0)" office:value-type="float" office:value="90">
            <text:p>90</text:p>
          </table:table-cell>
          <table:table-cell table:style-name="ce10" table:formula="of:=VLOOKUP([.$D243];[$'Data_Classification for Summary'.$A$1:.$I$103];7;0)" office:value-type="float" office:value="0">
            <text:p/>
          </table:table-cell>
          <table:table-cell table:style-name="ce10" table:formula="of:=VLOOKUP([.$D243];[$'Data_Classification for Summary'.$A$1:.$I$103];9;0)" office:value-type="float" office:value="0">
            <text:p/>
          </table:table-cell>
          <table:table-cell table:style-name="ce18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Diabetes_treatment</text:p>
          </table:table-cell>
          <table:table-cell table:style-name="ce18" office:value-type="string">
            <text:p>Diabetes treatment</text:p>
          </table:table-cell>
          <table:table-cell table:formula="of:=[.C243]+1" office:value-type="float" office:value="240">
            <text:p>240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4];[$'Data_Classification for Summary'.$A$1:.$I$103];3;0)" office:value-type="float" office:value="5">
            <text:p>5</text:p>
          </table:table-cell>
          <table:table-cell table:style-name="ce10" table:formula="of:=VLOOKUP([.$D244];[$'Data_Classification for Summary'.$A$1:.$I$103];5;0)" office:value-type="float" office:value="90">
            <text:p>90</text:p>
          </table:table-cell>
          <table:table-cell table:style-name="ce10" table:formula="of:=VLOOKUP([.$D244];[$'Data_Classification for Summary'.$A$1:.$I$103];7;0)" office:value-type="float" office:value="0">
            <text:p/>
          </table:table-cell>
          <table:table-cell table:style-name="ce10" table:formula="of:=VLOOKUP([.$D244];[$'Data_Classification for Summary'.$A$1:.$I$103];9;0)" office:value-type="float" office:value="0">
            <text:p/>
          </table:table-cell>
          <table:table-cell table:style-name="ce18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Diabetic_nephropathy</text:p>
          </table:table-cell>
          <table:table-cell table:style-name="ce18" office:value-type="string">
            <text:p>Diabetic nephropathy</text:p>
          </table:table-cell>
          <table:table-cell table:formula="of:=[.C244]+1" office:value-type="float" office:value="241">
            <text:p>241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5];[$'Data_Classification for Summary'.$A$1:.$I$103];3;0)" office:value-type="float" office:value="5">
            <text:p>5</text:p>
          </table:table-cell>
          <table:table-cell table:style-name="ce10" table:formula="of:=VLOOKUP([.$D245];[$'Data_Classification for Summary'.$A$1:.$I$103];5;0)" office:value-type="float" office:value="90">
            <text:p>90</text:p>
          </table:table-cell>
          <table:table-cell table:style-name="ce10" table:formula="of:=VLOOKUP([.$D245];[$'Data_Classification for Summary'.$A$1:.$I$103];7;0)" office:value-type="float" office:value="0">
            <text:p/>
          </table:table-cell>
          <table:table-cell table:style-name="ce10" table:formula="of:=VLOOKUP([.$D245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Diabetic_neuropathy</text:p>
          </table:table-cell>
          <table:table-cell table:style-name="ce18" office:value-type="string">
            <text:p>Diabetic neuropathy</text:p>
          </table:table-cell>
          <table:table-cell table:formula="of:=[.C245]+1" office:value-type="float" office:value="242">
            <text:p>242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6];[$'Data_Classification for Summary'.$A$1:.$I$103];3;0)" office:value-type="float" office:value="5">
            <text:p>5</text:p>
          </table:table-cell>
          <table:table-cell table:style-name="ce10" table:formula="of:=VLOOKUP([.$D246];[$'Data_Classification for Summary'.$A$1:.$I$103];5;0)" office:value-type="float" office:value="90">
            <text:p>90</text:p>
          </table:table-cell>
          <table:table-cell table:style-name="ce10" table:formula="of:=VLOOKUP([.$D246];[$'Data_Classification for Summary'.$A$1:.$I$103];7;0)" office:value-type="float" office:value="0">
            <text:p/>
          </table:table-cell>
          <table:table-cell table:style-name="ce10" table:formula="of:=VLOOKUP([.$D246];[$'Data_Classification for Summary'.$A$1:.$I$103];9;0)" office:value-type="float" office:value="0">
            <text:p/>
          </table:table-cell>
          <table:table-cell table:style-name="ce18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Thyroid_disease</text:p>
          </table:table-cell>
          <table:table-cell table:style-name="ce18" office:value-type="string">
            <text:p>Thyroid disease</text:p>
          </table:table-cell>
          <table:table-cell table:formula="of:=[.C246]+1" office:value-type="float" office:value="243">
            <text:p>243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7];[$'Data_Classification for Summary'.$A$1:.$I$103];3;0)" office:value-type="float" office:value="5">
            <text:p>5</text:p>
          </table:table-cell>
          <table:table-cell table:style-name="ce10" table:formula="of:=VLOOKUP([.$D247];[$'Data_Classification for Summary'.$A$1:.$I$103];5;0)" office:value-type="float" office:value="90">
            <text:p>90</text:p>
          </table:table-cell>
          <table:table-cell table:style-name="ce10" table:formula="of:=VLOOKUP([.$D247];[$'Data_Classification for Summary'.$A$1:.$I$103];7;0)" office:value-type="float" office:value="0">
            <text:p/>
          </table:table-cell>
          <table:table-cell table:style-name="ce10" table:formula="of:=VLOOKUP([.$D247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49">
            <text:p>70049</text:p>
          </table:table-cell>
          <table:table-cell table:style-name="ce23" office:value-type="string">
            <text:p>Endocrine - Thyroid Dysfunction</text:p>
          </table:table-cell>
          <table:table-cell table:number-columns-repeated="1012"/>
        </table:table-row>
        <table:table-row table:style-name="ro4">
          <table:table-cell office:value-type="string">
            <text:p>Goitre</text:p>
          </table:table-cell>
          <table:table-cell table:style-name="ce18" office:value-type="string">
            <text:p>Goitre</text:p>
          </table:table-cell>
          <table:table-cell table:formula="of:=[.C247]+1" office:value-type="float" office:value="244">
            <text:p>244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8];[$'Data_Classification for Summary'.$A$1:.$I$103];3;0)" office:value-type="float" office:value="5">
            <text:p>5</text:p>
          </table:table-cell>
          <table:table-cell table:style-name="ce10" table:formula="of:=VLOOKUP([.$D248];[$'Data_Classification for Summary'.$A$1:.$I$103];5;0)" office:value-type="float" office:value="90">
            <text:p>90</text:p>
          </table:table-cell>
          <table:table-cell table:style-name="ce10" table:formula="of:=VLOOKUP([.$D248];[$'Data_Classification for Summary'.$A$1:.$I$103];7;0)" office:value-type="float" office:value="0">
            <text:p/>
          </table:table-cell>
          <table:table-cell table:style-name="ce10" table:formula="of:=VLOOKUP([.$D248];[$'Data_Classification for Summary'.$A$1:.$I$103];9;0)" office:value-type="float" office:value="0">
            <text:p/>
          </table:table-cell>
          <table:table-cell table:style-name="ce18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yperthyroidism</text:p>
          </table:table-cell>
          <table:table-cell table:style-name="ce18" office:value-type="string">
            <text:p>Hyperthyroidism</text:p>
          </table:table-cell>
          <table:table-cell table:formula="of:=[.C248]+1" office:value-type="float" office:value="245">
            <text:p>245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49];[$'Data_Classification for Summary'.$A$1:.$I$103];3;0)" office:value-type="float" office:value="5">
            <text:p>5</text:p>
          </table:table-cell>
          <table:table-cell table:style-name="ce10" table:formula="of:=VLOOKUP([.$D249];[$'Data_Classification for Summary'.$A$1:.$I$103];5;0)" office:value-type="float" office:value="90">
            <text:p>90</text:p>
          </table:table-cell>
          <table:table-cell table:style-name="ce10" table:formula="of:=VLOOKUP([.$D249];[$'Data_Classification for Summary'.$A$1:.$I$103];7;0)" office:value-type="float" office:value="0">
            <text:p/>
          </table:table-cell>
          <table:table-cell table:style-name="ce10" table:formula="of:=VLOOKUP([.$D249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ypothyroidism</text:p>
          </table:table-cell>
          <table:table-cell table:style-name="ce18" office:value-type="string">
            <text:p>Hypothyroidism</text:p>
          </table:table-cell>
          <table:table-cell table:formula="of:=[.C249]+1" office:value-type="float" office:value="246">
            <text:p>246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50];[$'Data_Classification for Summary'.$A$1:.$I$103];3;0)" office:value-type="float" office:value="5">
            <text:p>5</text:p>
          </table:table-cell>
          <table:table-cell table:style-name="ce10" table:formula="of:=VLOOKUP([.$D250];[$'Data_Classification for Summary'.$A$1:.$I$103];5;0)" office:value-type="float" office:value="90">
            <text:p>90</text:p>
          </table:table-cell>
          <table:table-cell table:style-name="ce10" table:formula="of:=VLOOKUP([.$D250];[$'Data_Classification for Summary'.$A$1:.$I$103];7;0)" office:value-type="float" office:value="0">
            <text:p/>
          </table:table-cell>
          <table:table-cell table:style-name="ce10" table:formula="of:=VLOOKUP([.$D250];[$'Data_Classification for Summary'.$A$1:.$I$103];9;0)" office:value-type="float" office:value="0">
            <text:p/>
          </table:table-cell>
          <table:table-cell table:style-name="ce18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Endocrine_disease_other</text:p>
          </table:table-cell>
          <table:table-cell table:style-name="ce18" office:value-type="string">
            <text:p>Other endocrine disease</text:p>
          </table:table-cell>
          <table:table-cell table:formula="of:=[.C250]+1" office:value-type="float" office:value="247">
            <text:p>247</text:p>
          </table:table-cell>
          <table:table-cell table:style-name="ce18" office:value-type="string">
            <text:p>Patient History,Endocrine,,</text:p>
          </table:table-cell>
          <table:table-cell table:style-name="ce10" table:formula="of:=VLOOKUP([.$D251];[$'Data_Classification for Summary'.$A$1:.$I$103];3;0)" office:value-type="float" office:value="5">
            <text:p>5</text:p>
          </table:table-cell>
          <table:table-cell table:style-name="ce10" table:formula="of:=VLOOKUP([.$D251];[$'Data_Classification for Summary'.$A$1:.$I$103];5;0)" office:value-type="float" office:value="90">
            <text:p>90</text:p>
          </table:table-cell>
          <table:table-cell table:style-name="ce10" table:formula="of:=VLOOKUP([.$D251];[$'Data_Classification for Summary'.$A$1:.$I$103];7;0)" office:value-type="float" office:value="0">
            <text:p/>
          </table:table-cell>
          <table:table-cell table:style-name="ce10" table:formula="of:=VLOOKUP([.$D251];[$'Data_Classification for Summary'.$A$1:.$I$103];9;0)" office:value-type="float" office:value="0">
            <text:p/>
          </table:table-cell>
          <table:table-cell table:style-name="ce18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formula="of:=[.C251]+1" office:value-type="float" office:value="248">
            <text:p>248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2];[$'Data_Classification for Summary'.$A$1:.$I$103];3;0)" office:value-type="float" office:value="5">
            <text:p>5</text:p>
          </table:table-cell>
          <table:table-cell table:style-name="ce10" table:formula="of:=VLOOKUP([.$D252];[$'Data_Classification for Summary'.$A$1:.$I$103];5;0)" office:value-type="float" office:value="100">
            <text:p>100</text:p>
          </table:table-cell>
          <table:table-cell table:style-name="ce10" table:formula="of:=VLOOKUP([.$D252];[$'Data_Classification for Summary'.$A$1:.$I$103];7;0)" office:value-type="float" office:value="0">
            <text:p/>
          </table:table-cell>
          <table:table-cell table:style-name="ce10" table:formula="of:=VLOOKUP([.$D2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formula="of:=[.C252]+1" office:value-type="float" office:value="249">
            <text:p>249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3];[$'Data_Classification for Summary'.$A$1:.$I$103];3;0)" office:value-type="float" office:value="5">
            <text:p>5</text:p>
          </table:table-cell>
          <table:table-cell table:style-name="ce10" table:formula="of:=VLOOKUP([.$D253];[$'Data_Classification for Summary'.$A$1:.$I$103];5;0)" office:value-type="float" office:value="100">
            <text:p>100</text:p>
          </table:table-cell>
          <table:table-cell table:style-name="ce10" table:formula="of:=VLOOKUP([.$D253];[$'Data_Classification for Summary'.$A$1:.$I$103];7;0)" office:value-type="float" office:value="0">
            <text:p/>
          </table:table-cell>
          <table:table-cell table:style-name="ce10" table:formula="of:=VLOOKUP([.$D253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23" office:value-type="float" office:value="70060">
            <text:p>70060</text:p>
          </table:table-cell>
          <table:table-cell table:style-name="ce23" office:value-type="string">
            <text:p>Renal / Urologic - Renal Failure</text:p>
          </table:table-cell>
          <table:table-cell table:number-columns-repeated="1012"/>
        </table:table-row>
        <table:table-row table:style-name="ro4">
          <table:table-cell office:value-type="string">
            <text:p>Dialysis</text:p>
          </table:table-cell>
          <table:table-cell table:style-name="ce10" office:value-type="string">
            <text:p>Dialysis</text:p>
          </table:table-cell>
          <table:table-cell table:formula="of:=[.C253]+1" office:value-type="float" office:value="250">
            <text:p>250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4];[$'Data_Classification for Summary'.$A$1:.$I$103];3;0)" office:value-type="float" office:value="5">
            <text:p>5</text:p>
          </table:table-cell>
          <table:table-cell table:style-name="ce10" table:formula="of:=VLOOKUP([.$D254];[$'Data_Classification for Summary'.$A$1:.$I$103];5;0)" office:value-type="float" office:value="100">
            <text:p>100</text:p>
          </table:table-cell>
          <table:table-cell table:style-name="ce10" table:formula="of:=VLOOKUP([.$D254];[$'Data_Classification for Summary'.$A$1:.$I$103];7;0)" office:value-type="float" office:value="0">
            <text:p/>
          </table:table-cell>
          <table:table-cell table:style-name="ce10" table:formula="of:=VLOOKUP([.$D254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table:formula="of:=[.C254]+1" office:value-type="float" office:value="251">
            <text:p>251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5];[$'Data_Classification for Summary'.$A$1:.$I$103];3;0)" office:value-type="float" office:value="5">
            <text:p>5</text:p>
          </table:table-cell>
          <table:table-cell table:style-name="ce10" table:formula="of:=VLOOKUP([.$D255];[$'Data_Classification for Summary'.$A$1:.$I$103];5;0)" office:value-type="float" office:value="100">
            <text:p>100</text:p>
          </table:table-cell>
          <table:table-cell table:style-name="ce10" table:formula="of:=VLOOKUP([.$D255];[$'Data_Classification for Summary'.$A$1:.$I$103];7;0)" office:value-type="float" office:value="0">
            <text:p/>
          </table:table-cell>
          <table:table-cell table:style-name="ce10" table:formula="of:=VLOOKUP([.$D255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table:formula="of:=[.C255]+1" office:value-type="float" office:value="252">
            <text:p>252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6];[$'Data_Classification for Summary'.$A$1:.$I$103];3;0)" office:value-type="float" office:value="5">
            <text:p>5</text:p>
          </table:table-cell>
          <table:table-cell table:style-name="ce10" table:formula="of:=VLOOKUP([.$D256];[$'Data_Classification for Summary'.$A$1:.$I$103];5;0)" office:value-type="float" office:value="100">
            <text:p>100</text:p>
          </table:table-cell>
          <table:table-cell table:style-name="ce10" table:formula="of:=VLOOKUP([.$D256];[$'Data_Classification for Summary'.$A$1:.$I$103];7;0)" office:value-type="float" office:value="0">
            <text:p/>
          </table:table-cell>
          <table:table-cell table:style-name="ce10" table:formula="of:=VLOOKUP([.$D256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enal_Other</text:p>
          </table:table-cell>
          <table:table-cell table:style-name="ce10" office:value-type="string">
            <text:p>Other renal</text:p>
          </table:table-cell>
          <table:table-cell table:formula="of:=[.C256]+1" office:value-type="float" office:value="253">
            <text:p>253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7];[$'Data_Classification for Summary'.$A$1:.$I$103];3;0)" office:value-type="float" office:value="5">
            <text:p>5</text:p>
          </table:table-cell>
          <table:table-cell table:style-name="ce10" table:formula="of:=VLOOKUP([.$D257];[$'Data_Classification for Summary'.$A$1:.$I$103];5;0)" office:value-type="float" office:value="100">
            <text:p>100</text:p>
          </table:table-cell>
          <table:table-cell table:style-name="ce10" table:formula="of:=VLOOKUP([.$D257];[$'Data_Classification for Summary'.$A$1:.$I$103];7;0)" office:value-type="float" office:value="0">
            <text:p/>
          </table:table-cell>
          <table:table-cell table:style-name="ce10" table:formula="of:=VLOOKUP([.$D257];[$'Data_Classification for Summary'.$A$1:.$I$103];9;0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23" office:value-type="float" office:value="70059">
            <text:p>70059</text:p>
          </table:table-cell>
          <table:table-cell table:style-name="ce23" office:value-type="string">
            <text:p>Renal / Urologic - Other</text:p>
          </table:table-cell>
          <table:table-cell table:number-columns-repeated="1012"/>
        </table:table-row>
        <table:table-row table:style-name="ro4">
          <table:table-cell office:value-type="string">
            <text:p>Breastfeeding_Current</text:p>
          </table:table-cell>
          <table:table-cell table:style-name="ce10" office:value-type="string">
            <text:p>Breastfeeding</text:p>
          </table:table-cell>
          <table:table-cell table:formula="of:=[.C257]+1" office:value-type="float" office:value="254">
            <text:p>25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8];[$'Data_Classification for Summary'.$A$1:.$I$103];3;0)" office:value-type="float" office:value="5">
            <text:p>5</text:p>
          </table:table-cell>
          <table:table-cell table:style-name="ce10" table:formula="of:=VLOOKUP([.$D258];[$'Data_Classification for Summary'.$A$1:.$I$103];5;0)" office:value-type="float" office:value="120">
            <text:p>120</text:p>
          </table:table-cell>
          <table:table-cell table:style-name="ce10" table:formula="of:=VLOOKUP([.$D258];[$'Data_Classification for Summary'.$A$1:.$I$103];7;0)" office:value-type="float" office:value="0">
            <text:p/>
          </table:table-cell>
          <table:table-cell table:style-name="ce10" table:formula="of:=VLOOKUP([.$D25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egnancy_Current</text:p>
          </table:table-cell>
          <table:table-cell table:style-name="ce10" office:value-type="string">
            <text:p>Currently Pregnant</text:p>
          </table:table-cell>
          <table:table-cell table:formula="of:=[.C258]+1" office:value-type="float" office:value="255">
            <text:p>25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9];[$'Data_Classification for Summary'.$A$1:.$I$103];3;0)" office:value-type="float" office:value="5">
            <text:p>5</text:p>
          </table:table-cell>
          <table:table-cell table:style-name="ce10" table:formula="of:=VLOOKUP([.$D259];[$'Data_Classification for Summary'.$A$1:.$I$103];5;0)" office:value-type="float" office:value="120">
            <text:p>120</text:p>
          </table:table-cell>
          <table:table-cell table:style-name="ce10" table:formula="of:=VLOOKUP([.$D259];[$'Data_Classification for Summary'.$A$1:.$I$103];7;0)" office:value-type="float" office:value="0">
            <text:p/>
          </table:table-cell>
          <table:table-cell table:style-name="ce10" table:formula="of:=VLOOKUP([.$D25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8">
            <text:p>70098</text:p>
          </table:table-cell>
          <table:table-cell table:style-name="ce23" office:value-type="string">
            <text:p>Obstetrics / Gyn - Pregnant</text:p>
          </table:table-cell>
          <table:table-cell table:number-columns-repeated="1012"/>
        </table:table-row>
        <table:table-row table:style-name="ro4">
          <table:table-cell office:value-type="string">
            <text:p>Last_Normal_Menstrual_Period_Date</text:p>
          </table:table-cell>
          <table:table-cell table:style-name="ce10" office:value-type="string">
            <text:p>LMP</text:p>
          </table:table-cell>
          <table:table-cell table:formula="of:=[.C259]+1" office:value-type="float" office:value="256">
            <text:p>25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0];[$'Data_Classification for Summary'.$A$1:.$I$103];3;0)" office:value-type="float" office:value="5">
            <text:p>5</text:p>
          </table:table-cell>
          <table:table-cell table:style-name="ce10" table:formula="of:=VLOOKUP([.$D260];[$'Data_Classification for Summary'.$A$1:.$I$103];5;0)" office:value-type="float" office:value="120">
            <text:p>120</text:p>
          </table:table-cell>
          <table:table-cell table:style-name="ce10" table:formula="of:=VLOOKUP([.$D260];[$'Data_Classification for Summary'.$A$1:.$I$103];7;0)" office:value-type="float" office:value="0">
            <text:p/>
          </table:table-cell>
          <table:table-cell table:style-name="ce10" table:formula="of:=VLOOKUP([.$D260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23" office:value-type="float" office:value="70096">
            <text:p>70096</text:p>
          </table:table-cell>
          <table:table-cell table:style-name="ce23" office:value-type="string">
            <text:p>Obstetrics / Gyn - Last Normal Menstrual Period Date</text:p>
          </table:table-cell>
          <table:table-cell table:number-columns-repeated="1012"/>
        </table:table-row>
        <table:table-row table:style-name="ro4">
          <table:table-cell office:value-type="string">
            <text:p>Gestation</text:p>
          </table:table-cell>
          <table:table-cell table:style-name="ce18" office:value-type="string">
            <text:p>Gestation (weeks)</text:p>
          </table:table-cell>
          <table:table-cell table:formula="of:=[.C260]+1" office:value-type="float" office:value="257">
            <text:p>257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1];[$'Data_Classification for Summary'.$A$1:.$I$103];3;0)" office:value-type="float" office:value="5">
            <text:p>5</text:p>
          </table:table-cell>
          <table:table-cell table:style-name="ce10" table:formula="of:=VLOOKUP([.$D261];[$'Data_Classification for Summary'.$A$1:.$I$103];5;0)" office:value-type="float" office:value="120">
            <text:p>120</text:p>
          </table:table-cell>
          <table:table-cell table:style-name="ce10" table:formula="of:=VLOOKUP([.$D261];[$'Data_Classification for Summary'.$A$1:.$I$103];7;0)" office:value-type="float" office:value="0">
            <text:p/>
          </table:table-cell>
          <table:table-cell table:style-name="ce10" table:formula="of:=VLOOKUP([.$D261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Expected_Delivery_Date</text:p>
          </table:table-cell>
          <table:table-cell table:style-name="ce10" office:value-type="string">
            <text:p>Expected delivery date</text:p>
          </table:table-cell>
          <table:table-cell table:formula="of:=[.C261]+1" office:value-type="float" office:value="258">
            <text:p>25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2];[$'Data_Classification for Summary'.$A$1:.$I$103];3;0)" office:value-type="float" office:value="5">
            <text:p>5</text:p>
          </table:table-cell>
          <table:table-cell table:style-name="ce10" table:formula="of:=VLOOKUP([.$D262];[$'Data_Classification for Summary'.$A$1:.$I$103];5;0)" office:value-type="float" office:value="120">
            <text:p>120</text:p>
          </table:table-cell>
          <table:table-cell table:style-name="ce10" table:formula="of:=VLOOKUP([.$D262];[$'Data_Classification for Summary'.$A$1:.$I$103];7;0)" office:value-type="float" office:value="0">
            <text:p/>
          </table:table-cell>
          <table:table-cell table:style-name="ce10" table:formula="of:=VLOOKUP([.$D262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23" office:value-type="float" office:value="70320">
            <text:p>70320</text:p>
          </table:table-cell>
          <table:table-cell table:style-name="ce23" office:value-type="string">
            <text:p>Obstetrics / Gyn - Expected Delivery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Gravida</text:p>
          </table:table-cell>
          <table:table-cell table:formula="of:=[.C262]+1" office:value-type="float" office:value="259">
            <text:p>25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3];[$'Data_Classification for Summary'.$A$1:.$I$103];3;0)" office:value-type="float" office:value="5">
            <text:p>5</text:p>
          </table:table-cell>
          <table:table-cell table:style-name="ce10" table:formula="of:=VLOOKUP([.$D263];[$'Data_Classification for Summary'.$A$1:.$I$103];5;0)" office:value-type="float" office:value="120">
            <text:p>120</text:p>
          </table:table-cell>
          <table:table-cell table:style-name="ce10" table:formula="of:=VLOOKUP([.$D263];[$'Data_Classification for Summary'.$A$1:.$I$103];7;0)" office:value-type="float" office:value="0">
            <text:p/>
          </table:table-cell>
          <table:table-cell table:style-name="ce10" table:formula="of:=VLOOKUP([.$D263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office:value-type="float" office:value="70322">
            <text:p>70322</text:p>
          </table:table-cell>
          <table:table-cell table:style-name="ce23" office:value-type="string">
            <text:p>Obstetrics / Gyn - Gravida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arity</text:p>
          </table:table-cell>
          <table:table-cell table:formula="of:=[.C263]+1" office:value-type="float" office:value="260">
            <text:p>26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4];[$'Data_Classification for Summary'.$A$1:.$I$103];3;0)" office:value-type="float" office:value="5">
            <text:p>5</text:p>
          </table:table-cell>
          <table:table-cell table:style-name="ce10" table:formula="of:=VLOOKUP([.$D264];[$'Data_Classification for Summary'.$A$1:.$I$103];5;0)" office:value-type="float" office:value="120">
            <text:p>120</text:p>
          </table:table-cell>
          <table:table-cell table:style-name="ce10" table:formula="of:=VLOOKUP([.$D264];[$'Data_Classification for Summary'.$A$1:.$I$103];7;0)" office:value-type="float" office:value="0">
            <text:p/>
          </table:table-cell>
          <table:table-cell table:style-name="ce10" table:formula="of:=VLOOKUP([.$D264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23" office:value-type="float" office:value="70323">
            <text:p>70323</text:p>
          </table:table-cell>
          <table:table-cell table:style-name="ce23" office:value-type="string">
            <text:p>Obstetrics / Gyn - Parity</text:p>
          </table:table-cell>
          <table:table-cell table:number-columns-repeated="1012"/>
        </table:table-row>
        <table:table-row table:style-name="ro4">
          <table:table-cell office:value-type="string">
            <text:p>Pregnancy_History</text:p>
          </table:table-cell>
          <table:table-cell office:value-type="string">
            <text:p>Pregnancy history</text:p>
          </table:table-cell>
          <table:table-cell table:formula="of:=[.C264]+1" office:value-type="float" office:value="261">
            <text:p>261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5];[$'Data_Classification for Summary'.$A$1:.$I$103];3;0)" office:value-type="float" office:value="5">
            <text:p>5</text:p>
          </table:table-cell>
          <table:table-cell table:style-name="ce10" table:formula="of:=VLOOKUP([.$D265];[$'Data_Classification for Summary'.$A$1:.$I$103];5;0)" office:value-type="float" office:value="120">
            <text:p>120</text:p>
          </table:table-cell>
          <table:table-cell table:style-name="ce10" table:formula="of:=VLOOKUP([.$D265];[$'Data_Classification for Summary'.$A$1:.$I$103];7;0)" office:value-type="float" office:value="0">
            <text:p/>
          </table:table-cell>
          <table:table-cell table:style-name="ce10" table:formula="of:=VLOOKUP([.$D265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office:value-type="float" office:value="70097">
            <text:p>70097</text:p>
          </table:table-cell>
          <table:table-cell table:style-name="ce23" office:value-type="string">
            <text:p>Obstetrics / Gyn - Pregnancy History</text:p>
          </table:table-cell>
          <table:table-cell table:number-columns-repeated="1012"/>
        </table:table-row>
        <table:table-row table:style-name="ro4">
          <table:table-cell office:value-type="string">
            <text:p>Pregnancy_Problems</text:p>
          </table:table-cell>
          <table:table-cell table:style-name="ce10" office:value-type="string">
            <text:p>Pregnancy problems</text:p>
          </table:table-cell>
          <table:table-cell table:formula="of:=[.C265]+1" office:value-type="float" office:value="262">
            <text:p>262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6];[$'Data_Classification for Summary'.$A$1:.$I$103];3;0)" office:value-type="float" office:value="5">
            <text:p>5</text:p>
          </table:table-cell>
          <table:table-cell table:style-name="ce10" table:formula="of:=VLOOKUP([.$D266];[$'Data_Classification for Summary'.$A$1:.$I$103];5;0)" office:value-type="float" office:value="120">
            <text:p>120</text:p>
          </table:table-cell>
          <table:table-cell table:style-name="ce10" table:formula="of:=VLOOKUP([.$D266];[$'Data_Classification for Summary'.$A$1:.$I$103];7;0)" office:value-type="float" office:value="0">
            <text:p/>
          </table:table-cell>
          <table:table-cell table:style-name="ce10" table:formula="of:=VLOOKUP([.$D266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All</text:p>
          </table:table-cell>
          <table:table-cell table:style-name="ce23" office:value-type="float" office:value="70324">
            <text:p>70324</text:p>
          </table:table-cell>
          <table:table-cell table:style-name="ce23" office:value-type="string">
            <text:p>Obstetrics / Gyn - Pregnancy Issues</text:p>
          </table:table-cell>
          <table:table-cell table:number-columns-repeated="1012"/>
        </table:table-row>
        <table:table-row table:style-name="ro4">
          <table:table-cell office:value-type="string">
            <text:p>Previous_Delivery_Methods</text:p>
          </table:table-cell>
          <table:table-cell table:style-name="ce10" office:value-type="string">
            <text:p>Previous delivery methods</text:p>
          </table:table-cell>
          <table:table-cell table:formula="of:=[.C266]+1" office:value-type="float" office:value="263">
            <text:p>263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7];[$'Data_Classification for Summary'.$A$1:.$I$103];3;0)" office:value-type="float" office:value="5">
            <text:p>5</text:p>
          </table:table-cell>
          <table:table-cell table:style-name="ce10" table:formula="of:=VLOOKUP([.$D267];[$'Data_Classification for Summary'.$A$1:.$I$103];5;0)" office:value-type="float" office:value="120">
            <text:p>120</text:p>
          </table:table-cell>
          <table:table-cell table:style-name="ce10" table:formula="of:=VLOOKUP([.$D267];[$'Data_Classification for Summary'.$A$1:.$I$103];7;0)" office:value-type="float" office:value="0">
            <text:p/>
          </table:table-cell>
          <table:table-cell table:style-name="ce10" table:formula="of:=VLOOKUP([.$D26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Pregnancy_Comments</text:p>
          </table:table-cell>
          <table:table-cell table:style-name="ce10" office:value-type="string">
            <text:p>Pregnancy comments</text:p>
          </table:table-cell>
          <table:table-cell table:formula="of:=[.C267]+1" office:value-type="float" office:value="264">
            <text:p>26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8];[$'Data_Classification for Summary'.$A$1:.$I$103];3;0)" office:value-type="float" office:value="5">
            <text:p>5</text:p>
          </table:table-cell>
          <table:table-cell table:style-name="ce10" table:formula="of:=VLOOKUP([.$D268];[$'Data_Classification for Summary'.$A$1:.$I$103];5;0)" office:value-type="float" office:value="120">
            <text:p>120</text:p>
          </table:table-cell>
          <table:table-cell table:style-name="ce10" table:formula="of:=VLOOKUP([.$D268];[$'Data_Classification for Summary'.$A$1:.$I$103];7;0)" office:value-type="float" office:value="0">
            <text:p/>
          </table:table-cell>
          <table:table-cell table:style-name="ce10" table:formula="of:=VLOOKUP([.$D268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23" office:value-type="float" office:value="70415">
            <text:p>70415</text:p>
          </table:table-cell>
          <table:table-cell table:style-name="ce23" office:value-type="string">
            <text:p>Obstetrics / gyn - freetext comment</text:p>
          </table:table-cell>
          <table:table-cell table:number-columns-repeated="1012"/>
        </table:table-row>
        <table:table-row table:style-name="ro4">
          <table:table-cell office:value-type="string">
            <text:p>Gynecological_Benign</text:p>
          </table:table-cell>
          <table:table-cell table:style-name="ce10" office:value-type="string">
            <text:p>Benign gynecological</text:p>
          </table:table-cell>
          <table:table-cell table:formula="of:=[.C268]+1" office:value-type="float" office:value="265">
            <text:p>26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9];[$'Data_Classification for Summary'.$A$1:.$I$103];3;0)" office:value-type="float" office:value="5">
            <text:p>5</text:p>
          </table:table-cell>
          <table:table-cell table:style-name="ce10" table:formula="of:=VLOOKUP([.$D269];[$'Data_Classification for Summary'.$A$1:.$I$103];5;0)" office:value-type="float" office:value="120">
            <text:p>120</text:p>
          </table:table-cell>
          <table:table-cell table:style-name="ce10" table:formula="of:=VLOOKUP([.$D269];[$'Data_Classification for Summary'.$A$1:.$I$103];7;0)" office:value-type="float" office:value="0">
            <text:p/>
          </table:table-cell>
          <table:table-cell table:style-name="ce10" table:formula="of:=VLOOKUP([.$D269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23" office:value-type="float" office:value="70245">
            <text:p>70245</text:p>
          </table:table-cell>
          <table:table-cell table:style-name="ce23" office:value-type="string">
            <text:p>Obstetrics / Gyn - Benign Gynecology</text:p>
          </table:table-cell>
          <table:table-cell table:number-columns-repeated="1012"/>
        </table:table-row>
        <table:table-row table:style-name="ro4">
          <table:table-cell office:value-type="string">
            <text:p>Gynecological_Other</text:p>
          </table:table-cell>
          <table:table-cell table:style-name="ce10" office:value-type="string">
            <text:p>Other gynecological</text:p>
          </table:table-cell>
          <table:table-cell table:formula="of:=[.C269]+1" office:value-type="float" office:value="266">
            <text:p>26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70];[$'Data_Classification for Summary'.$A$1:.$I$103];3;0)" office:value-type="float" office:value="5">
            <text:p>5</text:p>
          </table:table-cell>
          <table:table-cell table:style-name="ce10" table:formula="of:=VLOOKUP([.$D270];[$'Data_Classification for Summary'.$A$1:.$I$103];5;0)" office:value-type="float" office:value="120">
            <text:p>120</text:p>
          </table:table-cell>
          <table:table-cell table:style-name="ce10" table:formula="of:=VLOOKUP([.$D270];[$'Data_Classification for Summary'.$A$1:.$I$103];7;0)" office:value-type="float" office:value="0">
            <text:p/>
          </table:table-cell>
          <table:table-cell table:style-name="ce10" table:formula="of:=VLOOKUP([.$D27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23" office:value-type="float" office:value="70133">
            <text:p>70133</text:p>
          </table:table-cell>
          <table:table-cell table:style-name="ce23" office:value-type="string">
            <text:p>Obstetrics - Gyn - Other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Osteoarthritis</text:p>
          </table:table-cell>
          <table:table-cell table:formula="of:=[.C270]+1" office:value-type="float" office:value="267">
            <text:p>267</text:p>
          </table:table-cell>
          <table:table-cell office:value-type="string">
            <text:p>Patient History,Musculoskeletal,,</text:p>
          </table:table-cell>
          <table:table-cell table:style-name="ce10" table:formula="of:=VLOOKUP([.$D271];[$'Data_Classification for Summary'.$A$1:.$I$103];3;0)" office:value-type="float" office:value="5">
            <text:p>5</text:p>
          </table:table-cell>
          <table:table-cell table:style-name="ce10" table:formula="of:=VLOOKUP([.$D271];[$'Data_Classification for Summary'.$A$1:.$I$103];5;0)" office:value-type="float" office:value="130">
            <text:p>130</text:p>
          </table:table-cell>
          <table:table-cell table:style-name="ce10" table:formula="of:=VLOOKUP([.$D271];[$'Data_Classification for Summary'.$A$1:.$I$103];7;0)" office:value-type="float" office:value="0">
            <text:p/>
          </table:table-cell>
          <table:table-cell table:style-name="ce10" table:formula="of:=VLOOKUP([.$D271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2">
            <text:p>70082</text:p>
          </table:table-cell>
          <table:table-cell table:style-name="ce23" office:value-type="string">
            <text:p>Musculoskeletal - Osteoarthritis</text:p>
          </table:table-cell>
          <table:table-cell table:number-columns-repeated="1012"/>
        </table:table-row>
        <table:table-row table:style-name="ro4">
          <table:table-cell office:value-type="string">
            <text:p>Back_problems_unspecified</text:p>
          </table:table-cell>
          <table:table-cell office:value-type="string">
            <text:p>Back problems</text:p>
          </table:table-cell>
          <table:table-cell table:formula="of:=[.C271]+1" office:value-type="float" office:value="268">
            <text:p>268</text:p>
          </table:table-cell>
          <table:table-cell office:value-type="string">
            <text:p>Patient History,Musculoskeletal,,</text:p>
          </table:table-cell>
          <table:table-cell table:style-name="ce10" table:formula="of:=VLOOKUP([.$D272];[$'Data_Classification for Summary'.$A$1:.$I$103];3;0)" office:value-type="float" office:value="5">
            <text:p>5</text:p>
          </table:table-cell>
          <table:table-cell table:style-name="ce10" table:formula="of:=VLOOKUP([.$D272];[$'Data_Classification for Summary'.$A$1:.$I$103];5;0)" office:value-type="float" office:value="130">
            <text:p>130</text:p>
          </table:table-cell>
          <table:table-cell table:style-name="ce10" table:formula="of:=VLOOKUP([.$D272];[$'Data_Classification for Summary'.$A$1:.$I$103];7;0)" office:value-type="float" office:value="0">
            <text:p/>
          </table:table-cell>
          <table:table-cell table:style-name="ce10" table:formula="of:=VLOOKUP([.$D272];[$'Data_Classification for Summary'.$A$1:.$I$103];9;0)" office:value-type="float" office:value="0">
            <text:p/>
          </table:table-cell>
          <table:table-cell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rthritis_unspecified</text:p>
          </table:table-cell>
          <table:table-cell office:value-type="string">
            <text:p>Arthritis - unspecified</text:p>
          </table:table-cell>
          <table:table-cell table:formula="of:=[.C272]+1" office:value-type="float" office:value="269">
            <text:p>269</text:p>
          </table:table-cell>
          <table:table-cell office:value-type="string">
            <text:p>Patient History,Musculoskeletal,,</text:p>
          </table:table-cell>
          <table:table-cell table:style-name="ce10" table:formula="of:=VLOOKUP([.$D273];[$'Data_Classification for Summary'.$A$1:.$I$103];3;0)" office:value-type="float" office:value="5">
            <text:p>5</text:p>
          </table:table-cell>
          <table:table-cell table:style-name="ce10" table:formula="of:=VLOOKUP([.$D273];[$'Data_Classification for Summary'.$A$1:.$I$103];5;0)" office:value-type="float" office:value="130">
            <text:p>130</text:p>
          </table:table-cell>
          <table:table-cell table:style-name="ce10" table:formula="of:=VLOOKUP([.$D273];[$'Data_Classification for Summary'.$A$1:.$I$103];7;0)" office:value-type="float" office:value="0">
            <text:p/>
          </table:table-cell>
          <table:table-cell table:style-name="ce10" table:formula="of:=VLOOKUP([.$D273];[$'Data_Classification for Summary'.$A$1:.$I$103];9;0)" office:value-type="float" office:value="0">
            <text:p/>
          </table:table-cell>
          <table:table-cell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23" office:value-type="float" office:value="70345">
            <text:p>70345</text:p>
          </table:table-cell>
          <table:table-cell table:style-name="ce23" office:value-type="string">
            <text:p>Musculoskeletal - Arthritis (Unspecified)</text:p>
          </table:table-cell>
          <table:table-cell table:number-columns-repeated="1012"/>
        </table:table-row>
        <table:table-row table:style-name="ro4">
          <table:table-cell office:value-type="string">
            <text:p>Musculoskeletal_Other</text:p>
          </table:table-cell>
          <table:table-cell office:value-type="string">
            <text:p>Other Musculoskeletal </text:p>
          </table:table-cell>
          <table:table-cell table:formula="of:=[.C273]+1" office:value-type="float" office:value="270">
            <text:p>270</text:p>
          </table:table-cell>
          <table:table-cell office:value-type="string">
            <text:p>Patient History,Musculoskeletal,,</text:p>
          </table:table-cell>
          <table:table-cell table:style-name="ce10" table:formula="of:=VLOOKUP([.$D274];[$'Data_Classification for Summary'.$A$1:.$I$103];3;0)" office:value-type="float" office:value="5">
            <text:p>5</text:p>
          </table:table-cell>
          <table:table-cell table:style-name="ce10" table:formula="of:=VLOOKUP([.$D274];[$'Data_Classification for Summary'.$A$1:.$I$103];5;0)" office:value-type="float" office:value="130">
            <text:p>130</text:p>
          </table:table-cell>
          <table:table-cell table:style-name="ce10" table:formula="of:=VLOOKUP([.$D274];[$'Data_Classification for Summary'.$A$1:.$I$103];7;0)" office:value-type="float" office:value="0">
            <text:p/>
          </table:table-cell>
          <table:table-cell table:style-name="ce10" table:formula="of:=VLOOKUP([.$D274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4">
            <text:p>70084</text:p>
          </table:table-cell>
          <table:table-cell table:style-name="ce23" office:value-type="string">
            <text:p>Musculoskeletal - Other</text:p>
          </table:table-cell>
          <table:table-cell table:number-columns-repeated="1012"/>
        </table:table-row>
        <table:table-row table:style-name="ro4"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formula="of:=[.C274]+1" office:value-type="float" office:value="271">
            <text:p>271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5];[$'Data_Classification for Summary'.$A$1:.$I$103];3;0)" office:value-type="float" office:value="5">
            <text:p>5</text:p>
          </table:table-cell>
          <table:table-cell table:style-name="ce10" table:formula="of:=VLOOKUP([.$D275];[$'Data_Classification for Summary'.$A$1:.$I$103];5;0)" office:value-type="float" office:value="140">
            <text:p>140</text:p>
          </table:table-cell>
          <table:table-cell table:style-name="ce10" table:formula="of:=VLOOKUP([.$D275];[$'Data_Classification for Summary'.$A$1:.$I$103];7;0)" office:value-type="float" office:value="0">
            <text:p/>
          </table:table-cell>
          <table:table-cell table:style-name="ce10" table:formula="of:=VLOOKUP([.$D27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23" office:value-type="float" office:value="70344">
            <text:p>70344</text:p>
          </table:table-cell>
          <table:table-cell table:style-name="ce23" office:value-type="string">
            <text:p>Rheumatologic - Rheumatoid Arthritis</text:p>
          </table:table-cell>
          <table:table-cell table:number-columns-repeated="1012"/>
        </table:table-row>
        <table:table-row table:style-name="ro4">
          <table:table-cell office:value-type="string">
            <text:p>Rheumatological_other</text:p>
          </table:table-cell>
          <table:table-cell table:style-name="ce10" office:value-type="string">
            <text:p>Other rheumatological</text:p>
          </table:table-cell>
          <table:table-cell table:formula="of:=[.C275]+1" office:value-type="float" office:value="272">
            <text:p>272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6];[$'Data_Classification for Summary'.$A$1:.$I$103];3;0)" office:value-type="float" office:value="5">
            <text:p>5</text:p>
          </table:table-cell>
          <table:table-cell table:style-name="ce10" table:formula="of:=VLOOKUP([.$D276];[$'Data_Classification for Summary'.$A$1:.$I$103];5;0)" office:value-type="float" office:value="140">
            <text:p>140</text:p>
          </table:table-cell>
          <table:table-cell table:style-name="ce10" table:formula="of:=VLOOKUP([.$D276];[$'Data_Classification for Summary'.$A$1:.$I$103];7;0)" office:value-type="float" office:value="0">
            <text:p/>
          </table:table-cell>
          <table:table-cell table:style-name="ce10" table:formula="of:=VLOOKUP([.$D27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formula="of:=[.C276]+1" office:value-type="float" office:value="273">
            <text:p>273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7];[$'Data_Classification for Summary'.$A$1:.$I$103];3;0)" office:value-type="float" office:value="5">
            <text:p>5</text:p>
          </table:table-cell>
          <table:table-cell table:style-name="ce10" table:formula="of:=VLOOKUP([.$D277];[$'Data_Classification for Summary'.$A$1:.$I$103];5;0)" office:value-type="float" office:value="150">
            <text:p>150</text:p>
          </table:table-cell>
          <table:table-cell table:style-name="ce10" table:formula="of:=VLOOKUP([.$D277];[$'Data_Classification for Summary'.$A$1:.$I$103];7;0)" office:value-type="float" office:value="0">
            <text:p/>
          </table:table-cell>
          <table:table-cell table:style-name="ce10" table:formula="of:=VLOOKUP([.$D2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23" office:value-type="float" office:value="70064">
            <text:p>70064</text:p>
          </table:table-cell>
          <table:table-cell table:style-name="ce23" office:value-type="string">
            <text:p>Hematologic - Bleeding Disorder</text:p>
          </table:table-cell>
          <table:table-cell table:number-columns-repeated="1012"/>
        </table:table-row>
        <table:table-row table:style-name="ro4">
          <table:table-cell office:value-type="string">
            <text:p>Active_bleeding</text:p>
          </table:table-cell>
          <table:table-cell office:value-type="string">
            <text:p>Active bleeding</text:p>
          </table:table-cell>
          <table:table-cell table:formula="of:=[.C277]+1" office:value-type="float" office:value="274">
            <text:p>274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8];[$'Data_Classification for Summary'.$A$1:.$I$103];3;0)" office:value-type="float" office:value="5">
            <text:p>5</text:p>
          </table:table-cell>
          <table:table-cell table:style-name="ce10" table:formula="of:=VLOOKUP([.$D278];[$'Data_Classification for Summary'.$A$1:.$I$103];5;0)" office:value-type="float" office:value="150">
            <text:p>150</text:p>
          </table:table-cell>
          <table:table-cell table:style-name="ce10" table:formula="of:=VLOOKUP([.$D278];[$'Data_Classification for Summary'.$A$1:.$I$103];7;0)" office:value-type="float" office:value="0">
            <text:p/>
          </table:table-cell>
          <table:table-cell table:style-name="ce10" table:formula="of:=VLOOKUP([.$D2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300">
            <text:p>70300</text:p>
          </table:table-cell>
          <table:table-cell table:style-name="ce23" office:value-type="string">
            <text:p>Hematologic - Active Bleeding</text:p>
          </table:table-cell>
          <table:table-cell table:number-columns-repeated="1012"/>
        </table:table-row>
        <table:table-row table:style-name="ro4">
          <table:table-cell office:value-type="string">
            <text:p>Anticoagulation_current</text:p>
          </table:table-cell>
          <table:table-cell table:style-name="ce10" office:value-type="string">
            <text:p>Current anticoagulation</text:p>
          </table:table-cell>
          <table:table-cell table:formula="of:=[.C278]+1" office:value-type="float" office:value="275">
            <text:p>275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9];[$'Data_Classification for Summary'.$A$1:.$I$103];3;0)" office:value-type="float" office:value="5">
            <text:p>5</text:p>
          </table:table-cell>
          <table:table-cell table:style-name="ce10" table:formula="of:=VLOOKUP([.$D279];[$'Data_Classification for Summary'.$A$1:.$I$103];5;0)" office:value-type="float" office:value="150">
            <text:p>150</text:p>
          </table:table-cell>
          <table:table-cell table:style-name="ce10" table:formula="of:=VLOOKUP([.$D279];[$'Data_Classification for Summary'.$A$1:.$I$103];7;0)" office:value-type="float" office:value="0">
            <text:p/>
          </table:table-cell>
          <table:table-cell table:style-name="ce10" table:formula="of:=VLOOKUP([.$D279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office:value-type="float" office:value="70243">
            <text:p>70243</text:p>
          </table:table-cell>
          <table:table-cell table:style-name="ce23" office:value-type="string">
            <text:p>Hematologic - Anticoagulation</text:p>
          </table:table-cell>
          <table:table-cell table:number-columns-repeated="1012"/>
        </table:table-row>
        <table:table-row table:style-name="ro4">
          <table:table-cell office:value-type="string">
            <text:p>Previous_transfusion</text:p>
          </table:table-cell>
          <table:table-cell table:style-name="ce10" office:value-type="string">
            <text:p>Previous transfusion</text:p>
          </table:table-cell>
          <table:table-cell table:formula="of:=[.C279]+1" office:value-type="float" office:value="276">
            <text:p>276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0];[$'Data_Classification for Summary'.$A$1:.$I$103];3;0)" office:value-type="float" office:value="5">
            <text:p>5</text:p>
          </table:table-cell>
          <table:table-cell table:style-name="ce10" table:formula="of:=VLOOKUP([.$D280];[$'Data_Classification for Summary'.$A$1:.$I$103];5;0)" office:value-type="float" office:value="150">
            <text:p>150</text:p>
          </table:table-cell>
          <table:table-cell table:style-name="ce10" table:formula="of:=VLOOKUP([.$D280];[$'Data_Classification for Summary'.$A$1:.$I$103];7;0)" office:value-type="float" office:value="0">
            <text:p/>
          </table:table-cell>
          <table:table-cell table:style-name="ce10" table:formula="of:=VLOOKUP([.$D280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office:value-type="float" office:value="70070">
            <text:p>70070</text:p>
          </table:table-cell>
          <table:table-cell table:style-name="ce23" office:value-type="string">
            <text:p>Hematologic - Previous Transfusion History</text:p>
          </table:table-cell>
          <table:table-cell table:number-columns-repeated="1012"/>
        </table:table-row>
        <table:table-row table:style-name="ro4">
          <table:table-cell office:value-type="string">
            <text:p>Hematological_malignancy</text:p>
          </table:table-cell>
          <table:table-cell table:style-name="ce10" office:value-type="string">
            <text:p>Haematological malignancy</text:p>
          </table:table-cell>
          <table:table-cell table:formula="of:=[.C280]+1" office:value-type="float" office:value="277">
            <text:p>277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1];[$'Data_Classification for Summary'.$A$1:.$I$103];3;0)" office:value-type="float" office:value="5">
            <text:p>5</text:p>
          </table:table-cell>
          <table:table-cell table:style-name="ce10" table:formula="of:=VLOOKUP([.$D281];[$'Data_Classification for Summary'.$A$1:.$I$103];5;0)" office:value-type="float" office:value="150">
            <text:p>150</text:p>
          </table:table-cell>
          <table:table-cell table:style-name="ce10" table:formula="of:=VLOOKUP([.$D281];[$'Data_Classification for Summary'.$A$1:.$I$103];7;0)" office:value-type="float" office:value="0">
            <text:p/>
          </table:table-cell>
          <table:table-cell table:style-name="ce10" table:formula="of:=VLOOKUP([.$D281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office:value-type="float" office:value="70068">
            <text:p>70068</text:p>
          </table:table-cell>
          <table:table-cell table:style-name="ce23" office:value-type="string">
            <text:p>Hematologic - Malignancy</text:p>
          </table:table-cell>
          <table:table-cell table:number-columns-repeated="1012"/>
        </table:table-row>
        <table:table-row table:style-name="ro4">
          <table:table-cell office:value-type="string">
            <text:p>Hematological_disorder_other</text:p>
          </table:table-cell>
          <table:table-cell table:style-name="ce10" office:value-type="string">
            <text:p>Other hematological disorder</text:p>
          </table:table-cell>
          <table:table-cell table:formula="of:=[.C281]+1" office:value-type="float" office:value="278">
            <text:p>278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2];[$'Data_Classification for Summary'.$A$1:.$I$103];3;0)" office:value-type="float" office:value="5">
            <text:p>5</text:p>
          </table:table-cell>
          <table:table-cell table:style-name="ce10" table:formula="of:=VLOOKUP([.$D282];[$'Data_Classification for Summary'.$A$1:.$I$103];5;0)" office:value-type="float" office:value="150">
            <text:p>150</text:p>
          </table:table-cell>
          <table:table-cell table:style-name="ce10" table:formula="of:=VLOOKUP([.$D282];[$'Data_Classification for Summary'.$A$1:.$I$103];7;0)" office:value-type="float" office:value="0">
            <text:p/>
          </table:table-cell>
          <table:table-cell table:style-name="ce10" table:formula="of:=VLOOKUP([.$D28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69">
            <text:p>70069</text:p>
          </table:table-cell>
          <table:table-cell table:style-name="ce23" office:value-type="string">
            <text:p>Hematologic - Other</text:p>
          </table:table-cell>
          <table:table-cell table:number-columns-repeated="1012"/>
        </table:table-row>
        <table:table-row table:style-name="ro4">
          <table:table-cell office:value-type="string">
            <text:p>Sepsis</text:p>
          </table:table-cell>
          <table:table-cell table:style-name="ce10" office:value-type="string">
            <text:p>Sepsis</text:p>
          </table:table-cell>
          <table:table-cell table:formula="of:=[.C282]+1" office:value-type="float" office:value="279">
            <text:p>279</text:p>
          </table:table-cell>
          <table:table-cell table:style-name="ce18" office:value-type="string">
            <text:p>Patient History,Infectious,,</text:p>
          </table:table-cell>
          <table:table-cell table:style-name="ce10" table:formula="of:=VLOOKUP([.$D283];[$'Data_Classification for Summary'.$A$1:.$I$103];3;0)" office:value-type="float" office:value="5">
            <text:p>5</text:p>
          </table:table-cell>
          <table:table-cell table:style-name="ce10" table:formula="of:=VLOOKUP([.$D283];[$'Data_Classification for Summary'.$A$1:.$I$103];5;0)" office:value-type="float" office:value="160">
            <text:p>160</text:p>
          </table:table-cell>
          <table:table-cell table:style-name="ce10" table:formula="of:=VLOOKUP([.$D283];[$'Data_Classification for Summary'.$A$1:.$I$103];7;0)" office:value-type="float" office:value="0">
            <text:p/>
          </table:table-cell>
          <table:table-cell table:style-name="ce10" table:formula="of:=VLOOKUP([.$D283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039">
            <text:p>70039</text:p>
          </table:table-cell>
          <table:table-cell table:style-name="ce23" office:value-type="string">
            <text:p>ID - Sepsis</text:p>
          </table:table-cell>
          <table:table-cell table:number-columns-repeated="1012"/>
        </table:table-row>
        <table:table-row table:style-name="ro4"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formula="of:=[.C283]+1" office:value-type="float" office:value="280">
            <text:p>280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4];[$'Data_Classification for Summary'.$A$1:.$I$103];3;0)" office:value-type="float" office:value="5">
            <text:p>5</text:p>
          </table:table-cell>
          <table:table-cell table:style-name="ce10" table:formula="of:=VLOOKUP([.$D284];[$'Data_Classification for Summary'.$A$1:.$I$103];5;0)" office:value-type="float" office:value="160">
            <text:p>160</text:p>
          </table:table-cell>
          <table:table-cell table:style-name="ce10" table:formula="of:=VLOOKUP([.$D284];[$'Data_Classification for Summary'.$A$1:.$I$103];7;0)" office:value-type="float" office:value="0">
            <text:p/>
          </table:table-cell>
          <table:table-cell table:style-name="ce10" table:formula="of:=VLOOKUP([.$D28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fectious_Disease_Exposure_Recent</text:p>
          </table:table-cell>
          <table:table-cell table:style-name="ce10" office:value-type="string">
            <text:p>Exposure to infectious disease in last month</text:p>
          </table:table-cell>
          <table:table-cell table:formula="of:=[.C284]+1" office:value-type="float" office:value="281">
            <text:p>281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5];[$'Data_Classification for Summary'.$A$1:.$I$103];3;0)" office:value-type="float" office:value="5">
            <text:p>5</text:p>
          </table:table-cell>
          <table:table-cell table:style-name="ce10" table:formula="of:=VLOOKUP([.$D285];[$'Data_Classification for Summary'.$A$1:.$I$103];5;0)" office:value-type="float" office:value="160">
            <text:p>160</text:p>
          </table:table-cell>
          <table:table-cell table:style-name="ce10" table:formula="of:=VLOOKUP([.$D285];[$'Data_Classification for Summary'.$A$1:.$I$103];7;0)" office:value-type="float" office:value="0">
            <text:p/>
          </table:table-cell>
          <table:table-cell table:style-name="ce10" table:formula="of:=VLOOKUP([.$D28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fectious_Disease_Recent</text:p>
          </table:table-cell>
          <table:table-cell table:style-name="ce10" office:value-type="string">
            <text:p>Infectious disease in last month</text:p>
          </table:table-cell>
          <table:table-cell table:formula="of:=[.C285]+1" office:value-type="float" office:value="282">
            <text:p>282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6];[$'Data_Classification for Summary'.$A$1:.$I$103];3;0)" office:value-type="float" office:value="5">
            <text:p>5</text:p>
          </table:table-cell>
          <table:table-cell table:style-name="ce10" table:formula="of:=VLOOKUP([.$D286];[$'Data_Classification for Summary'.$A$1:.$I$103];5;0)" office:value-type="float" office:value="160">
            <text:p>160</text:p>
          </table:table-cell>
          <table:table-cell table:style-name="ce10" table:formula="of:=VLOOKUP([.$D286];[$'Data_Classification for Summary'.$A$1:.$I$103];7;0)" office:value-type="float" office:value="0">
            <text:p/>
          </table:table-cell>
          <table:table-cell table:style-name="ce10" table:formula="of:=VLOOKUP([.$D28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IV_AIDS</text:p>
          </table:table-cell>
          <table:table-cell table:style-name="ce10" office:value-type="string">
            <text:p>HIV / AIDS</text:p>
          </table:table-cell>
          <table:table-cell table:formula="of:=[.C286]+1" office:value-type="float" office:value="283">
            <text:p>283</text:p>
          </table:table-cell>
          <table:table-cell table:style-name="ce18" office:value-type="string">
            <text:p>Patient History,Infectious,,</text:p>
          </table:table-cell>
          <table:table-cell table:style-name="ce10" table:formula="of:=VLOOKUP([.$D287];[$'Data_Classification for Summary'.$A$1:.$I$103];3;0)" office:value-type="float" office:value="5">
            <text:p>5</text:p>
          </table:table-cell>
          <table:table-cell table:style-name="ce10" table:formula="of:=VLOOKUP([.$D287];[$'Data_Classification for Summary'.$A$1:.$I$103];5;0)" office:value-type="float" office:value="160">
            <text:p>160</text:p>
          </table:table-cell>
          <table:table-cell table:style-name="ce10" table:formula="of:=VLOOKUP([.$D287];[$'Data_Classification for Summary'.$A$1:.$I$103];7;0)" office:value-type="float" office:value="0">
            <text:p/>
          </table:table-cell>
          <table:table-cell table:style-name="ce10" table:formula="of:=VLOOKUP([.$D287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63">
            <text:p>70063</text:p>
          </table:table-cell>
          <table:table-cell table:style-name="ce23" office:value-type="string">
            <text:p>ID - HIV / AIDS</text:p>
          </table:table-cell>
          <table:table-cell table:number-columns-repeated="1012"/>
        </table:table-row>
        <table:table-row table:style-name="ro4">
          <table:table-cell office:value-type="string">
            <text:p>Drug_resistant_organism</text:p>
          </table:table-cell>
          <table:table-cell table:style-name="ce10" office:value-type="string">
            <text:p>Drug resistant organism</text:p>
          </table:table-cell>
          <table:table-cell table:formula="of:=[.C287]+1" office:value-type="float" office:value="284">
            <text:p>284</text:p>
          </table:table-cell>
          <table:table-cell table:style-name="ce18" office:value-type="string">
            <text:p>Patient History,Infectious,,</text:p>
          </table:table-cell>
          <table:table-cell table:style-name="ce10" table:formula="of:=VLOOKUP([.$D288];[$'Data_Classification for Summary'.$A$1:.$I$103];3;0)" office:value-type="float" office:value="5">
            <text:p>5</text:p>
          </table:table-cell>
          <table:table-cell table:style-name="ce10" table:formula="of:=VLOOKUP([.$D288];[$'Data_Classification for Summary'.$A$1:.$I$103];5;0)" office:value-type="float" office:value="160">
            <text:p>160</text:p>
          </table:table-cell>
          <table:table-cell table:style-name="ce10" table:formula="of:=VLOOKUP([.$D288];[$'Data_Classification for Summary'.$A$1:.$I$103];7;0)" office:value-type="float" office:value="0">
            <text:p/>
          </table:table-cell>
          <table:table-cell table:style-name="ce10" table:formula="of:=VLOOKUP([.$D288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23" office:value-type="float" office:value="70303">
            <text:p>70303</text:p>
          </table:table-cell>
          <table:table-cell table:style-name="ce23" office:value-type="string">
            <text:p>ID - Antibiotic Resistance</text:p>
          </table:table-cell>
          <table:table-cell table:number-columns-repeated="1012"/>
        </table:table-row>
        <table:table-row table:style-name="ro4">
          <table:table-cell office:value-type="string">
            <text:p>Isolation_precautions</text:p>
          </table:table-cell>
          <table:table-cell table:style-name="ce10" office:value-type="string">
            <text:p>Isolation precautions</text:p>
          </table:table-cell>
          <table:table-cell table:formula="of:=[.C288]+1" office:value-type="float" office:value="285">
            <text:p>285</text:p>
          </table:table-cell>
          <table:table-cell table:style-name="ce18" office:value-type="string">
            <text:p>Patient History,Infectious,,</text:p>
          </table:table-cell>
          <table:table-cell table:style-name="ce10" table:formula="of:=VLOOKUP([.$D289];[$'Data_Classification for Summary'.$A$1:.$I$103];3;0)" office:value-type="float" office:value="5">
            <text:p>5</text:p>
          </table:table-cell>
          <table:table-cell table:style-name="ce10" table:formula="of:=VLOOKUP([.$D289];[$'Data_Classification for Summary'.$A$1:.$I$103];5;0)" office:value-type="float" office:value="160">
            <text:p>160</text:p>
          </table:table-cell>
          <table:table-cell table:style-name="ce10" table:formula="of:=VLOOKUP([.$D289];[$'Data_Classification for Summary'.$A$1:.$I$103];7;0)" office:value-type="float" office:value="0">
            <text:p/>
          </table:table-cell>
          <table:table-cell table:style-name="ce10" table:formula="of:=VLOOKUP([.$D289];[$'Data_Classification for Summary'.$A$1:.$I$103];9;0)" office:value-type="float" office:value="0">
            <text:p/>
          </table:table-cell>
          <table:table-cell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23" office:value-type="float" office:value="70317">
            <text:p>70317</text:p>
          </table:table-cell>
          <table:table-cell table:style-name="ce23" office:value-type="string">
            <text:p>ID - Isolation Precautions</text:p>
          </table:table-cell>
          <table:table-cell table:number-columns-repeated="1012"/>
        </table:table-row>
        <table:table-row table:style-name="ro4">
          <table:table-cell office:value-type="string">
            <text:p>Infectious_other</text:p>
          </table:table-cell>
          <table:table-cell table:style-name="ce10" office:value-type="string">
            <text:p>Other Infectious</text:p>
          </table:table-cell>
          <table:table-cell table:formula="of:=[.C289]+1" office:value-type="float" office:value="286">
            <text:p>286</text:p>
          </table:table-cell>
          <table:table-cell table:style-name="ce18" office:value-type="string">
            <text:p>Patient History,Infectious,,</text:p>
          </table:table-cell>
          <table:table-cell table:style-name="ce10" table:formula="of:=VLOOKUP([.$D290];[$'Data_Classification for Summary'.$A$1:.$I$103];3;0)" office:value-type="float" office:value="5">
            <text:p>5</text:p>
          </table:table-cell>
          <table:table-cell table:style-name="ce10" table:formula="of:=VLOOKUP([.$D290];[$'Data_Classification for Summary'.$A$1:.$I$103];5;0)" office:value-type="float" office:value="160">
            <text:p>160</text:p>
          </table:table-cell>
          <table:table-cell table:style-name="ce10" table:formula="of:=VLOOKUP([.$D290];[$'Data_Classification for Summary'.$A$1:.$I$103];7;0)" office:value-type="float" office:value="0">
            <text:p/>
          </table:table-cell>
          <table:table-cell table:style-name="ce10" table:formula="of:=VLOOKUP([.$D290];[$'Data_Classification for Summary'.$A$1:.$I$103];9;0)" office:value-type="float" office:value="0">
            <text:p/>
          </table:table-cell>
          <table:table-cell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35">
            <text:p>70135</text:p>
          </table:table-cell>
          <table:table-cell table:style-name="ce23" office:value-type="string">
            <text:p>ID - Other</text:p>
          </table:table-cell>
          <table:table-cell table:number-columns-repeated="1012"/>
        </table:table-row>
        <table:table-row table:style-name="ro4">
          <table:table-cell office:value-type="string">
            <text:p>Current_Pain_Score</text:p>
          </table:table-cell>
          <table:table-cell table:style-name="ce10" office:value-type="string">
            <text:p>Current preoperative pain score</text:p>
          </table:table-cell>
          <table:table-cell table:formula="of:=[.C290]+1" office:value-type="float" office:value="287">
            <text:p>287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1];[$'Data_Classification for Summary'.$A$1:.$I$103];3;0)" office:value-type="float" office:value="5">
            <text:p>5</text:p>
          </table:table-cell>
          <table:table-cell table:style-name="ce10" table:formula="of:=VLOOKUP([.$D291];[$'Data_Classification for Summary'.$A$1:.$I$103];5;0)" office:value-type="float" office:value="170">
            <text:p>170</text:p>
          </table:table-cell>
          <table:table-cell table:style-name="ce10" table:formula="of:=VLOOKUP([.$D291];[$'Data_Classification for Summary'.$A$1:.$I$103];7;0)" office:value-type="float" office:value="0">
            <text:p/>
          </table:table-cell>
          <table:table-cell table:style-name="ce10" table:formula="of:=VLOOKUP([.$D29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1000">
            <text:p>71000</text:p>
          </table:table-cell>
          <table:table-cell table:style-name="ce23" office:value-type="string">
            <text:p>Pain - Current Preoperative Pain Score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urrent_Pain_Score_Movement</text:p>
          </table:table-cell>
          <table:table-cell table:style-name="ce18" office:value-type="string">
            <text:p>Current preoperative pain score (with movement)</text:p>
          </table:table-cell>
          <table:table-cell table:formula="of:=[.C291]+1" office:value-type="float" office:value="288">
            <text:p>288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2];[$'Data_Classification for Summary'.$A$1:.$I$103];3;0)" office:value-type="float" office:value="5">
            <text:p>5</text:p>
          </table:table-cell>
          <table:table-cell table:style-name="ce10" table:formula="of:=VLOOKUP([.$D292];[$'Data_Classification for Summary'.$A$1:.$I$103];5;0)" office:value-type="float" office:value="170">
            <text:p>170</text:p>
          </table:table-cell>
          <table:table-cell table:style-name="ce10" table:formula="of:=VLOOKUP([.$D292];[$'Data_Classification for Summary'.$A$1:.$I$103];7;0)" office:value-type="float" office:value="0">
            <text:p/>
          </table:table-cell>
          <table:table-cell table:style-name="ce10" table:formula="of:=VLOOKUP([.$D292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417">
            <text:p>70417</text:p>
          </table:table-cell>
          <table:table-cell table:style-name="ce23" office:value-type="string">
            <text:p>Pain - Preoperative Pain Score with movement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hronic_Pain</text:p>
          </table:table-cell>
          <table:table-cell office:value-type="string">
            <text:p>Chronic pain</text:p>
          </table:table-cell>
          <table:table-cell table:formula="of:=[.C292]+1" office:value-type="float" office:value="289">
            <text:p>289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3];[$'Data_Classification for Summary'.$A$1:.$I$103];3;0)" office:value-type="float" office:value="5">
            <text:p>5</text:p>
          </table:table-cell>
          <table:table-cell table:style-name="ce10" table:formula="of:=VLOOKUP([.$D293];[$'Data_Classification for Summary'.$A$1:.$I$103];5;0)" office:value-type="float" office:value="170">
            <text:p>170</text:p>
          </table:table-cell>
          <table:table-cell table:style-name="ce10" table:formula="of:=VLOOKUP([.$D293];[$'Data_Classification for Summary'.$A$1:.$I$103];7;0)" office:value-type="float" office:value="0">
            <text:p/>
          </table:table-cell>
          <table:table-cell table:style-name="ce10" table:formula="of:=VLOOKUP([.$D2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44">
            <text:p>70044</text:p>
          </table:table-cell>
          <table:table-cell table:style-name="ce23" office:value-type="string">
            <text:p>Pain - Chronic Pain</text:p>
          </table:table-cell>
          <table:table-cell table:number-columns-repeated="1012"/>
        </table:table-row>
        <table:table-row table:style-name="ro4">
          <table:table-cell office:value-type="string">
            <text:p>Surgery_for_Chronic_Pain</text:p>
          </table:table-cell>
          <table:table-cell table:style-name="ce10" office:value-type="string">
            <text:p>Surgery for chronic pain</text:p>
          </table:table-cell>
          <table:table-cell table:formula="of:=[.C293]+1" office:value-type="float" office:value="290">
            <text:p>290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4];[$'Data_Classification for Summary'.$A$1:.$I$103];3;0)" office:value-type="float" office:value="5">
            <text:p>5</text:p>
          </table:table-cell>
          <table:table-cell table:style-name="ce10" table:formula="of:=VLOOKUP([.$D294];[$'Data_Classification for Summary'.$A$1:.$I$103];5;0)" office:value-type="float" office:value="170">
            <text:p>170</text:p>
          </table:table-cell>
          <table:table-cell table:style-name="ce10" table:formula="of:=VLOOKUP([.$D294];[$'Data_Classification for Summary'.$A$1:.$I$103];7;0)" office:value-type="float" office:value="0">
            <text:p/>
          </table:table-cell>
          <table:table-cell table:style-name="ce10" table:formula="of:=VLOOKUP([.$D294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23" office:value-type="float" office:value="70239">
            <text:p>70239</text:p>
          </table:table-cell>
          <table:table-cell table:style-name="ce23" office:value-type="string">
            <text:p>Pain - Surgery is for chronic pain</text:p>
          </table:table-cell>
          <table:table-cell table:number-columns-repeated="1012"/>
        </table:table-row>
        <table:table-row table:style-name="ro4">
          <table:table-cell office:value-type="string">
            <text:p>Pain_Location</text:p>
          </table:table-cell>
          <table:table-cell table:style-name="ce10" office:value-type="string">
            <text:p>Pain Location</text:p>
          </table:table-cell>
          <table:table-cell table:formula="of:=[.C294]+1" office:value-type="float" office:value="291">
            <text:p>291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5];[$'Data_Classification for Summary'.$A$1:.$I$103];3;0)" office:value-type="float" office:value="5">
            <text:p>5</text:p>
          </table:table-cell>
          <table:table-cell table:style-name="ce10" table:formula="of:=VLOOKUP([.$D295];[$'Data_Classification for Summary'.$A$1:.$I$103];5;0)" office:value-type="float" office:value="170">
            <text:p>170</text:p>
          </table:table-cell>
          <table:table-cell table:style-name="ce10" table:formula="of:=VLOOKUP([.$D295];[$'Data_Classification for Summary'.$A$1:.$I$103];7;0)" office:value-type="float" office:value="0">
            <text:p/>
          </table:table-cell>
          <table:table-cell table:style-name="ce10" table:formula="of:=VLOOKUP([.$D295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144">
            <text:p>70144</text:p>
          </table:table-cell>
          <table:table-cell table:style-name="ce23" office:value-type="string">
            <text:p>Pain - Pain Location</text:p>
          </table:table-cell>
          <table:table-cell table:number-columns-repeated="1012"/>
        </table:table-row>
        <table:table-row table:style-name="ro4">
          <table:table-cell office:value-type="string">
            <text:p>Current_Opioid_Use</text:p>
          </table:table-cell>
          <table:table-cell office:value-type="string">
            <text:p>Current opioid use</text:p>
          </table:table-cell>
          <table:table-cell table:formula="of:=[.C295]+1" office:value-type="float" office:value="292">
            <text:p>292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6];[$'Data_Classification for Summary'.$A$1:.$I$103];3;0)" office:value-type="float" office:value="5">
            <text:p>5</text:p>
          </table:table-cell>
          <table:table-cell table:style-name="ce10" table:formula="of:=VLOOKUP([.$D296];[$'Data_Classification for Summary'.$A$1:.$I$103];5;0)" office:value-type="float" office:value="170">
            <text:p>170</text:p>
          </table:table-cell>
          <table:table-cell table:style-name="ce10" table:formula="of:=VLOOKUP([.$D296];[$'Data_Classification for Summary'.$A$1:.$I$103];7;0)" office:value-type="float" office:value="0">
            <text:p/>
          </table:table-cell>
          <table:table-cell table:style-name="ce10" table:formula="of:=VLOOKUP([.$D296];[$'Data_Classification for Summary'.$A$1:.$I$103];9;0)" office:value-type="float" office:value="0">
            <text:p/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329">
            <text:p>70329</text:p>
          </table:table-cell>
          <table:table-cell table:style-name="ce23" office:value-type="string">
            <text:p>Pain - Opioid Medications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</text:p>
          </table:table-cell>
          <table:table-cell table:style-name="ce10" office:value-type="string">
            <text:p>24 hour opioid use</text:p>
          </table:table-cell>
          <table:table-cell table:formula="of:=[.C296]+1" office:value-type="float" office:value="293">
            <text:p>293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7];[$'Data_Classification for Summary'.$A$1:.$I$103];3;0)" office:value-type="float" office:value="5">
            <text:p>5</text:p>
          </table:table-cell>
          <table:table-cell table:style-name="ce10" table:formula="of:=VLOOKUP([.$D297];[$'Data_Classification for Summary'.$A$1:.$I$103];5;0)" office:value-type="float" office:value="170">
            <text:p>170</text:p>
          </table:table-cell>
          <table:table-cell table:style-name="ce10" table:formula="of:=VLOOKUP([.$D297];[$'Data_Classification for Summary'.$A$1:.$I$103];7;0)" office:value-type="float" office:value="0">
            <text:p/>
          </table:table-cell>
          <table:table-cell table:style-name="ce10" table:formula="of:=VLOOKUP([.$D297];[$'Data_Classification for Summary'.$A$1:.$I$103];9;0)" office:value-type="float" office:value="0">
            <text:p/>
          </table:table-cell>
          <table:table-cell table:style-name="ce10" office:value-type="float" office:value="410">
            <text:p>41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327">
            <text:p>70327</text:p>
          </table:table-cell>
          <table:table-cell table:style-name="ce23" office:value-type="string">
            <text:p>Pain - Opioid 24 Hour Dose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_morphine_equivalent</text:p>
          </table:table-cell>
          <table:table-cell table:style-name="ce10" office:value-type="string">
            <text:p>24 hour opioid use - morphine equivalent</text:p>
          </table:table-cell>
          <table:table-cell table:formula="of:=[.C297]+1" office:value-type="float" office:value="294">
            <text:p>294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8];[$'Data_Classification for Summary'.$A$1:.$I$103];3;0)" office:value-type="float" office:value="5">
            <text:p>5</text:p>
          </table:table-cell>
          <table:table-cell table:style-name="ce10" table:formula="of:=VLOOKUP([.$D298];[$'Data_Classification for Summary'.$A$1:.$I$103];5;0)" office:value-type="float" office:value="170">
            <text:p>170</text:p>
          </table:table-cell>
          <table:table-cell table:style-name="ce10" table:formula="of:=VLOOKUP([.$D298];[$'Data_Classification for Summary'.$A$1:.$I$103];7;0)" office:value-type="float" office:value="0">
            <text:p/>
          </table:table-cell>
          <table:table-cell table:style-name="ce10" table:formula="of:=VLOOKUP([.$D298];[$'Data_Classification for Summary'.$A$1:.$I$103];9;0)" office:value-type="float" office:value="0">
            <text:p/>
          </table:table-cell>
          <table:table-cell table:style-name="ce10" office:value-type="float" office:value="420">
            <text:p>42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328">
            <text:p>70328</text:p>
          </table:table-cell>
          <table:table-cell table:style-name="ce23" office:value-type="string">
            <text:p>Pain - Opioid 24 Hour Morphine Eq</text:p>
          </table:table-cell>
          <table:table-cell table:number-columns-repeated="1012"/>
        </table:table-row>
        <table:table-row table:style-name="ro4">
          <table:table-cell office:value-type="string">
            <text:p>Organ_Transplant</text:p>
          </table:table-cell>
          <table:table-cell table:style-name="ce18" office:value-type="string">
            <text:p>Organ transplant</text:p>
          </table:table-cell>
          <table:table-cell table:formula="of:=[.C298]+1" office:value-type="float" office:value="295">
            <text:p>295</text:p>
          </table:table-cell>
          <table:table-cell table:style-name="ce18" office:value-type="string">
            <text:p>Patient History,Other,,</text:p>
          </table:table-cell>
          <table:table-cell table:style-name="ce10" table:formula="of:=VLOOKUP([.$D299];[$'Data_Classification for Summary'.$A$1:.$I$103];3;0)" office:value-type="float" office:value="5">
            <text:p>5</text:p>
          </table:table-cell>
          <table:table-cell table:style-name="ce10" table:formula="of:=VLOOKUP([.$D299];[$'Data_Classification for Summary'.$A$1:.$I$103];5;0)" office:value-type="float" office:value="180">
            <text:p>180</text:p>
          </table:table-cell>
          <table:table-cell table:style-name="ce10" table:formula="of:=VLOOKUP([.$D299];[$'Data_Classification for Summary'.$A$1:.$I$103];7;0)" office:value-type="float" office:value="0">
            <text:p/>
          </table:table-cell>
          <table:table-cell table:style-name="ce10" table:formula="of:=VLOOKUP([.$D299];[$'Data_Classification for Summary'.$A$1:.$I$103];9;0)" office:value-type="float" office:value="0">
            <text:p/>
          </table:table-cell>
          <table:table-cell table:style-name="ce18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ternal_Disease_Other</text:p>
          </table:table-cell>
          <table:table-cell table:style-name="ce18" office:value-type="string">
            <text:p>Other internal disease</text:p>
          </table:table-cell>
          <table:table-cell table:formula="of:=[.C299]+1" office:value-type="float" office:value="296">
            <text:p>296</text:p>
          </table:table-cell>
          <table:table-cell table:style-name="ce18" office:value-type="string">
            <text:p>Patient History,Other,,</text:p>
          </table:table-cell>
          <table:table-cell table:style-name="ce10" table:formula="of:=VLOOKUP([.$D300];[$'Data_Classification for Summary'.$A$1:.$I$103];3;0)" office:value-type="float" office:value="5">
            <text:p>5</text:p>
          </table:table-cell>
          <table:table-cell table:style-name="ce10" table:formula="of:=VLOOKUP([.$D300];[$'Data_Classification for Summary'.$A$1:.$I$103];5;0)" office:value-type="float" office:value="180">
            <text:p>180</text:p>
          </table:table-cell>
          <table:table-cell table:style-name="ce10" table:formula="of:=VLOOKUP([.$D300];[$'Data_Classification for Summary'.$A$1:.$I$103];7;0)" office:value-type="float" office:value="0">
            <text:p/>
          </table:table-cell>
          <table:table-cell table:style-name="ce10" table:formula="of:=VLOOKUP([.$D300];[$'Data_Classification for Summary'.$A$1:.$I$103];9;0)" office:value-type="float" office:value="0">
            <text:p/>
          </table:table-cell>
          <table:table-cell table:style-name="ce18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Height_measured</text:p>
          </table:table-cell>
          <table:table-cell table:style-name="ce10" office:value-type="string">
            <text:p>Height(cm)</text:p>
          </table:table-cell>
          <table:table-cell table:formula="of:=[.C300]+1" office:value-type="float" office:value="297">
            <text:p>29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1];[$'Data_Classification for Summary'.$A$1:.$I$103];3;0)" office:value-type="float" office:value="10">
            <text:p>10</text:p>
          </table:table-cell>
          <table:table-cell table:style-name="ce10" table:formula="of:=VLOOKUP([.$D301];[$'Data_Classification for Summary'.$A$1:.$I$103];5;0)" office:value-type="float" office:value="1">
            <text:p>1</text:p>
          </table:table-cell>
          <table:table-cell table:style-name="ce10" table:formula="of:=VLOOKUP([.$D301];[$'Data_Classification for Summary'.$A$1:.$I$103];7;0)" office:value-type="float" office:value="0">
            <text:p/>
          </table:table-cell>
          <table:table-cell table:style-name="ce10" table:formula="of:=VLOOKUP([.$D301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57">
            <text:p>70257</text:p>
          </table:table-cell>
          <table:table-cell table:style-name="ce23" office:value-type="string">
            <text:p>Physical Exam - Height (cm)</text:p>
          </table:table-cell>
          <table:table-cell table:number-columns-repeated="1012"/>
        </table:table-row>
        <table:table-row table:style-name="ro4"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formula="of:=[.C301]+1" office:value-type="float" office:value="298">
            <text:p>29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2];[$'Data_Classification for Summary'.$A$1:.$I$103];3;0)" office:value-type="float" office:value="10">
            <text:p>10</text:p>
          </table:table-cell>
          <table:table-cell table:style-name="ce10" table:formula="of:=VLOOKUP([.$D302];[$'Data_Classification for Summary'.$A$1:.$I$103];5;0)" office:value-type="float" office:value="1">
            <text:p>1</text:p>
          </table:table-cell>
          <table:table-cell table:style-name="ce10" table:formula="of:=VLOOKUP([.$D302];[$'Data_Classification for Summary'.$A$1:.$I$103];7;0)" office:value-type="float" office:value="0">
            <text:p/>
          </table:table-cell>
          <table:table-cell table:style-name="ce10" table:formula="of:=VLOOKUP([.$D302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64">
            <text:p>70264</text:p>
          </table:table-cell>
          <table:table-cell table:style-name="ce23" office:value-type="string">
            <text:p>Physical Exam - Weight (kg)</text:p>
          </table:table-cell>
          <table:table-cell table:number-columns-repeated="1012"/>
        </table:table-row>
        <table:table-row table:style-name="ro4">
          <table:table-cell office:value-type="string">
            <text:p>BMI</text:p>
          </table:table-cell>
          <table:table-cell table:style-name="ce10" office:value-type="string">
            <text:p>BMI</text:p>
          </table:table-cell>
          <table:table-cell table:formula="of:=[.C302]+1" office:value-type="float" office:value="299">
            <text:p>29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3];[$'Data_Classification for Summary'.$A$1:.$I$103];3;0)" office:value-type="float" office:value="10">
            <text:p>10</text:p>
          </table:table-cell>
          <table:table-cell table:style-name="ce10" table:formula="of:=VLOOKUP([.$D303];[$'Data_Classification for Summary'.$A$1:.$I$103];5;0)" office:value-type="float" office:value="1">
            <text:p>1</text:p>
          </table:table-cell>
          <table:table-cell table:style-name="ce10" table:formula="of:=VLOOKUP([.$D303];[$'Data_Classification for Summary'.$A$1:.$I$103];7;0)" office:value-type="float" office:value="0">
            <text:p/>
          </table:table-cell>
          <table:table-cell table:style-name="ce10" table:formula="of:=VLOOKUP([.$D303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53">
            <text:p>70253</text:p>
          </table:table-cell>
          <table:table-cell table:style-name="ce23" office:value-type="string">
            <text:p>Physical Exam - Body Mass Index</text:p>
          </table:table-cell>
          <table:table-cell table:number-columns-repeated="1012"/>
        </table:table-row>
        <table:table-row table:style-name="ro4">
          <table:table-cell office:value-type="string">
            <text:p>BSA</text:p>
          </table:table-cell>
          <table:table-cell table:style-name="ce10" office:value-type="string">
            <text:p>BSA</text:p>
          </table:table-cell>
          <table:table-cell table:formula="of:=[.C303]+1" office:value-type="float" office:value="300">
            <text:p>30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4];[$'Data_Classification for Summary'.$A$1:.$I$103];3;0)" office:value-type="float" office:value="10">
            <text:p>10</text:p>
          </table:table-cell>
          <table:table-cell table:style-name="ce10" table:formula="of:=VLOOKUP([.$D304];[$'Data_Classification for Summary'.$A$1:.$I$103];5;0)" office:value-type="float" office:value="1">
            <text:p>1</text:p>
          </table:table-cell>
          <table:table-cell table:style-name="ce10" table:formula="of:=VLOOKUP([.$D304];[$'Data_Classification for Summary'.$A$1:.$I$103];7;0)" office:value-type="float" office:value="0">
            <text:p/>
          </table:table-cell>
          <table:table-cell table:style-name="ce10" table:formula="of:=VLOOKUP([.$D30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54">
            <text:p>70254</text:p>
          </table:table-cell>
          <table:table-cell table:style-name="ce23" office:value-type="string">
            <text:p>Physical Exam - Body Surface Area</text:p>
          </table:table-cell>
          <table:table-cell table:number-columns-repeated="1012"/>
        </table:table-row>
        <table:table-row table:style-name="ro4">
          <table:table-cell office:value-type="string">
            <text:p>Heart_rate</text:p>
          </table:table-cell>
          <table:table-cell table:style-name="ce10" office:value-type="string">
            <text:p>HR</text:p>
          </table:table-cell>
          <table:table-cell table:formula="of:=[.C304]+1" office:value-type="float" office:value="301">
            <text:p>30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5];[$'Data_Classification for Summary'.$A$1:.$I$103];3;0)" office:value-type="float" office:value="10">
            <text:p>10</text:p>
          </table:table-cell>
          <table:table-cell table:style-name="ce10" table:formula="of:=VLOOKUP([.$D305];[$'Data_Classification for Summary'.$A$1:.$I$103];5;0)" office:value-type="float" office:value="1">
            <text:p>1</text:p>
          </table:table-cell>
          <table:table-cell table:style-name="ce10" table:formula="of:=VLOOKUP([.$D305];[$'Data_Classification for Summary'.$A$1:.$I$103];7;0)" office:value-type="float" office:value="0">
            <text:p/>
          </table:table-cell>
          <table:table-cell table:style-name="ce10" table:formula="of:=VLOOKUP([.$D30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10">
            <text:p>70210</text:p>
          </table:table-cell>
          <table:table-cell table:style-name="ce23" office:value-type="string">
            <text:p>Physical Exam - Pulse Rate</text:p>
          </table:table-cell>
          <table:table-cell table:number-columns-repeated="1012"/>
        </table:table-row>
        <table:table-row table:style-name="ro4">
          <table:table-cell office:value-type="string">
            <text:p>BP_Systolic</text:p>
          </table:table-cell>
          <table:table-cell table:style-name="ce10" office:value-type="string">
            <text:p>BP systolic</text:p>
          </table:table-cell>
          <table:table-cell table:formula="of:=[.C305]+1" office:value-type="float" office:value="302">
            <text:p>30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6];[$'Data_Classification for Summary'.$A$1:.$I$103];3;0)" office:value-type="float" office:value="10">
            <text:p>10</text:p>
          </table:table-cell>
          <table:table-cell table:style-name="ce10" table:formula="of:=VLOOKUP([.$D306];[$'Data_Classification for Summary'.$A$1:.$I$103];5;0)" office:value-type="float" office:value="1">
            <text:p>1</text:p>
          </table:table-cell>
          <table:table-cell table:style-name="ce10" table:formula="of:=VLOOKUP([.$D306];[$'Data_Classification for Summary'.$A$1:.$I$103];7;0)" office:value-type="float" office:value="0">
            <text:p/>
          </table:table-cell>
          <table:table-cell table:style-name="ce10" table:formula="of:=VLOOKUP([.$D306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12">
            <text:p>70212</text:p>
          </table:table-cell>
          <table:table-cell table:style-name="ce23" office:value-type="string">
            <text:p>Physical Exam - BP Sys</text:p>
          </table:table-cell>
          <table:table-cell table:number-columns-repeated="1012"/>
        </table:table-row>
        <table:table-row table:style-name="ro4">
          <table:table-cell office:value-type="string">
            <text:p>BP_Diastolic</text:p>
          </table:table-cell>
          <table:table-cell table:style-name="ce10" office:value-type="string">
            <text:p>BP diastolic</text:p>
          </table:table-cell>
          <table:table-cell table:formula="of:=[.C306]+1" office:value-type="float" office:value="303">
            <text:p>30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7];[$'Data_Classification for Summary'.$A$1:.$I$103];3;0)" office:value-type="float" office:value="10">
            <text:p>10</text:p>
          </table:table-cell>
          <table:table-cell table:style-name="ce10" table:formula="of:=VLOOKUP([.$D307];[$'Data_Classification for Summary'.$A$1:.$I$103];5;0)" office:value-type="float" office:value="1">
            <text:p>1</text:p>
          </table:table-cell>
          <table:table-cell table:style-name="ce10" table:formula="of:=VLOOKUP([.$D307];[$'Data_Classification for Summary'.$A$1:.$I$103];7;0)" office:value-type="float" office:value="0">
            <text:p/>
          </table:table-cell>
          <table:table-cell table:style-name="ce10" table:formula="of:=VLOOKUP([.$D30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11">
            <text:p>70211</text:p>
          </table:table-cell>
          <table:table-cell table:style-name="ce23" office:value-type="string">
            <text:p>Physical Exam - BP Dias</text:p>
          </table:table-cell>
          <table:table-cell table:number-columns-repeated="1012"/>
        </table:table-row>
        <table:table-row table:style-name="ro4"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formula="of:=[.C307]+1" office:value-type="float" office:value="304">
            <text:p>30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8];[$'Data_Classification for Summary'.$A$1:.$I$103];3;0)" office:value-type="float" office:value="10">
            <text:p>10</text:p>
          </table:table-cell>
          <table:table-cell table:style-name="ce10" table:formula="of:=VLOOKUP([.$D308];[$'Data_Classification for Summary'.$A$1:.$I$103];5;0)" office:value-type="float" office:value="1">
            <text:p>1</text:p>
          </table:table-cell>
          <table:table-cell table:style-name="ce10" table:formula="of:=VLOOKUP([.$D308];[$'Data_Classification for Summary'.$A$1:.$I$103];7;0)" office:value-type="float" office:value="0">
            <text:p/>
          </table:table-cell>
          <table:table-cell table:style-name="ce10" table:formula="of:=VLOOKUP([.$D308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BP_Systolic_/_Diastolic</text:p>
          </table:table-cell>
          <table:table-cell office:value-type="string">
            <text:p>BP</text:p>
          </table:table-cell>
          <table:table-cell table:formula="of:=[.C308]+1" office:value-type="float" office:value="305">
            <text:p>30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9];[$'Data_Classification for Summary'.$A$1:.$I$103];3;0)" office:value-type="float" office:value="10">
            <text:p>10</text:p>
          </table:table-cell>
          <table:table-cell table:style-name="ce10" table:formula="of:=VLOOKUP([.$D309];[$'Data_Classification for Summary'.$A$1:.$I$103];5;0)" office:value-type="float" office:value="1">
            <text:p>1</text:p>
          </table:table-cell>
          <table:table-cell table:style-name="ce10" table:formula="of:=VLOOKUP([.$D309];[$'Data_Classification for Summary'.$A$1:.$I$103];7;0)" office:value-type="float" office:value="0">
            <text:p/>
          </table:table-cell>
          <table:table-cell table:style-name="ce10" table:formula="of:=VLOOKUP([.$D309];[$'Data_Classification for Summary'.$A$1:.$I$103];9;0)" office:value-type="float" office:value="0">
            <text:p/>
          </table:table-cell>
          <table:table-cell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23" office:value-type="float" office:value="71120">
            <text:p>71120</text:p>
          </table:table-cell>
          <table:table-cell table:style-name="ce23" office:value-type="string">
            <text:p>Physical Exam - BP Sys/Dias Combined</text:p>
          </table:table-cell>
          <table:table-cell table:number-columns-repeated="1012"/>
        </table:table-row>
        <table:table-row table:style-name="ro4">
          <table:table-cell office:value-type="string">
            <text:p>Inspired_O2</text:p>
          </table:table-cell>
          <table:table-cell table:style-name="ce10" office:value-type="string">
            <text:p>FiO2</text:p>
          </table:table-cell>
          <table:table-cell table:formula="of:=[.C309]+1" office:value-type="float" office:value="306">
            <text:p>306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0];[$'Data_Classification for Summary'.$A$1:.$I$103];3;0)" office:value-type="float" office:value="10">
            <text:p>10</text:p>
          </table:table-cell>
          <table:table-cell table:style-name="ce10" table:formula="of:=VLOOKUP([.$D310];[$'Data_Classification for Summary'.$A$1:.$I$103];5;0)" office:value-type="float" office:value="1">
            <text:p>1</text:p>
          </table:table-cell>
          <table:table-cell table:style-name="ce10" table:formula="of:=VLOOKUP([.$D310];[$'Data_Classification for Summary'.$A$1:.$I$103];7;0)" office:value-type="float" office:value="0">
            <text:p/>
          </table:table-cell>
          <table:table-cell table:style-name="ce10" table:formula="of:=VLOOKUP([.$D310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Oxygen_Saturation</text:p>
          </table:table-cell>
          <table:table-cell table:style-name="ce10" office:value-type="string">
            <text:p>SpO2</text:p>
          </table:table-cell>
          <table:table-cell table:formula="of:=[.C310]+1" office:value-type="float" office:value="307">
            <text:p>30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1];[$'Data_Classification for Summary'.$A$1:.$I$103];3;0)" office:value-type="float" office:value="10">
            <text:p>10</text:p>
          </table:table-cell>
          <table:table-cell table:style-name="ce10" table:formula="of:=VLOOKUP([.$D311];[$'Data_Classification for Summary'.$A$1:.$I$103];5;0)" office:value-type="float" office:value="1">
            <text:p>1</text:p>
          </table:table-cell>
          <table:table-cell table:style-name="ce10" table:formula="of:=VLOOKUP([.$D311];[$'Data_Classification for Summary'.$A$1:.$I$103];7;0)" office:value-type="float" office:value="0">
            <text:p/>
          </table:table-cell>
          <table:table-cell table:style-name="ce10" table:formula="of:=VLOOKUP([.$D311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14">
            <text:p>70214</text:p>
          </table:table-cell>
          <table:table-cell table:style-name="ce23" office:value-type="string">
            <text:p>Physical Exam - SaO2</text:p>
          </table:table-cell>
          <table:table-cell table:number-columns-repeated="1012"/>
        </table:table-row>
        <table:table-row table:style-name="ro4">
          <table:table-cell office:value-type="string">
            <text:p>Respiratory_Rate</text:p>
          </table:table-cell>
          <table:table-cell office:value-type="string">
            <text:p>RR</text:p>
          </table:table-cell>
          <table:table-cell table:formula="of:=[.C311]+1" office:value-type="float" office:value="308">
            <text:p>30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2];[$'Data_Classification for Summary'.$A$1:.$I$103];3;0)" office:value-type="float" office:value="10">
            <text:p>10</text:p>
          </table:table-cell>
          <table:table-cell table:style-name="ce10" table:formula="of:=VLOOKUP([.$D312];[$'Data_Classification for Summary'.$A$1:.$I$103];5;0)" office:value-type="float" office:value="1">
            <text:p>1</text:p>
          </table:table-cell>
          <table:table-cell table:style-name="ce10" table:formula="of:=VLOOKUP([.$D312];[$'Data_Classification for Summary'.$A$1:.$I$103];7;0)" office:value-type="float" office:value="0">
            <text:p/>
          </table:table-cell>
          <table:table-cell table:style-name="ce10" table:formula="of:=VLOOKUP([.$D312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13">
            <text:p>70213</text:p>
          </table:table-cell>
          <table:table-cell table:style-name="ce23" office:value-type="string">
            <text:p>Physical Exam - Resp Rate</text:p>
          </table:table-cell>
          <table:table-cell table:number-columns-repeated="1012"/>
        </table:table-row>
        <table:table-row table:style-name="ro4">
          <table:table-cell office:value-type="string">
            <text:p>Temperature</text:p>
          </table:table-cell>
          <table:table-cell table:style-name="ce10" office:value-type="string">
            <text:p>Temperature</text:p>
          </table:table-cell>
          <table:table-cell table:formula="of:=[.C312]+1" office:value-type="float" office:value="309">
            <text:p>30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3];[$'Data_Classification for Summary'.$A$1:.$I$103];3;0)" office:value-type="float" office:value="10">
            <text:p>10</text:p>
          </table:table-cell>
          <table:table-cell table:style-name="ce10" table:formula="of:=VLOOKUP([.$D313];[$'Data_Classification for Summary'.$A$1:.$I$103];5;0)" office:value-type="float" office:value="1">
            <text:p>1</text:p>
          </table:table-cell>
          <table:table-cell table:style-name="ce10" table:formula="of:=VLOOKUP([.$D313];[$'Data_Classification for Summary'.$A$1:.$I$103];7;0)" office:value-type="float" office:value="0">
            <text:p/>
          </table:table-cell>
          <table:table-cell table:style-name="ce10" table:formula="of:=VLOOKUP([.$D31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46">
            <text:p>70246</text:p>
          </table:table-cell>
          <table:table-cell table:style-name="ce23" office:value-type="string">
            <text:p>Physical Exam - Temperature</text:p>
          </table:table-cell>
          <table:table-cell table:number-columns-repeated="1012"/>
        </table:table-row>
        <table:table-row table:style-name="ro4">
          <table:table-cell office:value-type="string">
            <text:p>Poor_nutrition</text:p>
          </table:table-cell>
          <table:table-cell table:style-name="ce10" office:value-type="string">
            <text:p>Poor nutrition</text:p>
          </table:table-cell>
          <table:table-cell table:formula="of:=[.C313]+1" office:value-type="float" office:value="310">
            <text:p>31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4];[$'Data_Classification for Summary'.$A$1:.$I$103];3;0)" office:value-type="float" office:value="10">
            <text:p>10</text:p>
          </table:table-cell>
          <table:table-cell table:style-name="ce10" table:formula="of:=VLOOKUP([.$D314];[$'Data_Classification for Summary'.$A$1:.$I$103];5;0)" office:value-type="float" office:value="1">
            <text:p>1</text:p>
          </table:table-cell>
          <table:table-cell table:style-name="ce10" table:formula="of:=VLOOKUP([.$D314];[$'Data_Classification for Summary'.$A$1:.$I$103];7;0)" office:value-type="float" office:value="0">
            <text:p/>
          </table:table-cell>
          <table:table-cell table:style-name="ce10" table:formula="of:=VLOOKUP([.$D314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deal_body_weight</text:p>
          </table:table-cell>
          <table:table-cell office:value-type="string">
            <text:p>Ideal body weight</text:p>
          </table:table-cell>
          <table:table-cell table:formula="of:=[.C314]+1" office:value-type="float" office:value="311">
            <text:p>31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5];[$'Data_Classification for Summary'.$A$1:.$I$103];3;0)" office:value-type="float" office:value="10">
            <text:p>10</text:p>
          </table:table-cell>
          <table:table-cell table:style-name="ce10" table:formula="of:=VLOOKUP([.$D315];[$'Data_Classification for Summary'.$A$1:.$I$103];5;0)" office:value-type="float" office:value="1">
            <text:p>1</text:p>
          </table:table-cell>
          <table:table-cell table:style-name="ce10" table:formula="of:=VLOOKUP([.$D315];[$'Data_Classification for Summary'.$A$1:.$I$103];7;0)" office:value-type="float" office:value="0">
            <text:p/>
          </table:table-cell>
          <table:table-cell table:style-name="ce10" table:formula="of:=VLOOKUP([.$D315];[$'Data_Classification for Summary'.$A$1:.$I$103];9;0)" office:value-type="float" office:value="0">
            <text:p/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59">
            <text:p>70259</text:p>
          </table:table-cell>
          <table:table-cell table:style-name="ce23" office:value-type="string">
            <text:p>Physical Exam - Ideal Body Weight</text:p>
          </table:table-cell>
          <table:table-cell table:number-columns-repeated="1012"/>
        </table:table-row>
        <table:table-row table:style-name="ro4">
          <table:table-cell office:value-type="string">
            <text:p>Skin_examination</text:p>
          </table:table-cell>
          <table:table-cell office:value-type="string">
            <text:p>Skin</text:p>
          </table:table-cell>
          <table:table-cell table:formula="of:=[.C315]+1" office:value-type="float" office:value="312">
            <text:p>31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6];[$'Data_Classification for Summary'.$A$1:.$I$103];3;0)" office:value-type="float" office:value="10">
            <text:p>10</text:p>
          </table:table-cell>
          <table:table-cell table:style-name="ce10" table:formula="of:=VLOOKUP([.$D316];[$'Data_Classification for Summary'.$A$1:.$I$103];5;0)" office:value-type="float" office:value="1">
            <text:p>1</text:p>
          </table:table-cell>
          <table:table-cell table:style-name="ce10" table:formula="of:=VLOOKUP([.$D316];[$'Data_Classification for Summary'.$A$1:.$I$103];7;0)" office:value-type="float" office:value="0">
            <text:p/>
          </table:table-cell>
          <table:table-cell table:style-name="ce10" table:formula="of:=VLOOKUP([.$D316];[$'Data_Classification for Summary'.$A$1:.$I$103];9;0)" office:value-type="float" office:value="0">
            <text:p/>
          </table:table-cell>
          <table:table-cell table:style-name="ce10" office:value-type="float" office:value="750">
            <text:p>75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315">
            <text:p>70315</text:p>
          </table:table-cell>
          <table:table-cell table:style-name="ce23" office:value-type="string">
            <text:p>Physical Exam - Integument</text:p>
          </table:table-cell>
          <table:table-cell table:number-columns-repeated="1012"/>
        </table:table-row>
        <table:table-row table:style-name="ro4">
          <table:table-cell office:value-type="string">
            <text:p>Extremity_examination</text:p>
          </table:table-cell>
          <table:table-cell office:value-type="string">
            <text:p>Extremities</text:p>
          </table:table-cell>
          <table:table-cell table:formula="of:=[.C316]+1" office:value-type="float" office:value="313">
            <text:p>31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7];[$'Data_Classification for Summary'.$A$1:.$I$103];3;0)" office:value-type="float" office:value="10">
            <text:p>10</text:p>
          </table:table-cell>
          <table:table-cell table:style-name="ce10" table:formula="of:=VLOOKUP([.$D317];[$'Data_Classification for Summary'.$A$1:.$I$103];5;0)" office:value-type="float" office:value="1">
            <text:p>1</text:p>
          </table:table-cell>
          <table:table-cell table:style-name="ce10" table:formula="of:=VLOOKUP([.$D317];[$'Data_Classification for Summary'.$A$1:.$I$103];7;0)" office:value-type="float" office:value="0">
            <text:p/>
          </table:table-cell>
          <table:table-cell table:style-name="ce10" table:formula="of:=VLOOKUP([.$D317];[$'Data_Classification for Summary'.$A$1:.$I$103];9;0)" office:value-type="float" office:value="0">
            <text:p/>
          </table:table-cell>
          <table:table-cell table:style-name="ce10" office:value-type="float" office:value="755">
            <text:p>755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421">
            <text:p>70421</text:p>
          </table:table-cell>
          <table:table-cell table:style-name="ce23" office:value-type="string">
            <text:p>Physical Exam - Extremities</text:p>
          </table:table-cell>
          <table:table-cell table:number-columns-repeated="1012"/>
        </table:table-row>
        <table:table-row table:style-name="ro4">
          <table:table-cell office:value-type="string">
            <text:p>Existing_vascular_access</text:p>
          </table:table-cell>
          <table:table-cell table:style-name="ce10" office:value-type="string">
            <text:p>Existing vascular access</text:p>
          </table:table-cell>
          <table:table-cell table:formula="of:=[.C317]+1" office:value-type="float" office:value="314">
            <text:p>31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8];[$'Data_Classification for Summary'.$A$1:.$I$103];3;0)" office:value-type="float" office:value="10">
            <text:p>10</text:p>
          </table:table-cell>
          <table:table-cell table:style-name="ce10" table:formula="of:=VLOOKUP([.$D318];[$'Data_Classification for Summary'.$A$1:.$I$103];5;0)" office:value-type="float" office:value="1">
            <text:p>1</text:p>
          </table:table-cell>
          <table:table-cell table:style-name="ce10" table:formula="of:=VLOOKUP([.$D318];[$'Data_Classification for Summary'.$A$1:.$I$103];7;0)" office:value-type="float" office:value="0">
            <text:p/>
          </table:table-cell>
          <table:table-cell table:style-name="ce10" table:formula="of:=VLOOKUP([.$D318];[$'Data_Classification for Summary'.$A$1:.$I$103];9;0)" office:value-type="float" office:value="0">
            <text:p/>
          </table:table-cell>
          <table:table-cell table:style-name="ce10" office:value-type="float" office:value="800">
            <text:p>80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312">
            <text:p>70312</text:p>
          </table:table-cell>
          <table:table-cell table:style-name="ce23" office:value-type="string">
            <text:p>Physical Exam - Existing Vascular Access</text:p>
          </table:table-cell>
          <table:table-cell table:number-columns-repeated="1012"/>
        </table:table-row>
        <table:table-row table:style-name="ro4">
          <table:table-cell office:value-type="string">
            <text:p>Physical_examination_comments</text:p>
          </table:table-cell>
          <table:table-cell office:value-type="string">
            <text:p>Other comments</text:p>
          </table:table-cell>
          <table:table-cell table:formula="of:=[.C318]+1" office:value-type="float" office:value="315">
            <text:p>31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9];[$'Data_Classification for Summary'.$A$1:.$I$103];3;0)" office:value-type="float" office:value="10">
            <text:p>10</text:p>
          </table:table-cell>
          <table:table-cell table:style-name="ce10" table:formula="of:=VLOOKUP([.$D319];[$'Data_Classification for Summary'.$A$1:.$I$103];5;0)" office:value-type="float" office:value="1">
            <text:p>1</text:p>
          </table:table-cell>
          <table:table-cell table:style-name="ce10" table:formula="of:=VLOOKUP([.$D319];[$'Data_Classification for Summary'.$A$1:.$I$103];7;0)" office:value-type="float" office:value="0">
            <text:p/>
          </table:table-cell>
          <table:table-cell table:style-name="ce10" table:formula="of:=VLOOKUP([.$D319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63">
            <text:p>70263</text:p>
          </table:table-cell>
          <table:table-cell table:style-name="ce23" office:value-type="string">
            <text:p>Physical Exam - Other Comments</text:p>
          </table:table-cell>
          <table:table-cell table:number-columns-repeated="1012"/>
        </table:table-row>
        <table:table-row table:style-name="ro4"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formula="of:=[.C319]+1" office:value-type="float" office:value="316">
            <text:p>316</text:p>
          </table:table-cell>
          <table:table-cell table:style-name="ce10" office:value-type="string">
            <text:p>Physical Examination,Cardiovascular,,</text:p>
          </table:table-cell>
          <table:table-cell table:style-name="ce10" table:formula="of:=VLOOKUP([.$D320];[$'Data_Classification for Summary'.$A$1:.$I$103];3;0)" office:value-type="float" office:value="10">
            <text:p>10</text:p>
          </table:table-cell>
          <table:table-cell table:style-name="ce10" table:formula="of:=VLOOKUP([.$D320];[$'Data_Classification for Summary'.$A$1:.$I$103];5;0)" office:value-type="float" office:value="3">
            <text:p>3</text:p>
          </table:table-cell>
          <table:table-cell table:style-name="ce10" table:formula="of:=VLOOKUP([.$D320];[$'Data_Classification for Summary'.$A$1:.$I$103];7;0)" office:value-type="float" office:value="0">
            <text:p/>
          </table:table-cell>
          <table:table-cell table:style-name="ce10" table:formula="of:=VLOOKUP([.$D320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55">
            <text:p>70255</text:p>
          </table:table-cell>
          <table:table-cell table:style-name="ce23" office:value-type="string">
            <text:p>Physical Exam - Cardiac Auscultation and Exam</text:p>
          </table:table-cell>
          <table:table-cell table:number-columns-repeated="1012"/>
        </table:table-row>
        <table:table-row table:style-name="ro4">
          <table:table-cell office:value-type="string">
            <text:p>Lung_auscultation</text:p>
          </table:table-cell>
          <table:table-cell table:style-name="ce10" office:value-type="string">
            <text:p>Lung auscultation</text:p>
          </table:table-cell>
          <table:table-cell table:formula="of:=[.C320]+1" office:value-type="float" office:value="317">
            <text:p>317</text:p>
          </table:table-cell>
          <table:table-cell table:style-name="ce10" office:value-type="string">
            <text:p>Physical Examination,Respiratory,,</text:p>
          </table:table-cell>
          <table:table-cell table:style-name="ce10" table:formula="of:=VLOOKUP([.$D321];[$'Data_Classification for Summary'.$A$1:.$I$103];3;0)" office:value-type="float" office:value="10">
            <text:p>10</text:p>
          </table:table-cell>
          <table:table-cell table:style-name="ce10" table:formula="of:=VLOOKUP([.$D321];[$'Data_Classification for Summary'.$A$1:.$I$103];5;0)" office:value-type="float" office:value="4">
            <text:p>4</text:p>
          </table:table-cell>
          <table:table-cell table:style-name="ce10" table:formula="of:=VLOOKUP([.$D321];[$'Data_Classification for Summary'.$A$1:.$I$103];7;0)" office:value-type="float" office:value="0">
            <text:p/>
          </table:table-cell>
          <table:table-cell table:style-name="ce10" table:formula="of:=VLOOKUP([.$D321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261">
            <text:p>70261</text:p>
          </table:table-cell>
          <table:table-cell table:style-name="ce23" office:value-type="string">
            <text:p>Physical Exam - Lung Fields</text:p>
          </table:table-cell>
          <table:table-cell table:number-columns-repeated="1012"/>
        </table:table-row>
        <table:table-row table:style-name="ro4">
          <table:table-cell office:value-type="string">
            <text:p>Ramsey_agitation_sedation_score</text:p>
          </table:table-cell>
          <table:table-cell table:style-name="ce10" office:value-type="string">
            <text:p>RASS</text:p>
          </table:table-cell>
          <table:table-cell table:formula="of:=[.C321]+1" office:value-type="float" office:value="318">
            <text:p>318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2];[$'Data_Classification for Summary'.$A$1:.$I$103];3;0)" office:value-type="float" office:value="10">
            <text:p>10</text:p>
          </table:table-cell>
          <table:table-cell table:style-name="ce10" table:formula="of:=VLOOKUP([.$D322];[$'Data_Classification for Summary'.$A$1:.$I$103];5;0)" office:value-type="float" office:value="5">
            <text:p>5</text:p>
          </table:table-cell>
          <table:table-cell table:style-name="ce10" table:formula="of:=VLOOKUP([.$D322];[$'Data_Classification for Summary'.$A$1:.$I$103];7;0)" office:value-type="float" office:value="0">
            <text:p/>
          </table:table-cell>
          <table:table-cell table:style-name="ce10" table:formula="of:=VLOOKUP([.$D322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Glasgow_Coma_Score_is_15</text:p>
          </table:table-cell>
          <table:table-cell table:style-name="ce18" office:value-type="string">
            <text:p>GCS 15</text:p>
          </table:table-cell>
          <table:table-cell table:formula="of:=[.C322]+1" office:value-type="float" office:value="319">
            <text:p>319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3];[$'Data_Classification for Summary'.$A$1:.$I$103];3;0)" office:value-type="float" office:value="10">
            <text:p>10</text:p>
          </table:table-cell>
          <table:table-cell table:style-name="ce10" table:formula="of:=VLOOKUP([.$D323];[$'Data_Classification for Summary'.$A$1:.$I$103];5;0)" office:value-type="float" office:value="5">
            <text:p>5</text:p>
          </table:table-cell>
          <table:table-cell table:style-name="ce10" table:formula="of:=VLOOKUP([.$D323];[$'Data_Classification for Summary'.$A$1:.$I$103];7;0)" office:value-type="float" office:value="0">
            <text:p/>
          </table:table-cell>
          <table:table-cell table:style-name="ce10" table:formula="of:=VLOOKUP([.$D323];[$'Data_Classification for Summary'.$A$1:.$I$103];9;0)" office:value-type="float" office:value="0">
            <text:p/>
          </table:table-cell>
          <table:table-cell table:style-name="ce18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GCS_E</text:p>
          </table:table-cell>
          <table:table-cell table:style-name="ce18" office:value-type="string">
            <text:p>GCS E</text:p>
          </table:table-cell>
          <table:table-cell table:formula="of:=[.C323]+1" office:value-type="float" office:value="320">
            <text:p>320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4];[$'Data_Classification for Summary'.$A$1:.$I$103];3;0)" office:value-type="float" office:value="10">
            <text:p>10</text:p>
          </table:table-cell>
          <table:table-cell table:style-name="ce10" table:formula="of:=VLOOKUP([.$D324];[$'Data_Classification for Summary'.$A$1:.$I$103];5;0)" office:value-type="float" office:value="5">
            <text:p>5</text:p>
          </table:table-cell>
          <table:table-cell table:style-name="ce10" table:formula="of:=VLOOKUP([.$D324];[$'Data_Classification for Summary'.$A$1:.$I$103];7;0)" office:value-type="float" office:value="0">
            <text:p/>
          </table:table-cell>
          <table:table-cell table:style-name="ce10" table:formula="of:=VLOOKUP([.$D324];[$'Data_Classification for Summary'.$A$1:.$I$103];9;0)" office:value-type="float" office:value="0">
            <text:p/>
          </table:table-cell>
          <table:table-cell table:style-name="ce22" office:value-type="float" office:value="805">
            <text:p>805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GCS_V</text:p>
          </table:table-cell>
          <table:table-cell table:style-name="ce18" office:value-type="string">
            <text:p>GCS V</text:p>
          </table:table-cell>
          <table:table-cell table:formula="of:=[.C324]+1" office:value-type="float" office:value="321">
            <text:p>321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5];[$'Data_Classification for Summary'.$A$1:.$I$103];3;0)" office:value-type="float" office:value="10">
            <text:p>10</text:p>
          </table:table-cell>
          <table:table-cell table:style-name="ce10" table:formula="of:=VLOOKUP([.$D325];[$'Data_Classification for Summary'.$A$1:.$I$103];5;0)" office:value-type="float" office:value="5">
            <text:p>5</text:p>
          </table:table-cell>
          <table:table-cell table:style-name="ce10" table:formula="of:=VLOOKUP([.$D325];[$'Data_Classification for Summary'.$A$1:.$I$103];7;0)" office:value-type="float" office:value="0">
            <text:p/>
          </table:table-cell>
          <table:table-cell table:style-name="ce10" table:formula="of:=VLOOKUP([.$D325];[$'Data_Classification for Summary'.$A$1:.$I$103];9;0)" office:value-type="float" office:value="0">
            <text:p/>
          </table:table-cell>
          <table:table-cell table:style-name="ce22" office:value-type="float" office:value="806">
            <text:p>806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GCS_M</text:p>
          </table:table-cell>
          <table:table-cell table:style-name="ce18" office:value-type="string">
            <text:p>GCS M</text:p>
          </table:table-cell>
          <table:table-cell table:formula="of:=[.C325]+1" office:value-type="float" office:value="322">
            <text:p>322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6];[$'Data_Classification for Summary'.$A$1:.$I$103];3;0)" office:value-type="float" office:value="10">
            <text:p>10</text:p>
          </table:table-cell>
          <table:table-cell table:style-name="ce10" table:formula="of:=VLOOKUP([.$D326];[$'Data_Classification for Summary'.$A$1:.$I$103];5;0)" office:value-type="float" office:value="5">
            <text:p>5</text:p>
          </table:table-cell>
          <table:table-cell table:style-name="ce10" table:formula="of:=VLOOKUP([.$D326];[$'Data_Classification for Summary'.$A$1:.$I$103];7;0)" office:value-type="float" office:value="0">
            <text:p/>
          </table:table-cell>
          <table:table-cell table:style-name="ce10" table:formula="of:=VLOOKUP([.$D326];[$'Data_Classification for Summary'.$A$1:.$I$103];9;0)" office:value-type="float" office:value="0">
            <text:p/>
          </table:table-cell>
          <table:table-cell table:style-name="ce22" office:value-type="float" office:value="807">
            <text:p>807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Glasgow_Coma_Score</text:p>
          </table:table-cell>
          <table:table-cell table:style-name="ce18" office:value-type="string">
            <text:p>GCS</text:p>
          </table:table-cell>
          <table:table-cell table:formula="of:=[.C326]+1" office:value-type="float" office:value="323">
            <text:p>323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7];[$'Data_Classification for Summary'.$A$1:.$I$103];3;0)" office:value-type="float" office:value="10">
            <text:p>10</text:p>
          </table:table-cell>
          <table:table-cell table:style-name="ce10" table:formula="of:=VLOOKUP([.$D327];[$'Data_Classification for Summary'.$A$1:.$I$103];5;0)" office:value-type="float" office:value="5">
            <text:p>5</text:p>
          </table:table-cell>
          <table:table-cell table:style-name="ce10" table:formula="of:=VLOOKUP([.$D327];[$'Data_Classification for Summary'.$A$1:.$I$103];7;0)" office:value-type="float" office:value="0">
            <text:p/>
          </table:table-cell>
          <table:table-cell table:style-name="ce10" table:formula="of:=VLOOKUP([.$D327];[$'Data_Classification for Summary'.$A$1:.$I$103];9;0)" office:value-type="float" office:value="0">
            <text:p/>
          </table:table-cell>
          <table:table-cell table:style-name="ce22" office:value-type="float" office:value="810">
            <text:p>810</text:p>
          </table:table-cell>
          <table:table-cell table:style-name="ce10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formula="of:=[.C327]+1" office:value-type="float" office:value="324">
            <text:p>324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8];[$'Data_Classification for Summary'.$A$1:.$I$103];3;0)" office:value-type="float" office:value="20">
            <text:p>20</text:p>
          </table:table-cell>
          <table:table-cell table:style-name="ce10" table:formula="of:=VLOOKUP([.$D328];[$'Data_Classification for Summary'.$A$1:.$I$103];5;0)" office:value-type="float" office:value="5">
            <text:p>5</text:p>
          </table:table-cell>
          <table:table-cell table:style-name="ce10" table:formula="of:=VLOOKUP([.$D328];[$'Data_Classification for Summary'.$A$1:.$I$103];7;0)" office:value-type="float" office:value="0">
            <text:p/>
          </table:table-cell>
          <table:table-cell table:style-name="ce10" table:formula="of:=VLOOKUP([.$D32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ervical_spine_disorder</text:p>
          </table:table-cell>
          <table:table-cell office:value-type="string">
            <text:p>Cervical spine problem</text:p>
          </table:table-cell>
          <table:table-cell table:formula="of:=[.C328]+1" office:value-type="float" office:value="325">
            <text:p>325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9];[$'Data_Classification for Summary'.$A$1:.$I$103];3;0)" office:value-type="float" office:value="20">
            <text:p>20</text:p>
          </table:table-cell>
          <table:table-cell table:style-name="ce10" table:formula="of:=VLOOKUP([.$D329];[$'Data_Classification for Summary'.$A$1:.$I$103];5;0)" office:value-type="float" office:value="5">
            <text:p>5</text:p>
          </table:table-cell>
          <table:table-cell table:style-name="ce10" table:formula="of:=VLOOKUP([.$D329];[$'Data_Classification for Summary'.$A$1:.$I$103];7;0)" office:value-type="float" office:value="0">
            <text:p/>
          </table:table-cell>
          <table:table-cell table:style-name="ce10" table:formula="of:=VLOOKUP([.$D329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23" office:value-type="float" office:value="70083">
            <text:p>70083</text:p>
          </table:table-cell>
          <table:table-cell table:style-name="ce23" office:value-type="string">
            <text:p>Airway - Cervical spine</text:p>
          </table:table-cell>
          <table:table-cell table:number-columns-repeated="1012"/>
        </table:table-row>
        <table:table-row table:style-name="ro4"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formula="of:=[.C329]+1" office:value-type="float" office:value="326">
            <text:p>32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0];[$'Data_Classification for Summary'.$A$1:.$I$103];3;0)" office:value-type="float" office:value="20">
            <text:p>20</text:p>
          </table:table-cell>
          <table:table-cell table:style-name="ce10" table:formula="of:=VLOOKUP([.$D330];[$'Data_Classification for Summary'.$A$1:.$I$103];5;0)" office:value-type="float" office:value="10">
            <text:p>10</text:p>
          </table:table-cell>
          <table:table-cell table:style-name="ce10" table:formula="of:=VLOOKUP([.$D330];[$'Data_Classification for Summary'.$A$1:.$I$103];7;0)" office:value-type="float" office:value="0">
            <text:p/>
          </table:table-cell>
          <table:table-cell table:style-name="ce10" table:formula="of:=VLOOKUP([.$D330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23" office:value-type="float" office:value="70001">
            <text:p>70001</text:p>
          </table:table-cell>
          <table:table-cell table:style-name="ce23" office:value-type="string">
            <text:p>Airway - Mallampati Score -- Unspecified Exam Position</text:p>
          </table:table-cell>
          <table:table-cell table:number-columns-repeated="1012"/>
        </table:table-row>
        <table:table-row table:style-name="ro4">
          <table:table-cell office:value-type="string">
            <text:p>Mallampati_neck_extension</text:p>
          </table:table-cell>
          <table:table-cell table:style-name="ce2" office:value-type="string">
            <text:p>Mallampati (neck extension)</text:p>
          </table:table-cell>
          <table:table-cell table:formula="of:=[.C330]+1" office:value-type="float" office:value="327">
            <text:p>32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1];[$'Data_Classification for Summary'.$A$1:.$I$103];3;0)" office:value-type="float" office:value="20">
            <text:p>20</text:p>
          </table:table-cell>
          <table:table-cell table:style-name="ce10" table:formula="of:=VLOOKUP([.$D331];[$'Data_Classification for Summary'.$A$1:.$I$103];5;0)" office:value-type="float" office:value="10">
            <text:p>10</text:p>
          </table:table-cell>
          <table:table-cell table:style-name="ce10" table:formula="of:=VLOOKUP([.$D331];[$'Data_Classification for Summary'.$A$1:.$I$103];7;0)" office:value-type="float" office:value="0">
            <text:p/>
          </table:table-cell>
          <table:table-cell table:style-name="ce10" table:formula="of:=VLOOKUP([.$D331];[$'Data_Classification for Summary'.$A$1:.$I$103];9;0)" office:value-type="float" office:value="0">
            <text:p/>
          </table:table-cell>
          <table:table-cell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23" office:value-type="float" office:value="70006">
            <text:p>70006</text:p>
          </table:table-cell>
          <table:table-cell table:style-name="ce23" office:value-type="string">
            <text:p>Airway - Mallampati Score -- Full Neck Extension</text:p>
          </table:table-cell>
          <table:table-cell table:number-columns-repeated="1012"/>
        </table:table-row>
        <table:table-row table:style-name="ro4">
          <table:table-cell office:value-type="string">
            <text:p>Mallampati_neck_neutral</text:p>
          </table:table-cell>
          <table:table-cell table:style-name="ce2" office:value-type="string">
            <text:p>Mallampati (neck neutral)</text:p>
          </table:table-cell>
          <table:table-cell table:formula="of:=[.C331]+1" office:value-type="float" office:value="328">
            <text:p>32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2];[$'Data_Classification for Summary'.$A$1:.$I$103];3;0)" office:value-type="float" office:value="20">
            <text:p>20</text:p>
          </table:table-cell>
          <table:table-cell table:style-name="ce10" table:formula="of:=VLOOKUP([.$D332];[$'Data_Classification for Summary'.$A$1:.$I$103];5;0)" office:value-type="float" office:value="10">
            <text:p>10</text:p>
          </table:table-cell>
          <table:table-cell table:style-name="ce10" table:formula="of:=VLOOKUP([.$D332];[$'Data_Classification for Summary'.$A$1:.$I$103];7;0)" office:value-type="float" office:value="0">
            <text:p/>
          </table:table-cell>
          <table:table-cell table:style-name="ce10" table:formula="of:=VLOOKUP([.$D332];[$'Data_Classification for Summary'.$A$1:.$I$103];9;0)" office:value-type="float" office:value="0">
            <text:p/>
          </table:table-cell>
          <table:table-cell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23" office:value-type="float" office:value="70007">
            <text:p>70007</text:p>
          </table:table-cell>
          <table:table-cell table:style-name="ce23" office:value-type="string">
            <text:p>Airway - Mallampati Score -- Neutral Neck Pos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Wilson_Neck_extension</text:p>
          </table:table-cell>
          <table:table-cell table:style-name="ce18" office:value-type="string">
            <text:p>Neck extension</text:p>
          </table:table-cell>
          <table:table-cell table:formula="of:=[.C332]+1" office:value-type="float" office:value="329">
            <text:p>32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3];[$'Data_Classification for Summary'.$A$1:.$I$103];3;0)" office:value-type="float" office:value="20">
            <text:p>20</text:p>
          </table:table-cell>
          <table:table-cell table:style-name="ce10" table:formula="of:=VLOOKUP([.$D333];[$'Data_Classification for Summary'.$A$1:.$I$103];5;0)" office:value-type="float" office:value="10">
            <text:p>10</text:p>
          </table:table-cell>
          <table:table-cell table:style-name="ce10" table:formula="of:=VLOOKUP([.$D333];[$'Data_Classification for Summary'.$A$1:.$I$103];7;0)" office:value-type="float" office:value="0">
            <text:p/>
          </table:table-cell>
          <table:table-cell table:style-name="ce10" table:formula="of:=VLOOKUP([.$D333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14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Wilson_Score_Mouth_opening_Jaw_protrusion</text:p>
          </table:table-cell>
          <table:table-cell table:style-name="ce18" office:value-type="string">
            <text:p>Mouth opening / Jaw protrusion (for Wilson Score)</text:p>
          </table:table-cell>
          <table:table-cell table:formula="of:=[.C333]+1" office:value-type="float" office:value="330">
            <text:p>33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4];[$'Data_Classification for Summary'.$A$1:.$I$103];3;0)" office:value-type="float" office:value="20">
            <text:p>20</text:p>
          </table:table-cell>
          <table:table-cell table:style-name="ce10" table:formula="of:=VLOOKUP([.$D334];[$'Data_Classification for Summary'.$A$1:.$I$103];5;0)" office:value-type="float" office:value="10">
            <text:p>10</text:p>
          </table:table-cell>
          <table:table-cell table:style-name="ce10" table:formula="of:=VLOOKUP([.$D334];[$'Data_Classification for Summary'.$A$1:.$I$103];7;0)" office:value-type="float" office:value="0">
            <text:p/>
          </table:table-cell>
          <table:table-cell table:style-name="ce10" table:formula="of:=VLOOKUP([.$D334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14" table:number-columns-repeated="3"/>
          <table:table-cell table:number-columns-repeated="1011"/>
        </table:table-row>
        <table:table-row table:style-name="ro4">
          <table:table-cell office:value-type="string">
            <text:p>Mouth_opening</text:p>
          </table:table-cell>
          <table:table-cell table:style-name="ce2" office:value-type="string">
            <text:p>Mouth opening</text:p>
          </table:table-cell>
          <table:table-cell table:formula="of:=[.C334]+1" office:value-type="float" office:value="331">
            <text:p>33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5];[$'Data_Classification for Summary'.$A$1:.$I$103];3;0)" office:value-type="float" office:value="20">
            <text:p>20</text:p>
          </table:table-cell>
          <table:table-cell table:style-name="ce10" table:formula="of:=VLOOKUP([.$D335];[$'Data_Classification for Summary'.$A$1:.$I$103];5;0)" office:value-type="float" office:value="10">
            <text:p>10</text:p>
          </table:table-cell>
          <table:table-cell table:style-name="ce10" table:formula="of:=VLOOKUP([.$D335];[$'Data_Classification for Summary'.$A$1:.$I$103];7;0)" office:value-type="float" office:value="0">
            <text:p/>
          </table:table-cell>
          <table:table-cell table:style-name="ce10" table:formula="of:=VLOOKUP([.$D335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23" office:value-type="float" office:value="70009">
            <text:p>70009</text:p>
          </table:table-cell>
          <table:table-cell table:style-name="ce23" office:value-type="string">
            <text:p>Airway - Mouth Opening</text:p>
          </table:table-cell>
          <table:table-cell table:number-columns-repeated="1012"/>
        </table:table-row>
        <table:table-row table:style-name="ro4">
          <table:table-cell office:value-type="string">
            <text:p>Short_thyromental_distance</text:p>
          </table:table-cell>
          <table:table-cell table:style-name="ce18" office:value-type="string">
            <text:p>Short thyromental distance</text:p>
          </table:table-cell>
          <table:table-cell table:formula="of:=[.C335]+1" office:value-type="float" office:value="332">
            <text:p>33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6];[$'Data_Classification for Summary'.$A$1:.$I$103];3;0)" office:value-type="float" office:value="20">
            <text:p>20</text:p>
          </table:table-cell>
          <table:table-cell table:style-name="ce10" table:formula="of:=VLOOKUP([.$D336];[$'Data_Classification for Summary'.$A$1:.$I$103];5;0)" office:value-type="float" office:value="10">
            <text:p>10</text:p>
          </table:table-cell>
          <table:table-cell table:style-name="ce10" table:formula="of:=VLOOKUP([.$D336];[$'Data_Classification for Summary'.$A$1:.$I$103];7;0)" office:value-type="float" office:value="0">
            <text:p/>
          </table:table-cell>
          <table:table-cell table:style-name="ce10" table:formula="of:=VLOOKUP([.$D336];[$'Data_Classification for Summary'.$A$1:.$I$103];9;0)" office:value-type="float" office:value="0">
            <text:p/>
          </table:table-cell>
          <table:table-cell table:style-name="ce18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Thyromental_distance</text:p>
          </table:table-cell>
          <table:table-cell table:style-name="ce19" office:value-type="string">
            <text:p>Thyromental distance</text:p>
          </table:table-cell>
          <table:table-cell table:formula="of:=[.C336]+1" office:value-type="float" office:value="333">
            <text:p>33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7];[$'Data_Classification for Summary'.$A$1:.$I$103];3;0)" office:value-type="float" office:value="20">
            <text:p>20</text:p>
          </table:table-cell>
          <table:table-cell table:style-name="ce10" table:formula="of:=VLOOKUP([.$D337];[$'Data_Classification for Summary'.$A$1:.$I$103];5;0)" office:value-type="float" office:value="10">
            <text:p>10</text:p>
          </table:table-cell>
          <table:table-cell table:style-name="ce10" table:formula="of:=VLOOKUP([.$D337];[$'Data_Classification for Summary'.$A$1:.$I$103];7;0)" office:value-type="float" office:value="0">
            <text:p/>
          </table:table-cell>
          <table:table-cell table:style-name="ce10" table:formula="of:=VLOOKUP([.$D337];[$'Data_Classification for Summary'.$A$1:.$I$103];9;0)" office:value-type="float" office:value="0">
            <text:p/>
          </table:table-cell>
          <table:table-cell table:style-name="ce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14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Jaw_protrusion</text:p>
          </table:table-cell>
          <table:table-cell table:style-name="ce2" office:value-type="string">
            <text:p>Jaw Protrusion</text:p>
          </table:table-cell>
          <table:table-cell table:formula="of:=[.C337]+1" office:value-type="float" office:value="334">
            <text:p>33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8];[$'Data_Classification for Summary'.$A$1:.$I$103];3;0)" office:value-type="float" office:value="20">
            <text:p>20</text:p>
          </table:table-cell>
          <table:table-cell table:style-name="ce10" table:formula="of:=VLOOKUP([.$D338];[$'Data_Classification for Summary'.$A$1:.$I$103];5;0)" office:value-type="float" office:value="10">
            <text:p>10</text:p>
          </table:table-cell>
          <table:table-cell table:style-name="ce10" table:formula="of:=VLOOKUP([.$D338];[$'Data_Classification for Summary'.$A$1:.$I$103];7;0)" office:value-type="float" office:value="0">
            <text:p/>
          </table:table-cell>
          <table:table-cell table:style-name="ce10" table:formula="of:=VLOOKUP([.$D338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23" office:value-type="float" office:value="70005">
            <text:p>70005</text:p>
          </table:table-cell>
          <table:table-cell table:style-name="ce23" office:value-type="string">
            <text:p>Airway - Jaw Protrus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Dentition</text:p>
          </table:table-cell>
          <table:table-cell table:style-name="ce18" office:value-type="string">
            <text:p>Dentition</text:p>
          </table:table-cell>
          <table:table-cell table:formula="of:=[.C338]+1" office:value-type="float" office:value="335">
            <text:p>33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9];[$'Data_Classification for Summary'.$A$1:.$I$103];3;0)" office:value-type="float" office:value="20">
            <text:p>20</text:p>
          </table:table-cell>
          <table:table-cell table:style-name="ce10" table:formula="of:=VLOOKUP([.$D339];[$'Data_Classification for Summary'.$A$1:.$I$103];5;0)" office:value-type="float" office:value="10">
            <text:p>10</text:p>
          </table:table-cell>
          <table:table-cell table:style-name="ce10" table:formula="of:=VLOOKUP([.$D339];[$'Data_Classification for Summary'.$A$1:.$I$103];7;0)" office:value-type="float" office:value="0">
            <text:p/>
          </table:table-cell>
          <table:table-cell table:style-name="ce10" table:formula="of:=VLOOKUP([.$D339];[$'Data_Classification for Summary'.$A$1:.$I$103];9;0)" office:value-type="float" office:value="0">
            <text:p/>
          </table:table-cell>
          <table:table-cell table:style-name="ce18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23" office:value-type="float" office:value="70003">
            <text:p>70003</text:p>
          </table:table-cell>
          <table:table-cell table:style-name="ce23" office:value-type="string">
            <text:p>Airway - Dent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Receding_mandible</text:p>
          </table:table-cell>
          <table:table-cell table:style-name="ce18" office:value-type="string">
            <text:p>Receding mandible</text:p>
          </table:table-cell>
          <table:table-cell table:formula="of:=[.C339]+1" office:value-type="float" office:value="336">
            <text:p>33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0];[$'Data_Classification for Summary'.$A$1:.$I$103];3;0)" office:value-type="float" office:value="20">
            <text:p>20</text:p>
          </table:table-cell>
          <table:table-cell table:style-name="ce10" table:formula="of:=VLOOKUP([.$D340];[$'Data_Classification for Summary'.$A$1:.$I$103];5;0)" office:value-type="float" office:value="10">
            <text:p>10</text:p>
          </table:table-cell>
          <table:table-cell table:style-name="ce10" table:formula="of:=VLOOKUP([.$D340];[$'Data_Classification for Summary'.$A$1:.$I$103];7;0)" office:value-type="float" office:value="0">
            <text:p/>
          </table:table-cell>
          <table:table-cell table:style-name="ce10" table:formula="of:=VLOOKUP([.$D340];[$'Data_Classification for Summary'.$A$1:.$I$103];9;0)" office:value-type="float" office:value="0">
            <text:p/>
          </table:table-cell>
          <table:table-cell table:style-name="ce18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14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Neck_circumference_cm</text:p>
          </table:table-cell>
          <table:table-cell table:style-name="ce2" office:value-type="string">
            <text:p>Neck circumference (cm)</text:p>
          </table:table-cell>
          <table:table-cell table:formula="of:=[.C340]+1" office:value-type="float" office:value="337">
            <text:p>33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1];[$'Data_Classification for Summary'.$A$1:.$I$103];3;0)" office:value-type="float" office:value="20">
            <text:p>20</text:p>
          </table:table-cell>
          <table:table-cell table:style-name="ce10" table:formula="of:=VLOOKUP([.$D341];[$'Data_Classification for Summary'.$A$1:.$I$103];5;0)" office:value-type="float" office:value="10">
            <text:p>10</text:p>
          </table:table-cell>
          <table:table-cell table:style-name="ce10" table:formula="of:=VLOOKUP([.$D341];[$'Data_Classification for Summary'.$A$1:.$I$103];7;0)" office:value-type="float" office:value="0">
            <text:p/>
          </table:table-cell>
          <table:table-cell table:style-name="ce10" table:formula="of:=VLOOKUP([.$D341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10">
            <text:p>70010</text:p>
          </table:table-cell>
          <table:table-cell table:style-name="ce23" office:value-type="string">
            <text:p>Airway - Neck circumference (cm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Neck_circumference_inches</text:p>
          </table:table-cell>
          <table:table-cell table:style-name="ce2" office:value-type="string">
            <text:p>Neck circumference (inch)</text:p>
          </table:table-cell>
          <table:table-cell table:formula="of:=[.C341]+1" office:value-type="float" office:value="338">
            <text:p>33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2];[$'Data_Classification for Summary'.$A$1:.$I$103];3;0)" office:value-type="float" office:value="20">
            <text:p>20</text:p>
          </table:table-cell>
          <table:table-cell table:style-name="ce10" table:formula="of:=VLOOKUP([.$D342];[$'Data_Classification for Summary'.$A$1:.$I$103];5;0)" office:value-type="float" office:value="10">
            <text:p>10</text:p>
          </table:table-cell>
          <table:table-cell table:style-name="ce10" table:formula="of:=VLOOKUP([.$D342];[$'Data_Classification for Summary'.$A$1:.$I$103];7;0)" office:value-type="float" office:value="0">
            <text:p/>
          </table:table-cell>
          <table:table-cell table:style-name="ce10" table:formula="of:=VLOOKUP([.$D342];[$'Data_Classification for Summary'.$A$1:.$I$103];9;0)" office:value-type="float" office:value="0">
            <text:p/>
          </table:table-cell>
          <table:table-cell table:style-name="ce18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23" office:value-type="float" office:value="70011">
            <text:p>70011</text:p>
          </table:table-cell>
          <table:table-cell table:style-name="ce23" office:value-type="string">
            <text:p>Airway - Neck circumference (in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Upper_airway_obstruction</text:p>
          </table:table-cell>
          <table:table-cell table:style-name="ce18" office:value-type="string">
            <text:p>Upper airway obstuction</text:p>
          </table:table-cell>
          <table:table-cell table:formula="of:=[.C342]+1" office:value-type="float" office:value="339">
            <text:p>33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3];[$'Data_Classification for Summary'.$A$1:.$I$103];3;0)" office:value-type="float" office:value="20">
            <text:p>20</text:p>
          </table:table-cell>
          <table:table-cell table:style-name="ce10" table:formula="of:=VLOOKUP([.$D343];[$'Data_Classification for Summary'.$A$1:.$I$103];5;0)" office:value-type="float" office:value="10">
            <text:p>10</text:p>
          </table:table-cell>
          <table:table-cell table:style-name="ce10" table:formula="of:=VLOOKUP([.$D343];[$'Data_Classification for Summary'.$A$1:.$I$103];7;0)" office:value-type="float" office:value="0">
            <text:p/>
          </table:table-cell>
          <table:table-cell table:style-name="ce10" table:formula="of:=VLOOKUP([.$D343];[$'Data_Classification for Summary'.$A$1:.$I$103];9;0)" office:value-type="float" office:value="0">
            <text:p/>
          </table:table-cell>
          <table:table-cell table:style-name="ce18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Upper_airway_infection</text:p>
          </table:table-cell>
          <table:table-cell table:style-name="ce18" office:value-type="string">
            <text:p>Upper airway infection</text:p>
          </table:table-cell>
          <table:table-cell table:formula="of:=[.C343]+1" office:value-type="float" office:value="340">
            <text:p>34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4];[$'Data_Classification for Summary'.$A$1:.$I$103];3;0)" office:value-type="float" office:value="20">
            <text:p>20</text:p>
          </table:table-cell>
          <table:table-cell table:style-name="ce10" table:formula="of:=VLOOKUP([.$D344];[$'Data_Classification for Summary'.$A$1:.$I$103];5;0)" office:value-type="float" office:value="10">
            <text:p>10</text:p>
          </table:table-cell>
          <table:table-cell table:style-name="ce10" table:formula="of:=VLOOKUP([.$D344];[$'Data_Classification for Summary'.$A$1:.$I$103];7;0)" office:value-type="float" office:value="0">
            <text:p/>
          </table:table-cell>
          <table:table-cell table:style-name="ce10" table:formula="of:=VLOOKUP([.$D344];[$'Data_Classification for Summary'.$A$1:.$I$103];9;0)" office:value-type="float" office:value="0">
            <text:p/>
          </table:table-cell>
          <table:table-cell table:style-name="ce18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14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Hyomental_distance</text:p>
          </table:table-cell>
          <table:table-cell table:style-name="ce2" office:value-type="string">
            <text:p>Hyomental distance</text:p>
          </table:table-cell>
          <table:table-cell table:formula="of:=[.C344]+1" office:value-type="float" office:value="341">
            <text:p>34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5];[$'Data_Classification for Summary'.$A$1:.$I$103];3;0)" office:value-type="float" office:value="20">
            <text:p>20</text:p>
          </table:table-cell>
          <table:table-cell table:style-name="ce10" table:formula="of:=VLOOKUP([.$D345];[$'Data_Classification for Summary'.$A$1:.$I$103];5;0)" office:value-type="float" office:value="10">
            <text:p>10</text:p>
          </table:table-cell>
          <table:table-cell table:style-name="ce10" table:formula="of:=VLOOKUP([.$D345];[$'Data_Classification for Summary'.$A$1:.$I$103];7;0)" office:value-type="float" office:value="0">
            <text:p/>
          </table:table-cell>
          <table:table-cell table:style-name="ce10" table:formula="of:=VLOOKUP([.$D345];[$'Data_Classification for Summary'.$A$1:.$I$103];9;0)" office:value-type="float" office:value="0">
            <text:p/>
          </table:table-cell>
          <table:table-cell table:style-name="ce18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23" office:value-type="float" office:value="70004">
            <text:p>70004</text:p>
          </table:table-cell>
          <table:table-cell table:style-name="ce23" office:value-type="string">
            <text:p>Airway - Hyoid to Mentum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Existing_airway</text:p>
          </table:table-cell>
          <table:table-cell table:style-name="ce18" office:value-type="string">
            <text:p>Existing airway</text:p>
          </table:table-cell>
          <table:table-cell table:formula="of:=[.C345]+1" office:value-type="float" office:value="342">
            <text:p>34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6];[$'Data_Classification for Summary'.$A$1:.$I$103];3;0)" office:value-type="float" office:value="20">
            <text:p>20</text:p>
          </table:table-cell>
          <table:table-cell table:style-name="ce10" table:formula="of:=VLOOKUP([.$D346];[$'Data_Classification for Summary'.$A$1:.$I$103];5;0)" office:value-type="float" office:value="10">
            <text:p>10</text:p>
          </table:table-cell>
          <table:table-cell table:style-name="ce10" table:formula="of:=VLOOKUP([.$D346];[$'Data_Classification for Summary'.$A$1:.$I$103];7;0)" office:value-type="float" office:value="0">
            <text:p/>
          </table:table-cell>
          <table:table-cell table:style-name="ce10" table:formula="of:=VLOOKUP([.$D346];[$'Data_Classification for Summary'.$A$1:.$I$103];9;0)" office:value-type="float" office:value="0">
            <text:p/>
          </table:table-cell>
          <table:table-cell table:style-name="ce18"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23" office:value-type="float" office:value="70311">
            <text:p>70311</text:p>
          </table:table-cell>
          <table:table-cell table:style-name="ce23" office:value-type="string">
            <text:p>Airway - Existing Airway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>
            <text:p>Beard</text:p>
          </table:table-cell>
          <table:table-cell table:formula="of:=[.C346]+1" office:value-type="float" office:value="343">
            <text:p>34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7];[$'Data_Classification for Summary'.$A$1:.$I$103];3;0)" office:value-type="float" office:value="20">
            <text:p>20</text:p>
          </table:table-cell>
          <table:table-cell table:style-name="ce10" table:formula="of:=VLOOKUP([.$D347];[$'Data_Classification for Summary'.$A$1:.$I$103];5;0)" office:value-type="float" office:value="10">
            <text:p>10</text:p>
          </table:table-cell>
          <table:table-cell table:style-name="ce10" table:formula="of:=VLOOKUP([.$D347];[$'Data_Classification for Summary'.$A$1:.$I$103];7;0)" office:value-type="float" office:value="0">
            <text:p/>
          </table:table-cell>
          <table:table-cell table:style-name="ce10" table:formula="of:=VLOOKUP([.$D347];[$'Data_Classification for Summary'.$A$1:.$I$103];9;0)" office:value-type="float" office:value="0">
            <text:p/>
          </table:table-cell>
          <table:table-cell table:style-name="ce18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23" office:value-type="float" office:value="70008">
            <text:p>70008</text:p>
          </table:table-cell>
          <table:table-cell table:style-name="ce23" office:value-type="string">
            <text:p>Airway - Beard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High_arched_palate</text:p>
          </table:table-cell>
          <table:table-cell table:style-name="ce18" office:value-type="string">
            <text:p>High arched palate</text:p>
          </table:table-cell>
          <table:table-cell table:formula="of:=[.C347]+1" office:value-type="float" office:value="344">
            <text:p>34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8];[$'Data_Classification for Summary'.$A$1:.$I$103];3;0)" office:value-type="float" office:value="20">
            <text:p>20</text:p>
          </table:table-cell>
          <table:table-cell table:style-name="ce10" table:formula="of:=VLOOKUP([.$D348];[$'Data_Classification for Summary'.$A$1:.$I$103];5;0)" office:value-type="float" office:value="10">
            <text:p>10</text:p>
          </table:table-cell>
          <table:table-cell table:style-name="ce10" table:formula="of:=VLOOKUP([.$D348];[$'Data_Classification for Summary'.$A$1:.$I$103];7;0)" office:value-type="float" office:value="0">
            <text:p/>
          </table:table-cell>
          <table:table-cell table:style-name="ce10" table:formula="of:=VLOOKUP([.$D348];[$'Data_Classification for Summary'.$A$1:.$I$103];9;0)" office:value-type="float" office:value="0">
            <text:p/>
          </table:table-cell>
          <table:table-cell table:style-name="ce18" office:value-type="float" office:value="851">
            <text:p>85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Protruding_incisors</text:p>
          </table:table-cell>
          <table:table-cell table:style-name="ce18" office:value-type="string">
            <text:p>Protruding incisors</text:p>
          </table:table-cell>
          <table:table-cell table:formula="of:=[.C348]+1" office:value-type="float" office:value="345">
            <text:p>34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9];[$'Data_Classification for Summary'.$A$1:.$I$103];3;0)" office:value-type="float" office:value="20">
            <text:p>20</text:p>
          </table:table-cell>
          <table:table-cell table:style-name="ce10" table:formula="of:=VLOOKUP([.$D349];[$'Data_Classification for Summary'.$A$1:.$I$103];5;0)" office:value-type="float" office:value="10">
            <text:p>10</text:p>
          </table:table-cell>
          <table:table-cell table:style-name="ce10" table:formula="of:=VLOOKUP([.$D349];[$'Data_Classification for Summary'.$A$1:.$I$103];7;0)" office:value-type="float" office:value="0">
            <text:p/>
          </table:table-cell>
          <table:table-cell table:style-name="ce10" table:formula="of:=VLOOKUP([.$D349];[$'Data_Classification for Summary'.$A$1:.$I$103];9;0)" office:value-type="float" office:value="0">
            <text:p/>
          </table:table-cell>
          <table:table-cell table:style-name="ce18" office:value-type="float" office:value="853">
            <text:p>85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raniofacial_abnormality</text:p>
          </table:table-cell>
          <table:table-cell table:style-name="ce18" office:value-type="string">
            <text:p>Craniofacial abnormality</text:p>
          </table:table-cell>
          <table:table-cell table:formula="of:=[.C349]+1" office:value-type="float" office:value="346">
            <text:p>34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0];[$'Data_Classification for Summary'.$A$1:.$I$103];3;0)" office:value-type="float" office:value="20">
            <text:p>20</text:p>
          </table:table-cell>
          <table:table-cell table:style-name="ce10" table:formula="of:=VLOOKUP([.$D350];[$'Data_Classification for Summary'.$A$1:.$I$103];5;0)" office:value-type="float" office:value="10">
            <text:p>10</text:p>
          </table:table-cell>
          <table:table-cell table:style-name="ce10" table:formula="of:=VLOOKUP([.$D350];[$'Data_Classification for Summary'.$A$1:.$I$103];7;0)" office:value-type="float" office:value="0">
            <text:p/>
          </table:table-cell>
          <table:table-cell table:style-name="ce10" table:formula="of:=VLOOKUP([.$D350];[$'Data_Classification for Summary'.$A$1:.$I$103];9;0)" office:value-type="float" office:value="0">
            <text:p/>
          </table:table-cell>
          <table:table-cell table:style-name="ce18" office:value-type="float" office:value="882">
            <text:p>882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Airway_comment_other</text:p>
          </table:table-cell>
          <table:table-cell table:style-name="ce2" office:value-type="string">
            <text:p>Other airway comments</text:p>
          </table:table-cell>
          <table:table-cell table:formula="of:=[.C350]+1" office:value-type="float" office:value="347">
            <text:p>34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1];[$'Data_Classification for Summary'.$A$1:.$I$103];3;0)" office:value-type="float" office:value="20">
            <text:p>20</text:p>
          </table:table-cell>
          <table:table-cell table:style-name="ce10" table:formula="of:=VLOOKUP([.$D351];[$'Data_Classification for Summary'.$A$1:.$I$103];5;0)" office:value-type="float" office:value="10">
            <text:p>10</text:p>
          </table:table-cell>
          <table:table-cell table:style-name="ce10" table:formula="of:=VLOOKUP([.$D351];[$'Data_Classification for Summary'.$A$1:.$I$103];7;0)" office:value-type="float" office:value="0">
            <text:p/>
          </table:table-cell>
          <table:table-cell table:style-name="ce10" table:formula="of:=VLOOKUP([.$D351];[$'Data_Classification for Summary'.$A$1:.$I$103];9;0)" office:value-type="float" office:value="0">
            <text:p/>
          </table:table-cell>
          <table:table-cell table:style-name="ce18" office:value-type="float" office:value="950">
            <text:p>950</text:p>
          </table:table-cell>
          <table:table-cell table:style-name="ce10" office:value-type="string">
            <text:p>All</text:p>
          </table:table-cell>
          <table:table-cell table:style-name="ce23" office:value-type="float" office:value="70013">
            <text:p>70013</text:p>
          </table:table-cell>
          <table:table-cell table:style-name="ce23" office:value-type="string">
            <text:p>Airway - Other</text:p>
          </table:table-cell>
          <table:table-cell table:number-columns-repeated="1012"/>
        </table:table-row>
        <table:table-row table:style-name="ro4">
          <table:table-cell office:value-type="string">
            <text:p>Airway_Summary</text:p>
          </table:table-cell>
          <table:table-cell office:value-type="string">
            <text:p>Airway summary</text:p>
          </table:table-cell>
          <table:table-cell table:formula="of:=[.C351]+1" office:value-type="float" office:value="348">
            <text:p>34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2];[$'Data_Classification for Summary'.$A$1:.$I$103];3;0)" office:value-type="float" office:value="20">
            <text:p>20</text:p>
          </table:table-cell>
          <table:table-cell table:style-name="ce10" table:formula="of:=VLOOKUP([.$D352];[$'Data_Classification for Summary'.$A$1:.$I$103];5;0)" office:value-type="float" office:value="10">
            <text:p>10</text:p>
          </table:table-cell>
          <table:table-cell table:style-name="ce10" table:formula="of:=VLOOKUP([.$D352];[$'Data_Classification for Summary'.$A$1:.$I$103];7;0)" office:value-type="float" office:value="0">
            <text:p/>
          </table:table-cell>
          <table:table-cell table:style-name="ce10" table:formula="of:=VLOOKUP([.$D352];[$'Data_Classification for Summary'.$A$1:.$I$103];9;0)" office:value-type="float" office:value="0">
            <text:p/>
          </table:table-cell>
          <table:table-cell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style-name="ce23" office:value-type="float" office:value="70143">
            <text:p>70143</text:p>
          </table:table-cell>
          <table:table-cell table:style-name="ce23" office:value-type="string">
            <text:p>Airway - Overall exam</text:p>
          </table:table-cell>
          <table:table-cell table:number-columns-repeated="1012"/>
        </table:table-row>
        <table:table-row table:style-name="ro4">
          <table:table-cell office:value-type="string">
            <text:p>Investigations_Ordered_Required</text:p>
          </table:table-cell>
          <table:table-cell table:style-name="ce18" office:value-type="string">
            <text:p>Other investigations required</text:p>
          </table:table-cell>
          <table:table-cell table:formula="of:=[.C352]+1" office:value-type="float" office:value="349">
            <text:p>349</text:p>
          </table:table-cell>
          <table:table-cell table:style-name="ce18" office:value-type="string">
            <text:p>Investigations,Ordered,,</text:p>
          </table:table-cell>
          <table:table-cell table:style-name="ce10" table:formula="of:=VLOOKUP([.$D353];[$'Data_Classification for Summary'.$A$1:.$I$103];3;0)" office:value-type="float" office:value="30">
            <text:p>30</text:p>
          </table:table-cell>
          <table:table-cell table:style-name="ce10" table:formula="of:=VLOOKUP([.$D353];[$'Data_Classification for Summary'.$A$1:.$I$103];5;0)" office:value-type="float" office:value="1">
            <text:p>1</text:p>
          </table:table-cell>
          <table:table-cell table:style-name="ce10" table:formula="of:=VLOOKUP([.$D353];[$'Data_Classification for Summary'.$A$1:.$I$103];7;0)" office:value-type="float" office:value="0">
            <text:p/>
          </table:table-cell>
          <table:table-cell table:style-name="ce10" table:formula="of:=VLOOKUP([.$D353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145">
            <text:p>70145</text:p>
          </table:table-cell>
          <table:table-cell table:style-name="ce23" office:value-type="string">
            <text:p>Assessment and Plan - Labs requested</text:p>
          </table:table-cell>
          <table:table-cell table:number-columns-repeated="1012"/>
        </table:table-row>
        <table:table-row table:style-name="ro4">
          <table:table-cell office:value-type="string">
            <text:p>Investigations_Lab_Results</text:p>
          </table:table-cell>
          <table:table-cell table:style-name="ce18" office:value-type="string">
            <text:p>Blood results available</text:p>
          </table:table-cell>
          <table:table-cell table:formula="of:=[.C353]+1" office:value-type="float" office:value="350">
            <text:p>350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54];[$'Data_Classification for Summary'.$A$1:.$I$103];3;0)" office:value-type="float" office:value="30">
            <text:p>30</text:p>
          </table:table-cell>
          <table:table-cell table:style-name="ce10" table:formula="of:=VLOOKUP([.$D354];[$'Data_Classification for Summary'.$A$1:.$I$103];5;0)" office:value-type="float" office:value="2">
            <text:p>2</text:p>
          </table:table-cell>
          <table:table-cell table:style-name="ce10" table:formula="of:=VLOOKUP([.$D354];[$'Data_Classification for Summary'.$A$1:.$I$103];7;0)" office:value-type="float" office:value="0">
            <text:p/>
          </table:table-cell>
          <table:table-cell table:style-name="ce10" table:formula="of:=VLOOKUP([.$D354];[$'Data_Classification for Summary'.$A$1:.$I$103];9;0)" office:value-type="float" office:value="0">
            <text:p/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ne_Year</text:p>
          </table:table-cell>
          <table:table-cell table:style-name="ce18" office:value-type="string">
            <text:p>Blood test in last year</text:p>
          </table:table-cell>
          <table:table-cell table:formula="of:=[.C354]+1" office:value-type="float" office:value="351">
            <text:p>351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55];[$'Data_Classification for Summary'.$A$1:.$I$103];3;0)" office:value-type="float" office:value="30">
            <text:p>30</text:p>
          </table:table-cell>
          <table:table-cell table:style-name="ce10" table:formula="of:=VLOOKUP([.$D355];[$'Data_Classification for Summary'.$A$1:.$I$103];5;0)" office:value-type="float" office:value="2">
            <text:p>2</text:p>
          </table:table-cell>
          <table:table-cell table:style-name="ce10" table:formula="of:=VLOOKUP([.$D355];[$'Data_Classification for Summary'.$A$1:.$I$103];7;0)" office:value-type="float" office:value="0">
            <text:p/>
          </table:table-cell>
          <table:table-cell table:style-name="ce10" table:formula="of:=VLOOKUP([.$D355];[$'Data_Classification for Summary'.$A$1:.$I$103];9;0)" office:value-type="float" office:value="0">
            <text:p/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Bring_Lab_Results</text:p>
          </table:table-cell>
          <table:table-cell table:style-name="ce18"/>
          <table:table-cell table:formula="of:=[.C355]+1" office:value-type="float" office:value="352">
            <text:p>352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56];[$'Data_Classification for Summary'.$A$1:.$I$103];3;0)" office:value-type="float" office:value="30">
            <text:p>30</text:p>
          </table:table-cell>
          <table:table-cell table:style-name="ce10" table:formula="of:=VLOOKUP([.$D356];[$'Data_Classification for Summary'.$A$1:.$I$103];5;0)" office:value-type="float" office:value="2">
            <text:p>2</text:p>
          </table:table-cell>
          <table:table-cell table:style-name="ce10" table:formula="of:=VLOOKUP([.$D356];[$'Data_Classification for Summary'.$A$1:.$I$103];7;0)" office:value-type="float" office:value="0">
            <text:p/>
          </table:table-cell>
          <table:table-cell table:style-name="ce10" table:formula="of:=VLOOKUP([.$D356];[$'Data_Classification for Summary'.$A$1:.$I$103];9;0)" office:value-type="float" office:value="0">
            <text:p/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Date</text:p>
          </table:table-cell>
          <table:table-cell table:style-name="ce18" office:value-type="string">
            <text:p>Lab results date</text:p>
          </table:table-cell>
          <table:table-cell table:formula="of:=[.C355]+1" office:value-type="float" office:value="352">
            <text:p>352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57];[$'Data_Classification for Summary'.$A$1:.$I$103];3;0)" office:value-type="float" office:value="30">
            <text:p>30</text:p>
          </table:table-cell>
          <table:table-cell table:style-name="ce10" table:formula="of:=VLOOKUP([.$D357];[$'Data_Classification for Summary'.$A$1:.$I$103];5;0)" office:value-type="float" office:value="2">
            <text:p>2</text:p>
          </table:table-cell>
          <table:table-cell table:style-name="ce10" table:formula="of:=VLOOKUP([.$D357];[$'Data_Classification for Summary'.$A$1:.$I$103];7;0)" office:value-type="float" office:value="0">
            <text:p/>
          </table:table-cell>
          <table:table-cell table:style-name="ce10" table:formula="of:=VLOOKUP([.$D357];[$'Data_Classification for Summary'.$A$1:.$I$103];9;0)" office:value-type="float" office:value="0">
            <text:p/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</text:p>
          </table:table-cell>
          <table:table-cell table:style-name="ce18" office:value-type="string">
            <text:p>Hb</text:p>
          </table:table-cell>
          <table:table-cell table:formula="of:=[.C357]+1" office:value-type="float" office:value="353">
            <text:p>353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58];[$'Data_Classification for Summary'.$A$1:.$I$103];3;0)" office:value-type="float" office:value="30">
            <text:p>30</text:p>
          </table:table-cell>
          <table:table-cell table:style-name="ce10" table:formula="of:=VLOOKUP([.$D358];[$'Data_Classification for Summary'.$A$1:.$I$103];5;0)" office:value-type="float" office:value="2">
            <text:p>2</text:p>
          </table:table-cell>
          <table:table-cell table:style-name="ce10" table:formula="of:=VLOOKUP([.$D358];[$'Data_Classification for Summary'.$A$1:.$I$103];7;0)" office:value-type="float" office:value="0">
            <text:p/>
          </table:table-cell>
          <table:table-cell table:style-name="ce10" table:formula="of:=VLOOKUP([.$D358];[$'Data_Classification for Summary'.$A$1:.$I$103];9;0)" office:value-type="float" office:value="0">
            <text:p/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lt</text:p>
          </table:table-cell>
          <table:table-cell table:style-name="ce18" office:value-type="string">
            <text:p>Platelets</text:p>
          </table:table-cell>
          <table:table-cell table:formula="of:=[.C358]+1" office:value-type="float" office:value="354">
            <text:p>354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59];[$'Data_Classification for Summary'.$A$1:.$I$103];3;0)" office:value-type="float" office:value="30">
            <text:p>30</text:p>
          </table:table-cell>
          <table:table-cell table:style-name="ce10" table:formula="of:=VLOOKUP([.$D359];[$'Data_Classification for Summary'.$A$1:.$I$103];5;0)" office:value-type="float" office:value="2">
            <text:p>2</text:p>
          </table:table-cell>
          <table:table-cell table:style-name="ce10" table:formula="of:=VLOOKUP([.$D359];[$'Data_Classification for Summary'.$A$1:.$I$103];7;0)" office:value-type="float" office:value="0">
            <text:p/>
          </table:table-cell>
          <table:table-cell table:style-name="ce10" table:formula="of:=VLOOKUP([.$D359];[$'Data_Classification for Summary'.$A$1:.$I$103];9;0)" office:value-type="float" office:value="0">
            <text:p/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INR</text:p>
          </table:table-cell>
          <table:table-cell table:style-name="ce18" office:value-type="string">
            <text:p>INR</text:p>
          </table:table-cell>
          <table:table-cell table:formula="of:=[.C359]+1" office:value-type="float" office:value="355">
            <text:p>355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0];[$'Data_Classification for Summary'.$A$1:.$I$103];3;0)" office:value-type="float" office:value="30">
            <text:p>30</text:p>
          </table:table-cell>
          <table:table-cell table:style-name="ce10" table:formula="of:=VLOOKUP([.$D360];[$'Data_Classification for Summary'.$A$1:.$I$103];5;0)" office:value-type="float" office:value="2">
            <text:p>2</text:p>
          </table:table-cell>
          <table:table-cell table:style-name="ce10" table:formula="of:=VLOOKUP([.$D360];[$'Data_Classification for Summary'.$A$1:.$I$103];7;0)" office:value-type="float" office:value="0">
            <text:p/>
          </table:table-cell>
          <table:table-cell table:style-name="ce10" table:formula="of:=VLOOKUP([.$D360];[$'Data_Classification for Summary'.$A$1:.$I$103];9;0)" office:value-type="float" office:value="0">
            <text:p/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T</text:p>
          </table:table-cell>
          <table:table-cell table:style-name="ce18" office:value-type="string">
            <text:p>PT</text:p>
          </table:table-cell>
          <table:table-cell table:formula="of:=[.C360]+1" office:value-type="float" office:value="356">
            <text:p>356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1];[$'Data_Classification for Summary'.$A$1:.$I$103];3;0)" office:value-type="float" office:value="30">
            <text:p>30</text:p>
          </table:table-cell>
          <table:table-cell table:style-name="ce10" table:formula="of:=VLOOKUP([.$D361];[$'Data_Classification for Summary'.$A$1:.$I$103];5;0)" office:value-type="float" office:value="2">
            <text:p>2</text:p>
          </table:table-cell>
          <table:table-cell table:style-name="ce10" table:formula="of:=VLOOKUP([.$D361];[$'Data_Classification for Summary'.$A$1:.$I$103];7;0)" office:value-type="float" office:value="0">
            <text:p/>
          </table:table-cell>
          <table:table-cell table:style-name="ce10" table:formula="of:=VLOOKUP([.$D361];[$'Data_Classification for Summary'.$A$1:.$I$103];9;0)" office:value-type="float" office:value="0">
            <text:p/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PTT</text:p>
          </table:table-cell>
          <table:table-cell table:style-name="ce18" office:value-type="string">
            <text:p>aPTT</text:p>
          </table:table-cell>
          <table:table-cell table:formula="of:=[.C361]+1" office:value-type="float" office:value="357">
            <text:p>357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2];[$'Data_Classification for Summary'.$A$1:.$I$103];3;0)" office:value-type="float" office:value="30">
            <text:p>30</text:p>
          </table:table-cell>
          <table:table-cell table:style-name="ce10" table:formula="of:=VLOOKUP([.$D362];[$'Data_Classification for Summary'.$A$1:.$I$103];5;0)" office:value-type="float" office:value="2">
            <text:p>2</text:p>
          </table:table-cell>
          <table:table-cell table:style-name="ce10" table:formula="of:=VLOOKUP([.$D362];[$'Data_Classification for Summary'.$A$1:.$I$103];7;0)" office:value-type="float" office:value="0">
            <text:p/>
          </table:table-cell>
          <table:table-cell table:style-name="ce10" table:formula="of:=VLOOKUP([.$D362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Sodium</text:p>
          </table:table-cell>
          <table:table-cell table:style-name="ce18" office:value-type="string">
            <text:p>Na</text:p>
          </table:table-cell>
          <table:table-cell table:formula="of:=[.C362]+1" office:value-type="float" office:value="358">
            <text:p>358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3];[$'Data_Classification for Summary'.$A$1:.$I$103];3;0)" office:value-type="float" office:value="30">
            <text:p>30</text:p>
          </table:table-cell>
          <table:table-cell table:style-name="ce10" table:formula="of:=VLOOKUP([.$D363];[$'Data_Classification for Summary'.$A$1:.$I$103];5;0)" office:value-type="float" office:value="2">
            <text:p>2</text:p>
          </table:table-cell>
          <table:table-cell table:style-name="ce10" table:formula="of:=VLOOKUP([.$D363];[$'Data_Classification for Summary'.$A$1:.$I$103];7;0)" office:value-type="float" office:value="0">
            <text:p/>
          </table:table-cell>
          <table:table-cell table:style-name="ce10" table:formula="of:=VLOOKUP([.$D363];[$'Data_Classification for Summary'.$A$1:.$I$103];9;0)" office:value-type="float" office:value="0">
            <text:p/>
          </table:table-cell>
          <table:table-cell table:style-name="ce18" office:value-type="float" office:value="11">
            <text:p>1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otassium</text:p>
          </table:table-cell>
          <table:table-cell table:style-name="ce18" office:value-type="string">
            <text:p>K</text:p>
          </table:table-cell>
          <table:table-cell table:formula="of:=[.C363]+1" office:value-type="float" office:value="359">
            <text:p>359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4];[$'Data_Classification for Summary'.$A$1:.$I$103];3;0)" office:value-type="float" office:value="30">
            <text:p>30</text:p>
          </table:table-cell>
          <table:table-cell table:style-name="ce10" table:formula="of:=VLOOKUP([.$D364];[$'Data_Classification for Summary'.$A$1:.$I$103];5;0)" office:value-type="float" office:value="2">
            <text:p>2</text:p>
          </table:table-cell>
          <table:table-cell table:style-name="ce10" table:formula="of:=VLOOKUP([.$D364];[$'Data_Classification for Summary'.$A$1:.$I$103];7;0)" office:value-type="float" office:value="0">
            <text:p/>
          </table:table-cell>
          <table:table-cell table:style-name="ce10" table:formula="of:=VLOOKUP([.$D364];[$'Data_Classification for Summary'.$A$1:.$I$103];9;0)" office:value-type="float" office:value="0">
            <text:p/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CO3</text:p>
          </table:table-cell>
          <table:table-cell table:style-name="ce18" office:value-type="string">
            <text:p>HCO3</text:p>
          </table:table-cell>
          <table:table-cell table:formula="of:=[.C364]+1" office:value-type="float" office:value="360">
            <text:p>360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5];[$'Data_Classification for Summary'.$A$1:.$I$103];3;0)" office:value-type="float" office:value="30">
            <text:p>30</text:p>
          </table:table-cell>
          <table:table-cell table:style-name="ce10" table:formula="of:=VLOOKUP([.$D365];[$'Data_Classification for Summary'.$A$1:.$I$103];5;0)" office:value-type="float" office:value="2">
            <text:p>2</text:p>
          </table:table-cell>
          <table:table-cell table:style-name="ce10" table:formula="of:=VLOOKUP([.$D365];[$'Data_Classification for Summary'.$A$1:.$I$103];7;0)" office:value-type="float" office:value="0">
            <text:p/>
          </table:table-cell>
          <table:table-cell table:style-name="ce10" table:formula="of:=VLOOKUP([.$D365];[$'Data_Classification for Summary'.$A$1:.$I$103];9;0)" office:value-type="float" office:value="0">
            <text:p/>
          </table:table-cell>
          <table:table-cell table:style-name="ce18" office:value-type="float" office:value="13">
            <text:p>13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Urea</text:p>
          </table:table-cell>
          <table:table-cell table:style-name="ce18" office:value-type="string">
            <text:p>Urea</text:p>
          </table:table-cell>
          <table:table-cell table:formula="of:=[.C365]+1" office:value-type="float" office:value="361">
            <text:p>361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6];[$'Data_Classification for Summary'.$A$1:.$I$103];3;0)" office:value-type="float" office:value="30">
            <text:p>30</text:p>
          </table:table-cell>
          <table:table-cell table:style-name="ce10" table:formula="of:=VLOOKUP([.$D366];[$'Data_Classification for Summary'.$A$1:.$I$103];5;0)" office:value-type="float" office:value="2">
            <text:p>2</text:p>
          </table:table-cell>
          <table:table-cell table:style-name="ce10" table:formula="of:=VLOOKUP([.$D366];[$'Data_Classification for Summary'.$A$1:.$I$103];7;0)" office:value-type="float" office:value="0">
            <text:p/>
          </table:table-cell>
          <table:table-cell table:style-name="ce10" table:formula="of:=VLOOKUP([.$D366];[$'Data_Classification for Summary'.$A$1:.$I$103];9;0)" office:value-type="float" office:value="0">
            <text:p/>
          </table:table-cell>
          <table:table-cell table:style-name="ce18" office:value-type="float" office:value="14">
            <text:p>14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</text:p>
          </table:table-cell>
          <table:table-cell table:style-name="ce18" office:value-type="string">
            <text:p>Creatinine</text:p>
          </table:table-cell>
          <table:table-cell table:formula="of:=[.C366]+1" office:value-type="float" office:value="362">
            <text:p>362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7];[$'Data_Classification for Summary'.$A$1:.$I$103];3;0)" office:value-type="float" office:value="30">
            <text:p>30</text:p>
          </table:table-cell>
          <table:table-cell table:style-name="ce10" table:formula="of:=VLOOKUP([.$D367];[$'Data_Classification for Summary'.$A$1:.$I$103];5;0)" office:value-type="float" office:value="2">
            <text:p>2</text:p>
          </table:table-cell>
          <table:table-cell table:style-name="ce10" table:formula="of:=VLOOKUP([.$D367];[$'Data_Classification for Summary'.$A$1:.$I$103];7;0)" office:value-type="float" office:value="0">
            <text:p/>
          </table:table-cell>
          <table:table-cell table:style-name="ce10" table:formula="of:=VLOOKUP([.$D367];[$'Data_Classification for Summary'.$A$1:.$I$103];9;0)" office:value-type="float" office:value="0">
            <text:p/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_Units</text:p>
          </table:table-cell>
          <table:table-cell table:style-name="ce18"/>
          <table:table-cell table:formula="of:=[.C367]+1" office:value-type="float" office:value="363">
            <text:p>363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8];[$'Data_Classification for Summary'.$A$1:.$I$103];3;0)" office:value-type="float" office:value="30">
            <text:p>30</text:p>
          </table:table-cell>
          <table:table-cell table:style-name="ce10" table:formula="of:=VLOOKUP([.$D368];[$'Data_Classification for Summary'.$A$1:.$I$103];5;0)" office:value-type="float" office:value="2">
            <text:p>2</text:p>
          </table:table-cell>
          <table:table-cell table:style-name="ce10" table:formula="of:=VLOOKUP([.$D368];[$'Data_Classification for Summary'.$A$1:.$I$103];7;0)" office:value-type="float" office:value="0">
            <text:p/>
          </table:table-cell>
          <table:table-cell table:style-name="ce10" table:formula="of:=VLOOKUP([.$D368];[$'Data_Classification for Summary'.$A$1:.$I$103];9;0)" office:value-type="float" office:value="0">
            <text:p/>
          </table:table-cell>
          <table:table-cell table:style-name="ce18" office:value-type="float" office:value="16">
            <text:p>16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lbumin</text:p>
          </table:table-cell>
          <table:table-cell table:style-name="ce18" office:value-type="string">
            <text:p>Albumin</text:p>
          </table:table-cell>
          <table:table-cell table:formula="of:=[.C368]+1" office:value-type="float" office:value="364">
            <text:p>364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69];[$'Data_Classification for Summary'.$A$1:.$I$103];3;0)" office:value-type="float" office:value="30">
            <text:p>30</text:p>
          </table:table-cell>
          <table:table-cell table:style-name="ce10" table:formula="of:=VLOOKUP([.$D369];[$'Data_Classification for Summary'.$A$1:.$I$103];5;0)" office:value-type="float" office:value="2">
            <text:p>2</text:p>
          </table:table-cell>
          <table:table-cell table:style-name="ce10" table:formula="of:=VLOOKUP([.$D369];[$'Data_Classification for Summary'.$A$1:.$I$103];7;0)" office:value-type="float" office:value="0">
            <text:p/>
          </table:table-cell>
          <table:table-cell table:style-name="ce10" table:formula="of:=VLOOKUP([.$D369];[$'Data_Classification for Summary'.$A$1:.$I$103];9;0)" office:value-type="float" office:value="0">
            <text:p/>
          </table:table-cell>
          <table:table-cell table:style-name="ce18" office:value-type="float" office:value="17">
            <text:p>17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A1C</text:p>
          </table:table-cell>
          <table:table-cell table:style-name="ce18" office:value-type="string">
            <text:p>HbA1C</text:p>
          </table:table-cell>
          <table:table-cell table:formula="of:=[.C369]+1" office:value-type="float" office:value="365">
            <text:p>365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0];[$'Data_Classification for Summary'.$A$1:.$I$103];3;0)" office:value-type="float" office:value="30">
            <text:p>30</text:p>
          </table:table-cell>
          <table:table-cell table:style-name="ce10" table:formula="of:=VLOOKUP([.$D370];[$'Data_Classification for Summary'.$A$1:.$I$103];5;0)" office:value-type="float" office:value="2">
            <text:p>2</text:p>
          </table:table-cell>
          <table:table-cell table:style-name="ce10" table:formula="of:=VLOOKUP([.$D370];[$'Data_Classification for Summary'.$A$1:.$I$103];7;0)" office:value-type="float" office:value="0">
            <text:p/>
          </table:table-cell>
          <table:table-cell table:style-name="ce10" table:formula="of:=VLOOKUP([.$D370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aematology_Coag</text:p>
          </table:table-cell>
          <table:table-cell table:style-name="ce18" office:value-type="string">
            <text:p>Haematology</text:p>
          </table:table-cell>
          <table:table-cell table:formula="of:=[.C370]+1" office:value-type="float" office:value="366">
            <text:p>366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1];[$'Data_Classification for Summary'.$A$1:.$I$103];3;0)" office:value-type="float" office:value="30">
            <text:p>30</text:p>
          </table:table-cell>
          <table:table-cell table:style-name="ce10" table:formula="of:=VLOOKUP([.$D371];[$'Data_Classification for Summary'.$A$1:.$I$103];5;0)" office:value-type="float" office:value="2">
            <text:p>2</text:p>
          </table:table-cell>
          <table:table-cell table:style-name="ce10" table:formula="of:=VLOOKUP([.$D371];[$'Data_Classification for Summary'.$A$1:.$I$103];7;0)" office:value-type="float" office:value="0">
            <text:p/>
          </table:table-cell>
          <table:table-cell table:style-name="ce10" table:formula="of:=VLOOKUP([.$D371];[$'Data_Classification for Summary'.$A$1:.$I$103];9;0)" office:value-type="float" office:value="0">
            <text:p/>
          </table:table-cell>
          <table:table-cell table:style-name="ce18" office:value-type="float" office:value="28">
            <text:p>28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Biochemistry</text:p>
          </table:table-cell>
          <table:table-cell table:style-name="ce18" office:value-type="string">
            <text:p>Biochemistry</text:p>
          </table:table-cell>
          <table:table-cell table:formula="of:=[.C371]+1" office:value-type="float" office:value="367">
            <text:p>367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2];[$'Data_Classification for Summary'.$A$1:.$I$103];3;0)" office:value-type="float" office:value="30">
            <text:p>30</text:p>
          </table:table-cell>
          <table:table-cell table:style-name="ce10" table:formula="of:=VLOOKUP([.$D372];[$'Data_Classification for Summary'.$A$1:.$I$103];5;0)" office:value-type="float" office:value="2">
            <text:p>2</text:p>
          </table:table-cell>
          <table:table-cell table:style-name="ce10" table:formula="of:=VLOOKUP([.$D372];[$'Data_Classification for Summary'.$A$1:.$I$103];7;0)" office:value-type="float" office:value="0">
            <text:p/>
          </table:table-cell>
          <table:table-cell table:style-name="ce10" table:formula="of:=VLOOKUP([.$D372];[$'Data_Classification for Summary'.$A$1:.$I$103];9;0)" office:value-type="float" office:value="0">
            <text:p/>
          </table:table-cell>
          <table:table-cell table:style-name="ce18" office:value-type="float" office:value="29">
            <text:p>29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ECG_Performed</text:p>
          </table:table-cell>
          <table:table-cell table:style-name="ce18" office:value-type="string">
            <text:p>ECG</text:p>
          </table:table-cell>
          <table:table-cell table:formula="of:=[.C372]+1" office:value-type="float" office:value="368">
            <text:p>368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3];[$'Data_Classification for Summary'.$A$1:.$I$103];3;0)" office:value-type="float" office:value="30">
            <text:p>30</text:p>
          </table:table-cell>
          <table:table-cell table:style-name="ce10" table:formula="of:=VLOOKUP([.$D373];[$'Data_Classification for Summary'.$A$1:.$I$103];5;0)" office:value-type="float" office:value="2">
            <text:p>2</text:p>
          </table:table-cell>
          <table:table-cell table:style-name="ce10" table:formula="of:=VLOOKUP([.$D373];[$'Data_Classification for Summary'.$A$1:.$I$103];7;0)" office:value-type="float" office:value="0">
            <text:p/>
          </table:table-cell>
          <table:table-cell table:style-name="ce10" table:formula="of:=VLOOKUP([.$D373];[$'Data_Classification for Summary'.$A$1:.$I$103];9;0)" office:value-type="float" office:value="0">
            <text:p/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ECG_Date</text:p>
          </table:table-cell>
          <table:table-cell table:style-name="ce18" office:value-type="string">
            <text:p>ECG Date</text:p>
          </table:table-cell>
          <table:table-cell table:formula="of:=[.C373]+1" office:value-type="float" office:value="369">
            <text:p>369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4];[$'Data_Classification for Summary'.$A$1:.$I$103];3;0)" office:value-type="float" office:value="30">
            <text:p>30</text:p>
          </table:table-cell>
          <table:table-cell table:style-name="ce10" table:formula="of:=VLOOKUP([.$D374];[$'Data_Classification for Summary'.$A$1:.$I$103];5;0)" office:value-type="float" office:value="2">
            <text:p>2</text:p>
          </table:table-cell>
          <table:table-cell table:style-name="ce10" table:formula="of:=VLOOKUP([.$D374];[$'Data_Classification for Summary'.$A$1:.$I$103];7;0)" office:value-type="float" office:value="0">
            <text:p/>
          </table:table-cell>
          <table:table-cell table:style-name="ce10" table:formula="of:=VLOOKUP([.$D374];[$'Data_Classification for Summary'.$A$1:.$I$103];9;0)" office:value-type="float" office:value="0">
            <text:p/>
          </table:table-cell>
          <table:table-cell table:style-name="ce18" office:value-type="float" office:value="31">
            <text:p>3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6">
            <text:p>70406</text:p>
          </table:table-cell>
          <table:table-cell table:style-name="ce23" office:value-type="string">
            <text:p>Studies - EKG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G_Result</text:p>
          </table:table-cell>
          <table:table-cell table:style-name="ce18" office:value-type="string">
            <text:p>ECG Results</text:p>
          </table:table-cell>
          <table:table-cell table:formula="of:=[.C374]+1" office:value-type="float" office:value="370">
            <text:p>370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5];[$'Data_Classification for Summary'.$A$1:.$I$103];3;0)" office:value-type="float" office:value="30">
            <text:p>30</text:p>
          </table:table-cell>
          <table:table-cell table:style-name="ce10" table:formula="of:=VLOOKUP([.$D375];[$'Data_Classification for Summary'.$A$1:.$I$103];5;0)" office:value-type="float" office:value="2">
            <text:p>2</text:p>
          </table:table-cell>
          <table:table-cell table:style-name="ce10" table:formula="of:=VLOOKUP([.$D375];[$'Data_Classification for Summary'.$A$1:.$I$103];7;0)" office:value-type="float" office:value="0">
            <text:p/>
          </table:table-cell>
          <table:table-cell table:style-name="ce10" table:formula="of:=VLOOKUP([.$D375];[$'Data_Classification for Summary'.$A$1:.$I$103];9;0)" office:value-type="float" office:value="0">
            <text:p/>
          </table:table-cell>
          <table:table-cell table:style-name="ce18" office:value-type="float" office:value="32">
            <text:p>3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7">
            <text:p>70407</text:p>
          </table:table-cell>
          <table:table-cell table:style-name="ce23" office:value-type="string">
            <text:p>Studies - EKG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PFT_Performed</text:p>
          </table:table-cell>
          <table:table-cell table:style-name="ce18" office:value-type="string">
            <text:p>Pulmonary function tests performed</text:p>
          </table:table-cell>
          <table:table-cell table:formula="of:=[.C375]+1" office:value-type="float" office:value="371">
            <text:p>371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6];[$'Data_Classification for Summary'.$A$1:.$I$103];3;0)" office:value-type="float" office:value="30">
            <text:p>30</text:p>
          </table:table-cell>
          <table:table-cell table:style-name="ce10" table:formula="of:=VLOOKUP([.$D376];[$'Data_Classification for Summary'.$A$1:.$I$103];5;0)" office:value-type="float" office:value="2">
            <text:p>2</text:p>
          </table:table-cell>
          <table:table-cell table:style-name="ce10" table:formula="of:=VLOOKUP([.$D376];[$'Data_Classification for Summary'.$A$1:.$I$103];7;0)" office:value-type="float" office:value="0">
            <text:p/>
          </table:table-cell>
          <table:table-cell table:style-name="ce10" table:formula="of:=VLOOKUP([.$D376];[$'Data_Classification for Summary'.$A$1:.$I$103];9;0)" office:value-type="float" office:value="0">
            <text:p/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Bring_PFT_Results</text:p>
          </table:table-cell>
          <table:table-cell table:style-name="ce18" office:value-type="string">
            <text:p>Bring PFTs</text:p>
          </table:table-cell>
          <table:table-cell table:formula="of:=[.C376]+1" office:value-type="float" office:value="372">
            <text:p>372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7];[$'Data_Classification for Summary'.$A$1:.$I$103];3;0)" office:value-type="float" office:value="30">
            <text:p>30</text:p>
          </table:table-cell>
          <table:table-cell table:style-name="ce10" table:formula="of:=VLOOKUP([.$D377];[$'Data_Classification for Summary'.$A$1:.$I$103];5;0)" office:value-type="float" office:value="2">
            <text:p>2</text:p>
          </table:table-cell>
          <table:table-cell table:style-name="ce10" table:formula="of:=VLOOKUP([.$D377];[$'Data_Classification for Summary'.$A$1:.$I$103];7;0)" office:value-type="float" office:value="0">
            <text:p/>
          </table:table-cell>
          <table:table-cell table:style-name="ce10" table:formula="of:=VLOOKUP([.$D377];[$'Data_Classification for Summary'.$A$1:.$I$103];9;0)" office:value-type="float" office:value="0">
            <text:p/>
          </table:table-cell>
          <table:table-cell table:style-name="ce18" office:value-type="float" office:value="41">
            <text:p>4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PFT_Date</text:p>
          </table:table-cell>
          <table:table-cell table:style-name="ce18" office:value-type="string">
            <text:p>PFT date</text:p>
          </table:table-cell>
          <table:table-cell table:formula="of:=[.C377]+1" office:value-type="float" office:value="373">
            <text:p>373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8];[$'Data_Classification for Summary'.$A$1:.$I$103];3;0)" office:value-type="float" office:value="30">
            <text:p>30</text:p>
          </table:table-cell>
          <table:table-cell table:style-name="ce10" table:formula="of:=VLOOKUP([.$D378];[$'Data_Classification for Summary'.$A$1:.$I$103];5;0)" office:value-type="float" office:value="2">
            <text:p>2</text:p>
          </table:table-cell>
          <table:table-cell table:style-name="ce10" table:formula="of:=VLOOKUP([.$D378];[$'Data_Classification for Summary'.$A$1:.$I$103];7;0)" office:value-type="float" office:value="0">
            <text:p/>
          </table:table-cell>
          <table:table-cell table:style-name="ce10" table:formula="of:=VLOOKUP([.$D378];[$'Data_Classification for Summary'.$A$1:.$I$103];9;0)" office:value-type="float" office:value="0">
            <text:p/>
          </table:table-cell>
          <table:table-cell table:style-name="ce18" office:value-type="float" office:value="42">
            <text:p>4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11">
            <text:p>70411</text:p>
          </table:table-cell>
          <table:table-cell table:style-name="ce23" office:value-type="string">
            <text:p>Studies - PF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PFT_Results</text:p>
          </table:table-cell>
          <table:table-cell table:style-name="ce18" office:value-type="string">
            <text:p>Pulmonary function test results</text:p>
          </table:table-cell>
          <table:table-cell table:formula="of:=[.C378]+1" office:value-type="float" office:value="374">
            <text:p>374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79];[$'Data_Classification for Summary'.$A$1:.$I$103];3;0)" office:value-type="float" office:value="30">
            <text:p>30</text:p>
          </table:table-cell>
          <table:table-cell table:style-name="ce10" table:formula="of:=VLOOKUP([.$D379];[$'Data_Classification for Summary'.$A$1:.$I$103];5;0)" office:value-type="float" office:value="2">
            <text:p>2</text:p>
          </table:table-cell>
          <table:table-cell table:style-name="ce10" table:formula="of:=VLOOKUP([.$D379];[$'Data_Classification for Summary'.$A$1:.$I$103];7;0)" office:value-type="float" office:value="0">
            <text:p/>
          </table:table-cell>
          <table:table-cell table:style-name="ce10" table:formula="of:=VLOOKUP([.$D379];[$'Data_Classification for Summary'.$A$1:.$I$103];9;0)" office:value-type="float" office:value="0">
            <text:p/>
          </table:table-cell>
          <table:table-cell table:style-name="ce18" office:value-type="float" office:value="43">
            <text:p>43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12">
            <text:p>70412</text:p>
          </table:table-cell>
          <table:table-cell table:style-name="ce23" office:value-type="string">
            <text:p>Studies - PF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XR_Performed</text:p>
          </table:table-cell>
          <table:table-cell table:style-name="ce18" office:value-type="string">
            <text:p>CXR performed</text:p>
          </table:table-cell>
          <table:table-cell table:formula="of:=[.C379]+1" office:value-type="float" office:value="375">
            <text:p>375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0];[$'Data_Classification for Summary'.$A$1:.$I$103];3;0)" office:value-type="float" office:value="30">
            <text:p>30</text:p>
          </table:table-cell>
          <table:table-cell table:style-name="ce10" table:formula="of:=VLOOKUP([.$D380];[$'Data_Classification for Summary'.$A$1:.$I$103];5;0)" office:value-type="float" office:value="2">
            <text:p>2</text:p>
          </table:table-cell>
          <table:table-cell table:style-name="ce10" table:formula="of:=VLOOKUP([.$D380];[$'Data_Classification for Summary'.$A$1:.$I$103];7;0)" office:value-type="float" office:value="0">
            <text:p/>
          </table:table-cell>
          <table:table-cell table:style-name="ce10" table:formula="of:=VLOOKUP([.$D380];[$'Data_Classification for Summary'.$A$1:.$I$103];9;0)" office:value-type="float" office:value="0">
            <text:p/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CXR_Results</text:p>
          </table:table-cell>
          <table:table-cell table:style-name="ce18" office:value-type="string">
            <text:p>Bring CXR</text:p>
          </table:table-cell>
          <table:table-cell table:formula="of:=[.C380]+1" office:value-type="float" office:value="376">
            <text:p>376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1];[$'Data_Classification for Summary'.$A$1:.$I$103];3;0)" office:value-type="float" office:value="30">
            <text:p>30</text:p>
          </table:table-cell>
          <table:table-cell table:style-name="ce10" table:formula="of:=VLOOKUP([.$D381];[$'Data_Classification for Summary'.$A$1:.$I$103];5;0)" office:value-type="float" office:value="2">
            <text:p>2</text:p>
          </table:table-cell>
          <table:table-cell table:style-name="ce10" table:formula="of:=VLOOKUP([.$D381];[$'Data_Classification for Summary'.$A$1:.$I$103];7;0)" office:value-type="float" office:value="0">
            <text:p/>
          </table:table-cell>
          <table:table-cell table:style-name="ce10" table:formula="of:=VLOOKUP([.$D381];[$'Data_Classification for Summary'.$A$1:.$I$103];9;0)" office:value-type="float" office:value="0">
            <text:p/>
          </table:table-cell>
          <table:table-cell table:style-name="ce18" office:value-type="float" office:value="51">
            <text:p>5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CXR_Date_Performed</text:p>
          </table:table-cell>
          <table:table-cell table:style-name="ce18" office:value-type="string">
            <text:p>CXR date</text:p>
          </table:table-cell>
          <table:table-cell table:formula="of:=[.C381]+1" office:value-type="float" office:value="377">
            <text:p>377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2];[$'Data_Classification for Summary'.$A$1:.$I$103];3;0)" office:value-type="float" office:value="30">
            <text:p>30</text:p>
          </table:table-cell>
          <table:table-cell table:style-name="ce10" table:formula="of:=VLOOKUP([.$D382];[$'Data_Classification for Summary'.$A$1:.$I$103];5;0)" office:value-type="float" office:value="2">
            <text:p>2</text:p>
          </table:table-cell>
          <table:table-cell table:style-name="ce10" table:formula="of:=VLOOKUP([.$D382];[$'Data_Classification for Summary'.$A$1:.$I$103];7;0)" office:value-type="float" office:value="0">
            <text:p/>
          </table:table-cell>
          <table:table-cell table:style-name="ce10" table:formula="of:=VLOOKUP([.$D382];[$'Data_Classification for Summary'.$A$1:.$I$103];9;0)" office:value-type="float" office:value="0">
            <text:p/>
          </table:table-cell>
          <table:table-cell table:style-name="ce18" office:value-type="float" office:value="52">
            <text:p>5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2">
            <text:p>70402</text:p>
          </table:table-cell>
          <table:table-cell table:style-name="ce23" office:value-type="string">
            <text:p>Studies - CXR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XR_Results</text:p>
          </table:table-cell>
          <table:table-cell table:style-name="ce18" office:value-type="string">
            <text:p>CXR results</text:p>
          </table:table-cell>
          <table:table-cell table:formula="of:=[.C382]+1" office:value-type="float" office:value="378">
            <text:p>378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3];[$'Data_Classification for Summary'.$A$1:.$I$103];3;0)" office:value-type="float" office:value="30">
            <text:p>30</text:p>
          </table:table-cell>
          <table:table-cell table:style-name="ce10" table:formula="of:=VLOOKUP([.$D383];[$'Data_Classification for Summary'.$A$1:.$I$103];5;0)" office:value-type="float" office:value="2">
            <text:p>2</text:p>
          </table:table-cell>
          <table:table-cell table:style-name="ce10" table:formula="of:=VLOOKUP([.$D383];[$'Data_Classification for Summary'.$A$1:.$I$103];7;0)" office:value-type="float" office:value="0">
            <text:p/>
          </table:table-cell>
          <table:table-cell table:style-name="ce10" table:formula="of:=VLOOKUP([.$D383];[$'Data_Classification for Summary'.$A$1:.$I$103];9;0)" office:value-type="float" office:value="0">
            <text:p/>
          </table:table-cell>
          <table:table-cell table:style-name="ce18" office:value-type="float" office:value="53">
            <text:p>53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3">
            <text:p>70403</text:p>
          </table:table-cell>
          <table:table-cell table:style-name="ce23" office:value-type="string">
            <text:p>Studies - CXR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Echo_Performed</text:p>
          </table:table-cell>
          <table:table-cell table:style-name="ce18" office:value-type="string">
            <text:p>Echo performed</text:p>
          </table:table-cell>
          <table:table-cell table:formula="of:=[.C383]+1" office:value-type="float" office:value="379">
            <text:p>379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4];[$'Data_Classification for Summary'.$A$1:.$I$103];3;0)" office:value-type="float" office:value="30">
            <text:p>30</text:p>
          </table:table-cell>
          <table:table-cell table:style-name="ce10" table:formula="of:=VLOOKUP([.$D384];[$'Data_Classification for Summary'.$A$1:.$I$103];5;0)" office:value-type="float" office:value="2">
            <text:p>2</text:p>
          </table:table-cell>
          <table:table-cell table:style-name="ce10" table:formula="of:=VLOOKUP([.$D384];[$'Data_Classification for Summary'.$A$1:.$I$103];7;0)" office:value-type="float" office:value="0">
            <text:p/>
          </table:table-cell>
          <table:table-cell table:style-name="ce10" table:formula="of:=VLOOKUP([.$D384];[$'Data_Classification for Summary'.$A$1:.$I$103];9;0)" office:value-type="float" office:value="0">
            <text:p/>
          </table:table-cell>
          <table:table-cell table:style-name="ce18" office:value-type="float" office:value="60">
            <text:p>6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Echo_Results</text:p>
          </table:table-cell>
          <table:table-cell table:style-name="ce18" office:value-type="string">
            <text:p>Bring Echo</text:p>
          </table:table-cell>
          <table:table-cell table:formula="of:=[.C384]+1" office:value-type="float" office:value="380">
            <text:p>380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5];[$'Data_Classification for Summary'.$A$1:.$I$103];3;0)" office:value-type="float" office:value="30">
            <text:p>30</text:p>
          </table:table-cell>
          <table:table-cell table:style-name="ce10" table:formula="of:=VLOOKUP([.$D385];[$'Data_Classification for Summary'.$A$1:.$I$103];5;0)" office:value-type="float" office:value="2">
            <text:p>2</text:p>
          </table:table-cell>
          <table:table-cell table:style-name="ce10" table:formula="of:=VLOOKUP([.$D385];[$'Data_Classification for Summary'.$A$1:.$I$103];7;0)" office:value-type="float" office:value="0">
            <text:p/>
          </table:table-cell>
          <table:table-cell table:style-name="ce10" table:formula="of:=VLOOKUP([.$D385];[$'Data_Classification for Summary'.$A$1:.$I$103];9;0)" office:value-type="float" office:value="0">
            <text:p/>
          </table:table-cell>
          <table:table-cell table:style-name="ce18" office:value-type="float" office:value="61">
            <text:p>6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Echo_Date_Performed</text:p>
          </table:table-cell>
          <table:table-cell table:style-name="ce18" office:value-type="string">
            <text:p>Echo date</text:p>
          </table:table-cell>
          <table:table-cell table:formula="of:=[.C385]+1" office:value-type="float" office:value="381">
            <text:p>381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6];[$'Data_Classification for Summary'.$A$1:.$I$103];3;0)" office:value-type="float" office:value="30">
            <text:p>30</text:p>
          </table:table-cell>
          <table:table-cell table:style-name="ce10" table:formula="of:=VLOOKUP([.$D386];[$'Data_Classification for Summary'.$A$1:.$I$103];5;0)" office:value-type="float" office:value="2">
            <text:p>2</text:p>
          </table:table-cell>
          <table:table-cell table:style-name="ce10" table:formula="of:=VLOOKUP([.$D386];[$'Data_Classification for Summary'.$A$1:.$I$103];7;0)" office:value-type="float" office:value="0">
            <text:p/>
          </table:table-cell>
          <table:table-cell table:style-name="ce10" table:formula="of:=VLOOKUP([.$D386];[$'Data_Classification for Summary'.$A$1:.$I$103];9;0)" office:value-type="float" office:value="0">
            <text:p/>
          </table:table-cell>
          <table:table-cell table:style-name="ce18" office:value-type="float" office:value="62">
            <text:p>6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4">
            <text:p>70404</text:p>
          </table:table-cell>
          <table:table-cell table:style-name="ce23" office:value-type="string">
            <text:p>Studies - ECHO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ho_Results</text:p>
          </table:table-cell>
          <table:table-cell table:style-name="ce18" office:value-type="string">
            <text:p>Echo results</text:p>
          </table:table-cell>
          <table:table-cell table:formula="of:=[.C386]+1" office:value-type="float" office:value="382">
            <text:p>382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7];[$'Data_Classification for Summary'.$A$1:.$I$103];3;0)" office:value-type="float" office:value="30">
            <text:p>30</text:p>
          </table:table-cell>
          <table:table-cell table:style-name="ce10" table:formula="of:=VLOOKUP([.$D387];[$'Data_Classification for Summary'.$A$1:.$I$103];5;0)" office:value-type="float" office:value="2">
            <text:p>2</text:p>
          </table:table-cell>
          <table:table-cell table:style-name="ce10" table:formula="of:=VLOOKUP([.$D387];[$'Data_Classification for Summary'.$A$1:.$I$103];7;0)" office:value-type="float" office:value="0">
            <text:p/>
          </table:table-cell>
          <table:table-cell table:style-name="ce10" table:formula="of:=VLOOKUP([.$D387];[$'Data_Classification for Summary'.$A$1:.$I$103];9;0)" office:value-type="float" office:value="0">
            <text:p/>
          </table:table-cell>
          <table:table-cell table:style-name="ce18" office:value-type="float" office:value="63">
            <text:p>63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5">
            <text:p>70405</text:p>
          </table:table-cell>
          <table:table-cell table:style-name="ce23" office:value-type="string">
            <text:p>Studies - ECHO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Performed</text:p>
          </table:table-cell>
          <table:table-cell table:style-name="ce18" office:value-type="string">
            <text:p>Cardiac stress test performed</text:p>
          </table:table-cell>
          <table:table-cell table:formula="of:=[.C387]+1" office:value-type="float" office:value="383">
            <text:p>383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8];[$'Data_Classification for Summary'.$A$1:.$I$103];3;0)" office:value-type="float" office:value="30">
            <text:p>30</text:p>
          </table:table-cell>
          <table:table-cell table:style-name="ce10" table:formula="of:=VLOOKUP([.$D388];[$'Data_Classification for Summary'.$A$1:.$I$103];5;0)" office:value-type="float" office:value="2">
            <text:p>2</text:p>
          </table:table-cell>
          <table:table-cell table:style-name="ce10" table:formula="of:=VLOOKUP([.$D388];[$'Data_Classification for Summary'.$A$1:.$I$103];7;0)" office:value-type="float" office:value="0">
            <text:p/>
          </table:table-cell>
          <table:table-cell table:style-name="ce10" table:formula="of:=VLOOKUP([.$D388];[$'Data_Classification for Summary'.$A$1:.$I$103];9;0)" office:value-type="float" office:value="0">
            <text:p/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Stress_Test_Date_Performed</text:p>
          </table:table-cell>
          <table:table-cell table:style-name="ce18" office:value-type="string">
            <text:p>Cardiac stress test date</text:p>
          </table:table-cell>
          <table:table-cell table:formula="of:=[.C388]+1" office:value-type="float" office:value="384">
            <text:p>384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89];[$'Data_Classification for Summary'.$A$1:.$I$103];3;0)" office:value-type="float" office:value="30">
            <text:p>30</text:p>
          </table:table-cell>
          <table:table-cell table:style-name="ce10" table:formula="of:=VLOOKUP([.$D389];[$'Data_Classification for Summary'.$A$1:.$I$103];5;0)" office:value-type="float" office:value="2">
            <text:p>2</text:p>
          </table:table-cell>
          <table:table-cell table:style-name="ce10" table:formula="of:=VLOOKUP([.$D389];[$'Data_Classification for Summary'.$A$1:.$I$103];7;0)" office:value-type="float" office:value="0">
            <text:p/>
          </table:table-cell>
          <table:table-cell table:style-name="ce10" table:formula="of:=VLOOKUP([.$D389];[$'Data_Classification for Summary'.$A$1:.$I$103];9;0)" office:value-type="float" office:value="0">
            <text:p/>
          </table:table-cell>
          <table:table-cell office:value-type="float" office:value="81">
            <text:p>8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68">
            <text:p>70268</text:p>
          </table:table-cell>
          <table:table-cell table:style-name="ce23" office:value-type="string">
            <text:p>Studies - Stress Tes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Results</text:p>
          </table:table-cell>
          <table:table-cell table:style-name="ce18" office:value-type="string">
            <text:p>Cardiac stress test results</text:p>
          </table:table-cell>
          <table:table-cell table:formula="of:=[.C389]+1" office:value-type="float" office:value="385">
            <text:p>385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90];[$'Data_Classification for Summary'.$A$1:.$I$103];3;0)" office:value-type="float" office:value="30">
            <text:p>30</text:p>
          </table:table-cell>
          <table:table-cell table:style-name="ce10" table:formula="of:=VLOOKUP([.$D390];[$'Data_Classification for Summary'.$A$1:.$I$103];5;0)" office:value-type="float" office:value="2">
            <text:p>2</text:p>
          </table:table-cell>
          <table:table-cell table:style-name="ce10" table:formula="of:=VLOOKUP([.$D390];[$'Data_Classification for Summary'.$A$1:.$I$103];7;0)" office:value-type="float" office:value="0">
            <text:p/>
          </table:table-cell>
          <table:table-cell table:style-name="ce10" table:formula="of:=VLOOKUP([.$D390];[$'Data_Classification for Summary'.$A$1:.$I$103];9;0)" office:value-type="float" office:value="0">
            <text:p/>
          </table:table-cell>
          <table:table-cell office:value-type="float" office:value="82">
            <text:p>8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67">
            <text:p>70267</text:p>
          </table:table-cell>
          <table:table-cell table:style-name="ce23" office:value-type="string">
            <text:p>Studies - Stress Tes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performed</text:p>
          </table:table-cell>
          <table:table-cell table:formula="of:=[.C390]+1" office:value-type="float" office:value="386">
            <text:p>386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91];[$'Data_Classification for Summary'.$A$1:.$I$103];3;0)" office:value-type="float" office:value="30">
            <text:p>30</text:p>
          </table:table-cell>
          <table:table-cell table:style-name="ce10" table:formula="of:=VLOOKUP([.$D391];[$'Data_Classification for Summary'.$A$1:.$I$103];5;0)" office:value-type="float" office:value="2">
            <text:p>2</text:p>
          </table:table-cell>
          <table:table-cell table:style-name="ce10" table:formula="of:=VLOOKUP([.$D391];[$'Data_Classification for Summary'.$A$1:.$I$103];7;0)" office:value-type="float" office:value="0">
            <text:p/>
          </table:table-cell>
          <table:table-cell table:style-name="ce10" table:formula="of:=VLOOKUP([.$D391];[$'Data_Classification for Summary'.$A$1:.$I$103];9;0)" office:value-type="float" office:value="0">
            <text:p/>
          </table:table-cell>
          <table:table-cell office:value-type="float" office:value="90">
            <text:p>9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date</text:p>
          </table:table-cell>
          <table:table-cell table:formula="of:=[.C391]+1" office:value-type="float" office:value="387">
            <text:p>387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92];[$'Data_Classification for Summary'.$A$1:.$I$103];3;0)" office:value-type="float" office:value="30">
            <text:p>30</text:p>
          </table:table-cell>
          <table:table-cell table:style-name="ce10" table:formula="of:=VLOOKUP([.$D392];[$'Data_Classification for Summary'.$A$1:.$I$103];5;0)" office:value-type="float" office:value="2">
            <text:p>2</text:p>
          </table:table-cell>
          <table:table-cell table:style-name="ce10" table:formula="of:=VLOOKUP([.$D392];[$'Data_Classification for Summary'.$A$1:.$I$103];7;0)" office:value-type="float" office:value="0">
            <text:p/>
          </table:table-cell>
          <table:table-cell table:style-name="ce10" table:formula="of:=VLOOKUP([.$D392];[$'Data_Classification for Summary'.$A$1:.$I$103];9;0)" office:value-type="float" office:value="0">
            <text:p/>
          </table:table-cell>
          <table:table-cell office:value-type="float" office:value="91">
            <text:p>9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0">
            <text:p>70400</text:p>
          </table:table-cell>
          <table:table-cell table:style-name="ce23" office:value-type="string">
            <text:p>Studies - Cath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riogram result</text:p>
          </table:table-cell>
          <table:table-cell table:formula="of:=[.C392]+1" office:value-type="float" office:value="388">
            <text:p>388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93];[$'Data_Classification for Summary'.$A$1:.$I$103];3;0)" office:value-type="float" office:value="30">
            <text:p>30</text:p>
          </table:table-cell>
          <table:table-cell table:style-name="ce10" table:formula="of:=VLOOKUP([.$D393];[$'Data_Classification for Summary'.$A$1:.$I$103];5;0)" office:value-type="float" office:value="2">
            <text:p>2</text:p>
          </table:table-cell>
          <table:table-cell table:style-name="ce10" table:formula="of:=VLOOKUP([.$D393];[$'Data_Classification for Summary'.$A$1:.$I$103];7;0)" office:value-type="float" office:value="0">
            <text:p/>
          </table:table-cell>
          <table:table-cell table:style-name="ce10" table:formula="of:=VLOOKUP([.$D393];[$'Data_Classification for Summary'.$A$1:.$I$103];9;0)" office:value-type="float" office:value="0">
            <text:p/>
          </table:table-cell>
          <table:table-cell office:value-type="float" office:value="92">
            <text:p>9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01">
            <text:p>70401</text:p>
          </table:table-cell>
          <table:table-cell table:style-name="ce23" office:value-type="string">
            <text:p>Studies - Cath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Imaging_Other</text:p>
          </table:table-cell>
          <table:table-cell table:style-name="ce18" office:value-type="string">
            <text:p>Other imaging performed</text:p>
          </table:table-cell>
          <table:table-cell table:formula="of:=[.C393]+1" office:value-type="float" office:value="389">
            <text:p>389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94];[$'Data_Classification for Summary'.$A$1:.$I$103];3;0)" office:value-type="float" office:value="30">
            <text:p>30</text:p>
          </table:table-cell>
          <table:table-cell table:style-name="ce10" table:formula="of:=VLOOKUP([.$D394];[$'Data_Classification for Summary'.$A$1:.$I$103];5;0)" office:value-type="float" office:value="2">
            <text:p>2</text:p>
          </table:table-cell>
          <table:table-cell table:style-name="ce10" table:formula="of:=VLOOKUP([.$D394];[$'Data_Classification for Summary'.$A$1:.$I$103];7;0)" office:value-type="float" office:value="0">
            <text:p/>
          </table:table-cell>
          <table:table-cell table:style-name="ce10" table:formula="of:=VLOOKUP([.$D394];[$'Data_Classification for Summary'.$A$1:.$I$103];9;0)" office:value-type="float" office:value="0">
            <text:p/>
          </table:table-cell>
          <table:table-cell table:style-name="ce18" office:value-type="float" office:value="900">
            <text:p>90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ther</text:p>
          </table:table-cell>
          <table:table-cell table:style-name="ce18" office:value-type="string">
            <text:p>Other Lab Results</text:p>
          </table:table-cell>
          <table:table-cell table:formula="of:=[.C394]+1" office:value-type="float" office:value="390">
            <text:p>390</text:p>
          </table:table-cell>
          <table:table-cell table:style-name="ce18" office:value-type="string">
            <text:p>Investigations,Results,,</text:p>
          </table:table-cell>
          <table:table-cell table:style-name="ce10" table:formula="of:=VLOOKUP([.$D395];[$'Data_Classification for Summary'.$A$1:.$I$103];3;0)" office:value-type="float" office:value="30">
            <text:p>30</text:p>
          </table:table-cell>
          <table:table-cell table:style-name="ce10" table:formula="of:=VLOOKUP([.$D395];[$'Data_Classification for Summary'.$A$1:.$I$103];5;0)" office:value-type="float" office:value="2">
            <text:p>2</text:p>
          </table:table-cell>
          <table:table-cell table:style-name="ce10" table:formula="of:=VLOOKUP([.$D395];[$'Data_Classification for Summary'.$A$1:.$I$103];7;0)" office:value-type="float" office:value="0">
            <text:p/>
          </table:table-cell>
          <table:table-cell table:style-name="ce10" table:formula="of:=VLOOKUP([.$D395];[$'Data_Classification for Summary'.$A$1:.$I$103];9;0)" office:value-type="float" office:value="0">
            <text:p/>
          </table:table-cell>
          <table:table-cell table:style-name="ce18" office:value-type="float" office:value="901">
            <text:p>901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formula="of:=[.C395]+1" office:value-type="float" office:value="391">
            <text:p>391</text:p>
          </table:table-cell>
          <table:table-cell table:style-name="ce10" office:value-type="string">
            <text:p>Consultations,Requested,,</text:p>
          </table:table-cell>
          <table:table-cell table:style-name="ce10" table:formula="of:=VLOOKUP([.$D396];[$'Data_Classification for Summary'.$A$1:.$I$103];3;0)" office:value-type="float" office:value="40">
            <text:p>40</text:p>
          </table:table-cell>
          <table:table-cell table:style-name="ce10" table:formula="of:=VLOOKUP([.$D396];[$'Data_Classification for Summary'.$A$1:.$I$103];5;0)" office:value-type="float" office:value="1">
            <text:p>1</text:p>
          </table:table-cell>
          <table:table-cell table:style-name="ce10" table:formula="of:=VLOOKUP([.$D396];[$'Data_Classification for Summary'.$A$1:.$I$103];7;0)" office:value-type="float" office:value="0">
            <text:p/>
          </table:table-cell>
          <table:table-cell table:style-name="ce10" table:formula="of:=VLOOKUP([.$D396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formula="of:=[.C396]+1" office:value-type="float" office:value="392">
            <text:p>392</text:p>
          </table:table-cell>
          <table:table-cell table:style-name="ce10" office:value-type="string">
            <text:p>Consultations,Completed,,</text:p>
          </table:table-cell>
          <table:table-cell table:style-name="ce10" table:formula="of:=VLOOKUP([.$D397];[$'Data_Classification for Summary'.$A$1:.$I$103];3;0)" office:value-type="float" office:value="40">
            <text:p>40</text:p>
          </table:table-cell>
          <table:table-cell table:style-name="ce10" table:formula="of:=VLOOKUP([.$D397];[$'Data_Classification for Summary'.$A$1:.$I$103];5;0)" office:value-type="float" office:value="2">
            <text:p>2</text:p>
          </table:table-cell>
          <table:table-cell table:style-name="ce10" table:formula="of:=VLOOKUP([.$D397];[$'Data_Classification for Summary'.$A$1:.$I$103];7;0)" office:value-type="float" office:value="0">
            <text:p/>
          </table:table-cell>
          <table:table-cell table:style-name="ce10" table:formula="of:=VLOOKUP([.$D39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SA</text:p>
          </table:table-cell>
          <table:table-cell table:style-name="ce10" office:value-type="string">
            <text:p>ASA</text:p>
          </table:table-cell>
          <table:table-cell table:formula="of:=[.C397]+1" office:value-type="float" office:value="393">
            <text:p>393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8];[$'Data_Classification for Summary'.$A$1:.$I$103];3;0)" office:value-type="float" office:value="50">
            <text:p>50</text:p>
          </table:table-cell>
          <table:table-cell table:style-name="ce10" table:formula="of:=VLOOKUP([.$D398];[$'Data_Classification for Summary'.$A$1:.$I$103];5;0)" office:value-type="float" office:value="0">
            <text:p/>
          </table:table-cell>
          <table:table-cell table:style-name="ce10" table:formula="of:=VLOOKUP([.$D398];[$'Data_Classification for Summary'.$A$1:.$I$103];7;0)" office:value-type="float" office:value="0">
            <text:p/>
          </table:table-cell>
          <table:table-cell table:style-name="ce10" table:formula="of:=VLOOKUP([.$D3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33">
            <text:p>70233</text:p>
          </table:table-cell>
          <table:table-cell table:style-name="ce23" office:value-type="string">
            <text:p>Assessment and Plan - ASA Physical Status</text:p>
          </table:table-cell>
          <table:table-cell table:number-columns-repeated="1012"/>
        </table:table-row>
        <table:table-row table:style-name="ro4">
          <table:table-cell office:value-type="string">
            <text:p>Emergency</text:p>
          </table:table-cell>
          <table:table-cell table:style-name="ce10" office:value-type="string">
            <text:p>Emergency</text:p>
          </table:table-cell>
          <table:table-cell table:formula="of:=[.C398]+1" office:value-type="float" office:value="394">
            <text:p>394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9];[$'Data_Classification for Summary'.$A$1:.$I$103];3;0)" office:value-type="float" office:value="50">
            <text:p>50</text:p>
          </table:table-cell>
          <table:table-cell table:style-name="ce10" table:formula="of:=VLOOKUP([.$D399];[$'Data_Classification for Summary'.$A$1:.$I$103];5;0)" office:value-type="float" office:value="0">
            <text:p/>
          </table:table-cell>
          <table:table-cell table:style-name="ce10" table:formula="of:=VLOOKUP([.$D399];[$'Data_Classification for Summary'.$A$1:.$I$103];7;0)" office:value-type="float" office:value="0">
            <text:p/>
          </table:table-cell>
          <table:table-cell table:style-name="ce10" table:formula="of:=VLOOKUP([.$D399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308">
            <text:p>70308</text:p>
          </table:table-cell>
          <table:table-cell table:style-name="ce23" office:value-type="string">
            <text:p>Assessment and Plan - Emergency Procedure</text:p>
          </table:table-cell>
          <table:table-cell table:number-columns-repeated="1012"/>
        </table:table-row>
        <table:table-row table:style-name="ro4">
          <table:table-cell office:value-type="string">
            <text:p>Lee_Revised_Cardiac_Risk_index</text:p>
          </table:table-cell>
          <table:table-cell table:style-name="ce18" office:value-type="string">
            <text:p>Lee Revised CRI</text:p>
          </table:table-cell>
          <table:table-cell table:formula="of:=[.C399]+1" office:value-type="float" office:value="395">
            <text:p>395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0];[$'Data_Classification for Summary'.$A$1:.$I$103];3;0)" office:value-type="float" office:value="50">
            <text:p>50</text:p>
          </table:table-cell>
          <table:table-cell table:style-name="ce10" table:formula="of:=VLOOKUP([.$D400];[$'Data_Classification for Summary'.$A$1:.$I$103];5;0)" office:value-type="float" office:value="0">
            <text:p/>
          </table:table-cell>
          <table:table-cell table:style-name="ce10" table:formula="of:=VLOOKUP([.$D400];[$'Data_Classification for Summary'.$A$1:.$I$103];7;0)" office:value-type="float" office:value="0">
            <text:p/>
          </table:table-cell>
          <table:table-cell table:style-name="ce10" table:formula="of:=VLOOKUP([.$D400];[$'Data_Classification for Summary'.$A$1:.$I$103];9;0)" office:value-type="float" office:value="0">
            <text:p/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Berlin_questionnaire_result</text:p>
          </table:table-cell>
          <table:table-cell table:style-name="ce17" office:value-type="string">
            <text:p>Berlin Questionnaire Result</text:p>
          </table:table-cell>
          <table:table-cell table:formula="of:=[.C400]+1" office:value-type="float" office:value="396">
            <text:p>396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1];[$'Data_Classification for Summary'.$A$1:.$I$103];3;0)" office:value-type="float" office:value="50">
            <text:p>50</text:p>
          </table:table-cell>
          <table:table-cell table:style-name="ce10" table:formula="of:=VLOOKUP([.$D401];[$'Data_Classification for Summary'.$A$1:.$I$103];5;0)" office:value-type="float" office:value="0">
            <text:p/>
          </table:table-cell>
          <table:table-cell table:style-name="ce10" table:formula="of:=VLOOKUP([.$D401];[$'Data_Classification for Summary'.$A$1:.$I$103];7;0)" office:value-type="float" office:value="0">
            <text:p/>
          </table:table-cell>
          <table:table-cell table:style-name="ce10" table:formula="of:=VLOOKUP([.$D401];[$'Data_Classification for Summary'.$A$1:.$I$103];9;0)" office:value-type="float" office:value="0">
            <text:p/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Indication_for_endocarditis_prophylaxis</text:p>
          </table:table-cell>
          <table:table-cell table:style-name="ce18" office:value-type="string">
            <text:p>Indication for endocarditis prophylaxis</text:p>
          </table:table-cell>
          <table:table-cell table:formula="of:=[.C401]+1" office:value-type="float" office:value="397">
            <text:p>39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2];[$'Data_Classification for Summary'.$A$1:.$I$103];3;0)" office:value-type="float" office:value="60">
            <text:p>60</text:p>
          </table:table-cell>
          <table:table-cell table:style-name="ce10" table:formula="of:=VLOOKUP([.$D402];[$'Data_Classification for Summary'.$A$1:.$I$103];5;0)" office:value-type="float" office:value="0">
            <text:p/>
          </table:table-cell>
          <table:table-cell table:style-name="ce10" table:formula="of:=VLOOKUP([.$D402];[$'Data_Classification for Summary'.$A$1:.$I$103];7;0)" office:value-type="float" office:value="0">
            <text:p/>
          </table:table-cell>
          <table:table-cell table:style-name="ce10" table:formula="of:=VLOOKUP([.$D402];[$'Data_Classification for Summary'.$A$1:.$I$103];9;0)" office:value-type="float" office:value="0">
            <text:p/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Airway_plan</text:p>
          </table:table-cell>
          <table:table-cell table:style-name="ce10" office:value-type="string">
            <text:p>Airway plan</text:p>
          </table:table-cell>
          <table:table-cell table:formula="of:=[.C402]+1" office:value-type="float" office:value="398">
            <text:p>398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3];[$'Data_Classification for Summary'.$A$1:.$I$103];3;0)" office:value-type="float" office:value="60">
            <text:p>60</text:p>
          </table:table-cell>
          <table:table-cell table:style-name="ce10" table:formula="of:=VLOOKUP([.$D403];[$'Data_Classification for Summary'.$A$1:.$I$103];5;0)" office:value-type="float" office:value="0">
            <text:p/>
          </table:table-cell>
          <table:table-cell table:style-name="ce10" table:formula="of:=VLOOKUP([.$D403];[$'Data_Classification for Summary'.$A$1:.$I$103];7;0)" office:value-type="float" office:value="0">
            <text:p/>
          </table:table-cell>
          <table:table-cell table:style-name="ce10" table:formula="of:=VLOOKUP([.$D403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416">
            <text:p>70416</text:p>
          </table:table-cell>
          <table:table-cell table:style-name="ce23" office:value-type="string">
            <text:p>Assessment and Plan - Airway plan</text:p>
          </table:table-cell>
          <table:table-cell table:number-columns-repeated="1012"/>
        </table:table-row>
        <table:table-row table:style-name="ro4">
          <table:table-cell office:value-type="string">
            <text:p>Anesthesia_technique_planned</text:p>
          </table:table-cell>
          <table:table-cell table:style-name="ce18" office:value-type="string">
            <text:p>Anaesthesia technique planned</text:p>
          </table:table-cell>
          <table:table-cell table:formula="of:=[.C403]+1" office:value-type="float" office:value="399">
            <text:p>399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4];[$'Data_Classification for Summary'.$A$1:.$I$103];3;0)" office:value-type="float" office:value="60">
            <text:p>60</text:p>
          </table:table-cell>
          <table:table-cell table:style-name="ce10" table:formula="of:=VLOOKUP([.$D404];[$'Data_Classification for Summary'.$A$1:.$I$103];5;0)" office:value-type="float" office:value="0">
            <text:p/>
          </table:table-cell>
          <table:table-cell table:style-name="ce10" table:formula="of:=VLOOKUP([.$D404];[$'Data_Classification for Summary'.$A$1:.$I$103];7;0)" office:value-type="float" office:value="0">
            <text:p/>
          </table:table-cell>
          <table:table-cell table:style-name="ce10" table:formula="of:=VLOOKUP([.$D404];[$'Data_Classification for Summary'.$A$1:.$I$103];9;0)" office:value-type="float" office:value="0">
            <text:p/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20">
            <text:p>70220</text:p>
          </table:table-cell>
          <table:table-cell table:style-name="ce23" office:value-type="string">
            <text:p>Assessment and Plan - Anesthesia Technique</text:p>
          </table:table-cell>
          <table:table-cell table:number-columns-repeated="1012"/>
        </table:table-row>
        <table:table-row table:style-name="ro4">
          <table:table-cell office:value-type="string">
            <text:p>Induction_technique_planned</text:p>
          </table:table-cell>
          <table:table-cell table:style-name="ce10" office:value-type="string">
            <text:p>Induction planned</text:p>
          </table:table-cell>
          <table:table-cell table:formula="of:=[.C404]+1" office:value-type="float" office:value="400">
            <text:p>400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5];[$'Data_Classification for Summary'.$A$1:.$I$103];3;0)" office:value-type="float" office:value="60">
            <text:p>60</text:p>
          </table:table-cell>
          <table:table-cell table:style-name="ce10" table:formula="of:=VLOOKUP([.$D405];[$'Data_Classification for Summary'.$A$1:.$I$103];5;0)" office:value-type="float" office:value="0">
            <text:p/>
          </table:table-cell>
          <table:table-cell table:style-name="ce10" table:formula="of:=VLOOKUP([.$D405];[$'Data_Classification for Summary'.$A$1:.$I$103];7;0)" office:value-type="float" office:value="0">
            <text:p/>
          </table:table-cell>
          <table:table-cell table:style-name="ce10" table:formula="of:=VLOOKUP([.$D40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37">
            <text:p>70237</text:p>
          </table:table-cell>
          <table:table-cell table:style-name="ce23" office:value-type="string">
            <text:p>Assessment and Plan - Induction Type</text:p>
          </table:table-cell>
          <table:table-cell table:number-columns-repeated="1012"/>
        </table:table-row>
        <table:table-row table:style-name="ro4">
          <table:table-cell office:value-type="string">
            <text:p>Risks_discussed</text:p>
          </table:table-cell>
          <table:table-cell table:style-name="ce18" office:value-type="string">
            <text:p>Risks discussed</text:p>
          </table:table-cell>
          <table:table-cell table:formula="of:=[.C405]+1" office:value-type="float" office:value="401">
            <text:p>401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6];[$'Data_Classification for Summary'.$A$1:.$I$103];3;0)" office:value-type="float" office:value="60">
            <text:p>60</text:p>
          </table:table-cell>
          <table:table-cell table:style-name="ce10" table:formula="of:=VLOOKUP([.$D406];[$'Data_Classification for Summary'.$A$1:.$I$103];5;0)" office:value-type="float" office:value="0">
            <text:p/>
          </table:table-cell>
          <table:table-cell table:style-name="ce10" table:formula="of:=VLOOKUP([.$D406];[$'Data_Classification for Summary'.$A$1:.$I$103];7;0)" office:value-type="float" office:value="0">
            <text:p/>
          </table:table-cell>
          <table:table-cell table:style-name="ce10" table:formula="of:=VLOOKUP([.$D406];[$'Data_Classification for Summary'.$A$1:.$I$103];9;0)" office:value-type="float" office:value="0">
            <text:p/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Recent</text:p>
          </table:table-cell>
          <table:table-cell table:style-name="ce23" table:number-columns-repeated="2"/>
          <table:table-cell table:number-columns-repeated="1012"/>
        </table:table-row>
        <table:table-row table:style-name="ro4">
          <table:table-cell office:value-type="string">
            <text:p>Risks_specific</text:p>
          </table:table-cell>
          <table:table-cell table:style-name="ce18" office:value-type="string">
            <text:p>Particular risks</text:p>
          </table:table-cell>
          <table:table-cell table:formula="of:=[.C406]+1" office:value-type="float" office:value="402">
            <text:p>402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7];[$'Data_Classification for Summary'.$A$1:.$I$103];3;0)" office:value-type="float" office:value="60">
            <text:p>60</text:p>
          </table:table-cell>
          <table:table-cell table:style-name="ce10" table:formula="of:=VLOOKUP([.$D407];[$'Data_Classification for Summary'.$A$1:.$I$103];5;0)" office:value-type="float" office:value="0">
            <text:p/>
          </table:table-cell>
          <table:table-cell table:style-name="ce10" table:formula="of:=VLOOKUP([.$D407];[$'Data_Classification for Summary'.$A$1:.$I$103];7;0)" office:value-type="float" office:value="0">
            <text:p/>
          </table:table-cell>
          <table:table-cell table:style-name="ce10" table:formula="of:=VLOOKUP([.$D407];[$'Data_Classification for Summary'.$A$1:.$I$103];9;0)" office:value-type="float" office:value="0">
            <text:p/>
          </table:table-cell>
          <table:table-cell table:style-name="ce18" office:value-type="float" office:value="51">
            <text:p>51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302">
            <text:p>70302</text:p>
          </table:table-cell>
          <table:table-cell table:style-name="ce23" office:value-type="string">
            <text:p>Assessment and Plan - Anesthetic Consideration</text:p>
          </table:table-cell>
          <table:table-cell table:number-columns-repeated="1012"/>
        </table:table-row>
        <table:table-row table:style-name="ro4">
          <table:table-cell office:value-type="string">
            <text:p>Consent_given</text:p>
          </table:table-cell>
          <table:table-cell table:style-name="ce18" office:value-type="string">
            <text:p>Consent</text:p>
          </table:table-cell>
          <table:table-cell table:formula="of:=[.C407]+1" office:value-type="float" office:value="403">
            <text:p>403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8];[$'Data_Classification for Summary'.$A$1:.$I$103];3;0)" office:value-type="float" office:value="60">
            <text:p>60</text:p>
          </table:table-cell>
          <table:table-cell table:style-name="ce10" table:formula="of:=VLOOKUP([.$D408];[$'Data_Classification for Summary'.$A$1:.$I$103];5;0)" office:value-type="float" office:value="0">
            <text:p/>
          </table:table-cell>
          <table:table-cell table:style-name="ce10" table:formula="of:=VLOOKUP([.$D408];[$'Data_Classification for Summary'.$A$1:.$I$103];7;0)" office:value-type="float" office:value="0">
            <text:p/>
          </table:table-cell>
          <table:table-cell table:style-name="ce10" table:formula="of:=VLOOKUP([.$D408];[$'Data_Classification for Summary'.$A$1:.$I$103];9;0)" office:value-type="float" office:value="0">
            <text:p/>
          </table:table-cell>
          <table:table-cell table:style-name="ce18" office:value-type="float" office:value="52">
            <text:p>52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301">
            <text:p>70301</text:p>
          </table:table-cell>
          <table:table-cell table:style-name="ce23" office:value-type="string">
            <text:p>Assessment and Plan - Anesthesia Consent</text:p>
          </table:table-cell>
          <table:table-cell table:number-columns-repeated="1012"/>
        </table:table-row>
        <table:table-row table:style-name="ro4"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formula="of:=[.C408]+1" office:value-type="float" office:value="404">
            <text:p>404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9];[$'Data_Classification for Summary'.$A$1:.$I$103];3;0)" office:value-type="float" office:value="60">
            <text:p>60</text:p>
          </table:table-cell>
          <table:table-cell table:style-name="ce10" table:formula="of:=VLOOKUP([.$D409];[$'Data_Classification for Summary'.$A$1:.$I$103];5;0)" office:value-type="float" office:value="0">
            <text:p/>
          </table:table-cell>
          <table:table-cell table:style-name="ce10" table:formula="of:=VLOOKUP([.$D409];[$'Data_Classification for Summary'.$A$1:.$I$103];7;0)" office:value-type="float" office:value="0">
            <text:p/>
          </table:table-cell>
          <table:table-cell table:style-name="ce10" table:formula="of:=VLOOKUP([.$D409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25">
            <text:p>70225</text:p>
          </table:table-cell>
          <table:table-cell table:style-name="ce23" office:value-type="string">
            <text:p>Assessment and Plan - Comments</text:p>
          </table:table-cell>
          <table:table-cell table:number-columns-repeated="1012"/>
        </table:table-row>
        <table:table-row table:style-name="ro4">
          <table:table-cell office:value-type="string">
            <text:p>Preop_Summary_Status</text:p>
          </table:table-cell>
          <table:table-cell table:style-name="ce18" office:value-type="string">
            <text:p>Preop Summary Status</text:p>
          </table:table-cell>
          <table:table-cell table:formula="of:=[.C409]+1" office:value-type="float" office:value="405">
            <text:p>405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10];[$'Data_Classification for Summary'.$A$1:.$I$103];3;0)" office:value-type="float" office:value="60">
            <text:p>60</text:p>
          </table:table-cell>
          <table:table-cell table:style-name="ce10" table:formula="of:=VLOOKUP([.$D410];[$'Data_Classification for Summary'.$A$1:.$I$103];5;0)" office:value-type="float" office:value="0">
            <text:p/>
          </table:table-cell>
          <table:table-cell table:style-name="ce10" table:formula="of:=VLOOKUP([.$D410];[$'Data_Classification for Summary'.$A$1:.$I$103];7;0)" office:value-type="float" office:value="0">
            <text:p/>
          </table:table-cell>
          <table:table-cell table:style-name="ce10" table:formula="of:=VLOOKUP([.$D410];[$'Data_Classification for Summary'.$A$1:.$I$103];9;0)" office:value-type="float" office:value="0">
            <text:p/>
          </table:table-cell>
          <table:table-cell table:style-name="ce18" office:value-type="float" office:value="900">
            <text:p>900</text:p>
          </table:table-cell>
          <table:table-cell table:style-name="ce18" office:value-type="string">
            <text:p>Recent</text:p>
          </table:table-cell>
          <table:table-cell table:style-name="ce23" office:value-type="float" office:value="70236">
            <text:p>70236</text:p>
          </table:table-cell>
          <table:table-cell table:style-name="ce23" office:value-type="string">
            <text:p>Assessment and Plan - Work Up Status</text:p>
          </table:table-cell>
          <table:table-cell table:number-columns-repeated="1012"/>
        </table:table-row>
        <table:table-row table:style-name="ro4">
          <table:table-cell office:value-type="string">
            <text:p>Patient_questions_for_anesthetist</text:p>
          </table:table-cell>
          <table:table-cell office:value-type="string">
            <text:p>Questions for anesthetist</text:p>
          </table:table-cell>
          <table:table-cell table:formula="of:=[.C410]+1" office:value-type="float" office:value="406">
            <text:p>406</text:p>
          </table:table-cell>
          <table:table-cell office:value-type="string">
            <text:p>Communication,,,</text:p>
          </table:table-cell>
          <table:table-cell table:style-name="ce10" table:formula="of:=VLOOKUP([.$D411];[$'Data_Classification for Summary'.$A$1:.$I$103];3;0)" office:value-type="float" office:value="800">
            <text:p>800</text:p>
          </table:table-cell>
          <table:table-cell table:style-name="ce10" table:formula="of:=VLOOKUP([.$D411];[$'Data_Classification for Summary'.$A$1:.$I$103];5;0)" office:value-type="float" office:value="10">
            <text:p>10</text:p>
          </table:table-cell>
          <table:table-cell table:style-name="ce10" table:formula="of:=VLOOKUP([.$D411];[$'Data_Classification for Summary'.$A$1:.$I$103];7;0)" office:value-type="float" office:value="0">
            <text:p/>
          </table:table-cell>
          <table:table-cell table:style-name="ce10" table:formula="of:=VLOOKUP([.$D411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18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mment_or_note</text:p>
          </table:table-cell>
          <table:table-cell office:value-type="string">
            <text:p>Note</text:p>
          </table:table-cell>
          <table:table-cell table:formula="of:=[.C411]+1" office:value-type="float" office:value="407">
            <text:p>407</text:p>
          </table:table-cell>
          <table:table-cell office:value-type="string">
            <text:p>Communication,,,</text:p>
          </table:table-cell>
          <table:table-cell table:style-name="ce10" table:formula="of:=VLOOKUP([.$D412];[$'Data_Classification for Summary'.$A$1:.$I$103];3;0)" office:value-type="float" office:value="800">
            <text:p>800</text:p>
          </table:table-cell>
          <table:table-cell table:style-name="ce10" table:formula="of:=VLOOKUP([.$D412];[$'Data_Classification for Summary'.$A$1:.$I$103];5;0)" office:value-type="float" office:value="10">
            <text:p>10</text:p>
          </table:table-cell>
          <table:table-cell table:style-name="ce10" table:formula="of:=VLOOKUP([.$D412];[$'Data_Classification for Summary'.$A$1:.$I$103];7;0)" office:value-type="float" office:value="0">
            <text:p/>
          </table:table-cell>
          <table:table-cell table:style-name="ce10" table:formula="of:=VLOOKUP([.$D412];[$'Data_Classification for Summary'.$A$1:.$I$103];9;0)" office:value-type="float" office:value="0">
            <text:p/>
          </table:table-cell>
          <table:table-cell table:style-name="ce2" office:value-type="float" office:value="20">
            <text:p>20</text:p>
          </table:table-cell>
          <table:table-cell table:style-name="ce18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-op.net_Comments</text:p>
          </table:table-cell>
          <table:table-cell office:value-type="string">
            <text:p>Comments about Pre-op.net</text:p>
          </table:table-cell>
          <table:table-cell table:formula="of:=[.C412]+1" office:value-type="float" office:value="408">
            <text:p>408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3];[$'Data_Classification for Summary'.$A$1:.$I$103];3;0)" office:value-type="float" office:value="900">
            <text:p>900</text:p>
          </table:table-cell>
          <table:table-cell table:style-name="ce10" table:formula="of:=VLOOKUP([.$D413];[$'Data_Classification for Summary'.$A$1:.$I$103];5;0)" office:value-type="float" office:value="40">
            <text:p>40</text:p>
          </table:table-cell>
          <table:table-cell table:style-name="ce10" table:formula="of:=VLOOKUP([.$D413];[$'Data_Classification for Summary'.$A$1:.$I$103];7;0)" office:value-type="float" office:value="0">
            <text:p/>
          </table:table-cell>
          <table:table-cell table:style-name="ce10" table:formula="of:=VLOOKUP([.$D413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Privacy_Policy</text:p>
          </table:table-cell>
          <table:table-cell office:value-type="string">
            <text:p>Consent to Privacy Policy</text:p>
          </table:table-cell>
          <table:table-cell table:formula="of:=[.C413]+1" office:value-type="float" office:value="409">
            <text:p>409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4];[$'Data_Classification for Summary'.$A$1:.$I$103];3;0)" office:value-type="float" office:value="900">
            <text:p>900</text:p>
          </table:table-cell>
          <table:table-cell table:style-name="ce10" table:formula="of:=VLOOKUP([.$D414];[$'Data_Classification for Summary'.$A$1:.$I$103];5;0)" office:value-type="float" office:value="40">
            <text:p>40</text:p>
          </table:table-cell>
          <table:table-cell table:style-name="ce10" table:formula="of:=VLOOKUP([.$D414];[$'Data_Classification for Summary'.$A$1:.$I$103];7;0)" office:value-type="float" office:value="0">
            <text:p/>
          </table:table-cell>
          <table:table-cell table:style-name="ce10" table:formula="of:=VLOOKUP([.$D414];[$'Data_Classification for Summary'.$A$1:.$I$103];9;0)" office:value-type="float" office:value="0">
            <text:p/>
          </table:table-cell>
          <table:table-cell table:style-name="ce2" office:value-type="float" office:value="50">
            <text:p>50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Anesthetist_Quality_Assurance</text:p>
          </table:table-cell>
          <table:table-cell office:value-type="string">
            <text:p>Consent to anesthesiologists QA</text:p>
          </table:table-cell>
          <table:table-cell table:formula="of:=[.C414]+1" office:value-type="float" office:value="410">
            <text:p>410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5];[$'Data_Classification for Summary'.$A$1:.$I$103];3;0)" office:value-type="float" office:value="900">
            <text:p>900</text:p>
          </table:table-cell>
          <table:table-cell table:style-name="ce10" table:formula="of:=VLOOKUP([.$D415];[$'Data_Classification for Summary'.$A$1:.$I$103];5;0)" office:value-type="float" office:value="40">
            <text:p>40</text:p>
          </table:table-cell>
          <table:table-cell table:style-name="ce10" table:formula="of:=VLOOKUP([.$D415];[$'Data_Classification for Summary'.$A$1:.$I$103];7;0)" office:value-type="float" office:value="0">
            <text:p/>
          </table:table-cell>
          <table:table-cell table:style-name="ce10" table:formula="of:=VLOOKUP([.$D415];[$'Data_Classification for Summary'.$A$1:.$I$103];9;0)" office:value-type="float" office:value="0">
            <text:p/>
          </table:table-cell>
          <table:table-cell table:style-name="ce2" office:value-type="float" office:value="100">
            <text:p>100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Quality_Assurance</text:p>
          </table:table-cell>
          <table:table-cell table:style-name="ce2" office:value-type="string">
            <text:p>Consent to Pre-op.net QA</text:p>
          </table:table-cell>
          <table:table-cell table:formula="of:=[.C415]+1" office:value-type="float" office:value="411">
            <text:p>411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6];[$'Data_Classification for Summary'.$A$1:.$I$103];3;0)" office:value-type="float" office:value="900">
            <text:p>900</text:p>
          </table:table-cell>
          <table:table-cell table:style-name="ce10" table:formula="of:=VLOOKUP([.$D416];[$'Data_Classification for Summary'.$A$1:.$I$103];5;0)" office:value-type="float" office:value="40">
            <text:p>40</text:p>
          </table:table-cell>
          <table:table-cell table:style-name="ce10" table:formula="of:=VLOOKUP([.$D416];[$'Data_Classification for Summary'.$A$1:.$I$103];7;0)" office:value-type="float" office:value="0">
            <text:p/>
          </table:table-cell>
          <table:table-cell table:style-name="ce10" table:formula="of:=VLOOKUP([.$D416];[$'Data_Classification for Summary'.$A$1:.$I$103];9;0)" office:value-type="float" office:value="0">
            <text:p/>
          </table:table-cell>
          <table:table-cell table:style-name="ce2" office:value-type="float" office:value="110">
            <text:p>110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ent_Pre-op.net_anonymous_research</text:p>
          </table:table-cell>
          <table:table-cell table:style-name="ce2" office:value-type="string">
            <text:p>Consent to anonymous data use in research</text:p>
          </table:table-cell>
          <table:table-cell table:formula="of:=[.C416]+1" office:value-type="float" office:value="412">
            <text:p>412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7];[$'Data_Classification for Summary'.$A$1:.$I$103];3;0)" office:value-type="float" office:value="900">
            <text:p>900</text:p>
          </table:table-cell>
          <table:table-cell table:style-name="ce10" table:formula="of:=VLOOKUP([.$D417];[$'Data_Classification for Summary'.$A$1:.$I$103];5;0)" office:value-type="float" office:value="40">
            <text:p>40</text:p>
          </table:table-cell>
          <table:table-cell table:style-name="ce10" table:formula="of:=VLOOKUP([.$D417];[$'Data_Classification for Summary'.$A$1:.$I$103];7;0)" office:value-type="float" office:value="0">
            <text:p/>
          </table:table-cell>
          <table:table-cell table:style-name="ce10" table:formula="of:=VLOOKUP([.$D417];[$'Data_Classification for Summary'.$A$1:.$I$103];9;0)" office:value-type="float" office:value="0">
            <text:p/>
          </table:table-cell>
          <table:table-cell table:style-name="ce2" office:value-type="float" office:value="120">
            <text:p>120</text:p>
          </table:table-cell>
          <table:table-cell table:style-name="ce18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type</text:p>
          </table:table-cell>
          <table:table-cell table:style-name="ce10" office:value-type="string">
            <text:p>Assessment completed by</text:p>
          </table:table-cell>
          <table:table-cell table:formula="of:=[.C417]+1" office:value-type="float" office:value="413">
            <text:p>413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8];[$'Data_Classification for Summary'.$A$1:.$I$103];3;0)" office:value-type="float" office:value="900">
            <text:p>900</text:p>
          </table:table-cell>
          <table:table-cell table:style-name="ce10" table:formula="of:=VLOOKUP([.$D418];[$'Data_Classification for Summary'.$A$1:.$I$103];5;0)" office:value-type="float" office:value="40">
            <text:p>40</text:p>
          </table:table-cell>
          <table:table-cell table:style-name="ce10" table:formula="of:=VLOOKUP([.$D418];[$'Data_Classification for Summary'.$A$1:.$I$103];7;0)" office:value-type="float" office:value="0">
            <text:p/>
          </table:table-cell>
          <table:table-cell table:style-name="ce10" table:formula="of:=VLOOKUP([.$D41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name</text:p>
          </table:table-cell>
          <table:table-cell table:style-name="ce10" office:value-type="string">
            <text:p>Assessment completed by</text:p>
          </table:table-cell>
          <table:table-cell table:formula="of:=[.C418]+1" office:value-type="float" office:value="414">
            <text:p>414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9];[$'Data_Classification for Summary'.$A$1:.$I$103];3;0)" office:value-type="float" office:value="900">
            <text:p>900</text:p>
          </table:table-cell>
          <table:table-cell table:style-name="ce10" table:formula="of:=VLOOKUP([.$D419];[$'Data_Classification for Summary'.$A$1:.$I$103];5;0)" office:value-type="float" office:value="40">
            <text:p>40</text:p>
          </table:table-cell>
          <table:table-cell table:style-name="ce10" table:formula="of:=VLOOKUP([.$D419];[$'Data_Classification for Summary'.$A$1:.$I$103];7;0)" office:value-type="float" office:value="0">
            <text:p/>
          </table:table-cell>
          <table:table-cell table:style-name="ce10" table:formula="of:=VLOOKUP([.$D419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 table:number-rows-repeated="8">
          <table:table-cell table:number-columns-repeated="4"/>
          <table:table-cell table:style-name="ce10" table:number-columns-repeated="4"/>
          <table:table-cell table:style-name="ce2"/>
          <table:table-cell table:style-name="ce18"/>
          <table:table-cell table:number-columns-repeated="1014"/>
        </table:table-row>
        <table:table-row table:style-name="ro4">
          <table:table-cell table:number-columns-repeated="10"/>
          <table:table-cell table:style-name="ce23" office:value-type="float" office:value="70026">
            <text:p>70026</text:p>
          </table:table-cell>
          <table:table-cell table:style-name="ce23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30">
            <text:p>70030</text:p>
          </table:table-cell>
          <table:table-cell table:style-name="ce23" office:value-type="string">
            <text:p>Cardiovascular - Family Hx CA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34">
            <text:p>70034</text:p>
          </table:table-cell>
          <table:table-cell table:style-name="ce23" office:value-type="string">
            <text:p>Cardiovascular - Other</text:p>
          </table:table-cell>
          <table:table-cell table:number-columns-repeated="1012"/>
        </table:table-row>
        <table:table-row table:style-name="ro4">
          <table:table-cell/>
          <table:table-cell table:style-name="ce18"/>
          <table:table-cell/>
          <table:table-cell table:style-name="ce18" table:number-columns-repeated="7"/>
          <table:table-cell table:style-name="ce24" office:value-type="float" office:value="70035">
            <text:p>70035</text:p>
          </table:table-cell>
          <table:table-cell table:style-name="ce24" office:value-type="string">
            <text:p>Cardiovascular - Pacemaker onl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43">
            <text:p>70043</text:p>
          </table:table-cell>
          <table:table-cell table:style-name="ce23" office:value-type="string">
            <text:p>Cardiovascular - Venous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45">
            <text:p>70045</text:p>
          </table:table-cell>
          <table:table-cell table:style-name="ce23" office:value-type="string">
            <text:p>Endocrine - Adrenal Dysfunc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47">
            <text:p>70047</text:p>
          </table:table-cell>
          <table:table-cell table:style-name="ce23" office:value-type="string">
            <text:p>Endocrine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48">
            <text:p>70048</text:p>
          </table:table-cell>
          <table:table-cell table:style-name="ce23" office:value-type="string">
            <text:p>Endocrine - Parathyroid Dysfunction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23" office:value-type="float" office:value="70056">
            <text:p>70056</text:p>
          </table:table-cell>
          <table:table-cell table:style-name="ce23" office:value-type="string">
            <text:p>GI - Sympto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057">
            <text:p>70057</text:p>
          </table:table-cell>
          <table:table-cell table:style-name="ce23" office:value-type="string">
            <text:p>Renal / Urologic - Signs and Symptom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058">
            <text:p>70058</text:p>
          </table:table-cell>
          <table:table-cell table:style-name="ce23" office:value-type="string">
            <text:p>Renal / Urologic - Electrolyte Abnormalit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62">
            <text:p>70062</text:p>
          </table:table-cell>
          <table:table-cell table:style-name="ce23" office:value-type="string">
            <text:p>Airway - Neck anatom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71">
            <text:p>70071</text:p>
          </table:table-cell>
          <table:table-cell table:style-name="ce23" office:value-type="string">
            <text:p>General - History of Present Ill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72">
            <text:p>70072</text:p>
          </table:table-cell>
          <table:table-cell table:style-name="ce23" office:value-type="string">
            <text:p>Testing - Laboratory value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0079">
            <text:p>70079</text:p>
          </table:table-cell>
          <table:table-cell table:style-name="ce23" office:value-type="string">
            <text:p>General - Medications - New Med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8" table:number-columns-repeated="5"/>
          <table:table-cell table:number-columns-repeated="2"/>
          <table:table-cell table:style-name="ce23" office:value-type="float" office:value="70081">
            <text:p>70081</text:p>
          </table:table-cell>
          <table:table-cell table:style-name="ce23" office:value-type="string">
            <text:p>General - Medications - Infus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95">
            <text:p>70095</text:p>
          </table:table-cell>
          <table:table-cell table:style-name="ce23" office:value-type="string">
            <text:p>Cardiovascular - Visceral Arterial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099">
            <text:p>70099</text:p>
          </table:table-cell>
          <table:table-cell table:style-name="ce23" office:value-type="string">
            <text:p>Assessment and Plan - Special Anesthesia Techiques plann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04">
            <text:p>70104</text:p>
          </table:table-cell>
          <table:table-cell table:style-name="ce23" office:value-type="string">
            <text:p>General - Past Hospitaliz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05">
            <text:p>70105</text:p>
          </table:table-cell>
          <table:table-cell table:style-name="ce23" office:value-type="string">
            <text:p>General -Past Surgery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08">
            <text:p>70108</text:p>
          </table:table-cell>
          <table:table-cell table:style-name="ce23" office:value-type="string">
            <text:p>General - Previous Intraop Record Inform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30">
            <text:p>70130</text:p>
          </table:table-cell>
          <table:table-cell table:style-name="ce23" office:value-type="string">
            <text:p>General - Family History (non-anesthetic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31">
            <text:p>70131</text:p>
          </table:table-cell>
          <table:table-cell table:style-name="ce23" office:value-type="string">
            <text:p>General - General appear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32">
            <text:p>70132</text:p>
          </table:table-cell>
          <table:table-cell table:style-name="ce23" office:value-type="string">
            <text:p>Physical exam - abdomina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139">
            <text:p>70139</text:p>
          </table:table-cell>
          <table:table-cell table:style-name="ce23" office:value-type="string">
            <text:p>Renal / Urologic - Tum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40">
            <text:p>70140</text:p>
          </table:table-cell>
          <table:table-cell table:style-name="ce23" office:value-type="string">
            <text:p>Assessment and Plan - NPO si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142">
            <text:p>70142</text:p>
          </table:table-cell>
          <table:table-cell table:style-name="ce23" office:value-type="string">
            <text:p>Assessment and Plan - Emergent Statu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02">
            <text:p>70202</text:p>
          </table:table-cell>
          <table:table-cell table:style-name="ce23" office:value-type="string">
            <text:p>Respiratory - Mechanical Ventilation - FiO2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03">
            <text:p>70203</text:p>
          </table:table-cell>
          <table:table-cell table:style-name="ce23" office:value-type="string">
            <text:p>Respiratory - Mechanical Ventilation - Mod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204">
            <text:p>70204</text:p>
          </table:table-cell>
          <table:table-cell table:style-name="ce23" office:value-type="string">
            <text:p>Respiratory - Mechanical Ventilation - PEEP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205">
            <text:p>70205</text:p>
          </table:table-cell>
          <table:table-cell table:style-name="ce23" office:value-type="string">
            <text:p>Respiratory - Mechanical Ventilation - Pressure Limi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206">
            <text:p>70206</text:p>
          </table:table-cell>
          <table:table-cell table:style-name="ce23" office:value-type="string">
            <text:p>Respiratory - Mechanical Ventilation - Rate Se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07">
            <text:p>70207</text:p>
          </table:table-cell>
          <table:table-cell table:style-name="ce23" office:value-type="string">
            <text:p>Respiratory - Mechanical Ventilation - Tidal volum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1">
            <text:p>70221</text:p>
          </table:table-cell>
          <table:table-cell table:style-name="ce23" office:value-type="string">
            <text:p>Assessment and Plan - Aspiration Risk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2">
            <text:p>70222</text:p>
          </table:table-cell>
          <table:table-cell table:style-name="ce23" office:value-type="string">
            <text:p>Assessment and Plan - Attending Prese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3">
            <text:p>70223</text:p>
          </table:table-cell>
          <table:table-cell table:style-name="ce23" office:value-type="string">
            <text:p>Assessment and Plan - Blood Produc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4">
            <text:p>70224</text:p>
          </table:table-cell>
          <table:table-cell table:style-name="ce23" office:value-type="string">
            <text:p>Assessment and Plan - Chart Review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6">
            <text:p>70226</text:p>
          </table:table-cell>
          <table:table-cell table:style-name="ce23" office:value-type="string">
            <text:p>Assessment and Plan - Billing Anesthesia Base 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7">
            <text:p>70227</text:p>
          </table:table-cell>
          <table:table-cell table:style-name="ce23" office:value-type="string">
            <text:p>Assessment and Plan - Billing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8">
            <text:p>70228</text:p>
          </table:table-cell>
          <table:table-cell table:style-name="ce23" office:value-type="string">
            <text:p>Assessment and Plan - Billing Anesthesia E&amp;M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29">
            <text:p>70229</text:p>
          </table:table-cell>
          <table:table-cell table:style-name="ce23" office:value-type="string">
            <text:p>Assessment and Plan - Billing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30">
            <text:p>70230</text:p>
          </table:table-cell>
          <table:table-cell table:style-name="ce23" office:value-type="string">
            <text:p>Assessment and Plan - Billing ICD9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31">
            <text:p>70231</text:p>
          </table:table-cell>
          <table:table-cell table:style-name="ce23" office:value-type="string">
            <text:p>Assessment and Plan - Planned Moni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32">
            <text:p>70232</text:p>
          </table:table-cell>
          <table:table-cell table:style-name="ce23" office:value-type="string">
            <text:p>Assessment and Plan - Outstanding Issu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34">
            <text:p>70234</text:p>
          </table:table-cell>
          <table:table-cell table:style-name="ce23" office:value-type="string">
            <text:p>Assessment and Plan - Postop Pain Managem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35">
            <text:p>70235</text:p>
          </table:table-cell>
          <table:table-cell table:style-name="ce23" office:value-type="string">
            <text:p>Assessment and Plan - Required Paperwork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238">
            <text:p>70238</text:p>
          </table:table-cell>
          <table:table-cell table:style-name="ce23" office:value-type="string">
            <text:p>Misc - Visual Disturb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40">
            <text:p>70240</text:p>
          </table:table-cell>
          <table:table-cell table:style-name="ce23" office:value-type="string">
            <text:p>General - Anesthesia Awarenes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241">
            <text:p>70241</text:p>
          </table:table-cell>
          <table:table-cell table:style-name="ce23" office:value-type="string">
            <text:p>Physical Exam - Multiple Body Syste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44">
            <text:p>70244</text:p>
          </table:table-cell>
          <table:table-cell table:style-name="ce23" office:value-type="string">
            <text:p>Physical Exam - Multiple Vital Sig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47">
            <text:p>70247</text:p>
          </table:table-cell>
          <table:table-cell table:style-name="ce23" office:value-type="string">
            <text:p>Assessment and Plan - Miscellaneous Compliance Documen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48">
            <text:p>70248</text:p>
          </table:table-cell>
          <table:table-cell table:style-name="ce23" office:value-type="string">
            <text:p>General - Environmental Allergi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49">
            <text:p>70249</text:p>
          </table:table-cell>
          <table:table-cell table:style-name="ce23" office:value-type="string">
            <text:p>General - Past Medical History Free Text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52">
            <text:p>70252</text:p>
          </table:table-cell>
          <table:table-cell table:style-name="ce23" office:value-type="string">
            <text:p>Assessment and Plan - ASA Physical Status (do not use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56">
            <text:p>70256</text:p>
          </table:table-cell>
          <table:table-cell table:style-name="ce23" office:value-type="string">
            <text:p>Testing - Completed Test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58">
            <text:p>70258</text:p>
          </table:table-cell>
          <table:table-cell table:style-name="ce23" office:value-type="string">
            <text:p>Physical Exam - Height (in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60">
            <text:p>70260</text:p>
          </table:table-cell>
          <table:table-cell table:style-name="ce23" office:value-type="string">
            <text:p>Physical Exam - Ideal Body Weight (%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62">
            <text:p>70262</text:p>
          </table:table-cell>
          <table:table-cell table:style-name="ce23" office:value-type="string">
            <text:p>Physical Exam - Neurologic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23" office:value-type="float" office:value="70265">
            <text:p>70265</text:p>
          </table:table-cell>
          <table:table-cell table:style-name="ce23" office:value-type="string">
            <text:p>Physical Exam - Weight (lb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66">
            <text:p>70266</text:p>
          </table:table-cell>
          <table:table-cell table:style-name="ce23" office:value-type="string">
            <text:p>Misc - ENT symptom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69">
            <text:p>70269</text:p>
          </table:table-cell>
          <table:table-cell table:style-name="ce23" office:value-type="string">
            <text:p>General - Blood Pressure Meds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270">
            <text:p>70270</text:p>
          </table:table-cell>
          <table:table-cell table:style-name="ce23" office:value-type="string">
            <text:p>Studies - LV Ejection Fraction Interpretation</text:p>
          </table:table-cell>
          <table:table-cell table:number-columns-repeated="1012"/>
        </table:table-row>
        <table:table-row table:style-name="ro4">
          <table:table-cell/>
          <table:table-cell table:style-name="ce18" office:value-type="string">
            <text:p>Cardiac stress test inducible ischemia</text:p>
          </table:table-cell>
          <table:table-cell/>
          <table:table-cell table:style-name="ce18" table:number-columns-repeated="5"/>
          <table:table-cell table:number-columns-repeated="2"/>
          <table:table-cell table:style-name="ce23" office:value-type="float" office:value="70271">
            <text:p>70271</text:p>
          </table:table-cell>
          <table:table-cell table:style-name="ce23" office:value-type="string">
            <text:p>Studies - Stress Test Inducible Ischemia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04">
            <text:p>70304</text:p>
          </table:table-cell>
          <table:table-cell table:style-name="ce23" office:value-type="string">
            <text:p>Assessment and Plan - Attending Signat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05">
            <text:p>70305</text:p>
          </table:table-cell>
          <table:table-cell table:style-name="ce23" office:value-type="string">
            <text:p>General - Beta Blocker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06">
            <text:p>70306</text:p>
          </table:table-cell>
          <table:table-cell table:style-name="ce23" office:value-type="string">
            <text:p>Assessment and Plan - Case Cancell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07">
            <text:p>70307</text:p>
          </table:table-cell>
          <table:table-cell table:style-name="ce23" office:value-type="string">
            <text:p>Assessment and Plan - DNR Status in 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09">
            <text:p>70309</text:p>
          </table:table-cell>
          <table:table-cell table:style-name="ce23" office:value-type="string">
            <text:p>Assessment and Plan - Billing Established Pati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10">
            <text:p>70310</text:p>
          </table:table-cell>
          <table:table-cell table:style-name="ce23" office:value-type="string">
            <text:p>Assessment and Plan - Evaluation Comple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13">
            <text:p>70313</text:p>
          </table:table-cell>
          <table:table-cell table:style-name="ce23" office:value-type="string">
            <text:p>Assessment and Plan - Difficult Vascular Access anticipat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14">
            <text:p>70314</text:p>
          </table:table-cell>
          <table:table-cell table:style-name="ce23" office:value-type="string">
            <text:p>Cardiovascular - Functional Capacit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0316">
            <text:p>70316</text:p>
          </table:table-cell>
          <table:table-cell table:style-name="ce23" office:value-type="string">
            <text:p>ID - Isolation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18">
            <text:p>70318</text:p>
          </table:table-cell>
          <table:table-cell table:style-name="ce23" office:value-type="string">
            <text:p>Physical exam - Level of Conscious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19">
            <text:p>70319</text:p>
          </table:table-cell>
          <table:table-cell table:style-name="ce23" office:value-type="string">
            <text:p>Assessment and Plan - NPO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21">
            <text:p>70321</text:p>
          </table:table-cell>
          <table:table-cell table:style-name="ce23" office:value-type="string">
            <text:p>General - Gestational Ag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326">
            <text:p>70326</text:p>
          </table:table-cell>
          <table:table-cell table:style-name="ce23" office:value-type="string">
            <text:p>Obstetrics / Gyn - Reason for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32">
            <text:p>70332</text:p>
          </table:table-cell>
          <table:table-cell table:style-name="ce23" office:value-type="string">
            <text:p>General - Surgery Admit Typ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38">
            <text:p>70338</text:p>
          </table:table-cell>
          <table:table-cell table:style-name="ce23" office:value-type="string">
            <text:p>General - PONV Risk Fac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39">
            <text:p>70339</text:p>
          </table:table-cell>
          <table:table-cell table:style-name="ce23" office:value-type="string">
            <text:p>General - PONV Risk Total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40">
            <text:p>70340</text:p>
          </table:table-cell>
          <table:table-cell table:style-name="ce23" office:value-type="string">
            <text:p>Assessment and Plan - Preop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41">
            <text:p>70341</text:p>
          </table:table-cell>
          <table:table-cell table:style-name="ce23" office:value-type="string">
            <text:p>Assessment and Plan - Preop Meds Need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42">
            <text:p>70342</text:p>
          </table:table-cell>
          <table:table-cell table:style-name="ce23" office:value-type="string">
            <text:p>Rheumatologic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343">
            <text:p>70343</text:p>
          </table:table-cell>
          <table:table-cell table:style-name="ce23" office:value-type="string">
            <text:p>Rheumatologic - Lup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08">
            <text:p>70408</text:p>
          </table:table-cell>
          <table:table-cell table:style-name="ce23" office:value-type="string">
            <text:p>Studies - Labs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09">
            <text:p>70409</text:p>
          </table:table-cell>
          <table:table-cell table:style-name="ce23" office:value-type="string">
            <text:p>Studies - Other da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10">
            <text:p>70410</text:p>
          </table:table-cell>
          <table:table-cell table:style-name="ce23" office:value-type="string">
            <text:p>Studies - Other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13">
            <text:p>70413</text:p>
          </table:table-cell>
          <table:table-cell table:style-name="ce23" office:value-type="string">
            <text:p>General - Past Medical History (not categorized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18">
            <text:p>70418</text:p>
          </table:table-cell>
          <table:table-cell table:style-name="ce23" office:value-type="string">
            <text:p>General - Sensory Limit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19">
            <text:p>70419</text:p>
          </table:table-cell>
          <table:table-cell table:style-name="ce23" office:value-type="string">
            <text:p>General - Beta Blocker Contraindic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20">
            <text:p>70420</text:p>
          </table:table-cell>
          <table:table-cell table:style-name="ce23" office:value-type="string">
            <text:p>Assessment and Plan - Discharge Planning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22">
            <text:p>70422</text:p>
          </table:table-cell>
          <table:table-cell table:style-name="ce23" office:value-type="string">
            <text:p>Assessment and Plan - Surgical Procedure Assessment (SPA)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0423">
            <text:p>70423</text:p>
          </table:table-cell>
          <table:table-cell table:style-name="ce23" office:value-type="string">
            <text:p>Assessment and Plan - Model for End Stage Liver Disease (MELD) Scor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1010">
            <text:p>71010</text:p>
          </table:table-cell>
          <table:table-cell table:style-name="ce23" office:value-type="string">
            <text:p>Recommended Antibiotic Do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20">
            <text:p>71020</text:p>
          </table:table-cell>
          <table:table-cell table:style-name="ce23" office:value-type="string">
            <text:p>General - Ophthalmologic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30">
            <text:p>71030</text:p>
          </table:table-cell>
          <table:table-cell table:style-name="ce23" office:value-type="string">
            <text:p>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40">
            <text:p>71040</text:p>
          </table:table-cell>
          <table:table-cell table:style-name="ce23" office:value-type="string">
            <text:p>ICD-9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41">
            <text:p>71041</text:p>
          </table:table-cell>
          <table:table-cell table:style-name="ce23" office:value-type="string">
            <text:p>ICD-10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50">
            <text:p>71050</text:p>
          </table:table-cell>
          <table:table-cell table:style-name="ce23" office:value-type="string">
            <text:p>Glasgow Coma Scale (GCS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60">
            <text:p>71060</text:p>
          </table:table-cell>
          <table:table-cell table:style-name="ce23" office:value-type="string">
            <text:p>General - Dental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070">
            <text:p>71070</text:p>
          </table:table-cell>
          <table:table-cell table:style-name="ce23" office:value-type="string">
            <text:p>General - Dermatologic Histor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1140">
            <text:p>71140</text:p>
          </table:table-cell>
          <table:table-cell table:style-name="ce23" office:value-type="string">
            <text:p>General - Medications Detail - Taken since dat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1160">
            <text:p>71160</text:p>
          </table:table-cell>
          <table:table-cell table:style-name="ce23" office:value-type="string">
            <text:p>General - Medications Detail - First Databank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1170">
            <text:p>71170</text:p>
          </table:table-cell>
          <table:table-cell table:style-name="ce23" office:value-type="string">
            <text:p>General - Medications Detail - Medispan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1180">
            <text:p>71180</text:p>
          </table:table-cell>
          <table:table-cell table:style-name="ce23" office:value-type="string">
            <text:p>General - Medications Detail - RxNorm Concept Unique Identifi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3" office:value-type="float" office:value="71190">
            <text:p>71190</text:p>
          </table:table-cell>
          <table:table-cell table:style-name="ce23" office:value-type="string">
            <text:p>General - Allergies Detail - Severity of Reactio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5"/>
          <table:table-cell table:number-columns-repeated="2"/>
          <table:table-cell table:style-name="ce23" office:value-type="float" office:value="71210">
            <text:p>71210</text:p>
          </table:table-cell>
          <table:table-cell table:style-name="ce23" office:value-type="string">
            <text:p>General - Medications - Hom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002">
            <text:p>70002</text:p>
          </table:table-cell>
          <table:table-cell table:style-name="ce23" office:value-type="string">
            <text:p>Airway - Freetext Comment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023">
            <text:p>70023</text:p>
          </table:table-cell>
          <table:table-cell table:style-name="ce23" office:value-type="string">
            <text:p>General - Birth History</text:p>
          </table:table-cell>
          <table:table-cell table:number-columns-repeated="1012"/>
        </table:table-row>
        <table:table-row table:style-name="ro4" table:number-rows-repeated="2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2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office:value-type="float" office:value="70000">
            <text:p>70000</text:p>
          </table:table-cell>
          <table:table-cell table:style-name="ce23" office:value-type="string">
            <text:p>Unmapped Preop Concep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14" table:number-columns-repeated="3"/>
          <table:table-cell table:number-columns-repeated="1011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number-columns-repeated="1014"/>
        </table:table-row>
        <table:table-row table:style-name="ro4">
          <table:table-cell/>
          <table:table-cell table:style-name="ce18"/>
          <table:table-cell/>
          <table:table-cell table:style-name="ce18" table:number-columns-repeated="7"/>
          <table:table-cell table:number-columns-repeated="101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table:style-name="ce18"/>
          <table:table-cell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15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8" table:number-columns-repeated="7"/>
          <table:table-cell table:style-name="ce23" table:number-columns-repeated="2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8"/>
          <table:table-cell/>
          <table:table-cell table:style-name="ce18" table:number-columns-repeated="7"/>
          <table:table-cell table:style-name="ce23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 table:number-rows-repeated="2">
          <table:table-cell/>
          <table:table-cell table:style-name="ce18"/>
          <table:table-cell/>
          <table:table-cell table:style-name="ce18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12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8"/>
          <table:table-cell/>
          <table:table-cell table:style-name="ce18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11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 table:number-rows-repeated="6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4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 table:number-rows-repeated="4">
          <table:table-cell/>
          <table:table-cell table:style-name="ce10"/>
          <table:table-cell/>
          <table:table-cell table:style-name="ce10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31">
          <table:table-cell table:number-columns-repeated="10"/>
          <table:table-cell table:style-name="ce23" table:number-columns-repeated="2"/>
          <table:table-cell table:number-columns-repeated="1012"/>
        </table:table-row>
        <table:table-row table:style-name="ro4">
          <table:table-cell/>
          <table:table-cell table:style-name="ce18"/>
          <table:table-cell/>
          <table:table-cell table:style-name="ce18" table:number-columns-repeated="7"/>
          <table:table-cell table:style-name="ce23" table:number-columns-repeated="2"/>
          <table:table-cell table:number-columns-repeated="1012"/>
        </table:table-row>
        <table:table-row table:style-name="ro4" table:number-rows-repeated="10479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ions" table:style-name="ta4">
        <office:forms form:automatic-focus="false" form:apply-design-mode="false"/>
        <table:shapes>
          <draw:custom-shape draw:z-index="0" draw:name="Text Box 0" draw:style-name="gr1" draw:text-style-name="P1" display="printer" svg:width="1.478in" svg:height="4.2945in" svg:x="17.1122in" svg:y="0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8" table:number-columns-repeated="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21" table:number-columns-repeated="2" table:default-cell-style-name="ce6"/>
        <table:table-column table:style-name="co38" table:number-columns-repeated="236" table:default-cell-style-name="ce6"/>
        <table:table-column table:style-name="co38" table:number-columns-repeated="767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9" office:value-type="string">
            <text:p>Dr David Belavy</text:p>
          </table:table-cell>
          <table:table-cell table:style-name="ce9" office:value-type="string">
            <text:p>Alexander Khitev</text:p>
          </table:table-cell>
          <table:table-cell table:style-name="ce13" table:number-columns-repeated="1003"/>
        </table:table-row>
        <table:table-row table:style-name="ro7">
          <table:table-cell table:style-name="ce25" office:value-type="float" office:value="1">
            <text:p>1</text:p>
          </table:table-cell>
          <table:table-cell table:formula="of:=VLOOKUP([.D2];[$'Concept heirarchy position'.A$1:.I$629];2;0)" office:value-type="float" office:value="0">
            <text:p/>
          </table:table-cell>
          <table:table-cell office:value-type="float" office:value="372">
            <text:p>372</text:p>
          </table:table-cell>
          <table:table-cell table:style-name="ce14" office:value-type="string">
            <text:p>Patient_Identifiable_Information_introduction</text:p>
          </table:table-cell>
          <table:table-cell table:style-name="ce32" office:value-type="string">
            <text:p>We need some personal information to help your doctor identify you and link this assessment with your record.</text:p>
          </table:table-cell>
          <table:table-cell table:style-name="ce32" office:value-type="string">
            <text:p>All</text:p>
          </table:table-cell>
          <table:table-cell table:style-name="ce32" office:value-type="string">
            <text:p>Statement</text:p>
          </table:table-cell>
          <table:table-cell table:style-name="ce41" table:number-columns-repeated="6"/>
          <table:table-cell table:formula="of:=VLOOKUP([.D2];[$'Concept heirarchy position'.A$1:.I$629];3;0)" office:value-type="float" office:value="1">
            <text:p>1</text:p>
          </table:table-cell>
          <table:table-cell table:style-name="ce41" office:value-type="string">
            <text:p>Y</text:p>
          </table:table-cell>
          <table:table-cell table:style-name="ce41"/>
          <table:table-cell table:style-name="ce25" table:number-columns-repeated="3"/>
          <table:table-cell table:number-columns-repeated="2" table:style-name="ce41" office:value-type="string">
            <text:p>Y</text:p>
          </table:table-cell>
          <table:table-cell table:style-name="ce25" table:number-columns-repeated="1003"/>
        </table:table-row>
        <table:table-row table:style-name="ro8">
          <table:table-cell table:style-name="ce25" table:formula="of:=[.A2]+1" office:value-type="float" office:value="2">
            <text:p>2</text:p>
          </table:table-cell>
          <table:table-cell table:formula="of:=VLOOKUP([.D3];[$'Concept heirarchy position'.A$1:.I$629];2;0)" office:value-type="float" office:value="0">
            <text:p>#N/A</text:p>
          </table:table-cell>
          <table:table-cell office:value-type="float" office:value="420">
            <text:p>420</text:p>
          </table:table-cell>
          <table:table-cell table:style-name="ce14"/>
          <table:table-cell table:style-name="ce32" office:value-type="string">
            <text:p>Identifying information</text:p>
          </table:table-cell>
          <table:table-cell table:style-name="ce32"/>
          <table:table-cell table:style-name="ce32" office:value-type="string">
            <text:p>Start_section</text:p>
          </table:table-cell>
          <table:table-cell table:style-name="ce41" table:number-columns-repeated="6"/>
          <table:table-cell table:formula="of:=VLOOKUP([.D3];[$'Concept heirarchy position'.A$1:.I$629];3;0)" office:value-type="float" office:value="0">
            <text:p>#N/A</text:p>
          </table:table-cell>
          <table:table-cell table:style-name="ce41" table:number-columns-repeated="2"/>
          <table:table-cell table:style-name="ce25" office:value-type="string">
            <text:p>Y</text:p>
          </table:table-cell>
          <table:table-cell table:style-name="ce25" table:number-columns-repeated="2"/>
          <table:table-cell table:style-name="ce41" table:number-columns-repeated="2"/>
          <table:table-cell table:style-name="ce25" table:number-columns-repeated="1003"/>
        </table:table-row>
        <table:table-row table:style-name="ro9">
          <table:table-cell table:style-name="ce25" table:formula="of:=[.A3]+1" office:value-type="float" office:value="3">
            <text:p>3</text:p>
          </table:table-cell>
          <table:table-cell table:formula="of:=VLOOKUP([.D4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33" office:value-type="string">
            <text:p>Family nam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4];[$'Concept heirarchy position'.A$1:.I$629];3;0)" office:value-type="float" office:value="2">
            <text:p>2</text:p>
          </table:table-cell>
          <table:table-cell table:style-name="ce41" office:value-type="string">
            <text:p>Y</text:p>
          </table:table-cell>
          <table:table-cell table:style-name="ce46"/>
          <table:table-cell table:style-name="ce51"/>
          <table:table-cell table:style-name="ce25" table:number-columns-repeated="2"/>
          <table:table-cell table:number-columns-repeated="2" table:style-name="ce41" office:value-type="string">
            <text:p>Y</text:p>
          </table:table-cell>
          <table:table-cell table:style-name="ce25" table:number-columns-repeated="1003"/>
        </table:table-row>
        <table:table-row table:style-name="ro9">
          <table:table-cell table:style-name="ce25" table:formula="of:=[.A4]+1" office:value-type="float" office:value="4">
            <text:p>4</text:p>
          </table:table-cell>
          <table:table-cell table:formula="of:=VLOOKUP([.D5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33" office:value-type="string">
            <text:p>First nam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5];[$'Concept heirarchy position'.A$1:.I$629];3;0)" office:value-type="float" office:value="3">
            <text:p>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9">
          <table:table-cell table:style-name="ce25" table:formula="of:=[.A5]+1" office:value-type="float" office:value="5">
            <text:p>5</text:p>
          </table:table-cell>
          <table:table-cell table:formula="of:=VLOOKUP([.D6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33" office:value-type="string">
            <text:p>Middle name(s)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];[$'Concept heirarchy position'.A$1:.I$629];3;0)" office:value-type="float" office:value="4">
            <text:p>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/>
          <table:table-cell table:number-columns-repeated="1003"/>
        </table:table-row>
        <table:table-row table:style-name="ro4">
          <table:table-cell table:style-name="ce25" table:formula="of:=[.A6]+1" office:value-type="float" office:value="6">
            <text:p>6</text:p>
          </table:table-cell>
          <table:table-cell table:formula="of:=VLOOKUP([.D7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33" office:value-type="string">
            <text:p>Date of birth (DD-MM-YYYY) - please check this is correct before moving on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7];[$'Concept heirarchy position'.A$1:.I$629];3;0)" office:value-type="float" office:value="5">
            <text:p>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/>
          <table:table-cell table:number-columns-repeated="1003"/>
        </table:table-row>
        <table:table-row table:style-name="ro9">
          <table:table-cell table:style-name="ce25" table:formula="of:=[.A7]+1" office:value-type="float" office:value="7">
            <text:p>7</text:p>
          </table:table-cell>
          <table:table-cell table:formula="of:=VLOOKUP([.D8];[$'Concept heirarchy position'.A$1:.I$629];2;0)" office:value-type="string" office:string-value="Surname">
            <text:p>Surname</text:p>
          </table:table-cell>
          <table:table-cell office:value-type="float" office:value="476">
            <text:p>476</text:p>
          </table:table-cell>
          <table:table-cell office:value-type="string">
            <text:p>Patient_Surname</text:p>
          </table:table-cell>
          <table:table-cell table:style-name="ce33" office:value-type="string">
            <text:p>Family nam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8];[$'Concept heirarchy position'.A$1:.I$629];3;0)" office:value-type="float" office:value="2">
            <text:p>2</text:p>
          </table:table-cell>
          <table:table-cell table:style-name="ce41"/>
          <table:table-cell table:style-name="ce46"/>
          <table:table-cell table:style-name="ce51" office:value-type="string">
            <text:p>Y</text:p>
          </table:table-cell>
          <table:table-cell table:style-name="ce25" table:number-columns-repeated="2"/>
          <table:table-cell table:style-name="ce41"/>
          <table:table-cell table:style-name="ce41" office:value-type="string">
            <text:p>Y</text:p>
          </table:table-cell>
          <table:table-cell table:style-name="ce25" table:number-columns-repeated="1003"/>
        </table:table-row>
        <table:table-row table:style-name="ro9">
          <table:table-cell table:style-name="ce25" table:formula="of:=[.A8]+1" office:value-type="float" office:value="8">
            <text:p>8</text:p>
          </table:table-cell>
          <table:table-cell table:formula="of:=VLOOKUP([.D9];[$'Concept heirarchy position'.A$1:.I$629];2;0)" office:value-type="string" office:string-value="Forename">
            <text:p>Forename</text:p>
          </table:table-cell>
          <table:table-cell office:value-type="float" office:value="477">
            <text:p>477</text:p>
          </table:table-cell>
          <table:table-cell office:value-type="string">
            <text:p>Patient_First_Name</text:p>
          </table:table-cell>
          <table:table-cell table:style-name="ce33" office:value-type="string">
            <text:p>First nam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9];[$'Concept heirarchy position'.A$1:.I$629];3;0)" office:value-type="float" office:value="3">
            <text:p>3</text:p>
          </table:table-cell>
          <table:table-cell table:style-name="ce41"/>
          <table:table-cell table:style-name="ce46"/>
          <table:table-cell table:style-name="ce51" office:value-type="string">
            <text:p>Y</text:p>
          </table:table-cell>
          <table:table-cell table:number-columns-repeated="2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9">
          <table:table-cell table:style-name="ce25" table:formula="of:=[.A9]+1" office:value-type="float" office:value="9">
            <text:p>9</text:p>
          </table:table-cell>
          <table:table-cell table:formula="of:=VLOOKUP([.D10];[$'Concept heirarchy position'.A$1:.I$629];2;0)" office:value-type="string" office:string-value="Middle name(s)">
            <text:p>Middle name(s)</text:p>
          </table:table-cell>
          <table:table-cell office:value-type="float" office:value="478">
            <text:p>478</text:p>
          </table:table-cell>
          <table:table-cell office:value-type="string">
            <text:p>Patient_Middle_Name</text:p>
          </table:table-cell>
          <table:table-cell table:style-name="ce33" office:value-type="string">
            <text:p>Middle name(s)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0];[$'Concept heirarchy position'.A$1:.I$629];3;0)" office:value-type="float" office:value="4">
            <text:p>4</text:p>
          </table:table-cell>
          <table:table-cell table:style-name="ce41"/>
          <table:table-cell table:style-name="ce46"/>
          <table:table-cell table:style-name="ce51" office:value-type="string">
            <text:p>Y</text:p>
          </table:table-cell>
          <table:table-cell table:number-columns-repeated="2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0]+1" office:value-type="float" office:value="10">
            <text:p>10</text:p>
          </table:table-cell>
          <table:table-cell table:formula="of:=VLOOKUP([.D11];[$'Concept heirarchy position'.A$1:.I$629];2;0)" office:value-type="string" office:string-value="DOB">
            <text:p>DOB</text:p>
          </table:table-cell>
          <table:table-cell office:value-type="float" office:value="479">
            <text:p>479</text:p>
          </table:table-cell>
          <table:table-cell office:value-type="string">
            <text:p>Patient_DOB</text:p>
          </table:table-cell>
          <table:table-cell table:style-name="ce33" office:value-type="string">
            <text:p>Date of birth (DD-MM-YYYY)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11];[$'Concept heirarchy position'.A$1:.I$629];3;0)" office:value-type="float" office:value="5">
            <text:p>5</text:p>
          </table:table-cell>
          <table:table-cell table:style-name="ce41"/>
          <table:table-cell table:style-name="ce46"/>
          <table:table-cell table:style-name="ce51" office:value-type="string">
            <text:p>Y</text:p>
          </table:table-cell>
          <table:table-cell table:number-columns-repeated="2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1]+1" office:value-type="float" office:value="11">
            <text:p>11</text:p>
          </table:table-cell>
          <table:table-cell table:formula="of:=VLOOKUP([.D12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34" office:value-type="string">
            <text:p>Gender</text:p>
          </table:table-cell>
          <table:table-cell table:style-name="ce29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12];[$'Concept heirarchy position'.A$1:.I$629];3;0)" office:value-type="float" office:value="7">
            <text:p>7</text:p>
          </table:table-cell>
          <table:table-cell/>
          <table:table-cell table:style-name="ce50"/>
          <table:table-cell table:style-name="ce51" office:value-type="string">
            <text:p>Y</text:p>
          </table:table-cell>
          <table:table-cell table:number-columns-repeated="1007"/>
        </table:table-row>
        <table:table-row table:style-name="ro4">
          <table:table-cell table:style-name="ce25" table:formula="of:=[.A12]+1" office:value-type="float" office:value="12">
            <text:p>12</text:p>
          </table:table-cell>
          <table:table-cell table:formula="of:=VLOOKUP([.D13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33" office:value-type="string">
            <text:p>Gender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Gender_patient</text:p>
          </table:table-cell>
          <table:table-cell table:number-columns-repeated="5"/>
          <table:table-cell table:formula="of:=VLOOKUP([.D13];[$'Concept heirarchy position'.A$1:.I$629];3;0)" office:value-type="float" office:value="7">
            <text:p>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3]+1" office:value-type="float" office:value="13">
            <text:p>13</text:p>
          </table:table-cell>
          <table:table-cell table:formula="of:=VLOOKUP([.D14];[$'Concept heirarchy position'.A$1:.I$629];2;0)" office:value-type="float" office:value="0">
            <text:p/>
          </table:table-cell>
          <table:table-cell office:value-type="float" office:value="404">
            <text:p>404</text:p>
          </table:table-cell>
          <table:table-cell table:style-name="ce11" office:value-type="string">
            <text:p>Patient_Contact_introduction</text:p>
          </table:table-cell>
          <table:table-cell table:style-name="ce33" office:value-type="string">
            <text:p>Show Contact Information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</text:p>
          </table:table-cell>
          <table:table-cell table:number-columns-repeated="5"/>
          <table:table-cell table:formula="of:=VLOOKUP([.D14];[$'Concept heirarchy position'.A$1:.I$629];3;0)" office:value-type="float" office:value="8">
            <text:p>8</text:p>
          </table:table-cell>
          <table:table-cell table:style-name="ce41"/>
          <table:table-cell table:style-name="ce46"/>
          <table:table-cell table:number-columns-repeated="3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4]+1" office:value-type="float" office:value="14">
            <text:p>14</text:p>
          </table:table-cell>
          <table:table-cell table:formula="of:=VLOOKUP([.D15];[$'Concept heirarchy position'.A$1:.I$629];2;0)" office:value-type="float" office:value="0">
            <text:p>#N/A</text:p>
          </table:table-cell>
          <table:table-cell office:value-type="float" office:value="421">
            <text:p>421</text:p>
          </table:table-cell>
          <table:table-cell table:style-name="ce11"/>
          <table:table-cell table:style-name="ce33" office:value-type="string">
            <text:p>Identifying information</text:p>
          </table:table-cell>
          <table:table-cell table:style-name="ce29"/>
          <table:table-cell table:style-name="ce29" office:value-type="string">
            <text:p>End_section</text:p>
          </table:table-cell>
          <table:table-cell table:style-name="ce29"/>
          <table:table-cell table:number-columns-repeated="5"/>
          <table:table-cell table:formula="of:=VLOOKUP([.D15];[$'Concept heirarchy position'.A$1:.I$629];3;0)" office:value-type="float" office:value="0">
            <text:p>#N/A</text:p>
          </table:table-cell>
          <table:table-cell table:style-name="ce41"/>
          <table:table-cell table:style-name="ce46"/>
          <table:table-cell table:style-name="ce51" office:value-type="string">
            <text:p>Y</text:p>
          </table:table-cell>
          <table:table-cell table:number-columns-repeated="2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5]+1" office:value-type="float" office:value="15">
            <text:p>15</text:p>
          </table:table-cell>
          <table:table-cell table:formula="of:=VLOOKUP([.D16];[$'Concept heirarchy position'.A$1:.I$629];2;0)" office:value-type="float" office:value="0">
            <text:p>#N/A</text:p>
          </table:table-cell>
          <table:table-cell office:value-type="float" office:value="422">
            <text:p>422</text:p>
          </table:table-cell>
          <table:table-cell table:style-name="ce11"/>
          <table:table-cell table:style-name="ce33" office:value-type="string">
            <text:p>Contact information</text:p>
          </table:table-cell>
          <table:table-cell table:style-name="ce29"/>
          <table:table-cell table:style-name="ce29" office:value-type="string">
            <text:p>Start_section</text:p>
          </table:table-cell>
          <table:table-cell table:style-name="ce29"/>
          <table:table-cell table:number-columns-repeated="5"/>
          <table:table-cell table:formula="of:=VLOOKUP([.D16];[$'Concept heirarchy position'.A$1:.I$629];3;0)" office:value-type="float" office:value="0">
            <text:p>#N/A</text:p>
          </table:table-cell>
          <table:table-cell table:style-name="ce41"/>
          <table:table-cell table:style-name="ce46"/>
          <table:table-cell table:style-name="ce51" office:value-type="string">
            <text:p>Y</text:p>
          </table:table-cell>
          <table:table-cell table:number-columns-repeated="2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]+1" office:value-type="float" office:value="16">
            <text:p>16</text:p>
          </table:table-cell>
          <table:table-cell table:formula="of:=VLOOKUP([.D17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33" office:value-type="string">
            <text:p>E-mail address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7];[$'Concept heirarchy position'.A$1:.I$629];3;0)" office:value-type="float" office:value="9">
            <text:p>9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17]+1" office:value-type="float" office:value="17">
            <text:p>17</text:p>
          </table:table-cell>
          <table:table-cell table:formula="of:=VLOOKUP([.D18];[$'Concept heirarchy position'.A$1:.I$629];2;0)" office:value-type="string" office:string-value="Email">
            <text:p>Email</text:p>
          </table:table-cell>
          <table:table-cell office:value-type="float" office:value="480">
            <text:p>480</text:p>
          </table:table-cell>
          <table:table-cell office:value-type="string">
            <text:p>Patient_Email</text:p>
          </table:table-cell>
          <table:table-cell table:style-name="ce33" office:value-type="string">
            <text:p>E-mail address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8];[$'Concept heirarchy position'.A$1:.I$629];3;0)" office:value-type="float" office:value="9">
            <text:p>9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18]+1" office:value-type="float" office:value="18">
            <text:p>18</text:p>
          </table:table-cell>
          <table:table-cell table:formula="of:=VLOOKUP([.D19];[$'Concept heirarchy position'.A$1:.I$629];2;0)" office:value-type="string" office:string-value="Preferred Telephone Contact">
            <text:p>Preferred Telephone Contact</text:p>
          </table:table-cell>
          <table:table-cell office:value-type="float" office:value="373">
            <text:p>373</text:p>
          </table:table-cell>
          <table:table-cell table:style-name="ce11" office:value-type="string">
            <text:p>Patient_Preferred_Telephone_Contact</text:p>
          </table:table-cell>
          <table:table-cell table:style-name="ce33" office:value-type="string">
            <text:p>Your doctor may need to speak to you prior to your day of surgery. <text:s/>Which is the best telephone number to contact you? 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Preferred_telephone_contact</text:p>
          </table:table-cell>
          <table:table-cell table:number-columns-repeated="5"/>
          <table:table-cell table:formula="of:=VLOOKUP([.D19];[$'Concept heirarchy position'.A$1:.I$629];3;0)" office:value-type="float" office:value="11">
            <text:p>11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19]+1" office:value-type="float" office:value="19">
            <text:p>19</text:p>
          </table:table-cell>
          <table:table-cell table:formula="of:=VLOOKUP([.D20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33" office:value-type="string">
            <text:p>Home telephone</text:p>
          </table:table-cell>
          <table:table-cell table:style-name="ce29" office:value-type="string">
            <text:p>Patient_Preferred_Telephone_Contact=Home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0];[$'Concept heirarchy position'.A$1:.I$629];3;0)" office:value-type="float" office:value="12">
            <text:p>12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20]+1" office:value-type="float" office:value="20">
            <text:p>20</text:p>
          </table:table-cell>
          <table:table-cell table:formula="of:=VLOOKUP([.D21];[$'Concept heirarchy position'.A$1:.I$629];2;0)" office:value-type="string" office:string-value="Home Phone">
            <text:p>Home Phone</text:p>
          </table:table-cell>
          <table:table-cell office:value-type="float" office:value="389">
            <text:p>389</text:p>
          </table:table-cell>
          <table:table-cell office:value-type="string">
            <text:p>Patient_Home_Phone</text:p>
          </table:table-cell>
          <table:table-cell table:style-name="ce33" office:value-type="string">
            <text:p>Home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1];[$'Concept heirarchy position'.A$1:.I$629];3;0)" office:value-type="float" office:value="12">
            <text:p>12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21]+1" office:value-type="float" office:value="21">
            <text:p>21</text:p>
          </table:table-cell>
          <table:table-cell table:formula="of:=VLOOKUP([.D22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33" office:value-type="string">
            <text:p>Work telephone</text:p>
          </table:table-cell>
          <table:table-cell table:style-name="ce29" office:value-type="string">
            <text:p>Patient_Preferred_Telephone_Contact=Work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2];[$'Concept heirarchy position'.A$1:.I$629];3;0)" office:value-type="float" office:value="14">
            <text:p>14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22]+1" office:value-type="float" office:value="22">
            <text:p>22</text:p>
          </table:table-cell>
          <table:table-cell table:formula="of:=VLOOKUP([.D23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33" office:value-type="string">
            <text:p>Mobile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3];[$'Concept heirarchy position'.A$1:.I$629];3;0)" office:value-type="float" office:value="13">
            <text:p>13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23]+1" office:value-type="float" office:value="23">
            <text:p>23</text:p>
          </table:table-cell>
          <table:table-cell table:formula="of:=VLOOKUP([.D24];[$'Concept heirarchy position'.A$1:.I$629];2;0)" office:value-type="string" office:string-value="SMS message OK">
            <text:p>SMS message OK</text:p>
          </table:table-cell>
          <table:table-cell office:value-type="float" office:value="509">
            <text:p>509</text:p>
          </table:table-cell>
          <table:table-cell office:value-type="string">
            <text:p>SMS_message_OK</text:p>
          </table:table-cell>
          <table:table-cell office:value-type="string">
            <text:p>Are you happy to receive text messages (SMS) on this phone from your doctor?</text:p>
          </table:table-cell>
          <table:table-cell table:style-name="ce29"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24];[$'Concept heirarchy position'.A$1:.I$629];3;0)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4]+1" office:value-type="float" office:value="24">
            <text:p>24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390">
            <text:p>390</text:p>
          </table:table-cell>
          <table:table-cell office:value-type="string">
            <text:p>Patient_Mobile_Phone</text:p>
          </table:table-cell>
          <table:table-cell table:style-name="ce33" office:value-type="string">
            <text:p>Mobile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5];[$'Concept heirarchy position'.A$1:.I$629];3;0)" office:value-type="float" office:value="13">
            <text:p>13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25]+1" office:value-type="float" office:value="25">
            <text:p>25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391">
            <text:p>391</text:p>
          </table:table-cell>
          <table:table-cell office:value-type="string">
            <text:p>Patient_Work_Phone</text:p>
          </table:table-cell>
          <table:table-cell table:style-name="ce33" office:value-type="string">
            <text:p>Work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6];[$'Concept heirarchy position'.A$1:.I$629];3;0)" office:value-type="float" office:value="14">
            <text:p>14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26]+1" office:value-type="float" office:value="26">
            <text:p>26</text:p>
          </table:table-cell>
          <table:table-cell table:formula="of:=VLOOKUP([.D27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33" office:value-type="string">
            <text:p>Postal address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Text_box</text:p>
          </table:table-cell>
          <table:table-cell/>
          <table:table-cell table:style-name="ce29" office:value-type="float" office:value="1000">
            <text:p>1000</text:p>
          </table:table-cell>
          <table:table-cell table:number-columns-repeated="4"/>
          <table:table-cell table:formula="of:=VLOOKUP([.D27];[$'Concept heirarchy position'.A$1:.I$629];3;0)" office:value-type="float" office:value="15">
            <text:p>15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27]+1" office:value-type="float" office:value="27">
            <text:p>27</text:p>
          </table:table-cell>
          <table:table-cell table:formula="of:=VLOOKUP([.D28];[$'Concept heirarchy position'.A$1:.I$629];2;0)" office:value-type="string" office:string-value="Country">
            <text:p>Country</text:p>
          </table:table-cell>
          <table:table-cell office:value-type="float" office:value="363">
            <text:p>363</text:p>
          </table:table-cell>
          <table:table-cell table:style-name="ce15" office:value-type="string">
            <text:p>Patient_Country</text:p>
          </table:table-cell>
          <table:table-cell table:style-name="ce33" office:value-type="string">
            <text:p>Country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office:value-type="string">
            <text:p>Country</text:p>
          </table:table-cell>
          <table:table-cell table:style-name="ce29"/>
          <table:table-cell table:number-columns-repeated="4"/>
          <table:table-cell table:formula="of:=VLOOKUP([.D28];[$'Concept heirarchy position'.A$1:.I$629];3;0)" office:value-type="float" office:value="16">
            <text:p>16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28]+1" office:value-type="float" office:value="28">
            <text:p>28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34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formula="of:=VLOOKUP([.D29];[$'Concept heirarchy position'.A$1:.I$629];3;0)" office:value-type="float" office:value="18">
            <text:p>18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29]+1" office:value-type="float" office:value="29">
            <text:p>29</text:p>
          </table:table-cell>
          <table:table-cell table:formula="of:=VLOOKUP([.D30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33" office:value-type="string">
            <text:p>If we need to contact you, what is your preferred contact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Preferred_contact</text:p>
          </table:table-cell>
          <table:table-cell table:number-columns-repeated="5"/>
          <table:table-cell table:formula="of:=VLOOKUP([.D30];[$'Concept heirarchy position'.A$1:.I$629];3;0)" office:value-type="float" office:value="18">
            <text:p>18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0]+1" office:value-type="float" office:value="30">
            <text:p>30</text:p>
          </table:table-cell>
          <table:table-cell table:formula="of:=VLOOKUP([.D31];[$'Concept heirarchy position'.A$1:.I$629];2;0)" office:value-type="string" office:string-value="Medicare number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35" office:value-type="string">
            <text:p>What is your Medicare card number?</text:p>
          </table:table-cell>
          <table:table-cell table:style-name="ce18" office:value-type="string">
            <text:p>Patient_Country=Australia</text:p>
          </table:table-cell>
          <table:table-cell table:style-name="ce18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formula="of:=VLOOKUP([.D31];[$'Concept heirarchy position'.A$1:.I$629];3;0)" office:value-type="float" office:value="19">
            <text:p>19</text:p>
          </table:table-cell>
          <table:table-cell table:style-name="ce47"/>
          <table:table-cell table:style-name="ce54" table:number-columns-repeated="2"/>
          <table:table-cell table:number-columns-repeated="2"/>
          <table:table-cell table:style-name="ce47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1]+1" office:value-type="float" office:value="31">
            <text:p>31</text:p>
          </table:table-cell>
          <table:table-cell table:formula="of:=VLOOKUP([.D32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34" office:value-type="string">
            <text:p>Medicare card number</text:p>
          </table:table-cell>
          <table:table-cell table:style-name="ce18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table:formula="of:=VLOOKUP([.D32];[$'Concept heirarchy position'.A$1:.I$629];3;0)" office:value-type="float" office:value="19">
            <text:p>19</text:p>
          </table:table-cell>
          <table:table-cell/>
          <table:table-cell table:style-name="ce50" table:number-columns-repeated="2"/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32]+1" office:value-type="float" office:value="32">
            <text:p>32</text:p>
          </table:table-cell>
          <table:table-cell table:formula="of:=VLOOKUP([.D33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34" office:value-type="string">
            <text:p>Patient number on the medicare card</text:p>
          </table:table-cell>
          <table:table-cell table:style-name="ce18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3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33]+1" office:value-type="float" office:value="33">
            <text:p>33</text:p>
          </table:table-cell>
          <table:table-cell table:formula="of:=VLOOKUP([.D34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33" office:value-type="string">
            <text:p>In the list of people on the card, what is your number?</text:p>
          </table:table-cell>
          <table:table-cell table:style-name="ce18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];[$'Concept heirarchy position'.A$1:.I$629];3;0)" office:value-type="float" office:value="20">
            <text:p>20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4]+1" office:value-type="float" office:value="34">
            <text:p>34</text:p>
          </table:table-cell>
          <table:table-cell table:formula="of:=VLOOKUP([.D35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34" office:value-type="string">
            <text:p>Medicare card patient identifier</text:p>
          </table:table-cell>
          <table:table-cell table:style-name="ce18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35]+1" office:value-type="float" office:value="35">
            <text:p>35</text:p>
          </table:table-cell>
          <table:table-cell table:formula="of:=VLOOKUP([.D36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33" office:value-type="string">
            <text:p>Individual healthcare identifier</text:p>
          </table:table-cell>
          <table:table-cell table:style-name="ce18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6];[$'Concept heirarchy position'.A$1:.I$629];3;0)" office:value-type="float" office:value="21">
            <text:p>21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6]+1" office:value-type="float" office:value="36">
            <text:p>36</text:p>
          </table:table-cell>
          <table:table-cell table:formula="of:=VLOOKUP([.D37];[$'Concept heirarchy position'.A$1:.I$629];2;0)" office:value-type="string" office:string-value="IHI">
            <text:p>IHI</text:p>
          </table:table-cell>
          <table:table-cell office:value-type="float" office:value="336">
            <text:p>336</text:p>
          </table:table-cell>
          <table:table-cell table:style-name="ce11" office:value-type="string">
            <text:p>Individual_Healthcare_Identifier</text:p>
          </table:table-cell>
          <table:table-cell table:style-name="ce33" office:value-type="string">
            <text:p>What is your Individual Healthcare Identifier (if you have one)?</text:p>
          </table:table-cell>
          <table:table-cell table:style-name="ce18" office:value-type="string">
            <text:p>Patient_Country=Australia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7];[$'Concept heirarchy position'.A$1:.I$629];3;0)" office:value-type="float" office:value="21">
            <text:p>21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7]+1" office:value-type="float" office:value="37">
            <text:p>37</text:p>
          </table:table-cell>
          <table:table-cell table:formula="of:=VLOOKUP([.D38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33" office:value-type="string">
            <text:p>Social security number</text:p>
          </table:table-cell>
          <table:table-cell table:style-name="ce18" office:value-type="string">
            <text:p>Patient_Country=USA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38];[$'Concept heirarchy position'.A$1:.I$629];3;0)" office:value-type="float" office:value="22">
            <text:p>22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8]+1" office:value-type="float" office:value="38">
            <text:p>38</text:p>
          </table:table-cell>
          <table:table-cell table:formula="of:=VLOOKUP([.D39];[$'Concept heirarchy position'.A$1:.I$629];2;0)" office:value-type="string" office:string-value="NHS number">
            <text:p>NHS number</text:p>
          </table:table-cell>
          <table:table-cell office:value-type="float" office:value="364">
            <text:p>364</text:p>
          </table:table-cell>
          <table:table-cell table:style-name="ce11" office:value-type="string">
            <text:p>NHS_number</text:p>
          </table:table-cell>
          <table:table-cell table:style-name="ce33" office:value-type="string">
            <text:p>What is your NHS number?</text:p>
          </table:table-cell>
          <table:table-cell table:style-name="ce18" office:value-type="string">
            <text:p>Patient_Country=UK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9];[$'Concept heirarchy position'.A$1:.I$629];3;0)" office:value-type="float" office:value="23">
            <text:p>23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39]+1" office:value-type="float" office:value="39">
            <text:p>39</text:p>
          </table:table-cell>
          <table:table-cell table:formula="of:=VLOOKUP([.D40];[$'Concept heirarchy position'.A$1:.I$629];2;0)" office:value-type="string" office:string-value="NHS number">
            <text:p>NHS number</text:p>
          </table:table-cell>
          <table:table-cell office:value-type="float" office:value="366">
            <text:p>366</text:p>
          </table:table-cell>
          <table:table-cell table:style-name="ce11" office:value-type="string">
            <text:p>NHS_number</text:p>
          </table:table-cell>
          <table:table-cell table:style-name="ce36" office:value-type="string">
            <text:p>NHS number</text:p>
          </table:table-cell>
          <table:table-cell table:style-name="ce18" office:value-type="string">
            <text:p>Patient_Country=UK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0];[$'Concept heirarchy position'.A$1:.I$629];3;0)" office:value-type="float" office:value="23">
            <text:p>23</text:p>
          </table:table-cell>
          <table:table-cell table:number-columns-repeated="7"/>
          <table:table-cell table:style-name="ce55"/>
          <table:table-cell table:number-columns-repeated="1002"/>
        </table:table-row>
        <table:table-row table:style-name="ro4">
          <table:table-cell table:style-name="ce25" table:formula="of:=[.A40]+1" office:value-type="float" office:value="40">
            <text:p>40</text:p>
          </table:table-cell>
          <table:table-cell table:formula="of:=VLOOKUP([.D41];[$'Concept heirarchy position'.A$1:.I$629];2;0)" office:value-type="string" office:string-value="Next of kin Name">
            <text:p>Next of kin Name</text:p>
          </table:table-cell>
          <table:table-cell office:value-type="float" office:value="412">
            <text:p>412</text:p>
          </table:table-cell>
          <table:table-cell table:style-name="ce15" office:value-type="string">
            <text:p>NOK_Name</text:p>
          </table:table-cell>
          <table:table-cell table:style-name="ce36" office:value-type="string">
            <text:p>Next of kin name</text:p>
          </table:table-cell>
          <table:table-cell table:style-name="ce18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1];[$'Concept heirarchy position'.A$1:.I$629];3;0)" office:value-type="float" office:value="25">
            <text:p>25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1]+1" office:value-type="float" office:value="41">
            <text:p>41</text:p>
          </table:table-cell>
          <table:table-cell table:formula="of:=VLOOKUP([.D42];[$'Concept heirarchy position'.A$1:.I$629];2;0)" office:value-type="string" office:string-value="NOK contact same">
            <text:p>NOK contact same</text:p>
          </table:table-cell>
          <table:table-cell office:value-type="float" office:value="413">
            <text:p>413</text:p>
          </table:table-cell>
          <table:table-cell table:style-name="ce15" office:value-type="string">
            <text:p>NOK_Contact_equals_Patient_Contact</text:p>
          </table:table-cell>
          <table:table-cell table:style-name="ce36" office:value-type="string">
            <text:p>Are the contact details for the next of kin the same as the patient's contact details?</text:p>
          </table:table-cell>
          <table:table-cell table:style-name="ce18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</text:p>
          </table:table-cell>
          <table:table-cell table:number-columns-repeated="5"/>
          <table:table-cell table:formula="of:=VLOOKUP([.D42];[$'Concept heirarchy position'.A$1:.I$629];3;0)" office:value-type="float" office:value="26">
            <text:p>26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2]+1" office:value-type="float" office:value="42">
            <text:p>42</text:p>
          </table:table-cell>
          <table:table-cell table:formula="of:=VLOOKUP([.D43];[$'Concept heirarchy position'.A$1:.I$629];2;0)" office:value-type="string" office:string-value="NOK Home Phone">
            <text:p>NOK Home Phone</text:p>
          </table:table-cell>
          <table:table-cell office:value-type="float" office:value="414">
            <text:p>414</text:p>
          </table:table-cell>
          <table:table-cell table:style-name="ce15" office:value-type="string">
            <text:p>NOK_Home_Phone</text:p>
          </table:table-cell>
          <table:table-cell table:style-name="ce36" office:value-type="string">
            <text:p>Next of kin home phone</text:p>
          </table:table-cell>
          <table:table-cell table:style-name="ce15" office:value-type="string">
            <text:p>NOK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3];[$'Concept heirarchy position'.A$1:.I$629];3;0)" office:value-type="float" office:value="27">
            <text:p>27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3]+1" office:value-type="float" office:value="43">
            <text:p>43</text:p>
          </table:table-cell>
          <table:table-cell table:formula="of:=VLOOKUP([.D44];[$'Concept heirarchy position'.A$1:.I$629];2;0)" office:value-type="string" office:string-value="NOK Mobile Phone">
            <text:p>NOK Mobile Phone</text:p>
          </table:table-cell>
          <table:table-cell office:value-type="float" office:value="415">
            <text:p>415</text:p>
          </table:table-cell>
          <table:table-cell table:style-name="ce15" office:value-type="string">
            <text:p>NOK_Mobile_Phone</text:p>
          </table:table-cell>
          <table:table-cell table:style-name="ce36" office:value-type="string">
            <text:p>Next of kin mobile phone</text:p>
          </table:table-cell>
          <table:table-cell table:style-name="ce15" office:value-type="string">
            <text:p>NOK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4];[$'Concept heirarchy position'.A$1:.I$629];3;0)" office:value-type="float" office:value="28">
            <text:p>28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4]+1" office:value-type="float" office:value="44">
            <text:p>44</text:p>
          </table:table-cell>
          <table:table-cell table:formula="of:=VLOOKUP([.D45];[$'Concept heirarchy position'.A$1:.I$629];2;0)" office:value-type="string" office:string-value="NOK Work Phone">
            <text:p>NOK Work Phone</text:p>
          </table:table-cell>
          <table:table-cell office:value-type="float" office:value="416">
            <text:p>416</text:p>
          </table:table-cell>
          <table:table-cell table:style-name="ce15" office:value-type="string">
            <text:p>NOK_Work_Phone</text:p>
          </table:table-cell>
          <table:table-cell table:style-name="ce36" office:value-type="string">
            <text:p>Next of kin work phone</text:p>
          </table:table-cell>
          <table:table-cell table:style-name="ce15" office:value-type="string">
            <text:p>NOK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5];[$'Concept heirarchy position'.A$1:.I$629];3;0)" office:value-type="float" office:value="29">
            <text:p>29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5]+1" office:value-type="float" office:value="45">
            <text:p>45</text:p>
          </table:table-cell>
          <table:table-cell table:formula="of:=VLOOKUP([.D46];[$'Concept heirarchy position'.A$1:.I$629];2;0)" office:value-type="string" office:string-value="NOK Email">
            <text:p>NOK Email</text:p>
          </table:table-cell>
          <table:table-cell office:value-type="float" office:value="417">
            <text:p>417</text:p>
          </table:table-cell>
          <table:table-cell table:style-name="ce15" office:value-type="string">
            <text:p>NOK_Email</text:p>
          </table:table-cell>
          <table:table-cell table:style-name="ce36" office:value-type="string">
            <text:p>Next of kin email</text:p>
          </table:table-cell>
          <table:table-cell table:style-name="ce15" office:value-type="string">
            <text:p>NOK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46];[$'Concept heirarchy position'.A$1:.I$629];3;0)" office:value-type="float" office:value="30">
            <text:p>30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6]+1" office:value-type="float" office:value="46">
            <text:p>46</text:p>
          </table:table-cell>
          <table:table-cell table:formula="of:=VLOOKUP([.D47];[$'Concept heirarchy position'.A$1:.I$629];2;0)" office:value-type="string" office:string-value="NOK Address">
            <text:p>NOK Address</text:p>
          </table:table-cell>
          <table:table-cell office:value-type="float" office:value="418">
            <text:p>418</text:p>
          </table:table-cell>
          <table:table-cell table:style-name="ce15" office:value-type="string">
            <text:p>NOK_Address</text:p>
          </table:table-cell>
          <table:table-cell table:style-name="ce36" office:value-type="string">
            <text:p>Next of kin Address</text:p>
          </table:table-cell>
          <table:table-cell table:style-name="ce15" office:value-type="string">
            <text:p>NOK_Contact_equals_Patient_Contact=No</text:p>
          </table:table-cell>
          <table:table-cell table:style-name="ce29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47];[$'Concept heirarchy position'.A$1:.I$629];3;0)" office:value-type="float" office:value="31">
            <text:p>31</text:p>
          </table:table-cell>
          <table:table-cell table:number-columns-repeated="2"/>
          <table:table-cell table:style-name="ce51"/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7]+1" office:value-type="float" office:value="47">
            <text:p>47</text:p>
          </table:table-cell>
          <table:table-cell table:formula="of:=VLOOKUP([.D48];[$'Concept heirarchy position'.A$1:.I$629];2;0)" office:value-type="string" office:string-value="NOK Preferred Contact">
            <text:p>NOK Preferred Contact</text:p>
          </table:table-cell>
          <table:table-cell office:value-type="float" office:value="419">
            <text:p>419</text:p>
          </table:table-cell>
          <table:table-cell table:style-name="ce15" office:value-type="string">
            <text:p>NOK_Preferred_Contact</text:p>
          </table:table-cell>
          <table:table-cell table:style-name="ce36" office:value-type="string">
            <text:p>Next of kin preferred contact method</text:p>
          </table:table-cell>
          <table:table-cell table:style-name="ce15" office:value-type="string">
            <text:p>NOK_Contact_equals_Patient_Contact=No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formula="of:=VLOOKUP([.D48];[$'Concept heirarchy position'.A$1:.I$629];3;0)" office:value-type="float" office:value="32">
            <text:p>32</text:p>
          </table:table-cell>
          <table:table-cell table:number-columns-repeated="2"/>
          <table:table-cell table:style-name="ce51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48]+1" office:value-type="float" office:value="48">
            <text:p>48</text:p>
          </table:table-cell>
          <table:table-cell table:formula="of:=VLOOKUP([.D49];[$'Concept heirarchy position'.A$1:.I$629];2;0)" office:value-type="string" office:string-value="Parent name">
            <text:p>Parent name</text:p>
          </table:table-cell>
          <table:table-cell office:value-type="float" office:value="18">
            <text:p>18</text:p>
          </table:table-cell>
          <table:table-cell office:value-type="string">
            <text:p>Parent_Name</text:p>
          </table:table-cell>
          <table:table-cell table:style-name="ce33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9];[$'Concept heirarchy position'.A$1:.I$629];3;0)" office:value-type="float" office:value="33">
            <text:p>33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49]+1" office:value-type="float" office:value="49">
            <text:p>49</text:p>
          </table:table-cell>
          <table:table-cell table:formula="of:=VLOOKUP([.D50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33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</text:p>
          </table:table-cell>
          <table:table-cell table:number-columns-repeated="5"/>
          <table:table-cell table:formula="of:=VLOOKUP([.D50];[$'Concept heirarchy position'.A$1:.I$629];3;0)" office:value-type="float" office:value="34">
            <text:p>34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50]+1" office:value-type="float" office:value="50">
            <text:p>50</text:p>
          </table:table-cell>
          <table:table-cell table:formula="of:=VLOOKUP([.D51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33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1];[$'Concept heirarchy position'.A$1:.I$629];3;0)" office:value-type="float" office:value="35">
            <text:p>35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51]+1" office:value-type="float" office:value="51">
            <text:p>51</text:p>
          </table:table-cell>
          <table:table-cell table:formula="of:=VLOOKUP([.D52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33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2];[$'Concept heirarchy position'.A$1:.I$629];3;0)" office:value-type="float" office:value="36">
            <text:p>36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52]+1" office:value-type="float" office:value="52">
            <text:p>52</text:p>
          </table:table-cell>
          <table:table-cell table:formula="of:=VLOOKUP([.D53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33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3];[$'Concept heirarchy position'.A$1:.I$629];3;0)" office:value-type="float" office:value="37">
            <text:p>37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53]+1" office:value-type="float" office:value="53">
            <text:p>53</text:p>
          </table:table-cell>
          <table:table-cell table:formula="of:=VLOOKUP([.D54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33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4];[$'Concept heirarchy position'.A$1:.I$629];3;0)" office:value-type="float" office:value="38">
            <text:p>38</text:p>
          </table:table-cell>
          <table:table-cell table:style-name="ce41" office:value-type="string">
            <text:p>Y</text:p>
          </table:table-cell>
          <table:table-cell table:style-name="ce46" table:number-columns-repeated="2"/>
          <table:table-cell table:number-columns-repeated="2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54]+1" office:value-type="float" office:value="54">
            <text:p>54</text:p>
          </table:table-cell>
          <table:table-cell table:formula="of:=VLOOKUP([.D55];[$'Concept heirarchy position'.A$1:.I$629];2;0)" office:value-type="string" office:string-value="Parent name">
            <text:p>Parent name</text:p>
          </table:table-cell>
          <table:table-cell office:value-type="float" office:value="481">
            <text:p>481</text:p>
          </table:table-cell>
          <table:table-cell office:value-type="string">
            <text:p>Parent_Name</text:p>
          </table:table-cell>
          <table:table-cell table:style-name="ce33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5];[$'Concept heirarchy position'.A$1:.I$629];3;0)" office:value-type="float" office:value="33">
            <text:p>33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55]+1" office:value-type="float" office:value="55">
            <text:p>55</text:p>
          </table:table-cell>
          <table:table-cell table:formula="of:=VLOOKUP([.D56];[$'Concept heirarchy position'.A$1:.I$629];2;0)" office:value-type="string" office:string-value="Parent contact same">
            <text:p>Parent contact same</text:p>
          </table:table-cell>
          <table:table-cell office:value-type="float" office:value="482">
            <text:p>482</text:p>
          </table:table-cell>
          <table:table-cell office:value-type="string">
            <text:p>Parent_Contact_equals_Patient_Contact</text:p>
          </table:table-cell>
          <table:table-cell table:style-name="ce33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</text:p>
          </table:table-cell>
          <table:table-cell table:number-columns-repeated="5"/>
          <table:table-cell table:formula="of:=VLOOKUP([.D56];[$'Concept heirarchy position'.A$1:.I$629];3;0)" office:value-type="float" office:value="34">
            <text:p>34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56]+1" office:value-type="float" office:value="56">
            <text:p>56</text:p>
          </table:table-cell>
          <table:table-cell table:formula="of:=VLOOKUP([.D57];[$'Concept heirarchy position'.A$1:.I$629];2;0)" office:value-type="string" office:string-value="Home Phone">
            <text:p>Home Phone</text:p>
          </table:table-cell>
          <table:table-cell office:value-type="float" office:value="483">
            <text:p>483</text:p>
          </table:table-cell>
          <table:table-cell office:value-type="string">
            <text:p>Parent_Home_Phone</text:p>
          </table:table-cell>
          <table:table-cell table:style-name="ce33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7];[$'Concept heirarchy position'.A$1:.I$629];3;0)" office:value-type="float" office:value="35">
            <text:p>35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57]+1" office:value-type="float" office:value="57">
            <text:p>57</text:p>
          </table:table-cell>
          <table:table-cell table:formula="of:=VLOOKUP([.D58];[$'Concept heirarchy position'.A$1:.I$629];2;0)" office:value-type="string" office:string-value="Mobile Phone">
            <text:p>Mobile Phone</text:p>
          </table:table-cell>
          <table:table-cell office:value-type="float" office:value="484">
            <text:p>484</text:p>
          </table:table-cell>
          <table:table-cell office:value-type="string">
            <text:p>Parent_Mobile_Phone</text:p>
          </table:table-cell>
          <table:table-cell table:style-name="ce33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8];[$'Concept heirarchy position'.A$1:.I$629];3;0)" office:value-type="float" office:value="36">
            <text:p>36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58]+1" office:value-type="float" office:value="58">
            <text:p>58</text:p>
          </table:table-cell>
          <table:table-cell table:formula="of:=VLOOKUP([.D59];[$'Concept heirarchy position'.A$1:.I$629];2;0)" office:value-type="string" office:string-value="Work Phone">
            <text:p>Work Phone</text:p>
          </table:table-cell>
          <table:table-cell office:value-type="float" office:value="485">
            <text:p>485</text:p>
          </table:table-cell>
          <table:table-cell office:value-type="string">
            <text:p>Parent_Work_Phone</text:p>
          </table:table-cell>
          <table:table-cell table:style-name="ce33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9];[$'Concept heirarchy position'.A$1:.I$629];3;0)" office:value-type="float" office:value="37">
            <text:p>37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59]+1" office:value-type="float" office:value="59">
            <text:p>59</text:p>
          </table:table-cell>
          <table:table-cell table:formula="of:=VLOOKUP([.D60];[$'Concept heirarchy position'.A$1:.I$629];2;0)" office:value-type="string" office:string-value="Email">
            <text:p>Email</text:p>
          </table:table-cell>
          <table:table-cell office:value-type="float" office:value="486">
            <text:p>486</text:p>
          </table:table-cell>
          <table:table-cell office:value-type="string">
            <text:p>Parent_Email</text:p>
          </table:table-cell>
          <table:table-cell table:style-name="ce33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0];[$'Concept heirarchy position'.A$1:.I$629];3;0)" office:value-type="float" office:value="38">
            <text:p>38</text:p>
          </table:table-cell>
          <table:table-cell table:style-name="ce41"/>
          <table:table-cell table:style-name="ce46"/>
          <table:table-cell table:style-name="ce46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0]+1" office:value-type="float" office:value="60">
            <text:p>60</text:p>
          </table:table-cell>
          <table:table-cell table:formula="of:=VLOOKUP([.D61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29" office:value-type="string">
            <text:p>Parent_Address</text:p>
          </table:table-cell>
          <table:table-cell table:style-name="ce33" office:value-type="string">
            <text:p>Parent address</text:p>
          </table:table-cell>
          <table:table-cell office:value-type="string">
            <text:p>Parent_Contact_equals_Patient_Contact=No and Patient_Age &lt; 18</text:p>
          </table:table-cell>
          <table:table-cell table:style-name="ce29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61];[$'Concept heirarchy position'.A$1:.I$629];3;0)" office:value-type="float" office:value="39">
            <text:p>39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1]+1" office:value-type="float" office:value="61">
            <text:p>61</text:p>
          </table:table-cell>
          <table:table-cell table:formula="of:=VLOOKUP([.D62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34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formula="of:=VLOOKUP([.D62];[$'Concept heirarchy position'.A$1:.I$629];3;0)" office:value-type="float" office:value="40">
            <text:p>40</text:p>
          </table:table-cell>
          <table:table-cell table:style-name="ce41"/>
          <table:table-cell table:style-name="ce50"/>
          <table:table-cell table:style-name="ce50" office:value-type="string">
            <text:p>Y</text:p>
          </table:table-cell>
          <table:table-cell table:number-columns-repeated="2"/>
          <table:table-cell table:style-name="ce41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2]+1" office:value-type="float" office:value="62">
            <text:p>62</text:p>
          </table:table-cell>
          <table:table-cell table:formula="of:=VLOOKUP([.D63];[$'Concept heirarchy position'.A$1:.I$629];2;0)" office:value-type="string" office:string-value="Preferred Contact">
            <text:p>Preferred Contact</text:p>
          </table:table-cell>
          <table:table-cell office:value-type="float" office:value="487">
            <text:p>487</text:p>
          </table:table-cell>
          <table:table-cell office:value-type="string">
            <text:p>Parent_Preferred_Contact</text:p>
          </table:table-cell>
          <table:table-cell table:style-name="ce34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formula="of:=VLOOKUP([.D63];[$'Concept heirarchy position'.A$1:.I$629];3;0)" office:value-type="float" office:value="40">
            <text:p>40</text:p>
          </table:table-cell>
          <table:table-cell table:style-name="ce41" office:value-type="string">
            <text:p>Y</text:p>
          </table:table-cell>
          <table:table-cell table:style-name="ce50" table:number-columns-repeated="2"/>
          <table:table-cell table:number-columns-repeated="2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63]+1" office:value-type="float" office:value="63">
            <text:p>63</text:p>
          </table:table-cell>
          <table:table-cell table:formula="of:=VLOOKUP([.D64];[$'Concept heirarchy position'.A$1:.I$629];2;0)" office:value-type="string" office:string-value="Guardian">
            <text:p>Guardian</text:p>
          </table:table-cell>
          <table:table-cell office:value-type="float" office:value="348">
            <text:p>348</text:p>
          </table:table-cell>
          <table:table-cell table:style-name="ce15" office:value-type="string">
            <text:p>Guardian</text:p>
          </table:table-cell>
          <table:table-cell table:style-name="ce33" office:value-type="string">
            <text:p>Do you have a guardian?</text:p>
          </table:table-cell>
          <table:table-cell office:value-type="string">
            <text:p>Patient_Age &lt; 18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64];[$'Concept heirarchy position'.A$1:.I$629];3;0)" office:value-type="float" office:value="41">
            <text:p>41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4]+1" office:value-type="float" office:value="64">
            <text:p>64</text:p>
          </table:table-cell>
          <table:table-cell table:formula="of:=VLOOKUP([.D65];[$'Concept heirarchy position'.A$1:.I$629];2;0)" office:value-type="string" office:string-value="Guardian">
            <text:p>Guardian</text:p>
          </table:table-cell>
          <table:table-cell office:value-type="float" office:value="392">
            <text:p>392</text:p>
          </table:table-cell>
          <table:table-cell table:style-name="ce15" office:value-type="string">
            <text:p>Guardian</text:p>
          </table:table-cell>
          <table:table-cell table:style-name="ce33" office:value-type="string">
            <text:p>Guardian?</text:p>
          </table:table-cell>
          <table:table-cell office:value-type="string">
            <text:p>Patient_Age &lt; 18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65];[$'Concept heirarchy position'.A$1:.I$629];3;0)" office:value-type="float" office:value="41">
            <text:p>41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5]+1" office:value-type="float" office:value="65">
            <text:p>65</text:p>
          </table:table-cell>
          <table:table-cell table:formula="of:=VLOOKUP([.D66];[$'Concept heirarchy position'.A$1:.I$629];2;0)" office:value-type="string" office:string-value="Guardian name">
            <text:p>Guardian name</text:p>
          </table:table-cell>
          <table:table-cell office:value-type="float" office:value="349">
            <text:p>349</text:p>
          </table:table-cell>
          <table:table-cell table:style-name="ce15" office:value-type="string">
            <text:p>Guardian_Name</text:p>
          </table:table-cell>
          <table:table-cell table:style-name="ce33" office:value-type="string">
            <text:p>Guardian name</text:p>
          </table:table-cell>
          <table:table-cell office:value-type="string">
            <text:p>Guardian=Yes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6];[$'Concept heirarchy position'.A$1:.I$629];3;0)" office:value-type="float" office:value="42">
            <text:p>42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6]+1" office:value-type="float" office:value="66">
            <text:p>66</text:p>
          </table:table-cell>
          <table:table-cell table:formula="of:=VLOOKUP([.D67];[$'Concept heirarchy position'.A$1:.I$629];2;0)" office:value-type="string" office:string-value="Guardian contact same">
            <text:p>Guardian contact same</text:p>
          </table:table-cell>
          <table:table-cell office:value-type="float" office:value="350">
            <text:p>350</text:p>
          </table:table-cell>
          <table:table-cell table:style-name="ce15" office:value-type="string">
            <text:p>Guardian_Contact_equals_Patient_Contact</text:p>
          </table:table-cell>
          <table:table-cell table:style-name="ce33" office:value-type="string">
            <text:p>Are the contact details for the guardian the same as the patient's contact details?</text:p>
          </table:table-cell>
          <table:table-cell office:value-type="string">
            <text:p>Guardian=Yes and Patient_Age &lt; 18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</text:p>
          </table:table-cell>
          <table:table-cell table:number-columns-repeated="5"/>
          <table:table-cell table:formula="of:=VLOOKUP([.D67];[$'Concept heirarchy position'.A$1:.I$629];3;0)" office:value-type="float" office:value="43">
            <text:p>43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7]+1" office:value-type="float" office:value="67">
            <text:p>67</text:p>
          </table:table-cell>
          <table:table-cell table:formula="of:=VLOOKUP([.D68];[$'Concept heirarchy position'.A$1:.I$629];2;0)" office:value-type="string" office:string-value="Guardian Home Phone">
            <text:p>Guardian Home Phone</text:p>
          </table:table-cell>
          <table:table-cell office:value-type="float" office:value="351">
            <text:p>351</text:p>
          </table:table-cell>
          <table:table-cell table:style-name="ce15" office:value-type="string">
            <text:p>Guardian_Home_Phone</text:p>
          </table:table-cell>
          <table:table-cell table:style-name="ce33" office:value-type="string">
            <text:p>Guardian hom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8];[$'Concept heirarchy position'.A$1:.I$629];3;0)" office:value-type="float" office:value="44">
            <text:p>44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8]+1" office:value-type="float" office:value="68">
            <text:p>68</text:p>
          </table:table-cell>
          <table:table-cell table:formula="of:=VLOOKUP([.D69];[$'Concept heirarchy position'.A$1:.I$629];2;0)" office:value-type="string" office:string-value="Guardian Mobile Phone">
            <text:p>Guardian Mobile Phone</text:p>
          </table:table-cell>
          <table:table-cell office:value-type="float" office:value="352">
            <text:p>352</text:p>
          </table:table-cell>
          <table:table-cell table:style-name="ce15" office:value-type="string">
            <text:p>Guardian_Mobile_Phone</text:p>
          </table:table-cell>
          <table:table-cell table:style-name="ce33" office:value-type="string">
            <text:p>Guardian mobil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9];[$'Concept heirarchy position'.A$1:.I$629];3;0)" office:value-type="float" office:value="45">
            <text:p>45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69]+1" office:value-type="float" office:value="69">
            <text:p>69</text:p>
          </table:table-cell>
          <table:table-cell table:formula="of:=VLOOKUP([.D70];[$'Concept heirarchy position'.A$1:.I$629];2;0)" office:value-type="string" office:string-value="Guardian Work Phone">
            <text:p>Guardian Work Phone</text:p>
          </table:table-cell>
          <table:table-cell office:value-type="float" office:value="353">
            <text:p>353</text:p>
          </table:table-cell>
          <table:table-cell table:style-name="ce15" office:value-type="string">
            <text:p>Guardian_Work_Phone</text:p>
          </table:table-cell>
          <table:table-cell table:style-name="ce33" office:value-type="string">
            <text:p>Guardian work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0];[$'Concept heirarchy position'.A$1:.I$629];3;0)" office:value-type="float" office:value="46">
            <text:p>46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0]+1" office:value-type="float" office:value="70">
            <text:p>70</text:p>
          </table:table-cell>
          <table:table-cell table:formula="of:=VLOOKUP([.D71];[$'Concept heirarchy position'.A$1:.I$629];2;0)" office:value-type="string" office:string-value="Guardian Email">
            <text:p>Guardian Email</text:p>
          </table:table-cell>
          <table:table-cell office:value-type="float" office:value="354">
            <text:p>354</text:p>
          </table:table-cell>
          <table:table-cell table:style-name="ce15" office:value-type="string">
            <text:p>Guardian_Email</text:p>
          </table:table-cell>
          <table:table-cell table:style-name="ce33" office:value-type="string">
            <text:p>Guardian E-mail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71];[$'Concept heirarchy position'.A$1:.I$629];3;0)" office:value-type="float" office:value="47">
            <text:p>47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1]+1" office:value-type="float" office:value="71">
            <text:p>71</text:p>
          </table:table-cell>
          <table:table-cell table:formula="of:=VLOOKUP([.D72];[$'Concept heirarchy position'.A$1:.I$629];2;0)" office:value-type="string" office:string-value="Guardian Address">
            <text:p>Guardian Address</text:p>
          </table:table-cell>
          <table:table-cell office:value-type="float" office:value="355">
            <text:p>355</text:p>
          </table:table-cell>
          <table:table-cell table:style-name="ce15" office:value-type="string">
            <text:p>Guardian_Address</text:p>
          </table:table-cell>
          <table:table-cell table:style-name="ce33" office:value-type="string">
            <text:p>Guardian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29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72];[$'Concept heirarchy position'.A$1:.I$629];3;0)" office:value-type="float" office:value="48">
            <text:p>48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2]+1" office:value-type="float" office:value="72">
            <text:p>72</text:p>
          </table:table-cell>
          <table:table-cell table:formula="of:=VLOOKUP([.D73];[$'Concept heirarchy position'.A$1:.I$629];2;0)" office:value-type="string" office:string-value="Guardian Preferred Contact">
            <text:p>Guardian Preferred Contact</text:p>
          </table:table-cell>
          <table:table-cell office:value-type="float" office:value="356">
            <text:p>356</text:p>
          </table:table-cell>
          <table:table-cell table:style-name="ce15" office:value-type="string">
            <text:p>Guardian_Preferred_Contact</text:p>
          </table:table-cell>
          <table:table-cell table:style-name="ce34" office:value-type="string">
            <text:p>Guardian's preferred contact method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formula="of:=VLOOKUP([.D73];[$'Concept heirarchy position'.A$1:.I$629];3;0)" office:value-type="float" office:value="49">
            <text:p>49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3]+1" office:value-type="float" office:value="73">
            <text:p>73</text:p>
          </table:table-cell>
          <table:table-cell table:formula="of:=VLOOKUP([.D74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29" office:value-type="string">
            <text:p>Carer</text:p>
          </table:table-cell>
          <table:table-cell table:style-name="ce33" office:value-type="string">
            <text:p>Carer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74];[$'Concept heirarchy position'.A$1:.I$629];3;0)" office:value-type="float" office:value="50">
            <text:p>50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4]+1" office:value-type="float" office:value="74">
            <text:p>74</text:p>
          </table:table-cell>
          <table:table-cell table:formula="of:=VLOOKUP([.D75];[$'Concept heirarchy position'.A$1:.I$629];2;0)" office:value-type="string" office:string-value="Carer">
            <text:p>Carer</text:p>
          </table:table-cell>
          <table:table-cell office:value-type="float" office:value="393">
            <text:p>393</text:p>
          </table:table-cell>
          <table:table-cell table:style-name="ce29" office:value-type="string">
            <text:p>Carer</text:p>
          </table:table-cell>
          <table:table-cell table:style-name="ce33" office:value-type="string">
            <text:p>Carer assisting with activities of daily living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75];[$'Concept heirarchy position'.A$1:.I$629];3;0)" office:value-type="float" office:value="50">
            <text:p>50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5]+1" office:value-type="float" office:value="75">
            <text:p>75</text:p>
          </table:table-cell>
          <table:table-cell table:formula="of:=VLOOKUP([.D76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33" office:value-type="string">
            <text:p>Carer nam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6];[$'Concept heirarchy position'.A$1:.I$629];3;0)" office:value-type="float" office:value="51">
            <text:p>51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76]+1" office:value-type="float" office:value="76">
            <text:p>76</text:p>
          </table:table-cell>
          <table:table-cell table:formula="of:=VLOOKUP([.D77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33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7];[$'Concept heirarchy position'.A$1:.I$629];3;0)" office:value-type="float" office:value="52">
            <text:p>52</text:p>
          </table:table-cell>
          <table:table-cell/>
          <table:table-cell table:style-name="ce46"/>
          <table:table-cell table:style-name="ce46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77]+1" office:value-type="float" office:value="77">
            <text:p>77</text:p>
          </table:table-cell>
          <table:table-cell table:formula="of:=VLOOKUP([.D78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33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8];[$'Concept heirarchy position'.A$1:.I$629];3;0)" office:value-type="float" office:value="53">
            <text:p>53</text:p>
          </table:table-cell>
          <table:table-cell/>
          <table:table-cell table:style-name="ce46"/>
          <table:table-cell table:style-name="ce46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78]+1" office:value-type="float" office:value="78">
            <text:p>78</text:p>
          </table:table-cell>
          <table:table-cell table:formula="of:=VLOOKUP([.D79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33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9];[$'Concept heirarchy position'.A$1:.I$629];3;0)" office:value-type="float" office:value="54">
            <text:p>54</text:p>
          </table:table-cell>
          <table:table-cell/>
          <table:table-cell table:style-name="ce46"/>
          <table:table-cell table:style-name="ce46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79]+1" office:value-type="float" office:value="79">
            <text:p>79</text:p>
          </table:table-cell>
          <table:table-cell table:formula="of:=VLOOKUP([.D80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33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80];[$'Concept heirarchy position'.A$1:.I$629];3;0)" office:value-type="float" office:value="55">
            <text:p>55</text:p>
          </table:table-cell>
          <table:table-cell table:style-name="ce46" table:number-columns-repeated="2"/>
          <table:table-cell table:style-name="ce46" office:value-type="string">
            <text:p>Y</text:p>
          </table:table-cell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80]+1" office:value-type="float" office:value="80">
            <text:p>80</text:p>
          </table:table-cell>
          <table:table-cell table:formula="of:=VLOOKUP([.D81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29" office:value-type="string">
            <text:p>Carer_Address</text:p>
          </table:table-cell>
          <table:table-cell table:style-name="ce33" office:value-type="string">
            <text:p>Carer address</text:p>
          </table:table-cell>
          <table:table-cell office:value-type="string">
            <text:p>Carer=Yes</text:p>
          </table:table-cell>
          <table:table-cell table:style-name="ce29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81];[$'Concept heirarchy position'.A$1:.I$629];3;0)" office:value-type="float" office:value="56">
            <text:p>56</text:p>
          </table:table-cell>
          <table:table-cell table:style-name="ce46" table:number-columns-repeated="3"/>
          <table:table-cell table:number-columns-repeated="2"/>
          <table:table-cell table:style-name="ce46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81]+1" office:value-type="float" office:value="81">
            <text:p>81</text:p>
          </table:table-cell>
          <table:table-cell table:formula="of:=VLOOKUP([.D82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34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formula="of:=VLOOKUP([.D82];[$'Concept heirarchy position'.A$1:.I$629];3;0)" office:value-type="float" office:value="57">
            <text:p>57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82]+1" office:value-type="float" office:value="82">
            <text:p>82</text:p>
          </table:table-cell>
          <table:table-cell table:formula="of:=VLOOKUP([.D83];[$'Concept heirarchy position'.A$1:.I$629];2;0)" office:value-type="float" office:value="0">
            <text:p>#N/A</text:p>
          </table:table-cell>
          <table:table-cell table:style-name="ce26" office:value-type="float" office:value="501">
            <text:p>501</text:p>
          </table:table-cell>
          <table:table-cell table:style-name="ce15"/>
          <table:table-cell table:style-name="ce37" office:value-type="string">
            <text:p>Contact information</text:p>
          </table:table-cell>
          <table:table-cell table:style-name="ce16"/>
          <table:table-cell table:style-name="ce16" office:value-type="string">
            <text:p>End_section</text:p>
          </table:table-cell>
          <table:table-cell table:style-name="ce16"/>
          <table:table-cell table:style-name="ce15" table:number-columns-repeated="5"/>
          <table:table-cell table:formula="of:=VLOOKUP([.D83];[$'Concept heirarchy position'.A$1:.I$629];3;0)" office:value-type="float" office:value="0">
            <text:p>#N/A</text:p>
          </table:table-cell>
          <table:table-cell table:style-name="ce48"/>
          <table:table-cell table:style-name="ce53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48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25" table:formula="of:=[.A83]+1" office:value-type="float" office:value="83">
            <text:p>83</text:p>
          </table:table-cell>
          <table:table-cell table:formula="of:=VLOOKUP([.D84];[$'Concept heirarchy position'.A$1:.I$629];2;0)" office:value-type="float" office:value="0">
            <text:p>#N/A</text:p>
          </table:table-cell>
          <table:table-cell office:value-type="float" office:value="424">
            <text:p>424</text:p>
          </table:table-cell>
          <table:table-cell/>
          <table:table-cell table:style-name="ce34" office:value-type="string">
            <text:p>Doctor</text:p>
          </table:table-cell>
          <table:table-cell/>
          <table:table-cell table:style-name="ce10" office:value-type="string">
            <text:p>Start_section</text:p>
          </table:table-cell>
          <table:table-cell table:style-name="ce44"/>
          <table:table-cell table:number-columns-repeated="5"/>
          <table:table-cell table:formula="of:=VLOOKUP([.D84];[$'Concept heirarchy position'.A$1:.I$629];3;0)" office:value-type="float" office:value="0">
            <text:p>#N/A</text:p>
          </table:table-cell>
          <table:table-cell/>
          <table:table-cell table:style-name="ce50" table:number-columns-repeated="2"/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84]+1" office:value-type="float" office:value="84">
            <text:p>84</text:p>
          </table:table-cell>
          <table:table-cell table:formula="of:=VLOOKUP([.D85];[$'Concept heirarchy position'.A$1:.I$629];2;0)" office:value-type="float" office:value="0">
            <text:p>#N/A</text:p>
          </table:table-cell>
          <table:table-cell office:value-type="float" office:value="510">
            <text:p>510</text:p>
          </table:table-cell>
          <table:table-cell/>
          <table:table-cell table:style-name="ce34" office:value-type="string">
            <text:p>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44"/>
          <table:table-cell table:number-columns-repeated="5"/>
          <table:table-cell table:formula="of:=VLOOKUP([.D85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85]+1" office:value-type="float" office:value="85">
            <text:p>85</text:p>
          </table:table-cell>
          <table:table-cell table:formula="of:=VLOOKUP([.D86];[$'Concept heirarchy position'.A$1:.I$629];2;0)" office:value-type="string" office:string-value="Anesthetist">
            <text:p>Anesthetist</text:p>
          </table:table-cell>
          <table:table-cell table:style-name="ce26" office:value-type="float" office:value="488">
            <text:p>488</text:p>
          </table:table-cell>
          <table:table-cell table:style-name="ce15" office:value-type="string">
            <text:p>Anesthetist</text:p>
          </table:table-cell>
          <table:table-cell table:style-name="ce38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42" office:value-type="string" table:number-columns-spanned="2" table:number-rows-spanned="1">
            <text:p>Lookup_User_Anesthetist</text:p>
          </table:table-cell>
          <table:covered-table-cell table:style-name="ce42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6];[$'Concept heirarchy position'.A$1:.I$629];3;0)" office:value-type="float" office:value="58">
            <text:p>58</text:p>
          </table:table-cell>
          <table:table-cell table:style-name="ce49" table:number-columns-repeated="2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49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86]+1" office:value-type="float" office:value="86">
            <text:p>86</text:p>
          </table:table-cell>
          <table:table-cell table:formula="of:=VLOOKUP([.D87];[$'Concept heirarchy position'.A$1:.I$629];2;0)" office:value-type="float" office:value="0">
            <text:p>#N/A</text:p>
          </table:table-cell>
          <table:table-cell office:value-type="float" office:value="425">
            <text:p>425</text:p>
          </table:table-cell>
          <table:table-cell/>
          <table:table-cell table:style-name="ce34" office:value-type="string">
            <text:p>Doctor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44"/>
          <table:table-cell table:number-columns-repeated="5"/>
          <table:table-cell table:formula="of:=VLOOKUP([.D87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51"/>
          <table:table-cell table:number-columns-repeated="1007"/>
        </table:table-row>
        <table:table-row table:style-name="ro4">
          <table:table-cell table:style-name="ce25" table:formula="of:=[.A87]+1" office:value-type="float" office:value="87">
            <text:p>87</text:p>
          </table:table-cell>
          <table:table-cell table:formula="of:=VLOOKUP([.D88];[$'Concept heirarchy position'.A$1:.I$629];2;0)" office:value-type="float" office:value="0">
            <text:p>#N/A</text:p>
          </table:table-cell>
          <table:table-cell office:value-type="float" office:value="426">
            <text:p>426</text:p>
          </table:table-cell>
          <table:table-cell/>
          <table:table-cell table:style-name="ce34" office:value-type="string">
            <text:p>Staff and 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44"/>
          <table:table-cell table:number-columns-repeated="5"/>
          <table:table-cell table:formula="of:=VLOOKUP([.D88];[$'Concept heirarchy position'.A$1:.I$629];3;0)" office:value-type="float" office:value="0">
            <text:p>#N/A</text:p>
          </table:table-cell>
          <table:table-cell/>
          <table:table-cell table:style-name="ce50" office:value-type="string">
            <text:p>Y</text:p>
          </table:table-cell>
          <table:table-cell table:style-name="ce50"/>
          <table:table-cell table:number-columns-repeated="4"/>
          <table:table-cell table:style-name="ce55"/>
          <table:table-cell table:number-columns-repeated="1002"/>
        </table:table-row>
        <table:table-row table:style-name="ro4">
          <table:table-cell table:style-name="ce25" table:formula="of:=[.A88]+1" office:value-type="float" office:value="88">
            <text:p>88</text:p>
          </table:table-cell>
          <table:table-cell table:formula="of:=VLOOKUP([.D89];[$'Concept heirarchy position'.A$1:.I$629];2;0)" office:value-type="string" office:string-value="Anesthetist">
            <text:p>Anesthetist</text:p>
          </table:table-cell>
          <table:table-cell table:style-name="ce26" office:value-type="float" office:value="489">
            <text:p>489</text:p>
          </table:table-cell>
          <table:table-cell table:style-name="ce15" office:value-type="string">
            <text:p>Anesthetist</text:p>
          </table:table-cell>
          <table:table-cell table:style-name="ce38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42" office:value-type="string" table:number-columns-spanned="2" table:number-rows-spanned="1">
            <text:p>Lookup_User_Anesthetist</text:p>
          </table:table-cell>
          <table:covered-table-cell table:style-name="ce42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9];[$'Concept heirarchy position'.A$1:.I$629];3;0)" office:value-type="float" office:value="58">
            <text:p>5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55"/>
          <table:table-cell table:number-columns-repeated="1002"/>
        </table:table-row>
        <table:table-row table:style-name="ro4">
          <table:table-cell table:style-name="ce25" table:formula="of:=[.A89]+1" office:value-type="float" office:value="89">
            <text:p>89</text:p>
          </table:table-cell>
          <table:table-cell table:formula="of:=VLOOKUP([.D90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34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0];[$'Concept heirarchy position'.A$1:.I$629];3;0)" office:value-type="float" office:value="59">
            <text:p>59</text:p>
          </table:table-cell>
          <table:table-cell/>
          <table:table-cell table:style-name="ce50" office:value-type="string">
            <text:p>Y</text:p>
          </table:table-cell>
          <table:table-cell table:number-columns-repeated="5"/>
          <table:table-cell table:style-name="ce55"/>
          <table:table-cell table:number-columns-repeated="1002"/>
        </table:table-row>
        <table:table-row table:style-name="ro4">
          <table:table-cell table:style-name="ce25" table:formula="of:=[.A90]+1" office:value-type="float" office:value="90">
            <text:p>90</text:p>
          </table:table-cell>
          <table:table-cell table:formula="of:=VLOOKUP([.D91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34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1];[$'Concept heirarchy position'.A$1:.I$629];3;0)" office:value-type="float" office:value="60">
            <text:p>6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91]+1" office:value-type="float" office:value="91">
            <text:p>91</text:p>
          </table:table-cell>
          <table:table-cell table:formula="of:=VLOOKUP([.D92];[$'Concept heirarchy position'.A$1:.I$629];2;0)" office:value-type="string" office:string-value="Anesthetist">
            <text:p>Anesthetist</text:p>
          </table:table-cell>
          <table:table-cell office:value-type="float" office:value="365">
            <text:p>365</text:p>
          </table:table-cell>
          <table:table-cell office:value-type="string">
            <text:p>Anesthetist</text:p>
          </table:table-cell>
          <table:table-cell table:style-name="ce36" office:value-type="string">
            <text:p>Anesthetist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2];[$'Concept heirarchy position'.A$1:.I$629];3;0)" office:value-type="float" office:value="58">
            <text:p>58</text:p>
          </table:table-cell>
          <table:table-cell table:number-columns-repeated="3"/>
          <table:table-cell table:style-name="ce51" office:value-type="string">
            <text:p>Y</text:p>
          </table:table-cell>
          <table:table-cell table:number-columns-repeated="3"/>
          <table:table-cell table:style-name="ce55"/>
          <table:table-cell table:number-columns-repeated="1002"/>
        </table:table-row>
        <table:table-row table:style-name="ro4">
          <table:table-cell table:style-name="ce25" table:formula="of:=[.A92]+1" office:value-type="float" office:value="92">
            <text:p>92</text:p>
          </table:table-cell>
          <table:table-cell table:formula="of:=VLOOKUP([.D93];[$'Concept heirarchy position'.A$1:.I$629];2;0)" office:value-type="string" office:string-value="Referring Surgeon">
            <text:p>Referring Surgeon</text:p>
          </table:table-cell>
          <table:table-cell office:value-type="float" office:value="490">
            <text:p>490</text:p>
          </table:table-cell>
          <table:table-cell office:value-type="string">
            <text:p>Referring_Surgeon</text:p>
          </table:table-cell>
          <table:table-cell table:style-name="ce34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3];[$'Concept heirarchy position'.A$1:.I$629];3;0)" office:value-type="float" office:value="59">
            <text:p>59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51" office:value-type="string">
            <text:p>Y</text:p>
          </table:table-cell>
          <table:table-cell table:number-columns-repeated="3"/>
          <table:table-cell table:style-name="ce55"/>
          <table:table-cell table:number-columns-repeated="1002"/>
        </table:table-row>
        <table:table-row table:style-name="ro4">
          <table:table-cell table:style-name="ce25" table:formula="of:=[.A93]+1" office:value-type="float" office:value="93">
            <text:p>93</text:p>
          </table:table-cell>
          <table:table-cell table:formula="of:=VLOOKUP([.D94];[$'Concept heirarchy position'.A$1:.I$629];2;0)" office:value-type="string" office:string-value="Referring Speciality">
            <text:p>Referring Speciality</text:p>
          </table:table-cell>
          <table:table-cell office:value-type="float" office:value="491">
            <text:p>491</text:p>
          </table:table-cell>
          <table:table-cell office:value-type="string">
            <text:p>Referring_Speciality</text:p>
          </table:table-cell>
          <table:table-cell table:style-name="ce34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4];[$'Concept heirarchy position'.A$1:.I$629];3;0)" office:value-type="float" office:value="60">
            <text:p>60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5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25" table:formula="of:=[.A94]+1" office:value-type="float" office:value="94">
            <text:p>94</text:p>
          </table:table-cell>
          <table:table-cell table:formula="of:=VLOOKUP([.D95];[$'Concept heirarchy position'.A$1:.I$629];2;0)" office:value-type="string" office:string-value="Anesthetist">
            <text:p>Anesthetist</text:p>
          </table:table-cell>
          <table:table-cell office:value-type="float" office:value="369">
            <text:p>369</text:p>
          </table:table-cell>
          <table:table-cell office:value-type="string">
            <text:p>Anesthetist</text:p>
          </table:table-cell>
          <table:table-cell table:style-name="ce36" office:value-type="string">
            <text:p>Who is your anaesthetist?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5];[$'Concept heirarchy position'.A$1:.I$629];3;0)" office:value-type="float" office:value="58">
            <text:p>58</text:p>
          </table:table-cell>
          <table:table-cell table:style-name="ce41" office:value-type="string">
            <text:p>Y</text:p>
          </table:table-cell>
          <table:table-cell table:number-columns-repeated="4"/>
          <table:table-cell table:style-name="ce41" office:value-type="string">
            <text:p>Y</text:p>
          </table:table-cell>
          <table:table-cell table:style-name="ce41"/>
          <table:table-cell table:style-name="ce55"/>
          <table:table-cell table:number-columns-repeated="1002"/>
        </table:table-row>
        <table:table-row table:style-name="ro4">
          <table:table-cell table:style-name="ce25" table:formula="of:=[.A95]+1" office:value-type="float" office:value="95">
            <text:p>95</text:p>
          </table:table-cell>
          <table:table-cell table:formula="of:=VLOOKUP([.D96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33" office:value-type="string">
            <text:p>Who is your surgeon or doctor performing the proced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 table:style-name="ce29"/>
          <table:table-cell office:value-type="float" office:value="40">
            <text:p>40</text:p>
          </table:table-cell>
          <table:table-cell table:number-columns-repeated="4"/>
          <table:table-cell table:formula="of:=VLOOKUP([.D96];[$'Concept heirarchy position'.A$1:.I$629];3;0)" office:value-type="float" office:value="59">
            <text:p>59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style-name="ce55"/>
          <table:table-cell table:number-columns-repeated="1002"/>
        </table:table-row>
        <table:table-row table:style-name="ro4">
          <table:table-cell table:style-name="ce25" table:formula="of:=[.A96]+1" office:value-type="float" office:value="96">
            <text:p>96</text:p>
          </table:table-cell>
          <table:table-cell table:formula="of:=VLOOKUP([.D97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34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formula="of:=VLOOKUP([.D97];[$'Concept heirarchy position'.A$1:.I$629];3;0)" office:value-type="float" office:value="61">
            <text:p>6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97]+1" office:value-type="float" office:value="97">
            <text:p>97</text:p>
          </table:table-cell>
          <table:table-cell table:formula="of:=VLOOKUP([.D98];[$'Concept heirarchy position'.A$1:.I$629];2;0)" office:value-type="string" office:string-value="Procedure planned">
            <text:p>Procedure planned</text:p>
          </table:table-cell>
          <table:table-cell office:value-type="float" office:value="492">
            <text:p>492</text:p>
          </table:table-cell>
          <table:table-cell office:value-type="string">
            <text:p>Surgical_Procedure_Planned</text:p>
          </table:table-cell>
          <table:table-cell table:style-name="ce34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8];[$'Concept heirarchy position'.A$1:.I$629];3;0)" office:value-type="float" office:value="62">
            <text:p>62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5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25" table:formula="of:=[.A98]+1" office:value-type="float" office:value="98">
            <text:p>98</text:p>
          </table:table-cell>
          <table:table-cell table:formula="of:=VLOOKUP([.D9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34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9];[$'Concept heirarchy position'.A$1:.I$629];3;0)" office:value-type="float" office:value="62">
            <text:p>62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99]+1" office:value-type="float" office:value="99">
            <text:p>99</text:p>
          </table:table-cell>
          <table:table-cell table:formula="of:=VLOOKUP([.D100];[$'Concept heirarchy position'.A$1:.I$629];2;0)" office:value-type="string" office:string-value="Procedure planned (patient report)">
            <text:p>Procedure planned (patient report)</text:p>
          </table:table-cell>
          <table:table-cell office:value-type="float" office:value="36">
            <text:p>36</text:p>
          </table:table-cell>
          <table:table-cell table:style-name="ce11" office:value-type="string">
            <text:p>Surgical_Procedure_Planned_Patient_Reported</text:p>
          </table:table-cell>
          <table:table-cell table:style-name="ce33" office:value-type="string">
            <text:p>What operation or procedure are you having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0];[$'Concept heirarchy position'.A$1:.I$629];3;0)" office:value-type="float" office:value="63">
            <text:p>6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00]+1" office:value-type="float" office:value="100">
            <text:p>100</text:p>
          </table:table-cell>
          <table:table-cell table:formula="of:=VLOOKUP([.D101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34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1];[$'Concept heirarchy position'.A$1:.I$629];3;0)" office:value-type="float" office:value="66">
            <text:p>6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01]+1" office:value-type="float" office:value="101">
            <text:p>101</text:p>
          </table:table-cell>
          <table:table-cell table:formula="of:=VLOOKUP([.D102];[$'Concept heirarchy position'.A$1:.I$629];2;0)" office:value-type="string" office:string-value="Surgical diagnosis (patient report)">
            <text:p>Surgical diagnosis (patient report)</text:p>
          </table:table-cell>
          <table:table-cell office:value-type="float" office:value="39">
            <text:p>39</text:p>
          </table:table-cell>
          <table:table-cell table:style-name="ce11" office:value-type="string">
            <text:p>Surgical_Diagnosis_Patient_Reported</text:p>
          </table:table-cell>
          <table:table-cell table:style-name="ce33" office:value-type="string">
            <text:p>What is the reason for having this procedure or operation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2];[$'Concept heirarchy position'.A$1:.I$629];3;0)" office:value-type="float" office:value="67">
            <text:p>6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02]+1" office:value-type="float" office:value="102">
            <text:p>102</text:p>
          </table:table-cell>
          <table:table-cell table:formula="of:=VLOOKUP([.D103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table:style-name="ce11" office:value-type="string">
            <text:p>Planned_Procedure_Date</text:p>
          </table:table-cell>
          <table:table-cell table:style-name="ce34" office:value-type="string">
            <text:p>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3];[$'Concept heirarchy position'.A$1:.I$629];3;0)" office:value-type="float" office:value="68">
            <text:p>68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5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25" table:formula="of:=[.A103]+1" office:value-type="float" office:value="103">
            <text:p>103</text:p>
          </table:table-cell>
          <table:table-cell table:formula="of:=VLOOKUP([.D104];[$'Concept heirarchy position'.A$1:.I$629];2;0)" office:value-type="string" office:string-value="Procedure date (patient report)">
            <text:p>Procedure date (patient report)</text:p>
          </table:table-cell>
          <table:table-cell office:value-type="float" office:value="500">
            <text:p>500</text:p>
          </table:table-cell>
          <table:table-cell table:style-name="ce15" office:value-type="string">
            <text:p>Procedure_Date_Patient_Reported</text:p>
          </table:table-cell>
          <table:table-cell table:style-name="ce34" office:value-type="string">
            <text:p>What is the planned 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4];[$'Concept heirarchy position'.A$1:.I$629];3;0)" office:value-type="float" office:value="65">
            <text:p>65</text:p>
          </table:table-cell>
          <table:table-cell table:style-name="ce5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5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04]+1" office:value-type="float" office:value="104">
            <text:p>104</text:p>
          </table:table-cell>
          <table:table-cell table:formula="of:=VLOOKUP([.D105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34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05];[$'Concept heirarchy position'.A$1:.I$629];3;0)" office:value-type="float" office:value="69">
            <text:p>6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05]+1" office:value-type="float" office:value="105">
            <text:p>105</text:p>
          </table:table-cell>
          <table:table-cell table:formula="of:=VLOOKUP([.D106];[$'Concept heirarchy position'.A$1:.I$629];2;0)" office:value-type="float" office:value="0">
            <text:p>#N/A</text:p>
          </table:table-cell>
          <table:table-cell office:value-type="float" office:value="427">
            <text:p>427</text:p>
          </table:table-cell>
          <table:table-cell/>
          <table:table-cell table:style-name="ce33" office:value-type="string">
            <text:p>Staff and procedure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"/>
          <table:table-cell table:number-columns-repeated="5"/>
          <table:table-cell table:formula="of:=VLOOKUP([.D106];[$'Concept heirarchy position'.A$1:.I$629];3;0)" office:value-type="float" office:value="0">
            <text:p>#N/A</text:p>
          </table:table-cell>
          <table:table-cell table:style-name="ce41"/>
          <table:table-cell table:style-name="ce50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06]+1" office:value-type="float" office:value="106">
            <text:p>106</text:p>
          </table:table-cell>
          <table:table-cell table:formula="of:=VLOOKUP([.D107];[$'Concept heirarchy position'.A$1:.I$629];2;0)" office:value-type="float" office:value="0">
            <text:p/>
          </table:table-cell>
          <table:table-cell office:value-type="float" office:value="374">
            <text:p>374</text:p>
          </table:table-cell>
          <table:table-cell table:style-name="ce15" office:value-type="string">
            <text:p>Start_of_health_questions</text:p>
          </table:table-cell>
          <table:table-cell table:style-name="ce33" office:value-type="string">
            <text:p>&lt;b&gt;The following questions are about your general health.&lt;/b&gt;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Statement</text:p>
          </table:table-cell>
          <table:table-cell table:number-columns-repeated="6"/>
          <table:table-cell table:formula="of:=VLOOKUP([.D107];[$'Concept heirarchy position'.A$1:.I$629];3;0)" office:value-type="float" office:value="70">
            <text:p>7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07]+1" office:value-type="float" office:value="107">
            <text:p>107</text:p>
          </table:table-cell>
          <table:table-cell table:formula="of:=VLOOKUP([.D108];[$'Concept heirarchy position'.A$1:.I$629];2;0)" office:value-type="float" office:value="0">
            <text:p>#N/A</text:p>
          </table:table-cell>
          <table:table-cell office:value-type="float" office:value="428">
            <text:p>428</text:p>
          </table:table-cell>
          <table:table-cell/>
          <table:table-cell table:style-name="ce33" office:value-type="string">
            <text:p>Functional Status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1"/>
          <table:table-cell table:number-columns-repeated="5"/>
          <table:table-cell table:formula="of:=VLOOKUP([.D108];[$'Concept heirarchy position'.A$1:.I$629];3;0)" office:value-type="float" office:value="0">
            <text:p>#N/A</text:p>
          </table:table-cell>
          <table:table-cell table:style-name="ce41"/>
          <table:table-cell table:style-name="ce50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08]+1" office:value-type="float" office:value="108">
            <text:p>108</text:p>
          </table:table-cell>
          <table:table-cell table:formula="of:=VLOOKUP([.D109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33" office:value-type="string">
            <text:p>What's the most exercise you can do? Choose the ONE option from the list that best describes how much activity you can do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ManyOptions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formula="of:=VLOOKUP([.D109];[$'Concept heirarchy position'.A$1:.I$629];3;0)" office:value-type="float" office:value="71">
            <text:p>71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109]+1" office:value-type="float" office:value="109">
            <text:p>109</text:p>
          </table:table-cell>
          <table:table-cell table:formula="of:=VLOOKUP([.D110];[$'Concept heirarchy position'.A$1:.I$629];2;0)" office:value-type="string" office:string-value="Exercise tolerance &gt; 4 METS">
            <text:p>Exercise tolerance &gt; 4 METS</text:p>
          </table:table-cell>
          <table:table-cell office:value-type="float" office:value="505">
            <text:p>505</text:p>
          </table:table-cell>
          <table:table-cell table:style-name="ce15" office:value-type="string">
            <text:p>Exercise_tolerance_more_than_4_METS</text:p>
          </table:table-cell>
          <table:table-cell table:style-name="ce33" office:value-type="string">
            <text:p>Walk at 6 kph or climb a flight of stair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110];[$'Concept heirarchy position'.A$1:.I$629];3;0)" office:value-type="float" office:value="72">
            <text:p>72</text:p>
          </table:table-cell>
          <table:table-cell table:style-name="ce46"/>
          <table:table-cell table:style-name="ce46" office:value-type="string">
            <text:p>Y</text:p>
          </table:table-cell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110]+1" office:value-type="float" office:value="110">
            <text:p>110</text:p>
          </table:table-cell>
          <table:table-cell table:formula="of:=VLOOKUP([.D111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34" office:value-type="string">
            <text:p>Reason for exercise tolerance &lt; 4 METS</text:p>
          </table:table-cell>
          <table:table-cell table:style-name="ce15" office:value-type="string">
            <text:p>Exercise_tolerance_more_than_4_METS = No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formula="of:=VLOOKUP([.D111];[$'Concept heirarchy position'.A$1:.I$629];3;0)" office:value-type="float" office:value="73">
            <text:p>73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11]+1" office:value-type="float" office:value="111">
            <text:p>111</text:p>
          </table:table-cell>
          <table:table-cell table:formula="of:=VLOOKUP([.D112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33" office:value-type="string">
            <text:p>What stops you from doing more exercise</text:p>
          </table:table-cell>
          <table:table-cell table:style-name="ce29" office:value-type="string">
            <text:p>Exercise_tolerance_METS &lt;4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Poor_exercise_tolerance_reasons_patient</text:p>
          </table:table-cell>
          <table:table-cell table:number-columns-repeated="5"/>
          <table:table-cell table:formula="of:=VLOOKUP([.D112];[$'Concept heirarchy position'.A$1:.I$629];3;0)" office:value-type="float" office:value="73">
            <text:p>73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112]+1" office:value-type="float" office:value="112">
            <text:p>112</text:p>
          </table:table-cell>
          <table:table-cell table:formula="of:=VLOOKUP([.D113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33" office:value-type="string">
            <text:p>We need to understand how much exercise you can do. Tick all the activites that you can do.</text:p>
          </table:table-cell>
          <table:table-cell office:value-type="string">
            <text:p>Patient_Age &gt; 10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3];[$'Concept heirarchy position'.A$1:.I$629];3;0)" office:value-type="float" office:value="74">
            <text:p>74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13]+1" office:value-type="float" office:value="113">
            <text:p>113</text:p>
          </table:table-cell>
          <table:table-cell table:formula="of:=VLOOKUP([.D11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394">
            <text:p>394</text:p>
          </table:table-cell>
          <table:table-cell office:value-type="string">
            <text:p>Exercise_tolerance_METS</text:p>
          </table:table-cell>
          <table:table-cell table:style-name="ce33" office:value-type="string">
            <text:p>Exercise ability. Tick all activites that can be performed.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4];[$'Concept heirarchy position'.A$1:.I$629];3;0)" office:value-type="float" office:value="74">
            <text:p>74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14]+1" office:value-type="float" office:value="114">
            <text:p>114</text:p>
          </table:table-cell>
          <table:table-cell table:formula="of:=VLOOKUP([.D115];[$'Concept heirarchy position'.A$1:.I$629];2;0)" office:value-type="string" office:string-value="Carer for activities of daily living">
            <text:p>Carer for activities of daily living</text:p>
          </table:table-cell>
          <table:table-cell office:value-type="float" office:value="385">
            <text:p>385</text:p>
          </table:table-cell>
          <table:table-cell table:style-name="ce29" office:value-type="string">
            <text:p>Carer_for_ADLs</text:p>
          </table:table-cell>
          <table:table-cell table:style-name="ce33" office:value-type="string">
            <text:p>Do you usually have a carer that helps you with activities like eating and washing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15];[$'Concept heirarchy position'.A$1:.I$629];3;0)" office:value-type="float" office:value="75">
            <text:p>7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15]+1" office:value-type="float" office:value="115">
            <text:p>115</text:p>
          </table:table-cell>
          <table:table-cell table:formula="of:=VLOOKUP([.D116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34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16];[$'Concept heirarchy position'.A$1:.I$629];3;0)" office:value-type="float" office:value="76">
            <text:p>7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16]+1" office:value-type="float" office:value="116">
            <text:p>116</text:p>
          </table:table-cell>
          <table:table-cell table:formula="of:=VLOOKUP([.D117];[$'Concept heirarchy position'.A$1:.I$629];2;0)" office:value-type="float" office:value="0">
            <text:p>#N/A</text:p>
          </table:table-cell>
          <table:table-cell office:value-type="float" office:value="429">
            <text:p>429</text:p>
          </table:table-cell>
          <table:table-cell/>
          <table:table-cell table:style-name="ce34" office:value-type="string">
            <text:p>Functional status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7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17]+1" office:value-type="float" office:value="117">
            <text:p>117</text:p>
          </table:table-cell>
          <table:table-cell table:formula="of:=VLOOKUP([.D118];[$'Concept heirarchy position'.A$1:.I$629];2;0)" office:value-type="float" office:value="0">
            <text:p>#N/A</text:p>
          </table:table-cell>
          <table:table-cell office:value-type="float" office:value="430">
            <text:p>430</text:p>
          </table:table-cell>
          <table:table-cell/>
          <table:table-cell table:style-name="ce34" office:value-type="string">
            <text:p>Past surgery and anaesthesia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8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18]+1" office:value-type="float" office:value="118">
            <text:p>118</text:p>
          </table:table-cell>
          <table:table-cell table:formula="of:=VLOOKUP([.D119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34" office:value-type="string">
            <text:p>Previous surge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19];[$'Concept heirarchy position'.A$1:.I$629];3;0)" office:value-type="float" office:value="77">
            <text:p>77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19]+1" office:value-type="float" office:value="119">
            <text:p>119</text:p>
          </table:table-cell>
          <table:table-cell table:formula="of:=VLOOKUP([.D120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33" office:value-type="string">
            <text:p>Have you had surgery befo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20];[$'Concept heirarchy position'.A$1:.I$629];3;0)" office:value-type="float" office:value="77">
            <text:p>7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20]+1" office:value-type="float" office:value="120">
            <text:p>120</text:p>
          </table:table-cell>
          <table:table-cell table:formula="of:=VLOOKUP([.D121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34" office:value-type="string">
            <text:p>Previous operations -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21];[$'Concept heirarchy position'.A$1:.I$629];3;0)" office:value-type="float" office:value="78">
            <text:p>78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21]+1" office:value-type="float" office:value="121">
            <text:p>121</text:p>
          </table:table-cell>
          <table:table-cell table:formula="of:=VLOOKUP([.D122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33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29" office:value-type="string">
            <text:p>Text_box</text:p>
          </table:table-cell>
          <table:table-cell/>
          <table:table-cell table:style-name="ce31" office:value-type="float" office:value="65535">
            <text:p>65535</text:p>
          </table:table-cell>
          <table:table-cell table:number-columns-repeated="4"/>
          <table:table-cell table:formula="of:=VLOOKUP([.D122];[$'Concept heirarchy position'.A$1:.I$629];3;0)" office:value-type="float" office:value="78">
            <text:p>7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22]+1" office:value-type="float" office:value="122">
            <text:p>122</text:p>
          </table:table-cell>
          <table:table-cell table:formula="of:=VLOOKUP([.D123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34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23];[$'Concept heirarchy position'.A$1:.I$629];3;0)" office:value-type="float" office:value="79">
            <text:p>7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23]+1" office:value-type="float" office:value="123">
            <text:p>123</text:p>
          </table:table-cell>
          <table:table-cell table:formula="of:=VLOOKUP([.D124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33" office:value-type="string">
            <text:p>Have you had any problems or concerns with your previous anaesthetics?</text:p>
          </table:table-cell>
          <table:table-cell office:value-type="string">
            <text:p>Surgery_Previous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4];[$'Concept heirarchy position'.A$1:.I$629];3;0)" office:value-type="float" office:value="79">
            <text:p>79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24]+1" office:value-type="float" office:value="124">
            <text:p>124</text:p>
          </table:table-cell>
          <table:table-cell table:formula="of:=VLOOKUP([.D125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34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5];[$'Concept heirarchy position'.A$1:.I$629];3;0)" office:value-type="float" office:value="80">
            <text:p>8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25]+1" office:value-type="float" office:value="125">
            <text:p>125</text:p>
          </table:table-cell>
          <table:table-cell table:formula="of:=VLOOKUP([.D126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33" office:value-type="string">
            <text:p>Have any of your relatives had problems with anaesthetic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126];[$'Concept heirarchy position'.A$1:.I$629];3;0)" office:value-type="float" office:value="80">
            <text:p>8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/>
          <table:table-cell table:number-columns-repeated="1003"/>
        </table:table-row>
        <table:table-row table:style-name="ro4">
          <table:table-cell table:style-name="ce25" table:formula="of:=[.A126]+1" office:value-type="float" office:value="126">
            <text:p>126</text:p>
          </table:table-cell>
          <table:table-cell table:formula="of:=VLOOKUP([.D127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34" office:value-type="string">
            <text:p>Post operative nausea and vomiting (PONV)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27];[$'Concept heirarchy position'.A$1:.I$629];3;0)" office:value-type="float" office:value="81">
            <text:p>81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27]+1" office:value-type="float" office:value="127">
            <text:p>127</text:p>
          </table:table-cell>
          <table:table-cell table:formula="of:=VLOOKUP([.D128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33" office:value-type="string">
            <text:p>Have you had nausea or vomiting after anaesthesia?</text:p>
          </table:table-cell>
          <table:table-cell office:value-type="string">
            <text:p>Surgery_Previous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28];[$'Concept heirarchy position'.A$1:.I$629];3;0)" office:value-type="float" office:value="81">
            <text:p>8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28]+1" office:value-type="float" office:value="128">
            <text:p>128</text:p>
          </table:table-cell>
          <table:table-cell table:formula="of:=VLOOKUP([.D129];[$'Concept heirarchy position'.A$1:.I$629];2;0)" office:value-type="float" office:value="0">
            <text:p>#N/A</text:p>
          </table:table-cell>
          <table:table-cell office:value-type="float" office:value="431">
            <text:p>431</text:p>
          </table:table-cell>
          <table:table-cell/>
          <table:table-cell table:style-name="ce33" office:value-type="string">
            <text:p>Past surgery and anaesthesia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31"/>
          <table:table-cell table:number-columns-repeated="5"/>
          <table:table-cell table:formula="of:=VLOOKUP([.D129];[$'Concept heirarchy position'.A$1:.I$629];3;0)" office:value-type="float" office:value="0">
            <text:p>#N/A</text:p>
          </table:table-cell>
          <table:table-cell table:style-name="ce41"/>
          <table:table-cell table:style-name="ce46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29]+1" office:value-type="float" office:value="129">
            <text:p>129</text:p>
          </table:table-cell>
          <table:table-cell table:formula="of:=VLOOKUP([.D130];[$'Concept heirarchy position'.A$1:.I$629];2;0)" office:value-type="float" office:value="0">
            <text:p>#N/A</text:p>
          </table:table-cell>
          <table:table-cell office:value-type="float" office:value="471">
            <text:p>471</text:p>
          </table:table-cell>
          <table:table-cell/>
          <table:table-cell table:style-name="ce33" office:value-type="string">
            <text:p>Medication, allergies and substance use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31"/>
          <table:table-cell table:number-columns-repeated="5"/>
          <table:table-cell table:formula="of:=VLOOKUP([.D130];[$'Concept heirarchy position'.A$1:.I$629];3;0)" office:value-type="float" office:value="0">
            <text:p>#N/A</text:p>
          </table:table-cell>
          <table:table-cell table:style-name="ce41"/>
          <table:table-cell table:style-name="ce46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30]+1" office:value-type="float" office:value="130">
            <text:p>130</text:p>
          </table:table-cell>
          <table:table-cell table:formula="of:=VLOOKUP([.D131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30" office:value-type="string">
            <text:p>Medication</text:p>
          </table:table-cell>
          <table:table-cell table:style-name="ce34" office:value-type="string">
            <text:p>Medication 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31];[$'Concept heirarchy position'.A$1:.I$629];3;0)" office:value-type="float" office:value="82">
            <text:p>82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31]+1" office:value-type="float" office:value="131">
            <text:p>131</text:p>
          </table:table-cell>
          <table:table-cell table:formula="of:=VLOOKUP([.D132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31" office:value-type="string">
            <text:p>Medication</text:p>
          </table:table-cell>
          <table:table-cell table:style-name="ce33" office:value-type="string">
            <text:p>Do you take any medicines (including tablets, inhalers, patches or creams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32];[$'Concept heirarchy position'.A$1:.I$629];3;0)" office:value-type="float" office:value="82">
            <text:p>82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32]+1" office:value-type="float" office:value="132">
            <text:p>132</text:p>
          </table:table-cell>
          <table:table-cell table:formula="of:=VLOOKUP([.D133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34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33];[$'Concept heirarchy position'.A$1:.I$629];3;0)" office:value-type="float" office:value="83">
            <text:p>8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33]+1" office:value-type="float" office:value="133">
            <text:p>133</text:p>
          </table:table-cell>
          <table:table-cell table:formula="of:=VLOOKUP([.D134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33" office:value-type="string">
            <text:p>Please list all medicines, including dose and frequency.</text:p>
          </table:table-cell>
          <table:table-cell table:style-name="ce29" office:value-type="string">
            <text:p>Medication = Yes</text:p>
          </table:table-cell>
          <table:table-cell table:style-name="ce29" office:value-type="string">
            <text:p>Text_box</text:p>
          </table:table-cell>
          <table:table-cell/>
          <table:table-cell table:style-name="ce29" office:value-type="float" office:value="65536">
            <text:p>65536</text:p>
          </table:table-cell>
          <table:table-cell table:number-columns-repeated="4"/>
          <table:table-cell table:formula="of:=VLOOKUP([.D134];[$'Concept heirarchy position'.A$1:.I$629];3;0)" office:value-type="float" office:value="83">
            <text:p>8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34]+1" office:value-type="float" office:value="134">
            <text:p>134</text:p>
          </table:table-cell>
          <table:table-cell table:formula="of:=VLOOKUP([.D135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34" office:value-type="string">
            <text:p>Allerg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table:number-columns-repeated="4"/>
          <table:table-cell table:formula="of:=VLOOKUP([.D135];[$'Concept heirarchy position'.A$1:.I$629];3;0)" office:value-type="float" office:value="96">
            <text:p>9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35]+1" office:value-type="float" office:value="135">
            <text:p>135</text:p>
          </table:table-cell>
          <table:table-cell table:formula="of:=VLOOKUP([.D136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29" office:value-type="string">
            <text:p>Allergies</text:p>
          </table:table-cell>
          <table:table-cell table:style-name="ce33" office:value-type="string">
            <text:p>Do you have any allergies (including medicines, latex rubber, tapes or food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table:number-columns-repeated="4"/>
          <table:table-cell table:formula="of:=VLOOKUP([.D136];[$'Concept heirarchy position'.A$1:.I$629];3;0)" office:value-type="float" office:value="96">
            <text:p>9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36]+1" office:value-type="float" office:value="136">
            <text:p>136</text:p>
          </table:table-cell>
          <table:table-cell table:formula="of:=VLOOKUP([.D137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34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137];[$'Concept heirarchy position'.A$1:.I$629];3;0)" office:value-type="float" office:value="97">
            <text:p>9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37]+1" office:value-type="float" office:value="137">
            <text:p>137</text:p>
          </table:table-cell>
          <table:table-cell table:formula="of:=VLOOKUP([.D138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33" office:value-type="string">
            <text:p>What are you allergic to? <text:s/>What happens when you have it?</text:p>
          </table:table-cell>
          <table:table-cell table:style-name="ce29" office:value-type="string">
            <text:p>Allergies = Yes</text:p>
          </table:table-cell>
          <table:table-cell table:style-name="ce29" office:value-type="string">
            <text:p>Text_box</text:p>
          </table:table-cell>
          <table:table-cell/>
          <table:table-cell table:style-name="ce31" office:value-type="float" office:value="65535">
            <text:p>65535</text:p>
          </table:table-cell>
          <table:table-cell table:number-columns-repeated="4"/>
          <table:table-cell table:formula="of:=VLOOKUP([.D138];[$'Concept heirarchy position'.A$1:.I$629];3;0)" office:value-type="float" office:value="97">
            <text:p>9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38]+1" office:value-type="float" office:value="138">
            <text:p>138</text:p>
          </table:table-cell>
          <table:table-cell table:formula="of:=VLOOKUP([.D139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33" office:value-type="string">
            <text:p>What was the reaction?</text:p>
          </table:table-cell>
          <table:table-cell table:style-name="ce29" office:value-type="string">
            <text:p>Allergies = Yes</text:p>
          </table:table-cell>
          <table:table-cell table:style-name="ce29" office:value-type="string">
            <text:p>ManyOptions</text:p>
          </table:table-cell>
          <table:table-cell table:style-name="ce10" office:value-type="string">
            <text:p>Allergy_reaction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Other</text:p>
          </table:table-cell>
          <table:table-cell table:style-name="ce29" table:number-columns-repeated="2"/>
          <table:table-cell table:formula="of:=VLOOKUP([.D139];[$'Concept heirarchy position'.A$1:.I$629];3;0)" office:value-type="float" office:value="98">
            <text:p>98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139]+1" office:value-type="float" office:value="139">
            <text:p>139</text:p>
          </table:table-cell>
          <table:table-cell table:formula="of:=VLOOKUP([.D140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34" office:value-type="string">
            <text:p>Medications avoided because of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40];[$'Concept heirarchy position'.A$1:.I$629];3;0)" office:value-type="float" office:value="100">
            <text:p>10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40]+1" office:value-type="float" office:value="140">
            <text:p>140</text:p>
          </table:table-cell>
          <table:table-cell table:formula="of:=VLOOKUP([.D141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33" office:value-type="string">
            <text:p>Are there medicines you can't take because of side effect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41];[$'Concept heirarchy position'.A$1:.I$629];3;0)" office:value-type="float" office:value="100">
            <text:p>10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41]+1" office:value-type="float" office:value="141">
            <text:p>141</text:p>
          </table:table-cell>
          <table:table-cell table:formula="of:=VLOOKUP([.D142];[$'Concept heirarchy position'.A$1:.I$629];2;0)" office:value-type="float" office:value="0">
            <text:p>#N/A</text:p>
          </table:table-cell>
          <table:table-cell office:value-type="float" office:value="433">
            <text:p>433</text:p>
          </table:table-cell>
          <table:table-cell/>
          <table:table-cell table:style-name="ce33" office:value-type="string">
            <text:p>Medication, allergies and substance use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31"/>
          <table:table-cell table:number-columns-repeated="5"/>
          <table:table-cell table:formula="of:=VLOOKUP([.D142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42]+1" office:value-type="float" office:value="142">
            <text:p>142</text:p>
          </table:table-cell>
          <table:table-cell table:formula="of:=VLOOKUP([.D143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33" office:value-type="string">
            <text:p>How tall are you (in centimeters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Number</text:p>
          </table:table-cell>
          <table:table-cell table:number-columns-repeated="6"/>
          <table:table-cell table:formula="of:=VLOOKUP([.D143];[$'Concept heirarchy position'.A$1:.I$629];3;0)" office:value-type="float" office:value="101">
            <text:p>10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43]+1" office:value-type="float" office:value="143">
            <text:p>143</text:p>
          </table:table-cell>
          <table:table-cell table:formula="of:=VLOOKUP([.D144];[$'Concept heirarchy position'.A$1:.I$629];2;0)" office:value-type="float" office:value="0">
            <text:p>#N/A</text:p>
          </table:table-cell>
          <table:table-cell table:style-name="ce27" office:value-type="float" office:value="475">
            <text:p>475</text:p>
          </table:table-cell>
          <table:table-cell/>
          <table:table-cell table:number-columns-repeated="9"/>
          <table:table-cell table:formula="of:=VLOOKUP([.D144];[$'Concept heirarchy position'.A$1:.I$629];3;0)" office:value-type="float" office:value="0">
            <text:p>#N/A</text:p>
          </table:table-cell>
          <table:table-cell table:number-columns-repeated="1010"/>
        </table:table-row>
        <table:table-row table:style-name="ro4">
          <table:table-cell table:style-name="ce25" table:formula="of:=[.A144]+1" office:value-type="float" office:value="144">
            <text:p>144</text:p>
          </table:table-cell>
          <table:table-cell table:formula="of:=VLOOKUP([.D145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33" office:value-type="string">
            <text:p>How much do you weigh (in kilograms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Number</text:p>
          </table:table-cell>
          <table:table-cell table:number-columns-repeated="6"/>
          <table:table-cell table:formula="of:=VLOOKUP([.D145];[$'Concept heirarchy position'.A$1:.I$629];3;0)" office:value-type="float" office:value="102">
            <text:p>102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45]+1" office:value-type="float" office:value="145">
            <text:p>145</text:p>
          </table:table-cell>
          <table:table-cell table:formula="of:=VLOOKUP([.D146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34" office:value-type="string">
            <text:p>Alcohol consumption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146];[$'Concept heirarchy position'.A$1:.I$629];3;0)" office:value-type="float" office:value="103">
            <text:p>103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146]+1" office:value-type="float" office:value="146">
            <text:p>146</text:p>
          </table:table-cell>
          <table:table-cell table:formula="of:=VLOOKUP([.D147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29" office:value-type="string">
            <text:p>Alcohol_Current</text:p>
          </table:table-cell>
          <table:table-cell table:style-name="ce33" office:value-type="string">
            <text:p>Do you drink alcohol?</text:p>
          </table:table-cell>
          <table:table-cell table:style-name="ce10" office:value-type="string">
            <text:p>Patient_Age &gt; 14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2"/>
          <table:table-cell table:style-name="ce29" table:number-columns-repeated="3"/>
          <table:table-cell table:formula="of:=VLOOKUP([.D147];[$'Concept heirarchy position'.A$1:.I$629];3;0)" office:value-type="float" office:value="103">
            <text:p>10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47]+1" office:value-type="float" office:value="147">
            <text:p>147</text:p>
          </table:table-cell>
          <table:table-cell table:formula="of:=VLOOKUP([.D148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34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48];[$'Concept heirarchy position'.A$1:.I$629];3;0)" office:value-type="float" office:value="104">
            <text:p>10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48]+1" office:value-type="float" office:value="148">
            <text:p>148</text:p>
          </table:table-cell>
          <table:table-cell table:formula="of:=VLOOKUP([.D149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33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29" office:value-type="string">
            <text:p>Number</text:p>
          </table:table-cell>
          <table:table-cell table:number-columns-repeated="6"/>
          <table:table-cell table:formula="of:=VLOOKUP([.D149];[$'Concept heirarchy position'.A$1:.I$629];3;0)" office:value-type="float" office:value="104">
            <text:p>10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49]+1" office:value-type="float" office:value="149">
            <text:p>149</text:p>
          </table:table-cell>
          <table:table-cell table:formula="of:=VLOOKUP([.D150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34" office:value-type="string">
            <text:p>Ever smoked</text:p>
          </table:table-cell>
          <table:table-cell table:style-name="ce17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0];[$'Concept heirarchy position'.A$1:.I$629];3;0)" office:value-type="float" office:value="105">
            <text:p>105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0]+1" office:value-type="float" office:value="150">
            <text:p>150</text:p>
          </table:table-cell>
          <table:table-cell table:formula="of:=VLOOKUP([.D151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33" office:value-type="string">
            <text:p>Have you ever been a smoker?</text:p>
          </table:table-cell>
          <table:table-cell table:style-name="ce17" office:value-type="string">
            <text:p>Patient_Age &gt; 14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1];[$'Concept heirarchy position'.A$1:.I$629];3;0)" office:value-type="float" office:value="105">
            <text:p>10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1]+1" office:value-type="float" office:value="151">
            <text:p>151</text:p>
          </table:table-cell>
          <table:table-cell table:formula="of:=VLOOKUP([.D152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34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2];[$'Concept heirarchy position'.A$1:.I$629];3;0)" office:value-type="float" office:value="106">
            <text:p>10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2]+1" office:value-type="float" office:value="152">
            <text:p>152</text:p>
          </table:table-cell>
          <table:table-cell table:formula="of:=VLOOKUP([.D153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33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3];[$'Concept heirarchy position'.A$1:.I$629];3;0)" office:value-type="float" office:value="106">
            <text:p>10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3]+1" office:value-type="float" office:value="153">
            <text:p>153</text:p>
          </table:table-cell>
          <table:table-cell table:formula="of:=VLOOKUP([.D154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34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4];[$'Concept heirarchy position'.A$1:.I$629];3;0)" office:value-type="float" office:value="107">
            <text:p>10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4]+1" office:value-type="float" office:value="154">
            <text:p>154</text:p>
          </table:table-cell>
          <table:table-cell table:formula="of:=VLOOKUP([.D155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33" office:value-type="string">
            <text:p>On average, how many cigarettes do you smoke each day?</text:p>
          </table:table-cell>
          <table:table-cell table:style-name="ce29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5];[$'Concept heirarchy position'.A$1:.I$629];3;0)" office:value-type="float" office:value="107">
            <text:p>10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5]+1" office:value-type="float" office:value="155">
            <text:p>155</text:p>
          </table:table-cell>
          <table:table-cell table:formula="of:=VLOOKUP([.D156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34" office:value-type="string">
            <text:p>Date stopped smoking (DD-MM-YYYY)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6];[$'Concept heirarchy position'.A$1:.I$629];3;0)" office:value-type="float" office:value="108">
            <text:p>10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6]+1" office:value-type="float" office:value="156">
            <text:p>156</text:p>
          </table:table-cell>
          <table:table-cell table:formula="of:=VLOOKUP([.D157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29" office:value-type="string">
            <text:p>Tobacco_Date_Stopped</text:p>
          </table:table-cell>
          <table:table-cell table:style-name="ce33" office:value-type="string">
            <text:p>Approximately, when did you stop? <text:s/>(DD-MM-YYYY)</text:p>
          </table:table-cell>
          <table:table-cell table:style-name="ce29" office:value-type="string">
            <text:p>Tobacco_Ever = Yes and <text:s/>Tobacco_Current = No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7];[$'Concept heirarchy position'.A$1:.I$629];3;0)" office:value-type="float" office:value="108">
            <text:p>10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7]+1" office:value-type="float" office:value="157">
            <text:p>157</text:p>
          </table:table-cell>
          <table:table-cell table:formula="of:=VLOOKUP([.D158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34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8];[$'Concept heirarchy position'.A$1:.I$629];3;0)" office:value-type="float" office:value="109">
            <text:p>109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8]+1" office:value-type="float" office:value="158">
            <text:p>158</text:p>
          </table:table-cell>
          <table:table-cell table:formula="of:=VLOOKUP([.D159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34" office:value-type="string">
            <text:p>Recreational / illicit drugs</text:p>
          </table:table-cell>
          <table:table-cell table:style-name="ce17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59];[$'Concept heirarchy position'.A$1:.I$629];3;0)" office:value-type="float" office:value="110">
            <text:p>110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59]+1" office:value-type="float" office:value="159">
            <text:p>159</text:p>
          </table:table-cell>
          <table:table-cell table:formula="of:=VLOOKUP([.D160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33" office:value-type="string">
            <text:p>Do you take any recreational drugs?</text:p>
          </table:table-cell>
          <table:table-cell table:style-name="ce17" office:value-type="string">
            <text:p>Patient_Age &gt; 14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0];[$'Concept heirarchy position'.A$1:.I$629];3;0)" office:value-type="float" office:value="110">
            <text:p>11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0]+1" office:value-type="float" office:value="160">
            <text:p>160</text:p>
          </table:table-cell>
          <table:table-cell table:formula="of:=VLOOKUP([.D161];[$'Concept heirarchy position'.A$1:.I$629];2;0)" office:value-type="string" office:string-value="Malignancy (ever)">
            <text:p>Malignancy (ever)</text:p>
          </table:table-cell>
          <table:table-cell office:value-type="float" office:value="341">
            <text:p>341</text:p>
          </table:table-cell>
          <table:table-cell table:style-name="ce10" office:value-type="string">
            <text:p>Malignancy_ever</text:p>
          </table:table-cell>
          <table:table-cell table:style-name="ce34" office:value-type="string">
            <text:p>Have you ever had a definite diagnosis of cancer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/>
          <table:table-cell table:number-columns-repeated="3"/>
          <table:table-cell table:formula="of:=VLOOKUP([.D161];[$'Concept heirarchy position'.A$1:.I$629];3;0)" office:value-type="float" office:value="111">
            <text:p>111</text:p>
          </table:table-cell>
          <table:table-cell table:style-name="ce41"/>
          <table:table-cell table:style-name="ce50"/>
          <table:table-cell table:number-columns-repeated="3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1]+1" office:value-type="float" office:value="161">
            <text:p>161</text:p>
          </table:table-cell>
          <table:table-cell table:formula="of:=VLOOKUP([.D162];[$'Concept heirarchy position'.A$1:.I$629];2;0)" office:value-type="float" office:value="0">
            <text:p>#N/A</text:p>
          </table:table-cell>
          <table:table-cell table:style-name="ce15" office:value-type="float" office:value="433">
            <text:p>433</text:p>
          </table:table-cell>
          <table:table-cell table:style-name="ce15"/>
          <table:table-cell table:style-name="ce37" office:value-type="string">
            <text:p>Medication, allergies and substance use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6"/>
          <table:table-cell table:style-name="ce15" table:number-columns-repeated="5"/>
          <table:table-cell table:formula="of:=VLOOKUP([.D162];[$'Concept heirarchy position'.A$1:.I$629];3;0)" office:value-type="float" office:value="0">
            <text:p>#N/A</text:p>
          </table:table-cell>
          <table:table-cell table:style-name="ce48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8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25" table:formula="of:=[.A162]+1" office:value-type="float" office:value="162">
            <text:p>162</text:p>
          </table:table-cell>
          <table:table-cell table:formula="of:=VLOOKUP([.D163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29" office:value-type="string">
            <text:p>Malignancy_current</text:p>
          </table:table-cell>
          <table:table-cell table:style-name="ce33" office:value-type="string">
            <text:p>Do you still have cancer? <text:s/></text:p>
          </table:table-cell>
          <table:table-cell table:style-name="ce29" office:value-type="string">
            <text:p>Malignancy_ever = Yes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163];[$'Concept heirarchy position'.A$1:.I$629];3;0)" office:value-type="float" office:value="112">
            <text:p>112</text:p>
          </table:table-cell>
          <table:table-cell table:style-name="ce41"/>
          <table:table-cell table:style-name="ce46"/>
          <table:table-cell table:number-columns-repeated="3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3]+1" office:value-type="float" office:value="163">
            <text:p>163</text:p>
          </table:table-cell>
          <table:table-cell table:formula="of:=VLOOKUP([.D164];[$'Concept heirarchy position'.A$1:.I$629];2;0)" office:value-type="string" office:string-value="Malignancy current">
            <text:p>Malignancy current</text:p>
          </table:table-cell>
          <table:table-cell office:value-type="float" office:value="342">
            <text:p>342</text:p>
          </table:table-cell>
          <table:table-cell table:style-name="ce10" office:value-type="string">
            <text:p>Malignancy_current</text:p>
          </table:table-cell>
          <table:table-cell table:style-name="ce34" office:value-type="string">
            <text:p>Do you have cancer or is it possibl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4];[$'Concept heirarchy position'.A$1:.I$629];3;0)" office:value-type="float" office:value="112">
            <text:p>112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4]+1" office:value-type="float" office:value="164">
            <text:p>164</text:p>
          </table:table-cell>
          <table:table-cell table:formula="of:=VLOOKUP([.D165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39" office:value-type="string">
            <text:p>Height (cm) patient reported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Number</text:p>
          </table:table-cell>
          <table:table-cell table:style-name="ce15" table:number-columns-repeated="6"/>
          <table:table-cell table:style-name="ce15" office:value-type="float" office:value="98">
            <text:p>9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25" table:formula="of:=[.A165]+1" office:value-type="float" office:value="165">
            <text:p>165</text:p>
          </table:table-cell>
          <table:table-cell table:formula="of:=VLOOKUP([.D166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39" office:value-type="string">
            <text:p>Weight (kg) patient report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Number</text:p>
          </table:table-cell>
          <table:table-cell table:style-name="ce15" table:number-columns-repeated="6"/>
          <table:table-cell table:style-name="ce15" office:value-type="float" office:value="99">
            <text:p>99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25" table:formula="of:=[.A166]+1" office:value-type="float" office:value="166">
            <text:p>166</text:p>
          </table:table-cell>
          <table:table-cell table:formula="of:=VLOOKUP([.D167];[$'Concept heirarchy position'.A$1:.I$629];2;0)" office:value-type="string" office:string-value="Malignancy past">
            <text:p>Malignancy past</text:p>
          </table:table-cell>
          <table:table-cell office:value-type="float" office:value="343">
            <text:p>343</text:p>
          </table:table-cell>
          <table:table-cell table:style-name="ce29" office:value-type="string">
            <text:p>Malignancy_past</text:p>
          </table:table-cell>
          <table:table-cell table:style-name="ce33" office:value-type="string">
            <text:p>Have you had treatment for cancer in the past?</text:p>
          </table:table-cell>
          <table:table-cell table:style-name="ce29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167];[$'Concept heirarchy position'.A$1:.I$629];3;0)" office:value-type="float" office:value="113">
            <text:p>11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7]+1" office:value-type="float" office:value="167">
            <text:p>167</text:p>
          </table:table-cell>
          <table:table-cell table:formula="of:=VLOOKUP([.D168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33" office:value-type="string">
            <text:p>If a blood transfusion was required, is there any reason you couldn't have blood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168];[$'Concept heirarchy position'.A$1:.I$629];3;0)" office:value-type="float" office:value="115">
            <text:p>11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68]+1" office:value-type="float" office:value="168">
            <text:p>168</text:p>
          </table:table-cell>
          <table:table-cell table:formula="of:=VLOOKUP([.D169];[$'Concept heirarchy position'.A$1:.I$629];2;0)" office:value-type="float" office:value="0">
            <text:p>#N/A</text:p>
          </table:table-cell>
          <table:table-cell office:value-type="float" office:value="435">
            <text:p>435</text:p>
          </table:table-cell>
          <table:table-cell/>
          <table:table-cell table:style-name="ce33" office:value-type="string">
            <text:p>Paediatric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31"/>
          <table:table-cell/>
          <table:table-cell table:style-name="ce29" table:number-columns-repeated="4"/>
          <table:table-cell table:formula="of:=VLOOKUP([.D169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169]+1" office:value-type="float" office:value="169">
            <text:p>169</text:p>
          </table:table-cell>
          <table:table-cell table:formula="of:=VLOOKUP([.D170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34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0];[$'Concept heirarchy position'.A$1:.I$629];3;0)" office:value-type="float" office:value="119">
            <text:p>11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0]+1" office:value-type="float" office:value="170">
            <text:p>170</text:p>
          </table:table-cell>
          <table:table-cell table:formula="of:=VLOOKUP([.D171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33" office:value-type="string">
            <text:p>Do you have any developmental problem or delay?</text:p>
          </table:table-cell>
          <table:table-cell table:style-name="ce18"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1];[$'Concept heirarchy position'.A$1:.I$629];3;0)" office:value-type="float" office:value="119">
            <text:p>119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1]+1" office:value-type="float" office:value="171">
            <text:p>171</text:p>
          </table:table-cell>
          <table:table-cell table:formula="of:=VLOOKUP([.D172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34" office:value-type="string">
            <text:p>Congenital or hereditary disorders</text:p>
          </table:table-cell>
          <table:table-cell table:style-name="ce18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2];[$'Concept heirarchy position'.A$1:.I$629];3;0)" office:value-type="float" office:value="120">
            <text:p>12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2]+1" office:value-type="float" office:value="172">
            <text:p>172</text:p>
          </table:table-cell>
          <table:table-cell table:formula="of:=VLOOKUP([.D173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33" office:value-type="string">
            <text:p>Do you have a diagnosis of hereditary disease or disease from birth?</text:p>
          </table:table-cell>
          <table:table-cell table:style-name="ce18"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3];[$'Concept heirarchy position'.A$1:.I$629];3;0)" office:value-type="float" office:value="120">
            <text:p>12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3]+1" office:value-type="float" office:value="173">
            <text:p>173</text:p>
          </table:table-cell>
          <table:table-cell table:formula="of:=VLOOKUP([.D174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34" office:value-type="string">
            <text:p>Bronchial hyperactivity</text:p>
          </table:table-cell>
          <table:table-cell table:style-name="ce18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4];[$'Concept heirarchy position'.A$1:.I$629];3;0)" office:value-type="float" office:value="121">
            <text:p>121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4]+1" office:value-type="float" office:value="174">
            <text:p>174</text:p>
          </table:table-cell>
          <table:table-cell table:formula="of:=VLOOKUP([.D175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33" office:value-type="string">
            <text:p>Do you have a history of wheeze or asthma?</text:p>
          </table:table-cell>
          <table:table-cell table:style-name="ce18"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175];[$'Concept heirarchy position'.A$1:.I$629];3;0)" office:value-type="float" office:value="121">
            <text:p>12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5]+1" office:value-type="float" office:value="175">
            <text:p>175</text:p>
          </table:table-cell>
          <table:table-cell table:formula="of:=VLOOKUP([.D176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34" office:value-type="string">
            <text:p>Vaccination schedule up to date?</text:p>
          </table:table-cell>
          <table:table-cell table:style-name="ce18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6];[$'Concept heirarchy position'.A$1:.I$629];3;0)" office:value-type="float" office:value="122">
            <text:p>122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6]+1" office:value-type="float" office:value="176">
            <text:p>176</text:p>
          </table:table-cell>
          <table:table-cell table:formula="of:=VLOOKUP([.D177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33" office:value-type="string">
            <text:p>Have you had all scheduled vaccinations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7];[$'Concept heirarchy position'.A$1:.I$629];3;0)" office:value-type="float" office:value="122">
            <text:p>122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7]+1" office:value-type="float" office:value="177">
            <text:p>177</text:p>
          </table:table-cell>
          <table:table-cell table:formula="of:=VLOOKUP([.D178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34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78];[$'Concept heirarchy position'.A$1:.I$629];3;0)" office:value-type="float" office:value="123">
            <text:p>123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8]+1" office:value-type="float" office:value="178">
            <text:p>178</text:p>
          </table:table-cell>
          <table:table-cell table:formula="of:=VLOOKUP([.D179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33" office:value-type="string">
            <text:p>Were you born prematurely?</text:p>
          </table:table-cell>
          <table:table-cell office:value-type="string">
            <text:p>Patient_Age &lt; 5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79];[$'Concept heirarchy position'.A$1:.I$629];3;0)" office:value-type="float" office:value="123">
            <text:p>12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79]+1" office:value-type="float" office:value="179">
            <text:p>179</text:p>
          </table:table-cell>
          <table:table-cell table:formula="of:=VLOOKUP([.D180];[$'Concept heirarchy position'.A$1:.I$629];2;0)" office:value-type="string" office:string-value="Gestational age at birth">
            <text:p>Gestational age at birth</text:p>
          </table:table-cell>
          <table:table-cell office:value-type="float" office:value="396">
            <text:p>396</text:p>
          </table:table-cell>
          <table:table-cell office:value-type="string">
            <text:p>Gestation_at_Birth</text:p>
          </table:table-cell>
          <table:table-cell table:style-name="ce33" office:value-type="string">
            <text:p>Gestational age at birth in weeks </text:p>
          </table:table-cell>
          <table:table-cell table:style-name="ce29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0];[$'Concept heirarchy position'.A$1:.I$629];3;0)" office:value-type="float" office:value="125">
            <text:p>125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/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0]+1" office:value-type="float" office:value="180">
            <text:p>180</text:p>
          </table:table-cell>
          <table:table-cell table:formula="of:=VLOOKUP([.D181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33" office:value-type="string">
            <text:p>What was your gestational age at birth in weeks (how many weeks into the pregnancy when born)? <text:s/></text:p>
          </table:table-cell>
          <table:table-cell table:style-name="ce29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1];[$'Concept heirarchy position'.A$1:.I$629];3;0)" office:value-type="float" office:value="125">
            <text:p>12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1]+1" office:value-type="float" office:value="181">
            <text:p>181</text:p>
          </table:table-cell>
          <table:table-cell table:formula="of:=VLOOKUP([.D182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34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5"/>
          <table:table-cell table:formula="of:=VLOOKUP([.D182];[$'Concept heirarchy position'.A$1:.I$629];3;0)" office:value-type="float" office:value="126">
            <text:p>12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2]+1" office:value-type="float" office:value="182">
            <text:p>182</text:p>
          </table:table-cell>
          <table:table-cell table:formula="of:=VLOOKUP([.D183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34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3];[$'Concept heirarchy position'.A$1:.I$629];3;0)" office:value-type="float" office:value="127">
            <text:p>127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3]+1" office:value-type="float" office:value="183">
            <text:p>183</text:p>
          </table:table-cell>
          <table:table-cell table:formula="of:=VLOOKUP([.D184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33" office:value-type="string">
            <text:p>Is there any possibility or concern that you have cardiac disease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184];[$'Concept heirarchy position'.A$1:.I$629];3;0)" office:value-type="float" office:value="127">
            <text:p>12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4]+1" office:value-type="float" office:value="184">
            <text:p>184</text:p>
          </table:table-cell>
          <table:table-cell table:formula="of:=VLOOKUP([.D185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style-name="ce10" office:value-type="string">
            <text:p>Cyanosis</text:p>
          </table:table-cell>
          <table:table-cell table:style-name="ce34" office:value-type="string">
            <text:p>Cyanosi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5];[$'Concept heirarchy position'.A$1:.I$629];3;0)" office:value-type="float" office:value="128">
            <text:p>12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5]+1" office:value-type="float" office:value="185">
            <text:p>185</text:p>
          </table:table-cell>
          <table:table-cell table:formula="of:=VLOOKUP([.D186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34" office:value-type="string">
            <text:p>Cerebral haemorrhage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86];[$'Concept heirarchy position'.A$1:.I$629];3;0)" office:value-type="float" office:value="131">
            <text:p>131</text:p>
          </table:table-cell>
          <table:table-cell/>
          <table:table-cell table:style-name="ce5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6]+1" office:value-type="float" office:value="186">
            <text:p>186</text:p>
          </table:table-cell>
          <table:table-cell table:formula="of:=VLOOKUP([.D187];[$'Concept heirarchy position'.A$1:.I$629];2;0)" office:value-type="float" office:value="0">
            <text:p>#N/A</text:p>
          </table:table-cell>
          <table:table-cell office:value-type="float" office:value="436">
            <text:p>436</text:p>
          </table:table-cell>
          <table:table-cell/>
          <table:table-cell table:style-name="ce34" office:value-type="string">
            <text:p>Paediatric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 table:number-columns-repeated="5"/>
          <table:table-cell table:formula="of:=VLOOKUP([.D187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87]+1" office:value-type="float" office:value="187">
            <text:p>187</text:p>
          </table:table-cell>
          <table:table-cell table:formula="of:=VLOOKUP([.D188];[$'Concept heirarchy position'.A$1:.I$629];2;0)" office:value-type="float" office:value="0">
            <text:p>#N/A</text:p>
          </table:table-cell>
          <table:table-cell office:value-type="float" office:value="437">
            <text:p>437</text:p>
          </table:table-cell>
          <table:table-cell/>
          <table:table-cell table:style-name="ce34" office:value-type="string">
            <text:p>Cardiovascular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 table:number-columns-repeated="5"/>
          <table:table-cell table:formula="of:=VLOOKUP([.D188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188]+1" office:value-type="float" office:value="188">
            <text:p>188</text:p>
          </table:table-cell>
          <table:table-cell table:formula="of:=VLOOKUP([.D189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33" office:value-type="string">
            <text:p>Do you have high blood pressure or are you on treatment for high blood pressure?</text:p>
          </table:table-cell>
          <table:table-cell office:value-type="string">
            <text:p>Patient_Age &gt; 13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89];[$'Concept heirarchy position'.A$1:.I$629];3;0)" office:value-type="float" office:value="134">
            <text:p>13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89]+1" office:value-type="float" office:value="189">
            <text:p>189</text:p>
          </table:table-cell>
          <table:table-cell table:formula="of:=VLOOKUP([.D190];[$'Concept heirarchy position'.A$1:.I$629];2;0)" office:value-type="string" office:string-value="IHD">
            <text:p>IHD</text:p>
          </table:table-cell>
          <table:table-cell office:value-type="float" office:value="384">
            <text:p>384</text:p>
          </table:table-cell>
          <table:table-cell office:value-type="string">
            <text:p>Ischemic_heart_disease</text:p>
          </table:table-cell>
          <table:table-cell table:style-name="ce34" office:value-type="string">
            <text:p>Have you ever had angina or a heart attack?</text:p>
          </table:table-cell>
          <table:table-cell office:value-type="string">
            <text:p>Patient_Age &gt; 13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90];[$'Concept heirarchy position'.A$1:.I$629];3;0)" office:value-type="float" office:value="135">
            <text:p>135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0]+1" office:value-type="float" office:value="190">
            <text:p>190</text:p>
          </table:table-cell>
          <table:table-cell table:formula="of:=VLOOKUP([.D191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33" office:value-type="string">
            <text:p>Do you still get angina?</text:p>
          </table:table-cell>
          <table:table-cell office:value-type="string">
            <text:p>Ischemic_heart_disease=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91];[$'Concept heirarchy position'.A$1:.I$629];3;0)" office:value-type="float" office:value="136">
            <text:p>13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1]+1" office:value-type="float" office:value="191">
            <text:p>191</text:p>
          </table:table-cell>
          <table:table-cell table:formula="of:=VLOOKUP([.D192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33" office:value-type="string">
            <text:p>Have you ever been diagnosed with a heart attack?</text:p>
          </table:table-cell>
          <table:table-cell office:value-type="string">
            <text:p>Ischemic_heart_disease=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table:number-columns-repeated="4"/>
          <table:table-cell table:formula="of:=VLOOKUP([.D192];[$'Concept heirarchy position'.A$1:.I$629];3;0)" office:value-type="float" office:value="138">
            <text:p>13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2]+1" office:value-type="float" office:value="192">
            <text:p>192</text:p>
          </table:table-cell>
          <table:table-cell table:formula="of:=VLOOKUP([.D193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33" office:value-type="string">
            <text:p>How many heart attacks have you had?</text:p>
          </table:table-cell>
          <table:table-cell table:style-name="ce29" office:value-type="string">
            <text:p>MI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93];[$'Concept heirarchy position'.A$1:.I$629];3;0)" office:value-type="float" office:value="141">
            <text:p>14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3]+1" office:value-type="float" office:value="193">
            <text:p>193</text:p>
          </table:table-cell>
          <table:table-cell table:formula="of:=VLOOKUP([.D19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33" office:value-type="string">
            <text:p>When was your last heart attack? <text:s/>Approximate date is OK. (DD-MM-YYYY)</text:p>
          </table:table-cell>
          <table:table-cell table:style-name="ce29" office:value-type="string">
            <text:p>MI_ever = Yes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94];[$'Concept heirarchy position'.A$1:.I$629];3;0)" office:value-type="float" office:value="143">
            <text:p>14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4]+1" office:value-type="float" office:value="194">
            <text:p>194</text:p>
          </table:table-cell>
          <table:table-cell table:formula="of:=VLOOKUP([.D195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33" office:value-type="string">
            <text:p>Have you ever been diagnosed with heart fail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195];[$'Concept heirarchy position'.A$1:.I$629];3;0)" office:value-type="float" office:value="148">
            <text:p>14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5]+1" office:value-type="float" office:value="195">
            <text:p>195</text:p>
          </table:table-cell>
          <table:table-cell table:formula="of:=VLOOKUP([.D196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33" office:value-type="string">
            <text:p>Have you ever had an irregular pulse, arrhythmia or fibrillation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196];[$'Concept heirarchy position'.A$1:.I$629];3;0)" office:value-type="float" office:value="155">
            <text:p>15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6]+1" office:value-type="float" office:value="196">
            <text:p>196</text:p>
          </table:table-cell>
          <table:table-cell table:formula="of:=VLOOKUP([.D197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33" office:value-type="string">
            <text:p>Have you had atrial fibrillation?</text:p>
          </table:table-cell>
          <table:table-cell table:style-name="ce10" office:value-type="string">
            <text:p>History_of_arrhythmia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2"/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197];[$'Concept heirarchy position'.A$1:.I$629];3;0)" office:value-type="float" office:value="156">
            <text:p>15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7]+1" office:value-type="float" office:value="197">
            <text:p>197</text:p>
          </table:table-cell>
          <table:table-cell table:formula="of:=VLOOKUP([.D198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33" office:value-type="string">
            <text:p>Have you ever had heart valve problems or infection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98];[$'Concept heirarchy position'.A$1:.I$629];3;0)" office:value-type="float" office:value="158">
            <text:p>15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8]+1" office:value-type="float" office:value="198">
            <text:p>198</text:p>
          </table:table-cell>
          <table:table-cell table:formula="of:=VLOOKUP([.D199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33" office:value-type="string">
            <text:p>Do you have a pacemaker or defibrillato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table:number-columns-repeated="4"/>
          <table:table-cell table:formula="of:=VLOOKUP([.D199];[$'Concept heirarchy position'.A$1:.I$629];3;0)" office:value-type="float" office:value="163">
            <text:p>16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199]+1" office:value-type="float" office:value="199">
            <text:p>199</text:p>
          </table:table-cell>
          <table:table-cell table:formula="of:=VLOOKUP([.D20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33" office:value-type="string">
            <text:p>Do you have any arterial disease in your leg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200];[$'Concept heirarchy position'.A$1:.I$629];3;0)" office:value-type="float" office:value="167">
            <text:p>16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00]+1" office:value-type="float" office:value="200">
            <text:p>200</text:p>
          </table:table-cell>
          <table:table-cell table:formula="of:=VLOOKUP([.D201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33" office:value-type="string">
            <text:p>Have you ever had a DVT or clot in the leg veins?</text:p>
          </table:table-cell>
          <table:table-cell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201];[$'Concept heirarchy position'.A$1:.I$629];3;0)" office:value-type="float" office:value="168">
            <text:p>16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style-name="ce41" office:value-type="string">
            <text:p>Y</text:p>
          </table:table-cell>
          <table:table-cell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01]+1" office:value-type="float" office:value="201">
            <text:p>201</text:p>
          </table:table-cell>
          <table:table-cell table:formula="of:=VLOOKUP([.D202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33" office:value-type="string">
            <text:p>Were you born with any heart disease?</text:p>
          </table:table-cell>
          <table:table-cell office:value-type="string">
            <text:p>Patient_Age &gt; 13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202];[$'Concept heirarchy position'.A$1:.I$629];3;0)" office:value-type="float" office:value="169">
            <text:p>169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02]+1" office:value-type="float" office:value="202">
            <text:p>202</text:p>
          </table:table-cell>
          <table:table-cell table:formula="of:=VLOOKUP([.D203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33" office:value-type="string">
            <text:p>Have you ever had heart surgery?</text:p>
          </table:table-cell>
          <table:table-cell office:value-type="string">
            <text:p>Surgery_Previous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203];[$'Concept heirarchy position'.A$1:.I$629];3;0)" office:value-type="float" office:value="176">
            <text:p>17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03]+1" office:value-type="float" office:value="203">
            <text:p>203</text:p>
          </table:table-cell>
          <table:table-cell table:formula="of:=VLOOKUP([.D20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33" office:value-type="string">
            <text:p>Have you ever had endocarditis or heart valve infection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204];[$'Concept heirarchy position'.A$1:.I$629];3;0)" office:value-type="float" office:value="161">
            <text:p>161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204]+1" office:value-type="float" office:value="204">
            <text:p>204</text:p>
          </table:table-cell>
          <table:table-cell table:formula="of:=VLOOKUP([.D205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34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5];[$'Concept heirarchy position'.A$1:.I$629];3;0)" office:value-type="float" office:value="133">
            <text:p>13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05]+1" office:value-type="float" office:value="205">
            <text:p>205</text:p>
          </table:table-cell>
          <table:table-cell table:formula="of:=VLOOKUP([.D206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34" office:value-type="string">
            <text:p>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6];[$'Concept heirarchy position'.A$1:.I$629];3;0)" office:value-type="float" office:value="134">
            <text:p>13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06]+1" office:value-type="float" office:value="206">
            <text:p>206</text:p>
          </table:table-cell>
          <table:table-cell table:formula="of:=VLOOKUP([.D207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34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7];[$'Concept heirarchy position'.A$1:.I$629];3;0)" office:value-type="float" office:value="135">
            <text:p>13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07]+1" office:value-type="float" office:value="207">
            <text:p>207</text:p>
          </table:table-cell>
          <table:table-cell table:formula="of:=VLOOKUP([.D208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34" office:value-type="string">
            <text:p>Stable angina pectoris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08];[$'Concept heirarchy position'.A$1:.I$629];3;0)" office:value-type="float" office:value="136">
            <text:p>13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08]+1" office:value-type="float" office:value="208">
            <text:p>208</text:p>
          </table:table-cell>
          <table:table-cell table:formula="of:=VLOOKUP([.D209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34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formula="of:=VLOOKUP([.D209];[$'Concept heirarchy position'.A$1:.I$629];3;0)" office:value-type="float" office:value="137">
            <text:p>13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09]+1" office:value-type="float" office:value="209">
            <text:p>209</text:p>
          </table:table-cell>
          <table:table-cell table:formula="of:=VLOOKUP([.D210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34" office:value-type="string">
            <text:p>MI or Acute Coronary Syndrome (ever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0];[$'Concept heirarchy position'.A$1:.I$629];3;0)" office:value-type="float" office:value="139">
            <text:p>13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10]+1" office:value-type="float" office:value="210">
            <text:p>210</text:p>
          </table:table-cell>
          <table:table-cell table:formula="of:=VLOOKUP([.D211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34" office:value-type="string">
            <text:p>Type of acute coronary syndrome (ACS)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ACS_Type</text:p>
          </table:table-cell>
          <table:table-cell/>
          <table:table-cell table:style-name="ce10" table:number-columns-repeated="4"/>
          <table:table-cell table:formula="of:=VLOOKUP([.D211];[$'Concept heirarchy position'.A$1:.I$629];3;0)" office:value-type="float" office:value="140">
            <text:p>14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11]+1" office:value-type="float" office:value="211">
            <text:p>211</text:p>
          </table:table-cell>
          <table:table-cell table:formula="of:=VLOOKUP([.D212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34" office:value-type="string">
            <text:p>Number of myocardial infarctions</text:p>
          </table:table-cell>
          <table:table-cell table:style-name="ce10" office:value-type="string">
            <text:p>AC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212];[$'Concept heirarchy position'.A$1:.I$629];3;0)" office:value-type="float" office:value="141">
            <text:p>14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12]+1" office:value-type="float" office:value="212">
            <text:p>212</text:p>
          </table:table-cell>
          <table:table-cell table:formula="of:=VLOOKUP([.D213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34" office:value-type="string">
            <text:p>Date of acute coronary syndrome / MI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3];[$'Concept heirarchy position'.A$1:.I$629];3;0)" office:value-type="float" office:value="142">
            <text:p>14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13]+1" office:value-type="float" office:value="213">
            <text:p>213</text:p>
          </table:table-cell>
          <table:table-cell table:formula="of:=VLOOKUP([.D21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34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4];[$'Concept heirarchy position'.A$1:.I$629];3;0)" office:value-type="float" office:value="143">
            <text:p>143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14]+1" office:value-type="float" office:value="214">
            <text:p>214</text:p>
          </table:table-cell>
          <table:table-cell table:formula="of:=VLOOKUP([.D215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34" office:value-type="string">
            <text:p>Percutaneous coronary intervention <text:s/>(PCI) (past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5];[$'Concept heirarchy position'.A$1:.I$629];3;0)" office:value-type="float" office:value="144">
            <text:p>14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15]+1" office:value-type="float" office:value="215">
            <text:p>215</text:p>
          </table:table-cell>
          <table:table-cell table:formula="of:=VLOOKUP([.D216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34" office:value-type="string">
            <text:p>PCI with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6];[$'Concept heirarchy position'.A$1:.I$629];3;0)" office:value-type="float" office:value="145">
            <text:p>14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16]+1" office:value-type="float" office:value="216">
            <text:p>216</text:p>
          </table:table-cell>
          <table:table-cell table:formula="of:=VLOOKUP([.D217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34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7];[$'Concept heirarchy position'.A$1:.I$629];3;0)" office:value-type="float" office:value="146">
            <text:p>14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17]+1" office:value-type="float" office:value="217">
            <text:p>217</text:p>
          </table:table-cell>
          <table:table-cell table:formula="of:=VLOOKUP([.D218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34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8];[$'Concept heirarchy position'.A$1:.I$629];3;0)" office:value-type="float" office:value="147">
            <text:p>14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18]+1" office:value-type="float" office:value="218">
            <text:p>218</text:p>
          </table:table-cell>
          <table:table-cell table:formula="of:=VLOOKUP([.D219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34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9];[$'Concept heirarchy position'.A$1:.I$629];3;0)" office:value-type="float" office:value="148">
            <text:p>14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19]+1" office:value-type="float" office:value="219">
            <text:p>219</text:p>
          </table:table-cell>
          <table:table-cell table:formula="of:=VLOOKUP([.D220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34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NYHA_Class</text:p>
          </table:table-cell>
          <table:table-cell table:number-columns-repeated="5"/>
          <table:table-cell table:formula="of:=VLOOKUP([.D220];[$'Concept heirarchy position'.A$1:.I$629];3;0)" office:value-type="float" office:value="149">
            <text:p>14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20]+1" office:value-type="float" office:value="220">
            <text:p>220</text:p>
          </table:table-cell>
          <table:table-cell table:formula="of:=VLOOKUP([.D221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style-name="ce10" office:value-type="string">
            <text:p>Cardiomyopathy</text:p>
          </table:table-cell>
          <table:table-cell table:style-name="ce34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1];[$'Concept heirarchy position'.A$1:.I$629];3;0)" office:value-type="float" office:value="150">
            <text:p>15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21]+1" office:value-type="float" office:value="221">
            <text:p>221</text:p>
          </table:table-cell>
          <table:table-cell table:formula="of:=VLOOKUP([.D222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34" office:value-type="string">
            <text:p>Acute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2];[$'Concept heirarchy position'.A$1:.I$629];3;0)" office:value-type="float" office:value="152">
            <text:p>15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22]+1" office:value-type="float" office:value="222">
            <text:p>222</text:p>
          </table:table-cell>
          <table:table-cell table:formula="of:=VLOOKUP([.D223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34" office:value-type="string">
            <text:p>Right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3];[$'Concept heirarchy position'.A$1:.I$629];3;0)" office:value-type="float" office:value="154">
            <text:p>15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23]+1" office:value-type="float" office:value="223">
            <text:p>223</text:p>
          </table:table-cell>
          <table:table-cell table:formula="of:=VLOOKUP([.D224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34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4];[$'Concept heirarchy position'.A$1:.I$629];3;0)" office:value-type="float" office:value="155">
            <text:p>155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24]+1" office:value-type="float" office:value="224">
            <text:p>224</text:p>
          </table:table-cell>
          <table:table-cell table:formula="of:=VLOOKUP([.D225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34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225];[$'Concept heirarchy position'.A$1:.I$629];3;0)" office:value-type="float" office:value="156">
            <text:p>15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25]+1" office:value-type="float" office:value="225">
            <text:p>225</text:p>
          </table:table-cell>
          <table:table-cell table:formula="of:=VLOOKUP([.D226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34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26];[$'Concept heirarchy position'.A$1:.I$629];3;0)" office:value-type="float" office:value="157">
            <text:p>15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26]+1" office:value-type="float" office:value="226">
            <text:p>226</text:p>
          </table:table-cell>
          <table:table-cell table:formula="of:=VLOOKUP([.D227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34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7];[$'Concept heirarchy position'.A$1:.I$629];3;0)" office:value-type="float" office:value="158">
            <text:p>158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27]+1" office:value-type="float" office:value="227">
            <text:p>227</text:p>
          </table:table-cell>
          <table:table-cell table:formula="of:=VLOOKUP([.D228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34" office:value-type="string">
            <text:p>Valvular heart disease type</text:p>
          </table:table-cell>
          <table:table-cell office:value-type="string">
            <text:p>Valvular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28];[$'Concept heirarchy position'.A$1:.I$629];3;0)" office:value-type="float" office:value="159">
            <text:p>15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28]+1" office:value-type="float" office:value="228">
            <text:p>228</text:p>
          </table:table-cell>
          <table:table-cell table:formula="of:=VLOOKUP([.D229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34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29];[$'Concept heirarchy position'.A$1:.I$629];3;0)" office:value-type="float" office:value="161">
            <text:p>16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29]+1" office:value-type="float" office:value="229">
            <text:p>229</text:p>
          </table:table-cell>
          <table:table-cell table:formula="of:=VLOOKUP([.D230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34" office:value-type="string">
            <text:p>Active endocarditis at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0];[$'Concept heirarchy position'.A$1:.I$629];3;0)" office:value-type="float" office:value="162">
            <text:p>16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30]+1" office:value-type="float" office:value="230">
            <text:p>230</text:p>
          </table:table-cell>
          <table:table-cell table:formula="of:=VLOOKUP([.D231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34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1];[$'Concept heirarchy position'.A$1:.I$629];3;0)" office:value-type="float" office:value="163">
            <text:p>16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31]+1" office:value-type="float" office:value="231">
            <text:p>231</text:p>
          </table:table-cell>
          <table:table-cell table:formula="of:=VLOOKUP([.D232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34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44" office:value-type="string">
            <text:p>Pacemaker_ICD_type</text:p>
          </table:table-cell>
          <table:table-cell/>
          <table:table-cell table:style-name="ce10"/>
          <table:table-cell table:number-columns-repeated="3"/>
          <table:table-cell table:formula="of:=VLOOKUP([.D232];[$'Concept heirarchy position'.A$1:.I$629];3;0)" office:value-type="float" office:value="165">
            <text:p>16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32]+1" office:value-type="float" office:value="232">
            <text:p>232</text:p>
          </table:table-cell>
          <table:table-cell table:formula="of:=VLOOKUP([.D233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34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44"/>
          <table:table-cell table:style-name="ce30" office:value-type="float" office:value="65535">
            <text:p>65535</text:p>
          </table:table-cell>
          <table:table-cell table:style-name="ce10"/>
          <table:table-cell table:number-columns-repeated="3"/>
          <table:table-cell table:formula="of:=VLOOKUP([.D233];[$'Concept heirarchy position'.A$1:.I$629];3;0)" office:value-type="float" office:value="166">
            <text:p>16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33]+1" office:value-type="float" office:value="233">
            <text:p>233</text:p>
          </table:table-cell>
          <table:table-cell table:formula="of:=VLOOKUP([.D234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34" office:value-type="string">
            <text:p>Peripheral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4];[$'Concept heirarchy position'.A$1:.I$629];3;0)" office:value-type="float" office:value="167">
            <text:p>16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34]+1" office:value-type="float" office:value="234">
            <text:p>234</text:p>
          </table:table-cell>
          <table:table-cell table:formula="of:=VLOOKUP([.D235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34" office:value-type="string">
            <text:p>DVT</text:p>
          </table:table-cell>
          <table:table-cell table:style-name="ce29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5];[$'Concept heirarchy position'.A$1:.I$629];3;0)" office:value-type="float" office:value="168">
            <text:p>16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35]+1" office:value-type="float" office:value="235">
            <text:p>235</text:p>
          </table:table-cell>
          <table:table-cell table:formula="of:=VLOOKUP([.D236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34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6];[$'Concept heirarchy position'.A$1:.I$629];3;0)" office:value-type="float" office:value="169">
            <text:p>16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36]+1" office:value-type="float" office:value="236">
            <text:p>236</text:p>
          </table:table-cell>
          <table:table-cell table:formula="of:=VLOOKUP([.D237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34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formula="of:=VLOOKUP([.D237];[$'Concept heirarchy position'.A$1:.I$629];3;0)" office:value-type="float" office:value="170">
            <text:p>170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37]+1" office:value-type="float" office:value="237">
            <text:p>237</text:p>
          </table:table-cell>
          <table:table-cell table:formula="of:=VLOOKUP([.D238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34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8];[$'Concept heirarchy position'.A$1:.I$629];3;0)" office:value-type="float" office:value="174">
            <text:p>174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38]+1" office:value-type="float" office:value="238">
            <text:p>238</text:p>
          </table:table-cell>
          <table:table-cell table:formula="of:=VLOOKUP([.D239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34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9];[$'Concept heirarchy position'.A$1:.I$629];3;0)" office:value-type="float" office:value="175">
            <text:p>175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39]+1" office:value-type="float" office:value="239">
            <text:p>239</text:p>
          </table:table-cell>
          <table:table-cell table:formula="of:=VLOOKUP([.D240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34" office:value-type="string">
            <text:p>Cardiac surgery pa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0];[$'Concept heirarchy position'.A$1:.I$629];3;0)" office:value-type="float" office:value="176">
            <text:p>17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40]+1" office:value-type="float" office:value="240">
            <text:p>240</text:p>
          </table:table-cell>
          <table:table-cell table:formula="of:=VLOOKUP([.D24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34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41];[$'Concept heirarchy position'.A$1:.I$629];3;0)" office:value-type="float" office:value="177">
            <text:p>17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41]+1" office:value-type="float" office:value="241">
            <text:p>241</text:p>
          </table:table-cell>
          <table:table-cell table:formula="of:=VLOOKUP([.D24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34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2];[$'Concept heirarchy position'.A$1:.I$629];3;0)" office:value-type="float" office:value="178">
            <text:p>178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42]+1" office:value-type="float" office:value="242">
            <text:p>242</text:p>
          </table:table-cell>
          <table:table-cell table:formula="of:=VLOOKUP([.D243];[$'Concept heirarchy position'.A$1:.I$629];2;0)" office:value-type="float" office:value="0">
            <text:p>#N/A</text:p>
          </table:table-cell>
          <table:table-cell office:value-type="float" office:value="438">
            <text:p>438</text:p>
          </table:table-cell>
          <table:table-cell/>
          <table:table-cell table:style-name="ce34" office:value-type="string">
            <text:p>Cardiovascular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3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43]+1" office:value-type="float" office:value="243">
            <text:p>243</text:p>
          </table:table-cell>
          <table:table-cell table:formula="of:=VLOOKUP([.D244];[$'Concept heirarchy position'.A$1:.I$629];2;0)" office:value-type="float" office:value="0">
            <text:p>#N/A</text:p>
          </table:table-cell>
          <table:table-cell office:value-type="float" office:value="439">
            <text:p>439</text:p>
          </table:table-cell>
          <table:table-cell/>
          <table:table-cell table:style-name="ce34" office:value-type="string">
            <text:p>Respiratory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4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44]+1" office:value-type="float" office:value="244">
            <text:p>244</text:p>
          </table:table-cell>
          <table:table-cell table:formula="of:=VLOOKUP([.D245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34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5];[$'Concept heirarchy position'.A$1:.I$629];3;0)" office:value-type="float" office:value="180">
            <text:p>18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45]+1" office:value-type="float" office:value="245">
            <text:p>245</text:p>
          </table:table-cell>
          <table:table-cell table:formula="of:=VLOOKUP([.D246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style-name="ce10" office:value-type="string">
            <text:p>COPD</text:p>
          </table:table-cell>
          <table:table-cell table:style-name="ce34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6];[$'Concept heirarchy position'.A$1:.I$629];3;0)" office:value-type="float" office:value="181">
            <text:p>181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46]+1" office:value-type="float" office:value="246">
            <text:p>246</text:p>
          </table:table-cell>
          <table:table-cell table:formula="of:=VLOOKUP([.D247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29" office:value-type="string">
            <text:p>COPD</text:p>
          </table:table-cell>
          <table:table-cell table:style-name="ce33" office:value-type="string">
            <text:p>Do you have emphysema or chronic bronchitis?</text:p>
          </table:table-cell>
          <table:table-cell office:value-type="string">
            <text:p>Patient_Age &gt; 13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247];[$'Concept heirarchy position'.A$1:.I$629];3;0)" office:value-type="float" office:value="181">
            <text:p>18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47]+1" office:value-type="float" office:value="247">
            <text:p>247</text:p>
          </table:table-cell>
          <table:table-cell table:formula="of:=VLOOKUP([.D248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34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formula="of:=VLOOKUP([.D248];[$'Concept heirarchy position'.A$1:.I$629];3;0)" office:value-type="float" office:value="182">
            <text:p>18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48]+1" office:value-type="float" office:value="248">
            <text:p>248</text:p>
          </table:table-cell>
          <table:table-cell table:formula="of:=VLOOKUP([.D249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style-name="ce10" office:value-type="string">
            <text:p>Asthma</text:p>
          </table:table-cell>
          <table:table-cell table:style-name="ce34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9];[$'Concept heirarchy position'.A$1:.I$629];3;0)" office:value-type="float" office:value="183">
            <text:p>183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49]+1" office:value-type="float" office:value="249">
            <text:p>249</text:p>
          </table:table-cell>
          <table:table-cell table:formula="of:=VLOOKUP([.D250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29" office:value-type="string">
            <text:p>Asthma</text:p>
          </table:table-cell>
          <table:table-cell table:style-name="ce33" office:value-type="string">
            <text:p>Do you have asthma?</text:p>
          </table:table-cell>
          <table:table-cell office:value-type="string">
            <text:p>Patient_Age &gt; 13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table:number-columns-repeated="4"/>
          <table:table-cell table:formula="of:=VLOOKUP([.D250];[$'Concept heirarchy position'.A$1:.I$629];3;0)" office:value-type="float" office:value="183">
            <text:p>18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50]+1" office:value-type="float" office:value="250">
            <text:p>250</text:p>
          </table:table-cell>
          <table:table-cell table:formula="of:=VLOOKUP([.D251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34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formula="of:=VLOOKUP([.D251];[$'Concept heirarchy position'.A$1:.I$629];3;0)" office:value-type="float" office:value="184">
            <text:p>184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51]+1" office:value-type="float" office:value="251">
            <text:p>251</text:p>
          </table:table-cell>
          <table:table-cell table:formula="of:=VLOOKUP([.D252];[$'Concept heirarchy position'.A$1:.I$629];2;0)" office:value-type="string" office:string-value="Asthma ER attendance">
            <text:p>Asthma ER attendance</text:p>
          </table:table-cell>
          <table:table-cell office:value-type="float" office:value="397">
            <text:p>397</text:p>
          </table:table-cell>
          <table:table-cell table:style-name="ce11" office:value-type="string">
            <text:p>Asthma_ER_attendance</text:p>
          </table:table-cell>
          <table:table-cell table:style-name="ce34" office:value-type="string">
            <text:p>Asthma emergency room attendances?</text:p>
          </table:table-cell>
          <table:table-cell table:style-name="ce29" office:value-type="string">
            <text:p>Asthma = Yes or Bronchial_Hyperreactivity = Yes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2];[$'Concept heirarchy position'.A$1:.I$629];3;0)" office:value-type="float" office:value="185">
            <text:p>185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252]+1" office:value-type="float" office:value="252">
            <text:p>252</text:p>
          </table:table-cell>
          <table:table-cell table:formula="of:=VLOOKUP([.D253];[$'Concept heirarchy position'.A$1:.I$629];2;0)" office:value-type="string" office:string-value="Asthma ER attendance">
            <text:p>Asthma ER attendance</text:p>
          </table:table-cell>
          <table:table-cell office:value-type="float" office:value="357">
            <text:p>357</text:p>
          </table:table-cell>
          <table:table-cell table:style-name="ce11" office:value-type="string">
            <text:p>Asthma_ER_attendance</text:p>
          </table:table-cell>
          <table:table-cell table:style-name="ce34" office:value-type="string">
            <text:p>Have you been to the hospital emergency room because of asthma?</text:p>
          </table:table-cell>
          <table:table-cell table:style-name="ce29" office:value-type="string">
            <text:p>Asthma = Yes or Bronchial_Hyperreactivity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253];[$'Concept heirarchy position'.A$1:.I$629];3;0)" office:value-type="float" office:value="185">
            <text:p>185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53]+1" office:value-type="float" office:value="253">
            <text:p>253</text:p>
          </table:table-cell>
          <table:table-cell table:formula="of:=VLOOKUP([.D254];[$'Concept heirarchy position'.A$1:.I$629];2;0)" office:value-type="string" office:string-value="Asthma hospitalisations">
            <text:p>Asthma hospitalisations</text:p>
          </table:table-cell>
          <table:table-cell office:value-type="float" office:value="398">
            <text:p>398</text:p>
          </table:table-cell>
          <table:table-cell table:style-name="ce11" office:value-type="string">
            <text:p>Asthma_hospitalisation</text:p>
          </table:table-cell>
          <table:table-cell table:style-name="ce34" office:value-type="string">
            <text:p>Asthma hospital admissions?</text:p>
          </table:table-cell>
          <table:table-cell table:style-name="ce29" office:value-type="string">
            <text:p>Asthma = Yes or Bronchial_Hyperreactivity = Yes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4];[$'Concept heirarchy position'.A$1:.I$629];3;0)" office:value-type="float" office:value="186">
            <text:p>186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254]+1" office:value-type="float" office:value="254">
            <text:p>254</text:p>
          </table:table-cell>
          <table:table-cell table:formula="of:=VLOOKUP([.D255];[$'Concept heirarchy position'.A$1:.I$629];2;0)" office:value-type="string" office:string-value="Asthma hospitalisations">
            <text:p>Asthma hospitalisations</text:p>
          </table:table-cell>
          <table:table-cell office:value-type="float" office:value="358">
            <text:p>358</text:p>
          </table:table-cell>
          <table:table-cell table:style-name="ce11" office:value-type="string">
            <text:p>Asthma_hospitalisation</text:p>
          </table:table-cell>
          <table:table-cell table:style-name="ce34" office:value-type="string">
            <text:p>Have you been admitted to hospital because of asthma?</text:p>
          </table:table-cell>
          <table:table-cell table:style-name="ce29" office:value-type="string">
            <text:p>Asthma = Yes or Bronchial_Hyperreactivity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255];[$'Concept heirarchy position'.A$1:.I$629];3;0)" office:value-type="float" office:value="186">
            <text:p>186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55]+1" office:value-type="float" office:value="255">
            <text:p>255</text:p>
          </table:table-cell>
          <table:table-cell table:formula="of:=VLOOKUP([.D256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6">
            <text:p>406</text:p>
          </table:table-cell>
          <table:table-cell table:style-name="ce15" office:value-type="string">
            <text:p>Asthma_aspirin_sensitive</text:p>
          </table:table-cell>
          <table:table-cell table:style-name="ce34" office:value-type="string">
            <text:p>Does your asthma get worse with aspirin or antiinflammatory medications?</text:p>
          </table:table-cell>
          <table:table-cell table:style-name="ce29" office:value-type="string">
            <text:p>Asthma = Yes or Bronchial_Hyperreactivity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256];[$'Concept heirarchy position'.A$1:.I$629];3;0)" office:value-type="float" office:value="190">
            <text:p>190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56]+1" office:value-type="float" office:value="256">
            <text:p>256</text:p>
          </table:table-cell>
          <table:table-cell table:formula="of:=VLOOKUP([.D257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7">
            <text:p>407</text:p>
          </table:table-cell>
          <table:table-cell table:style-name="ce15" office:value-type="string">
            <text:p>Asthma_aspirin_sensitive</text:p>
          </table:table-cell>
          <table:table-cell table:style-name="ce34" office:value-type="string">
            <text:p>Aspirin sensitive asthma</text:p>
          </table:table-cell>
          <table:table-cell table:style-name="ce29" office:value-type="string">
            <text:p>Asthma = Yes or Bronchial_Hyperreactivity = Yes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7];[$'Concept heirarchy position'.A$1:.I$629];3;0)" office:value-type="float" office:value="190">
            <text:p>190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257]+1" office:value-type="float" office:value="257">
            <text:p>257</text:p>
          </table:table-cell>
          <table:table-cell table:formula="of:=VLOOKUP([.D258];[$'Concept heirarchy position'.A$1:.I$629];2;0)" office:value-type="string" office:string-value="Snorer">
            <text:p>Snorer</text:p>
          </table:table-cell>
          <table:table-cell office:value-type="float" office:value="399">
            <text:p>399</text:p>
          </table:table-cell>
          <table:table-cell table:style-name="ce11" office:value-type="string">
            <text:p>Snorer</text:p>
          </table:table-cell>
          <table:table-cell table:style-name="ce34" office:value-type="string">
            <text:p>Snore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8];[$'Concept heirarchy position'.A$1:.I$629];3;0)" office:value-type="float" office:value="191">
            <text:p>191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258]+1" office:value-type="float" office:value="258">
            <text:p>258</text:p>
          </table:table-cell>
          <table:table-cell table:formula="of:=VLOOKUP([.D259];[$'Concept heirarchy position'.A$1:.I$629];2;0)" office:value-type="string" office:string-value="Snorer">
            <text:p>Snorer</text:p>
          </table:table-cell>
          <table:table-cell office:value-type="float" office:value="370">
            <text:p>370</text:p>
          </table:table-cell>
          <table:table-cell table:style-name="ce11" office:value-type="string">
            <text:p>Snorer</text:p>
          </table:table-cell>
          <table:table-cell table:style-name="ce34" office:value-type="string">
            <text:p>Do you sno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259];[$'Concept heirarchy position'.A$1:.I$629];3;0)" office:value-type="float" office:value="191">
            <text:p>191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59]+1" office:value-type="float" office:value="259">
            <text:p>259</text:p>
          </table:table-cell>
          <table:table-cell table:formula="of:=VLOOKUP([.D26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34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0];[$'Concept heirarchy position'.A$1:.I$629];3;0)" office:value-type="float" office:value="192">
            <text:p>19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60]+1" office:value-type="float" office:value="260">
            <text:p>260</text:p>
          </table:table-cell>
          <table:table-cell table:formula="of:=VLOOKUP([.D26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33" office:value-type="string">
            <text:p>Have you been diagnosed with sleep apne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261];[$'Concept heirarchy position'.A$1:.I$629];3;0)" office:value-type="float" office:value="192">
            <text:p>192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61]+1" office:value-type="float" office:value="261">
            <text:p>261</text:p>
          </table:table-cell>
          <table:table-cell table:formula="of:=VLOOKUP([.D26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34" office:value-type="string">
            <text:p>CPAP use</text:p>
          </table:table-cell>
          <table:table-cell table:style-name="ce10" office:value-type="string">
            <text:p>Obstructive_sleep_apnoea=Yes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2];[$'Concept heirarchy position'.A$1:.I$629];3;0)" office:value-type="float" office:value="193">
            <text:p>193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62]+1" office:value-type="float" office:value="262">
            <text:p>262</text:p>
          </table:table-cell>
          <table:table-cell table:formula="of:=VLOOKUP([.D26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29" office:value-type="string">
            <text:p>CPAP</text:p>
          </table:table-cell>
          <table:table-cell table:style-name="ce33" office:value-type="string">
            <text:p>Do you use a CPAP machine?</text:p>
          </table:table-cell>
          <table:table-cell table:style-name="ce10" office:value-type="string">
            <text:p>Obstructive_sleep_apnoea=Yes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3];[$'Concept heirarchy position'.A$1:.I$629];3;0)" office:value-type="float" office:value="193">
            <text:p>19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63]+1" office:value-type="float" office:value="263">
            <text:p>263</text:p>
          </table:table-cell>
          <table:table-cell table:formula="of:=VLOOKUP([.D264];[$'Concept heirarchy position'.A$1:.I$629];2;0)" office:value-type="string" office:string-value="STOP S">
            <text:p>STOP S</text:p>
          </table:table-cell>
          <table:table-cell office:value-type="float" office:value="381">
            <text:p>381</text:p>
          </table:table-cell>
          <table:table-cell table:style-name="ce15" office:value-type="string">
            <text:p>STOP_S</text:p>
          </table:table-cell>
          <table:table-cell table:style-name="ce33" office:value-type="string">
            <text:p>Do you snore loudly (louder than talking or loud enough to be heard through closed doors)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4];[$'Concept heirarchy position'.A$1:.I$629];3;0)" office:value-type="float" office:value="194">
            <text:p>19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64]+1" office:value-type="float" office:value="264">
            <text:p>264</text:p>
          </table:table-cell>
          <table:table-cell table:formula="of:=VLOOKUP([.D265];[$'Concept heirarchy position'.A$1:.I$629];2;0)" office:value-type="string" office:string-value="STOP S">
            <text:p>STOP S</text:p>
          </table:table-cell>
          <table:table-cell office:value-type="float" office:value="408">
            <text:p>408</text:p>
          </table:table-cell>
          <table:table-cell table:style-name="ce15" office:value-type="string">
            <text:p>STOP_S</text:p>
          </table:table-cell>
          <table:table-cell table:style-name="ce33" office:value-type="string">
            <text:p>Do you snore loudly (louder than talking or loud enough to be heard through closed doors)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5];[$'Concept heirarchy position'.A$1:.I$629];3;0)" office:value-type="float" office:value="194">
            <text:p>19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65]+1" office:value-type="float" office:value="265">
            <text:p>265</text:p>
          </table:table-cell>
          <table:table-cell table:formula="of:=VLOOKUP([.D266];[$'Concept heirarchy position'.A$1:.I$629];2;0)" office:value-type="string" office:string-value="STOP T">
            <text:p>STOP T</text:p>
          </table:table-cell>
          <table:table-cell office:value-type="float" office:value="382">
            <text:p>382</text:p>
          </table:table-cell>
          <table:table-cell table:style-name="ce15" office:value-type="string">
            <text:p>STOP_T</text:p>
          </table:table-cell>
          <table:table-cell table:style-name="ce33" office:value-type="string">
            <text:p>Do you often feel tired, fatigued, or sleepy during daytime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6];[$'Concept heirarchy position'.A$1:.I$629];3;0)" office:value-type="float" office:value="195">
            <text:p>19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66]+1" office:value-type="float" office:value="266">
            <text:p>266</text:p>
          </table:table-cell>
          <table:table-cell table:formula="of:=VLOOKUP([.D267];[$'Concept heirarchy position'.A$1:.I$629];2;0)" office:value-type="string" office:string-value="STOP T">
            <text:p>STOP T</text:p>
          </table:table-cell>
          <table:table-cell office:value-type="float" office:value="409">
            <text:p>409</text:p>
          </table:table-cell>
          <table:table-cell table:style-name="ce15" office:value-type="string">
            <text:p>STOP_T</text:p>
          </table:table-cell>
          <table:table-cell table:style-name="ce33" office:value-type="string">
            <text:p>Do you often feel tired, fatigued, or sleepy during daytime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7];[$'Concept heirarchy position'.A$1:.I$629];3;0)" office:value-type="float" office:value="195">
            <text:p>19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67]+1" office:value-type="float" office:value="267">
            <text:p>267</text:p>
          </table:table-cell>
          <table:table-cell table:formula="of:=VLOOKUP([.D268];[$'Concept heirarchy position'.A$1:.I$629];2;0)" office:value-type="string" office:string-value="STOP O">
            <text:p>STOP O</text:p>
          </table:table-cell>
          <table:table-cell office:value-type="float" office:value="383">
            <text:p>383</text:p>
          </table:table-cell>
          <table:table-cell table:style-name="ce15" office:value-type="string">
            <text:p>STOP_O</text:p>
          </table:table-cell>
          <table:table-cell table:style-name="ce33" office:value-type="string">
            <text:p>Has anyone observed you stop breathing during your sleep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8];[$'Concept heirarchy position'.A$1:.I$629];3;0)" office:value-type="float" office:value="196">
            <text:p>19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68]+1" office:value-type="float" office:value="268">
            <text:p>268</text:p>
          </table:table-cell>
          <table:table-cell table:formula="of:=VLOOKUP([.D269];[$'Concept heirarchy position'.A$1:.I$629];2;0)" office:value-type="string" office:string-value="STOP O">
            <text:p>STOP O</text:p>
          </table:table-cell>
          <table:table-cell office:value-type="float" office:value="410">
            <text:p>410</text:p>
          </table:table-cell>
          <table:table-cell table:style-name="ce15" office:value-type="string">
            <text:p>STOP_O</text:p>
          </table:table-cell>
          <table:table-cell table:style-name="ce33" office:value-type="string">
            <text:p>Has anyone observed you stop breathing during your sleep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9];[$'Concept heirarchy position'.A$1:.I$629];3;0)" office:value-type="float" office:value="196">
            <text:p>19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69]+1" office:value-type="float" office:value="269">
            <text:p>269</text:p>
          </table:table-cell>
          <table:table-cell table:formula="of:=VLOOKUP([.D270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34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3"/>
          <table:table-cell table:formula="of:=VLOOKUP([.D270];[$'Concept heirarchy position'.A$1:.I$629];3;0)" office:value-type="float" office:value="206">
            <text:p>20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70]+1" office:value-type="float" office:value="270">
            <text:p>270</text:p>
          </table:table-cell>
          <table:table-cell table:formula="of:=VLOOKUP([.D271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34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71];[$'Concept heirarchy position'.A$1:.I$629];3;0)" office:value-type="float" office:value="207">
            <text:p>20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71]+1" office:value-type="float" office:value="271">
            <text:p>271</text:p>
          </table:table-cell>
          <table:table-cell table:formula="of:=VLOOKUP([.D272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33" office:value-type="string">
            <text:p>Are you on oxygen at home?</text:p>
          </table:table-cell>
          <table:table-cell table:style-name="ce10" office:value-type="string">
            <text:p>COPD = Yes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72];[$'Concept heirarchy position'.A$1:.I$629];3;0)" office:value-type="float" office:value="207">
            <text:p>20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72]+1" office:value-type="float" office:value="272">
            <text:p>272</text:p>
          </table:table-cell>
          <table:table-cell table:formula="of:=VLOOKUP([.D273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34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3];[$'Concept heirarchy position'.A$1:.I$629];3;0)" office:value-type="float" office:value="209">
            <text:p>20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73]+1" office:value-type="float" office:value="273">
            <text:p>273</text:p>
          </table:table-cell>
          <table:table-cell table:formula="of:=VLOOKUP([.D274];[$'Concept heirarchy position'.A$1:.I$629];2;0)" office:value-type="float" office:value="0">
            <text:p>#N/A</text:p>
          </table:table-cell>
          <table:table-cell office:value-type="float" office:value="440">
            <text:p>440</text:p>
          </table:table-cell>
          <table:table-cell/>
          <table:table-cell table:style-name="ce34" office:value-type="string">
            <text:p>Respiratory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4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74]+1" office:value-type="float" office:value="274">
            <text:p>274</text:p>
          </table:table-cell>
          <table:table-cell table:formula="of:=VLOOKUP([.D275];[$'Concept heirarchy position'.A$1:.I$629];2;0)" office:value-type="float" office:value="0">
            <text:p>#N/A</text:p>
          </table:table-cell>
          <table:table-cell office:value-type="float" office:value="441">
            <text:p>441</text:p>
          </table:table-cell>
          <table:table-cell/>
          <table:table-cell table:style-name="ce34" office:value-type="string">
            <text:p>Neurological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5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75]+1" office:value-type="float" office:value="275">
            <text:p>275</text:p>
          </table:table-cell>
          <table:table-cell table:formula="of:=VLOOKUP([.D276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34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76];[$'Concept heirarchy position'.A$1:.I$629];3;0)" office:value-type="float" office:value="210">
            <text:p>21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76]+1" office:value-type="float" office:value="276">
            <text:p>276</text:p>
          </table:table-cell>
          <table:table-cell table:formula="of:=VLOOKUP([.D277];[$'Concept heirarchy position'.A$1:.I$629];2;0)" office:value-type="string" office:string-value="Stroke">
            <text:p>Stroke</text:p>
          </table:table-cell>
          <table:table-cell office:value-type="float" office:value="400">
            <text:p>400</text:p>
          </table:table-cell>
          <table:table-cell table:style-name="ce11" office:value-type="string">
            <text:p>Cerebrovascular_Accident</text:p>
          </table:table-cell>
          <table:table-cell table:style-name="ce34" office:value-type="string">
            <text:p>Previous Stroke / CVA?</text:p>
          </table:table-cell>
          <table:table-cell office:value-type="string">
            <text:p>Cerebrovascula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7];[$'Concept heirarchy position'.A$1:.I$629];3;0)" office:value-type="float" office:value="211">
            <text:p>211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277]+1" office:value-type="float" office:value="277">
            <text:p>277</text:p>
          </table:table-cell>
          <table:table-cell table:formula="of:=VLOOKUP([.D278];[$'Concept heirarchy position'.A$1:.I$629];2;0)" office:value-type="string" office:string-value="Stroke">
            <text:p>Stroke</text:p>
          </table:table-cell>
          <table:table-cell office:value-type="float" office:value="380">
            <text:p>380</text:p>
          </table:table-cell>
          <table:table-cell table:style-name="ce11" office:value-type="string">
            <text:p>Cerebrovascular_Accident</text:p>
          </table:table-cell>
          <table:table-cell table:style-name="ce34" office:value-type="string">
            <text:p>Have you ever had a strok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8];[$'Concept heirarchy position'.A$1:.I$629];3;0)" office:value-type="float" office:value="211">
            <text:p>211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78]+1" office:value-type="float" office:value="278">
            <text:p>278</text:p>
          </table:table-cell>
          <table:table-cell table:formula="of:=VLOOKUP([.D279];[$'Concept heirarchy position'.A$1:.I$629];2;0)" office:value-type="string" office:string-value="Cerebrovascular disease (details)">
            <text:p>Cerebrovascular disease (details)</text:p>
          </table:table-cell>
          <table:table-cell office:value-type="float" office:value="411">
            <text:p>411</text:p>
          </table:table-cell>
          <table:table-cell table:style-name="ce11" office:value-type="string">
            <text:p>Cerebrovascular_Disease_Details</text:p>
          </table:table-cell>
          <table:table-cell table:style-name="ce34" office:value-type="string">
            <text:p>Cerebrovascular disease details</text:p>
          </table:table-cell>
          <table:table-cell office:value-type="string">
            <text:p>Cerebrovascular_Disease=Yes</text:p>
          </table:table-cell>
          <table:table-cell table:style-name="ce29" office:value-type="string">
            <text:p>ManyOptions</text:p>
          </table:table-cell>
          <table:table-cell table:style-name="ce10" office:value-type="string">
            <text:p>Cerebrovascular_disease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79];[$'Concept heirarchy position'.A$1:.I$629];3;0)" office:value-type="float" office:value="212">
            <text:p>212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279]+1" office:value-type="float" office:value="279">
            <text:p>279</text:p>
          </table:table-cell>
          <table:table-cell table:formula="of:=VLOOKUP([.D28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34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0];[$'Concept heirarchy position'.A$1:.I$629];3;0)" office:value-type="float" office:value="213">
            <text:p>21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80]+1" office:value-type="float" office:value="280">
            <text:p>280</text:p>
          </table:table-cell>
          <table:table-cell table:formula="of:=VLOOKUP([.D28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33" office:value-type="string">
            <text:p>Have you ever had seizures or epilepsy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1];[$'Concept heirarchy position'.A$1:.I$629];3;0)" office:value-type="float" office:value="213">
            <text:p>21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81]+1" office:value-type="float" office:value="281">
            <text:p>281</text:p>
          </table:table-cell>
          <table:table-cell table:formula="of:=VLOOKUP([.D28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34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2];[$'Concept heirarchy position'.A$1:.I$629];3;0)" office:value-type="float" office:value="214">
            <text:p>21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82]+1" office:value-type="float" office:value="282">
            <text:p>282</text:p>
          </table:table-cell>
          <table:table-cell table:formula="of:=VLOOKUP([.D28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33" office:value-type="string">
            <text:p>Do you have Parkinson's diseas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3];[$'Concept heirarchy position'.A$1:.I$629];3;0)" office:value-type="float" office:value="214">
            <text:p>214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283]+1" office:value-type="float" office:value="283">
            <text:p>283</text:p>
          </table:table-cell>
          <table:table-cell table:formula="of:=VLOOKUP([.D28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34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4];[$'Concept heirarchy position'.A$1:.I$629];3;0)" office:value-type="float" office:value="216">
            <text:p>21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84]+1" office:value-type="float" office:value="284">
            <text:p>284</text:p>
          </table:table-cell>
          <table:table-cell table:formula="of:=VLOOKUP([.D28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33" office:value-type="string">
            <text:p>Have you had depression, anxiety, phobias, schizophrenia or any other emotional or psychiatric proble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5];[$'Concept heirarchy position'.A$1:.I$629];3;0)" office:value-type="float" office:value="216">
            <text:p>21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85]+1" office:value-type="float" office:value="285">
            <text:p>285</text:p>
          </table:table-cell>
          <table:table-cell table:formula="of:=VLOOKUP([.D28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34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6];[$'Concept heirarchy position'.A$1:.I$629];3;0)" office:value-type="float" office:value="217">
            <text:p>21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86]+1" office:value-type="float" office:value="286">
            <text:p>286</text:p>
          </table:table-cell>
          <table:table-cell table:formula="of:=VLOOKUP([.D28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33" office:value-type="string">
            <text:p>Have you had any spinal cord injuries resulting in weakness or numbnes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7];[$'Concept heirarchy position'.A$1:.I$629];3;0)" office:value-type="float" office:value="217">
            <text:p>21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87]+1" office:value-type="float" office:value="287">
            <text:p>287</text:p>
          </table:table-cell>
          <table:table-cell table:formula="of:=VLOOKUP([.D28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34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5"/>
          <table:table-cell table:formula="of:=VLOOKUP([.D288];[$'Concept heirarchy position'.A$1:.I$629];3;0)" office:value-type="float" office:value="218">
            <text:p>218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88]+1" office:value-type="float" office:value="288">
            <text:p>288</text:p>
          </table:table-cell>
          <table:table-cell table:formula="of:=VLOOKUP([.D28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34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89];[$'Concept heirarchy position'.A$1:.I$629];3;0)" office:value-type="float" office:value="219">
            <text:p>21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89]+1" office:value-type="float" office:value="289">
            <text:p>289</text:p>
          </table:table-cell>
          <table:table-cell table:formula="of:=VLOOKUP([.D290];[$'Concept heirarchy position'.A$1:.I$629];2;0)" office:value-type="string" office:string-value="Spinal cord injury details">
            <text:p>Spinal cord injury details</text:p>
          </table:table-cell>
          <table:table-cell office:value-type="float" office:value="405">
            <text:p>405</text:p>
          </table:table-cell>
          <table:table-cell table:style-name="ce15" office:value-type="string">
            <text:p>Spinal_Cord_Injury_Details</text:p>
          </table:table-cell>
          <table:table-cell table:style-name="ce34" office:value-type="string">
            <text:p>Spinal cord injury details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Text_box</text:p>
          </table:table-cell>
          <table:table-cell table:style-name="ce30"/>
          <table:table-cell/>
          <table:table-cell table:style-name="ce10" table:number-columns-repeated="4"/>
          <table:table-cell table:formula="of:=VLOOKUP([.D290];[$'Concept heirarchy position'.A$1:.I$629];3;0)" office:value-type="float" office:value="220">
            <text:p>22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290]+1" office:value-type="float" office:value="290">
            <text:p>290</text:p>
          </table:table-cell>
          <table:table-cell table:formula="of:=VLOOKUP([.D291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34" office:value-type="string">
            <text:p>Neuromuscular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91];[$'Concept heirarchy position'.A$1:.I$629];3;0)" office:value-type="float" office:value="221">
            <text:p>221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25" table:formula="of:=[.A291]+1" office:value-type="float" office:value="291">
            <text:p>291</text:p>
          </table:table-cell>
          <table:table-cell table:formula="of:=VLOOKUP([.D292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34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2];[$'Concept heirarchy position'.A$1:.I$629];3;0)" office:value-type="float" office:value="221">
            <text:p>22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92]+1" office:value-type="float" office:value="292">
            <text:p>292</text:p>
          </table:table-cell>
          <table:table-cell table:formula="of:=VLOOKUP([.D293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33" office:value-type="string">
            <text:p>Do you have any muscle or movement problems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93];[$'Concept heirarchy position'.A$1:.I$629];3;0)" office:value-type="float" office:value="221">
            <text:p>22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93]+1" office:value-type="float" office:value="293">
            <text:p>293</text:p>
          </table:table-cell>
          <table:table-cell table:formula="of:=VLOOKUP([.D294];[$'Concept heirarchy position'.A$1:.I$629];2;0)" office:value-type="string" office:string-value="Other neurological">
            <text:p>Other neurological</text:p>
          </table:table-cell>
          <table:table-cell office:value-type="float" office:value="185">
            <text:p>185</text:p>
          </table:table-cell>
          <table:table-cell table:style-name="ce11" office:value-type="string">
            <text:p>Neurological_Other</text:p>
          </table:table-cell>
          <table:table-cell table:style-name="ce33" office:value-type="string">
            <text:p>Please select the boxes if you have had any of these neurological proble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ManyOptions</text:p>
          </table:table-cell>
          <table:table-cell table:style-name="ce11" office:value-type="string">
            <text:p>Cerebrovascular_diseases_patient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294];[$'Concept heirarchy position'.A$1:.I$629];3;0)" office:value-type="float" office:value="226">
            <text:p>226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294]+1" office:value-type="float" office:value="294">
            <text:p>294</text:p>
          </table:table-cell>
          <table:table-cell table:formula="of:=VLOOKUP([.D295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34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5];[$'Concept heirarchy position'.A$1:.I$629];3;0)" office:value-type="float" office:value="226">
            <text:p>22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95]+1" office:value-type="float" office:value="295">
            <text:p>295</text:p>
          </table:table-cell>
          <table:table-cell table:formula="of:=VLOOKUP([.D296];[$'Concept heirarchy position'.A$1:.I$629];2;0)" office:value-type="float" office:value="0">
            <text:p>#N/A</text:p>
          </table:table-cell>
          <table:table-cell office:value-type="float" office:value="442">
            <text:p>442</text:p>
          </table:table-cell>
          <table:table-cell/>
          <table:table-cell table:style-name="ce34" office:value-type="string">
            <text:p>Neurological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6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96]+1" office:value-type="float" office:value="296">
            <text:p>296</text:p>
          </table:table-cell>
          <table:table-cell table:formula="of:=VLOOKUP([.D297];[$'Concept heirarchy position'.A$1:.I$629];2;0)" office:value-type="float" office:value="0">
            <text:p>#N/A</text:p>
          </table:table-cell>
          <table:table-cell office:value-type="float" office:value="443">
            <text:p>443</text:p>
          </table:table-cell>
          <table:table-cell/>
          <table:table-cell table:style-name="ce34" office:value-type="string">
            <text:p>Gastrointestinal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7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97]+1" office:value-type="float" office:value="297">
            <text:p>297</text:p>
          </table:table-cell>
          <table:table-cell table:formula="of:=VLOOKUP([.D298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34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8];[$'Concept heirarchy position'.A$1:.I$629];3;0)" office:value-type="float" office:value="227">
            <text:p>22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298]+1" office:value-type="float" office:value="298">
            <text:p>298</text:p>
          </table:table-cell>
          <table:table-cell table:formula="of:=VLOOKUP([.D299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33" office:value-type="string">
            <text:p>Do you have any heartburn, reflux or hiatus herni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299];[$'Concept heirarchy position'.A$1:.I$629];3;0)" office:value-type="float" office:value="227">
            <text:p>22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299]+1" office:value-type="float" office:value="299">
            <text:p>299</text:p>
          </table:table-cell>
          <table:table-cell table:formula="of:=VLOOKUP([.D300];[$'Concept heirarchy position'.A$1:.I$629];2;0)" office:value-type="string" office:string-value="Peptic Ulcer Disease">
            <text:p>Peptic Ulcer Disease</text:p>
          </table:table-cell>
          <table:table-cell office:value-type="float" office:value="503">
            <text:p>503</text:p>
          </table:table-cell>
          <table:table-cell table:style-name="ce11" office:value-type="string">
            <text:p>Peptic_ulcer_disease</text:p>
          </table:table-cell>
          <table:table-cell table:style-name="ce33" office:value-type="string">
            <text:p>Peptic ulcer disease</text:p>
          </table:table-cell>
          <table:table-cell table:style-name="ce29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00];[$'Concept heirarchy position'.A$1:.I$629];3;0)" office:value-type="float" office:value="228">
            <text:p>228</text:p>
          </table:table-cell>
          <table:table-cell table:style-name="ce41"/>
          <table:table-cell table:style-name="ce46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00]+1" office:value-type="float" office:value="300">
            <text:p>300</text:p>
          </table:table-cell>
          <table:table-cell table:formula="of:=VLOOKUP([.D301];[$'Concept heirarchy position'.A$1:.I$629];2;0)" office:value-type="string" office:string-value="Peptic Ulcer Disease">
            <text:p>Peptic Ulcer Disease</text:p>
          </table:table-cell>
          <table:table-cell office:value-type="float" office:value="504">
            <text:p>504</text:p>
          </table:table-cell>
          <table:table-cell table:style-name="ce11" office:value-type="string">
            <text:p>Peptic_ulcer_disease</text:p>
          </table:table-cell>
          <table:table-cell table:style-name="ce33" office:value-type="string">
            <text:p>Have you been diagnosed with stomach ulcers or peptic ulcer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301];[$'Concept heirarchy position'.A$1:.I$629];3;0)" office:value-type="float" office:value="228">
            <text:p>22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01]+1" office:value-type="float" office:value="301">
            <text:p>301</text:p>
          </table:table-cell>
          <table:table-cell table:formula="of:=VLOOKUP([.D302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34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02];[$'Concept heirarchy position'.A$1:.I$629];3;0)" office:value-type="float" office:value="231">
            <text:p>23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02]+1" office:value-type="float" office:value="302">
            <text:p>302</text:p>
          </table:table-cell>
          <table:table-cell table:formula="of:=VLOOKUP([.D303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33" office:value-type="string">
            <text:p>Do you have any liver diseas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03];[$'Concept heirarchy position'.A$1:.I$629];3;0)" office:value-type="float" office:value="231">
            <text:p>23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03]+1" office:value-type="float" office:value="303">
            <text:p>303</text:p>
          </table:table-cell>
          <table:table-cell table:formula="of:=VLOOKUP([.D304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34" office:value-type="string">
            <text:p>Hepatitis (any)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4];[$'Concept heirarchy position'.A$1:.I$629];3;0)" office:value-type="float" office:value="232">
            <text:p>23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04]+1" office:value-type="float" office:value="304">
            <text:p>304</text:p>
          </table:table-cell>
          <table:table-cell table:formula="of:=VLOOKUP([.D305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33" office:value-type="string">
            <text:p>Have you ever had hepatitis?</text:p>
          </table:table-cell>
          <table:table-cell office:value-type="string">
            <text:p>Liver_disease=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305];[$'Concept heirarchy position'.A$1:.I$629];3;0)" office:value-type="float" office:value="232">
            <text:p>232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05]+1" office:value-type="float" office:value="305">
            <text:p>305</text:p>
          </table:table-cell>
          <table:table-cell table:formula="of:=VLOOKUP([.D306];[$'Concept heirarchy position'.A$1:.I$629];2;0)" office:value-type="string" office:string-value="Chronic hepatitis">
            <text:p>Chronic hepatitis</text:p>
          </table:table-cell>
          <table:table-cell office:value-type="float" office:value="497">
            <text:p>497</text:p>
          </table:table-cell>
          <table:table-cell table:style-name="ce11" office:value-type="string">
            <text:p>Hepatitis_chronic</text:p>
          </table:table-cell>
          <table:table-cell table:style-name="ce33" office:value-type="string">
            <text:p>Chronic hepatitis (eg Hepatitis B or C)</text:p>
          </table:table-cell>
          <table:table-cell office:value-type="string">
            <text:p>Hepatitis_ever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Clinician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306];[$'Concept heirarchy position'.A$1:.I$629];3;0)" office:value-type="float" office:value="233">
            <text:p>233</text:p>
          </table:table-cell>
          <table:table-cell table:style-name="ce41"/>
          <table:table-cell table:style-name="ce46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06]+1" office:value-type="float" office:value="306">
            <text:p>306</text:p>
          </table:table-cell>
          <table:table-cell table:formula="of:=VLOOKUP([.D307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style-name="ce10" office:value-type="string">
            <text:p>Cirrhosis</text:p>
          </table:table-cell>
          <table:table-cell table:style-name="ce34" office:value-type="string">
            <text:p>Cirrhosis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7];[$'Concept heirarchy position'.A$1:.I$629];3;0)" office:value-type="float" office:value="234">
            <text:p>234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07]+1" office:value-type="float" office:value="307">
            <text:p>307</text:p>
          </table:table-cell>
          <table:table-cell table:formula="of:=VLOOKUP([.D308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29" office:value-type="string">
            <text:p>Cirrhosis</text:p>
          </table:table-cell>
          <table:table-cell table:style-name="ce33" office:value-type="string">
            <text:p>Have you ever been diagnosed with cirrhosis?</text:p>
          </table:table-cell>
          <table:table-cell office:value-type="string">
            <text:p>Liver_disease=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08];[$'Concept heirarchy position'.A$1:.I$629];3;0)" office:value-type="float" office:value="234">
            <text:p>23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08]+1" office:value-type="float" office:value="308">
            <text:p>308</text:p>
          </table:table-cell>
          <table:table-cell table:formula="of:=VLOOKUP([.D309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34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9];[$'Concept heirarchy position'.A$1:.I$629];3;0)" office:value-type="float" office:value="235">
            <text:p>235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09]+1" office:value-type="float" office:value="309">
            <text:p>309</text:p>
          </table:table-cell>
          <table:table-cell table:formula="of:=VLOOKUP([.D310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34" office:value-type="string">
            <text:p>Other liver disease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10];[$'Concept heirarchy position'.A$1:.I$629];3;0)" office:value-type="float" office:value="237">
            <text:p>23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10]+1" office:value-type="float" office:value="310">
            <text:p>310</text:p>
          </table:table-cell>
          <table:table-cell table:formula="of:=VLOOKUP([.D311];[$'Concept heirarchy position'.A$1:.I$629];2;0)" office:value-type="float" office:value="0">
            <text:p>#N/A</text:p>
          </table:table-cell>
          <table:table-cell office:value-type="float" office:value="444">
            <text:p>444</text:p>
          </table:table-cell>
          <table:table-cell/>
          <table:table-cell table:style-name="ce34" office:value-type="string">
            <text:p>Gastrointestinal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1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11]+1" office:value-type="float" office:value="311">
            <text:p>311</text:p>
          </table:table-cell>
          <table:table-cell table:formula="of:=VLOOKUP([.D312];[$'Concept heirarchy position'.A$1:.I$629];2;0)" office:value-type="float" office:value="0">
            <text:p>#N/A</text:p>
          </table:table-cell>
          <table:table-cell office:value-type="float" office:value="445">
            <text:p>445</text:p>
          </table:table-cell>
          <table:table-cell/>
          <table:table-cell table:style-name="ce34" office:value-type="string">
            <text:p>Endocrine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2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12]+1" office:value-type="float" office:value="312">
            <text:p>312</text:p>
          </table:table-cell>
          <table:table-cell table:formula="of:=VLOOKUP([.D313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style-name="ce10" office:value-type="string">
            <text:p>Diabetes</text:p>
          </table:table-cell>
          <table:table-cell table:style-name="ce34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3];[$'Concept heirarchy position'.A$1:.I$629];3;0)" office:value-type="float" office:value="238">
            <text:p>23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13]+1" office:value-type="float" office:value="313">
            <text:p>313</text:p>
          </table:table-cell>
          <table:table-cell table:formula="of:=VLOOKUP([.D314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29" office:value-type="string">
            <text:p>Diabetes</text:p>
          </table:table-cell>
          <table:table-cell table:style-name="ce33" office:value-type="string">
            <text:p>Do you have diabete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314];[$'Concept heirarchy position'.A$1:.I$629];3;0)" office:value-type="float" office:value="238">
            <text:p>23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14]+1" office:value-type="float" office:value="314">
            <text:p>314</text:p>
          </table:table-cell>
          <table:table-cell table:formula="of:=VLOOKUP([.D315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34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ype</text:p>
          </table:table-cell>
          <table:table-cell table:number-columns-repeated="5"/>
          <table:table-cell table:formula="of:=VLOOKUP([.D315];[$'Concept heirarchy position'.A$1:.I$629];3;0)" office:value-type="float" office:value="239">
            <text:p>23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15]+1" office:value-type="float" office:value="315">
            <text:p>315</text:p>
          </table:table-cell>
          <table:table-cell table:formula="of:=VLOOKUP([.D316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34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</text:p>
          </table:table-cell>
          <table:table-cell table:number-columns-repeated="5"/>
          <table:table-cell table:formula="of:=VLOOKUP([.D316];[$'Concept heirarchy position'.A$1:.I$629];3;0)" office:value-type="float" office:value="240">
            <text:p>24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16]+1" office:value-type="float" office:value="316">
            <text:p>316</text:p>
          </table:table-cell>
          <table:table-cell table:formula="of:=VLOOKUP([.D317];[$'Concept heirarchy position'.A$1:.I$629];2;0)" office:value-type="string" office:string-value="Diabetes treatment">
            <text:p>Diabetes treatment</text:p>
          </table:table-cell>
          <table:table-cell office:value-type="float" office:value="340">
            <text:p>340</text:p>
          </table:table-cell>
          <table:table-cell office:value-type="string">
            <text:p>Diabetes_treatment</text:p>
          </table:table-cell>
          <table:table-cell table:style-name="ce34" office:value-type="string">
            <text:p>What do you use to treat your diabetes?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_patient</text:p>
          </table:table-cell>
          <table:table-cell table:number-columns-repeated="5"/>
          <table:table-cell table:formula="of:=VLOOKUP([.D317];[$'Concept heirarchy position'.A$1:.I$629];3;0)" office:value-type="float" office:value="240">
            <text:p>240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17]+1" office:value-type="float" office:value="317">
            <text:p>317</text:p>
          </table:table-cell>
          <table:table-cell table:formula="of:=VLOOKUP([.D318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34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8];[$'Concept heirarchy position'.A$1:.I$629];3;0)" office:value-type="float" office:value="241">
            <text:p>241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18]+1" office:value-type="float" office:value="318">
            <text:p>318</text:p>
          </table:table-cell>
          <table:table-cell table:formula="of:=VLOOKUP([.D319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34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9];[$'Concept heirarchy position'.A$1:.I$629];3;0)" office:value-type="float" office:value="242">
            <text:p>24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19]+1" office:value-type="float" office:value="319">
            <text:p>319</text:p>
          </table:table-cell>
          <table:table-cell table:formula="of:=VLOOKUP([.D320];[$'Concept heirarchy position'.A$1:.I$629];2;0)" office:value-type="string" office:string-value="Thyroid disease">
            <text:p>Thyroid disease</text:p>
          </table:table-cell>
          <table:table-cell office:value-type="float" office:value="401">
            <text:p>401</text:p>
          </table:table-cell>
          <table:table-cell office:value-type="string">
            <text:p>Thyroid_disease</text:p>
          </table:table-cell>
          <table:table-cell table:style-name="ce33" office:value-type="string">
            <text:p>Thyroid diseas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29" table:number-columns-repeated="4"/>
          <table:table-cell table:formula="of:=VLOOKUP([.D320];[$'Concept heirarchy position'.A$1:.I$629];3;0)" office:value-type="float" office:value="243">
            <text:p>243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20]+1" office:value-type="float" office:value="320">
            <text:p>320</text:p>
          </table:table-cell>
          <table:table-cell table:formula="of:=VLOOKUP([.D321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33" office:value-type="string">
            <text:p>Have you been diagnosed with thyroid proble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table:style-name="ce29" table:number-columns-repeated="4"/>
          <table:table-cell table:formula="of:=VLOOKUP([.D321];[$'Concept heirarchy position'.A$1:.I$629];3;0)" office:value-type="float" office:value="243">
            <text:p>24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21]+1" office:value-type="float" office:value="321">
            <text:p>321</text:p>
          </table:table-cell>
          <table:table-cell table:formula="of:=VLOOKUP([.D322];[$'Concept heirarchy position'.A$1:.I$629];2;0)" office:value-type="string" office:string-value="Goitre">
            <text:p>Goitre</text:p>
          </table:table-cell>
          <table:table-cell office:value-type="float" office:value="402">
            <text:p>402</text:p>
          </table:table-cell>
          <table:table-cell table:style-name="ce10" office:value-type="string">
            <text:p>Goitre</text:p>
          </table:table-cell>
          <table:table-cell table:style-name="ce34" office:value-type="string">
            <text:p>Goitre</text:p>
          </table:table-cell>
          <table:table-cell table:style-name="ce29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2];[$'Concept heirarchy position'.A$1:.I$629];3;0)" office:value-type="float" office:value="244">
            <text:p>24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22]+1" office:value-type="float" office:value="322">
            <text:p>322</text:p>
          </table:table-cell>
          <table:table-cell table:formula="of:=VLOOKUP([.D323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style-name="ce10" office:value-type="string">
            <text:p>Hyperthyroidism</text:p>
          </table:table-cell>
          <table:table-cell table:style-name="ce34" office:value-type="string">
            <text:p>Hyperthyroidism</text:p>
          </table:table-cell>
          <table:table-cell table:style-name="ce29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3];[$'Concept heirarchy position'.A$1:.I$629];3;0)" office:value-type="float" office:value="245">
            <text:p>24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23]+1" office:value-type="float" office:value="323">
            <text:p>323</text:p>
          </table:table-cell>
          <table:table-cell table:formula="of:=VLOOKUP([.D324];[$'Concept heirarchy position'.A$1:.I$629];2;0)" office:value-type="string" office:string-value="Hyperthyroidism">
            <text:p>Hyperthyroidism</text:p>
          </table:table-cell>
          <table:table-cell office:value-type="float" office:value="344">
            <text:p>344</text:p>
          </table:table-cell>
          <table:table-cell table:style-name="ce10" office:value-type="string">
            <text:p>Hyperthyroidism</text:p>
          </table:table-cell>
          <table:table-cell table:style-name="ce33" office:value-type="string">
            <text:p>Have you had an overactive thyroid (hyperthyroidism)?</text:p>
          </table:table-cell>
          <table:table-cell table:style-name="ce29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formula="of:=VLOOKUP([.D324];[$'Concept heirarchy position'.A$1:.I$629];3;0)" office:value-type="float" office:value="245">
            <text:p>24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24]+1" office:value-type="float" office:value="324">
            <text:p>324</text:p>
          </table:table-cell>
          <table:table-cell table:formula="of:=VLOOKUP([.D3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style-name="ce10" office:value-type="string">
            <text:p>Hypothyroidism</text:p>
          </table:table-cell>
          <table:table-cell table:style-name="ce34" office:value-type="string">
            <text:p>Hypothyroidism</text:p>
          </table:table-cell>
          <table:table-cell table:style-name="ce29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5];[$'Concept heirarchy position'.A$1:.I$629];3;0)" office:value-type="float" office:value="246">
            <text:p>24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25]+1" office:value-type="float" office:value="325">
            <text:p>325</text:p>
          </table:table-cell>
          <table:table-cell table:formula="of:=VLOOKUP([.D326];[$'Concept heirarchy position'.A$1:.I$629];2;0)" office:value-type="string" office:string-value="Hypothyroidism">
            <text:p>Hypothyroidism</text:p>
          </table:table-cell>
          <table:table-cell office:value-type="float" office:value="345">
            <text:p>345</text:p>
          </table:table-cell>
          <table:table-cell table:style-name="ce10" office:value-type="string">
            <text:p>Hypothyroidism</text:p>
          </table:table-cell>
          <table:table-cell table:style-name="ce34" office:value-type="string">
            <text:p>Have you had an underactive thyroid (hypothyroidism)?</text:p>
          </table:table-cell>
          <table:table-cell table:style-name="ce29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6];[$'Concept heirarchy position'.A$1:.I$629];3;0)" office:value-type="float" office:value="246">
            <text:p>246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26]+1" office:value-type="float" office:value="326">
            <text:p>326</text:p>
          </table:table-cell>
          <table:table-cell table:formula="of:=VLOOKUP([.D327];[$'Concept heirarchy position'.A$1:.I$629];2;0)" office:value-type="string" office:string-value="Goitre">
            <text:p>Goitre</text:p>
          </table:table-cell>
          <table:table-cell office:value-type="float" office:value="499">
            <text:p>499</text:p>
          </table:table-cell>
          <table:table-cell office:value-type="string">
            <text:p>Goitre</text:p>
          </table:table-cell>
          <table:table-cell table:style-name="ce10" office:value-type="string">
            <text:p>Do you have a goitre (enlarged thyroid)?</text:p>
          </table:table-cell>
          <table:table-cell table:style-name="ce29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formula="of:=VLOOKUP([.D327];[$'Concept heirarchy position'.A$1:.I$629];3;0)" office:value-type="float" office:value="244">
            <text:p>244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27]+1" office:value-type="float" office:value="327">
            <text:p>327</text:p>
          </table:table-cell>
          <table:table-cell table:formula="of:=VLOOKUP([.D328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34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8];[$'Concept heirarchy position'.A$1:.I$629];3;0)" office:value-type="float" office:value="247">
            <text:p>24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28]+1" office:value-type="float" office:value="328">
            <text:p>328</text:p>
          </table:table-cell>
          <table:table-cell table:formula="of:=VLOOKUP([.D329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34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9];[$'Concept heirarchy position'.A$1:.I$629];3;0)" office:value-type="float" office:value="247">
            <text:p>247</text:p>
          </table:table-cell>
          <table:table-cell table:number-columns-repeated="1010"/>
        </table:table-row>
        <table:table-row table:style-name="ro4">
          <table:table-cell table:style-name="ce25" table:formula="of:=[.A329]+1" office:value-type="float" office:value="329">
            <text:p>329</text:p>
          </table:table-cell>
          <table:table-cell table:formula="of:=VLOOKUP([.D330];[$'Concept heirarchy position'.A$1:.I$629];2;0)" office:value-type="float" office:value="0">
            <text:p>#N/A</text:p>
          </table:table-cell>
          <table:table-cell office:value-type="float" office:value="446">
            <text:p>446</text:p>
          </table:table-cell>
          <table:table-cell/>
          <table:table-cell table:style-name="ce33" office:value-type="string">
            <text:p>Endocrine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31"/>
          <table:table-cell table:number-columns-repeated="5"/>
          <table:table-cell table:formula="of:=VLOOKUP([.D330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30]+1" office:value-type="float" office:value="330">
            <text:p>330</text:p>
          </table:table-cell>
          <table:table-cell table:formula="of:=VLOOKUP([.D331];[$'Concept heirarchy position'.A$1:.I$629];2;0)" office:value-type="float" office:value="0">
            <text:p>#N/A</text:p>
          </table:table-cell>
          <table:table-cell office:value-type="float" office:value="447">
            <text:p>447</text:p>
          </table:table-cell>
          <table:table-cell/>
          <table:table-cell table:style-name="ce33" office:value-type="string">
            <text:p>Renal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31"/>
          <table:table-cell table:number-columns-repeated="5"/>
          <table:table-cell table:formula="of:=VLOOKUP([.D331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31]+1" office:value-type="float" office:value="331">
            <text:p>331</text:p>
          </table:table-cell>
          <table:table-cell table:formula="of:=VLOOKUP([.D332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34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2];[$'Concept heirarchy position'.A$1:.I$629];3;0)" office:value-type="float" office:value="248">
            <text:p>248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25" table:formula="of:=[.A332]+1" office:value-type="float" office:value="332">
            <text:p>332</text:p>
          </table:table-cell>
          <table:table-cell table:formula="of:=VLOOKUP([.D333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33" office:value-type="string">
            <text:p>Do you have any kidney disease or kidney fail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3];[$'Concept heirarchy position'.A$1:.I$629];3;0)" office:value-type="float" office:value="248">
            <text:p>24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33]+1" office:value-type="float" office:value="333">
            <text:p>333</text:p>
          </table:table-cell>
          <table:table-cell table:formula="of:=VLOOKUP([.D334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34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4];[$'Concept heirarchy position'.A$1:.I$629];3;0)" office:value-type="float" office:value="249">
            <text:p>24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34]+1" office:value-type="float" office:value="334">
            <text:p>334</text:p>
          </table:table-cell>
          <table:table-cell table:formula="of:=VLOOKUP([.D335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34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5];[$'Concept heirarchy position'.A$1:.I$629];3;0)" office:value-type="float" office:value="250">
            <text:p>25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35]+1" office:value-type="float" office:value="335">
            <text:p>335</text:p>
          </table:table-cell>
          <table:table-cell table:formula="of:=VLOOKUP([.D336];[$'Concept heirarchy position'.A$1:.I$629];2;0)" office:value-type="string" office:string-value="Dialysis">
            <text:p>Dialysis</text:p>
          </table:table-cell>
          <table:table-cell office:value-type="float" office:value="346">
            <text:p>346</text:p>
          </table:table-cell>
          <table:table-cell office:value-type="string">
            <text:p>Dialysis</text:p>
          </table:table-cell>
          <table:table-cell table:style-name="ce34" office:value-type="string">
            <text:p>Do you have dialysis?</text:p>
          </table:table-cell>
          <table:table-cell office:value-type="string">
            <text:p>Renal_Failure=Yes or Renal_Failure=Yes</text:p>
          </table:table-cell>
          <table:table-cell table:style-name="ce10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36];[$'Concept heirarchy position'.A$1:.I$629];3;0)" office:value-type="float" office:value="250">
            <text:p>250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36]+1" office:value-type="float" office:value="336">
            <text:p>336</text:p>
          </table:table-cell>
          <table:table-cell table:formula="of:=VLOOKUP([.D337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34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7];[$'Concept heirarchy position'.A$1:.I$629];3;0)" office:value-type="float" office:value="251">
            <text:p>251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37]+1" office:value-type="float" office:value="337">
            <text:p>337</text:p>
          </table:table-cell>
          <table:table-cell table:formula="of:=VLOOKUP([.D338];[$'Concept heirarchy position'.A$1:.I$629];2;0)" office:value-type="string" office:string-value="Dialysis type">
            <text:p>Dialysis type</text:p>
          </table:table-cell>
          <table:table-cell office:value-type="float" office:value="347">
            <text:p>347</text:p>
          </table:table-cell>
          <table:table-cell table:style-name="ce10" office:value-type="string">
            <text:p>Dialysis_type</text:p>
          </table:table-cell>
          <table:table-cell table:style-name="ce34" office:value-type="string">
            <text:p>What type of dialysis do you use?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8];[$'Concept heirarchy position'.A$1:.I$629];3;0)" office:value-type="float" office:value="251">
            <text:p>251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38]+1" office:value-type="float" office:value="338">
            <text:p>338</text:p>
          </table:table-cell>
          <table:table-cell table:formula="of:=VLOOKUP([.D339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34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9];[$'Concept heirarchy position'.A$1:.I$629];3;0)" office:value-type="float" office:value="252">
            <text:p>25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39]+1" office:value-type="float" office:value="339">
            <text:p>339</text:p>
          </table:table-cell>
          <table:table-cell table:formula="of:=VLOOKUP([.D340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34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0];[$'Concept heirarchy position'.A$1:.I$629];3;0)" office:value-type="float" office:value="252">
            <text:p>25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40]+1" office:value-type="float" office:value="340">
            <text:p>340</text:p>
          </table:table-cell>
          <table:table-cell table:formula="of:=VLOOKUP([.D341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34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41];[$'Concept heirarchy position'.A$1:.I$629];3;0)" office:value-type="float" office:value="253">
            <text:p>25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41]+1" office:value-type="float" office:value="341">
            <text:p>341</text:p>
          </table:table-cell>
          <table:table-cell table:formula="of:=VLOOKUP([.D342];[$'Concept heirarchy position'.A$1:.I$629];2;0)" office:value-type="float" office:value="0">
            <text:p>#N/A</text:p>
          </table:table-cell>
          <table:table-cell office:value-type="float" office:value="448">
            <text:p>448</text:p>
          </table:table-cell>
          <table:table-cell/>
          <table:table-cell table:style-name="ce34" office:value-type="string">
            <text:p>Renal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2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42]+1" office:value-type="float" office:value="342">
            <text:p>342</text:p>
          </table:table-cell>
          <table:table-cell table:formula="of:=VLOOKUP([.D343];[$'Concept heirarchy position'.A$1:.I$629];2;0)" office:value-type="float" office:value="0">
            <text:p>#N/A</text:p>
          </table:table-cell>
          <table:table-cell office:value-type="float" office:value="449">
            <text:p>449</text:p>
          </table:table-cell>
          <table:table-cell/>
          <table:table-cell table:style-name="ce34" office:value-type="string">
            <text:p>Obstetric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3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43]+1" office:value-type="float" office:value="343">
            <text:p>343</text:p>
          </table:table-cell>
          <table:table-cell table:formula="of:=VLOOKUP([.D344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34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5"/>
          <table:table-cell table:formula="of:=VLOOKUP([.D344];[$'Concept heirarchy position'.A$1:.I$629];3;0)" office:value-type="float" office:value="254">
            <text:p>254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44]+1" office:value-type="float" office:value="344">
            <text:p>344</text:p>
          </table:table-cell>
          <table:table-cell table:formula="of:=VLOOKUP([.D345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33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45];[$'Concept heirarchy position'.A$1:.I$629];3;0)" office:value-type="float" office:value="254">
            <text:p>25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45]+1" office:value-type="float" office:value="345">
            <text:p>345</text:p>
          </table:table-cell>
          <table:table-cell table:formula="of:=VLOOKUP([.D346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34" office:value-type="string">
            <text:p>Currently pregnant</text:p>
          </table:table-cell>
          <table:table-cell table:style-name="ce10" office:value-type="string">
            <text:p>Patient_Gender = Female and Patient_age &gt; 10 and Patient_age &lt; 50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formula="of:=VLOOKUP([.D346];[$'Concept heirarchy position'.A$1:.I$629];3;0)" office:value-type="float" office:value="255">
            <text:p>255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46]+1" office:value-type="float" office:value="346">
            <text:p>346</text:p>
          </table:table-cell>
          <table:table-cell table:formula="of:=VLOOKUP([.D347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33" office:value-type="string">
            <text:p>Are you, or could you be, pregnant?</text:p>
          </table:table-cell>
          <table:table-cell table:style-name="ce29" office:value-type="string">
            <text:p>Patient_Gender = Female and Patient_age &gt; 10 and Patient_age &lt; 50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Pregnant</text:p>
          </table:table-cell>
          <table:table-cell table:number-columns-repeated="5"/>
          <table:table-cell table:formula="of:=VLOOKUP([.D347];[$'Concept heirarchy position'.A$1:.I$629];3;0)" office:value-type="float" office:value="255">
            <text:p>25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47]+1" office:value-type="float" office:value="347">
            <text:p>347</text:p>
          </table:table-cell>
          <table:table-cell table:formula="of:=VLOOKUP([.D348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34" office:value-type="string">
            <text:p>First day of last menstrual period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8];[$'Concept heirarchy position'.A$1:.I$629];3;0)" office:value-type="float" office:value="256">
            <text:p>25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48]+1" office:value-type="float" office:value="348">
            <text:p>348</text:p>
          </table:table-cell>
          <table:table-cell table:formula="of:=VLOOKUP([.D349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33" office:value-type="string">
            <text:p>When did your most recent menstrual period start?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9];[$'Concept heirarchy position'.A$1:.I$629];3;0)" office:value-type="float" office:value="256">
            <text:p>25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49]+1" office:value-type="float" office:value="349">
            <text:p>349</text:p>
          </table:table-cell>
          <table:table-cell table:formula="of:=VLOOKUP([.D350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34" office:value-type="string">
            <text:p>Gestation (weeks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0];[$'Concept heirarchy position'.A$1:.I$629];3;0)" office:value-type="float" office:value="257">
            <text:p>25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50]+1" office:value-type="float" office:value="350">
            <text:p>350</text:p>
          </table:table-cell>
          <table:table-cell table:formula="of:=VLOOKUP([.D351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33" office:value-type="string">
            <text:p>How many weeks pregnant are you?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1];[$'Concept heirarchy position'.A$1:.I$629];3;0)" office:value-type="float" office:value="257">
            <text:p>257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51]+1" office:value-type="float" office:value="351">
            <text:p>351</text:p>
          </table:table-cell>
          <table:table-cell table:formula="of:=VLOOKUP([.D352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34" office:value-type="string">
            <text:p>Pregnancy due date (DD-MM-YYYY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2];[$'Concept heirarchy position'.A$1:.I$629];3;0)" office:value-type="float" office:value="258">
            <text:p>25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52]+1" office:value-type="float" office:value="352">
            <text:p>352</text:p>
          </table:table-cell>
          <table:table-cell table:formula="of:=VLOOKUP([.D353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33" office:value-type="string">
            <text:p>What is your due date? (DD-MM-YYYY)</text:p>
          </table:table-cell>
          <table:table-cell table:style-name="ce29" office:value-type="string">
            <text:p>Pregnancy_Current = Yes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3];[$'Concept heirarchy position'.A$1:.I$629];3;0)" office:value-type="float" office:value="258">
            <text:p>258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53]+1" office:value-type="float" office:value="353">
            <text:p>353</text:p>
          </table:table-cell>
          <table:table-cell table:formula="of:=VLOOKUP([.D354];[$'Concept heirarchy position'.A$1:.I$629];2;0)" office:value-type="float" office:value="0">
            <text:p>#N/A</text:p>
          </table:table-cell>
          <table:table-cell office:value-type="float" office:value="450">
            <text:p>450</text:p>
          </table:table-cell>
          <table:table-cell/>
          <table:table-cell table:style-name="ce33" office:value-type="string">
            <text:p>Obstetric</text:p>
          </table:table-cell>
          <table:table-cell table:style-name="ce17"/>
          <table:table-cell table:style-name="ce17" office:value-type="string">
            <text:p>End_section</text:p>
          </table:table-cell>
          <table:table-cell table:number-columns-repeated="6"/>
          <table:table-cell table:formula="of:=VLOOKUP([.D354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54]+1" office:value-type="float" office:value="354">
            <text:p>354</text:p>
          </table:table-cell>
          <table:table-cell table:formula="of:=VLOOKUP([.D355];[$'Concept heirarchy position'.A$1:.I$629];2;0)" office:value-type="float" office:value="0">
            <text:p>#N/A</text:p>
          </table:table-cell>
          <table:table-cell office:value-type="float" office:value="451">
            <text:p>451</text:p>
          </table:table-cell>
          <table:table-cell/>
          <table:table-cell table:style-name="ce33" office:value-type="string">
            <text:p>Musculoskeletal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number-columns-repeated="6"/>
          <table:table-cell table:formula="of:=VLOOKUP([.D355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55]+1" office:value-type="float" office:value="355">
            <text:p>355</text:p>
          </table:table-cell>
          <table:table-cell table:formula="of:=VLOOKUP([.D356];[$'Concept heirarchy position'.A$1:.I$629];2;0)" office:value-type="string" office:string-value="Back problems">
            <text:p>Back problems</text:p>
          </table:table-cell>
          <table:table-cell office:value-type="float" office:value="403">
            <text:p>403</text:p>
          </table:table-cell>
          <table:table-cell table:style-name="ce15" office:value-type="string">
            <text:p>Back_problems_unspecified</text:p>
          </table:table-cell>
          <table:table-cell table:style-name="ce36" office:value-type="string">
            <text:p>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6];[$'Concept heirarchy position'.A$1:.I$629];3;0)" office:value-type="float" office:value="268">
            <text:p>268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56]+1" office:value-type="float" office:value="356">
            <text:p>356</text:p>
          </table:table-cell>
          <table:table-cell table:formula="of:=VLOOKUP([.D357];[$'Concept heirarchy position'.A$1:.I$629];2;0)" office:value-type="string" office:string-value="Back problems">
            <text:p>Back problems</text:p>
          </table:table-cell>
          <table:table-cell office:value-type="float" office:value="386">
            <text:p>386</text:p>
          </table:table-cell>
          <table:table-cell table:style-name="ce15" office:value-type="string">
            <text:p>Back_problems_unspecified</text:p>
          </table:table-cell>
          <table:table-cell table:style-name="ce36" office:value-type="string">
            <text:p>Have you had any 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7];[$'Concept heirarchy position'.A$1:.I$629];3;0)" office:value-type="float" office:value="268">
            <text:p>268</text:p>
          </table:table-cell>
          <table:table-cell table:style-name="ce41" office:value-type="string">
            <text:p>Y</text:p>
          </table:table-cell>
          <table:table-cell table:number-columns-repeated="4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57]+1" office:value-type="float" office:value="357">
            <text:p>357</text:p>
          </table:table-cell>
          <table:table-cell table:formula="of:=VLOOKUP([.D358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34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8];[$'Concept heirarchy position'.A$1:.I$629];3;0)" office:value-type="float" office:value="270">
            <text:p>27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58]+1" office:value-type="float" office:value="358">
            <text:p>358</text:p>
          </table:table-cell>
          <table:table-cell table:formula="of:=VLOOKUP([.D35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34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59];[$'Concept heirarchy position'.A$1:.I$629];3;0)" office:value-type="float" office:value="271">
            <text:p>27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59]+1" office:value-type="float" office:value="359">
            <text:p>359</text:p>
          </table:table-cell>
          <table:table-cell table:formula="of:=VLOOKUP([.D36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33" office:value-type="string">
            <text:p>Do you have rheumatoid arthriti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60];[$'Concept heirarchy position'.A$1:.I$629];3;0)" office:value-type="float" office:value="271">
            <text:p>27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60]+1" office:value-type="float" office:value="360">
            <text:p>360</text:p>
          </table:table-cell>
          <table:table-cell table:formula="of:=VLOOKUP([.D36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34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1];[$'Concept heirarchy position'.A$1:.I$629];3;0)" office:value-type="float" office:value="272">
            <text:p>27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1]+1" office:value-type="float" office:value="361">
            <text:p>361</text:p>
          </table:table-cell>
          <table:table-cell table:formula="of:=VLOOKUP([.D362];[$'Concept heirarchy position'.A$1:.I$629];2;0)" office:value-type="float" office:value="0">
            <text:p>#N/A</text:p>
          </table:table-cell>
          <table:table-cell office:value-type="float" office:value="452">
            <text:p>452</text:p>
          </table:table-cell>
          <table:table-cell/>
          <table:table-cell table:style-name="ce34" office:value-type="string">
            <text:p>Musculoskeletal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 table:number-columns-repeated="5"/>
          <table:table-cell table:formula="of:=VLOOKUP([.D362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2]+1" office:value-type="float" office:value="362">
            <text:p>362</text:p>
          </table:table-cell>
          <table:table-cell table:formula="of:=VLOOKUP([.D363];[$'Concept heirarchy position'.A$1:.I$629];2;0)" office:value-type="float" office:value="0">
            <text:p>#N/A</text:p>
          </table:table-cell>
          <table:table-cell office:value-type="float" office:value="453">
            <text:p>453</text:p>
          </table:table-cell>
          <table:table-cell/>
          <table:table-cell table:style-name="ce34" office:value-type="string">
            <text:p>Haematological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 table:number-columns-repeated="5"/>
          <table:table-cell table:formula="of:=VLOOKUP([.D363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3]+1" office:value-type="float" office:value="363">
            <text:p>363</text:p>
          </table:table-cell>
          <table:table-cell table:formula="of:=VLOOKUP([.D364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34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4];[$'Concept heirarchy position'.A$1:.I$629];3;0)" office:value-type="float" office:value="273">
            <text:p>27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4]+1" office:value-type="float" office:value="364">
            <text:p>364</text:p>
          </table:table-cell>
          <table:table-cell table:formula="of:=VLOOKUP([.D365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33" office:value-type="string">
            <text:p>Have you ever been diagnosed with a bleeding disorde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5];[$'Concept heirarchy position'.A$1:.I$629];3;0)" office:value-type="float" office:value="273">
            <text:p>27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65]+1" office:value-type="float" office:value="365">
            <text:p>365</text:p>
          </table:table-cell>
          <table:table-cell table:formula="of:=VLOOKUP([.D366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34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66];[$'Concept heirarchy position'.A$1:.I$629];3;0)" office:value-type="float" office:value="278">
            <text:p>278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6]+1" office:value-type="float" office:value="366">
            <text:p>366</text:p>
          </table:table-cell>
          <table:table-cell table:formula="of:=VLOOKUP([.D367];[$'Concept heirarchy position'.A$1:.I$629];2;0)" office:value-type="float" office:value="0">
            <text:p>#N/A</text:p>
          </table:table-cell>
          <table:table-cell office:value-type="float" office:value="454">
            <text:p>454</text:p>
          </table:table-cell>
          <table:table-cell/>
          <table:table-cell table:style-name="ce34" office:value-type="string">
            <text:p>Haematological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7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7]+1" office:value-type="float" office:value="367">
            <text:p>367</text:p>
          </table:table-cell>
          <table:table-cell table:formula="of:=VLOOKUP([.D368];[$'Concept heirarchy position'.A$1:.I$629];2;0)" office:value-type="float" office:value="0">
            <text:p>#N/A</text:p>
          </table:table-cell>
          <table:table-cell office:value-type="float" office:value="455">
            <text:p>455</text:p>
          </table:table-cell>
          <table:table-cell/>
          <table:table-cell table:style-name="ce34" office:value-type="string">
            <text:p>Infectious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8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8]+1" office:value-type="float" office:value="368">
            <text:p>368</text:p>
          </table:table-cell>
          <table:table-cell table:formula="of:=VLOOKUP([.D369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34" office:value-type="string">
            <text:p>URTI within 6 weeks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9];[$'Concept heirarchy position'.A$1:.I$629];3;0)" office:value-type="float" office:value="280">
            <text:p>28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69]+1" office:value-type="float" office:value="369">
            <text:p>369</text:p>
          </table:table-cell>
          <table:table-cell table:formula="of:=VLOOKUP([.D370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33" office:value-type="string">
            <text:p>Have you had a cold, flu or upper respiratory infection in the last 6 weeks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70];[$'Concept heirarchy position'.A$1:.I$629];3;0)" office:value-type="float" office:value="280">
            <text:p>28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70]+1" office:value-type="float" office:value="370">
            <text:p>370</text:p>
          </table:table-cell>
          <table:table-cell table:formula="of:=VLOOKUP([.D371];[$'Concept heirarchy position'.A$1:.I$629];2;0)" office:value-type="string" office:string-value="URTI within 6 weeks">
            <text:p>URTI within 6 weeks</text:p>
          </table:table-cell>
          <table:table-cell office:value-type="float" office:value="338">
            <text:p>338</text:p>
          </table:table-cell>
          <table:table-cell office:value-type="string">
            <text:p>Recent_URTI</text:p>
          </table:table-cell>
          <table:table-cell table:style-name="ce33" office:value-type="string">
            <text:p>Have you had a cold, flu or upper respiratory infection in the last 6 weeks?</text:p>
          </table:table-cell>
          <table:table-cell table:style-name="ce10" office:value-type="string">
            <text:p>Patient_Age &gt; 13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371];[$'Concept heirarchy position'.A$1:.I$629];3;0)" office:value-type="float" office:value="280">
            <text:p>280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71]+1" office:value-type="float" office:value="371">
            <text:p>371</text:p>
          </table:table-cell>
          <table:table-cell table:formula="of:=VLOOKUP([.D372];[$'Concept heirarchy position'.A$1:.I$629];2;0)" office:value-type="string" office:string-value="HIV / AIDS">
            <text:p>HIV / AIDS</text:p>
          </table:table-cell>
          <table:table-cell office:value-type="float" office:value="493">
            <text:p>493</text:p>
          </table:table-cell>
          <table:table-cell table:style-name="ce15" office:value-type="string">
            <text:p>HIV_AIDS</text:p>
          </table:table-cell>
          <table:table-cell table:style-name="ce34" office:value-type="string">
            <text:p>HIV / AIDS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2];[$'Concept heirarchy position'.A$1:.I$629];3;0)" office:value-type="float" office:value="283">
            <text:p>28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72]+1" office:value-type="float" office:value="372">
            <text:p>372</text:p>
          </table:table-cell>
          <table:table-cell table:formula="of:=VLOOKUP([.D373];[$'Concept heirarchy position'.A$1:.I$629];2;0)" office:value-type="string" office:string-value="Drug resistant organism">
            <text:p>Drug resistant organism</text:p>
          </table:table-cell>
          <table:table-cell office:value-type="float" office:value="494">
            <text:p>494</text:p>
          </table:table-cell>
          <table:table-cell table:style-name="ce15" office:value-type="string">
            <text:p>Drug_resistant_organism</text:p>
          </table:table-cell>
          <table:table-cell table:style-name="ce34" office:value-type="string">
            <text:p>Colonised with drug resistant organism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3];[$'Concept heirarchy position'.A$1:.I$629];3;0)" office:value-type="float" office:value="284">
            <text:p>28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73]+1" office:value-type="float" office:value="373">
            <text:p>373</text:p>
          </table:table-cell>
          <table:table-cell table:formula="of:=VLOOKUP([.D374];[$'Concept heirarchy position'.A$1:.I$629];2;0)" office:value-type="string" office:string-value="Isolation precautions">
            <text:p>Isolation precautions</text:p>
          </table:table-cell>
          <table:table-cell office:value-type="float" office:value="495">
            <text:p>495</text:p>
          </table:table-cell>
          <table:table-cell table:style-name="ce15" office:value-type="string">
            <text:p>Isolation_precautions</text:p>
          </table:table-cell>
          <table:table-cell table:style-name="ce34" office:value-type="string">
            <text:p>Isolation precautions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4];[$'Concept heirarchy position'.A$1:.I$629];3;0)" office:value-type="float" office:value="285">
            <text:p>28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74]+1" office:value-type="float" office:value="374">
            <text:p>374</text:p>
          </table:table-cell>
          <table:table-cell table:formula="of:=VLOOKUP([.D375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34" office:value-type="string">
            <text:p>Exposure to 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5];[$'Concept heirarchy position'.A$1:.I$629];3;0)" office:value-type="float" office:value="281">
            <text:p>28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75]+1" office:value-type="float" office:value="375">
            <text:p>375</text:p>
          </table:table-cell>
          <table:table-cell table:formula="of:=VLOOKUP([.D376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33" office:value-type="string">
            <text:p>Have you been EXPOSED to any of these diseases in the last month?</text:p>
          </table:table-cell>
          <table:table-cell office:value-type="string">
            <text:p>Patient_Age &lt; 14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Childhood_infectious_disease</text:p>
          </table:table-cell>
          <table:table-cell table:number-columns-repeated="5"/>
          <table:table-cell table:formula="of:=VLOOKUP([.D376];[$'Concept heirarchy position'.A$1:.I$629];3;0)" office:value-type="float" office:value="281">
            <text:p>281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376]+1" office:value-type="float" office:value="376">
            <text:p>376</text:p>
          </table:table-cell>
          <table:table-cell table:formula="of:=VLOOKUP([.D377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339">
            <text:p>339</text:p>
          </table:table-cell>
          <table:table-cell office:value-type="string">
            <text:p>Infectious_Disease_Exposure_Recent</text:p>
          </table:table-cell>
          <table:table-cell table:style-name="ce33" office:value-type="string">
            <text:p>Have you been exposed to any of these diseases in the last month?</text:p>
          </table:table-cell>
          <table:table-cell office:value-type="string">
            <text:p>Patient_Age &gt; 13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Childhood_infectious_disease</text:p>
          </table:table-cell>
          <table:table-cell table:number-columns-repeated="5"/>
          <table:table-cell table:formula="of:=VLOOKUP([.D377];[$'Concept heirarchy position'.A$1:.I$629];3;0)" office:value-type="float" office:value="281">
            <text:p>281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377]+1" office:value-type="float" office:value="377">
            <text:p>377</text:p>
          </table:table-cell>
          <table:table-cell table:formula="of:=VLOOKUP([.D378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34" office:value-type="string">
            <text:p>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8];[$'Concept heirarchy position'.A$1:.I$629];3;0)" office:value-type="float" office:value="282">
            <text:p>28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78]+1" office:value-type="float" office:value="378">
            <text:p>378</text:p>
          </table:table-cell>
          <table:table-cell table:formula="of:=VLOOKUP([.D379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33" office:value-type="string">
            <text:p>Have you HAD any of these diseases in the last month?</text:p>
          </table:table-cell>
          <table:table-cell office:value-type="string">
            <text:p>Patient_Age &lt; 14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Childhood_infectious_disease</text:p>
          </table:table-cell>
          <table:table-cell table:number-columns-repeated="5"/>
          <table:table-cell table:formula="of:=VLOOKUP([.D379];[$'Concept heirarchy position'.A$1:.I$629];3;0)" office:value-type="float" office:value="282">
            <text:p>282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379]+1" office:value-type="float" office:value="379">
            <text:p>379</text:p>
          </table:table-cell>
          <table:table-cell table:formula="of:=VLOOKUP([.D380];[$'Concept heirarchy position'.A$1:.I$629];2;0)" office:value-type="string" office:string-value="Other Infectious">
            <text:p>Other Infectious</text:p>
          </table:table-cell>
          <table:table-cell office:value-type="float" office:value="496">
            <text:p>496</text:p>
          </table:table-cell>
          <table:table-cell table:style-name="ce15" office:value-type="string">
            <text:p>Infectious_other</text:p>
          </table:table-cell>
          <table:table-cell table:style-name="ce34" office:value-type="string">
            <text:p>Other infectious condition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0];[$'Concept heirarchy position'.A$1:.I$629];3;0)" office:value-type="float" office:value="286">
            <text:p>28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80]+1" office:value-type="float" office:value="380">
            <text:p>380</text:p>
          </table:table-cell>
          <table:table-cell table:formula="of:=VLOOKUP([.D381];[$'Concept heirarchy position'.A$1:.I$629];2;0)" office:value-type="float" office:value="0">
            <text:p>#N/A</text:p>
          </table:table-cell>
          <table:table-cell office:value-type="float" office:value="456">
            <text:p>456</text:p>
          </table:table-cell>
          <table:table-cell/>
          <table:table-cell table:style-name="ce33" office:value-type="string">
            <text:p>Infectious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29"/>
          <table:table-cell table:number-columns-repeated="5"/>
          <table:table-cell table:formula="of:=VLOOKUP([.D381];[$'Concept heirarchy position'.A$1:.I$629];3;0)" office:value-type="float" office:value="0">
            <text:p>#N/A</text:p>
          </table:table-cell>
          <table:table-cell table:style-name="ce46"/>
          <table:table-cell table:style-name="ce51" office:value-type="string">
            <text:p>Y</text:p>
          </table:table-cell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381]+1" office:value-type="float" office:value="381">
            <text:p>381</text:p>
          </table:table-cell>
          <table:table-cell table:formula="of:=VLOOKUP([.D382];[$'Concept heirarchy position'.A$1:.I$629];2;0)" office:value-type="float" office:value="0">
            <text:p>#N/A</text:p>
          </table:table-cell>
          <table:table-cell office:value-type="float" office:value="457">
            <text:p>457</text:p>
          </table:table-cell>
          <table:table-cell/>
          <table:table-cell table:style-name="ce33" office:value-type="string">
            <text:p>Other medical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29"/>
          <table:table-cell table:number-columns-repeated="5"/>
          <table:table-cell table:formula="of:=VLOOKUP([.D382];[$'Concept heirarchy position'.A$1:.I$629];3;0)" office:value-type="float" office:value="0">
            <text:p>#N/A</text:p>
          </table:table-cell>
          <table:table-cell table:style-name="ce46"/>
          <table:table-cell table:style-name="ce51" office:value-type="string">
            <text:p>Y</text:p>
          </table:table-cell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382]+1" office:value-type="float" office:value="382">
            <text:p>382</text:p>
          </table:table-cell>
          <table:table-cell table:formula="of:=VLOOKUP([.D383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39" office:value-type="string">
            <text:p>Height (cm) patient reported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Number</text:p>
          </table:table-cell>
          <table:table-cell table:style-name="ce15" table:number-columns-repeated="6"/>
          <table:table-cell table:formula="of:=VLOOKUP([.D383];[$'Concept heirarchy position'.A$1:.I$629];3;0)" office:value-type="float" office:value="101">
            <text:p>101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25" table:formula="of:=[.A383]+1" office:value-type="float" office:value="383">
            <text:p>383</text:p>
          </table:table-cell>
          <table:table-cell table:formula="of:=VLOOKUP([.D384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39" office:value-type="string">
            <text:p>Weight (kg) patient report</text:p>
          </table:table-cell>
          <table:table-cell table:style-name="ce17" office:value-type="string">
            <text:p>All</text:p>
          </table:table-cell>
          <table:table-cell table:style-name="ce17" office:value-type="string">
            <text:p>Number</text:p>
          </table:table-cell>
          <table:table-cell table:style-name="ce15" table:number-columns-repeated="6"/>
          <table:table-cell table:formula="of:=VLOOKUP([.D384];[$'Concept heirarchy position'.A$1:.I$629];3;0)" office:value-type="float" office:value="102">
            <text:p>102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25" table:formula="of:=[.A384]+1" office:value-type="float" office:value="384">
            <text:p>384</text:p>
          </table:table-cell>
          <table:table-cell table:formula="of:=VLOOKUP([.D385];[$'Concept heirarchy position'.A$1:.I$629];2;0)" office:value-type="string" office:string-value="Malignancy current">
            <text:p>Malignancy current</text:p>
          </table:table-cell>
          <table:table-cell table:style-name="ce15" office:value-type="float" office:value="65">
            <text:p>65</text:p>
          </table:table-cell>
          <table:table-cell table:style-name="ce17" office:value-type="string">
            <text:p>Malignancy_current</text:p>
          </table:table-cell>
          <table:table-cell table:style-name="ce39" office:value-type="string">
            <text:p>Malignancy (current)</text:p>
          </table:table-cell>
          <table:table-cell table:style-name="ce16" office:value-type="string">
            <text:p>All</text:p>
          </table:table-cell>
          <table:table-cell table:style-name="ce17" office:value-type="string">
            <text:p>OneOption</text:p>
          </table:table-cell>
          <table:table-cell table:style-name="ce17" office:value-type="string">
            <text:p>Y_N_U_Clinician</text:p>
          </table:table-cell>
          <table:table-cell table:style-name="ce15"/>
          <table:table-cell table:style-name="ce17" office:value-type="string">
            <text:p>Y</text:p>
          </table:table-cell>
          <table:table-cell table:style-name="ce17" office:value-type="string">
            <text:p>Yes</text:p>
          </table:table-cell>
          <table:table-cell table:style-name="ce17" table:number-columns-repeated="2"/>
          <table:table-cell table:style-name="ce15" office:value-type="float" office:value="109">
            <text:p>109</text:p>
          </table:table-cell>
          <table:table-cell table:style-name="ce52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52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25" table:formula="of:=[.A385]+1" office:value-type="float" office:value="385">
            <text:p>385</text:p>
          </table:table-cell>
          <table:table-cell table:formula="of:=VLOOKUP([.D386];[$'Concept heirarchy position'.A$1:.I$629];2;0)" office:value-type="string" office:string-value="Malignancy past">
            <text:p>Malignancy past</text:p>
          </table:table-cell>
          <table:table-cell table:style-name="ce15" office:value-type="float" office:value="395">
            <text:p>395</text:p>
          </table:table-cell>
          <table:table-cell table:style-name="ce16" office:value-type="string">
            <text:p>Malignancy_past</text:p>
          </table:table-cell>
          <table:table-cell table:style-name="ce37" office:value-type="string">
            <text:p>Malignancy (past)</text:p>
          </table:table-cell>
          <table:table-cell table:style-name="ce16" office:value-type="string">
            <text:p>All</text:p>
          </table:table-cell>
          <table:table-cell table:style-name="ce17" office:value-type="string">
            <text:p>OneOption</text:p>
          </table:table-cell>
          <table:table-cell table:style-name="ce17" office:value-type="string">
            <text:p>Y_N_U_Clinician</text:p>
          </table:table-cell>
          <table:table-cell table:style-name="ce15"/>
          <table:table-cell table:style-name="ce16" office:value-type="string">
            <text:p>Y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5" office:value-type="float" office:value="110">
            <text:p>110</text:p>
          </table:table-cell>
          <table:table-cell table:style-name="ce53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53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25" table:formula="of:=[.A386]+1" office:value-type="float" office:value="386">
            <text:p>386</text:p>
          </table:table-cell>
          <table:table-cell table:formula="of:=VLOOKUP([.D387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34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7];[$'Concept heirarchy position'.A$1:.I$629];3;0)" office:value-type="float" office:value="295">
            <text:p>29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87]+1" office:value-type="float" office:value="387">
            <text:p>387</text:p>
          </table:table-cell>
          <table:table-cell table:formula="of:=VLOOKUP([.D38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34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8];[$'Concept heirarchy position'.A$1:.I$629];3;0)" office:value-type="float" office:value="111">
            <text:p>11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88]+1" office:value-type="float" office:value="388">
            <text:p>388</text:p>
          </table:table-cell>
          <table:table-cell table:formula="of:=VLOOKUP([.D389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33" office:value-type="string">
            <text:p>Have you ever had an organ transplant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9];[$'Concept heirarchy position'.A$1:.I$629];3;0)" office:value-type="float" office:value="295">
            <text:p>29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89]+1" office:value-type="float" office:value="389">
            <text:p>389</text:p>
          </table:table-cell>
          <table:table-cell table:formula="of:=VLOOKUP([.D390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34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0];[$'Concept heirarchy position'.A$1:.I$629];3;0)" office:value-type="float" office:value="296">
            <text:p>296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390]+1" office:value-type="float" office:value="390">
            <text:p>390</text:p>
          </table:table-cell>
          <table:table-cell table:formula="of:=VLOOKUP([.D39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34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1];[$'Concept heirarchy position'.A$1:.I$629];3;0)" office:value-type="float" office:value="115">
            <text:p>11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391]+1" office:value-type="float" office:value="391">
            <text:p>391</text:p>
          </table:table-cell>
          <table:table-cell table:formula="of:=VLOOKUP([.D392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33" office:value-type="string">
            <text:p>Do you have any other medical problems not already listed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2];[$'Concept heirarchy position'.A$1:.I$629];3;0)" office:value-type="float" office:value="296">
            <text:p>296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392]+1" office:value-type="float" office:value="392">
            <text:p>392</text:p>
          </table:table-cell>
          <table:table-cell table:formula="of:=VLOOKUP([.D393];[$'Concept heirarchy position'.A$1:.I$629];2;0)" office:value-type="string" office:string-value="Other internal disease">
            <text:p>Other internal disease</text:p>
          </table:table-cell>
          <table:table-cell office:value-type="float" office:value="502">
            <text:p>502</text:p>
          </table:table-cell>
          <table:table-cell office:value-type="string">
            <text:p>Internal_Disease_Other</text:p>
          </table:table-cell>
          <table:table-cell table:style-name="ce33" office:value-type="string">
            <text:p>Other medical disorder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3];[$'Concept heirarchy position'.A$1:.I$629];3;0)" office:value-type="float" office:value="296">
            <text:p>296</text:p>
          </table:table-cell>
          <table:table-cell table:style-name="ce41"/>
          <table:table-cell table:style-name="ce46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93]+1" office:value-type="float" office:value="393">
            <text:p>393</text:p>
          </table:table-cell>
          <table:table-cell table:formula="of:=VLOOKUP([.D394];[$'Concept heirarchy position'.A$1:.I$629];2;0)" office:value-type="float" office:value="0">
            <text:p>#N/A</text:p>
          </table:table-cell>
          <table:table-cell office:value-type="float" office:value="458">
            <text:p>458</text:p>
          </table:table-cell>
          <table:table-cell/>
          <table:table-cell table:style-name="ce33" office:value-type="string">
            <text:p>Other medical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31"/>
          <table:table-cell table:number-columns-repeated="5"/>
          <table:table-cell table:formula="of:=VLOOKUP([.D394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94]+1" office:value-type="float" office:value="394">
            <text:p>394</text:p>
          </table:table-cell>
          <table:table-cell table:formula="of:=VLOOKUP([.D395];[$'Concept heirarchy position'.A$1:.I$629];2;0)" office:value-type="float" office:value="0">
            <text:p>#N/A</text:p>
          </table:table-cell>
          <table:table-cell office:value-type="float" office:value="459">
            <text:p>459</text:p>
          </table:table-cell>
          <table:table-cell/>
          <table:table-cell table:style-name="ce33" office:value-type="string">
            <text:p>General examination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31"/>
          <table:table-cell table:number-columns-repeated="5"/>
          <table:table-cell table:formula="of:=VLOOKUP([.D395];[$'Concept heirarchy position'.A$1:.I$629];3;0)" office:value-type="float" office:value="0">
            <text:p>#N/A</text:p>
          </table:table-cell>
          <table:table-cell table:style-name="ce41"/>
          <table:table-cell table:style-name="ce51" office:value-type="string">
            <text:p>Y</text:p>
          </table:table-cell>
          <table:table-cell table:number-columns-repeated="3"/>
          <table:table-cell table:style-name="ce41" table:number-columns-repeated="2"/>
          <table:table-cell table:number-columns-repeated="1003"/>
        </table:table-row>
        <table:table-row table:style-name="ro4">
          <table:table-cell table:style-name="ce25" table:formula="of:=[.A395]+1" office:value-type="float" office:value="395">
            <text:p>395</text:p>
          </table:table-cell>
          <table:table-cell table:formula="of:=VLOOKUP([.D396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34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6];[$'Concept heirarchy position'.A$1:.I$629];3;0)" office:value-type="float" office:value="297">
            <text:p>29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96]+1" office:value-type="float" office:value="396">
            <text:p>396</text:p>
          </table:table-cell>
          <table:table-cell table:formula="of:=VLOOKUP([.D397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34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7];[$'Concept heirarchy position'.A$1:.I$629];3;0)" office:value-type="float" office:value="298">
            <text:p>29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97]+1" office:value-type="float" office:value="397">
            <text:p>397</text:p>
          </table:table-cell>
          <table:table-cell table:formula="of:=VLOOKUP([.D398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34" office:value-type="string">
            <text:p>BMI (calculated)</text:p>
          </table:table-cell>
          <table:table-cell/>
          <table:table-cell table:style-name="ce43" office:value-type="string">
            <text:p>Calculated</text:p>
          </table:table-cell>
          <table:table-cell table:number-columns-repeated="6"/>
          <table:table-cell table:formula="of:=VLOOKUP([.D398];[$'Concept heirarchy position'.A$1:.I$629];3;0)" office:value-type="float" office:value="299">
            <text:p>29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98]+1" office:value-type="float" office:value="398">
            <text:p>398</text:p>
          </table:table-cell>
          <table:table-cell table:formula="of:=VLOOKUP([.D399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34" office:value-type="string">
            <text:p>Body surface area (calculated)</text:p>
          </table:table-cell>
          <table:table-cell/>
          <table:table-cell table:style-name="ce43" office:value-type="string">
            <text:p>Calculated</text:p>
          </table:table-cell>
          <table:table-cell table:number-columns-repeated="6"/>
          <table:table-cell table:formula="of:=VLOOKUP([.D399];[$'Concept heirarchy position'.A$1:.I$629];3;0)" office:value-type="float" office:value="300">
            <text:p>30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399]+1" office:value-type="float" office:value="399">
            <text:p>399</text:p>
          </table:table-cell>
          <table:table-cell table:formula="of:=VLOOKUP([.D400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34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0];[$'Concept heirarchy position'.A$1:.I$629];3;0)" office:value-type="float" office:value="301">
            <text:p>30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0]+1" office:value-type="float" office:value="400">
            <text:p>400</text:p>
          </table:table-cell>
          <table:table-cell table:formula="of:=VLOOKUP([.D401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34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1];[$'Concept heirarchy position'.A$1:.I$629];3;0)" office:value-type="float" office:value="302">
            <text:p>30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1]+1" office:value-type="float" office:value="401">
            <text:p>401</text:p>
          </table:table-cell>
          <table:table-cell table:formula="of:=VLOOKUP([.D402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34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2];[$'Concept heirarchy position'.A$1:.I$629];3;0)" office:value-type="float" office:value="303">
            <text:p>303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02]+1" office:value-type="float" office:value="402">
            <text:p>402</text:p>
          </table:table-cell>
          <table:table-cell table:formula="of:=VLOOKUP([.D403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34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3];[$'Concept heirarchy position'.A$1:.I$629];3;0)" office:value-type="float" office:value="304">
            <text:p>304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25" table:formula="of:=[.A403]+1" office:value-type="float" office:value="403">
            <text:p>403</text:p>
          </table:table-cell>
          <table:table-cell table:formula="of:=VLOOKUP([.D404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34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4];[$'Concept heirarchy position'.A$1:.I$629];3;0)" office:value-type="float" office:value="306">
            <text:p>30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4]+1" office:value-type="float" office:value="404">
            <text:p>404</text:p>
          </table:table-cell>
          <table:table-cell table:formula="of:=VLOOKUP([.D405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34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5];[$'Concept heirarchy position'.A$1:.I$629];3;0)" office:value-type="float" office:value="307">
            <text:p>30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5]+1" office:value-type="float" office:value="405">
            <text:p>405</text:p>
          </table:table-cell>
          <table:table-cell table:formula="of:=VLOOKUP([.D406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34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06];[$'Concept heirarchy position'.A$1:.I$629];3;0)" office:value-type="float" office:value="310">
            <text:p>31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6]+1" office:value-type="float" office:value="406">
            <text:p>406</text:p>
          </table:table-cell>
          <table:table-cell table:formula="of:=VLOOKUP([.D407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34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 table:formula="of:=VLOOKUP([.D407];[$'Concept heirarchy position'.A$1:.I$629];3;0)" office:value-type="float" office:value="316">
            <text:p>31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7]+1" office:value-type="float" office:value="407">
            <text:p>407</text:p>
          </table:table-cell>
          <table:table-cell table:formula="of:=VLOOKUP([.D408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34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30" office:value-type="string">
            <text:p>Abnormal</text:p>
          </table:table-cell>
          <table:table-cell table:style-name="ce30" table:number-columns-repeated="2"/>
          <table:table-cell table:formula="of:=VLOOKUP([.D408];[$'Concept heirarchy position'.A$1:.I$629];3;0)" office:value-type="float" office:value="317">
            <text:p>31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8]+1" office:value-type="float" office:value="408">
            <text:p>408</text:p>
          </table:table-cell>
          <table:table-cell table:formula="of:=VLOOKUP([.D409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34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5"/>
          <table:table-cell table:formula="of:=VLOOKUP([.D409];[$'Concept heirarchy position'.A$1:.I$629];3;0)" office:value-type="float" office:value="318">
            <text:p>318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09]+1" office:value-type="float" office:value="409">
            <text:p>409</text:p>
          </table:table-cell>
          <table:table-cell table:formula="of:=VLOOKUP([.D410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34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10];[$'Concept heirarchy position'.A$1:.I$629];3;0)" office:value-type="float" office:value="319">
            <text:p>31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10]+1" office:value-type="float" office:value="410">
            <text:p>410</text:p>
          </table:table-cell>
          <table:table-cell table:formula="of:=VLOOKUP([.D411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34" office:value-type="string">
            <text:p>GCS E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formula="of:=VLOOKUP([.D411];[$'Concept heirarchy position'.A$1:.I$629];3;0)" office:value-type="float" office:value="320">
            <text:p>32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11]+1" office:value-type="float" office:value="411">
            <text:p>411</text:p>
          </table:table-cell>
          <table:table-cell table:formula="of:=VLOOKUP([.D412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34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6"/>
          <table:table-cell table:formula="of:=VLOOKUP([.D412];[$'Concept heirarchy position'.A$1:.I$629];3;0)" office:value-type="float" office:value="321">
            <text:p>32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12]+1" office:value-type="float" office:value="412">
            <text:p>412</text:p>
          </table:table-cell>
          <table:table-cell table:formula="of:=VLOOKUP([.D413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34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formula="of:=VLOOKUP([.D413];[$'Concept heirarchy position'.A$1:.I$629];3;0)" office:value-type="float" office:value="322">
            <text:p>32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13]+1" office:value-type="float" office:value="413">
            <text:p>413</text:p>
          </table:table-cell>
          <table:table-cell table:formula="of:=VLOOKUP([.D41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34" office:value-type="string">
            <text:p>GCS (Calculated)</text:p>
          </table:table-cell>
          <table:table-cell office:value-type="string">
            <text:p>Glasgow_Coma_Score_is_15 = No</text:p>
          </table:table-cell>
          <table:table-cell table:style-name="ce43" office:value-type="string">
            <text:p>Calculated</text:p>
          </table:table-cell>
          <table:table-cell table:number-columns-repeated="6"/>
          <table:table-cell table:formula="of:=VLOOKUP([.D414];[$'Concept heirarchy position'.A$1:.I$629];3;0)" office:value-type="float" office:value="323">
            <text:p>32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25" table:formula="of:=[.A414]+1" office:value-type="float" office:value="414">
            <text:p>414</text:p>
          </table:table-cell>
          <table:table-cell table:formula="of:=VLOOKUP([.D415];[$'Concept heirarchy position'.A$1:.I$629];2;0)" office:value-type="float" office:value="0">
            <text:p>#N/A</text:p>
          </table:table-cell>
          <table:table-cell office:value-type="float" office:value="460">
            <text:p>460</text:p>
          </table:table-cell>
          <table:table-cell/>
          <table:table-cell table:style-name="ce34" office:value-type="string">
            <text:p>General examination</text:p>
          </table:table-cell>
          <table:table-cell table:style-name="ce17"/>
          <table:table-cell table:style-name="ce17" office:value-type="string">
            <text:p>End_section</text:p>
          </table:table-cell>
          <table:table-cell table:number-columns-repeated="6"/>
          <table:table-cell table:formula="of:=VLOOKUP([.D415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15]+1" office:value-type="float" office:value="415">
            <text:p>415</text:p>
          </table:table-cell>
          <table:table-cell table:formula="of:=VLOOKUP([.D416];[$'Concept heirarchy position'.A$1:.I$629];2;0)" office:value-type="float" office:value="0">
            <text:p>#N/A</text:p>
          </table:table-cell>
          <table:table-cell office:value-type="float" office:value="461">
            <text:p>461</text:p>
          </table:table-cell>
          <table:table-cell/>
          <table:table-cell table:style-name="ce34" office:value-type="string">
            <text:p>Airway examination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number-columns-repeated="6"/>
          <table:table-cell table:formula="of:=VLOOKUP([.D416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16]+1" office:value-type="float" office:value="416">
            <text:p>416</text:p>
          </table:table-cell>
          <table:table-cell table:formula="of:=VLOOKUP([.D417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34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7];[$'Concept heirarchy position'.A$1:.I$629];3;0)" office:value-type="float" office:value="324">
            <text:p>32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17]+1" office:value-type="float" office:value="417">
            <text:p>417</text:p>
          </table:table-cell>
          <table:table-cell table:formula="of:=VLOOKUP([.D418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33" office:value-type="string">
            <text:p>Has an anaesthetist ever told you that that it is difficult to put a tube in your windpipe or that you have a difficult airway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8];[$'Concept heirarchy position'.A$1:.I$629];3;0)" office:value-type="float" office:value="324">
            <text:p>32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18]+1" office:value-type="float" office:value="418">
            <text:p>418</text:p>
          </table:table-cell>
          <table:table-cell table:formula="of:=VLOOKUP([.D419];[$'Concept heirarchy position'.A$1:.I$629];2;0)" office:value-type="string" office:string-value="Dentition">
            <text:p>Dentition</text:p>
          </table:table-cell>
          <table:table-cell office:value-type="float" office:value="498">
            <text:p>498</text:p>
          </table:table-cell>
          <table:table-cell table:style-name="ce2" office:value-type="string">
            <text:p>Dentition</text:p>
          </table:table-cell>
          <table:table-cell table:style-name="ce33" office:value-type="string">
            <text:p>Do you have any of these dental problems or prosthetics? Tick as many as apply.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ManyOptions</text:p>
          </table:table-cell>
          <table:table-cell table:style-name="ce10" office:value-type="string">
            <text:p>Dental_status_patient</text:p>
          </table:table-cell>
          <table:table-cell table:number-columns-repeated="5"/>
          <table:table-cell table:formula="of:=VLOOKUP([.D419];[$'Concept heirarchy position'.A$1:.I$629];3;0)" office:value-type="float" office:value="335">
            <text:p>33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19]+1" office:value-type="float" office:value="419">
            <text:p>419</text:p>
          </table:table-cell>
          <table:table-cell table:formula="of:=VLOOKUP([.D420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34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5"/>
          <table:table-cell table:formula="of:=VLOOKUP([.D420];[$'Concept heirarchy position'.A$1:.I$629];3;0)" office:value-type="float" office:value="326">
            <text:p>32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0]+1" office:value-type="float" office:value="420">
            <text:p>420</text:p>
          </table:table-cell>
          <table:table-cell table:formula="of:=VLOOKUP([.D421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34" office:value-type="string">
            <text:p>Neck ex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Wilson_Neck_extension</text:p>
          </table:table-cell>
          <table:table-cell table:number-columns-repeated="5"/>
          <table:table-cell table:formula="of:=VLOOKUP([.D421];[$'Concept heirarchy position'.A$1:.I$629];3;0)" office:value-type="float" office:value="329">
            <text:p>32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1]+1" office:value-type="float" office:value="421">
            <text:p>421</text:p>
          </table:table-cell>
          <table:table-cell table:formula="of:=VLOOKUP([.D422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34" office:value-type="string">
            <text:p>Jaw move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5"/>
          <table:table-cell table:formula="of:=VLOOKUP([.D422];[$'Concept heirarchy position'.A$1:.I$629];3;0)" office:value-type="float" office:value="330">
            <text:p>33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2]+1" office:value-type="float" office:value="422">
            <text:p>422</text:p>
          </table:table-cell>
          <table:table-cell table:formula="of:=VLOOKUP([.D423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34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3];[$'Concept heirarchy position'.A$1:.I$629];3;0)" office:value-type="float" office:value="331">
            <text:p>33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3]+1" office:value-type="float" office:value="423">
            <text:p>423</text:p>
          </table:table-cell>
          <table:table-cell table:formula="of:=VLOOKUP([.D424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34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4];[$'Concept heirarchy position'.A$1:.I$629];3;0)" office:value-type="float" office:value="332">
            <text:p>33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4]+1" office:value-type="float" office:value="424">
            <text:p>424</text:p>
          </table:table-cell>
          <table:table-cell table:formula="of:=VLOOKUP([.D425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34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formula="of:=VLOOKUP([.D425];[$'Concept heirarchy position'.A$1:.I$629];3;0)" office:value-type="float" office:value="335">
            <text:p>335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25]+1" office:value-type="float" office:value="425">
            <text:p>425</text:p>
          </table:table-cell>
          <table:table-cell table:formula="of:=VLOOKUP([.D426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34" office:value-type="string">
            <text:p>Receding mandi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Wilson_receding_mandible</text:p>
          </table:table-cell>
          <table:table-cell table:number-columns-repeated="5"/>
          <table:table-cell table:formula="of:=VLOOKUP([.D426];[$'Concept heirarchy position'.A$1:.I$629];3;0)" office:value-type="float" office:value="336">
            <text:p>336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6]+1" office:value-type="float" office:value="426">
            <text:p>426</text:p>
          </table:table-cell>
          <table:table-cell table:formula="of:=VLOOKUP([.D427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34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7];[$'Concept heirarchy position'.A$1:.I$629];3;0)" office:value-type="float" office:value="339">
            <text:p>33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7]+1" office:value-type="float" office:value="427">
            <text:p>427</text:p>
          </table:table-cell>
          <table:table-cell table:formula="of:=VLOOKUP([.D428];[$'Concept heirarchy position'.A$1:.I$629];2;0)" office:value-type="string" office:string-value="Upper airway infection">
            <text:p>Upper airway infection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_infection</text:p>
          </table:table-cell>
          <table:table-cell table:style-name="ce34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8];[$'Concept heirarchy position'.A$1:.I$629];3;0)" office:value-type="float" office:value="340">
            <text:p>34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8]+1" office:value-type="float" office:value="428">
            <text:p>428</text:p>
          </table:table-cell>
          <table:table-cell table:formula="of:=VLOOKUP([.D429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34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9];[$'Concept heirarchy position'.A$1:.I$629];3;0)" office:value-type="float" office:value="344">
            <text:p>34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29]+1" office:value-type="float" office:value="429">
            <text:p>429</text:p>
          </table:table-cell>
          <table:table-cell table:formula="of:=VLOOKUP([.D430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34" office:value-type="string">
            <text:p>Protruding maxillary inciso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Wilson_protruding_incisors</text:p>
          </table:table-cell>
          <table:table-cell table:number-columns-repeated="5"/>
          <table:table-cell table:formula="of:=VLOOKUP([.D430];[$'Concept heirarchy position'.A$1:.I$629];3;0)" office:value-type="float" office:value="345">
            <text:p>34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30]+1" office:value-type="float" office:value="430">
            <text:p>430</text:p>
          </table:table-cell>
          <table:table-cell table:formula="of:=VLOOKUP([.D431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34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31];[$'Concept heirarchy position'.A$1:.I$629];3;0)" office:value-type="float" office:value="346">
            <text:p>34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31]+1" office:value-type="float" office:value="431">
            <text:p>431</text:p>
          </table:table-cell>
          <table:table-cell table:formula="of:=VLOOKUP([.D432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34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432];[$'Concept heirarchy position'.A$1:.I$629];3;0)" office:value-type="float" office:value="347">
            <text:p>34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32]+1" office:value-type="float" office:value="432">
            <text:p>432</text:p>
          </table:table-cell>
          <table:table-cell table:formula="of:=VLOOKUP([.D433];[$'Concept heirarchy position'.A$1:.I$629];2;0)" office:value-type="float" office:value="0">
            <text:p>#N/A</text:p>
          </table:table-cell>
          <table:table-cell office:value-type="float" office:value="462">
            <text:p>462</text:p>
          </table:table-cell>
          <table:table-cell table:style-name="ce2"/>
          <table:table-cell table:style-name="ce34" office:value-type="string">
            <text:p>Airway examination</text:p>
          </table:table-cell>
          <table:table-cell table:style-name="ce17"/>
          <table:table-cell table:style-name="ce17" office:value-type="string">
            <text:p>End_section</text:p>
          </table:table-cell>
          <table:table-cell/>
          <table:table-cell table:style-name="ce10"/>
          <table:table-cell table:number-columns-repeated="4"/>
          <table:table-cell table:formula="of:=VLOOKUP([.D433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33]+1" office:value-type="float" office:value="433">
            <text:p>433</text:p>
          </table:table-cell>
          <table:table-cell table:formula="of:=VLOOKUP([.D434];[$'Concept heirarchy position'.A$1:.I$629];2;0)" office:value-type="float" office:value="0">
            <text:p>#N/A</text:p>
          </table:table-cell>
          <table:table-cell office:value-type="float" office:value="463">
            <text:p>463</text:p>
          </table:table-cell>
          <table:table-cell table:style-name="ce2"/>
          <table:table-cell table:style-name="ce34" office:value-type="string">
            <text:p>Investigations</text:p>
          </table:table-cell>
          <table:table-cell table:style-name="ce17"/>
          <table:table-cell table:style-name="ce17" office:value-type="string">
            <text:p>Start_section</text:p>
          </table:table-cell>
          <table:table-cell/>
          <table:table-cell table:style-name="ce10"/>
          <table:table-cell table:number-columns-repeated="4"/>
          <table:table-cell table:formula="of:=VLOOKUP([.D434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34]+1" office:value-type="float" office:value="434">
            <text:p>434</text:p>
          </table:table-cell>
          <table:table-cell table:formula="of:=VLOOKUP([.D435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34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35];[$'Concept heirarchy position'.A$1:.I$629];3;0)" office:value-type="float" office:value="349">
            <text:p>34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35]+1" office:value-type="float" office:value="435">
            <text:p>435</text:p>
          </table:table-cell>
          <table:table-cell table:formula="of:=VLOOKUP([.D436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34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5"/>
          <table:table-cell table:formula="of:=VLOOKUP([.D436];[$'Concept heirarchy position'.A$1:.I$629];3;0)" office:value-type="float" office:value="350">
            <text:p>35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36]+1" office:value-type="float" office:value="436">
            <text:p>436</text:p>
          </table:table-cell>
          <table:table-cell table:formula="of:=VLOOKUP([.D437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33" office:value-type="string">
            <text:p>Have you had blood tests in the last yea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437];[$'Concept heirarchy position'.A$1:.I$629];3;0)" office:value-type="float" office:value="351">
            <text:p>35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37]+1" office:value-type="float" office:value="437">
            <text:p>437</text:p>
          </table:table-cell>
          <table:table-cell table:formula="of:=VLOOKUP([.D438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34" office:value-type="string">
            <text:p>Lab resuts dat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38];[$'Concept heirarchy position'.A$1:.I$629];3;0)" office:value-type="float" office:value="352">
            <text:p>352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25" table:formula="of:=[.A438]+1" office:value-type="float" office:value="438">
            <text:p>438</text:p>
          </table:table-cell>
          <table:table-cell table:formula="of:=VLOOKUP([.D439];[$'Concept heirarchy position'.A$1:.I$629];2;0)" office:value-type="float" office:value="0">
            <text:p/>
          </table:table-cell>
          <table:table-cell office:value-type="float" office:value="376">
            <text:p>376</text:p>
          </table:table-cell>
          <table:table-cell table:style-name="ce11" office:value-type="string">
            <text:p>Investigations_Bring_Lab_Results</text:p>
          </table:table-cell>
          <table:table-cell table:style-name="ce34" office:value-type="string">
            <text:p>Please ask your doctor for a copy to bring with you to hospital.</text:p>
          </table:table-cell>
          <table:table-cell office:value-type="string">
            <text:p>Investigations_Lab_Results_One_Year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39];[$'Concept heirarchy position'.A$1:.I$629];3;0)" office:value-type="float" office:value="352">
            <text:p>352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39]+1" office:value-type="float" office:value="439">
            <text:p>439</text:p>
          </table:table-cell>
          <table:table-cell table:formula="of:=VLOOKUP([.D440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34" office:value-type="string">
            <text:p>Hb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0];[$'Concept heirarchy position'.A$1:.I$629];3;0)" office:value-type="float" office:value="353">
            <text:p>353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0]+1" office:value-type="float" office:value="440">
            <text:p>440</text:p>
          </table:table-cell>
          <table:table-cell table:formula="of:=VLOOKUP([.D441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34" office:value-type="string">
            <text:p>Platele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1];[$'Concept heirarchy position'.A$1:.I$629];3;0)" office:value-type="float" office:value="354">
            <text:p>354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1]+1" office:value-type="float" office:value="441">
            <text:p>441</text:p>
          </table:table-cell>
          <table:table-cell table:formula="of:=VLOOKUP([.D442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34" office:value-type="string">
            <text:p>INR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2];[$'Concept heirarchy position'.A$1:.I$629];3;0)" office:value-type="float" office:value="355">
            <text:p>355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2]+1" office:value-type="float" office:value="442">
            <text:p>442</text:p>
          </table:table-cell>
          <table:table-cell table:formula="of:=VLOOKUP([.D443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34" office:value-type="string">
            <text:p>Prothrombin tim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3];[$'Concept heirarchy position'.A$1:.I$629];3;0)" office:value-type="float" office:value="356">
            <text:p>356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3]+1" office:value-type="float" office:value="443">
            <text:p>443</text:p>
          </table:table-cell>
          <table:table-cell table:formula="of:=VLOOKUP([.D444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34" office:value-type="string">
            <text:p>aPTT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4];[$'Concept heirarchy position'.A$1:.I$629];3;0)" office:value-type="float" office:value="357">
            <text:p>357</text:p>
          </table:table-cell>
          <table:table-cell table:style-name="ce50"/>
          <table:table-cell table:style-name="ce5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44]+1" office:value-type="float" office:value="444">
            <text:p>444</text:p>
          </table:table-cell>
          <table:table-cell table:formula="of:=VLOOKUP([.D445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34" office:value-type="string">
            <text:p>Sod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5];[$'Concept heirarchy position'.A$1:.I$629];3;0)" office:value-type="float" office:value="358">
            <text:p>358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5]+1" office:value-type="float" office:value="445">
            <text:p>445</text:p>
          </table:table-cell>
          <table:table-cell table:formula="of:=VLOOKUP([.D446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34" office:value-type="string">
            <text:p>Potass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6];[$'Concept heirarchy position'.A$1:.I$629];3;0)" office:value-type="float" office:value="359">
            <text:p>359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6]+1" office:value-type="float" office:value="446">
            <text:p>446</text:p>
          </table:table-cell>
          <table:table-cell table:formula="of:=VLOOKUP([.D447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34" office:value-type="string">
            <text:p>HCO3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7];[$'Concept heirarchy position'.A$1:.I$629];3;0)" office:value-type="float" office:value="360">
            <text:p>360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7]+1" office:value-type="float" office:value="447">
            <text:p>447</text:p>
          </table:table-cell>
          <table:table-cell table:formula="of:=VLOOKUP([.D448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34" office:value-type="string">
            <text:p>Urea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8];[$'Concept heirarchy position'.A$1:.I$629];3;0)" office:value-type="float" office:value="361">
            <text:p>361</text:p>
          </table:table-cell>
          <table:table-cell/>
          <table:table-cell table:style-name="ce51"/>
          <table:table-cell table:number-columns-repeated="1008"/>
        </table:table-row>
        <table:table-row table:style-name="ro4">
          <table:table-cell table:style-name="ce25" table:formula="of:=[.A448]+1" office:value-type="float" office:value="448">
            <text:p>448</text:p>
          </table:table-cell>
          <table:table-cell table:formula="of:=VLOOKUP([.D449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34" office:value-type="string">
            <text:p>Creatinin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9];[$'Concept heirarchy position'.A$1:.I$629];3;0)" office:value-type="float" office:value="362">
            <text:p>362</text:p>
          </table:table-cell>
          <table:table-cell table:style-name="ce50"/>
          <table:table-cell table:style-name="ce5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49]+1" office:value-type="float" office:value="449">
            <text:p>449</text:p>
          </table:table-cell>
          <table:table-cell table:formula="of:=VLOOKUP([.D450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34" office:value-type="string">
            <text:p>Creatinine uni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_units</text:p>
          </table:table-cell>
          <table:table-cell table:number-columns-repeated="5"/>
          <table:table-cell table:formula="of:=VLOOKUP([.D450];[$'Concept heirarchy position'.A$1:.I$629];3;0)" office:value-type="float" office:value="363">
            <text:p>36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25" table:formula="of:=[.A450]+1" office:value-type="float" office:value="450">
            <text:p>450</text:p>
          </table:table-cell>
          <table:table-cell table:formula="of:=VLOOKUP([.D451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34" office:value-type="string">
            <text:p>Albumi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51];[$'Concept heirarchy position'.A$1:.I$629];3;0)" office:value-type="float" office:value="364">
            <text:p>364</text:p>
          </table:table-cell>
          <table:table-cell table:style-name="ce50"/>
          <table:table-cell table:style-name="ce5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1]+1" office:value-type="float" office:value="451">
            <text:p>451</text:p>
          </table:table-cell>
          <table:table-cell table:formula="of:=VLOOKUP([.D452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34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formula="of:=VLOOKUP([.D452];[$'Concept heirarchy position'.A$1:.I$629];3;0)" office:value-type="float" office:value="365">
            <text:p>365</text:p>
          </table:table-cell>
          <table:table-cell table:style-name="ce50"/>
          <table:table-cell table:style-name="ce5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2]+1" office:value-type="float" office:value="452">
            <text:p>452</text:p>
          </table:table-cell>
          <table:table-cell table:formula="of:=VLOOKUP([.D453];[$'Concept heirarchy position'.A$1:.I$629];2;0)" office:value-type="string" office:string-value="Haematology">
            <text:p>Haematology</text:p>
          </table:table-cell>
          <table:table-cell office:value-type="float" office:value="506">
            <text:p>506</text:p>
          </table:table-cell>
          <table:table-cell table:style-name="ce15" office:value-type="string">
            <text:p>Investigations_Lab_Results_Haematology_Coag</text:p>
          </table:table-cell>
          <table:table-cell table:style-name="ce34" office:value-type="string">
            <text:p>Haematology and coagulatio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53];[$'Concept heirarchy position'.A$1:.I$629];3;0)" office:value-type="float" office:value="366">
            <text:p>366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3]+1" office:value-type="float" office:value="453">
            <text:p>453</text:p>
          </table:table-cell>
          <table:table-cell table:formula="of:=VLOOKUP([.D454];[$'Concept heirarchy position'.A$1:.I$629];2;0)" office:value-type="string" office:string-value="Biochemistry">
            <text:p>Biochemistry</text:p>
          </table:table-cell>
          <table:table-cell office:value-type="float" office:value="507">
            <text:p>507</text:p>
          </table:table-cell>
          <table:table-cell table:style-name="ce15" office:value-type="string">
            <text:p>Investigations_Lab_Results_Biochemistry</text:p>
          </table:table-cell>
          <table:table-cell table:style-name="ce34" office:value-type="string">
            <text:p>Biochemistry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54];[$'Concept heirarchy position'.A$1:.I$629];3;0)" office:value-type="float" office:value="367">
            <text:p>36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4]+1" office:value-type="float" office:value="454">
            <text:p>454</text:p>
          </table:table-cell>
          <table:table-cell table:formula="of:=VLOOKUP([.D455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34" office:value-type="string">
            <text:p>EC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5];[$'Concept heirarchy position'.A$1:.I$629];3;0)" office:value-type="float" office:value="368">
            <text:p>36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5]+1" office:value-type="float" office:value="455">
            <text:p>455</text:p>
          </table:table-cell>
          <table:table-cell table:formula="of:=VLOOKUP([.D456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34" office:value-type="string">
            <text:p>ECG date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56];[$'Concept heirarchy position'.A$1:.I$629];3;0)" office:value-type="float" office:value="369">
            <text:p>36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6]+1" office:value-type="float" office:value="456">
            <text:p>456</text:p>
          </table:table-cell>
          <table:table-cell table:formula="of:=VLOOKUP([.D457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34" office:value-type="string">
            <text:p>ECG result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57];[$'Concept heirarchy position'.A$1:.I$629];3;0)" office:value-type="float" office:value="370">
            <text:p>370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57]+1" office:value-type="float" office:value="457">
            <text:p>457</text:p>
          </table:table-cell>
          <table:table-cell table:formula="of:=VLOOKUP([.D458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34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8];[$'Concept heirarchy position'.A$1:.I$629];3;0)" office:value-type="float" office:value="371">
            <text:p>37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58]+1" office:value-type="float" office:value="458">
            <text:p>458</text:p>
          </table:table-cell>
          <table:table-cell table:formula="of:=VLOOKUP([.D459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33" office:value-type="string">
            <text:p>Have you had breathing or lung function tests in the last yea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459];[$'Concept heirarchy position'.A$1:.I$629];3;0)" office:value-type="float" office:value="371">
            <text:p>371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59]+1" office:value-type="float" office:value="459">
            <text:p>459</text:p>
          </table:table-cell>
          <table:table-cell table:formula="of:=VLOOKUP([.D460];[$'Concept heirarchy position'.A$1:.I$629];2;0)" office:value-type="string" office:string-value="Bring PFTs">
            <text:p>Bring PFTs</text:p>
          </table:table-cell>
          <table:table-cell office:value-type="float" office:value="377">
            <text:p>377</text:p>
          </table:table-cell>
          <table:table-cell table:style-name="ce11" office:value-type="string">
            <text:p>Investigations_Bring_PFT_Results</text:p>
          </table:table-cell>
          <table:table-cell table:style-name="ce34" office:value-type="string">
            <text:p>Please bring the results to hospital with you.</text:p>
          </table:table-cell>
          <table:table-cell table:style-name="ce10" office:value-type="string">
            <text:p>Investigations_PFT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0];[$'Concept heirarchy position'.A$1:.I$629];3;0)" office:value-type="float" office:value="372">
            <text:p>372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60]+1" office:value-type="float" office:value="460">
            <text:p>460</text:p>
          </table:table-cell>
          <table:table-cell table:formula="of:=VLOOKUP([.D461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34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1];[$'Concept heirarchy position'.A$1:.I$629];3;0)" office:value-type="float" office:value="373">
            <text:p>373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61]+1" office:value-type="float" office:value="461">
            <text:p>461</text:p>
          </table:table-cell>
          <table:table-cell table:formula="of:=VLOOKUP([.D46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34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62];[$'Concept heirarchy position'.A$1:.I$629];3;0)" office:value-type="float" office:value="374">
            <text:p>37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62]+1" office:value-type="float" office:value="462">
            <text:p>462</text:p>
          </table:table-cell>
          <table:table-cell table:formula="of:=VLOOKUP([.D463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34" office:value-type="string">
            <text:p>Chest X-ra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3];[$'Concept heirarchy position'.A$1:.I$629];3;0)" office:value-type="float" office:value="375">
            <text:p>375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63]+1" office:value-type="float" office:value="463">
            <text:p>463</text:p>
          </table:table-cell>
          <table:table-cell table:formula="of:=VLOOKUP([.D464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33" office:value-type="string">
            <text:p>Have you had a chest x-ray in the last yea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464];[$'Concept heirarchy position'.A$1:.I$629];3;0)" office:value-type="float" office:value="375">
            <text:p>375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64]+1" office:value-type="float" office:value="464">
            <text:p>464</text:p>
          </table:table-cell>
          <table:table-cell table:formula="of:=VLOOKUP([.D465];[$'Concept heirarchy position'.A$1:.I$629];2;0)" office:value-type="string" office:string-value="Bring CXR">
            <text:p>Bring CXR</text:p>
          </table:table-cell>
          <table:table-cell office:value-type="float" office:value="378">
            <text:p>378</text:p>
          </table:table-cell>
          <table:table-cell table:style-name="ce15" office:value-type="string">
            <text:p>Investigations_Bring_CXR_Results</text:p>
          </table:table-cell>
          <table:table-cell table:style-name="ce34" office:value-type="string">
            <text:p>Please bring your x-ray with you when you come to hospital.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5];[$'Concept heirarchy position'.A$1:.I$629];3;0)" office:value-type="float" office:value="376">
            <text:p>376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65]+1" office:value-type="float" office:value="465">
            <text:p>465</text:p>
          </table:table-cell>
          <table:table-cell table:formula="of:=VLOOKUP([.D46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34" office:value-type="string">
            <text:p>Chest X-ray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6];[$'Concept heirarchy position'.A$1:.I$629];3;0)" office:value-type="float" office:value="377">
            <text:p>377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66]+1" office:value-type="float" office:value="466">
            <text:p>466</text:p>
          </table:table-cell>
          <table:table-cell table:formula="of:=VLOOKUP([.D46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34" office:value-type="string">
            <text:p>Chest X-ray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67];[$'Concept heirarchy position'.A$1:.I$629];3;0)" office:value-type="float" office:value="378">
            <text:p>378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67]+1" office:value-type="float" office:value="467">
            <text:p>467</text:p>
          </table:table-cell>
          <table:table-cell table:formula="of:=VLOOKUP([.D46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34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8];[$'Concept heirarchy position'.A$1:.I$629];3;0)" office:value-type="float" office:value="379">
            <text:p>37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68]+1" office:value-type="float" office:value="468">
            <text:p>468</text:p>
          </table:table-cell>
          <table:table-cell table:formula="of:=VLOOKUP([.D46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33" office:value-type="string">
            <text:p>Have you ever had an echocardiogram or ultrasound of your heart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</text:p>
          </table:table-cell>
          <table:table-cell table:number-columns-repeated="5"/>
          <table:table-cell table:formula="of:=VLOOKUP([.D469];[$'Concept heirarchy position'.A$1:.I$629];3;0)" office:value-type="float" office:value="379">
            <text:p>379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69]+1" office:value-type="float" office:value="469">
            <text:p>469</text:p>
          </table:table-cell>
          <table:table-cell table:formula="of:=VLOOKUP([.D470];[$'Concept heirarchy position'.A$1:.I$629];2;0)" office:value-type="string" office:string-value="Bring Echo">
            <text:p>Bring Echo</text:p>
          </table:table-cell>
          <table:table-cell office:value-type="float" office:value="379">
            <text:p>379</text:p>
          </table:table-cell>
          <table:table-cell table:style-name="ce15" office:value-type="string">
            <text:p>Investigations_Bring_Echo_Results</text:p>
          </table:table-cell>
          <table:table-cell table:style-name="ce34" office:value-type="string">
            <text:p>Please bring the results to hospital with you.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70];[$'Concept heirarchy position'.A$1:.I$629];3;0)" office:value-type="float" office:value="380">
            <text:p>380</text:p>
          </table:table-cell>
          <table:table-cell table:style-name="ce4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70]+1" office:value-type="float" office:value="470">
            <text:p>470</text:p>
          </table:table-cell>
          <table:table-cell table:formula="of:=VLOOKUP([.D471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34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71];[$'Concept heirarchy position'.A$1:.I$629];3;0)" office:value-type="float" office:value="381">
            <text:p>381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71]+1" office:value-type="float" office:value="471">
            <text:p>471</text:p>
          </table:table-cell>
          <table:table-cell table:formula="of:=VLOOKUP([.D472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34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72];[$'Concept heirarchy position'.A$1:.I$629];3;0)" office:value-type="float" office:value="382">
            <text:p>38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72]+1" office:value-type="float" office:value="472">
            <text:p>472</text:p>
          </table:table-cell>
          <table:table-cell table:formula="of:=VLOOKUP([.D473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34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73];[$'Concept heirarchy position'.A$1:.I$629];3;0)" office:value-type="float" office:value="389">
            <text:p>389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73]+1" office:value-type="float" office:value="473">
            <text:p>473</text:p>
          </table:table-cell>
          <table:table-cell table:formula="of:=VLOOKUP([.D474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34" office:value-type="string">
            <text:p>Other lab resul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74];[$'Concept heirarchy position'.A$1:.I$629];3;0)" office:value-type="float" office:value="390">
            <text:p>39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74]+1" office:value-type="float" office:value="474">
            <text:p>474</text:p>
          </table:table-cell>
          <table:table-cell table:formula="of:=VLOOKUP([.D475];[$'Concept heirarchy position'.A$1:.I$629];2;0)" office:value-type="float" office:value="0">
            <text:p>#N/A</text:p>
          </table:table-cell>
          <table:table-cell office:value-type="float" office:value="464">
            <text:p>464</text:p>
          </table:table-cell>
          <table:table-cell/>
          <table:table-cell table:style-name="ce34" office:value-type="string">
            <text:p>Investigations</text:p>
          </table:table-cell>
          <table:table-cell table:style-name="ce17"/>
          <table:table-cell table:style-name="ce17" office:value-type="string">
            <text:p>End_section</text:p>
          </table:table-cell>
          <table:table-cell/>
          <table:table-cell table:style-name="ce30"/>
          <table:table-cell table:number-columns-repeated="4"/>
          <table:table-cell table:formula="of:=VLOOKUP([.D475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75]+1" office:value-type="float" office:value="475">
            <text:p>475</text:p>
          </table:table-cell>
          <table:table-cell table:formula="of:=VLOOKUP([.D476];[$'Concept heirarchy position'.A$1:.I$629];2;0)" office:value-type="float" office:value="0">
            <text:p>#N/A</text:p>
          </table:table-cell>
          <table:table-cell office:value-type="float" office:value="465">
            <text:p>465</text:p>
          </table:table-cell>
          <table:table-cell/>
          <table:table-cell table:style-name="ce34" office:value-type="string">
            <text:p>Consultations</text:p>
          </table:table-cell>
          <table:table-cell table:style-name="ce17"/>
          <table:table-cell table:style-name="ce17" office:value-type="string">
            <text:p>Start_section</text:p>
          </table:table-cell>
          <table:table-cell/>
          <table:table-cell table:style-name="ce30"/>
          <table:table-cell table:number-columns-repeated="4"/>
          <table:table-cell table:formula="of:=VLOOKUP([.D476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76]+1" office:value-type="float" office:value="476">
            <text:p>476</text:p>
          </table:table-cell>
          <table:table-cell table:formula="of:=VLOOKUP([.D477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34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7];[$'Concept heirarchy position'.A$1:.I$629];3;0)" office:value-type="float" office:value="391">
            <text:p>391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77]+1" office:value-type="float" office:value="477">
            <text:p>477</text:p>
          </table:table-cell>
          <table:table-cell table:formula="of:=VLOOKUP([.D478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34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8];[$'Concept heirarchy position'.A$1:.I$629];3;0)" office:value-type="float" office:value="392">
            <text:p>392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78]+1" office:value-type="float" office:value="478">
            <text:p>478</text:p>
          </table:table-cell>
          <table:table-cell table:formula="of:=VLOOKUP([.D479];[$'Concept heirarchy position'.A$1:.I$629];2;0)" office:value-type="float" office:value="0">
            <text:p>#N/A</text:p>
          </table:table-cell>
          <table:table-cell office:value-type="float" office:value="466">
            <text:p>466</text:p>
          </table:table-cell>
          <table:table-cell table:style-name="ce2"/>
          <table:table-cell table:style-name="ce34" office:value-type="string">
            <text:p>Consultations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 table:number-columns-repeated="5"/>
          <table:table-cell table:formula="of:=VLOOKUP([.D479];[$'Concept heirarchy position'.A$1:.I$629];3;0)" office:value-type="float" office:value="0">
            <text:p>#N/A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79]+1" office:value-type="float" office:value="479">
            <text:p>479</text:p>
          </table:table-cell>
          <table:table-cell table:formula="of:=VLOOKUP([.D480];[$'Concept heirarchy position'.A$1:.I$629];2;0)" office:value-type="float" office:value="0">
            <text:p>#N/A</text:p>
          </table:table-cell>
          <table:table-cell office:value-type="float" office:value="467">
            <text:p>467</text:p>
          </table:table-cell>
          <table:table-cell table:style-name="ce2"/>
          <table:table-cell table:style-name="ce34" office:value-type="string">
            <text:p>Risk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0];[$'Concept heirarchy position'.A$1:.I$629];3;0)" office:value-type="float" office:value="0">
            <text:p>#N/A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80]+1" office:value-type="float" office:value="480">
            <text:p>480</text:p>
          </table:table-cell>
          <table:table-cell table:formula="of:=VLOOKUP([.D481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34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_status</text:p>
          </table:table-cell>
          <table:table-cell table:number-columns-repeated="5"/>
          <table:table-cell table:formula="of:=VLOOKUP([.D481];[$'Concept heirarchy position'.A$1:.I$629];3;0)" office:value-type="float" office:value="393">
            <text:p>393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81]+1" office:value-type="float" office:value="481">
            <text:p>481</text:p>
          </table:table-cell>
          <table:table-cell table:formula="of:=VLOOKUP([.D482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style-name="ce10" office:value-type="string">
            <text:p>Emergency</text:p>
          </table:table-cell>
          <table:table-cell table:style-name="ce34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2];[$'Concept heirarchy position'.A$1:.I$629];3;0)" office:value-type="float" office:value="394">
            <text:p>39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82]+1" office:value-type="float" office:value="482">
            <text:p>482</text:p>
          </table:table-cell>
          <table:table-cell table:formula="of:=VLOOKUP([.D483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34" office:value-type="string">
            <text:p>Lee Risk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5"/>
          <table:table-cell table:formula="of:=VLOOKUP([.D483];[$'Concept heirarchy position'.A$1:.I$629];3;0)" office:value-type="float" office:value="395">
            <text:p>395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83]+1" office:value-type="float" office:value="483">
            <text:p>483</text:p>
          </table:table-cell>
          <table:table-cell table:formula="of:=VLOOKUP([.D484];[$'Concept heirarchy position'.A$1:.I$629];2;0)" office:value-type="string" office:string-value="Berlin Questionnaire Result">
            <text:p>Berlin Questionnaire Result</text:p>
          </table:table-cell>
          <table:table-cell office:value-type="float" office:value="371">
            <text:p>371</text:p>
          </table:table-cell>
          <table:table-cell table:style-name="ce11" office:value-type="string">
            <text:p>Berlin_questionnaire_result</text:p>
          </table:table-cell>
          <table:table-cell table:style-name="ce40" office:value-type="string">
            <text:p>&lt;a href="http://www.britishsnoring.co.uk/berlin_questionnaire.php" target="_blank"&gt;Berlin Sleep Apnea Questionnaire&lt;/a&gt; Enter the result here, either High Risk or Low Risk?</text:p>
          </table:table-cell>
          <table:table-cell table:style-name="ce29" office:value-type="string">
            <text:p>Snorer = Yes and Obstructive_sleep_apnoea = No</text:p>
          </table:table-cell>
          <table:table-cell table:style-name="ce29" office:value-type="string">
            <text:p>OneOption</text:p>
          </table:table-cell>
          <table:table-cell table:style-name="ce15" office:value-type="string">
            <text:p>High_Low_Risk</text:p>
          </table:table-cell>
          <table:table-cell table:number-columns-repeated="5"/>
          <table:table-cell table:formula="of:=VLOOKUP([.D484];[$'Concept heirarchy position'.A$1:.I$629];3;0)" office:value-type="float" office:value="396">
            <text:p>396</text:p>
          </table:table-cell>
          <table:table-cell table:style-name="ce46"/>
          <table:table-cell table:style-name="ce51" office:value-type="string">
            <text:p>Y</text:p>
          </table:table-cell>
          <table:table-cell table:number-columns-repeated="3"/>
          <table:table-cell table:style-name="ce46" table:number-columns-repeated="2"/>
          <table:table-cell table:number-columns-repeated="1003"/>
        </table:table-row>
        <table:table-row table:style-name="ro4">
          <table:table-cell table:style-name="ce25" table:formula="of:=[.A484]+1" office:value-type="float" office:value="484">
            <text:p>484</text:p>
          </table:table-cell>
          <table:table-cell table:formula="of:=VLOOKUP([.D485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34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5];[$'Concept heirarchy position'.A$1:.I$629];3;0)" office:value-type="float" office:value="397">
            <text:p>397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85]+1" office:value-type="float" office:value="485">
            <text:p>485</text:p>
          </table:table-cell>
          <table:table-cell table:formula="of:=VLOOKUP([.D486];[$'Concept heirarchy position'.A$1:.I$629];2;0)" office:value-type="float" office:value="0">
            <text:p>#N/A</text:p>
          </table:table-cell>
          <table:table-cell office:value-type="float" office:value="468">
            <text:p>468</text:p>
          </table:table-cell>
          <table:table-cell/>
          <table:table-cell table:style-name="ce34" office:value-type="string">
            <text:p>Risk</text:p>
          </table:table-cell>
          <table:table-cell table:style-name="ce17"/>
          <table:table-cell table:style-name="ce17" office:value-type="string">
            <text:p>End_section</text:p>
          </table:table-cell>
          <table:table-cell table:style-name="ce10"/>
          <table:table-cell table:number-columns-repeated="5"/>
          <table:table-cell table:formula="of:=VLOOKUP([.D486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86]+1" office:value-type="float" office:value="486">
            <text:p>486</text:p>
          </table:table-cell>
          <table:table-cell table:formula="of:=VLOOKUP([.D487];[$'Concept heirarchy position'.A$1:.I$629];2;0)" office:value-type="float" office:value="0">
            <text:p>#N/A</text:p>
          </table:table-cell>
          <table:table-cell office:value-type="float" office:value="469">
            <text:p>469</text:p>
          </table:table-cell>
          <table:table-cell/>
          <table:table-cell table:style-name="ce34" office:value-type="string">
            <text:p>Plan</text:p>
          </table:table-cell>
          <table:table-cell table:style-name="ce17"/>
          <table:table-cell table:style-name="ce17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7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87]+1" office:value-type="float" office:value="487">
            <text:p>487</text:p>
          </table:table-cell>
          <table:table-cell table:formula="of:=VLOOKUP([.D488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34" office:value-type="string">
            <text:p>Anesthesia techniqu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formula="of:=VLOOKUP([.D488];[$'Concept heirarchy position'.A$1:.I$629];3;0)" office:value-type="float" office:value="399">
            <text:p>399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88]+1" office:value-type="float" office:value="488">
            <text:p>488</text:p>
          </table:table-cell>
          <table:table-cell table:formula="of:=VLOOKUP([.D489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34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method</text:p>
          </table:table-cell>
          <table:table-cell table:number-columns-repeated="5"/>
          <table:table-cell table:formula="of:=VLOOKUP([.D489];[$'Concept heirarchy position'.A$1:.I$629];3;0)" office:value-type="float" office:value="400">
            <text:p>400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89]+1" office:value-type="float" office:value="489">
            <text:p>489</text:p>
          </table:table-cell>
          <table:table-cell table:formula="of:=VLOOKUP([.D490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34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44" office:value-type="string">
            <text:p>Risks_discussed</text:p>
          </table:table-cell>
          <table:table-cell table:number-columns-repeated="5"/>
          <table:table-cell table:formula="of:=VLOOKUP([.D490];[$'Concept heirarchy position'.A$1:.I$629];3;0)" office:value-type="float" office:value="401">
            <text:p>401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90]+1" office:value-type="float" office:value="490">
            <text:p>490</text:p>
          </table:table-cell>
          <table:table-cell table:formula="of:=VLOOKUP([.D491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34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style-name="ce10" table:number-columns-repeated="4"/>
          <table:table-cell table:formula="of:=VLOOKUP([.D491];[$'Concept heirarchy position'.A$1:.I$629];3;0)" office:value-type="float" office:value="402">
            <text:p>402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91]+1" office:value-type="float" office:value="491">
            <text:p>491</text:p>
          </table:table-cell>
          <table:table-cell table:formula="of:=VLOOKUP([.D492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34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92];[$'Concept heirarchy position'.A$1:.I$629];3;0)" office:value-type="float" office:value="403">
            <text:p>403</text:p>
          </table:table-cell>
          <table:table-cell table:style-name="ce50"/>
          <table:table-cell table:style-name="ce5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25" table:formula="of:=[.A492]+1" office:value-type="float" office:value="492">
            <text:p>492</text:p>
          </table:table-cell>
          <table:table-cell table:formula="of:=VLOOKUP([.D493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34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formula="of:=VLOOKUP([.D493];[$'Concept heirarchy position'.A$1:.I$629];3;0)" office:value-type="float" office:value="404">
            <text:p>404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493]+1" office:value-type="float" office:value="493">
            <text:p>493</text:p>
          </table:table-cell>
          <table:table-cell table:formula="of:=VLOOKUP([.D494];[$'Concept heirarchy position'.A$1:.I$629];2;0)" office:value-type="string" office:string-value="Questions for anesthetist">
            <text:p>Questions for anesthetist</text:p>
          </table:table-cell>
          <table:table-cell office:value-type="float" office:value="362">
            <text:p>362</text:p>
          </table:table-cell>
          <table:table-cell table:style-name="ce15" office:value-type="string">
            <text:p>Patient_questions_for_anesthetist</text:p>
          </table:table-cell>
          <table:table-cell table:style-name="ce32" office:value-type="string">
            <text:p>Is there anything you would like to ask your anaesthetist?</text:p>
          </table:table-cell>
          <table:table-cell table:style-name="ce41" office:value-type="string">
            <text:p>All</text:p>
          </table:table-cell>
          <table:table-cell table:style-name="ce41" office:value-type="string">
            <text:p>Text_box</text:p>
          </table:table-cell>
          <table:table-cell table:style-name="ce41"/>
          <table:table-cell table:style-name="ce41" office:value-type="float" office:value="65535">
            <text:p>65535</text:p>
          </table:table-cell>
          <table:table-cell table:style-name="ce41" table:number-columns-repeated="4"/>
          <table:table-cell table:formula="of:=VLOOKUP([.D494];[$'Concept heirarchy position'.A$1:.I$629];3;0)" office:value-type="float" office:value="406">
            <text:p>406</text:p>
          </table:table-cell>
          <table:table-cell table:style-name="ce41" office:value-type="string">
            <text:p>Y</text:p>
          </table:table-cell>
          <table:table-cell table:style-name="ce41"/>
          <table:table-cell table:style-name="ce25"/>
          <table:table-cell table:number-columns-repeated="2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94]+1" office:value-type="float" office:value="494">
            <text:p>494</text:p>
          </table:table-cell>
          <table:table-cell table:formula="of:=VLOOKUP([.D495];[$'Concept heirarchy position'.A$1:.I$629];2;0)" office:value-type="string" office:string-value="Note">
            <text:p>Note</text:p>
          </table:table-cell>
          <table:table-cell office:value-type="float" office:value="388">
            <text:p>388</text:p>
          </table:table-cell>
          <table:table-cell table:style-name="ce11" office:value-type="string">
            <text:p>Comment_or_note</text:p>
          </table:table-cell>
          <table:table-cell table:style-name="ce36" office:value-type="string">
            <text:p>Enter Free Text Note</text:p>
          </table:table-cell>
          <table:table-cell office:value-type="string">
            <text:p>All</text:p>
          </table:table-cell>
          <table:table-cell office:value-type="string">
            <text:p>Text_box</text:p>
          </table:table-cell>
          <table:table-cell table:style-name="ce11"/>
          <table:table-cell table:number-columns-repeated="5"/>
          <table:table-cell table:formula="of:=VLOOKUP([.D495];[$'Concept heirarchy position'.A$1:.I$629];3;0)" office:value-type="float" office:value="407">
            <text:p>407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5"/>
        </table:table-row>
        <table:table-row table:style-name="ro4">
          <table:table-cell table:style-name="ce25" table:formula="of:=[.A495]+1" office:value-type="float" office:value="495">
            <text:p>495</text:p>
          </table:table-cell>
          <table:table-cell table:formula="of:=VLOOKUP([.D496];[$'Concept heirarchy position'.A$1:.I$629];2;0)" office:value-type="string" office:string-value="Comments about Pre-op.net">
            <text:p>Comments about Pre-op.net</text:p>
          </table:table-cell>
          <table:table-cell office:value-type="float" office:value="361">
            <text:p>361</text:p>
          </table:table-cell>
          <table:table-cell table:style-name="ce11" office:value-type="string">
            <text:p>Pre-op.net_Comments</text:p>
          </table:table-cell>
          <table:table-cell table:style-name="ce36" office:value-type="string">
            <text:p>Do you have any comments about using this website and form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96];[$'Concept heirarchy position'.A$1:.I$629];3;0)" office:value-type="float" office:value="408">
            <text:p>408</text:p>
          </table:table-cell>
          <table:table-cell table:style-name="ce41" office:value-type="string">
            <text:p>Y</text:p>
          </table:table-cell>
          <table:table-cell table:number-columns-repeated="4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96]+1" office:value-type="float" office:value="496">
            <text:p>496</text:p>
          </table:table-cell>
          <table:table-cell table:formula="of:=VLOOKUP([.D497];[$'Concept heirarchy position'.A$1:.I$629];2;0)" office:value-type="string" office:string-value="Consent to Privacy Policy">
            <text:p>Consent to Privacy Policy</text:p>
          </table:table-cell>
          <table:table-cell office:value-type="float" office:value="387">
            <text:p>387</text:p>
          </table:table-cell>
          <table:table-cell table:style-name="ce15" office:value-type="string">
            <text:p>Consent_Pre-op.net_Privacy_Policy</text:p>
          </table:table-cell>
          <table:table-cell table:style-name="ce33" office:value-type="string">
            <text:p>Do you understand and agree to the Pre-op.net &lt;a href="/privacy" target="_blank"&gt;Privacy Policy&lt;/a&gt;?</text:p>
          </table:table-cell>
          <table:table-cell table:style-name="ce15"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7];[$'Concept heirarchy position'.A$1:.I$629];3;0)" office:value-type="float" office:value="409">
            <text:p>409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497]+1" office:value-type="float" office:value="497">
            <text:p>497</text:p>
          </table:table-cell>
          <table:table-cell table:formula="of:=VLOOKUP([.D498];[$'Concept heirarchy position'.A$1:.I$629];2;0)" office:value-type="string" office:string-value="Consent to anesthesiologists QA">
            <text:p>Consent to anesthesiologists QA</text:p>
          </table:table-cell>
          <table:table-cell office:value-type="float" office:value="360">
            <text:p>360</text:p>
          </table:table-cell>
          <table:table-cell table:style-name="ce11" office:value-type="string">
            <text:p>Consent_Anesthetist_Quality_Assurance</text:p>
          </table:table-cell>
          <table:table-cell table:style-name="ce36" office:value-type="string">
            <text:p>Your anesthesiologist participates in quality assurance activities and routinely reviews the quality of their care. <text:s/>Do you consent for your information to be use in quality assurance activites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8];[$'Concept heirarchy position'.A$1:.I$629];3;0)" office:value-type="float" office:value="410">
            <text:p>410</text:p>
          </table:table-cell>
          <table:table-cell table:number-columns-repeated="1010"/>
        </table:table-row>
        <table:table-row table:style-name="ro4">
          <table:table-cell table:style-name="ce25" table:formula="of:=[.A498]+1" office:value-type="float" office:value="498">
            <text:p>498</text:p>
          </table:table-cell>
          <table:table-cell table:formula="of:=VLOOKUP([.D499];[$'Concept heirarchy position'.A$1:.I$629];2;0)" office:value-type="string" office:string-value="Consent to Pre-op.net QA">
            <text:p>Consent to Pre-op.net QA</text:p>
          </table:table-cell>
          <table:table-cell office:value-type="float" office:value="359">
            <text:p>359</text:p>
          </table:table-cell>
          <table:table-cell table:style-name="ce11" office:value-type="string">
            <text:p>Consent_Pre-op.net_Quality_Assurance</text:p>
          </table:table-cell>
          <table:table-cell table:style-name="ce36" office:value-type="string">
            <text:p>Pre-op.net participates in quality assurance activities and routinely reviews the quality of information provided to doctors. <text:s/>Do you consent for your information to be use in quality assurance activites by Pre-op.net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9];[$'Concept heirarchy position'.A$1:.I$629];3;0)" office:value-type="float" office:value="411">
            <text:p>411</text:p>
          </table:table-cell>
          <table:table-cell table:number-columns-repeated="1010"/>
        </table:table-row>
        <table:table-row table:style-name="ro4">
          <table:table-cell table:style-name="ce25" table:formula="of:=[.A499]+1" office:value-type="float" office:value="499">
            <text:p>499</text:p>
          </table:table-cell>
          <table:table-cell table:formula="of:=VLOOKUP([.D500];[$'Concept heirarchy position'.A$1:.I$629];2;0)" office:value-type="string" office:string-value="Consent to anonymous data use in research">
            <text:p>Consent to anonymous data use in research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Pre-op.net_anonymous_research</text:p>
          </table:table-cell>
          <table:table-cell table:style-name="ce36" office:value-type="string">
            <text:p>Pre-op.net contributes towards medical research into caring for people having surgery. <text:s/>Anonymised data (data with all identifying features removed) can be contributed from our database. <text:s/>No information that can be traced back to you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500];[$'Concept heirarchy position'.A$1:.I$629];3;0)" office:value-type="float" office:value="412">
            <text:p>412</text:p>
          </table:table-cell>
          <table:table-cell table:number-columns-repeated="1010"/>
        </table:table-row>
        <table:table-row table:style-name="ro4">
          <table:table-cell table:style-name="ce25" table:formula="of:=[.A500]+1" office:value-type="float" office:value="500">
            <text:p>500</text:p>
          </table:table-cell>
          <table:table-cell table:formula="of:=VLOOKUP([.D501];[$'Concept heirarchy position'.A$1:.I$629];2;0)" office:value-type="string" office:string-value="Assessment completed by">
            <text:p>Assessment completed by</text:p>
          </table:table-cell>
          <table:table-cell office:value-type="float" office:value="367">
            <text:p>367</text:p>
          </table:table-cell>
          <table:table-cell table:style-name="ce15" office:value-type="string">
            <text:p>Patient_assessment_completed_by_type</text:p>
          </table:table-cell>
          <table:table-cell table:style-name="ce33" office:value-type="string">
            <text:p>Who filled out this form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11" office:value-type="string">
            <text:p>Form_Completed_by</text:p>
          </table:table-cell>
          <table:table-cell table:number-columns-repeated="5"/>
          <table:table-cell table:formula="of:=VLOOKUP([.D501];[$'Concept heirarchy position'.A$1:.I$629];3;0)" office:value-type="float" office:value="413">
            <text:p>413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501]+1" office:value-type="float" office:value="501">
            <text:p>501</text:p>
          </table:table-cell>
          <table:table-cell table:formula="of:=VLOOKUP([.D502];[$'Concept heirarchy position'.A$1:.I$629];2;0)" office:value-type="string" office:string-value="Assessment completed by">
            <text:p>Assessment completed by</text:p>
          </table:table-cell>
          <table:table-cell office:value-type="float" office:value="368">
            <text:p>368</text:p>
          </table:table-cell>
          <table:table-cell table:style-name="ce15" office:value-type="string">
            <text:p>Patient_assessment_completed_by_name</text:p>
          </table:table-cell>
          <table:table-cell table:style-name="ce33" office:value-type="string">
            <text:p>Who completed the form?</text:p>
          </table:table-cell>
          <table:table-cell table:style-name="ce15" office:value-type="string">
            <text:p>Patient_assessment_completed_by_type=Other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02];[$'Concept heirarchy position'.A$1:.I$629];3;0)" office:value-type="float" office:value="414">
            <text:p>414</text:p>
          </table:table-cell>
          <table:table-cell table:style-name="ce41" office:value-type="string">
            <text:p>Y</text:p>
          </table:table-cell>
          <table:table-cell table:style-name="ce46"/>
          <table:table-cell table:number-columns-repeated="3"/>
          <table:table-cell table:number-columns-repeated="2" table:style-name="ce4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25" table:formula="of:=[.A502]+1" office:value-type="float" office:value="502">
            <text:p>502</text:p>
          </table:table-cell>
          <table:table-cell table:formula="of:=VLOOKUP([.D503];[$'Concept heirarchy position'.A$1:.I$629];2;0)" office:value-type="float" office:value="0">
            <text:p>#N/A</text:p>
          </table:table-cell>
          <table:table-cell office:value-type="float" office:value="470">
            <text:p>470</text:p>
          </table:table-cell>
          <table:table-cell/>
          <table:table-cell table:style-name="ce36" office:value-type="string">
            <text:p>Plan</text:p>
          </table:table-cell>
          <table:table-cell/>
          <table:table-cell office:value-type="string">
            <text:p>End_section</text:p>
          </table:table-cell>
          <table:table-cell table:number-columns-repeated="6"/>
          <table:table-cell table:formula="of:=VLOOKUP([.D503];[$'Concept heirarchy position'.A$1:.I$629];3;0)" office:value-type="float" office:value="0">
            <text:p>#N/A</text:p>
          </table:table-cell>
          <table:table-cell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25" table:formula="of:=[.A503]+1" office:value-type="float" office:value="503">
            <text:p>503</text:p>
          </table:table-cell>
          <table:table-cell table:formula="of:=VLOOKUP([.D504];[$'Concept heirarchy position'.A$1:.I$629];2;0)" office:value-type="string" office:string-value="SMS message OK">
            <text:p>SMS message OK</text:p>
          </table:table-cell>
          <table:table-cell office:value-type="float" office:value="508">
            <text:p>508</text:p>
          </table:table-cell>
          <table:table-cell office:value-type="string">
            <text:p>SMS_message_OK</text:p>
          </table:table-cell>
          <table:table-cell office:value-type="string">
            <text:p>SMS messages OK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504];[$'Concept heirarchy position'.A$1:.I$629];3;0)" office:value-type="float" office:value="24">
            <text:p>24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25" table:formula="of:=[.A504]+1" office:value-type="float" office:value="504">
            <text:p>504</text:p>
          </table:table-cell>
          <table:table-cell table:formula="of:=VLOOKUP([.D505];[$'Concept heirarchy position'.A$1:.I$629];2;0)" office:value-type="float" office:value="0">
            <text:p>#N/A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rocedure</text:p>
          </table:table-cell>
          <table:table-cell/>
          <table:table-cell office:value-type="string">
            <text:p>End_section</text:p>
          </table:table-cell>
          <table:table-cell table:style-name="ce10"/>
          <table:table-cell table:number-columns-repeated="5"/>
          <table:table-cell table:formula="of:=VLOOKUP([.D505];[$'Concept heirarchy position'.A$1:.I$629];3;0)" office:value-type="float" office:value="0">
            <text:p>#N/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07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28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formula="of:=LARGE([.C1:.C515];1)+1" office:value-type="float" office:value="512">
            <text:p>512</text:p>
          </table:table-cell>
          <table:table-cell table:number-columns-repeated="1021"/>
        </table:table-row>
        <table:table-row table:style-name="ro4" table:number-rows-repeated="10480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efinitions.$A$1" table:cell-range-address="$Questions.$A$1:.$S$505"/>
          <table:named-range table:name="Z_A2822BA0_8792_8A42_8107_58F529CC73B7__wvu_FilterData" table:base-cell-address="$Definitions.$A$1" table:cell-range-address="$Questions.$A$1:.$S$505"/>
        </table:named-expressions>
      </table:table>
      <table:table table:name="Option_List" table:style-name="ta5"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number-columns-repeated="253" table:default-cell-style-name="ce11"/>
        <table:table-column table:style-name="co43" table:number-columns-repeated="767" table:default-cell-style-name="Default"/>
        <table:table-row table:style-name="ro1">
          <table:table-cell table:style-name="ce56" office:value-type="string">
            <text:p>Option_List</text:p>
          </table:table-cell>
          <table:table-cell table:style-name="ce56" office:value-type="string">
            <text:p>Option_List_Order</text:p>
          </table:table-cell>
          <table:table-cell table:style-name="ce56" office:value-type="string">
            <text:p>Option_List_Presented_Term</text:p>
          </table:table-cell>
          <table:table-cell table:style-name="ce56" office:value-type="string">
            <text:p>Option_List_Stored_Term</text:p>
          </table:table-cell>
          <table:table-cell table:style-name="ce56" office:value-type="string">
            <text:p>Snomed code</text:p>
          </table:table-cell>
          <table:table-cell table:style-name="ce56" office:value-type="string">
            <text:p>Value (non-snomed)</text:p>
          </table:table-cell>
          <table:table-cell table:style-name="ce56" office:value-type="string">
            <text:p>Description</text:p>
          </table:table-cell>
          <table:table-cell table:style-name="ce58" table:number-columns-repeated="1017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stable Angin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n-STEMI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TEMI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Severe 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diogenic shoc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irst episo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Paroxysmal (two episodes in a week, spontaneous reversion)</text:p>
          </table:table-cell>
          <table:table-cell table:style-name="ce45" office:value-type="string">
            <text:p>Paroxys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Persistent (&gt;1 week or requiring treatment)</text:p>
          </table:table-cell>
          <table:table-cell table:style-name="ce45" office:value-type="string">
            <text:p>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Long standing persistent (&gt;1year)</text:p>
          </table:table-cell>
          <table:table-cell table:style-name="ce45" office:value-type="string">
            <text:p>Long standing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Permanent (failed cardioversion)</text:p>
          </table:table-cell>
          <table:table-cell table:style-name="ce45" office:value-type="string">
            <text:p>Perman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revious/Pas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Bronchospa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Fall in blood pressure</text:p>
          </table:table-cell>
          <table:table-cell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rouble breathing</text:p>
          </table:table-cell>
          <table:table-cell table:style-name="ce45" office:value-type="string">
            <text:p>Breathing difficult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Not discuss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Sed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Regional - neurax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Regional - periph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Class 1: Strenuous exertion</text:p>
          </table:table-cell>
          <table:table-cell table:style-name="ce45" office:value-type="string">
            <text:p>Class 1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Class 2: Moderate exertion, walking quickly, cold, wind or stress</text:p>
          </table:table-cell>
          <table:table-cell table:style-name="ce45" office:value-type="string">
            <text:p>Class 2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lass 3: Walking or mild exertion</text:p>
          </table:table-cell>
          <table:table-cell table:style-name="ce45" office:value-type="string">
            <text:p>Class 3</text:p>
          </table:table-cell>
          <table:table-cell table:style-name="ce10" office:value-type="float" office:value="85284003">
            <text:p>85284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Class 4: At rest or minimal exertion</text:p>
          </table:table-cell>
          <table:table-cell table:style-name="ce45" office:value-type="string">
            <text:p>Class 4</text:p>
          </table:table-cell>
          <table:table-cell table:style-name="ce10" office:value-type="float" office:value="89323001">
            <text:p>89323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13495001">
            <text:p>413495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13496000">
            <text:p>41349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13497009">
            <text:p>413497009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413498004">
            <text:p>41349800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13499007">
            <text:p>413499007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413500003">
            <text:p>413500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mit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mittent Symptoms &lt; 2 per week, FEV1 &gt; 80%</text:p>
          </table:table-cell>
          <table:table-cell table:style-name="ce10" office:value-type="string">
            <text:p>Intermit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Mild Persistent Symptoms &gt; 2 per week, FEV1 &gt; 80%</text:p>
          </table:table-cell>
          <table:table-cell table:style-name="ce10" office:value-type="string">
            <text:p>Mild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Moderate Persistent Symptoms daily, FEV1 60-80%</text:p>
          </table:table-cell>
          <table:table-cell table:style-name="ce10" office:value-type="string">
            <text:p>Moderat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Severe Persistent Daily Symptoms FEV1 &lt; 60%</text:p>
          </table:table-cell>
          <table:table-cell table:style-name="ce10" office:value-type="string">
            <text:p>Sever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TIA / RIN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VA with recov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VA with permanent defici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otid steno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erebral aneury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Cerebral AV malform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Subarachnoid haemorrh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1">
            <text:p>1</text:p>
          </table:table-cell>
          <table:table-cell table:number-columns-repeated="2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50" office:value-type="float" office:value="2">
            <text:p>2</text:p>
          </table:table-cell>
          <table:table-cell office:value-type="string">
            <text:p>Stroke</text:p>
          </table:table-cell>
          <table:table-cell office:value-type="string">
            <text:p>CVA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3">
            <text:p>3</text:p>
          </table:table-cell>
          <table:table-cell table:style-name="ce45" office:value-type="string">
            <text:p>Mini-stroke or TIA</text:p>
          </table:table-cell>
          <table:table-cell table:style-name="ce45" office:value-type="string">
            <text:p>TIA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4">
            <text:p>4</text:p>
          </table:table-cell>
          <table:table-cell office:value-type="string">
            <text:p>Aneurysm</text:p>
          </table:table-cell>
          <table:table-cell office:value-type="string">
            <text:p>Intracranial aneurysm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5">
            <text:p>5</text:p>
          </table:table-cell>
          <table:table-cell table:number-columns-repeated="2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Mum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phtheri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hickenpox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Whooping coug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Meas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oli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Rubell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A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V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PF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etralogy of Fallo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osition of great arteri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Aortic coarc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untr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Australia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3">
            <text:p>3</text:p>
          </table:table-cell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4">
            <text:p>4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mmol/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g/d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mplants or 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Upp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Low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Upp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Low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Loose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Chipped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Missing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Loose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hipped or broken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Crown(s)</text:p>
          </table:table-cell>
          <table:table-cell table:style-name="ce10" office:value-type="string">
            <text:p>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Brid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Partial 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7">
            <text:p>7</text:p>
          </table:table-cell>
          <table:table-cell table:style-name="ce10" office:value-type="string">
            <text:p>Dental implant</text:p>
          </table:table-cell>
          <table:table-cell table:style-name="ce10" office:value-type="string">
            <text:p>Impla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Filling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9">
            <text:p>9</text:p>
          </table:table-cell>
          <table:table-cell office:value-type="string">
            <text:p>None of the above, no tooth problems or protheses.</text:p>
          </table:table-cell>
          <table:table-cell office:value-type="string">
            <text:p>No prostheses or dental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Oral hypoglycaemic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No treatment</text:p>
          </table:table-cell>
          <table:table-cell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Diet </text:p>
          </table:table-cell>
          <table:table-cell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Tablet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Insulin </text:p>
          </table:table-cell>
          <table:table-cell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Type 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Type 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Hemofilt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Peritoneal 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Hemo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&lt; 4 METS</text:p>
          </table:table-cell>
          <table:table-cell table:style-name="ce45" office:value-type="string">
            <text:p>Below 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4-7 METS</text:p>
          </table:table-cell>
          <table:table-cell table:style-name="ce45" office:value-type="string">
            <text:p>4 to 7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7-10 METS</text:p>
          </table:table-cell>
          <table:table-cell table:style-name="ce45" office:value-type="string">
            <text:p>7 to 1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&gt; 10 METS</text:p>
          </table:table-cell>
          <table:table-cell table:style-name="ce45" office:value-type="string">
            <text:p>Over 10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1 - 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2">
            <text:p>2</text:p>
          </table:table-cell>
          <table:table-cell office:value-type="string">
            <text:p>Dress, iron, stand for 2 hours, play cards</text:p>
          </table:table-cell>
          <table:table-cell office:value-type="string">
            <text:p>2 - 2.3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3">
            <text:p>3</text:p>
          </table:table-cell>
          <table:table-cell office:value-type="string">
            <text:p>Make a bed, mop floors, handwash clothes, walk 4km/h, bowl</text:p>
          </table:table-cell>
          <table:table-cell office:value-type="string">
            <text:p>3 - 5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4">
            <text:p>4</text:p>
          </table:table-cell>
          <table:table-cell office:value-type="string">
            <text:p>Walk down a flight of stairs</text:p>
          </table:table-cell>
          <table:table-cell office:value-type="string">
            <text:p>4.5 - 5.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5">
            <text:p>5</text:p>
          </table:table-cell>
          <table:table-cell office:value-type="string">
            <text:p>Carry a light parcel up stairs without stopping, garden, rake weed, roller skate, dance a fox trot, walk 6km/h on level ground</text:p>
          </table:table-cell>
          <table:table-cell office:value-type="string">
            <text:p>5 - 6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6">
            <text:p>6</text:p>
          </table:table-cell>
          <table:table-cell office:value-type="string">
            <text:p>Carry 10kg up 8 steps, shovel soil, carry 35kg objects, jog 8km/h, play football, squash or skiing</text:p>
          </table:table-cell>
          <table:table-cell office:value-type="string">
            <text:p>7 - 9 METS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Patient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3">
            <text:p>3</text:p>
          </table:table-cell>
          <table:table-cell office:value-type="string">
            <text:p>Someone else</text:p>
          </table:table-cell>
          <table:table-cell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&lt;2 MET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Dress yourself / shower yourself without stopping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3">
            <text:p>3</text:p>
          </table:table-cell>
          <table:table-cell office:value-type="string">
            <text:p>3. Walk inside the house / walk a block or two on level ground at 5kph</text:p>
          </table:table-cell>
          <table:table-cell office:value-type="string">
            <text:p>Walk inside the house / walk a block or two on level ground at 5kph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4">
            <text:p>4</text:p>
          </table:table-cell>
          <table:table-cell office:value-type="string">
            <text:p>4. Do light work around the house like dusting or washing dishes / strip and make a bed / mop floors / hang washed clothes / walk down a flight of stairs</text:p>
          </table:table-cell>
          <table:table-cell office:value-type="string">
            <text:p>Do light work around the house like dusting or washing dishes / strip and make a bed / mop floors / hang washed clothes/ walk down a flight of stair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5">
            <text:p>5</text:p>
          </table:table-cell>
          <table:table-cell office:value-type="string">
            <text:p>5. Climb a flight of stairs / walk up a hill / walk on level ground at 6kph / run a short distance</text:p>
          </table:table-cell>
          <table:table-cell office:value-type="string">
            <text:p>Climb a flight of stairs / walk up a hill / walk on level ground at 6kph / run a short distance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6">
            <text:p>6</text:p>
          </table:table-cell>
          <table:table-cell office:value-type="string">
            <text:p>6. Do heavy work around the house like scrubbing floors or move heavy furniture / participate in moderate activity like golf, bowling, dancing, tennis or throwing a ball.</text:p>
          </table:table-cell>
          <table:table-cell office:value-type="string">
            <text:p>Do heavy work around the house like scrubbing floors or move heavy furniture / participate in moderate activity like golf, bowling, dancing, tennis or throwing a ball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7">
            <text:p>7</text:p>
          </table:table-cell>
          <table:table-cell office:value-type="string">
            <text:p>7. Participate in strenuous sports like swimming, football, basketball, skiing</text:p>
          </table:table-cell>
          <table:table-cell office:value-type="string">
            <text:p>Participate in strenuous sports like swimming, football, basketball, ski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Does not open eye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pens eyes in response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Opens eyes in response to voice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Opens eyes spontaneously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Makes no movement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Extension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Abnormal flexion to painful stimuli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Withdrawal from painful stimuli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Localizes painful stimuli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beys commands</text:p>
          </table:table-cell>
          <table:table-cell table:style-name="ce45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Intubated</text:p>
          </table:table-cell>
          <table:table-cell table:style-name="ce45" office:value-type="string">
            <text:p>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No sound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Incomprehensible sounds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Inappropriate words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Confused, disoriented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riented, converses normally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0 At risk: Normal PFTs</text:p>
          </table:table-cell>
          <table:table-cell table:style-name="ce45" office:value-type="string">
            <text:p>0: At risk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1 Mild: FEV1/FVC &lt; 70%, FEV1 &gt; 80% predicted</text:p>
          </table:table-cell>
          <table:table-cell table:style-name="ce45" office:value-type="string">
            <text:p>1: Mild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4">
            <text:p>4</text:p>
          </table:table-cell>
          <table:table-cell table:style-name="ce57" office:value-type="string">
            <text:p>2 Moderate: FEV1 50-80% predicted</text:p>
          </table:table-cell>
          <table:table-cell table:style-name="ce57" office:value-type="string">
            <text:p>2: Moderat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3 Severe: FEV1 30-50% predicted</text:p>
          </table:table-cell>
          <table:table-cell table:style-name="ce45" office:value-type="string">
            <text:p>3: Seve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4 Very Severe: FEV1 &lt; 30% predicted</text:p>
          </table:table-cell>
          <table:table-cell table:style-name="ce45" office:value-type="string">
            <text:p>4: Very 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a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y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bnormal S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Abnormal S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S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S4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Low risk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High ris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Inhalat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Intravenou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 plan ma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H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erebrovascular diseas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IDD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High risk proced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Renal impairment (Creatinine &gt; 177umol/l)</text:p>
          </table:table-cell>
          <table:table-cell table:style-name="ce45" office:value-type="string">
            <text:p>Renal impairm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Wheez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rack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Prolonged expi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Bronchial breath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Ab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lass I</text:p>
          </table:table-cell>
          <table:table-cell table:style-name="ce10" office:value-type="float" office:value="17216000">
            <text:p>1721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Class II</text:p>
          </table:table-cell>
          <table:table-cell table:style-name="ce10" office:value-type="float" office:value="72365000">
            <text:p>72365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lass III</text:p>
          </table:table-cell>
          <table:table-cell table:style-name="ce10" office:value-type="float" office:value="39950000">
            <text:p>39950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lass IV</text:p>
          </table:table-cell>
          <table:table-cell table:style-name="ce10" office:value-type="float" office:value="73322006">
            <text:p>73322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trial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V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Bi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IC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AB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Valv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7" office:value-type="string">
            <text:p>Thoracic 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7" office:value-type="string">
            <text:p>Congeni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lan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Shortness of breath</text:p>
          </table:table-cell>
          <table:table-cell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iredness or fatigue</text:p>
          </table:table-cell>
          <table:table-cell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om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obil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Work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Emai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Home telephone</text:p>
          </table:table-cell>
          <table:table-cell table:style-name="ce45"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obile telephone</text:p>
          </table:table-cell>
          <table:table-cell table:style-name="ce45" office:value-type="string">
            <text:p>Mobi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Work telephone</text:p>
          </table:table-cell>
          <table:table-cell table:style-name="ce45"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Maybe</text:p>
          </table:table-cell>
          <table:table-cell table:style-name="ce10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"+4 Combative"</text:p>
          </table:table-cell>
          <table:table-cell table:number-columns-repeated="2"/>
          <table:table-cell table:style-name="ce10" office:value-type="string">
            <text:p>Combative Overtly combative, violent, immediate danger to staff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"+3 Very agitated"</text:p>
          </table:table-cell>
          <table:table-cell table:number-columns-repeated="2"/>
          <table:table-cell table:style-name="ce10" office:value-type="string">
            <text:p>Pulls or removes tube(s) or catheter(s); aggressive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"+2 Agitated"</text:p>
          </table:table-cell>
          <table:table-cell table:number-columns-repeated="2"/>
          <table:table-cell table:style-name="ce10" office:value-type="string">
            <text:p>Frequent non-purposeful movement, fights ventilator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"+1 Restless"</text:p>
          </table:table-cell>
          <table:table-cell table:number-columns-repeated="2"/>
          <table:table-cell table:style-name="ce10" office:value-type="string">
            <text:p>Anxious but movements not aggressive vigorous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"0 Alert and Calm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"-1 Drowsy"</text:p>
          </table:table-cell>
          <table:table-cell table:number-columns-repeated="2"/>
          <table:table-cell table:style-name="ce10" office:value-type="string">
            <text:p>Not fully alert, but has sustained awakening (eye-opening/eye contact) to voice (&g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"-2 Light sedation"</text:p>
          </table:table-cell>
          <table:table-cell table:number-columns-repeated="2"/>
          <table:table-cell table:style-name="ce10" office:value-type="string">
            <text:p>Briefly awakens with eye contact to voice (&l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"-3 Moderate sedation"</text:p>
          </table:table-cell>
          <table:table-cell table:number-columns-repeated="2"/>
          <table:table-cell table:style-name="ce10" office:value-type="string">
            <text:p>Movement or eye opening to voice (but no eye contact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10" office:value-type="string">
            <text:p>"-4 Deep sedation"</text:p>
          </table:table-cell>
          <table:table-cell table:number-columns-repeated="2"/>
          <table:table-cell table:style-name="ce10" office:value-type="string">
            <text:p>No response to voice, but movement or eye opening to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"-5 Unrousable"</text:p>
          </table:table-cell>
          <table:table-cell table:number-columns-repeated="2"/>
          <table:table-cell table:style-name="ce10" office:value-type="string">
            <text:p>No response to voice or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ONV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Orodental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ware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Respiratory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ardiac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Nerve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Blind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Brain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Backach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1">
            <text:p>31</text:p>
          </table:table-cell>
          <table:table-cell table:number-columns-repeated="2" table:style-name="ce10" office:value-type="string">
            <text:p>PDP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10" office:value-type="string">
            <text:p>Failure of reg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6">
            <text:p>36</text:p>
          </table:table-cell>
          <table:table-cell table:number-columns-repeated="2" table:style-name="ce10" office:value-type="string">
            <text:p>Weaknes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ervical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igh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d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Low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Lumbar or lower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7">
            <text:p>7</text:p>
          </table:table-cell>
          <table:table-cell table:number-columns-repeated="2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Breast and Endocri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ar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diothorac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olorec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Den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Gastroente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Maxillofac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Ne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45" office:value-type="string">
            <text:p>Neurosurg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45" office:value-type="string">
            <text:p>Obstetrics and Gynec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45" office:value-type="string">
            <text:p>Ophthalm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Orthoped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Pediatr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7">
            <text:p>17</text:p>
          </table:table-cell>
          <table:table-cell table:number-columns-repeated="2" table:style-name="ce45" office:value-type="string">
            <text:p>Plas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8">
            <text:p>18</text:p>
          </table:table-cell>
          <table:table-cell table:number-columns-repeated="2" table:style-name="ce10" office:value-type="string">
            <text:p>Psychiat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9">
            <text:p>19</text:p>
          </table:table-cell>
          <table:table-cell table:number-columns-repeated="2" table:style-name="ce10" office:value-type="string">
            <text:p>Ra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0">
            <text:p>20</text:p>
          </table:table-cell>
          <table:table-cell table:number-columns-repeated="2" table:style-name="ce10" office:value-type="string">
            <text:p>Respirato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1">
            <text:p>21</text:p>
          </table:table-cell>
          <table:table-cell table:number-columns-repeated="2" table:style-name="ce45" office:value-type="string">
            <text:p>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2">
            <text:p>22</text:p>
          </table:table-cell>
          <table:table-cell table:number-columns-repeated="2" table:style-name="ce45" office:value-type="string">
            <text:p>Vascul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t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ricuspi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66">
            <text:p>66</text:p>
          </table:table-cell>
          <table:table-cell table:number-columns-repeated="2" table:style-name="ce45" office:value-type="string">
            <text:p>Pulmona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Tiss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echanic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Aortic stenosis</text:p>
          </table:table-cell>
          <table:table-cell table:style-name="ce45" office:value-type="string">
            <text:p>A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Aortic regurgitation</text:p>
          </table:table-cell>
          <table:table-cell table:style-name="ce45" office:value-type="string">
            <text:p>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itral stenosis</text:p>
          </table:table-cell>
          <table:table-cell table:style-name="ce45" office:value-type="string">
            <text:p>M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Mitral regurgitation</text:p>
          </table:table-cell>
          <table:table-cell table:style-name="ce45"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ricuspid stenosis</text:p>
          </table:table-cell>
          <table:table-cell table:style-name="ce45" office:value-type="string">
            <text:p>T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Tricuspid regurgitation</text:p>
          </table:table-cell>
          <table:table-cell table:style-name="ce45" office:value-type="string">
            <text:p>T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Pulmonary stenosis</text:p>
          </table:table-cell>
          <table:table-cell table:style-name="ce45" office:value-type="string">
            <text:p>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8">
            <text:p>8</text:p>
          </table:table-cell>
          <table:table-cell table:style-name="ce45" office:value-type="string">
            <text:p>Pulmonary regurgitation</text:p>
          </table:table-cell>
          <table:table-cell table:style-name="ce45" office:value-type="string">
            <text:p>P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HOC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incisor gap &gt; 5cm or subluxation &g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Interincisor gap &lt; 5cm or subluxation =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Interincisor gap &lt; 5cm or subluxation &l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ore than 90 degrees</text:p>
          </table:table-cell>
          <table:table-cell table:style-name="ce10" office:value-type="string">
            <text:p>"&g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Approx 90 degrees</text:p>
          </table:table-cell>
          <table:table-cell table:style-name="ce10" office:value-type="string">
            <text:p>"=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Less than 90 degrees</text:p>
          </table:table-cell>
          <table:table-cell table:style-name="ce10" office:value-type="string">
            <text:p>"&l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1">
            <text:p>1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5" office:value-type="string">
            <text:p>No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3">
            <text:p>3</text:p>
          </table:table-cell>
          <table:table-cell table:number-columns-repeated="2" table:style-name="ce15" office:value-type="string">
            <text:p>Possible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4">
            <text:p>4</text:p>
          </table:table-cell>
          <table:table-cell table:number-columns-repeated="2" table:style-name="ce15" office:value-type="string">
            <text:p>Yes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number-columns-repeated="1020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Definitions.$A$1" table:cell-range-address="$Option_List.$A$1:.$G$434"/>
          <table:named-range table:name="Z_A2822BA0_8792_8A42_8107_58F529CC73B7__wvu_FilterData" table:base-cell-address="$Definitions.$A$1" table:cell-range-address="$Option_List.$A$1:.$G$434"/>
        </table:named-expressions>
      </table:table>
      <table:table table:name="Misc" table:style-name="ta6">
        <table:shapes>
          <draw:custom-shape draw:z-index="0" draw:name="Text Box 0" draw:style-name="gr1" draw:text-style-name="P1" display="printer" svg:width="1.4929in" svg:height="1.0898in" svg:x="17.4075in" svg:y="0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4" table:default-cell-style-name="ce6"/>
        <table:table-column table:style-name="co45" table:default-cell-style-name="ce6"/>
        <table:table-column table:style-name="co21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8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22" table:default-cell-style-name="ce6"/>
        <table:table-column table:style-name="co38" table:number-columns-repeated="240" table:default-cell-style-name="ce6"/>
        <table:table-column table:style-name="co38" table:number-columns-repeated="767" table:default-cell-style-name="Default"/>
        <table:table-row table:style-name="ro10">
          <table:table-cell table:style-name="ce13" office:value-type="string">
            <text:p>Overall_Concept_position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Question used in telephone assessment by professional</text:p>
          </table:table-cell>
          <table:table-cell table:style-name="ce9" office:value-type="string">
            <text:p>Question used in clinic or bedside assessment by professional</text:p>
          </table:table-cell>
          <table:table-cell table:style-name="ce9" office:value-type="string">
            <text:p>System field</text:p>
          </table:table-cell>
          <table:table-cell table:style-name="ce13" office:value-type="string">
            <text:p>New_Patient_Form</text:p>
          </table:table-cell>
          <table:table-cell table:style-name="ce13" table:number-columns-repeated="1006"/>
        </table:table-row>
        <table:table-row table:style-name="ro4">
          <table:table-cell table:formula="of:=VLOOKUP([.D2];[$'Concept heirarchy position'.A$1:.I$629];3;0)" office:value-type="float" office:value="2">
            <text:p>2</text:p>
          </table:table-cell>
          <table:table-cell table:formula="of:=VLOOKUP([.D2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29" office:value-type="string">
            <text:p>Family nam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46" table:formula="of:=IF(([.E2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3];[$'Concept heirarchy position'.A$1:.I$629];3;0)" office:value-type="float" office:value="3">
            <text:p>3</text:p>
          </table:table-cell>
          <table:table-cell table:formula="of:=VLOOKUP([.D3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29" office:value-type="string">
            <text:p>First nam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4];[$'Concept heirarchy position'.A$1:.I$629];3;0)" office:value-type="float" office:value="4">
            <text:p>4</text:p>
          </table:table-cell>
          <table:table-cell table:formula="of:=VLOOKUP([.D4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29" office:value-type="string">
            <text:p>Middle name(s)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5];[$'Concept heirarchy position'.A$1:.I$629];3;0)" office:value-type="float" office:value="5">
            <text:p>5</text:p>
          </table:table-cell>
          <table:table-cell table:formula="of:=VLOOKUP([.D5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29" office:value-type="string">
            <text:p>Date of birth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46" table:formula="of:=IF(([.E5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6];[$'Concept heirarchy position'.A$1:.I$629];3;0)" office:value-type="float" office:value="7">
            <text:p>7</text:p>
          </table:table-cell>
          <table:table-cell table:formula="of:=VLOOKUP([.D6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7];[$'Concept heirarchy position'.A$1:.I$629];3;0)" office:value-type="float" office:value="7">
            <text:p>7</text:p>
          </table:table-cell>
          <table:table-cell table:formula="of:=VLOOKUP([.D7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Gender_patient</text:p>
          </table:table-cell>
          <table:table-cell table:number-columns-repeated="5"/>
          <table:table-cell table:style-name="ce46" table:formula="of:=IF(([.E7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4">
          <table:table-cell table:formula="of:=VLOOKUP([.D8];[$'Concept heirarchy position'.A$1:.I$629];3;0)" office:value-type="float" office:value="12">
            <text:p>12</text:p>
          </table:table-cell>
          <table:table-cell table:formula="of:=VLOOKUP([.D8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29" office:value-type="string">
            <text:p>Home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9];[$'Concept heirarchy position'.A$1:.I$629];3;0)" office:value-type="float" office:value="13">
            <text:p>13</text:p>
          </table:table-cell>
          <table:table-cell table:formula="of:=VLOOKUP([.D9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29" office:value-type="string">
            <text:p>Mobile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10];[$'Concept heirarchy position'.A$1:.I$629];3;0)" office:value-type="float" office:value="14">
            <text:p>14</text:p>
          </table:table-cell>
          <table:table-cell table:formula="of:=VLOOKUP([.D10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29" office:value-type="string">
            <text:p>Work telephone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11];[$'Concept heirarchy position'.A$1:.I$629];3;0)" office:value-type="float" office:value="9">
            <text:p>9</text:p>
          </table:table-cell>
          <table:table-cell table:formula="of:=VLOOKUP([.D11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29" office:value-type="string">
            <text:p>E-mail address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number-columns-repeated="3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12];[$'Concept heirarchy position'.A$1:.I$629];3;0)" office:value-type="float" office:value="15">
            <text:p>15</text:p>
          </table:table-cell>
          <table:table-cell table:formula="of:=VLOOKUP([.D12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29" office:value-type="string">
            <text:p>Postal address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Text_box</text:p>
          </table:table-cell>
          <table:table-cell/>
          <table:table-cell table:style-name="ce29" office:value-type="float" office:value="1000">
            <text:p>1000</text:p>
          </table:table-cell>
          <table:table-cell table:number-columns-repeated="4"/>
          <table:table-cell table:number-columns-repeated="3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13];[$'Concept heirarchy position'.A$1:.I$629];3;0)" office:value-type="float" office:value="18">
            <text:p>18</text:p>
          </table:table-cell>
          <table:table-cell table:formula="of:=VLOOKUP([.D13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14];[$'Concept heirarchy position'.A$1:.I$629];3;0)" office:value-type="float" office:value="18">
            <text:p>18</text:p>
          </table:table-cell>
          <table:table-cell table:formula="of:=VLOOKUP([.D14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29" office:value-type="string">
            <text:p>If we need to contact you, what is your preferred contact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Preferred_contact</text:p>
          </table:table-cell>
          <table:table-cell table:number-columns-repeated="5"/>
          <table:table-cell table:style-name="ce46" table:formula="of:=IF(([.E14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4">
          <table:table-cell table:formula="of:=VLOOKUP([.D15];[$'Concept heirarchy position'.A$1:.I$629];3;0)" office:value-type="float" office:value="19">
            <text:p>19</text:p>
          </table:table-cell>
          <table:table-cell table:style-name="ce11" office:value-type="string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18" office:value-type="string">
            <text:p>What is your Medicare card number?</text:p>
          </table:table-cell>
          <table:table-cell table:style-name="ce18" office:value-type="string">
            <text:p>All</text:p>
          </table:table-cell>
          <table:table-cell table:style-name="ce18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style-name="ce47" office:value-type="string">
            <text:p>Y</text:p>
          </table:table-cell>
          <table:table-cell table:style-name="ce54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6];[$'Concept heirarchy position'.A$1:.I$629];3;0)" office:value-type="float" office:value="19">
            <text:p>19</text:p>
          </table:table-cell>
          <table:table-cell table:formula="of:=VLOOKUP([.D16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" office:value-type="string">
            <text:p>Medicare card numb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7];[$'Concept heirarchy position'.A$1:.I$629];3;0)" office:value-type="float" office:value="20">
            <text:p>20</text:p>
          </table:table-cell>
          <table:table-cell table:formula="of:=VLOOKUP([.D17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Medicare card patient identifi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8];[$'Concept heirarchy position'.A$1:.I$629];3;0)" office:value-type="float" office:value="20">
            <text:p>20</text:p>
          </table:table-cell>
          <table:table-cell table:formula="of:=VLOOKUP([.D18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Patient number on the medicare car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9];[$'Concept heirarchy position'.A$1:.I$629];3;0)" office:value-type="float" office:value="20">
            <text:p>20</text:p>
          </table:table-cell>
          <table:table-cell table:formula="of:=VLOOKUP([.D19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29" office:value-type="string">
            <text:p>In the list of people on the card, what is your numbe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Integer</text:p>
          </table:table-cell>
          <table:table-cell table:number-columns-repeated="6"/>
          <table:table-cell table:style-name="ce46" table:formula="of:=IF(([.E19]=&quot;&quot;);&quot;N&quot;;&quot;Y&quot;)" office:value-type="string" office:string-value="Y">
            <text:p>Y</text:p>
          </table:table-cell>
          <table:table-cell table:style-name="ce46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0];[$'Concept heirarchy position'.A$1:.I$629];3;0)" office:value-type="float" office:value="22">
            <text:p>22</text:p>
          </table:table-cell>
          <table:table-cell table:formula="of:=VLOOKUP([.D20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29" office:value-type="string">
            <text:p>Social security number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46" table:number-columns-repeated="4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1];[$'Concept heirarchy position'.A$1:.I$629];3;0)" office:value-type="float" office:value="21">
            <text:p>21</text:p>
          </table:table-cell>
          <table:table-cell table:formula="of:=VLOOKUP([.D21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29" office:value-type="string">
            <text:p>Individual healthcare identifier (if available)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46" office:value-type="string">
            <text:p>Y</text:p>
          </table:table-cell>
          <table:table-cell table:style-name="ce46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2];[$'Concept heirarchy position'.A$1:.I$629];3;0)" office:value-type="float" office:value="0">
            <text:p>#N/A</text:p>
          </table:table-cell>
          <table:table-cell table:formula="of:=VLOOKUP([.D22];[$'Concept heirarchy position'.A$1:.I$629];2;0)" office:value-type="float" office:value="0">
            <text:p>#N/A</text:p>
          </table:table-cell>
          <table:table-cell office:value-type="float" office:value="18">
            <text:p>18</text:p>
          </table:table-cell>
          <table:table-cell office:value-type="string">
            <text:p>Parent_Guardian_Name</text:p>
          </table:table-cell>
          <table:table-cell table:style-name="ce29" office:value-type="string">
            <text:p>Parent / guardian name</text:p>
          </table:table-cell>
          <table:table-cell office:value-type="string">
            <text:p>Patient_Age &lt; 18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46" table:formula="of:=IF(([.E22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3];[$'Concept heirarchy position'.A$1:.I$629];3;0)" office:value-type="float" office:value="34">
            <text:p>34</text:p>
          </table:table-cell>
          <table:table-cell table:formula="of:=VLOOKUP([.D23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29" office:value-type="string">
            <text:p>Are the contact details for the parent or guardian different to the patient's contact details?</text:p>
          </table:table-cell>
          <table:table-cell office:value-type="string">
            <text:p>Patient_Age &lt; 18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_U_Patient</text:p>
          </table:table-cell>
          <table:table-cell table:number-columns-repeated="5"/>
          <table:table-cell table:style-name="ce46" table:formula="of:=IF(([.E23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4];[$'Concept heirarchy position'.A$1:.I$629];3;0)" office:value-type="float" office:value="35">
            <text:p>35</text:p>
          </table:table-cell>
          <table:table-cell table:formula="of:=VLOOKUP([.D24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29" office:value-type="string">
            <text:p>Parent / guardian home telephone</text:p>
          </table:table-cell>
          <table:table-cell office:value-type="string">
            <text:p>Parent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5];[$'Concept heirarchy position'.A$1:.I$629];3;0)" office:value-type="float" office:value="36">
            <text:p>36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29" office:value-type="string">
            <text:p>Parent / guardian mobile telephone</text:p>
          </table:table-cell>
          <table:table-cell office:value-type="string">
            <text:p>Parent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6];[$'Concept heirarchy position'.A$1:.I$629];3;0)" office:value-type="float" office:value="37">
            <text:p>37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29" office:value-type="string">
            <text:p>Parent / guardian work telephone</text:p>
          </table:table-cell>
          <table:table-cell office:value-type="string">
            <text:p>Parent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7];[$'Concept heirarchy position'.A$1:.I$629];3;0)" office:value-type="float" office:value="38">
            <text:p>38</text:p>
          </table:table-cell>
          <table:table-cell table:formula="of:=VLOOKUP([.D27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29" office:value-type="string">
            <text:p>Parent / guardian E-mail address</text:p>
          </table:table-cell>
          <table:table-cell office:value-type="string">
            <text:p>Parent_Contact_equals_Patient_Contact=No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46" table:formula="of:=IF(([.E27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8];[$'Concept heirarchy position'.A$1:.I$629];3;0)" office:value-type="float" office:value="39">
            <text:p>39</text:p>
          </table:table-cell>
          <table:table-cell table:formula="of:=VLOOKUP([.D28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29" office:value-type="string">
            <text:p>Parent_Address</text:p>
          </table:table-cell>
          <table:table-cell table:style-name="ce29" office:value-type="string">
            <text:p>Parent / guardian address</text:p>
          </table:table-cell>
          <table:table-cell office:value-type="string">
            <text:p>Parent_Contact_equals_Patient_Contact=No</text:p>
          </table:table-cell>
          <table:table-cell table:style-name="ce29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number-columns-repeated="3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29];[$'Concept heirarchy position'.A$1:.I$629];3;0)" office:value-type="float" office:value="40">
            <text:p>40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" office:value-type="string">
            <text:p>Parent / guardian's preferred contact method</text:p>
          </table:table-cell>
          <table:table-cell office:value-type="string">
            <text:p>Parent_Contact_equals_Patient_Contact=No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style-name="ce5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30];[$'Concept heirarchy position'.A$1:.I$629];3;0)" office:value-type="float" office:value="50">
            <text:p>50</text:p>
          </table:table-cell>
          <table:table-cell table:formula="of:=VLOOKUP([.D30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29" office:value-type="string">
            <text:p>Carer</text:p>
          </table:table-cell>
          <table:table-cell table:style-name="ce29" office:value-type="string">
            <text:p>Does the patient have a care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30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31];[$'Concept heirarchy position'.A$1:.I$629];3;0)" office:value-type="float" office:value="51">
            <text:p>51</text:p>
          </table:table-cell>
          <table:table-cell table:formula="of:=VLOOKUP([.D31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29" office:value-type="string">
            <text:p>Carer nam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number-columns-repeated="3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4">
          <table:table-cell table:formula="of:=VLOOKUP([.D32];[$'Concept heirarchy position'.A$1:.I$629];3;0)" office:value-type="float" office:value="52">
            <text:p>52</text:p>
          </table:table-cell>
          <table:table-cell table:formula="of:=VLOOKUP([.D32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29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33];[$'Concept heirarchy position'.A$1:.I$629];3;0)" office:value-type="float" office:value="53">
            <text:p>53</text:p>
          </table:table-cell>
          <table:table-cell table:formula="of:=VLOOKUP([.D33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29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34];[$'Concept heirarchy position'.A$1:.I$629];3;0)" office:value-type="float" office:value="54">
            <text:p>54</text:p>
          </table:table-cell>
          <table:table-cell table:formula="of:=VLOOKUP([.D34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29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35];[$'Concept heirarchy position'.A$1:.I$629];3;0)" office:value-type="float" office:value="55">
            <text:p>55</text:p>
          </table:table-cell>
          <table:table-cell table:formula="of:=VLOOKUP([.D35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29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46" table:formula="of:=IF(([.E35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36];[$'Concept heirarchy position'.A$1:.I$629];3;0)" office:value-type="float" office:value="56">
            <text:p>56</text:p>
          </table:table-cell>
          <table:table-cell table:formula="of:=VLOOKUP([.D36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29" office:value-type="string">
            <text:p>Carer_Address</text:p>
          </table:table-cell>
          <table:table-cell table:style-name="ce29" office:value-type="string">
            <text:p>Carer address</text:p>
          </table:table-cell>
          <table:table-cell office:value-type="string">
            <text:p>Carer=Yes</text:p>
          </table:table-cell>
          <table:table-cell table:style-name="ce29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style-name="ce46" office:value-type="string">
            <text:p>Y</text:p>
          </table:table-cell>
          <table:table-cell table:style-name="ce46"/>
          <table:table-cell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37];[$'Concept heirarchy position'.A$1:.I$629];3;0)" office:value-type="float" office:value="57">
            <text:p>57</text:p>
          </table:table-cell>
          <table:table-cell table:formula="of:=VLOOKUP([.D37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Preferred_contact</text:p>
          </table:table-cell>
          <table:table-cell table:number-columns-repeated="5"/>
          <table:table-cell table:style-name="ce5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8];[$'Concept heirarchy position'.A$1:.I$629];3;0)" office:value-type="float" office:value="61">
            <text:p>61</text:p>
          </table:table-cell>
          <table:table-cell table:formula="of:=VLOOKUP([.D38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style-name="ce50" table:number-columns-repeated="3"/>
          <table:table-cell table:style-name="ce50" office:value-type="string">
            <text:p>Y</text:p>
          </table:table-cell>
          <table:table-cell table:number-columns-repeated="1007"/>
        </table:table-row>
        <table:table-row table:style-name="ro1">
          <table:table-cell table:formula="of:=VLOOKUP([.D39];[$'Concept heirarchy position'.A$1:.I$629];3;0)" office:value-type="float" office:value="62">
            <text:p>62</text:p>
          </table:table-cell>
          <table:table-cell table:formula="of:=VLOOKUP([.D3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0];[$'Concept heirarchy position'.A$1:.I$629];3;0)" office:value-type="float" office:value="62">
            <text:p>62</text:p>
          </table:table-cell>
          <table:table-cell table:formula="of:=VLOOKUP([.D40];[$'Concept heirarchy position'.A$1:.I$629];2;0)" office:value-type="string" office:string-value="Procedure planned">
            <text:p>Procedure planned</text:p>
          </table:table-cell>
          <table:table-cell office:value-type="float" office:value="36">
            <text:p>36</text:p>
          </table:table-cell>
          <table:table-cell office:value-type="string">
            <text:p>Surgical_Procedure_Planned</text:p>
          </table:table-cell>
          <table:table-cell table:style-name="ce29" office:value-type="string">
            <text:p>What operation or procedure are you having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46" table:formula="of:=IF(([.E4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41];[$'Concept heirarchy position'.A$1:.I$629];3;0)" office:value-type="float" office:value="64">
            <text:p>64</text:p>
          </table:table-cell>
          <table:table-cell table:formula="of:=VLOOKUP([.D41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office:value-type="string">
            <text:p>Procedure_Date</text:p>
          </table:table-cell>
          <table:table-cell table:style-name="ce10" office:value-type="string">
            <text:p>Procedure d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5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2];[$'Concept heirarchy position'.A$1:.I$629];3;0)" office:value-type="float" office:value="66">
            <text:p>66</text:p>
          </table:table-cell>
          <table:table-cell table:formula="of:=VLOOKUP([.D42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3];[$'Concept heirarchy position'.A$1:.I$629];3;0)" office:value-type="float" office:value="66">
            <text:p>66</text:p>
          </table:table-cell>
          <table:table-cell table:formula="of:=VLOOKUP([.D43];[$'Concept heirarchy position'.A$1:.I$629];2;0)" office:value-type="string" office:string-value="Surgical diagnosis">
            <text:p>Surgical diagnosis</text:p>
          </table:table-cell>
          <table:table-cell office:value-type="float" office:value="39">
            <text:p>39</text:p>
          </table:table-cell>
          <table:table-cell office:value-type="string">
            <text:p>Surgical_Diagnosis</text:p>
          </table:table-cell>
          <table:table-cell table:style-name="ce29" office:value-type="string">
            <text:p>What problem are you having this procedure fo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46" table:formula="of:=IF(([.E43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44];[$'Concept heirarchy position'.A$1:.I$629];3;0)" office:value-type="float" office:value="59">
            <text:p>59</text:p>
          </table:table-cell>
          <table:table-cell table:formula="of:=VLOOKUP([.D44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5];[$'Concept heirarchy position'.A$1:.I$629];3;0)" office:value-type="float" office:value="59">
            <text:p>59</text:p>
          </table:table-cell>
          <table:table-cell table:formula="of:=VLOOKUP([.D45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29" office:value-type="string">
            <text:p>Who is your surgeon or doctor performing proced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Free_text</text:p>
          </table:table-cell>
          <table:table-cell table:style-name="ce29"/>
          <table:table-cell office:value-type="float" office:value="40">
            <text:p>40</text:p>
          </table:table-cell>
          <table:table-cell table:number-columns-repeated="4"/>
          <table:table-cell table:style-name="ce46" table:formula="of:=IF(([.E45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46];[$'Concept heirarchy position'.A$1:.I$629];3;0)" office:value-type="float" office:value="60">
            <text:p>60</text:p>
          </table:table-cell>
          <table:table-cell table:formula="of:=VLOOKUP([.D46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" office:value-type="string">
            <text:p>Referring special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7];[$'Concept heirarchy position'.A$1:.I$629];3;0)" office:value-type="float" office:value="69">
            <text:p>69</text:p>
          </table:table-cell>
          <table:table-cell table:formula="of:=VLOOKUP([.D47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8];[$'Concept heirarchy position'.A$1:.I$629];3;0)" office:value-type="float" office:value="101">
            <text:p>101</text:p>
          </table:table-cell>
          <table:table-cell table:formula="of:=VLOOKUP([.D48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4">
            <text:p>44</text:p>
          </table:table-cell>
          <table:table-cell office:value-type="string">
            <text:p>Height_patient_report_cm</text:p>
          </table:table-cell>
          <table:table-cell table:style-name="ce10" office:value-type="string">
            <text:p>Height (cm) patient repor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49];[$'Concept heirarchy position'.A$1:.I$629];3;0)" office:value-type="float" office:value="101">
            <text:p>101</text:p>
          </table:table-cell>
          <table:table-cell table:formula="of:=VLOOKUP([.D49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29" office:value-type="string">
            <text:p>How tall are you (in centimeters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Number</text:p>
          </table:table-cell>
          <table:table-cell table:number-columns-repeated="6"/>
          <table:table-cell table:style-name="ce46" table:formula="of:=IF(([.E49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50];[$'Concept heirarchy position'.A$1:.I$629];3;0)" office:value-type="float" office:value="102">
            <text:p>102</text:p>
          </table:table-cell>
          <table:table-cell table:formula="of:=VLOOKUP([.D50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6">
            <text:p>46</text:p>
          </table:table-cell>
          <table:table-cell office:value-type="string">
            <text:p>Weight_patient_report_kg</text:p>
          </table:table-cell>
          <table:table-cell table:style-name="ce10" office:value-type="string">
            <text:p>Weight(kg) patient repor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51];[$'Concept heirarchy position'.A$1:.I$629];3;0)" office:value-type="float" office:value="102">
            <text:p>102</text:p>
          </table:table-cell>
          <table:table-cell table:formula="of:=VLOOKUP([.D51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29" office:value-type="string">
            <text:p>How much do you weigh (in kilograms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Number</text:p>
          </table:table-cell>
          <table:table-cell table:number-columns-repeated="6"/>
          <table:table-cell table:style-name="ce46" table:formula="of:=IF(([.E51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52];[$'Concept heirarchy position'.A$1:.I$629];3;0)" office:value-type="float" office:value="76">
            <text:p>76</text:p>
          </table:table-cell>
          <table:table-cell table:formula="of:=VLOOKUP([.D52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53];[$'Concept heirarchy position'.A$1:.I$629];3;0)" office:value-type="float" office:value="103">
            <text:p>103</text:p>
          </table:table-cell>
          <table:table-cell table:formula="of:=VLOOKUP([.D53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" office:value-type="string">
            <text:p>Alcohol consump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54];[$'Concept heirarchy position'.A$1:.I$629];3;0)" office:value-type="float" office:value="103">
            <text:p>103</text:p>
          </table:table-cell>
          <table:table-cell table:formula="of:=VLOOKUP([.D54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29" office:value-type="string">
            <text:p>Alcohol_Current</text:p>
          </table:table-cell>
          <table:table-cell table:style-name="ce29" office:value-type="string">
            <text:p>Do you drink alcohol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2"/>
          <table:table-cell table:style-name="ce29" table:number-columns-repeated="3"/>
          <table:table-cell table:style-name="ce46" office:value-type="string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55];[$'Concept heirarchy position'.A$1:.I$629];3;0)" office:value-type="float" office:value="104">
            <text:p>104</text:p>
          </table:table-cell>
          <table:table-cell table:formula="of:=VLOOKUP([.D55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8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56];[$'Concept heirarchy position'.A$1:.I$629];3;0)" office:value-type="float" office:value="104">
            <text:p>104</text:p>
          </table:table-cell>
          <table:table-cell table:formula="of:=VLOOKUP([.D56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29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29" office:value-type="string">
            <text:p>Number</text:p>
          </table:table-cell>
          <table:table-cell table:number-columns-repeated="6"/>
          <table:table-cell table:style-name="ce46" table:formula="of:=IF(([.E5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57];[$'Concept heirarchy position'.A$1:.I$629];3;0)" office:value-type="float" office:value="105">
            <text:p>105</text:p>
          </table:table-cell>
          <table:table-cell table:formula="of:=VLOOKUP([.D57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" office:value-type="string">
            <text:p>Ever smok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58];[$'Concept heirarchy position'.A$1:.I$629];3;0)" office:value-type="float" office:value="105">
            <text:p>105</text:p>
          </table:table-cell>
          <table:table-cell table:formula="of:=VLOOKUP([.D58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29" office:value-type="string">
            <text:p>Have you ever been a smoke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58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59];[$'Concept heirarchy position'.A$1:.I$629];3;0)" office:value-type="float" office:value="106">
            <text:p>106</text:p>
          </table:table-cell>
          <table:table-cell table:formula="of:=VLOOKUP([.D59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60];[$'Concept heirarchy position'.A$1:.I$629];3;0)" office:value-type="float" office:value="106">
            <text:p>106</text:p>
          </table:table-cell>
          <table:table-cell table:formula="of:=VLOOKUP([.D60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29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6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61];[$'Concept heirarchy position'.A$1:.I$629];3;0)" office:value-type="float" office:value="107">
            <text:p>107</text:p>
          </table:table-cell>
          <table:table-cell table:formula="of:=VLOOKUP([.D61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62];[$'Concept heirarchy position'.A$1:.I$629];3;0)" office:value-type="float" office:value="107">
            <text:p>107</text:p>
          </table:table-cell>
          <table:table-cell table:formula="of:=VLOOKUP([.D62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29" office:value-type="string">
            <text:p>On average, how many cigarettes do you smoke each day?</text:p>
          </table:table-cell>
          <table:table-cell table:style-name="ce29" office:value-type="string">
            <text:p>Tobacco_Current = Yes</text:p>
          </table:table-cell>
          <table:table-cell table:style-name="ce29" office:value-type="string">
            <text:p>Integer</text:p>
          </table:table-cell>
          <table:table-cell table:number-columns-repeated="6"/>
          <table:table-cell table:style-name="ce46" table:formula="of:=IF(([.E62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63];[$'Concept heirarchy position'.A$1:.I$629];3;0)" office:value-type="float" office:value="108">
            <text:p>108</text:p>
          </table:table-cell>
          <table:table-cell table:formula="of:=VLOOKUP([.D63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" office:value-type="string">
            <text:p>Date stopped smoking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64];[$'Concept heirarchy position'.A$1:.I$629];3;0)" office:value-type="float" office:value="108">
            <text:p>108</text:p>
          </table:table-cell>
          <table:table-cell table:formula="of:=VLOOKUP([.D64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29" office:value-type="string">
            <text:p>Tobacco_Date_Stopped</text:p>
          </table:table-cell>
          <table:table-cell table:style-name="ce29" office:value-type="string">
            <text:p>Approximately, when did you stop?</text:p>
          </table:table-cell>
          <table:table-cell table:style-name="ce29" office:value-type="string">
            <text:p>Tobacco_Ever = Yes and <text:s/>Tobacco_Current = No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46" table:formula="of:=IF(([.E64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65];[$'Concept heirarchy position'.A$1:.I$629];3;0)" office:value-type="float" office:value="109">
            <text:p>109</text:p>
          </table:table-cell>
          <table:table-cell table:formula="of:=VLOOKUP([.D65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66];[$'Concept heirarchy position'.A$1:.I$629];3;0)" office:value-type="float" office:value="110">
            <text:p>110</text:p>
          </table:table-cell>
          <table:table-cell table:formula="of:=VLOOKUP([.D66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" office:value-type="string">
            <text:p>Use of dru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67];[$'Concept heirarchy position'.A$1:.I$629];3;0)" office:value-type="float" office:value="110">
            <text:p>110</text:p>
          </table:table-cell>
          <table:table-cell table:formula="of:=VLOOKUP([.D67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29" office:value-type="string">
            <text:p>Do you take any recreational drug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67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68];[$'Concept heirarchy position'.A$1:.I$629];3;0)" office:value-type="float" office:value="111">
            <text:p>111</text:p>
          </table:table-cell>
          <table:table-cell table:formula="of:=VLOOKUP([.D6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69];[$'Concept heirarchy position'.A$1:.I$629];3;0)" office:value-type="float" office:value="112">
            <text:p>112</text:p>
          </table:table-cell>
          <table:table-cell table:formula="of:=VLOOKUP([.D69];[$'Concept heirarchy position'.A$1:.I$629];2;0)" office:value-type="string" office:string-value="Malignancy current">
            <text:p>Malignancy current</text:p>
          </table:table-cell>
          <table:table-cell office:value-type="float" office:value="65">
            <text:p>65</text:p>
          </table:table-cell>
          <table:table-cell table:style-name="ce10" office:value-type="string">
            <text:p>Malignancy_current</text:p>
          </table:table-cell>
          <table:table-cell table:style-name="ce10" office:value-type="string">
            <text:p>Malignancy (activ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70];[$'Concept heirarchy position'.A$1:.I$629];3;0)" office:value-type="float" office:value="112">
            <text:p>112</text:p>
          </table:table-cell>
          <table:table-cell table:formula="of:=VLOOKUP([.D70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29" office:value-type="string">
            <text:p>Malignancy_current</text:p>
          </table:table-cell>
          <table:table-cell table:style-name="ce29" office:value-type="string">
            <text:p>Do you have cancer or is this a possibility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70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71];[$'Concept heirarchy position'.A$1:.I$629];3;0)" office:value-type="float" office:value="115">
            <text:p>115</text:p>
          </table:table-cell>
          <table:table-cell table:formula="of:=VLOOKUP([.D7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72];[$'Concept heirarchy position'.A$1:.I$629];3;0)" office:value-type="float" office:value="115">
            <text:p>115</text:p>
          </table:table-cell>
          <table:table-cell table:formula="of:=VLOOKUP([.D72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29" office:value-type="string">
            <text:p>If a blood transfusion was required, is there any reason you couldn't have blood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72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73];[$'Concept heirarchy position'.A$1:.I$629];3;0)" office:value-type="float" office:value="71">
            <text:p>71</text:p>
          </table:table-cell>
          <table:table-cell table:formula="of:=VLOOKUP([.D73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29" office:value-type="string">
            <text:p>What's the most exercise you can do? Choose the option from the list that best describes how much activity you can do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style-name="ce46" table:formula="of:=IF(([.E73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74];[$'Concept heirarchy position'.A$1:.I$629];3;0)" office:value-type="float" office:value="74">
            <text:p>74</text:p>
          </table:table-cell>
          <table:table-cell table:formula="of:=VLOOKUP([.D7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Exercise_tolerance_ME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75];[$'Concept heirarchy position'.A$1:.I$629];3;0)" office:value-type="float" office:value="73">
            <text:p>73</text:p>
          </table:table-cell>
          <table:table-cell table:formula="of:=VLOOKUP([.D75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" office:value-type="string">
            <text:p>Reason for exercise tolerance &lt; 4 METS</text:p>
          </table:table-cell>
          <table:table-cell table:style-name="ce10" office:value-type="string">
            <text:p>Exercise_tolerance_METS &lt;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76];[$'Concept heirarchy position'.A$1:.I$629];3;0)" office:value-type="float" office:value="73">
            <text:p>73</text:p>
          </table:table-cell>
          <table:table-cell table:formula="of:=VLOOKUP([.D76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29" office:value-type="string">
            <text:p>What stops you from doing more exercise</text:p>
          </table:table-cell>
          <table:table-cell table:style-name="ce29" office:value-type="string">
            <text:p>Exercise_tolerance_METS &lt;4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Poor_exercise_tolerance_reasons_patient</text:p>
          </table:table-cell>
          <table:table-cell table:number-columns-repeated="5"/>
          <table:table-cell table:style-name="ce46" table:formula="of:=IF(([.E7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77];[$'Concept heirarchy position'.A$1:.I$629];3;0)" office:value-type="float" office:value="77">
            <text:p>77</text:p>
          </table:table-cell>
          <table:table-cell table:formula="of:=VLOOKUP([.D77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" office:value-type="string">
            <text:p>Past ope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78];[$'Concept heirarchy position'.A$1:.I$629];3;0)" office:value-type="float" office:value="77">
            <text:p>77</text:p>
          </table:table-cell>
          <table:table-cell table:formula="of:=VLOOKUP([.D78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29" office:value-type="string">
            <text:p>Have you had surgery befo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78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79];[$'Concept heirarchy position'.A$1:.I$629];3;0)" office:value-type="float" office:value="78">
            <text:p>78</text:p>
          </table:table-cell>
          <table:table-cell table:formula="of:=VLOOKUP([.D79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" office:value-type="string">
            <text:p>Past operation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80];[$'Concept heirarchy position'.A$1:.I$629];3;0)" office:value-type="float" office:value="78">
            <text:p>78</text:p>
          </table:table-cell>
          <table:table-cell table:formula="of:=VLOOKUP([.D80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29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29" office:value-type="string">
            <text:p>Text_box</text:p>
          </table:table-cell>
          <table:table-cell/>
          <table:table-cell table:style-name="ce31" office:value-type="float" office:value="65535">
            <text:p>65535</text:p>
          </table:table-cell>
          <table:table-cell table:number-columns-repeated="4"/>
          <table:table-cell table:style-name="ce46" table:formula="of:=IF(([.E8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81];[$'Concept heirarchy position'.A$1:.I$629];3;0)" office:value-type="float" office:value="79">
            <text:p>79</text:p>
          </table:table-cell>
          <table:table-cell table:formula="of:=VLOOKUP([.D81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82];[$'Concept heirarchy position'.A$1:.I$629];3;0)" office:value-type="float" office:value="79">
            <text:p>79</text:p>
          </table:table-cell>
          <table:table-cell table:formula="of:=VLOOKUP([.D82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29" office:value-type="string">
            <text:p>Have you had any problems with anesthetics?</text:p>
          </table:table-cell>
          <table:table-cell office:value-type="string">
            <text:p>Surgery_Previous = Yes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82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83];[$'Concept heirarchy position'.A$1:.I$629];3;0)" office:value-type="float" office:value="80">
            <text:p>80</text:p>
          </table:table-cell>
          <table:table-cell table:formula="of:=VLOOKUP([.D83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84];[$'Concept heirarchy position'.A$1:.I$629];3;0)" office:value-type="float" office:value="80">
            <text:p>80</text:p>
          </table:table-cell>
          <table:table-cell table:formula="of:=VLOOKUP([.D84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29" office:value-type="string">
            <text:p>Have any of your relatives had problems with anesthetic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84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85];[$'Concept heirarchy position'.A$1:.I$629];3;0)" office:value-type="float" office:value="81">
            <text:p>81</text:p>
          </table:table-cell>
          <table:table-cell table:formula="of:=VLOOKUP([.D85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" office:value-type="string">
            <text:p>Post operative nausea and vomiting (PONV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86];[$'Concept heirarchy position'.A$1:.I$629];3;0)" office:value-type="float" office:value="81">
            <text:p>81</text:p>
          </table:table-cell>
          <table:table-cell table:formula="of:=VLOOKUP([.D86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29" office:value-type="string">
            <text:p>Have you had nausea or vomiting after anesthesi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8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87];[$'Concept heirarchy position'.A$1:.I$629];3;0)" office:value-type="float" office:value="119">
            <text:p>119</text:p>
          </table:table-cell>
          <table:table-cell table:formula="of:=VLOOKUP([.D87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88];[$'Concept heirarchy position'.A$1:.I$629];3;0)" office:value-type="float" office:value="119">
            <text:p>119</text:p>
          </table:table-cell>
          <table:table-cell table:formula="of:=VLOOKUP([.D88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29" office:value-type="string">
            <text:p>Have there ever been any concern about developmental problems or delay?</text:p>
          </table:table-cell>
          <table:table-cell table:style-name="ce18"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88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89];[$'Concept heirarchy position'.A$1:.I$629];3;0)" office:value-type="float" office:value="120">
            <text:p>120</text:p>
          </table:table-cell>
          <table:table-cell table:formula="of:=VLOOKUP([.D89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" office:value-type="string">
            <text:p>Congenital or hereditary disorders</text:p>
          </table:table-cell>
          <table:table-cell table:style-name="ce18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90];[$'Concept heirarchy position'.A$1:.I$629];3;0)" office:value-type="float" office:value="120">
            <text:p>120</text:p>
          </table:table-cell>
          <table:table-cell table:formula="of:=VLOOKUP([.D90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29" office:value-type="string">
            <text:p>Does the child have any hereditary disease or disease from birth?</text:p>
          </table:table-cell>
          <table:table-cell table:style-name="ce18"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9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91];[$'Concept heirarchy position'.A$1:.I$629];3;0)" office:value-type="float" office:value="121">
            <text:p>121</text:p>
          </table:table-cell>
          <table:table-cell table:formula="of:=VLOOKUP([.D91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" office:value-type="string">
            <text:p>Bronchial hyperactivity</text:p>
          </table:table-cell>
          <table:table-cell table:style-name="ce18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92];[$'Concept heirarchy position'.A$1:.I$629];3;0)" office:value-type="float" office:value="121">
            <text:p>121</text:p>
          </table:table-cell>
          <table:table-cell table:formula="of:=VLOOKUP([.D92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29" office:value-type="string">
            <text:p>Is there any history of wheeze or asthma?</text:p>
          </table:table-cell>
          <table:table-cell table:style-name="ce18"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92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93];[$'Concept heirarchy position'.A$1:.I$629];3;0)" office:value-type="float" office:value="122">
            <text:p>122</text:p>
          </table:table-cell>
          <table:table-cell table:formula="of:=VLOOKUP([.D93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" office:value-type="string">
            <text:p>Vaccination schedule up to date?</text:p>
          </table:table-cell>
          <table:table-cell table:style-name="ce18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94];[$'Concept heirarchy position'.A$1:.I$629];3;0)" office:value-type="float" office:value="122">
            <text:p>122</text:p>
          </table:table-cell>
          <table:table-cell table:formula="of:=VLOOKUP([.D94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29" office:value-type="string">
            <text:p>Have all scheduled vaccinations been given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style-name="ce46" table:formula="of:=IF(([.E94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95];[$'Concept heirarchy position'.A$1:.I$629];3;0)" office:value-type="float" office:value="123">
            <text:p>123</text:p>
          </table:table-cell>
          <table:table-cell table:formula="of:=VLOOKUP([.D95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96];[$'Concept heirarchy position'.A$1:.I$629];3;0)" office:value-type="float" office:value="123">
            <text:p>123</text:p>
          </table:table-cell>
          <table:table-cell table:formula="of:=VLOOKUP([.D96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29" office:value-type="string">
            <text:p>Was the patient born prematurely?</text:p>
          </table:table-cell>
          <table:table-cell office:value-type="string">
            <text:p>Patient_Age &lt; 5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9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97];[$'Concept heirarchy position'.A$1:.I$629];3;0)" office:value-type="float" office:value="125">
            <text:p>125</text:p>
          </table:table-cell>
          <table:table-cell table:formula="of:=VLOOKUP([.D97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29" office:value-type="string">
            <text:p>Weeks of pregnancy at birth</text:p>
          </table:table-cell>
          <table:table-cell table:style-name="ce29" office:value-type="string">
            <text:p>Premature_Delivery=Yes</text:p>
          </table:table-cell>
          <table:table-cell table:style-name="ce29" office:value-type="string">
            <text:p>Integer</text:p>
          </table:table-cell>
          <table:table-cell table:number-columns-repeated="6"/>
          <table:table-cell table:style-name="ce51" office:value-type="string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98];[$'Concept heirarchy position'.A$1:.I$629];3;0)" office:value-type="float" office:value="280">
            <text:p>280</text:p>
          </table:table-cell>
          <table:table-cell table:formula="of:=VLOOKUP([.D98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99];[$'Concept heirarchy position'.A$1:.I$629];3;0)" office:value-type="float" office:value="280">
            <text:p>280</text:p>
          </table:table-cell>
          <table:table-cell table:formula="of:=VLOOKUP([.D99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29" office:value-type="string">
            <text:p>Have you had a cold, flu or upper respiratory infection in the last 6 week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99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00];[$'Concept heirarchy position'.A$1:.I$629];3;0)" office:value-type="float" office:value="281">
            <text:p>281</text:p>
          </table:table-cell>
          <table:table-cell table:formula="of:=VLOOKUP([.D100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" office:value-type="string">
            <text:p>Exposure to 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01];[$'Concept heirarchy position'.A$1:.I$629];3;0)" office:value-type="float" office:value="281">
            <text:p>281</text:p>
          </table:table-cell>
          <table:table-cell table:formula="of:=VLOOKUP([.D101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29" office:value-type="string">
            <text:p>Has the patient been exposed to any of these disease in the last month (Select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Childhood_infectious_disease</text:p>
          </table:table-cell>
          <table:table-cell table:number-columns-repeated="5"/>
          <table:table-cell table:style-name="ce46" table:formula="of:=IF(([.E101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02];[$'Concept heirarchy position'.A$1:.I$629];3;0)" office:value-type="float" office:value="282">
            <text:p>282</text:p>
          </table:table-cell>
          <table:table-cell table:formula="of:=VLOOKUP([.D102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" office:value-type="string">
            <text:p>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03];[$'Concept heirarchy position'.A$1:.I$629];3;0)" office:value-type="float" office:value="282">
            <text:p>282</text:p>
          </table:table-cell>
          <table:table-cell table:formula="of:=VLOOKUP([.D103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29" office:value-type="string">
            <text:p>Has the patient had any of these disease in the last month (Select)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Childhood_infectious_disease</text:p>
          </table:table-cell>
          <table:table-cell table:number-columns-repeated="5"/>
          <table:table-cell table:style-name="ce46" table:formula="of:=IF(([.E103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04];[$'Concept heirarchy position'.A$1:.I$629];3;0)" office:value-type="float" office:value="126">
            <text:p>126</text:p>
          </table:table-cell>
          <table:table-cell table:formula="of:=VLOOKUP([.D104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05];[$'Concept heirarchy position'.A$1:.I$629];3;0)" office:value-type="float" office:value="127">
            <text:p>127</text:p>
          </table:table-cell>
          <table:table-cell table:formula="of:=VLOOKUP([.D105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06];[$'Concept heirarchy position'.A$1:.I$629];3;0)" office:value-type="float" office:value="127">
            <text:p>127</text:p>
          </table:table-cell>
          <table:table-cell table:formula="of:=VLOOKUP([.D106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29" office:value-type="string">
            <text:p>Is there any possibility or concern that the patient has cardiac disease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0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07];[$'Concept heirarchy position'.A$1:.I$629];3;0)" office:value-type="float" office:value="128">
            <text:p>128</text:p>
          </table:table-cell>
          <table:table-cell table:formula="of:=VLOOKUP([.D107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number-columns-repeated="2" table:style-name="ce10" office:value-type="string">
            <text:p>Cyanosis</text:p>
          </table:table-cell>
          <table:table-cell table:style-name="ce10" office:value-type="string">
            <text:p>Patient_Age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08];[$'Concept heirarchy position'.A$1:.I$629];3;0)" office:value-type="float" office:value="131">
            <text:p>131</text:p>
          </table:table-cell>
          <table:table-cell table:formula="of:=VLOOKUP([.D108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" office:value-type="string">
            <text:p>Cerebral bleeding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09];[$'Concept heirarchy position'.A$1:.I$629];3;0)" office:value-type="float" office:value="82">
            <text:p>82</text:p>
          </table:table-cell>
          <table:table-cell table:formula="of:=VLOOKUP([.D109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30" office:value-type="string">
            <text:p>Medication</text:p>
          </table:table-cell>
          <table:table-cell table:style-name="ce10" office:value-type="string">
            <text:p>Me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10];[$'Concept heirarchy position'.A$1:.I$629];3;0)" office:value-type="float" office:value="82">
            <text:p>82</text:p>
          </table:table-cell>
          <table:table-cell table:formula="of:=VLOOKUP([.D110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31" office:value-type="string">
            <text:p>Medication</text:p>
          </table:table-cell>
          <table:table-cell table:style-name="ce29" office:value-type="string">
            <text:p>Do you take any medicines including inhalers, patches or crea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1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11];[$'Concept heirarchy position'.A$1:.I$629];3;0)" office:value-type="float" office:value="83">
            <text:p>83</text:p>
          </table:table-cell>
          <table:table-cell table:formula="of:=VLOOKUP([.D111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12];[$'Concept heirarchy position'.A$1:.I$629];3;0)" office:value-type="float" office:value="83">
            <text:p>83</text:p>
          </table:table-cell>
          <table:table-cell table:formula="of:=VLOOKUP([.D112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29" office:value-type="string">
            <text:p>List the medicine, dose and frequency</text:p>
          </table:table-cell>
          <table:table-cell table:style-name="ce29" office:value-type="string">
            <text:p>Medication = Yes</text:p>
          </table:table-cell>
          <table:table-cell table:style-name="ce29" office:value-type="string">
            <text:p>Text_box</text:p>
          </table:table-cell>
          <table:table-cell/>
          <table:table-cell table:style-name="ce29" office:value-type="float" office:value="65536">
            <text:p>65536</text:p>
          </table:table-cell>
          <table:table-cell table:number-columns-repeated="4"/>
          <table:table-cell table:style-name="ce46" table:formula="of:=IF(([.E112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13];[$'Concept heirarchy position'.A$1:.I$629];3;0)" office:value-type="float" office:value="96">
            <text:p>96</text:p>
          </table:table-cell>
          <table:table-cell table:formula="of:=VLOOKUP([.D113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" office:value-type="string">
            <text:p>Allerg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14];[$'Concept heirarchy position'.A$1:.I$629];3;0)" office:value-type="float" office:value="96">
            <text:p>96</text:p>
          </table:table-cell>
          <table:table-cell table:formula="of:=VLOOKUP([.D114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29" office:value-type="string">
            <text:p>Allergies</text:p>
          </table:table-cell>
          <table:table-cell table:style-name="ce29" office:value-type="string">
            <text:p>Do you have any allergies including medicines, latex rubber, tapes or food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table:number-columns-repeated="4"/>
          <table:table-cell table:style-name="ce46" table:formula="of:=IF(([.E114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15];[$'Concept heirarchy position'.A$1:.I$629];3;0)" office:value-type="float" office:value="97">
            <text:p>97</text:p>
          </table:table-cell>
          <table:table-cell table:formula="of:=VLOOKUP([.D115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16];[$'Concept heirarchy position'.A$1:.I$629];3;0)" office:value-type="float" office:value="97">
            <text:p>97</text:p>
          </table:table-cell>
          <table:table-cell table:formula="of:=VLOOKUP([.D116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29" office:value-type="string">
            <text:p>What are you allergic to? <text:s/>What happens when you have it?</text:p>
          </table:table-cell>
          <table:table-cell table:style-name="ce29" office:value-type="string">
            <text:p>Allergies = Yes</text:p>
          </table:table-cell>
          <table:table-cell table:style-name="ce29" office:value-type="string">
            <text:p>Text_box</text:p>
          </table:table-cell>
          <table:table-cell/>
          <table:table-cell table:style-name="ce31" office:value-type="float" office:value="65535">
            <text:p>65535</text:p>
          </table:table-cell>
          <table:table-cell table:number-columns-repeated="4"/>
          <table:table-cell table:style-name="ce46" table:formula="of:=IF(([.E116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17];[$'Concept heirarchy position'.A$1:.I$629];3;0)" office:value-type="float" office:value="98">
            <text:p>98</text:p>
          </table:table-cell>
          <table:table-cell table:formula="of:=VLOOKUP([.D117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29" office:value-type="string">
            <text:p>What was the reaction?</text:p>
          </table:table-cell>
          <table:table-cell office:value-type="string">
            <text:p>Allergies=Yes</text:p>
          </table:table-cell>
          <table:table-cell table:style-name="ce29" office:value-type="string">
            <text:p>ManyOptions</text:p>
          </table:table-cell>
          <table:table-cell table:style-name="ce29" office:value-type="string">
            <text:p>Allergy reaction 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Other</text:p>
          </table:table-cell>
          <table:table-cell table:style-name="ce29" table:number-columns-repeated="2"/>
          <table:table-cell table:style-name="ce46" table:number-columns-repeated="4"/>
          <table:table-cell table:number-columns-repeated="1007"/>
        </table:table-row>
        <table:table-row table:style-name="ro1">
          <table:table-cell table:formula="of:=VLOOKUP([.D118];[$'Concept heirarchy position'.A$1:.I$629];3;0)" office:value-type="float" office:value="100">
            <text:p>100</text:p>
          </table:table-cell>
          <table:table-cell table:formula="of:=VLOOKUP([.D118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" office:value-type="string">
            <text:p>Medication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19];[$'Concept heirarchy position'.A$1:.I$629];3;0)" office:value-type="float" office:value="100">
            <text:p>100</text:p>
          </table:table-cell>
          <table:table-cell table:formula="of:=VLOOKUP([.D119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29" office:value-type="string">
            <text:p>Are there medicines you can't take because of side effect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119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20];[$'Concept heirarchy position'.A$1:.I$629];3;0)" office:value-type="float" office:value="133">
            <text:p>133</text:p>
          </table:table-cell>
          <table:table-cell table:formula="of:=VLOOKUP([.D120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21];[$'Concept heirarchy position'.A$1:.I$629];3;0)" office:value-type="float" office:value="134">
            <text:p>134</text:p>
          </table:table-cell>
          <table:table-cell table:formula="of:=VLOOKUP([.D121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" office:value-type="string">
            <text:p>Diagnosed 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22];[$'Concept heirarchy position'.A$1:.I$629];3;0)" office:value-type="float" office:value="134">
            <text:p>134</text:p>
          </table:table-cell>
          <table:table-cell table:formula="of:=VLOOKUP([.D122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29" office:value-type="string">
            <text:p>Do you have high blood pressure or are you on treatment for blood press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51" office:value-type="string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23];[$'Concept heirarchy position'.A$1:.I$629];3;0)" office:value-type="float" office:value="135">
            <text:p>135</text:p>
          </table:table-cell>
          <table:table-cell table:formula="of:=VLOOKUP([.D123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24];[$'Concept heirarchy position'.A$1:.I$629];3;0)" office:value-type="float" office:value="136">
            <text:p>136</text:p>
          </table:table-cell>
          <table:table-cell table:formula="of:=VLOOKUP([.D124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" office:value-type="string">
            <text:p>Stable angina pector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25];[$'Concept heirarchy position'.A$1:.I$629];3;0)" office:value-type="float" office:value="136">
            <text:p>136</text:p>
          </table:table-cell>
          <table:table-cell table:formula="of:=VLOOKUP([.D125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29" office:value-type="string">
            <text:p>Do you have angin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25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26];[$'Concept heirarchy position'.A$1:.I$629];3;0)" office:value-type="float" office:value="137">
            <text:p>137</text:p>
          </table:table-cell>
          <table:table-cell table:formula="of:=VLOOKUP([.D126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27];[$'Concept heirarchy position'.A$1:.I$629];3;0)" office:value-type="float" office:value="138">
            <text:p>138</text:p>
          </table:table-cell>
          <table:table-cell table:formula="of:=VLOOKUP([.D127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29" office:value-type="string">
            <text:p>Have you ever had a heart attack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27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28];[$'Concept heirarchy position'.A$1:.I$629];3;0)" office:value-type="float" office:value="139">
            <text:p>139</text:p>
          </table:table-cell>
          <table:table-cell table:formula="of:=VLOOKUP([.D128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" office:value-type="string">
            <text:p>MI or Acute Coronary Syndrome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29];[$'Concept heirarchy position'.A$1:.I$629];3;0)" office:value-type="float" office:value="141">
            <text:p>141</text:p>
          </table:table-cell>
          <table:table-cell table:formula="of:=VLOOKUP([.D129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" office:value-type="string">
            <text:p>Number of myocardial infarctions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0];[$'Concept heirarchy position'.A$1:.I$629];3;0)" office:value-type="float" office:value="141">
            <text:p>141</text:p>
          </table:table-cell>
          <table:table-cell table:formula="of:=VLOOKUP([.D130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29" office:value-type="string">
            <text:p>How many heart attacks have you had?</text:p>
          </table:table-cell>
          <table:table-cell table:style-name="ce29" office:value-type="string">
            <text:p>MI_ever = Yes</text:p>
          </table:table-cell>
          <table:table-cell table:style-name="ce29" office:value-type="string">
            <text:p>Integer</text:p>
          </table:table-cell>
          <table:table-cell table:number-columns-repeated="6"/>
          <table:table-cell table:style-name="ce46" table:formula="of:=IF(([.E13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31];[$'Concept heirarchy position'.A$1:.I$629];3;0)" office:value-type="float" office:value="142">
            <text:p>142</text:p>
          </table:table-cell>
          <table:table-cell table:formula="of:=VLOOKUP([.D131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" office:value-type="string">
            <text:p>ACS date occurred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2];[$'Concept heirarchy position'.A$1:.I$629];3;0)" office:value-type="float" office:value="143">
            <text:p>143</text:p>
          </table:table-cell>
          <table:table-cell table:formula="of:=VLOOKUP([.D132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3];[$'Concept heirarchy position'.A$1:.I$629];3;0)" office:value-type="float" office:value="143">
            <text:p>143</text:p>
          </table:table-cell>
          <table:table-cell table:formula="of:=VLOOKUP([.D133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29" office:value-type="string">
            <text:p>When was you last heart attack? <text:s/>Approximate date is OK.</text:p>
          </table:table-cell>
          <table:table-cell table:style-name="ce29" office:value-type="string">
            <text:p>MI_ever = Yes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46" table:formula="of:=IF(([.E133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34];[$'Concept heirarchy position'.A$1:.I$629];3;0)" office:value-type="float" office:value="140">
            <text:p>140</text:p>
          </table:table-cell>
          <table:table-cell table:formula="of:=VLOOKUP([.D134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" office:value-type="string">
            <text:p>ACS type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ACS_Type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5];[$'Concept heirarchy position'.A$1:.I$629];3;0)" office:value-type="float" office:value="148">
            <text:p>148</text:p>
          </table:table-cell>
          <table:table-cell table:formula="of:=VLOOKUP([.D135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6];[$'Concept heirarchy position'.A$1:.I$629];3;0)" office:value-type="float" office:value="148">
            <text:p>148</text:p>
          </table:table-cell>
          <table:table-cell table:formula="of:=VLOOKUP([.D136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29" office:value-type="string">
            <text:p>Have you ever been diagnosed with heart fail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3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37];[$'Concept heirarchy position'.A$1:.I$629];3;0)" office:value-type="float" office:value="149">
            <text:p>149</text:p>
          </table:table-cell>
          <table:table-cell table:formula="of:=VLOOKUP([.D137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NYHA_Cl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8];[$'Concept heirarchy position'.A$1:.I$629];3;0)" office:value-type="float" office:value="150">
            <text:p>150</text:p>
          </table:table-cell>
          <table:table-cell table:formula="of:=VLOOKUP([.D138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number-columns-repeated="2" table:style-name="ce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39];[$'Concept heirarchy position'.A$1:.I$629];3;0)" office:value-type="float" office:value="152">
            <text:p>152</text:p>
          </table:table-cell>
          <table:table-cell table:formula="of:=VLOOKUP([.D139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" office:value-type="string">
            <text:p>Acute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0];[$'Concept heirarchy position'.A$1:.I$629];3;0)" office:value-type="float" office:value="154">
            <text:p>154</text:p>
          </table:table-cell>
          <table:table-cell table:formula="of:=VLOOKUP([.D140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" office:value-type="string">
            <text:p>Right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1];[$'Concept heirarchy position'.A$1:.I$629];3;0)" office:value-type="float" office:value="155">
            <text:p>155</text:p>
          </table:table-cell>
          <table:table-cell table:formula="of:=VLOOKUP([.D141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2];[$'Concept heirarchy position'.A$1:.I$629];3;0)" office:value-type="float" office:value="155">
            <text:p>155</text:p>
          </table:table-cell>
          <table:table-cell table:formula="of:=VLOOKUP([.D142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29" office:value-type="string">
            <text:p>Have you ever had an irregular pulse or arrhythmi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42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143];[$'Concept heirarchy position'.A$1:.I$629];3;0)" office:value-type="float" office:value="156">
            <text:p>156</text:p>
          </table:table-cell>
          <table:table-cell table:formula="of:=VLOOKUP([.D143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2"/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4];[$'Concept heirarchy position'.A$1:.I$629];3;0)" office:value-type="float" office:value="156">
            <text:p>156</text:p>
          </table:table-cell>
          <table:table-cell table:formula="of:=VLOOKUP([.D144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29" office:value-type="string">
            <text:p>Have you ever had atrial fibrillation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2"/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44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45];[$'Concept heirarchy position'.A$1:.I$629];3;0)" office:value-type="float" office:value="157">
            <text:p>157</text:p>
          </table:table-cell>
          <table:table-cell table:formula="of:=VLOOKUP([.D145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6];[$'Concept heirarchy position'.A$1:.I$629];3;0)" office:value-type="float" office:value="144">
            <text:p>144</text:p>
          </table:table-cell>
          <table:table-cell table:formula="of:=VLOOKUP([.D146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" office:value-type="string">
            <text:p>Percutaneous coronary intervention <text:s/>(PCI) (pas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7];[$'Concept heirarchy position'.A$1:.I$629];3;0)" office:value-type="float" office:value="145">
            <text:p>145</text:p>
          </table:table-cell>
          <table:table-cell table:formula="of:=VLOOKUP([.D147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" office:value-type="string">
            <text:p>PCI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8];[$'Concept heirarchy position'.A$1:.I$629];3;0)" office:value-type="float" office:value="146">
            <text:p>146</text:p>
          </table:table-cell>
          <table:table-cell table:formula="of:=VLOOKUP([.D148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49];[$'Concept heirarchy position'.A$1:.I$629];3;0)" office:value-type="float" office:value="147">
            <text:p>147</text:p>
          </table:table-cell>
          <table:table-cell table:formula="of:=VLOOKUP([.D149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0];[$'Concept heirarchy position'.A$1:.I$629];3;0)" office:value-type="float" office:value="158">
            <text:p>158</text:p>
          </table:table-cell>
          <table:table-cell table:formula="of:=VLOOKUP([.D150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1];[$'Concept heirarchy position'.A$1:.I$629];3;0)" office:value-type="float" office:value="158">
            <text:p>158</text:p>
          </table:table-cell>
          <table:table-cell table:formula="of:=VLOOKUP([.D151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29" office:value-type="string">
            <text:p>Have you ever had heart valve proble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51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52];[$'Concept heirarchy position'.A$1:.I$629];3;0)" office:value-type="float" office:value="159">
            <text:p>159</text:p>
          </table:table-cell>
          <table:table-cell table:formula="of:=VLOOKUP([.D152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" office:value-type="string">
            <text:p>Valvular heart disease typ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3];[$'Concept heirarchy position'.A$1:.I$629];3;0)" office:value-type="float" office:value="161">
            <text:p>161</text:p>
          </table:table-cell>
          <table:table-cell table:formula="of:=VLOOKUP([.D153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4];[$'Concept heirarchy position'.A$1:.I$629];3;0)" office:value-type="float" office:value="161">
            <text:p>161</text:p>
          </table:table-cell>
          <table:table-cell table:formula="of:=VLOOKUP([.D15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29" office:value-type="string">
            <text:p>Have you ever had endocarditis or heart valve infection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54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55];[$'Concept heirarchy position'.A$1:.I$629];3;0)" office:value-type="float" office:value="162">
            <text:p>162</text:p>
          </table:table-cell>
          <table:table-cell table:formula="of:=VLOOKUP([.D155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" office:value-type="string">
            <text:p>Endocarditis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6];[$'Concept heirarchy position'.A$1:.I$629];3;0)" office:value-type="float" office:value="163">
            <text:p>163</text:p>
          </table:table-cell>
          <table:table-cell table:formula="of:=VLOOKUP([.D156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7];[$'Concept heirarchy position'.A$1:.I$629];3;0)" office:value-type="float" office:value="163">
            <text:p>163</text:p>
          </table:table-cell>
          <table:table-cell table:formula="of:=VLOOKUP([.D157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29" office:value-type="string">
            <text:p>Do you have a pacemaker or defibrillato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57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158];[$'Concept heirarchy position'.A$1:.I$629];3;0)" office:value-type="float" office:value="165">
            <text:p>165</text:p>
          </table:table-cell>
          <table:table-cell table:formula="of:=VLOOKUP([.D158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44" office:value-type="string">
            <text:p>Pacemaker_ICD_type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59];[$'Concept heirarchy position'.A$1:.I$629];3;0)" office:value-type="float" office:value="166">
            <text:p>166</text:p>
          </table:table-cell>
          <table:table-cell table:formula="of:=VLOOKUP([.D159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44"/>
          <table:table-cell table:style-name="ce30" office:value-type="float" office:value="65535">
            <text:p>65535</text:p>
          </table:table-cell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0];[$'Concept heirarchy position'.A$1:.I$629];3;0)" office:value-type="float" office:value="167">
            <text:p>167</text:p>
          </table:table-cell>
          <table:table-cell table:formula="of:=VLOOKUP([.D16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" office:value-type="string">
            <text:p>Peripheral vascular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1];[$'Concept heirarchy position'.A$1:.I$629];3;0)" office:value-type="float" office:value="167">
            <text:p>167</text:p>
          </table:table-cell>
          <table:table-cell table:formula="of:=VLOOKUP([.D161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29" office:value-type="string">
            <text:p>Do you have any arterial disease in your leg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61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62];[$'Concept heirarchy position'.A$1:.I$629];3;0)" office:value-type="float" office:value="168">
            <text:p>168</text:p>
          </table:table-cell>
          <table:table-cell table:formula="of:=VLOOKUP([.D162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" office:value-type="string">
            <text:p>DVT</text:p>
          </table:table-cell>
          <table:table-cell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3];[$'Concept heirarchy position'.A$1:.I$629];3;0)" office:value-type="float" office:value="168">
            <text:p>168</text:p>
          </table:table-cell>
          <table:table-cell table:formula="of:=VLOOKUP([.D163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29" office:value-type="string">
            <text:p>Have you ever had a DVT or clot in the leg veins?</text:p>
          </table:table-cell>
          <table:table-cell/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163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64];[$'Concept heirarchy position'.A$1:.I$629];3;0)" office:value-type="float" office:value="169">
            <text:p>169</text:p>
          </table:table-cell>
          <table:table-cell table:formula="of:=VLOOKUP([.D164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5];[$'Concept heirarchy position'.A$1:.I$629];3;0)" office:value-type="float" office:value="169">
            <text:p>169</text:p>
          </table:table-cell>
          <table:table-cell table:formula="of:=VLOOKUP([.D165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29" office:value-type="string">
            <text:p>Were you born with any heart diseas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65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66];[$'Concept heirarchy position'.A$1:.I$629];3;0)" office:value-type="float" office:value="170">
            <text:p>170</text:p>
          </table:table-cell>
          <table:table-cell table:formula="of:=VLOOKUP([.D166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7];[$'Concept heirarchy position'.A$1:.I$629];3;0)" office:value-type="float" office:value="174">
            <text:p>174</text:p>
          </table:table-cell>
          <table:table-cell table:formula="of:=VLOOKUP([.D167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8];[$'Concept heirarchy position'.A$1:.I$629];3;0)" office:value-type="float" office:value="175">
            <text:p>175</text:p>
          </table:table-cell>
          <table:table-cell table:formula="of:=VLOOKUP([.D168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69];[$'Concept heirarchy position'.A$1:.I$629];3;0)" office:value-type="float" office:value="176">
            <text:p>176</text:p>
          </table:table-cell>
          <table:table-cell table:formula="of:=VLOOKUP([.D169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" office:value-type="string">
            <text:p>Cardiac surgery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0];[$'Concept heirarchy position'.A$1:.I$629];3;0)" office:value-type="float" office:value="176">
            <text:p>176</text:p>
          </table:table-cell>
          <table:table-cell table:formula="of:=VLOOKUP([.D170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29" office:value-type="string">
            <text:p>Have you ever had heart surgery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70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71];[$'Concept heirarchy position'.A$1:.I$629];3;0)" office:value-type="float" office:value="177">
            <text:p>177</text:p>
          </table:table-cell>
          <table:table-cell table:formula="of:=VLOOKUP([.D17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2];[$'Concept heirarchy position'.A$1:.I$629];3;0)" office:value-type="float" office:value="178">
            <text:p>178</text:p>
          </table:table-cell>
          <table:table-cell table:formula="of:=VLOOKUP([.D17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3];[$'Concept heirarchy position'.A$1:.I$629];3;0)" office:value-type="float" office:value="180">
            <text:p>180</text:p>
          </table:table-cell>
          <table:table-cell table:formula="of:=VLOOKUP([.D173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4];[$'Concept heirarchy position'.A$1:.I$629];3;0)" office:value-type="float" office:value="181">
            <text:p>181</text:p>
          </table:table-cell>
          <table:table-cell table:formula="of:=VLOOKUP([.D174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number-columns-repeated="2" table:style-name="ce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5];[$'Concept heirarchy position'.A$1:.I$629];3;0)" office:value-type="float" office:value="181">
            <text:p>181</text:p>
          </table:table-cell>
          <table:table-cell table:formula="of:=VLOOKUP([.D175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29" office:value-type="string">
            <text:p>COPD</text:p>
          </table:table-cell>
          <table:table-cell table:style-name="ce29" office:value-type="string">
            <text:p>Do you have emphysema or chronic bronchiti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75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76];[$'Concept heirarchy position'.A$1:.I$629];3;0)" office:value-type="float" office:value="182">
            <text:p>182</text:p>
          </table:table-cell>
          <table:table-cell table:formula="of:=VLOOKUP([.D176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7];[$'Concept heirarchy position'.A$1:.I$629];3;0)" office:value-type="float" office:value="183">
            <text:p>183</text:p>
          </table:table-cell>
          <table:table-cell table:formula="of:=VLOOKUP([.D177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number-columns-repeated="2" table:style-name="ce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78];[$'Concept heirarchy position'.A$1:.I$629];3;0)" office:value-type="float" office:value="183">
            <text:p>183</text:p>
          </table:table-cell>
          <table:table-cell table:formula="of:=VLOOKUP([.D178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29" office:value-type="string">
            <text:p>Asthma</text:p>
          </table:table-cell>
          <table:table-cell table:style-name="ce29" office:value-type="string">
            <text:p>Do you have asthm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178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79];[$'Concept heirarchy position'.A$1:.I$629];3;0)" office:value-type="float" office:value="184">
            <text:p>184</text:p>
          </table:table-cell>
          <table:table-cell table:formula="of:=VLOOKUP([.D179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0];[$'Concept heirarchy position'.A$1:.I$629];3;0)" office:value-type="float" office:value="192">
            <text:p>192</text:p>
          </table:table-cell>
          <table:table-cell table:formula="of:=VLOOKUP([.D18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1];[$'Concept heirarchy position'.A$1:.I$629];3;0)" office:value-type="float" office:value="192">
            <text:p>192</text:p>
          </table:table-cell>
          <table:table-cell table:formula="of:=VLOOKUP([.D18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29" office:value-type="string">
            <text:p>Do you have sleep apne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81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82];[$'Concept heirarchy position'.A$1:.I$629];3;0)" office:value-type="float" office:value="193">
            <text:p>193</text:p>
          </table:table-cell>
          <table:table-cell table:formula="of:=VLOOKUP([.D18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" office:value-type="string">
            <text:p>CPAP u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3];[$'Concept heirarchy position'.A$1:.I$629];3;0)" office:value-type="float" office:value="193">
            <text:p>193</text:p>
          </table:table-cell>
          <table:table-cell table:formula="of:=VLOOKUP([.D18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29" office:value-type="string">
            <text:p>CPAP</text:p>
          </table:table-cell>
          <table:table-cell table:style-name="ce29" office:value-type="string">
            <text:p>Do you use a CPAP machin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83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84];[$'Concept heirarchy position'.A$1:.I$629];3;0)" office:value-type="float" office:value="206">
            <text:p>206</text:p>
          </table:table-cell>
          <table:table-cell table:formula="of:=VLOOKUP([.D184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5];[$'Concept heirarchy position'.A$1:.I$629];3;0)" office:value-type="float" office:value="207">
            <text:p>207</text:p>
          </table:table-cell>
          <table:table-cell table:formula="of:=VLOOKUP([.D185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6];[$'Concept heirarchy position'.A$1:.I$629];3;0)" office:value-type="float" office:value="207">
            <text:p>207</text:p>
          </table:table-cell>
          <table:table-cell table:formula="of:=VLOOKUP([.D186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29" office:value-type="string">
            <text:p>Are you on oxygen at hom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8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87];[$'Concept heirarchy position'.A$1:.I$629];3;0)" office:value-type="float" office:value="209">
            <text:p>209</text:p>
          </table:table-cell>
          <table:table-cell table:formula="of:=VLOOKUP([.D187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8];[$'Concept heirarchy position'.A$1:.I$629];3;0)" office:value-type="float" office:value="210">
            <text:p>210</text:p>
          </table:table-cell>
          <table:table-cell table:formula="of:=VLOOKUP([.D188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89];[$'Concept heirarchy position'.A$1:.I$629];3;0)" office:value-type="float" office:value="210">
            <text:p>210</text:p>
          </table:table-cell>
          <table:table-cell table:formula="of:=VLOOKUP([.D189];[$'Concept heirarchy position'.A$1:.I$629];2;0)" office:value-type="string" office:string-value="Cerebrovascular disease">
            <text:p>Cerebrovascular disease</text:p>
          </table:table-cell>
          <table:table-cell office:value-type="float" office:value="185">
            <text:p>185</text:p>
          </table:table-cell>
          <table:table-cell office:value-type="string">
            <text:p>Cerebrovascular_Disease</text:p>
          </table:table-cell>
          <table:table-cell table:style-name="ce29" office:value-type="string">
            <text:p>Have you ever had a stroke, mini stroke, TIA or brain aneurysm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89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90];[$'Concept heirarchy position'.A$1:.I$629];3;0)" office:value-type="float" office:value="213">
            <text:p>213</text:p>
          </table:table-cell>
          <table:table-cell table:formula="of:=VLOOKUP([.D19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91];[$'Concept heirarchy position'.A$1:.I$629];3;0)" office:value-type="float" office:value="213">
            <text:p>213</text:p>
          </table:table-cell>
          <table:table-cell table:formula="of:=VLOOKUP([.D19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29" office:value-type="string">
            <text:p>Have you ever had seizures or epilepsy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91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192];[$'Concept heirarchy position'.A$1:.I$629];3;0)" office:value-type="float" office:value="214">
            <text:p>214</text:p>
          </table:table-cell>
          <table:table-cell table:formula="of:=VLOOKUP([.D19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93];[$'Concept heirarchy position'.A$1:.I$629];3;0)" office:value-type="float" office:value="214">
            <text:p>214</text:p>
          </table:table-cell>
          <table:table-cell table:formula="of:=VLOOKUP([.D19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29" office:value-type="string">
            <text:p>Do you have Parkinson's diseas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93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94];[$'Concept heirarchy position'.A$1:.I$629];3;0)" office:value-type="float" office:value="216">
            <text:p>216</text:p>
          </table:table-cell>
          <table:table-cell table:formula="of:=VLOOKUP([.D19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95];[$'Concept heirarchy position'.A$1:.I$629];3;0)" office:value-type="float" office:value="216">
            <text:p>216</text:p>
          </table:table-cell>
          <table:table-cell table:formula="of:=VLOOKUP([.D19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29" office:value-type="string">
            <text:p>Have you had depression, anxiety, phobias, schizophrenia or any other emotional or psychiatric proble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195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96];[$'Concept heirarchy position'.A$1:.I$629];3;0)" office:value-type="float" office:value="217">
            <text:p>217</text:p>
          </table:table-cell>
          <table:table-cell table:formula="of:=VLOOKUP([.D19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97];[$'Concept heirarchy position'.A$1:.I$629];3;0)" office:value-type="float" office:value="217">
            <text:p>217</text:p>
          </table:table-cell>
          <table:table-cell table:formula="of:=VLOOKUP([.D19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29" office:value-type="string">
            <text:p>Have you had any spinal cord injurie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197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198];[$'Concept heirarchy position'.A$1:.I$629];3;0)" office:value-type="float" office:value="218">
            <text:p>218</text:p>
          </table:table-cell>
          <table:table-cell table:formula="of:=VLOOKUP([.D19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199];[$'Concept heirarchy position'.A$1:.I$629];3;0)" office:value-type="float" office:value="219">
            <text:p>219</text:p>
          </table:table-cell>
          <table:table-cell table:formula="of:=VLOOKUP([.D19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0];[$'Concept heirarchy position'.A$1:.I$629];3;0)" office:value-type="float" office:value="221">
            <text:p>221</text:p>
          </table:table-cell>
          <table:table-cell table:formula="of:=VLOOKUP([.D200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eases</text:p>
          </table:table-cell>
          <table:table-cell table:style-name="ce10"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1];[$'Concept heirarchy position'.A$1:.I$629];3;0)" office:value-type="float" office:value="221">
            <text:p>221</text:p>
          </table:table-cell>
          <table:table-cell table:formula="of:=VLOOKUP([.D201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2];[$'Concept heirarchy position'.A$1:.I$629];3;0)" office:value-type="float" office:value="221">
            <text:p>221</text:p>
          </table:table-cell>
          <table:table-cell table:formula="of:=VLOOKUP([.D202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29" office:value-type="string">
            <text:p>Does the child have any muscle or movement problems?</text:p>
          </table:table-cell>
          <table:table-cell office:value-type="string">
            <text:p>Patient_Age &lt; 14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202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03];[$'Concept heirarchy position'.A$1:.I$629];3;0)" office:value-type="float" office:value="320">
            <text:p>320</text:p>
          </table:table-cell>
          <table:table-cell table:formula="of:=VLOOKUP([.D203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" office:value-type="string">
            <text:p>GCS Eye Opening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4];[$'Concept heirarchy position'.A$1:.I$629];3;0)" office:value-type="float" office:value="321">
            <text:p>321</text:p>
          </table:table-cell>
          <table:table-cell table:formula="of:=VLOOKUP([.D204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5];[$'Concept heirarchy position'.A$1:.I$629];3;0)" office:value-type="float" office:value="322">
            <text:p>322</text:p>
          </table:table-cell>
          <table:table-cell table:formula="of:=VLOOKUP([.D205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6];[$'Concept heirarchy position'.A$1:.I$629];3;0)" office:value-type="float" office:value="226">
            <text:p>226</text:p>
          </table:table-cell>
          <table:table-cell table:formula="of:=VLOOKUP([.D206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7];[$'Concept heirarchy position'.A$1:.I$629];3;0)" office:value-type="float" office:value="227">
            <text:p>227</text:p>
          </table:table-cell>
          <table:table-cell table:formula="of:=VLOOKUP([.D207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08];[$'Concept heirarchy position'.A$1:.I$629];3;0)" office:value-type="float" office:value="227">
            <text:p>227</text:p>
          </table:table-cell>
          <table:table-cell table:formula="of:=VLOOKUP([.D208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29" office:value-type="string">
            <text:p>Do you have any heartburn, reflux or hiatus hernia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08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09];[$'Concept heirarchy position'.A$1:.I$629];3;0)" office:value-type="float" office:value="231">
            <text:p>231</text:p>
          </table:table-cell>
          <table:table-cell table:formula="of:=VLOOKUP([.D209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10];[$'Concept heirarchy position'.A$1:.I$629];3;0)" office:value-type="float" office:value="231">
            <text:p>231</text:p>
          </table:table-cell>
          <table:table-cell table:formula="of:=VLOOKUP([.D210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29" office:value-type="string">
            <text:p>Do you have any liver diseas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10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11];[$'Concept heirarchy position'.A$1:.I$629];3;0)" office:value-type="float" office:value="232">
            <text:p>232</text:p>
          </table:table-cell>
          <table:table-cell table:formula="of:=VLOOKUP([.D211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" office:value-type="string">
            <text:p>Hepatitis (an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12];[$'Concept heirarchy position'.A$1:.I$629];3;0)" office:value-type="float" office:value="232">
            <text:p>232</text:p>
          </table:table-cell>
          <table:table-cell table:formula="of:=VLOOKUP([.D212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29" office:value-type="string">
            <text:p>Have you had hepatiti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46" table:formula="of:=IF(([.E212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13];[$'Concept heirarchy position'.A$1:.I$629];3;0)" office:value-type="float" office:value="234">
            <text:p>234</text:p>
          </table:table-cell>
          <table:table-cell table:formula="of:=VLOOKUP([.D213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number-columns-repeated="2" table:style-name="ce10" office:value-type="string">
            <text:p>Cirrho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14];[$'Concept heirarchy position'.A$1:.I$629];3;0)" office:value-type="float" office:value="234">
            <text:p>234</text:p>
          </table:table-cell>
          <table:table-cell table:formula="of:=VLOOKUP([.D214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29" office:value-type="string">
            <text:p>Cirrhosis</text:p>
          </table:table-cell>
          <table:table-cell table:style-name="ce29" office:value-type="string">
            <text:p>Have you ever been diagnosed with cirrhosi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number-columns-repeated="2"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15];[$'Concept heirarchy position'.A$1:.I$629];3;0)" office:value-type="float" office:value="235">
            <text:p>235</text:p>
          </table:table-cell>
          <table:table-cell table:formula="of:=VLOOKUP([.D215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16];[$'Concept heirarchy position'.A$1:.I$629];3;0)" office:value-type="float" office:value="237">
            <text:p>237</text:p>
          </table:table-cell>
          <table:table-cell table:formula="of:=VLOOKUP([.D216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" office:value-type="string">
            <text:p>Other 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17];[$'Concept heirarchy position'.A$1:.I$629];3;0)" office:value-type="float" office:value="238">
            <text:p>238</text:p>
          </table:table-cell>
          <table:table-cell table:formula="of:=VLOOKUP([.D217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number-columns-repeated="2" table:style-name="ce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18];[$'Concept heirarchy position'.A$1:.I$629];3;0)" office:value-type="float" office:value="238">
            <text:p>238</text:p>
          </table:table-cell>
          <table:table-cell table:formula="of:=VLOOKUP([.D218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29" office:value-type="string">
            <text:p>Diabetes</text:p>
          </table:table-cell>
          <table:table-cell table:style-name="ce29" office:value-type="string">
            <text:p>Do you have diabete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18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19];[$'Concept heirarchy position'.A$1:.I$629];3;0)" office:value-type="float" office:value="239">
            <text:p>239</text:p>
          </table:table-cell>
          <table:table-cell table:formula="of:=VLOOKUP([.D219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0];[$'Concept heirarchy position'.A$1:.I$629];3;0)" office:value-type="float" office:value="240">
            <text:p>240</text:p>
          </table:table-cell>
          <table:table-cell table:formula="of:=VLOOKUP([.D220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reatment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1];[$'Concept heirarchy position'.A$1:.I$629];3;0)" office:value-type="float" office:value="241">
            <text:p>241</text:p>
          </table:table-cell>
          <table:table-cell table:formula="of:=VLOOKUP([.D221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2];[$'Concept heirarchy position'.A$1:.I$629];3;0)" office:value-type="float" office:value="242">
            <text:p>242</text:p>
          </table:table-cell>
          <table:table-cell table:formula="of:=VLOOKUP([.D222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3];[$'Concept heirarchy position'.A$1:.I$629];3;0)" office:value-type="float" office:value="243">
            <text:p>243</text:p>
          </table:table-cell>
          <table:table-cell table:formula="of:=VLOOKUP([.D223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29" office:value-type="string">
            <text:p>Have you been diagnosed with thyroid problem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table:style-name="ce29" office:value-type="string">
            <text:p>Y</text:p>
          </table:table-cell>
          <table:table-cell table:style-name="ce29" office:value-type="string">
            <text:p>Yes</text:p>
          </table:table-cell>
          <table:table-cell table:style-name="ce29" table:number-columns-repeated="2"/>
          <table:table-cell table:style-name="ce51" office:value-type="string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224];[$'Concept heirarchy position'.A$1:.I$629];3;0)" office:value-type="float" office:value="245">
            <text:p>245</text:p>
          </table:table-cell>
          <table:table-cell table:formula="of:=VLOOKUP([.D224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number-columns-repeated="2" table:style-name="ce10" office:value-type="string">
            <text:p>Hyper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5];[$'Concept heirarchy position'.A$1:.I$629];3;0)" office:value-type="float" office:value="246">
            <text:p>246</text:p>
          </table:table-cell>
          <table:table-cell table:formula="of:=VLOOKUP([.D2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number-columns-repeated="2" table:style-name="ce10" office:value-type="string">
            <text:p>Hypo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6];[$'Concept heirarchy position'.A$1:.I$629];3;0)" office:value-type="float" office:value="247">
            <text:p>247</text:p>
          </table:table-cell>
          <table:table-cell table:formula="of:=VLOOKUP([.D226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7];[$'Concept heirarchy position'.A$1:.I$629];3;0)" office:value-type="float" office:value="247">
            <text:p>247</text:p>
          </table:table-cell>
          <table:table-cell table:formula="of:=VLOOKUP([.D227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8];[$'Concept heirarchy position'.A$1:.I$629];3;0)" office:value-type="float" office:value="248">
            <text:p>248</text:p>
          </table:table-cell>
          <table:table-cell table:formula="of:=VLOOKUP([.D228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29];[$'Concept heirarchy position'.A$1:.I$629];3;0)" office:value-type="float" office:value="248">
            <text:p>248</text:p>
          </table:table-cell>
          <table:table-cell table:formula="of:=VLOOKUP([.D229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29" office:value-type="string">
            <text:p>Do you have any kidney disease or kidney failure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29]=&quot;&quot;);&quot;N&quot;;&quot;Y&quot;)" office:value-type="string" office:string-value="Y">
            <text:p>Y</text:p>
          </table:table-cell>
          <table:table-cell table:number-columns-repeated="2" table:style-name="ce46" office:value-type="string">
            <text:p>Y</text:p>
          </table:table-cell>
          <table:table-cell table:style-name="ce46"/>
          <table:table-cell table:number-columns-repeated="1007"/>
        </table:table-row>
        <table:table-row table:style-name="ro1">
          <table:table-cell table:formula="of:=VLOOKUP([.D230];[$'Concept heirarchy position'.A$1:.I$629];3;0)" office:value-type="float" office:value="249">
            <text:p>249</text:p>
          </table:table-cell>
          <table:table-cell table:formula="of:=VLOOKUP([.D230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1];[$'Concept heirarchy position'.A$1:.I$629];3;0)" office:value-type="float" office:value="250">
            <text:p>250</text:p>
          </table:table-cell>
          <table:table-cell table:formula="of:=VLOOKUP([.D231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2];[$'Concept heirarchy position'.A$1:.I$629];3;0)" office:value-type="float" office:value="251">
            <text:p>251</text:p>
          </table:table-cell>
          <table:table-cell table:formula="of:=VLOOKUP([.D232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3];[$'Concept heirarchy position'.A$1:.I$629];3;0)" office:value-type="float" office:value="252">
            <text:p>252</text:p>
          </table:table-cell>
          <table:table-cell table:formula="of:=VLOOKUP([.D233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4];[$'Concept heirarchy position'.A$1:.I$629];3;0)" office:value-type="float" office:value="252">
            <text:p>252</text:p>
          </table:table-cell>
          <table:table-cell table:formula="of:=VLOOKUP([.D234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5];[$'Concept heirarchy position'.A$1:.I$629];3;0)" office:value-type="float" office:value="253">
            <text:p>253</text:p>
          </table:table-cell>
          <table:table-cell table:formula="of:=VLOOKUP([.D235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6];[$'Concept heirarchy position'.A$1:.I$629];3;0)" office:value-type="float" office:value="254">
            <text:p>254</text:p>
          </table:table-cell>
          <table:table-cell table:formula="of:=VLOOKUP([.D236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7];[$'Concept heirarchy position'.A$1:.I$629];3;0)" office:value-type="float" office:value="254">
            <text:p>254</text:p>
          </table:table-cell>
          <table:table-cell table:formula="of:=VLOOKUP([.D237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29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37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238];[$'Concept heirarchy position'.A$1:.I$629];3;0)" office:value-type="float" office:value="255">
            <text:p>255</text:p>
          </table:table-cell>
          <table:table-cell table:formula="of:=VLOOKUP([.D238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" office:value-type="string">
            <text:p>Currently pregnancy</text:p>
          </table:table-cell>
          <table:table-cell table:style-name="ce10" office:value-type="string">
            <text:p>Patient_Gender = Female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39];[$'Concept heirarchy position'.A$1:.I$629];3;0)" office:value-type="float" office:value="255">
            <text:p>255</text:p>
          </table:table-cell>
          <table:table-cell table:formula="of:=VLOOKUP([.D239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29" office:value-type="string">
            <text:p>Are you, or could you be, pregnant?</text:p>
          </table:table-cell>
          <table:table-cell table:style-name="ce29" office:value-type="string">
            <text:p>Patient_Gender = Female</text:p>
          </table:table-cell>
          <table:table-cell table:style-name="ce29" office:value-type="string">
            <text:p>OneOption</text:p>
          </table:table-cell>
          <table:table-cell table:style-name="ce29" office:value-type="string">
            <text:p>Pregnant</text:p>
          </table:table-cell>
          <table:table-cell table:number-columns-repeated="5"/>
          <table:table-cell table:style-name="ce46" table:formula="of:=IF(([.E239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40];[$'Concept heirarchy position'.A$1:.I$629];3;0)" office:value-type="float" office:value="256">
            <text:p>256</text:p>
          </table:table-cell>
          <table:table-cell table:formula="of:=VLOOKUP([.D240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" office:value-type="string">
            <text:p>First day of last menstrual period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41];[$'Concept heirarchy position'.A$1:.I$629];3;0)" office:value-type="float" office:value="256">
            <text:p>256</text:p>
          </table:table-cell>
          <table:table-cell table:formula="of:=VLOOKUP([.D241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29" office:value-type="string">
            <text:p>When was the first day of your most recent period?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46" table:formula="of:=IF(([.E241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42];[$'Concept heirarchy position'.A$1:.I$629];3;0)" office:value-type="float" office:value="257">
            <text:p>257</text:p>
          </table:table-cell>
          <table:table-cell table:formula="of:=VLOOKUP([.D242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" office:value-type="string">
            <text:p>Gestation (weeks)</text:p>
          </table:table-cell>
          <table:table-cell office:value-type="string">
            <text:p>Pregnancy_Current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43];[$'Concept heirarchy position'.A$1:.I$629];3;0)" office:value-type="float" office:value="257">
            <text:p>257</text:p>
          </table:table-cell>
          <table:table-cell table:formula="of:=VLOOKUP([.D243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29" office:value-type="string">
            <text:p>How many weeks pregnant are you?</text:p>
          </table:table-cell>
          <table:table-cell office:value-type="string">
            <text:p>Pregnancy_Current=Yes</text:p>
          </table:table-cell>
          <table:table-cell table:style-name="ce29" office:value-type="string">
            <text:p>Integer</text:p>
          </table:table-cell>
          <table:table-cell table:number-columns-repeated="6"/>
          <table:table-cell table:style-name="ce46" table:formula="of:=IF(([.E243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44];[$'Concept heirarchy position'.A$1:.I$629];3;0)" office:value-type="float" office:value="258">
            <text:p>258</text:p>
          </table:table-cell>
          <table:table-cell table:formula="of:=VLOOKUP([.D244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" office:value-type="string">
            <text:p>Pregnancy due date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45];[$'Concept heirarchy position'.A$1:.I$629];3;0)" office:value-type="float" office:value="258">
            <text:p>258</text:p>
          </table:table-cell>
          <table:table-cell table:formula="of:=VLOOKUP([.D245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29" office:value-type="string">
            <text:p>What is the due date?</text:p>
          </table:table-cell>
          <table:table-cell table:style-name="ce29" office:value-type="string">
            <text:p>Pregnancy_Current = Yes</text:p>
          </table:table-cell>
          <table:table-cell table:style-name="ce29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46" table:formula="of:=IF(([.E245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46];[$'Concept heirarchy position'.A$1:.I$629];3;0)" office:value-type="float" office:value="270">
            <text:p>270</text:p>
          </table:table-cell>
          <table:table-cell table:formula="of:=VLOOKUP([.D246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47];[$'Concept heirarchy position'.A$1:.I$629];3;0)" office:value-type="float" office:value="270">
            <text:p>270</text:p>
          </table:table-cell>
          <table:table-cell table:formula="of:=VLOOKUP([.D247];[$'Concept heirarchy position'.A$1:.I$629];2;0)" office:value-type="string" office:string-value="Other Musculoskeletal ">
            <text:p>Other Musculoskeletal </text:p>
          </table:table-cell>
          <table:table-cell office:value-type="float" office:value="243">
            <text:p>243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48];[$'Concept heirarchy position'.A$1:.I$629];3;0)" office:value-type="float" office:value="270">
            <text:p>270</text:p>
          </table:table-cell>
          <table:table-cell table:formula="of:=VLOOKUP([.D248];[$'Concept heirarchy position'.A$1:.I$629];2;0)" office:value-type="string" office:string-value="Other Musculoskeletal ">
            <text:p>Other Musculoskeletal </text:p>
          </table:table-cell>
          <table:table-cell office:value-type="float" office:value="244">
            <text:p>244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s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49];[$'Concept heirarchy position'.A$1:.I$629];3;0)" office:value-type="float" office:value="271">
            <text:p>271</text:p>
          </table:table-cell>
          <table:table-cell table:formula="of:=VLOOKUP([.D24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50];[$'Concept heirarchy position'.A$1:.I$629];3;0)" office:value-type="float" office:value="271">
            <text:p>271</text:p>
          </table:table-cell>
          <table:table-cell table:formula="of:=VLOOKUP([.D25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29" office:value-type="string">
            <text:p>Do you have rheumatoid arthritis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50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251];[$'Concept heirarchy position'.A$1:.I$629];3;0)" office:value-type="float" office:value="272">
            <text:p>272</text:p>
          </table:table-cell>
          <table:table-cell table:formula="of:=VLOOKUP([.D25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52];[$'Concept heirarchy position'.A$1:.I$629];3;0)" office:value-type="float" office:value="273">
            <text:p>273</text:p>
          </table:table-cell>
          <table:table-cell table:formula="of:=VLOOKUP([.D252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53];[$'Concept heirarchy position'.A$1:.I$629];3;0)" office:value-type="float" office:value="273">
            <text:p>273</text:p>
          </table:table-cell>
          <table:table-cell table:formula="of:=VLOOKUP([.D253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29" office:value-type="string">
            <text:p>Have you ever been diagnosed with a bleeding disorde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253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54];[$'Concept heirarchy position'.A$1:.I$629];3;0)" office:value-type="float" office:value="278">
            <text:p>278</text:p>
          </table:table-cell>
          <table:table-cell table:formula="of:=VLOOKUP([.D254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55];[$'Concept heirarchy position'.A$1:.I$629];3;0)" office:value-type="float" office:value="295">
            <text:p>295</text:p>
          </table:table-cell>
          <table:table-cell table:formula="of:=VLOOKUP([.D255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56];[$'Concept heirarchy position'.A$1:.I$629];3;0)" office:value-type="float" office:value="295">
            <text:p>295</text:p>
          </table:table-cell>
          <table:table-cell table:formula="of:=VLOOKUP([.D256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29" office:value-type="string">
            <text:p>Have you ever had an organ transplant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256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257];[$'Concept heirarchy position'.A$1:.I$629];3;0)" office:value-type="float" office:value="296">
            <text:p>296</text:p>
          </table:table-cell>
          <table:table-cell table:formula="of:=VLOOKUP([.D257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58];[$'Concept heirarchy position'.A$1:.I$629];3;0)" office:value-type="float" office:value="296">
            <text:p>296</text:p>
          </table:table-cell>
          <table:table-cell table:formula="of:=VLOOKUP([.D258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29" office:value-type="string">
            <text:p>Do you have any other medical problems not already listed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258]=&quot;&quot;);&quot;N&quot;;&quot;Y&quot;)" office:value-type="string" office:string-value="Y">
            <text:p>Y</text:p>
          </table:table-cell>
          <table:table-cell table:style-name="ce46" table:number-columns-repeated="3"/>
          <table:table-cell table:number-columns-repeated="1007"/>
        </table:table-row>
        <table:table-row table:style-name="ro1">
          <table:table-cell table:formula="of:=VLOOKUP([.D259];[$'Concept heirarchy position'.A$1:.I$629];3;0)" office:value-type="float" office:value="297">
            <text:p>297</text:p>
          </table:table-cell>
          <table:table-cell table:formula="of:=VLOOKUP([.D259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0];[$'Concept heirarchy position'.A$1:.I$629];3;0)" office:value-type="float" office:value="298">
            <text:p>298</text:p>
          </table:table-cell>
          <table:table-cell table:formula="of:=VLOOKUP([.D260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1];[$'Concept heirarchy position'.A$1:.I$629];3;0)" office:value-type="float" office:value="299">
            <text:p>299</text:p>
          </table:table-cell>
          <table:table-cell table:formula="of:=VLOOKUP([.D261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" office:value-type="string">
            <text:p>BMI (calculated)</text:p>
          </table:table-cell>
          <table:table-cell/>
          <table:table-cell table:style-name="ce43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Weight_measured / (Height_measured/100)^2</text:p>
          </table:table-cell>
          <table:table-cell table:number-columns-repeated="1007"/>
        </table:table-row>
        <table:table-row table:style-name="ro1">
          <table:table-cell table:formula="of:=VLOOKUP([.D262];[$'Concept heirarchy position'.A$1:.I$629];3;0)" office:value-type="float" office:value="300">
            <text:p>300</text:p>
          </table:table-cell>
          <table:table-cell table:formula="of:=VLOOKUP([.D262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" office:value-type="string">
            <text:p>Body surface area (calculated)</text:p>
          </table:table-cell>
          <table:table-cell/>
          <table:table-cell table:style-name="ce43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SQRT <text:s/>( (Height_measured * Weight_measured) / 3600 )</text:p>
          </table:table-cell>
          <table:table-cell table:number-columns-repeated="1007"/>
        </table:table-row>
        <table:table-row table:style-name="ro1">
          <table:table-cell table:formula="of:=VLOOKUP([.D263];[$'Concept heirarchy position'.A$1:.I$629];3;0)" office:value-type="float" office:value="301">
            <text:p>301</text:p>
          </table:table-cell>
          <table:table-cell table:formula="of:=VLOOKUP([.D263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4];[$'Concept heirarchy position'.A$1:.I$629];3;0)" office:value-type="float" office:value="302">
            <text:p>302</text:p>
          </table:table-cell>
          <table:table-cell table:formula="of:=VLOOKUP([.D264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5];[$'Concept heirarchy position'.A$1:.I$629];3;0)" office:value-type="float" office:value="303">
            <text:p>303</text:p>
          </table:table-cell>
          <table:table-cell table:formula="of:=VLOOKUP([.D265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6];[$'Concept heirarchy position'.A$1:.I$629];3;0)" office:value-type="float" office:value="304">
            <text:p>304</text:p>
          </table:table-cell>
          <table:table-cell table:formula="of:=VLOOKUP([.D266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7];[$'Concept heirarchy position'.A$1:.I$629];3;0)" office:value-type="float" office:value="306">
            <text:p>306</text:p>
          </table:table-cell>
          <table:table-cell table:formula="of:=VLOOKUP([.D267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8];[$'Concept heirarchy position'.A$1:.I$629];3;0)" office:value-type="float" office:value="307">
            <text:p>307</text:p>
          </table:table-cell>
          <table:table-cell table:formula="of:=VLOOKUP([.D268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69];[$'Concept heirarchy position'.A$1:.I$629];3;0)" office:value-type="float" office:value="310">
            <text:p>310</text:p>
          </table:table-cell>
          <table:table-cell table:formula="of:=VLOOKUP([.D269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0];[$'Concept heirarchy position'.A$1:.I$629];3;0)" office:value-type="float" office:value="316">
            <text:p>316</text:p>
          </table:table-cell>
          <table:table-cell table:formula="of:=VLOOKUP([.D270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1];[$'Concept heirarchy position'.A$1:.I$629];3;0)" office:value-type="float" office:value="317">
            <text:p>317</text:p>
          </table:table-cell>
          <table:table-cell table:formula="of:=VLOOKUP([.D271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30" office:value-type="string">
            <text:p>Abnormal</text:p>
          </table:table-cell>
          <table:table-cell table:style-name="ce3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2];[$'Concept heirarchy position'.A$1:.I$629];3;0)" office:value-type="float" office:value="318">
            <text:p>318</text:p>
          </table:table-cell>
          <table:table-cell table:formula="of:=VLOOKUP([.D272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3];[$'Concept heirarchy position'.A$1:.I$629];3;0)" office:value-type="float" office:value="319">
            <text:p>319</text:p>
          </table:table-cell>
          <table:table-cell table:formula="of:=VLOOKUP([.D273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4];[$'Concept heirarchy position'.A$1:.I$629];3;0)" office:value-type="float" office:value="323">
            <text:p>323</text:p>
          </table:table-cell>
          <table:table-cell table:formula="of:=VLOOKUP([.D27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" office:value-type="string">
            <text:p>GCS (Caclulated)</text:p>
          </table:table-cell>
          <table:table-cell/>
          <table:table-cell table:style-name="ce43" office:value-type="string">
            <text:p>Calculated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 office:value-type="string">
            <text:p>calculated GCS_E + GCS_V + GCS_M</text:p>
          </table:table-cell>
          <table:table-cell table:number-columns-repeated="1007"/>
        </table:table-row>
        <table:table-row table:style-name="ro1">
          <table:table-cell table:formula="of:=VLOOKUP([.D275];[$'Concept heirarchy position'.A$1:.I$629];3;0)" office:value-type="float" office:value="324">
            <text:p>324</text:p>
          </table:table-cell>
          <table:table-cell table:formula="of:=VLOOKUP([.D275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6];[$'Concept heirarchy position'.A$1:.I$629];3;0)" office:value-type="float" office:value="324">
            <text:p>324</text:p>
          </table:table-cell>
          <table:table-cell table:formula="of:=VLOOKUP([.D276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29" office:value-type="string">
            <text:p>Has an anesthetist ever told you that that it is difficult to put a tube in your windpipe or that you have a difficult airway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46" table:formula="of:=IF(([.E276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77];[$'Concept heirarchy position'.A$1:.I$629];3;0)" office:value-type="float" office:value="326">
            <text:p>326</text:p>
          </table:table-cell>
          <table:table-cell table:formula="of:=VLOOKUP([.D277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8];[$'Concept heirarchy position'.A$1:.I$629];3;0)" office:value-type="float" office:value="329">
            <text:p>329</text:p>
          </table:table-cell>
          <table:table-cell table:formula="of:=VLOOKUP([.D278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" office:value-type="string">
            <text:p>Neck extension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Wilson_Neck_extensio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79];[$'Concept heirarchy position'.A$1:.I$629];3;0)" office:value-type="float" office:value="330">
            <text:p>330</text:p>
          </table:table-cell>
          <table:table-cell table:formula="of:=VLOOKUP([.D279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" office:value-type="string">
            <text:p>Jaw movement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0];[$'Concept heirarchy position'.A$1:.I$629];3;0)" office:value-type="float" office:value="331">
            <text:p>331</text:p>
          </table:table-cell>
          <table:table-cell table:formula="of:=VLOOKUP([.D280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1];[$'Concept heirarchy position'.A$1:.I$629];3;0)" office:value-type="float" office:value="332">
            <text:p>332</text:p>
          </table:table-cell>
          <table:table-cell table:formula="of:=VLOOKUP([.D281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2];[$'Concept heirarchy position'.A$1:.I$629];3;0)" office:value-type="float" office:value="335">
            <text:p>335</text:p>
          </table:table-cell>
          <table:table-cell table:formula="of:=VLOOKUP([.D282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office:value-type="string">
            <text:p>!= Normal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3];[$'Concept heirarchy position'.A$1:.I$629];3;0)" office:value-type="float" office:value="336">
            <text:p>336</text:p>
          </table:table-cell>
          <table:table-cell table:formula="of:=VLOOKUP([.D283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" office:value-type="string">
            <text:p>Receding mandible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Wilson_receding_mandibl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4];[$'Concept heirarchy position'.A$1:.I$629];3;0)" office:value-type="float" office:value="339">
            <text:p>339</text:p>
          </table:table-cell>
          <table:table-cell table:formula="of:=VLOOKUP([.D284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5];[$'Concept heirarchy position'.A$1:.I$629];3;0)" office:value-type="float" office:value="0">
            <text:p>#N/A</text:p>
          </table:table-cell>
          <table:table-cell table:formula="of:=VLOOKUP([.D285];[$'Concept heirarchy position'.A$1:.I$629];2;0)" office:value-type="float" office:value="0">
            <text:p>#N/A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 _infection</text:p>
          </table:table-cell>
          <table:table-cell table:style-name="ce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6];[$'Concept heirarchy position'.A$1:.I$629];3;0)" office:value-type="float" office:value="344">
            <text:p>344</text:p>
          </table:table-cell>
          <table:table-cell table:formula="of:=VLOOKUP([.D286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7];[$'Concept heirarchy position'.A$1:.I$629];3;0)" office:value-type="float" office:value="345">
            <text:p>345</text:p>
          </table:table-cell>
          <table:table-cell table:formula="of:=VLOOKUP([.D287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" office:value-type="string">
            <text:p>Protruding maxillary incisors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44" office:value-type="string">
            <text:p>Wilson_protruding_incisors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8];[$'Concept heirarchy position'.A$1:.I$629];3;0)" office:value-type="float" office:value="346">
            <text:p>346</text:p>
          </table:table-cell>
          <table:table-cell table:formula="of:=VLOOKUP([.D288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89];[$'Concept heirarchy position'.A$1:.I$629];3;0)" office:value-type="float" office:value="347">
            <text:p>347</text:p>
          </table:table-cell>
          <table:table-cell table:formula="of:=VLOOKUP([.D289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0];[$'Concept heirarchy position'.A$1:.I$629];3;0)" office:value-type="float" office:value="349">
            <text:p>349</text:p>
          </table:table-cell>
          <table:table-cell table:formula="of:=VLOOKUP([.D290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1];[$'Concept heirarchy position'.A$1:.I$629];3;0)" office:value-type="float" office:value="350">
            <text:p>350</text:p>
          </table:table-cell>
          <table:table-cell table:formula="of:=VLOOKUP([.D291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3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2];[$'Concept heirarchy position'.A$1:.I$629];3;0)" office:value-type="float" office:value="351">
            <text:p>351</text:p>
          </table:table-cell>
          <table:table-cell table:formula="of:=VLOOKUP([.D292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29" office:value-type="string">
            <text:p>Have you had blood tests in the last yea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292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293];[$'Concept heirarchy position'.A$1:.I$629];3;0)" office:value-type="float" office:value="352">
            <text:p>352</text:p>
          </table:table-cell>
          <table:table-cell table:formula="of:=VLOOKUP([.D293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" office:value-type="string">
            <text:p>Lab resuts dat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4];[$'Concept heirarchy position'.A$1:.I$629];3;0)" office:value-type="float" office:value="353">
            <text:p>353</text:p>
          </table:table-cell>
          <table:table-cell table:formula="of:=VLOOKUP([.D294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" office:value-type="string">
            <text:p>Hb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5];[$'Concept heirarchy position'.A$1:.I$629];3;0)" office:value-type="float" office:value="354">
            <text:p>354</text:p>
          </table:table-cell>
          <table:table-cell table:formula="of:=VLOOKUP([.D295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" office:value-type="string">
            <text:p>Platele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6];[$'Concept heirarchy position'.A$1:.I$629];3;0)" office:value-type="float" office:value="355">
            <text:p>355</text:p>
          </table:table-cell>
          <table:table-cell table:formula="of:=VLOOKUP([.D296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" office:value-type="string">
            <text:p>INR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7];[$'Concept heirarchy position'.A$1:.I$629];3;0)" office:value-type="float" office:value="356">
            <text:p>356</text:p>
          </table:table-cell>
          <table:table-cell table:formula="of:=VLOOKUP([.D297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" office:value-type="string">
            <text:p>Prothrombin tim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8];[$'Concept heirarchy position'.A$1:.I$629];3;0)" office:value-type="float" office:value="357">
            <text:p>357</text:p>
          </table:table-cell>
          <table:table-cell table:formula="of:=VLOOKUP([.D298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" office:value-type="string">
            <text:p>aPTT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299];[$'Concept heirarchy position'.A$1:.I$629];3;0)" office:value-type="float" office:value="358">
            <text:p>358</text:p>
          </table:table-cell>
          <table:table-cell table:formula="of:=VLOOKUP([.D299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" office:value-type="string">
            <text:p>Sod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0];[$'Concept heirarchy position'.A$1:.I$629];3;0)" office:value-type="float" office:value="359">
            <text:p>359</text:p>
          </table:table-cell>
          <table:table-cell table:formula="of:=VLOOKUP([.D300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" office:value-type="string">
            <text:p>Potass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1];[$'Concept heirarchy position'.A$1:.I$629];3;0)" office:value-type="float" office:value="360">
            <text:p>360</text:p>
          </table:table-cell>
          <table:table-cell table:formula="of:=VLOOKUP([.D301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" office:value-type="string">
            <text:p>HCO3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2];[$'Concept heirarchy position'.A$1:.I$629];3;0)" office:value-type="float" office:value="361">
            <text:p>361</text:p>
          </table:table-cell>
          <table:table-cell table:formula="of:=VLOOKUP([.D302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" office:value-type="string">
            <text:p>Urea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3];[$'Concept heirarchy position'.A$1:.I$629];3;0)" office:value-type="float" office:value="362">
            <text:p>362</text:p>
          </table:table-cell>
          <table:table-cell table:formula="of:=VLOOKUP([.D303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" office:value-type="string">
            <text:p>Creatinin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4];[$'Concept heirarchy position'.A$1:.I$629];3;0)" office:value-type="float" office:value="363">
            <text:p>363</text:p>
          </table:table-cell>
          <table:table-cell table:formula="of:=VLOOKUP([.D304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" office:value-type="string">
            <text:p>Creatinine uni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 uni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5];[$'Concept heirarchy position'.A$1:.I$629];3;0)" office:value-type="float" office:value="364">
            <text:p>364</text:p>
          </table:table-cell>
          <table:table-cell table:formula="of:=VLOOKUP([.D305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" office:value-type="string">
            <text:p>Albumin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6];[$'Concept heirarchy position'.A$1:.I$629];3;0)" office:value-type="float" office:value="365">
            <text:p>365</text:p>
          </table:table-cell>
          <table:table-cell table:formula="of:=VLOOKUP([.D306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style-name="ce50" table:number-columns-repeated="4"/>
          <table:table-cell table:number-columns-repeated="1007"/>
        </table:table-row>
        <table:table-row table:style-name="ro1">
          <table:table-cell table:formula="of:=VLOOKUP([.D307];[$'Concept heirarchy position'.A$1:.I$629];3;0)" office:value-type="float" office:value="368">
            <text:p>368</text:p>
          </table:table-cell>
          <table:table-cell table:formula="of:=VLOOKUP([.D307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" office:value-type="string">
            <text:p>Recent ECG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8];[$'Concept heirarchy position'.A$1:.I$629];3;0)" office:value-type="float" office:value="369">
            <text:p>369</text:p>
          </table:table-cell>
          <table:table-cell table:formula="of:=VLOOKUP([.D308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" office:value-type="string">
            <text:p>ECG date</text:p>
          </table:table-cell>
          <table:table-cell office:value-type="string">
            <text:p>Inves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09];[$'Concept heirarchy position'.A$1:.I$629];3;0)" office:value-type="float" office:value="370">
            <text:p>370</text:p>
          </table:table-cell>
          <table:table-cell table:formula="of:=VLOOKUP([.D309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" office:value-type="string">
            <text:p>ECG result</text:p>
          </table:table-cell>
          <table:table-cell office:value-type="string">
            <text:p>Invesigations_ECG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0];[$'Concept heirarchy position'.A$1:.I$629];3;0)" office:value-type="float" office:value="371">
            <text:p>371</text:p>
          </table:table-cell>
          <table:table-cell table:formula="of:=VLOOKUP([.D310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1];[$'Concept heirarchy position'.A$1:.I$629];3;0)" office:value-type="float" office:value="371">
            <text:p>371</text:p>
          </table:table-cell>
          <table:table-cell table:formula="of:=VLOOKUP([.D311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29" office:value-type="string">
            <text:p>Have you had lung function tests in the last yea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311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312];[$'Concept heirarchy position'.A$1:.I$629];3;0)" office:value-type="float" office:value="374">
            <text:p>374</text:p>
          </table:table-cell>
          <table:table-cell table:formula="of:=VLOOKUP([.D31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3];[$'Concept heirarchy position'.A$1:.I$629];3;0)" office:value-type="float" office:value="373">
            <text:p>373</text:p>
          </table:table-cell>
          <table:table-cell table:formula="of:=VLOOKUP([.D313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4];[$'Concept heirarchy position'.A$1:.I$629];3;0)" office:value-type="float" office:value="375">
            <text:p>375</text:p>
          </table:table-cell>
          <table:table-cell table:formula="of:=VLOOKUP([.D314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" office:value-type="string">
            <text:p>CXR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5];[$'Concept heirarchy position'.A$1:.I$629];3;0)" office:value-type="float" office:value="375">
            <text:p>375</text:p>
          </table:table-cell>
          <table:table-cell table:formula="of:=VLOOKUP([.D315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29" office:value-type="string">
            <text:p>Have you had a chest x-ray in the last year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315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316];[$'Concept heirarchy position'.A$1:.I$629];3;0)" office:value-type="float" office:value="377">
            <text:p>377</text:p>
          </table:table-cell>
          <table:table-cell table:formula="of:=VLOOKUP([.D31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" office:value-type="string">
            <text:p>CXR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7];[$'Concept heirarchy position'.A$1:.I$629];3;0)" office:value-type="float" office:value="378">
            <text:p>378</text:p>
          </table:table-cell>
          <table:table-cell table:formula="of:=VLOOKUP([.D31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" office:value-type="string">
            <text:p>CXR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8];[$'Concept heirarchy position'.A$1:.I$629];3;0)" office:value-type="float" office:value="379">
            <text:p>379</text:p>
          </table:table-cell>
          <table:table-cell table:formula="of:=VLOOKUP([.D31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19];[$'Concept heirarchy position'.A$1:.I$629];3;0)" office:value-type="float" office:value="379">
            <text:p>379</text:p>
          </table:table-cell>
          <table:table-cell table:formula="of:=VLOOKUP([.D31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29" office:value-type="string">
            <text:p>Have you ever had an echocardiogram or ultrasound of your heart?</text:p>
          </table:table-cell>
          <table:table-cell table:style-name="ce29" office:value-type="string">
            <text:p>All</text:p>
          </table:table-cell>
          <table:table-cell table:style-name="ce29" office:value-type="string">
            <text:p>OneOption</text:p>
          </table:table-cell>
          <table:table-cell table:style-name="ce31" office:value-type="string">
            <text:p>Y_N_U_Patient</text:p>
          </table:table-cell>
          <table:table-cell table:number-columns-repeated="5"/>
          <table:table-cell table:style-name="ce46" table:formula="of:=IF(([.E319]=&quot;&quot;);&quot;N&quot;;&quot;Y&quot;)" office:value-type="string" office:string-value="Y">
            <text:p>Y</text:p>
          </table:table-cell>
          <table:table-cell table:style-name="ce46" office:value-type="string">
            <text:p>Y</text:p>
          </table:table-cell>
          <table:table-cell table:style-name="ce46" table:number-columns-repeated="2"/>
          <table:table-cell table:number-columns-repeated="1007"/>
        </table:table-row>
        <table:table-row table:style-name="ro1">
          <table:table-cell table:formula="of:=VLOOKUP([.D320];[$'Concept heirarchy position'.A$1:.I$629];3;0)" office:value-type="float" office:value="381">
            <text:p>381</text:p>
          </table:table-cell>
          <table:table-cell table:formula="of:=VLOOKUP([.D320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1];[$'Concept heirarchy position'.A$1:.I$629];3;0)" office:value-type="float" office:value="382">
            <text:p>382</text:p>
          </table:table-cell>
          <table:table-cell table:formula="of:=VLOOKUP([.D321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2];[$'Concept heirarchy position'.A$1:.I$629];3;0)" office:value-type="float" office:value="389">
            <text:p>389</text:p>
          </table:table-cell>
          <table:table-cell table:formula="of:=VLOOKUP([.D322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3];[$'Concept heirarchy position'.A$1:.I$629];3;0)" office:value-type="float" office:value="390">
            <text:p>390</text:p>
          </table:table-cell>
          <table:table-cell table:formula="of:=VLOOKUP([.D323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" office:value-type="string">
            <text:p>Other lab resul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4];[$'Concept heirarchy position'.A$1:.I$629];3;0)" office:value-type="float" office:value="391">
            <text:p>391</text:p>
          </table:table-cell>
          <table:table-cell table:formula="of:=VLOOKUP([.D324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5];[$'Concept heirarchy position'.A$1:.I$629];3;0)" office:value-type="float" office:value="392">
            <text:p>392</text:p>
          </table:table-cell>
          <table:table-cell table:formula="of:=VLOOKUP([.D325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6];[$'Concept heirarchy position'.A$1:.I$629];3;0)" office:value-type="float" office:value="393">
            <text:p>393</text:p>
          </table:table-cell>
          <table:table-cell table:formula="of:=VLOOKUP([.D326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7];[$'Concept heirarchy position'.A$1:.I$629];3;0)" office:value-type="float" office:value="394">
            <text:p>394</text:p>
          </table:table-cell>
          <table:table-cell table:formula="of:=VLOOKUP([.D327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number-columns-repeated="2" table:style-name="ce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8];[$'Concept heirarchy position'.A$1:.I$629];3;0)" office:value-type="float" office:value="395">
            <text:p>395</text:p>
          </table:table-cell>
          <table:table-cell table:formula="of:=VLOOKUP([.D328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" office:value-type="string">
            <text:p>Lee Risk Score (IHD, CCF, Creat &gt; 177umol/l, IDDM, CVA, High risk surger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29];[$'Concept heirarchy position'.A$1:.I$629];3;0)" office:value-type="float" office:value="399">
            <text:p>399</text:p>
          </table:table-cell>
          <table:table-cell table:formula="of:=VLOOKUP([.D329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" office:value-type="string">
            <text:p>Anesthesia techniqu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30];[$'Concept heirarchy position'.A$1:.I$629];3;0)" office:value-type="float" office:value="400">
            <text:p>400</text:p>
          </table:table-cell>
          <table:table-cell table:formula="of:=VLOOKUP([.D330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plann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31];[$'Concept heirarchy position'.A$1:.I$629];3;0)" office:value-type="float" office:value="401">
            <text:p>401</text:p>
          </table:table-cell>
          <table:table-cell table:formula="of:=VLOOKUP([.D331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44" office:value-type="string">
            <text:p>Risks_discuss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32];[$'Concept heirarchy position'.A$1:.I$629];3;0)" office:value-type="float" office:value="402">
            <text:p>402</text:p>
          </table:table-cell>
          <table:table-cell table:formula="of:=VLOOKUP([.D332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style-name="ce10" table:number-columns-repeated="4"/>
          <table:table-cell table:number-columns-repeated="2"/>
          <table:table-cell table:style-name="ce51" office:value-type="string">
            <text:p>Y</text:p>
          </table:table-cell>
          <table:table-cell table:number-columns-repeated="1008"/>
        </table:table-row>
        <table:table-row table:style-name="ro1">
          <table:table-cell table:formula="of:=VLOOKUP([.D333];[$'Concept heirarchy position'.A$1:.I$629];3;0)" office:value-type="float" office:value="403">
            <text:p>403</text:p>
          </table:table-cell>
          <table:table-cell table:formula="of:=VLOOKUP([.D333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34];[$'Concept heirarchy position'.A$1:.I$629];3;0)" office:value-type="float" office:value="397">
            <text:p>397</text:p>
          </table:table-cell>
          <table:table-cell table:formula="of:=VLOOKUP([.D334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35];[$'Concept heirarchy position'.A$1:.I$629];3;0)" office:value-type="float" office:value="404">
            <text:p>404</text:p>
          </table:table-cell>
          <table:table-cell table:formula="of:=VLOOKUP([.D335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3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">
          <table:table-cell table:formula="of:=VLOOKUP([.D336];[$'Concept heirarchy position'.A$1:.I$629];3;0)" office:value-type="float" office:value="0">
            <text:p>#N/A</text:p>
          </table:table-cell>
          <table:table-cell table:formula="of:=VLOOKUP([.D336];[$'Concept heirarchy position'.A$1:.I$629];2;0)" office:value-type="float" office:value="0">
            <text:p>#N/A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to_Pre-op.net_research</text:p>
          </table:table-cell>
          <table:table-cell office:value-type="string">
            <text:p>We can contribute data towards research into caring for people having surgery. <text:s/>Anonymised data (data with all identifying features removed) is contributed from our database. <text:s/>No information that can be traced back to the patient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_U_Patient</text:p>
          </table:table-cell>
          <table:table-cell table:number-columns-repeated="1016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OMED_Old2" table:style-name="ta7">
        <table:table-column table:style-name="co21" table:default-cell-style-name="ce60"/>
        <table:table-column table:style-name="co52" table:default-cell-style-name="ce60"/>
        <table:table-column table:style-name="co21" table:number-columns-repeated="255" table:default-cell-style-name="ce60"/>
        <table:table-column table:style-name="co21" table:number-columns-repeated="767" table:default-cell-style-name="Default"/>
        <table:table-row table:style-name="ro4">
          <table:table-cell table:style-name="ce59" office:value-type="string">
            <text:p>Snomed ID</text:p>
          </table:table-cell>
          <table:table-cell table:style-name="ce59" office:value-type="string">
            <text:p>Fully Specified Name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4004">
            <text:p>288574004</text:p>
          </table:table-cell>
          <table:table-cell table:style-name="ce59" office:value-type="string">
            <text:p>Ability to communic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63654008">
            <text:p>263654008</text:p>
          </table:table-cell>
          <table:table-cell table:style-name="ce59" office:value-type="string">
            <text:p>Ab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37005">
            <text:p>410537005</text:p>
          </table:table-cell>
          <table:table-cell table:style-name="ce59" office:value-type="string">
            <text:p>Action status 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32001">
            <text:p>413432001</text:p>
          </table:table-cell>
          <table:table-cell table:style-name="ce59" office:value-type="string">
            <text:p>Activated partial thromboplast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4659003">
            <text:p>394659003</text:p>
          </table:table-cell>
          <table:table-cell table:style-name="ce59" office:value-type="string">
            <text:p>Acute coronary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6675007">
            <text:p>56675007</text:p>
          </table:table-cell>
          <table:table-cell table:style-name="ce59" office:value-type="string">
            <text:p>Acut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7054005">
            <text:p>57054005</text:p>
          </table:table-cell>
          <table:table-cell table:style-name="ce59" office:value-type="string">
            <text:p>Acute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14000">
            <text:p>401314000</text:p>
          </table:table-cell>
          <table:table-cell table:style-name="ce59" office:value-type="string">
            <text:p>Acute non-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03003">
            <text:p>401303003</text:p>
          </table:table-cell>
          <table:table-cell table:style-name="ce59" office:value-type="string">
            <text:p>Acute 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7635003">
            <text:p>397635003</text:p>
          </table:table-cell>
          <table:table-cell table:style-name="ce59" office:value-type="string">
            <text:p>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9097000">
            <text:p>399097000</text:p>
          </table:table-cell>
          <table:table-cell table:style-name="ce59" office:value-type="string">
            <text:p>Administration of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011004">
            <text:p>410011004</text:p>
          </table:table-cell>
          <table:table-cell table:style-name="ce59" office:value-type="string">
            <text:p>Administration of anesthesia AND/OR sed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2014003">
            <text:p>62014003</text:p>
          </table:table-cell>
          <table:table-cell table:style-name="ce59" office:value-type="string">
            <text:p>Adverse reaction to dru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34002">
            <text:p>255234002</text:p>
          </table:table-cell>
          <table:table-cell table:style-name="ce59" office:value-type="string">
            <text:p>After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60573003">
            <text:p>160573003</text:p>
          </table:table-cell>
          <table:table-cell table:style-name="ce59" office:value-type="string">
            <text:p>Alcohol intak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958009">
            <text:p>228958009</text:p>
          </table:table-cell>
          <table:table-cell table:style-name="ce59" office:value-type="string">
            <text:p>alcohol units/week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06190000">
            <text:p>106190000</text:p>
          </table:table-cell>
          <table:table-cell table:style-name="ce59" office:value-type="string">
            <text:p>Allergic stat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5001">
            <text:p>413495001</text:p>
          </table:table-cell>
          <table:table-cell table:style-name="ce59" office:value-type="string">
            <text:p>American Society of Anesthesiologists physical status class 1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7009">
            <text:p>413497009</text:p>
          </table:table-cell>
          <table:table-cell table:style-name="ce59" office:value-type="string">
            <text:p>American Society of Anesthesiologists physical status class 3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8004">
            <text:p>413498004</text:p>
          </table:table-cell>
          <table:table-cell table:style-name="ce59" office:value-type="string">
            <text:p>American Society of Anesthesiologists physical status class 4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9007">
            <text:p>413499007</text:p>
          </table:table-cell>
          <table:table-cell table:style-name="ce59" office:value-type="string">
            <text:p>American Society of Anesthesiologists physical status class 5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500003">
            <text:p>413500003</text:p>
          </table:table-cell>
          <table:table-cell table:style-name="ce59" office:value-type="string">
            <text:p>American Society of Anesthesiologists physical status class 6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94828000">
            <text:p>194828000</text:p>
          </table:table-cell>
          <table:table-cell table:style-name="ce59" office:value-type="string">
            <text:p>Angin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1490001">
            <text:p>61490001</text:p>
          </table:table-cell>
          <table:table-cell table:style-name="ce59" office:value-type="string">
            <text:p>Angina, class 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000">
            <text:p>41334000</text:p>
          </table:table-cell>
          <table:table-cell table:style-name="ce59" office:value-type="string">
            <text:p>Angina, class 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284003">
            <text:p>85284003</text:p>
          </table:table-cell>
          <table:table-cell table:style-name="ce59" office:value-type="string">
            <text:p>Angina, class I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9323001">
            <text:p>89323001</text:p>
          </table:table-cell>
          <table:table-cell table:style-name="ce59" office:value-type="string">
            <text:p>Angina, class IV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5967001">
            <text:p>195967001</text:p>
          </table:table-cell>
          <table:table-cell table:style-name="ce59" office:value-type="string">
            <text:p>Asthm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9436004">
            <text:p>49436004</text:p>
          </table:table-cell>
          <table:table-cell table:style-name="ce59" office:value-type="string">
            <text:p>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4779008">
            <text:p>64779008</text:p>
          </table:table-cell>
          <table:table-cell table:style-name="ce59" office:value-type="string">
            <text:p>Blood coagulation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0373000">
            <text:p>50373000</text:p>
          </table:table-cell>
          <table:table-cell table:style-name="ce59" office:value-type="string">
            <text:p>Body height mea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0621009">
            <text:p>60621009</text:p>
          </table:table-cell>
          <table:table-cell table:style-name="ce59" office:value-type="string">
            <text:p>Body mass index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01898006">
            <text:p>301898006</text:p>
          </table:table-cell>
          <table:table-cell table:style-name="ce59" office:value-type="string">
            <text:p>Body surface area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13001">
            <text:p>27113001</text:p>
          </table:table-cell>
          <table:table-cell table:style-name="ce59" office:value-type="string">
            <text:p>Body weigh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06070007">
            <text:p>106070007</text:p>
          </table:table-cell>
          <table:table-cell table:style-name="ce59" office:value-type="string">
            <text:p>Cardiac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85898001">
            <text:p>85898001</text:p>
          </table:table-cell>
          <table:table-cell table:style-name="ce59" office:value-type="string">
            <text:p>Cardiomyopathy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12802009">
            <text:p>112802009</text:p>
          </table:table-cell>
          <table:table-cell table:style-name="ce59" office:value-type="string">
            <text:p>Cardiovascular operative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86002">
            <text:p>64586002</text:p>
          </table:table-cell>
          <table:table-cell table:style-name="ce59" office:value-type="string">
            <text:p>Carotid artery stenos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075003">
            <text:p>246075003</text:p>
          </table:table-cell>
          <table:table-cell table:style-name="ce59" office:value-type="string">
            <text:p>Causative agent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30690007">
            <text:p>230690007</text:p>
          </table:table-cell>
          <table:table-cell table:style-name="ce59" office:value-type="string">
            <text:p>Cerebrovascular acciden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2914000">
            <text:p>62914000</text:p>
          </table:table-cell>
          <table:table-cell table:style-name="ce59" office:value-type="string">
            <text:p>Cerebro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1272007">
            <text:p>301272007</text:p>
          </table:table-cell>
          <table:table-cell table:style-name="ce59" office:value-type="string">
            <text:p>Chest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6749004">
            <text:p>426749004</text:p>
          </table:table-cell>
          <table:table-cell table:style-name="ce59" office:value-type="string">
            <text:p>Chronic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8447003">
            <text:p>48447003</text:p>
          </table:table-cell>
          <table:table-cell table:style-name="ce59" office:value-type="string">
            <text:p>Chronic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645005">
            <text:p>13645005</text:p>
          </table:table-cell>
          <table:table-cell table:style-name="ce59" office:value-type="string">
            <text:p>Chronic obstructive lung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0056004">
            <text:p>230056004</text:p>
          </table:table-cell>
          <table:table-cell table:style-name="ce59" office:value-type="string">
            <text:p>Cigarette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1201003">
            <text:p>401201003</text:p>
          </table:table-cell>
          <table:table-cell table:style-name="ce59" office:value-type="string">
            <text:p>Cigarette pack-year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943007">
            <text:p>19943007</text:p>
          </table:table-cell>
          <table:table-cell table:style-name="ce59" office:value-type="string">
            <text:p>Cirrhosis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3211000">
            <text:p>33211000</text:p>
          </table:table-cell>
          <table:table-cell table:style-name="ce59" office:value-type="string">
            <text:p>Complication of anesthes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808001">
            <text:p>44808001</text:p>
          </table:table-cell>
          <table:table-cell table:style-name="ce59" office:value-type="string">
            <text:p>Conduction disorder of the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141001">
            <text:p>234141001</text:p>
          </table:table-cell>
          <table:table-cell table:style-name="ce59" office:value-type="string">
            <text:p>Congenital arteriovenous malform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213009">
            <text:p>13213009</text:p>
          </table:table-cell>
          <table:table-cell table:style-name="ce59" office:value-type="string">
            <text:p>Congenital 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343007">
            <text:p>42343007</text:p>
          </table:table-cell>
          <table:table-cell table:style-name="ce59" office:value-type="string">
            <text:p>Congestiv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8172005">
            <text:p>398172005</text:p>
          </table:table-cell>
          <table:table-cell table:style-name="ce59" office:value-type="string">
            <text:p>Consent for anesthesia give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09370004">
            <text:p>309370004</text:p>
          </table:table-cell>
          <table:table-cell table:style-name="ce59" office:value-type="string">
            <text:p>Consent statu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1429006">
            <text:p>11429006</text:p>
          </table:table-cell>
          <table:table-cell table:style-name="ce59" office:value-type="string">
            <text:p>Consult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40007">
            <text:p>15240007</text:p>
          </table:table-cell>
          <table:table-cell table:style-name="ce59" office:value-type="string">
            <text:p>Curr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05746006">
            <text:p>405746006</text:p>
          </table:table-cell>
          <table:table-cell table:style-name="ce59" office:value-type="string">
            <text:p>Current non smoker but past smoking history unknow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60618006">
            <text:p>160618006</text:p>
          </table:table-cell>
          <table:table-cell table:style-name="ce59" office:value-type="string">
            <text:p>Current non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1007">
            <text:p>410511007</text:p>
          </table:table-cell>
          <table:table-cell table:style-name="ce59" office:value-type="string">
            <text:p>Current or past (actual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2000">
            <text:p>410512000</text:p>
          </table:table-cell>
          <table:table-cell table:style-name="ce59" office:value-type="string">
            <text:p>Current or specified tim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71006">
            <text:p>410671006</text:p>
          </table:table-cell>
          <table:table-cell table:style-name="ce59" office:value-type="string">
            <text:p>Da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9003">
            <text:p>184099003</text:p>
          </table:table-cell>
          <table:table-cell table:style-name="ce59" office:value-type="string">
            <text:p>Date of birth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1001">
            <text:p>439771001</text:p>
          </table:table-cell>
          <table:table-cell table:style-name="ce59" office:value-type="string">
            <text:p>Date of even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2008">
            <text:p>439772008</text:p>
          </table:table-cell>
          <table:table-cell table:style-name="ce59" office:value-type="string">
            <text:p>Date of last episode of disor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1840007">
            <text:p>21840007</text:p>
          </table:table-cell>
          <table:table-cell table:style-name="ce59" office:value-type="string">
            <text:p>Date of last menstrual period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272007">
            <text:p>439272007</text:p>
          </table:table-cell>
          <table:table-cell table:style-name="ce59" office:value-type="string">
            <text:p>Date of proced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5111005">
            <text:p>195111005</text:p>
          </table:table-cell>
          <table:table-cell table:style-name="ce59" office:value-type="string">
            <text:p>Decompensated cardiac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9075005">
            <text:p>429075005</text:p>
          </table:table-cell>
          <table:table-cell table:style-name="ce59" office:value-type="string">
            <text:p>Dependence on dialysis due to end stage renal disease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05502003">
            <text:p>105502003</text:p>
          </table:table-cell>
          <table:table-cell table:style-name="ce59" office:value-type="string">
            <text:p>Dependence on renal dialysi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211009">
            <text:p>73211009</text:p>
          </table:table-cell>
          <table:table-cell table:style-name="ce59" office:value-type="string">
            <text:p>Diabetes mellitu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627003">
            <text:p>74627003</text:p>
          </table:table-cell>
          <table:table-cell table:style-name="ce59" office:value-type="string">
            <text:p>Diabetic complic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7013003">
            <text:p>127013003</text:p>
          </table:table-cell>
          <table:table-cell table:style-name="ce59" office:value-type="string">
            <text:p>Diabetic renal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39401001">
            <text:p>439401001</text:p>
          </table:table-cell>
          <table:table-cell table:style-name="ce59" office:value-type="string">
            <text:p>Diagnosi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50006">
            <text:p>271650006</text:p>
          </table:table-cell>
          <table:table-cell table:style-name="ce59" office:value-type="string">
            <text:p>Dia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9009">
            <text:p>288579009</text:p>
          </table:table-cell>
          <table:table-cell table:style-name="ce59" office:value-type="string">
            <text:p>Difficulty communicat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9004">
            <text:p>363699004</text:p>
          </table:table-cell>
          <table:table-cell table:style-name="ce59" office:value-type="string">
            <text:p>Direct devi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363701004">
            <text:p>363701004</text:p>
          </table:table-cell>
          <table:table-cell table:style-name="ce59" office:value-type="string">
            <text:p>Direct substan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72001">
            <text:p>64572001</text:p>
          </table:table-cell>
          <table:table-cell table:style-name="ce59" office:value-type="string">
            <text:p>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7040006">
            <text:p>47040006</text:p>
          </table:table-cell>
          <table:table-cell table:style-name="ce59" office:value-type="string">
            <text:p>Disorder of aort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550009">
            <text:p>27550009</text:p>
          </table:table-cell>
          <table:table-cell table:style-name="ce59" office:value-type="string">
            <text:p>Disorder of blood vesse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2969004">
            <text:p>362969004</text:p>
          </table:table-cell>
          <table:table-cell table:style-name="ce59" office:value-type="string">
            <text:p>Disorder of endocrine syste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6006">
            <text:p>414026006</text:p>
          </table:table-cell>
          <table:table-cell table:style-name="ce59" office:value-type="string">
            <text:p>Disorder of hematopoietic cell prolifer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7002">
            <text:p>414027002</text:p>
          </table:table-cell>
          <table:table-cell table:style-name="ce59" office:value-type="string">
            <text:p>Disorder of hematopoietic struct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5856003">
            <text:p>235856003</text:p>
          </table:table-cell>
          <table:table-cell table:style-name="ce59" office:value-type="string">
            <text:p>Disorder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829001">
            <text:p>19829001</text:p>
          </table:table-cell>
          <table:table-cell table:style-name="ce59" office:value-type="string">
            <text:p>Disorder of lu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8003">
            <text:p>385658003</text:p>
          </table:table-cell>
          <table:table-cell table:style-name="ce59" office:value-type="string">
            <text:p>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1191007">
            <text:p>411191007</text:p>
          </table:table-cell>
          <table:table-cell table:style-name="ce59" office:value-type="string">
            <text:p>Drug eluting stent (product)</text:p>
          </table:table-cell>
          <table:table-cell table:number-columns-repeated="1022"/>
        </table:table-row>
        <table:table-row table:style-name="ro4">
          <table:table-cell table:style-name="ce59" office:value-type="float" office:value="410942007">
            <text:p>410942007</text:p>
          </table:table-cell>
          <table:table-cell table:style-name="ce59" office:value-type="string">
            <text:p>Drug or medicament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608005">
            <text:p>416608005</text:p>
          </table:table-cell>
          <table:table-cell table:style-name="ce59" office:value-type="string">
            <text:p>Drug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7216000">
            <text:p>17216000</text:p>
          </table:table-cell>
          <table:table-cell table:style-name="ce59" office:value-type="string">
            <text:p>Dyspnea, class 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2365000">
            <text:p>72365000</text:p>
          </table:table-cell>
          <table:table-cell table:style-name="ce59" office:value-type="string">
            <text:p>Dyspnea,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950000">
            <text:p>39950000</text:p>
          </table:table-cell>
          <table:table-cell table:style-name="ce59" office:value-type="string">
            <text:p>Dyspnea,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322006">
            <text:p>73322006</text:p>
          </table:table-cell>
          <table:table-cell table:style-name="ce59" office:value-type="string">
            <text:p>Dyspnea,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701008">
            <text:p>40701008</text:p>
          </table:table-cell>
          <table:table-cell table:style-name="ce59" office:value-type="string">
            <text:p>Echocardiograph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02592004">
            <text:p>102592004</text:p>
          </table:table-cell>
          <table:table-cell table:style-name="ce59" office:value-type="string">
            <text:p>Electrocardiogram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6825001">
            <text:p>46825001</text:p>
          </table:table-cell>
          <table:table-cell table:style-name="ce59" office:value-type="string">
            <text:p>Electrocardiographic monitorin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876001">
            <text:p>25876001</text:p>
          </table:table-cell>
          <table:table-cell table:style-name="ce59" office:value-type="string">
            <text:p>Emergency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994005">
            <text:p>73994005</text:p>
          </table:table-cell>
          <table:table-cell table:style-name="ce59" office:value-type="string">
            <text:p>Emergency oper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6819008">
            <text:p>56819008</text:p>
          </table:table-cell>
          <table:table-cell table:style-name="ce59" office:value-type="string">
            <text:p>Endocard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456000">
            <text:p>246456000</text:p>
          </table:table-cell>
          <table:table-cell table:style-name="ce59" office:value-type="string">
            <text:p>Episodic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49496004">
            <text:p>249496004</text:p>
          </table:table-cell>
          <table:table-cell table:style-name="ce59" office:value-type="string">
            <text:p>Esophageal reflux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9084000">
            <text:p>409084000</text:p>
          </table:table-cell>
          <table:table-cell table:style-name="ce59" office:value-type="string">
            <text:p>Estimated blood lo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6053000">
            <text:p>386053000</text:p>
          </table:table-cell>
          <table:table-cell table:style-name="ce59" office:value-type="string">
            <text:p>Evaluation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243004">
            <text:p>248243004</text:p>
          </table:table-cell>
          <table:table-cell table:style-name="ce59" office:value-type="string">
            <text:p>Exercise toleranc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7006">
            <text:p>410517006</text:p>
          </table:table-cell>
          <table:table-cell table:style-name="ce59" office:value-type="string">
            <text:p>Expectation contex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17006">
            <text:p>8517006</text:p>
          </table:table-cell>
          <table:table-cell table:style-name="ce59" office:value-type="string">
            <text:p>Ex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01005">
            <text:p>365801005</text:p>
          </table:table-cell>
          <table:table-cell table:style-name="ce59" office:value-type="string">
            <text:p>Finding of albumin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7006">
            <text:p>413347006</text:p>
          </table:table-cell>
          <table:table-cell table:style-name="ce59" office:value-type="string">
            <text:p>Finding of American Society of Anesthesiologists physical status classific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22008">
            <text:p>365722008</text:p>
          </table:table-cell>
          <table:table-cell table:style-name="ce59" office:value-type="string">
            <text:p>Finding of bicarbonat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6002">
            <text:p>365756002</text:p>
          </table:table-cell>
          <table:table-cell table:style-name="ce59" office:value-type="string">
            <text:p>Finding of creatinin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2004">
            <text:p>366322004</text:p>
          </table:table-cell>
          <table:table-cell table:style-name="ce59" office:value-type="string">
            <text:p>Finding of estimated date of deliver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3009">
            <text:p>366323009</text:p>
          </table:table-cell>
          <table:table-cell table:style-name="ce59" office:value-type="string">
            <text:p>Finding of length of gest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0004">
            <text:p>365760004</text:p>
          </table:table-cell>
          <table:table-cell table:style-name="ce59" office:value-type="string">
            <text:p>Finding of potass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1000">
            <text:p>365761000</text:p>
          </table:table-cell>
          <table:table-cell table:style-name="ce59" office:value-type="string">
            <text:p>Finding of sod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5003">
            <text:p>365755003</text:p>
          </table:table-cell>
          <table:table-cell table:style-name="ce59" office:value-type="string">
            <text:p>Finding of urea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185007">
            <text:p>366185007</text:p>
          </table:table-cell>
          <table:table-cell table:style-name="ce59" office:value-type="string">
            <text:p>Finding of volume of heart sound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8007">
            <text:p>363698007</text:p>
          </table:table-cell>
          <table:table-cell table:style-name="ce59" office:value-type="string">
            <text:p>Finding si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17005">
            <text:p>255217005</text:p>
          </table:table-cell>
          <table:table-cell table:style-name="ce59" office:value-type="string">
            <text:p>First episod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5389001">
            <text:p>25389001</text:p>
          </table:table-cell>
          <table:table-cell table:style-name="ce59" office:value-type="string">
            <text:p>Fluid restri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3495000">
            <text:p>263495000</text:p>
          </table:table-cell>
          <table:table-cell table:style-name="ce59" office:value-type="string">
            <text:p>Gen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4760002">
            <text:p>394760002</text:p>
          </table:table-cell>
          <table:table-cell table:style-name="ce59" office:value-type="string">
            <text:p>General practitioner (GP) practic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298004">
            <text:p>73298004</text:p>
          </table:table-cell>
          <table:table-cell table:style-name="ce59" office:value-type="string">
            <text:p>Has uni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265001">
            <text:p>56265001</text:p>
          </table:table-cell>
          <table:table-cell table:style-name="ce59" office:value-type="string">
            <text:p>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148005">
            <text:p>128148005</text:p>
          </table:table-cell>
          <table:table-cell table:style-name="ce59" office:value-type="string">
            <text:p>Heart murmur, categorized by intensit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60002">
            <text:p>271660002</text:p>
          </table:table-cell>
          <table:table-cell table:style-name="ce59" office:value-type="string">
            <text:p>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8009">
            <text:p>368009</text:p>
          </table:table-cell>
          <table:table-cell table:style-name="ce59" office:value-type="string">
            <text:p>Heart valve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068001">
            <text:p>34068001</text:p>
          </table:table-cell>
          <table:table-cell table:style-name="ce59" office:value-type="string">
            <text:p>Heart valve replace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026005">
            <text:p>271026005</text:p>
          </table:table-cell>
          <table:table-cell table:style-name="ce59" office:value-type="string">
            <text:p>Hemoglobin level estim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95000">
            <text:p>266995000</text:p>
          </table:table-cell>
          <table:table-cell table:style-name="ce59" office:value-type="string">
            <text:p>History of - cardiovascular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07586004">
            <text:p>407586004</text:p>
          </table:table-cell>
          <table:table-cell table:style-name="ce59" office:value-type="string">
            <text:p>History of - recreational drug u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75006">
            <text:p>428375006</text:p>
          </table:table-cell>
          <table:table-cell table:style-name="ce59" office:value-type="string">
            <text:p>History of placement of stent for coronary artery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341003">
            <text:p>38341003</text:p>
          </table:table-cell>
          <table:table-cell table:style-name="ce59" office:value-type="string">
            <text:p>Hypertensive disorder, systemic arteria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486009">
            <text:p>34486009</text:p>
          </table:table-cell>
          <table:table-cell table:style-name="ce59" office:value-type="string">
            <text:p>Hyperthyroid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3002">
            <text:p>365853002</text:p>
          </table:table-cell>
          <table:table-cell table:style-name="ce59" office:value-type="string">
            <text:p>Imaging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6212004">
            <text:p>406212004</text:p>
          </table:table-cell>
          <table:table-cell table:style-name="ce59" office:value-type="string">
            <text:p>Immune hypersensitivity response statu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1009">
            <text:p>385651009</text:p>
          </table:table-cell>
          <table:table-cell table:style-name="ce59" office:value-type="string">
            <text:p>In progres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3005">
            <text:p>410513005</text:p>
          </table:table-cell>
          <table:table-cell table:style-name="ce59" office:value-type="string">
            <text:p>In the pas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3000">
            <text:p>128403000</text:p>
          </table:table-cell>
          <table:table-cell table:style-name="ce59" office:value-type="string">
            <text:p>Infectious disease of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41005">
            <text:p>128241005</text:p>
          </table:table-cell>
          <table:table-cell table:style-name="ce59" office:value-type="string">
            <text:p>Inflammatory disease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509005">
            <text:p>414509005</text:p>
          </table:table-cell>
          <table:table-cell table:style-name="ce59" office:value-type="string">
            <text:p>Insertion of drug coated st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65581004">
            <text:p>165581004</text:p>
          </table:table-cell>
          <table:table-cell table:style-name="ce59" office:value-type="string">
            <text:p>International normalized ratio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28609009">
            <text:p>128609009</text:p>
          </table:table-cell>
          <table:table-cell table:style-name="ce59" office:value-type="string">
            <text:p>Intracranial aneury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0587008">
            <text:p>80587008</text:p>
          </table:table-cell>
          <table:table-cell table:style-name="ce59" office:value-type="string">
            <text:p>Jehovah's Witness, follower of religion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90708001">
            <text:p>90708001</text:p>
          </table:table-cell>
          <table:table-cell table:style-name="ce59" office:value-type="string">
            <text:p>Kidne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692007">
            <text:p>36692007</text:p>
          </table:table-cell>
          <table:table-cell table:style-name="ce59" office:value-type="string">
            <text:p>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6002">
            <text:p>410516002</text:p>
          </table:table-cell>
          <table:table-cell table:style-name="ce59" office:value-type="string">
            <text:p>Known ab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90009">
            <text:p>410590009</text:p>
          </table:table-cell>
          <table:table-cell table:style-name="ce59" office:value-type="string">
            <text:p>Known possibl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5003">
            <text:p>410515003</text:p>
          </table:table-cell>
          <table:table-cell table:style-name="ce59" office:value-type="string">
            <text:p>Known pre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20000">
            <text:p>15220000</text:p>
          </table:table-cell>
          <table:table-cell table:style-name="ce59" office:value-type="string">
            <text:p>Laboratory tes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334005">
            <text:p>248334005</text:p>
          </table:table-cell>
          <table:table-cell table:style-name="ce59" office:value-type="string">
            <text:p>Length of bod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43137006">
            <text:p>243137006</text:p>
          </table:table-cell>
          <table:table-cell table:style-name="ce59" office:value-type="string">
            <text:p>Long-term 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665007">
            <text:p>248665007</text:p>
          </table:table-cell>
          <table:table-cell table:style-name="ce59" office:value-type="string">
            <text:p>Loudness of 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3346000">
            <text:p>363346000</text:p>
          </table:table-cell>
          <table:table-cell table:style-name="ce59" office:value-type="string">
            <text:p>Malignant neoplastic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26006">
            <text:p>23426006</text:p>
          </table:table-cell>
          <table:table-cell table:style-name="ce59" office:value-type="string">
            <text:p>Measurement of respiratory fun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7363003">
            <text:p>257363003</text:p>
          </table:table-cell>
          <table:table-cell table:style-name="ce59" office:value-type="string">
            <text:p>Metal stent (physical object)</text:p>
          </table:table-cell>
          <table:table-cell table:number-columns-repeated="1022"/>
        </table:table-row>
        <table:table-row table:style-name="ro4">
          <table:table-cell table:style-name="ce59" office:value-type="float" office:value="255604002">
            <text:p>255604002</text:p>
          </table:table-cell>
          <table:table-cell table:style-name="ce59" office:value-type="string">
            <text:p>Mil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6004">
            <text:p>313296004</text:p>
          </table:table-cell>
          <table:table-cell table:style-name="ce59" office:value-type="string">
            <text:p>Mild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3003">
            <text:p>371923003</text:p>
          </table:table-cell>
          <table:table-cell table:style-name="ce59" office:value-type="string">
            <text:p>Mild to moderat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6736007">
            <text:p>6736007</text:p>
          </table:table-cell>
          <table:table-cell table:style-name="ce59" office:value-type="string">
            <text:p>Moderat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7008">
            <text:p>313297008</text:p>
          </table:table-cell>
          <table:table-cell table:style-name="ce59" office:value-type="string">
            <text:p>Moderat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4009">
            <text:p>371924009</text:p>
          </table:table-cell>
          <table:table-cell table:style-name="ce59" office:value-type="string">
            <text:p>Moderate to sever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2298006">
            <text:p>22298006</text:p>
          </table:table-cell>
          <table:table-cell table:style-name="ce59" office:value-type="string">
            <text:p>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1704003">
            <text:p>421704003</text:p>
          </table:table-cell>
          <table:table-cell table:style-name="ce59" office:value-type="string">
            <text:p>New York Heart Association Classification -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913000">
            <text:p>420913000</text:p>
          </table:table-cell>
          <table:table-cell table:style-name="ce59" office:value-type="string">
            <text:p>New York Heart Association Classification -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2293003">
            <text:p>422293003</text:p>
          </table:table-cell>
          <table:table-cell table:style-name="ce59" office:value-type="string">
            <text:p>New York Heart Association Classification -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816009">
            <text:p>420816009</text:p>
          </table:table-cell>
          <table:table-cell table:style-name="ce59" office:value-type="string">
            <text:p>New York Heart Association Classification (assessment scale)</text:p>
          </table:table-cell>
          <table:table-cell table:number-columns-repeated="1022"/>
        </table:table-row>
        <table:table-row table:style-name="ro4">
          <table:table-cell table:style-name="ce59" office:value-type="float" office:value="17621005">
            <text:p>17621005</text:p>
          </table:table-cell>
          <table:table-cell table:style-name="ce59" office:value-type="string">
            <text:p>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60001">
            <text:p>385660001</text:p>
          </table:table-cell>
          <table:table-cell table:style-name="ce59" office:value-type="string">
            <text:p>Not 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3007">
            <text:p>385653007</text:p>
          </table:table-cell>
          <table:table-cell table:style-name="ce59" office:value-type="string">
            <text:p>Not 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0299005">
            <text:p>260299005</text:p>
          </table:table-cell>
          <table:table-cell table:style-name="ce59" office:value-type="string">
            <text:p>Numb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8275009">
            <text:p>78275009</text:p>
          </table:table-cell>
          <table:table-cell table:style-name="ce59" office:value-type="string">
            <text:p>Obstructive sleep apnea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964007">
            <text:p>74964007</text:p>
          </table:table-cell>
          <table:table-cell table:style-name="ce59" office:value-type="string">
            <text:p>Oth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46336003">
            <text:p>146336003</text:p>
          </table:table-cell>
          <table:table-cell table:style-name="ce59" office:value-type="string">
            <text:p>Other diagnostic radiology NOS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7485005">
            <text:p>57485005</text:p>
          </table:table-cell>
          <table:table-cell table:style-name="ce59" office:value-type="string">
            <text:p>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4987002">
            <text:p>414987002</text:p>
          </table:table-cell>
          <table:table-cell table:style-name="ce59" office:value-type="string">
            <text:p>Pacemaker observabl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2825002">
            <text:p>282825002</text:p>
          </table:table-cell>
          <table:table-cell table:style-name="ce59" office:value-type="string">
            <text:p>Paroxysmal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87003">
            <text:p>410587003</text:p>
          </table:table-cell>
          <table:table-cell table:style-name="ce59" office:value-type="string">
            <text:p>Past - time specifi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940007">
            <text:p>416940007</text:p>
          </table:table-cell>
          <table:table-cell table:style-name="ce59" office:value-type="string">
            <text:p>Past history of procedur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4966008">
            <text:p>424966008</text:p>
          </table:table-cell>
          <table:table-cell table:style-name="ce59" office:value-type="string">
            <text:p>Patient - email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7001">
            <text:p>184097001</text:p>
          </table:table-cell>
          <table:table-cell table:style-name="ce59" office:value-type="string">
            <text:p>Patient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77386006">
            <text:p>77386006</text:p>
          </table:table-cell>
          <table:table-cell table:style-name="ce59" office:value-type="string">
            <text:p>Patient currently pregnant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5009">
            <text:p>184095009</text:p>
          </table:table-cell>
          <table:table-cell table:style-name="ce59" office:value-type="string">
            <text:p>Patient fore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9697006">
            <text:p>429697006</text:p>
          </table:table-cell>
          <table:table-cell table:style-name="ce59" office:value-type="string">
            <text:p>Patient hom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7009">
            <text:p>184107009</text:p>
          </table:table-cell>
          <table:table-cell table:style-name="ce59" office:value-type="string">
            <text:p>Patient hospital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5622006">
            <text:p>405622006</text:p>
          </table:table-cell>
          <table:table-cell table:style-name="ce59" office:value-type="string">
            <text:p>Patient middle 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8481002">
            <text:p>428481002</text:p>
          </table:table-cell>
          <table:table-cell table:style-name="ce59" office:value-type="string">
            <text:p>Patient mobil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6005">
            <text:p>184096005</text:p>
          </table:table-cell>
          <table:table-cell table:style-name="ce59" office:value-type="string">
            <text:p>Patient sur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3008">
            <text:p>184103008</text:p>
          </table:table-cell>
          <table:table-cell table:style-name="ce59" office:value-type="string">
            <text:p>Patient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71821000">
            <text:p>371821000</text:p>
          </table:table-cell>
          <table:table-cell table:style-name="ce59" office:value-type="string">
            <text:p>Patient with cardiac pacema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8843000">
            <text:p>428843000</text:p>
          </table:table-cell>
          <table:table-cell table:style-name="ce59" office:value-type="string">
            <text:p>Patient work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311005">
            <text:p>228311005</text:p>
          </table:table-cell>
          <table:table-cell table:style-name="ce59" office:value-type="string">
            <text:p>Pattern of alcohol consumption through week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5070008">
            <text:p>415070008</text:p>
          </table:table-cell>
          <table:table-cell table:style-name="ce59" office:value-type="string">
            <text:p>Percutaneous coronary interven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101003">
            <text:p>11101003</text:p>
          </table:table-cell>
          <table:table-cell table:style-name="ce59" office:value-type="string">
            <text:p>Percutaneous transluminal coronary angioplast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00047006">
            <text:p>400047006</text:p>
          </table:table-cell>
          <table:table-cell table:style-name="ce59" office:value-type="string">
            <text:p>Peripheral 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28005">
            <text:p>440028005</text:p>
          </table:table-cell>
          <table:table-cell table:style-name="ce59" office:value-type="string">
            <text:p>Perman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59007">
            <text:p>440059007</text:p>
          </table:table-cell>
          <table:table-cell table:style-name="ce59" office:value-type="string">
            <text:p>Persist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3071001">
            <text:p>303071001</text:p>
          </table:table-cell>
          <table:table-cell table:style-name="ce59" office:value-type="string">
            <text:p>Person in the family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99208008">
            <text:p>399208008</text:p>
          </table:table-cell>
          <table:table-cell table:style-name="ce59" office:value-type="string">
            <text:p>Plain chest X-ra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97943006">
            <text:p>397943006</text:p>
          </table:table-cell>
          <table:table-cell table:style-name="ce59" office:value-type="string">
            <text:p>Plann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74009">
            <text:p>8574009</text:p>
          </table:table-cell>
          <table:table-cell table:style-name="ce59" office:value-type="string">
            <text:p>Platelet estimat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488000">
            <text:p>1488000</text:p>
          </table:table-cell>
          <table:table-cell table:style-name="ce59" office:value-type="string">
            <text:p>Postoperative nausea and vomiti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3947004">
            <text:p>123947004</text:p>
          </table:table-cell>
          <table:table-cell table:style-name="ce59" office:value-type="string">
            <text:p>Post-streptococcal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82770003">
            <text:p>182770003</text:p>
          </table:table-cell>
          <table:table-cell table:style-name="ce59" office:value-type="string">
            <text:p>Pre-anesthetic assess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30008">
            <text:p>428330008</text:p>
          </table:table-cell>
          <table:table-cell table:style-name="ce59" office:value-type="string">
            <text:p>Preferred mode of communica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83874006">
            <text:p>83874006</text:p>
          </table:table-cell>
          <table:table-cell table:style-name="ce59" office:value-type="string">
            <text:p>Preoperative evaluation,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71388002">
            <text:p>71388002</text:p>
          </table:table-cell>
          <table:table-cell table:style-name="ce59" office:value-type="string">
            <text:p>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8798003">
            <text:p>118798003</text:p>
          </table:table-cell>
          <table:table-cell table:style-name="ce59" office:value-type="string">
            <text:p>Procedure on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5184000">
            <text:p>415184000</text:p>
          </table:table-cell>
          <table:table-cell table:style-name="ce59" office:value-type="string">
            <text:p>Prothromb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8149003">
            <text:p>418149003</text:p>
          </table:table-cell>
          <table:table-cell table:style-name="ce59" office:value-type="string">
            <text:p>Psychoactive substance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91388009">
            <text:p>91388009</text:p>
          </table:table-cell>
          <table:table-cell table:style-name="ce59" office:value-type="string">
            <text:p>Psychoactive substance abu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8564009">
            <text:p>78564009</text:p>
          </table:table-cell>
          <table:table-cell table:style-name="ce59" office:value-type="string">
            <text:p>Pulse r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493001">
            <text:p>6493001</text:p>
          </table:table-cell>
          <table:table-cell table:style-name="ce59" office:value-type="string">
            <text:p>Rec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40377005">
            <text:p>440377005</text:p>
          </table:table-cell>
          <table:table-cell table:style-name="ce59" office:value-type="string">
            <text:p>Referral b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8002">
            <text:p>385648002</text:p>
          </table:table-cell>
          <table:table-cell table:style-name="ce59" office:value-type="string">
            <text:p>Rejected by recipi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2399005">
            <text:p>42399005</text:p>
          </table:table-cell>
          <table:table-cell table:style-name="ce59" office:value-type="string">
            <text:p>Renal failure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830006">
            <text:p>85830006</text:p>
          </table:table-cell>
          <table:table-cell table:style-name="ce59" office:value-type="string">
            <text:p>Repair of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4000">
            <text:p>385644000</text:p>
          </table:table-cell>
          <table:table-cell table:style-name="ce59" office:value-type="string">
            <text:p>Request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54003">
            <text:p>128254003</text:p>
          </table:table-cell>
          <table:table-cell table:style-name="ce59" office:value-type="string">
            <text:p>Respiratory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8409008">
            <text:p>48409008</text:p>
          </table:table-cell>
          <table:table-cell table:style-name="ce59" office:value-type="string">
            <text:p>Respiratory crackle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2007">
            <text:p>365852007</text:p>
          </table:table-cell>
          <table:table-cell table:style-name="ce59" office:value-type="string">
            <text:p>Respiratory func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52653008">
            <text:p>52653008</text:p>
          </table:table-cell>
          <table:table-cell table:style-name="ce59" office:value-type="string">
            <text:p>Respiratory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1296001">
            <text:p>281296001</text:p>
          </table:table-cell>
          <table:table-cell table:style-name="ce59" office:value-type="string">
            <text:p>Result commen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96332003">
            <text:p>396332003</text:p>
          </table:table-cell>
          <table:table-cell table:style-name="ce59" office:value-type="string">
            <text:p>Rheumat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9896004">
            <text:p>69896004</text:p>
          </table:table-cell>
          <table:table-cell table:style-name="ce59" office:value-type="string">
            <text:p>Rheumatoid arthr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4006">
            <text:p>128404006</text:p>
          </table:table-cell>
          <table:table-cell table:style-name="ce59" office:value-type="string">
            <text:p>Right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484000">
            <text:p>24484000</text:p>
          </table:table-cell>
          <table:table-cell table:style-name="ce59" office:value-type="string">
            <text:p>Sever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9006">
            <text:p>313299006</text:p>
          </table:table-cell>
          <table:table-cell table:style-name="ce59" office:value-type="string">
            <text:p>Sever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2141005">
            <text:p>272141005</text:p>
          </table:table-cell>
          <table:table-cell table:style-name="ce59" office:value-type="string">
            <text:p>Severitie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46112005">
            <text:p>246112005</text:p>
          </table:table-cell>
          <table:table-cell table:style-name="ce59" office:value-type="string">
            <text:p>Sever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77176002">
            <text:p>77176002</text:p>
          </table:table-cell>
          <table:table-cell table:style-name="ce59" office:value-type="string">
            <text:p>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8093005">
            <text:p>398093005</text:p>
          </table:table-cell>
          <table:table-cell table:style-name="ce59" office:value-type="string">
            <text:p>Social security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64847006">
            <text:p>164847006</text:p>
          </table:table-cell>
          <table:table-cell table:style-name="ce59" office:value-type="string">
            <text:p>Standard EC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04004">
            <text:p>410604004</text:p>
          </table:table-cell>
          <table:table-cell table:style-name="ce59" office:value-type="string">
            <text:p>Subject of record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7713003">
            <text:p>387713003</text:p>
          </table:table-cell>
          <table:table-cell table:style-name="ce59" office:value-type="string">
            <text:p>Surgical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5000">
            <text:p>385655000</text:p>
          </table:table-cell>
          <table:table-cell table:style-name="ce59" office:value-type="string">
            <text:p>Suspend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49006">
            <text:p>271649006</text:p>
          </table:table-cell>
          <table:table-cell table:style-name="ce59" office:value-type="string">
            <text:p>Sy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34467004">
            <text:p>234467004</text:p>
          </table:table-cell>
          <table:table-cell table:style-name="ce59" office:value-type="string">
            <text:p>Thrombophil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4001">
            <text:p>385654001</text:p>
          </table:table-cell>
          <table:table-cell table:style-name="ce59" office:value-type="string">
            <text:p>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18002">
            <text:p>266918002</text:p>
          </table:table-cell>
          <table:table-cell table:style-name="ce59" office:value-type="string">
            <text:p>Tobacco smoking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16859006">
            <text:p>116859006</text:p>
          </table:table-cell>
          <table:table-cell table:style-name="ce59" office:value-type="string">
            <text:p>Transfusion of blood produc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257000">
            <text:p>266257000</text:p>
          </table:table-cell>
          <table:table-cell table:style-name="ce59" office:value-type="string">
            <text:p>Transient ischemic attack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2413006">
            <text:p>32413006</text:p>
          </table:table-cell>
          <table:table-cell table:style-name="ce59" office:value-type="string">
            <text:p>Transplantation of hear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57003">
            <text:p>410657003</text:p>
          </table:table-cell>
          <table:table-cell table:style-name="ce59" office:value-type="string">
            <text:p>Typ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61665006">
            <text:p>261665006</text:p>
          </table:table-cell>
          <table:table-cell table:style-name="ce59" office:value-type="string">
            <text:p>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018004">
            <text:p>56018004</text:p>
          </table:table-cell>
          <table:table-cell table:style-name="ce59" office:value-type="string">
            <text:p>Wheezing (finding)</text:p>
          </table:table-cell>
          <table:table-cell table:number-columns-repeated="1022"/>
        </table:table-row>
        <table:table-row table:style-name="ro4" table:number-rows-repeated="10483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NOMED_Old" table:style-name="ta8">
        <table:table-column table:style-name="co36" table:default-cell-style-name="ce60"/>
        <table:table-column table:style-name="co53" table:default-cell-style-name="ce60"/>
        <table:table-column table:style-name="co36" table:number-columns-repeated="255" table:default-cell-style-name="ce60"/>
        <table:table-column table:style-name="co36" table:number-columns-repeated="767" table:default-cell-style-name="Default"/>
        <table:table-row table:style-name="ro1">
          <table:table-cell table:style-name="ce61" office:value-type="string">
            <text:p>Concept Name</text:p>
          </table:table-cell>
          <table:table-cell table:style-name="ce61" office:value-type="string">
            <text:p>Question ready for use</text:p>
          </table:table-cell>
          <table:table-cell table:style-name="ce61" office:value-type="string">
            <text:p>Question text</text:p>
          </table:table-cell>
          <table:table-cell table:style-name="ce61" office:value-type="string">
            <text:p>Conditions for display</text:p>
          </table:table-cell>
          <table:table-cell table:style-name="ce61" office:value-type="string">
            <text:p>Input type</text:p>
          </table:table-cell>
          <table:table-cell table:style-name="ce61" office:value-type="string">
            <text:p>Option list</text:p>
          </table:table-cell>
          <table:table-cell table:style-name="ce61" office:value-type="string">
            <text:p>Free text length</text:p>
          </table:table-cell>
          <table:table-cell table:style-name="ce61" office:value-type="string">
            <text:p>Details option</text:p>
          </table:table-cell>
          <table:table-cell table:style-name="ce61" office:value-type="string">
            <text:p>If answer == "" show details question</text:p>
          </table:table-cell>
          <table:table-cell table:style-name="ce75" office:value-type="string">
            <text:p>Question used in patient assessment</text:p>
          </table:table-cell>
          <table:table-cell table:style-name="ce75" office:value-type="string">
            <text:p>Question used in telephone assessment by professional</text:p>
          </table:table-cell>
          <table:table-cell table:style-name="ce75" office:value-type="string">
            <text:p>Question used in clinic or bedside assessment by professional</text:p>
          </table:table-cell>
          <table:table-cell table:style-name="ce75" office:value-type="string">
            <text:p>System field</text:p>
          </table:table-cell>
          <table:table-cell table:style-name="ce75" office:value-type="string">
            <text:p>Compulsory</text:p>
          </table:table-cell>
          <table:table-cell table:style-name="ce81" office:value-type="string">
            <text:p>Question type from heirarchy</text:p>
          </table:table-cell>
          <table:table-cell table:style-name="ce81" office:value-type="string">
            <text:p>Question sequence in heirarchy</text:p>
          </table:table-cell>
          <table:table-cell table:style-name="ce81" office:value-type="string">
            <text:p>SNOMED Concept</text:p>
          </table:table-cell>
          <table:table-cell table:style-name="ce83"/>
          <table:table-cell table:style-name="ce81" office:value-type="string">
            <text:p>Other qualifiers</text:p>
          </table:table-cell>
          <table:table-cell table:style-name="ce83"/>
          <table:table-cell table:style-name="ce81" office:value-type="string">
            <text:p>Other</text:p>
          </table:table-cell>
          <table:table-cell table:style-name="ce81" office:value-type="string">
            <text:p>Temporal context</text:p>
          </table:table-cell>
          <table:table-cell table:style-name="ce81" office:value-type="string">
            <text:p>Person referred to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active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cancer or is this a possibilit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3]=&quot;&quot;);&quot;N&quot;;&quot;Y&quot;)" office:value-type="string" office:string-value="Y">
            <text:p>Y</text:p>
          </table:table-cell>
          <table:table-cell table:style-name="ce76" table:number-columns-repeated="4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ever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table:number-columns-repeated="2"/>
          <table:table-cell table:style-name="ce84"/>
          <table:table-cell table:style-name="ce66" table:number-columns-repeated="4"/>
          <table:table-cell table:style-name="ce84" table:number-columns-repeated="2"/>
          <table:table-cell table:style-name="ce66" table:number-columns-repeated="1001"/>
        </table:table-row>
        <table:table-row table:style-name="ro1">
          <table:table-cell table:style-name="ce62" office:value-type="string">
            <text:p>ACS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S date occurred</text:p>
          </table:table-cell>
          <table:table-cell table:style-name="ce62" office:value-type="string">
            <text:p>if ACS = not no or unknown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2"/>
          <table:table-cell table:style-name="ce62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C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Coronary Syndrom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CS_type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Heart_failure_acu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40">
            <text:p>40</text:p>
          </table:table-cell>
          <table:table-cell table:style-name="ce84" office:value-type="float" office:value="56675007">
            <text:p>56675007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Postal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osta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Parent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address</text:p>
          </table:table-cell>
          <table:table-cell table:style-name="ce66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Invesigation_Lab_Results_Albumi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bumin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65801005">
            <text:p>365801005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cohol consump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drink alcoho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13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y allergies including medicines, latex rubber, tapes or food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1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are you allergic to?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7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nesthesia_technique_plann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esthesia techniqu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Anesthesia_techniqu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40">
            <text:p>40</text:p>
          </table:table-cell>
          <table:table-cell table:style-name="ce85" office:value-type="float" office:value="410011004">
            <text:p>410011004</text:p>
          </table:table-cell>
          <table:table-cell table:style-name="ce66"/>
          <table:table-cell table:style-name="ce62" office:value-type="string">
            <text:p>397943006:410657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pector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gin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20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_Cla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ngin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2">
            <text:p>12</text:p>
          </table:table-cell>
          <table:table-cell table:style-name="ce84" office:value-type="float" office:value="194828000">
            <text:p>194828000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ortic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ortic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47040006">
            <text:p>47040006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aPT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TT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13432001">
            <text:p>413432001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rhythmi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irregular pulse or arrhythmi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5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A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13347006">
            <text:p>4133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thm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sthm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4" office:value-type="string">
            <text:p>Asthma_severity</text:p>
          </table:table-cell>
          <table:table-cell table:style-name="ce64"/>
          <table:table-cell table:style-name="ce62" office:value-type="string">
            <text:p>Asthma (severity)</text:p>
          </table:table-cell>
          <table:table-cell table:style-name="ce62" office:value-type="string">
            <text:p>asthma = Y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thm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trial fibrillation</text:p>
          </table:table-cell>
          <table:table-cell table:style-name="ce62" office:value-type="string">
            <text:p>History_of_arrhythmia = Y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49436004">
            <text:p>49436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trial fibrilla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3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49436004">
            <text:p>49436004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_patter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F classification</text:p>
          </table:table-cell>
          <table:table-cell table:style-name="ce62" office:value-type="string">
            <text:p>Atrial_fibrillation = Y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AF_patter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table:number-columns-repeated="3"/>
          <table:table-cell table:style-name="ce66"/>
          <table:table-cell table:style-name="ce84"/>
          <table:table-cell table:style-name="ce66" table:number-columns-repeated="2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5" office:value-type="string">
            <text:p>Autonomic_Dysreflexia</text:p>
          </table:table-cell>
          <table:table-cell table:style-name="ce65"/>
          <table:table-cell table:style-name="ce59" office:value-type="string">
            <text:p>Autonomic dysreflexia</text:p>
          </table:table-cell>
          <table:table-cell table:style-name="ce59" office:value-type="string">
            <text:p>Spinal cord injury = Y</text:p>
          </table:table-cell>
          <table:table-cell table:style-name="ce59" office:value-type="string">
            <text:p>OneOption</text:p>
          </table:table-cell>
          <table:table-cell table:style-name="ce72" office:value-type="string">
            <text:p>Y_N_U_Clinician</text:p>
          </table:table-cell>
          <table:table-cell table:style-name="ce74"/>
          <table:table-cell table:style-name="ce59" office:value-type="string">
            <text:p>Y</text:p>
          </table:table-cell>
          <table:table-cell table:style-name="ce59" office:value-type="string">
            <text:p>Yes</text:p>
          </table:table-cell>
          <table:table-cell table:style-name="ce77"/>
          <table:table-cell table:number-columns-repeated="2" table:style-name="ce77" office:value-type="string">
            <text:p>Y</text:p>
          </table:table-cell>
          <table:table-cell table:style-name="ce77"/>
          <table:table-cell table:style-name="ce80"/>
          <table:table-cell table:style-name="ce59" office:value-type="string">
            <text:p>Patient History, Neurological</text:p>
          </table:table-cell>
          <table:table-cell table:style-name="ce59" office:value-type="float" office:value="12">
            <text:p>12</text:p>
          </table:table-cell>
          <table:table-cell table:style-name="ce74" table:number-columns-repeated="5"/>
          <table:table-cell table:style-name="ce59" office:value-type="float" office:value="410511007">
            <text:p>410511007</text:p>
          </table:table-cell>
          <table:table-cell table:style-name="ce88" office:value-type="float" office:value="410604004">
            <text:p>410604004</text:p>
          </table:table-cell>
          <table:table-cell table:style-name="ce74" table:number-columns-repeated="1001"/>
        </table:table-row>
        <table:table-row table:style-name="ro1">
          <table:table-cell table:style-name="ce63" office:value-type="string">
            <text:p>Invesigation_Lab_Results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Lab results availabl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One_Year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had blood tests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MI</text:p>
          </table:table-cell>
          <table:table-cell table:style-name="ce59"/>
          <table:table-cell table:style-name="ce59" office:value-type="string">
            <text:p>BMI (calculated)</text:p>
          </table:table-cell>
          <table:table-cell/>
          <table:table-cell table:style-name="ce59" office:value-type="string">
            <text:p>"=weight(kg)/height^2(metres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60621009">
            <text:p>60621009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urrently breastfeeding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re you breastfeeding?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ial hyperactivity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Is there any history of wheeze or asthma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0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opulmonary_Dysplasia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opulmonary dysplasia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SA</text:p>
          </table:table-cell>
          <table:table-cell table:style-name="ce59"/>
          <table:table-cell table:style-name="ce59" office:value-type="string">
            <text:p>Body surface area (calculated)</text:p>
          </table:table-cell>
          <table:table-cell/>
          <table:table-cell table:style-name="ce69" office:value-type="string">
            <text:p>SQRT( (Height in cm * kg)/3600 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301898006">
            <text:p>301898006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heart surger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44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_typ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type</text:p>
          </table:table-cell>
          <table:table-cell table:style-name="ce63" office:value-type="string">
            <text:p>Previous_cardiac_surgery==Y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ast_cardiac_surgery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161625008">
            <text:p>161625008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diomy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diomyopath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85898001">
            <text:p>8589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4" office:value-type="string">
            <text:p>Carer_Name</text:p>
          </table:table-cell>
          <table:table-cell table:style-name="ce64"/>
          <table:table-cell table:style-name="ce59" office:value-type="string">
            <text:p>Carer name</text:p>
          </table:table-cell>
          <table:table-cell table:style-name="ce63" office:value-type="string">
            <text:p>Carer=Yes</text:p>
          </table:table-cell>
          <table:table-cell table:style-name="ce59" office:value-type="string">
            <text:p>Free text</text:p>
          </table:table-cell>
          <table:table-cell table:number-columns-repeated="4"/>
          <table:table-cell table:number-columns-repeated="3" table:style-name="ce77" office:value-type="string">
            <text:p>Y</text:p>
          </table:table-cell>
          <table:table-cell table:style-name="ce77" table:number-columns-repeated="2"/>
          <table:table-cell table:style-name="ce82" office:value-type="string">
            <text:p>Demographic, Parent</text:p>
          </table:table-cell>
          <table:table-cell table:style-name="ce82" office:value-type="float" office:value="300">
            <text:p>300</text:p>
          </table:table-cell>
          <table:table-cell table:style-name="ce83" table:number-columns-repeated="8"/>
          <table:table-cell table:number-columns-repeated="1000"/>
        </table:table-row>
        <table:table-row table:style-name="ro1">
          <table:table-cell table:style-name="ce63" office:value-type="string">
            <text:p>Allergy_cause_reac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6" office:value-type="string">
            <text:p>Allergy_cause_reaction</text:p>
          </table:table-cell>
          <table:table-cell table:style-name="ce66" office:value-type="string">
            <text:p>Y</text:p>
          </table:table-cell>
          <table:table-cell table:style-name="ce62" office:value-type="string">
            <text:p>What are you allergic to? <text:s/>What happens when you have it?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5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Reason for exercise tolerance &lt; 4 METS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clinician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hat stops you from doing more exercise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patient</text:p>
          </table:table-cell>
          <table:table-cell table:style-name="ce66" table:number-columns-repeated="3"/>
          <table:table-cell table:style-name="ce76" table:formula="of:=IF(([.C5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erebrovascular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 stroke, mini stroke, TIA or brain aneurysm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hild_Pugh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hild Pugh grade</text:p>
          </table:table-cell>
          <table:table-cell table:style-name="ce62" office:value-type="string">
            <text:p>Cirrhosis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Child_Pugh_Grade</text:p>
          </table:table-cell>
          <table:table-cell table:style-name="ce66"/>
          <table:table-cell table:style-name="ce62" office:value-type="string">
            <text:p>equals A or B or C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been diagnosed with heart failur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rrhos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diagnosed with cirrhos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Liver</text:p>
          </table:table-cell>
          <table:table-cell table:style-name="ce6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gnitive impairment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Does the patient have any developmental delay?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6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ngenital Heart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ere you born with any heart diseas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6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heart disease type</text:p>
          </table:table-cell>
          <table:table-cell table:style-name="ce62" office:value-type="string">
            <text:p>if Congenital_heart_disease = Yes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Congenital_heart_disease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3213009">
            <text:p>13213009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or hereditary disorders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child have any hereditary disease or disease from birth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6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sent_give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Informed consent give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52">
            <text:p>52</text:p>
          </table:table-cell>
          <table:table-cell table:style-name="ce86" office:value-type="float" office:value="398172005">
            <text:p>398172005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comple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comple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Completed</text:p>
          </table:table-cell>
          <table:table-cell table:style-name="ce62" office:value-type="float" office:value="10">
            <text:p>10</text:p>
          </table:table-cell>
          <table:table-cell table:style-name="ce86" office:value-type="float" office:value="11429006">
            <text:p>11429006</text:p>
          </table:table-cell>
          <table:table-cell table:style-name="ce66"/>
          <table:table-cell table:style-name="ce62" office:value-type="float" office:value="385658003">
            <text:p>385658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reques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reques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Requested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1429006">
            <text:p>11429006</text:p>
          </table:table-cell>
          <table:table-cell table:style-name="ce62" table:formula="of:=LOOKUP([.Q70];[$SNOMED_Old2.A1:.B1000];[$SNOMED_Old2.B1:.B1000])" office:value-type="float" office:value="0">
            <text:p>#N/A</text:p>
          </table:table-cell>
          <table:table-cell table:style-name="ce86" office:value-type="float" office:value="385644000">
            <text:p>385644000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emphysema or chronic bronchit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PD_sever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 (severity)</text:p>
          </table:table-cell>
          <table:table-cell table:style-name="ce62" office:value-type="string">
            <text:p>COPD = Yes</text:p>
          </table:table-cell>
          <table:table-cell table:style-name="ce62" office:value-type="string">
            <text:p>OneOption</text:p>
          </table:table-cell>
          <table:table-cell table:style-name="ce73" office:value-type="string">
            <text:p>GOLD_stage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PAP u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use a CPAP machin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raniofacial_abnormal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aniofacial abnormaliti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30">
            <text:p>3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Creatinin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eatinine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Numb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65756002">
            <text:p>365756002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garettes / day average (current)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n average, how many cigarettes do you smoke each day?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formula="of:=IF(([.C7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urrently pregnancy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e you, or could you be, pregnant?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formula="of:=IF(([.C8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Smoker, current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smoke now?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date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had a chest x-ray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6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results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2">
            <text:p>52</text:p>
          </table:table-cell>
          <table:table-cell table:style-name="ce62" office:value-type="float" office:value="399208008">
            <text:p>399208008</text:p>
          </table:table-cell>
          <table:table-cell table:style-name="ce66"/>
          <table:table-cell table:style-name="ce62" office:value-type="float" office:value="365853002">
            <text:p>365853002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ya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yanosis</text:p>
          </table:table-cell>
          <table:table-cell table:style-name="ce62" office:value-type="string">
            <text:p>Patient_DOB - current date &lt; 14 years <text:s/>OR Patient_Age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Cardiac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P_Diastoli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stolic BP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hysical Examination, Gener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date</text:p>
          </table:table-cell>
          <table:table-cell table:style-name="ce63" office:value-type="string">
            <text:p>Invesigations_ECG_Performed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ssessment_Date_Star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assessm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stamp</text:p>
          </table:table-cell>
          <table:table-cell table:style-name="ce66" table:number-columns-repeated="4"/>
          <table:table-cell table:style-name="ce76" table:number-columns-repeated="3"/>
          <table:table-cell table:style-name="ce76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182770003">
            <text:p>182770003</text:p>
          </table:table-cell>
          <table:table-cell table:style-name="ce84" office:value-type="string">
            <text:p>preanesthetic assessment</text:p>
          </table:table-cell>
          <table:table-cell table:style-name="ce66" table:number-columns-repeated="3"/>
          <table:table-cell table:style-name="ce84" office:value-type="float" office:value="439771001">
            <text:p>439771001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most recent MI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en was you last heart attack? <text:s/>Approximate date is OK.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stopped smoking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proximately, when did you stop?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7" office:value-type="string">
            <text:p>Dentition</text:p>
          </table:table-cell>
          <table:table-cell table:style-name="ce62"/>
          <table:table-cell table:style-name="ce62" office:value-type="string">
            <text:p>Dental examin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Dental_status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!= Normal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Resul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result</text:p>
          </table:table-cell>
          <table:table-cell table:style-name="ce63" office:value-type="string">
            <text:p>Invesigations_ECG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02592004">
            <text:p>102592004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4" table:number-rows-repeated="2">
          <table:table-cell table:number-columns-repeated="9"/>
          <table:table-cell table:style-name="ce78" table:number-columns-repeated="5"/>
          <table:table-cell table:style-name="ce83" table:number-columns-repeated="10"/>
          <table:table-cell table:number-columns-repeated="1000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diabete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0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reatm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reatment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reatment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3">
            <text:p>3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ype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2">
            <text:p>2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ph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ph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u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u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Lab_Results_HbA1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bA1C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Number</text:p>
          </table:table-cell>
          <table:table-cell table:style-name="ce70"/>
          <table:table-cell table:style-name="ce66" table:number-columns-repeated="3"/>
          <table:table-cell table:style-name="ce76" table:number-columns-repeated="4"/>
          <table:table-cell table:style-name="ce79"/>
          <table:table-cell table:style-name="ce62" table:number-columns-repeated="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gnosis being treated with proced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problem are you having this procedure fo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0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aly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nal dialysis</text:p>
          </table:table-cell>
          <table:table-cell table:style-name="ce63" office:value-type="string">
            <text:p>Renal_Failure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lysis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lysis type</text:p>
          </table:table-cell>
          <table:table-cell table:style-name="ce63" office:value-type="string">
            <text:p>Dialysi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lysis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fficulty_in_commun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fficulty in commun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8574004">
            <text:p>288574004</text:p>
          </table:table-cell>
          <table:table-cell table:style-name="ce66"/>
          <table:table-cell table:style-name="ce84" office:value-type="float" office:value="288579009">
            <text:p>288579009</text:p>
          </table:table-cell>
          <table:table-cell table:style-name="ce66" table:number-columns-repeated="2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DOB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bir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2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Demographic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4099003">
            <text:p>184099003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rug_eluting_st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rug eluting stent</text:p>
          </table:table-cell>
          <table:table-cell table:style-name="ce62" office:value-type="string">
            <text:p>PCI_with_stent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83">
            <text:p>83</text:p>
          </table:table-cell>
          <table:table-cell table:style-name="ce62" office:value-type="float" office:value="428375006">
            <text:p>428375006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2" office:value-type="string">
            <text:p>XXXX check these</text:p>
          </table:table-cell>
          <table:table-cell table:style-name="ce66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ed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take any medicines including inhalers, patches or cream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1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regnancy due date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is the due date?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VT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 DVT or clot in the leg veins?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11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GCS_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GCS Eye Opening</text:p>
          </table:table-cell>
          <table:table-cell table:style-name="ce63" office:value-type="string">
            <text:p>Glasgow_Coma_Score_is_15=No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GCS_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61">
            <text:p>61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cent ECG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date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cardiography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echocardiogram or ultrasound of your heart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2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results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40701008">
            <text:p>40701008</text:p>
          </table:table-cell>
          <table:table-cell table:style-name="ce66"/>
          <table:table-cell table:style-name="ce62" office:value-type="float" office:value="399208008">
            <text:p>399208008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-Mai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number-columns-repeated="3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44">
            <text:p>44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arer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E-mail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7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r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E-mail address</text:p>
          </table:table-cell>
          <table:table-cell table:style-name="ce63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8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Emergenc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mergenc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876001">
            <text:p>25876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ndocarditis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res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1">
            <text:p>101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endocarditis or heart valve infec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rine_disease_oth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ther endocrine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41">
            <text:p>41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pilepsy or seizur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seizures or epileps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ver smok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a smok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ME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ercise tolerance (METS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Exercise_tolerance_METS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ich option best descibes how much exercise you can do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6" office:value-type="string">
            <text:p>Functional_Scale_Based_on_AHA_Cardiac_Assessment</text:p>
          </table:table-cell>
          <table:table-cell table:style-name="ce66" table:number-columns-repeated="3"/>
          <table:table-cell table:style-name="ce76" table:formula="of:=IF(([.C139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Risk_of_Excessive_Blood_Lo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isk of blood loss greater than usua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lanned Procedure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409084000">
            <text:p>409084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fectious_Disease_Exposure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posure to childhood diseases during last mon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s</text:p>
          </table:table-cell>
          <table:table-cell table:style-name="ce70" office:value-type="string">
            <text:p>Childhood_infectious_disease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Infectious</text:p>
          </table:table-cell>
          <table:table-cell table:style-name="ce62" office:value-type="float" office:value="25">
            <text:p>2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9">
        <table:table-column table:style-name="co54" table:number-columns-repeated="1024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13" table:number-columns-repeated="1005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0_134_0_134_3" table:base-cell-address="$Questions.$A$135" table:expression="[.A134]+1"/>
        <table:named-expression table:name="SHARED_FORMULA_0_198_0_198_3" table:base-cell-address="$Questions.$A$199" table:expression="[.A198]+1"/>
        <table:named-expression table:name="SHARED_FORMULA_0_262_0_262_3" table:base-cell-address="$Questions.$A$263" table:expression="[.A262]+1"/>
        <table:named-expression table:name="SHARED_FORMULA_0_328_0_328_3" table:base-cell-address="$Questions.$A$329" table:expression="[.A328]+1"/>
        <table:named-expression table:name="SHARED_FORMULA_0_397_0_397_3" table:base-cell-address="$Questions.$A$398" table:expression="[.A397]+1"/>
        <table:named-expression table:name="SHARED_FORMULA_0_3_0_3_3" table:base-cell-address="$Questions.$A$4" table:expression="[.A3]+1"/>
        <table:named-expression table:name="SHARED_FORMULA_0_459_0_459_3" table:base-cell-address="$Questions.$A$460" table:expression="[.A459]+1"/>
        <table:named-expression table:name="SHARED_FORMULA_0_4_0_4_1" table:base-cell-address="$'Data_Classification for Summary'.$A$5" table:expression="[.B5]&amp;&quot;,&quot;&amp;[.D5]&amp;&quot;,&quot;&amp;[.F5]&amp;&quot;,&quot;&amp;[.H5]"/>
        <table:named-expression table:name="SHARED_FORMULA_0_68_0_68_3" table:base-cell-address="$Questions.$A$69" table:expression="[.A68]+1"/>
        <table:named-expression table:name="SHARED_FORMULA_2_101_2_101_2" table:base-cell-address="$'Concept heirarchy position'.$C$102" table:expression="[.C101]+1"/>
        <table:named-expression table:name="SHARED_FORMULA_2_116_2_116_2" table:base-cell-address="$'Concept heirarchy position'.$C$117" table:expression="[.C116]+1"/>
        <table:named-expression table:name="SHARED_FORMULA_2_148_2_148_2" table:base-cell-address="$'Concept heirarchy position'.$C$149" table:expression="[.C148]+1"/>
        <table:named-expression table:name="SHARED_FORMULA_2_180_2_180_2" table:base-cell-address="$'Concept heirarchy position'.$C$181" table:expression="[.C180]+1"/>
        <table:named-expression table:name="SHARED_FORMULA_2_212_2_212_2" table:base-cell-address="$'Concept heirarchy position'.$C$213" table:expression="[.C212]+1"/>
        <table:named-expression table:name="SHARED_FORMULA_2_224_2_224_2" table:base-cell-address="$'Concept heirarchy position'.$C$225" table:expression="[.C224]+1"/>
        <table:named-expression table:name="SHARED_FORMULA_2_257_2_257_2" table:base-cell-address="$'Concept heirarchy position'.$C$258" table:expression="[.C257]+1"/>
        <table:named-expression table:name="SHARED_FORMULA_2_289_2_289_2" table:base-cell-address="$'Concept heirarchy position'.$C$290" table:expression="[.C289]+1"/>
        <table:named-expression table:name="SHARED_FORMULA_2_2_2_2_2" table:base-cell-address="$'Concept heirarchy position'.$C$3" table:expression="[.C2]+1"/>
        <table:named-expression table:name="SHARED_FORMULA_2_321_2_321_2" table:base-cell-address="$'Concept heirarchy position'.$C$322" table:expression="[.C321]+1"/>
        <table:named-expression table:name="SHARED_FORMULA_2_357_2_357_2" table:base-cell-address="$'Concept heirarchy position'.$C$358" table:expression="[.C357]+1"/>
        <table:named-expression table:name="SHARED_FORMULA_2_35_2_35_2" table:base-cell-address="$'Concept heirarchy position'.$C$36" table:expression="[.C35]+1"/>
        <table:named-expression table:name="SHARED_FORMULA_2_391_2_391_2" table:base-cell-address="$'Concept heirarchy position'.$C$392" table:expression="[.C391]+1"/>
        <table:named-expression table:name="SHARED_FORMULA_2_69_2_69_2" table:base-cell-address="$'Concept heirarchy position'.$C$70" table:expression="[.C69]+1"/>
        <table:named-range table:name="_1__xlnm__FilterDatabase" table:base-cell-address="$Definitions.$A$1" table:cell-range-address="$Option_List.$A$1:.$G$434"/>
        <table:named-range table:name="_2__xlnm__FilterDatabase_1" table:base-cell-address="$Definitions.$A$1" table:cell-range-address="$Questions.$D$1:.$P$494"/>
        <table:named-range table:name="_3__xlnm__FilterDatabase_1_1" table:base-cell-address="$Definitions.$A$1" table:cell-range-address="$Questions.$D$1:.$P$494"/>
        <table:named-expression table:name="_4__xlnm__FilterDatabase_2" table:base-cell-address="$Definitions.$A$1" table:expression="&quot;#REF!&quot;"/>
        <table:named-range table:name="_5__xlnm__FilterDatabase_3" table:base-cell-address="$Definitions.$A$1" table:cell-range-address="$Option_List.$A$1:.$G$434"/>
      </table:named-expressions>
      <table:database-ranges>
        <table:database-range table:name="__Anonymous_Sheet_DB__4" table:target-range-address="Option_List.A1:Option_List.G4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Classification_20_for_20_Summary" style:display-name="PageStyle_Data_Classification for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_20_heirarchy_20_position" style:display-name="PageStyle_Concept heirarchy pos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_5f_List" style:display-name="PageStyle_Option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2" style:display-name="PageStyle_SNOMED_Ol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" style:display-name="PageStyle_SNOMED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1:14:48</meta:creation-date>
    <dc:creator>alex </dc:creator>
    <dc:date>2014-09-10T04:27:24</dc:date>
    <meta:editing-duration>P15824DT17H31M44S</meta:editing-duration>
    <meta:document-statistic meta:table-count="9" meta:cell-count="17661" meta:object-count="2"/>
    <meta:generator>LibreOffice/3.5$Linux_X86_64 LibreOffice_project/350m1$Build-2</meta:generator>
  </office:meta>
</office:document-meta>
</file>